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background-color="transparent"/>
    </style:style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formula="of:=AVERAGE([.C11:.C5010])" office:value-type="percentage" office:value="0.152292035169917" calcext:value-type="percentage">
            <text:p>15.23%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formula="of:=MIN([.C11:.C5010])" office:value-type="percentage" office:value="0.0217303653164692" calcext:value-type="percentage">
            <text:p>2.17%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ax</text:p>
          </table:table-cell>
          <table:table-cell table:formula="of:=MAX([.C11:.C5010])" office:value-type="percentage" office:value="0.937533196693964" calcext:value-type="percentage">
            <text:p>93.75%</text:p>
          </table:table-cell>
          <table:table-cell table:number-columns-repeated="2"/>
          <table:table-cell office:value-type="string" calcext:value-type="string">
            <text:p>Histogram: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3"/>
          <table:table-cell office:value-type="string" calcext:value-type="string">
            <text:p>Bucket Rang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10" office:value-type="percentage" office:value="0" calcext:value-type="percentage">
            <text:p>0%</text:p>
          </table:table-cell>
          <table:table-cell table:formula="of:=COUNTIFS([.$C$11:.$C$5010];&quot;&gt;=&quot;&amp;[.F9]; [.$C$11:.$C$5010];&quot;&lt;&quot;&amp;[.F10])"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0" office:value-type="percentage" office:value="0.05" calcext:value-type="percentage">
            <text:p>5%</text:p>
          </table:table-cell>
          <table:table-cell table:formula="of:=COUNTIFS([.$C$11:.$C$5010];&quot;&gt;=&quot;&amp;[.F10]; [.$C$11:.$C$5010];&quot;&lt;&quot;&amp;[.F11])"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table:formula="of:=EXP(Mean+ stdDev * COM.MICROSOFT.NORM.INV(RAND();0;1))" office:value-type="percentage" office:value="0.193255459412941" calcext:value-type="percentage">
            <text:p>19.33%</text:p>
          </table:table-cell>
          <table:table-cell table:number-columns-repeated="2"/>
          <table:table-cell table:style-name="ce10" office:value-type="percentage" office:value="0.1" calcext:value-type="percentage">
            <text:p>10%</text:p>
          </table:table-cell>
          <table:table-cell table:formula="of:=COUNTIFS([.$C$11:.$C$5010];&quot;&gt;=&quot;&amp;[.F11]; [.$C$11:.$C$5010];&quot;&lt;&quot;&amp;[.F12])" office:value-type="float" office:value="1547" calcext:value-type="float">
            <text:p>15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table:formula="of:=EXP(Mean+ stdDev * COM.MICROSOFT.NORM.INV(RAND();0;1))" office:value-type="percentage" office:value="0.163834085793381" calcext:value-type="percentage">
            <text:p>16.38%</text:p>
          </table:table-cell>
          <table:table-cell table:number-columns-repeated="2"/>
          <table:table-cell table:style-name="ce10" office:value-type="percentage" office:value="0.15" calcext:value-type="percentage">
            <text:p>15%</text:p>
          </table:table-cell>
          <table:table-cell table:formula="of:=COUNTIFS([.$C$11:.$C$5010];&quot;&gt;=&quot;&amp;[.F12]; [.$C$11:.$C$5010];&quot;&lt;&quot;&amp;[.F13])"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table:formula="of:=EXP(Mean+ stdDev * COM.MICROSOFT.NORM.INV(RAND();0;1))" office:value-type="percentage" office:value="0.143266076528534" calcext:value-type="percentage">
            <text:p>14.33%</text:p>
          </table:table-cell>
          <table:table-cell table:number-columns-repeated="2"/>
          <table:table-cell table:style-name="ce10" office:value-type="percentage" office:value="0.2" calcext:value-type="percentage">
            <text:p>20%</text:p>
          </table:table-cell>
          <table:table-cell table:formula="of:=COUNTIFS([.$C$11:.$C$5010];&quot;&gt;=&quot;&amp;[.F13]; [.$C$11:.$C$5010];&quot;&lt;&quot;&amp;[.F14])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" table:formula="of:=EXP(Mean+ stdDev * COM.MICROSOFT.NORM.INV(RAND();0;1))" office:value-type="percentage" office:value="0.12115884213594" calcext:value-type="percentage">
            <text:p>12.12%</text:p>
          </table:table-cell>
          <table:table-cell table:number-columns-repeated="2"/>
          <table:table-cell table:style-name="ce10" office:value-type="percentage" office:value="0.25" calcext:value-type="percentage">
            <text:p>25%</text:p>
          </table:table-cell>
          <table:table-cell table:formula="of:=COUNTIFS([.$C$11:.$C$5010];&quot;&gt;=&quot;&amp;[.F14]; [.$C$11:.$C$5010];&quot;&lt;&quot;&amp;[.F15])"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" table:formula="of:=EXP(Mean+ stdDev * COM.MICROSOFT.NORM.INV(RAND();0;1))" office:value-type="percentage" office:value="0.0957781728220139" calcext:value-type="percentage">
            <text:p>9.58%</text:p>
          </table:table-cell>
          <table:table-cell table:number-columns-repeated="2"/>
          <table:table-cell table:style-name="ce10" office:value-type="percentage" office:value="0.3" calcext:value-type="percentage">
            <text:p>30%</text:p>
          </table:table-cell>
          <table:table-cell table:formula="of:=COUNTIFS([.$C$11:.$C$5010];&quot;&gt;=&quot;&amp;[.F15]; [.$C$11:.$C$5010];&quot;&lt;&quot;&amp;[.F1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" table:formula="of:=EXP(Mean+ stdDev * COM.MICROSOFT.NORM.INV(RAND();0;1))" office:value-type="percentage" office:value="0.145524545959665" calcext:value-type="percentage">
            <text:p>14.55%</text:p>
          </table:table-cell>
          <table:table-cell table:number-columns-repeated="2"/>
          <table:table-cell table:style-name="ce10" office:value-type="percentage" office:value="0.35" calcext:value-type="percentage">
            <text:p>35%</text:p>
          </table:table-cell>
          <table:table-cell table:formula="of:=COUNTIFS([.$C$11:.$C$5010];&quot;&gt;=&quot;&amp;[.F16]; [.$C$11:.$C$5010];&quot;&lt;&quot;&amp;[.F17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" table:formula="of:=EXP(Mean+ stdDev * COM.MICROSOFT.NORM.INV(RAND();0;1))" office:value-type="percentage" office:value="0.0779792567939455" calcext:value-type="percentage">
            <text:p>7.80%</text:p>
          </table:table-cell>
          <table:table-cell table:number-columns-repeated="2"/>
          <table:table-cell table:style-name="ce10" office:value-type="percentage" office:value="0.4" calcext:value-type="percentage">
            <text:p>40%</text:p>
          </table:table-cell>
          <table:table-cell table:formula="of:=COUNTIFS([.$C$11:.$C$5010];&quot;&gt;=&quot;&amp;[.F17]; [.$C$11:.$C$5010];&quot;&lt;&quot;&amp;[.F18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9" table:formula="of:=EXP(Mean+ stdDev * COM.MICROSOFT.NORM.INV(RAND();0;1))" office:value-type="percentage" office:value="0.106754553564737" calcext:value-type="percentage">
            <text:p>10.68%</text:p>
          </table:table-cell>
          <table:table-cell table:number-columns-repeated="2"/>
          <table:table-cell table:style-name="ce10" office:value-type="percentage" office:value="0.45" calcext:value-type="percentage">
            <text:p>45%</text:p>
          </table:table-cell>
          <table:table-cell table:formula="of:=COUNTIFS([.$C$11:.$C$5010];&quot;&gt;=&quot;&amp;[.F18]; [.$C$11:.$C$5010];&quot;&lt;&quot;&amp;[.F19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" table:formula="of:=EXP(Mean+ stdDev * COM.MICROSOFT.NORM.INV(RAND();0;1))" office:value-type="percentage" office:value="0.161166811232886" calcext:value-type="percentage">
            <text:p>16.12%</text:p>
          </table:table-cell>
          <table:table-cell table:number-columns-repeated="2"/>
          <table:table-cell table:style-name="ce10" office:value-type="percentage" office:value="0.5" calcext:value-type="percentage">
            <text:p>50%</text:p>
          </table:table-cell>
          <table:table-cell table:formula="of:=COUNTIFS([.$C$11:.$C$5010];&quot;&gt;=&quot;&amp;[.F19]; [.$C$11:.$C$5010];&quot;&lt;&quot;&amp;[.F2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" table:formula="of:=EXP(Mean+ stdDev * COM.MICROSOFT.NORM.INV(RAND();0;1))" office:value-type="percentage" office:value="0.164921979103032" calcext:value-type="percentage">
            <text:p>16.49%</text:p>
          </table:table-cell>
          <table:table-cell table:number-columns-repeated="2"/>
          <table:table-cell table:style-name="ce10" office:value-type="percentage" office:value="0.55" calcext:value-type="percentage">
            <text:p>55%</text:p>
          </table:table-cell>
          <table:table-cell table:formula="of:=COUNTIFS([.$C$11:.$C$5010];&quot;&gt;=&quot;&amp;[.F20]; [.$C$11:.$C$5010];&quot;&lt;&quot;&amp;[.F21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9" table:formula="of:=EXP(Mean+ stdDev * COM.MICROSOFT.NORM.INV(RAND();0;1))" office:value-type="percentage" office:value="0.0779628135767669" calcext:value-type="percentage">
            <text:p>7.80%</text:p>
          </table:table-cell>
          <table:table-cell table:number-columns-repeated="2"/>
          <table:table-cell table:style-name="ce10" office:value-type="percentage" office:value="0.6" calcext:value-type="percentage">
            <text:p>60%</text:p>
          </table:table-cell>
          <table:table-cell table:formula="of:=COUNTIFS([.$C$11:.$C$5010];&quot;&gt;=&quot;&amp;[.F21]; [.$C$11:.$C$5010];&quot;&lt;&quot;&amp;[.F22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9" table:formula="of:=EXP(Mean+ stdDev * COM.MICROSOFT.NORM.INV(RAND();0;1))" office:value-type="percentage" office:value="0.209245127967626" calcext:value-type="percentage">
            <text:p>20.92%</text:p>
          </table:table-cell>
          <table:table-cell table:number-columns-repeated="2"/>
          <table:table-cell table:style-name="ce10" office:value-type="percentage" office:value="0.65" calcext:value-type="percentage">
            <text:p>65%</text:p>
          </table:table-cell>
          <table:table-cell table:formula="of:=COUNTIFS([.$C$11:.$C$5010];&quot;&gt;=&quot;&amp;[.F22]; [.$C$11:.$C$5010];&quot;&lt;&quot;&amp;[.F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9" table:formula="of:=EXP(Mean+ stdDev * COM.MICROSOFT.NORM.INV(RAND();0;1))" office:value-type="percentage" office:value="0.138558000237894" calcext:value-type="percentage">
            <text:p>13.86%</text:p>
          </table:table-cell>
          <table:table-cell table:number-columns-repeated="2"/>
          <table:table-cell table:style-name="ce10" office:value-type="percentage" office:value="0.7" calcext:value-type="percentage">
            <text:p>70%</text:p>
          </table:table-cell>
          <table:table-cell table:formula="of:=COUNTIFS([.$C$11:.$C$5010];&quot;&gt;=&quot;&amp;[.F23]; [.$C$11:.$C$5010];&quot;&lt;&quot;&amp;[.F2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" table:formula="of:=EXP(Mean+ stdDev * COM.MICROSOFT.NORM.INV(RAND();0;1))" office:value-type="percentage" office:value="0.151958432079578" calcext:value-type="percentage">
            <text:p>15.20%</text:p>
          </table:table-cell>
          <table:table-cell table:number-columns-repeated="2"/>
          <table:table-cell table:style-name="ce10" office:value-type="percentage" office:value="0.75" calcext:value-type="percentage">
            <text:p>75%</text:p>
          </table:table-cell>
          <table:table-cell table:formula="of:=COUNTIFS([.$C$11:.$C$5010];&quot;&gt;=&quot;&amp;[.F24]; [.$C$11:.$C$5010];&quot;&lt;&quot;&amp;[.F2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9" table:formula="of:=EXP(Mean+ stdDev * COM.MICROSOFT.NORM.INV(RAND();0;1))" office:value-type="percentage" office:value="0.148979355932001" calcext:value-type="percentage">
            <text:p>14.90%</text:p>
          </table:table-cell>
          <table:table-cell table:number-columns-repeated="2"/>
          <table:table-cell table:style-name="ce10" office:value-type="percentage" office:value="0.8" calcext:value-type="percentage">
            <text:p>80%</text:p>
          </table:table-cell>
          <table:table-cell table:formula="of:=COUNTIFS([.$C$11:.$C$5010];&quot;&gt;=&quot;&amp;[.F25]; [.$C$11:.$C$5010];&quot;&lt;&quot;&amp;[.F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" table:formula="of:=EXP(Mean+ stdDev * COM.MICROSOFT.NORM.INV(RAND();0;1))" office:value-type="percentage" office:value="0.110826885438986" calcext:value-type="percentage">
            <text:p>11.08%</text:p>
          </table:table-cell>
          <table:table-cell table:number-columns-repeated="2"/>
          <table:table-cell table:style-name="ce10" office:value-type="percentage" office:value="0.85" calcext:value-type="percentage">
            <text:p>85%</text:p>
          </table:table-cell>
          <table:table-cell table:formula="of:=COUNTIFS([.$C$11:.$C$5010];&quot;&gt;=&quot;&amp;[.F26]; [.$C$11:.$C$5010];&quot;&lt;&quot;&amp;[.F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" table:formula="of:=EXP(Mean+ stdDev * COM.MICROSOFT.NORM.INV(RAND();0;1))" office:value-type="percentage" office:value="0.121970069203841" calcext:value-type="percentage">
            <text:p>12.20%</text:p>
          </table:table-cell>
          <table:table-cell table:number-columns-repeated="2"/>
          <table:table-cell table:style-name="ce10" office:value-type="percentage" office:value="0.9" calcext:value-type="percentage">
            <text:p>90%</text:p>
          </table:table-cell>
          <table:table-cell table:formula="of:=COUNTIFS([.$C$11:.$C$5010];&quot;&gt;=&quot;&amp;[.F27]; [.$C$11:.$C$5010];&quot;&lt;&quot;&amp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9" table:formula="of:=EXP(Mean+ stdDev * COM.MICROSOFT.NORM.INV(RAND();0;1))" office:value-type="percentage" office:value="0.187817448679058" calcext:value-type="percentage">
            <text:p>18.78%</text:p>
          </table:table-cell>
          <table:table-cell table:number-columns-repeated="2"/>
          <table:table-cell table:style-name="ce10" office:value-type="percentage" office:value="0.95" calcext:value-type="percentage">
            <text:p>95%</text:p>
          </table:table-cell>
          <table:table-cell table:formula="of:=COUNTIFS([.$C$11:.$C$5010];&quot;&gt;=&quot;&amp;[.F28]; [.$C$11:.$C$5010];&quot;&lt;&quot;&amp;[.F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9" table:formula="of:=EXP(Mean+ stdDev * COM.MICROSOFT.NORM.INV(RAND();0;1))" office:value-type="percentage" office:value="0.0824985911034093" calcext:value-type="percentage">
            <text:p>8.25%</text:p>
          </table:table-cell>
          <table:table-cell table:number-columns-repeated="2"/>
          <table:table-cell table:style-name="ce10" office:value-type="percentage" office:value="1" calcext:value-type="percentage">
            <text:p>100%</text:p>
          </table:table-cell>
          <table:table-cell table:formula="of:=COUNTIFS([.$C$11:.$C$5010];&quot;&gt;=&quot;&amp;[.F29]; [.$C$11:.$C$5010];&quot;&lt;&quot;&amp;[.F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9" table:formula="of:=EXP(Mean+ stdDev * COM.MICROSOFT.NORM.INV(RAND();0;1))" office:value-type="percentage" office:value="0.0904492906910124" calcext:value-type="percentage">
            <text:p>9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9" table:formula="of:=EXP(Mean+ stdDev * COM.MICROSOFT.NORM.INV(RAND();0;1))" office:value-type="percentage" office:value="0.400878948387486" calcext:value-type="percentage">
            <text:p>40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9" table:formula="of:=EXP(Mean+ stdDev * COM.MICROSOFT.NORM.INV(RAND();0;1))" office:value-type="percentage" office:value="0.0551813414674741" calcext:value-type="percentage">
            <text:p>5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9" table:formula="of:=EXP(Mean+ stdDev * COM.MICROSOFT.NORM.INV(RAND();0;1))" office:value-type="percentage" office:value="0.209620758075938" calcext:value-type="percentage">
            <text:p>20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9" table:formula="of:=EXP(Mean+ stdDev * COM.MICROSOFT.NORM.INV(RAND();0;1))" office:value-type="percentage" office:value="0.210370530280871" calcext:value-type="percentage">
            <text:p>2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9" table:formula="of:=EXP(Mean+ stdDev * COM.MICROSOFT.NORM.INV(RAND();0;1))" office:value-type="percentage" office:value="0.208147347325431" calcext:value-type="percentage">
            <text:p>20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9" table:formula="of:=EXP(Mean+ stdDev * COM.MICROSOFT.NORM.INV(RAND();0;1))" office:value-type="percentage" office:value="0.100824114945622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9" table:formula="of:=EXP(Mean+ stdDev * COM.MICROSOFT.NORM.INV(RAND();0;1))" office:value-type="percentage" office:value="0.0434456700059036" calcext:value-type="percentage">
            <text:p>4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9" table:formula="of:=EXP(Mean+ stdDev * COM.MICROSOFT.NORM.INV(RAND();0;1))" office:value-type="percentage" office:value="0.0947402350284577" calcext:value-type="percentage">
            <text:p>9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9" table:formula="of:=EXP(Mean+ stdDev * COM.MICROSOFT.NORM.INV(RAND();0;1))" office:value-type="percentage" office:value="0.355860564566743" calcext:value-type="percentage">
            <text:p>35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9" table:formula="of:=EXP(Mean+ stdDev * COM.MICROSOFT.NORM.INV(RAND();0;1))" office:value-type="percentage" office:value="0.128223838388651" calcext:value-type="percentage">
            <text:p>12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9" table:formula="of:=EXP(Mean+ stdDev * COM.MICROSOFT.NORM.INV(RAND();0;1))" office:value-type="percentage" office:value="0.137270128121" calcext:value-type="percentage">
            <text:p>1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9" table:formula="of:=EXP(Mean+ stdDev * COM.MICROSOFT.NORM.INV(RAND();0;1))" office:value-type="percentage" office:value="0.115071952938145" calcext:value-type="percentage">
            <text:p>11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9" table:formula="of:=EXP(Mean+ stdDev * COM.MICROSOFT.NORM.INV(RAND();0;1))" office:value-type="percentage" office:value="0.261587407734372" calcext:value-type="percentage">
            <text:p>26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9" table:formula="of:=EXP(Mean+ stdDev * COM.MICROSOFT.NORM.INV(RAND();0;1))" office:value-type="percentage" office:value="0.121704165104719" calcext:value-type="percentage">
            <text:p>1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9" table:formula="of:=EXP(Mean+ stdDev * COM.MICROSOFT.NORM.INV(RAND();0;1))" office:value-type="percentage" office:value="0.100492069509837" calcext:value-type="percentage">
            <text:p>10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9" table:formula="of:=EXP(Mean+ stdDev * COM.MICROSOFT.NORM.INV(RAND();0;1))" office:value-type="percentage" office:value="0.364011403305672" calcext:value-type="percentage">
            <text:p>36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9" table:formula="of:=EXP(Mean+ stdDev * COM.MICROSOFT.NORM.INV(RAND();0;1))" office:value-type="percentage" office:value="0.0513893354873361" calcext:value-type="percentage">
            <text:p>5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9" table:formula="of:=EXP(Mean+ stdDev * COM.MICROSOFT.NORM.INV(RAND();0;1))" office:value-type="percentage" office:value="0.111593356092962" calcext:value-type="percentage">
            <text:p>11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9" table:formula="of:=EXP(Mean+ stdDev * COM.MICROSOFT.NORM.INV(RAND();0;1))" office:value-type="percentage" office:value="0.0853410594381547" calcext:value-type="percentage">
            <text:p>8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9" table:formula="of:=EXP(Mean+ stdDev * COM.MICROSOFT.NORM.INV(RAND();0;1))" office:value-type="percentage" office:value="0.0358257976452795" calcext:value-type="percentage">
            <text:p>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9" table:formula="of:=EXP(Mean+ stdDev * COM.MICROSOFT.NORM.INV(RAND();0;1))" office:value-type="percentage" office:value="0.196479804041371" calcext:value-type="percentage">
            <text:p>1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9" table:formula="of:=EXP(Mean+ stdDev * COM.MICROSOFT.NORM.INV(RAND();0;1))" office:value-type="percentage" office:value="0.149928852606698" calcext:value-type="percentage">
            <text:p>14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9" table:formula="of:=EXP(Mean+ stdDev * COM.MICROSOFT.NORM.INV(RAND();0;1))" office:value-type="percentage" office:value="0.139652341828309" calcext:value-type="percentage">
            <text:p>1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9" table:formula="of:=EXP(Mean+ stdDev * COM.MICROSOFT.NORM.INV(RAND();0;1))" office:value-type="percentage" office:value="0.103026485664899" calcext:value-type="percentage">
            <text:p>10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9" table:formula="of:=EXP(Mean+ stdDev * COM.MICROSOFT.NORM.INV(RAND();0;1))" office:value-type="percentage" office:value="0.222510184493107" calcext:value-type="percentage">
            <text:p>22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9" table:formula="of:=EXP(Mean+ stdDev * COM.MICROSOFT.NORM.INV(RAND();0;1))" office:value-type="percentage" office:value="0.118489168460303" calcext:value-type="percentage">
            <text:p>11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9" table:formula="of:=EXP(Mean+ stdDev * COM.MICROSOFT.NORM.INV(RAND();0;1))" office:value-type="percentage" office:value="0.119304875065864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9" table:formula="of:=EXP(Mean+ stdDev * COM.MICROSOFT.NORM.INV(RAND();0;1))" office:value-type="percentage" office:value="0.0650345499698062" calcext:value-type="percentage">
            <text:p>6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9" table:formula="of:=EXP(Mean+ stdDev * COM.MICROSOFT.NORM.INV(RAND();0;1))" office:value-type="percentage" office:value="0.0895514643524247" calcext:value-type="percentage">
            <text:p>8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formula="of:=EXP(Mean+ stdDev * COM.MICROSOFT.NORM.INV(RAND();0;1))" office:value-type="percentage" office:value="0.0552680153660566" calcext:value-type="percentage">
            <text:p>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9" table:formula="of:=EXP(Mean+ stdDev * COM.MICROSOFT.NORM.INV(RAND();0;1))" office:value-type="percentage" office:value="0.189069692716886" calcext:value-type="percentage">
            <text:p>18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9" table:formula="of:=EXP(Mean+ stdDev * COM.MICROSOFT.NORM.INV(RAND();0;1))" office:value-type="percentage" office:value="0.205883766115588" calcext:value-type="percentage">
            <text:p>20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9" table:formula="of:=EXP(Mean+ stdDev * COM.MICROSOFT.NORM.INV(RAND();0;1))" office:value-type="percentage" office:value="0.12287752331997" calcext:value-type="percentage">
            <text:p>12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9" table:formula="of:=EXP(Mean+ stdDev * COM.MICROSOFT.NORM.INV(RAND();0;1))" office:value-type="percentage" office:value="0.0699275965387693" calcext:value-type="percentage">
            <text:p>6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9" table:formula="of:=EXP(Mean+ stdDev * COM.MICROSOFT.NORM.INV(RAND();0;1))" office:value-type="percentage" office:value="0.107192780040486" calcext:value-type="percentage">
            <text:p>10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9" table:formula="of:=EXP(Mean+ stdDev * COM.MICROSOFT.NORM.INV(RAND();0;1))" office:value-type="percentage" office:value="0.120504078888401" calcext:value-type="percentage">
            <text:p>12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9" table:formula="of:=EXP(Mean+ stdDev * COM.MICROSOFT.NORM.INV(RAND();0;1))" office:value-type="percentage" office:value="0.155472811509869" calcext:value-type="percentage">
            <text:p>15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9" table:formula="of:=EXP(Mean+ stdDev * COM.MICROSOFT.NORM.INV(RAND();0;1))" office:value-type="percentage" office:value="0.0757563316809593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9" table:formula="of:=EXP(Mean+ stdDev * COM.MICROSOFT.NORM.INV(RAND();0;1))" office:value-type="percentage" office:value="0.145418449149805" calcext:value-type="percentage">
            <text:p>14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9" table:formula="of:=EXP(Mean+ stdDev * COM.MICROSOFT.NORM.INV(RAND();0;1))" office:value-type="percentage" office:value="0.376618246886067" calcext:value-type="percentage">
            <text:p>37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9" table:formula="of:=EXP(Mean+ stdDev * COM.MICROSOFT.NORM.INV(RAND();0;1))" office:value-type="percentage" office:value="0.15160316617381" calcext:value-type="percentage">
            <text:p>15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9" table:formula="of:=EXP(Mean+ stdDev * COM.MICROSOFT.NORM.INV(RAND();0;1))" office:value-type="percentage" office:value="0.236984563875452" calcext:value-type="percentage">
            <text:p>23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9" table:formula="of:=EXP(Mean+ stdDev * COM.MICROSOFT.NORM.INV(RAND();0;1))" office:value-type="percentage" office:value="0.163574984529397" calcext:value-type="percentage">
            <text:p>1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9" table:formula="of:=EXP(Mean+ stdDev * COM.MICROSOFT.NORM.INV(RAND();0;1))" office:value-type="percentage" office:value="0.138480336799677" calcext:value-type="percentage">
            <text:p>13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9" table:formula="of:=EXP(Mean+ stdDev * COM.MICROSOFT.NORM.INV(RAND();0;1))" office:value-type="percentage" office:value="0.141211665471096" calcext:value-type="percentage">
            <text:p>1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9" table:formula="of:=EXP(Mean+ stdDev * COM.MICROSOFT.NORM.INV(RAND();0;1))" office:value-type="percentage" office:value="0.0983373431489611" calcext:value-type="percentage">
            <text:p>9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9" table:formula="of:=EXP(Mean+ stdDev * COM.MICROSOFT.NORM.INV(RAND();0;1))" office:value-type="percentage" office:value="0.119541934911857" calcext:value-type="percentage">
            <text:p>11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9" table:formula="of:=EXP(Mean+ stdDev * COM.MICROSOFT.NORM.INV(RAND();0;1))" office:value-type="percentage" office:value="0.11706681578102" calcext:value-type="percentage">
            <text:p>11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9" table:formula="of:=EXP(Mean+ stdDev * COM.MICROSOFT.NORM.INV(RAND();0;1))" office:value-type="percentage" office:value="0.164661371401831" calcext:value-type="percentage">
            <text:p>16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9" table:formula="of:=EXP(Mean+ stdDev * COM.MICROSOFT.NORM.INV(RAND();0;1))" office:value-type="percentage" office:value="0.082469629969139" calcext:value-type="percentage">
            <text:p>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9" table:formula="of:=EXP(Mean+ stdDev * COM.MICROSOFT.NORM.INV(RAND();0;1))" office:value-type="percentage" office:value="0.0842012047860931" calcext:value-type="percentage">
            <text:p>8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9" table:formula="of:=EXP(Mean+ stdDev * COM.MICROSOFT.NORM.INV(RAND();0;1))" office:value-type="percentage" office:value="0.0793243888935583" calcext:value-type="percentage">
            <text:p>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9" table:formula="of:=EXP(Mean+ stdDev * COM.MICROSOFT.NORM.INV(RAND();0;1))" office:value-type="percentage" office:value="0.135448650384901" calcext:value-type="percentage">
            <text:p>13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9" table:formula="of:=EXP(Mean+ stdDev * COM.MICROSOFT.NORM.INV(RAND();0;1))" office:value-type="percentage" office:value="0.0527297974174843" calcext:value-type="percentage">
            <text:p>5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9" table:formula="of:=EXP(Mean+ stdDev * COM.MICROSOFT.NORM.INV(RAND();0;1))" office:value-type="percentage" office:value="0.200119870987498" calcext:value-type="percentage">
            <text:p>20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9" table:formula="of:=EXP(Mean+ stdDev * COM.MICROSOFT.NORM.INV(RAND();0;1))" office:value-type="percentage" office:value="0.229755704229033" calcext:value-type="percentage">
            <text:p>22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9" table:formula="of:=EXP(Mean+ stdDev * COM.MICROSOFT.NORM.INV(RAND();0;1))" office:value-type="percentage" office:value="0.112320237558222" calcext:value-type="percentage">
            <text:p>11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9" table:formula="of:=EXP(Mean+ stdDev * COM.MICROSOFT.NORM.INV(RAND();0;1))" office:value-type="percentage" office:value="0.0694743078074952" calcext:value-type="percentage">
            <text:p>6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9" table:formula="of:=EXP(Mean+ stdDev * COM.MICROSOFT.NORM.INV(RAND();0;1))" office:value-type="percentage" office:value="0.217738301251203" calcext:value-type="percentage">
            <text:p>21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9" table:formula="of:=EXP(Mean+ stdDev * COM.MICROSOFT.NORM.INV(RAND();0;1))" office:value-type="percentage" office:value="0.126220509612994" calcext:value-type="percentage">
            <text:p>12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9" table:formula="of:=EXP(Mean+ stdDev * COM.MICROSOFT.NORM.INV(RAND();0;1))" office:value-type="percentage" office:value="0.134445740917392" calcext:value-type="percentage">
            <text:p>13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9" table:formula="of:=EXP(Mean+ stdDev * COM.MICROSOFT.NORM.INV(RAND();0;1))" office:value-type="percentage" office:value="0.0941933891343213" calcext:value-type="percentage">
            <text:p>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9" table:formula="of:=EXP(Mean+ stdDev * COM.MICROSOFT.NORM.INV(RAND();0;1))" office:value-type="percentage" office:value="0.194424925522994" calcext:value-type="percentage">
            <text:p>1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9" table:formula="of:=EXP(Mean+ stdDev * COM.MICROSOFT.NORM.INV(RAND();0;1))" office:value-type="percentage" office:value="0.13116867227141" calcext:value-type="percentage">
            <text:p>13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9" table:formula="of:=EXP(Mean+ stdDev * COM.MICROSOFT.NORM.INV(RAND();0;1))" office:value-type="percentage" office:value="0.23579387093438" calcext:value-type="percentage">
            <text:p>2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9" table:formula="of:=EXP(Mean+ stdDev * COM.MICROSOFT.NORM.INV(RAND();0;1))" office:value-type="percentage" office:value="0.147171069122952" calcext:value-type="percentage">
            <text:p>14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9" table:formula="of:=EXP(Mean+ stdDev * COM.MICROSOFT.NORM.INV(RAND();0;1))" office:value-type="percentage" office:value="0.177760791999954" calcext:value-type="percentage">
            <text:p>17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9" table:formula="of:=EXP(Mean+ stdDev * COM.MICROSOFT.NORM.INV(RAND();0;1))" office:value-type="percentage" office:value="0.10454524495713" calcext:value-type="percentage">
            <text:p>10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9" table:formula="of:=EXP(Mean+ stdDev * COM.MICROSOFT.NORM.INV(RAND();0;1))" office:value-type="percentage" office:value="0.025444731084978" calcext:value-type="percentage">
            <text:p>2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9" table:formula="of:=EXP(Mean+ stdDev * COM.MICROSOFT.NORM.INV(RAND();0;1))" office:value-type="percentage" office:value="0.232211916968767" calcext:value-type="percentage">
            <text:p>2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9" table:formula="of:=EXP(Mean+ stdDev * COM.MICROSOFT.NORM.INV(RAND();0;1))" office:value-type="percentage" office:value="0.185257020524401" calcext:value-type="percentage">
            <text:p>18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9" table:formula="of:=EXP(Mean+ stdDev * COM.MICROSOFT.NORM.INV(RAND();0;1))" office:value-type="percentage" office:value="0.0753518952571576" calcext:value-type="percentage">
            <text:p>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9" table:formula="of:=EXP(Mean+ stdDev * COM.MICROSOFT.NORM.INV(RAND();0;1))" office:value-type="percentage" office:value="0.386225851695152" calcext:value-type="percentage">
            <text:p>38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9" table:formula="of:=EXP(Mean+ stdDev * COM.MICROSOFT.NORM.INV(RAND();0;1))" office:value-type="percentage" office:value="0.0976507727317035" calcext:value-type="percentage">
            <text:p>9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9" table:formula="of:=EXP(Mean+ stdDev * COM.MICROSOFT.NORM.INV(RAND();0;1))" office:value-type="percentage" office:value="0.0584492250496651" calcext:value-type="percentage">
            <text:p>5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9" table:formula="of:=EXP(Mean+ stdDev * COM.MICROSOFT.NORM.INV(RAND();0;1))" office:value-type="percentage" office:value="0.0760989708492765" calcext:value-type="percentage">
            <text:p>7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9" table:formula="of:=EXP(Mean+ stdDev * COM.MICROSOFT.NORM.INV(RAND();0;1))" office:value-type="percentage" office:value="0.262108689238431" calcext:value-type="percentage">
            <text:p>26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9" table:formula="of:=EXP(Mean+ stdDev * COM.MICROSOFT.NORM.INV(RAND();0;1))" office:value-type="percentage" office:value="0.0829009510037434" calcext:value-type="percentage">
            <text:p>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9" table:formula="of:=EXP(Mean+ stdDev * COM.MICROSOFT.NORM.INV(RAND();0;1))" office:value-type="percentage" office:value="0.229896117004426" calcext:value-type="percentage">
            <text:p>22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" table:formula="of:=EXP(Mean+ stdDev * COM.MICROSOFT.NORM.INV(RAND();0;1))" office:value-type="percentage" office:value="0.0940206935063004" calcext:value-type="percentage">
            <text:p>9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9" table:formula="of:=EXP(Mean+ stdDev * COM.MICROSOFT.NORM.INV(RAND();0;1))" office:value-type="percentage" office:value="0.130374962959568" calcext:value-type="percentage">
            <text:p>13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9" table:formula="of:=EXP(Mean+ stdDev * COM.MICROSOFT.NORM.INV(RAND();0;1))" office:value-type="percentage" office:value="0.0943720021226049" calcext:value-type="percentage">
            <text:p>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9" table:formula="of:=EXP(Mean+ stdDev * COM.MICROSOFT.NORM.INV(RAND();0;1))" office:value-type="percentage" office:value="0.147756328706701" calcext:value-type="percentage">
            <text:p>1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9" table:formula="of:=EXP(Mean+ stdDev * COM.MICROSOFT.NORM.INV(RAND();0;1))" office:value-type="percentage" office:value="0.146995869950135" calcext:value-type="percentage">
            <text:p>14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9" table:formula="of:=EXP(Mean+ stdDev * COM.MICROSOFT.NORM.INV(RAND();0;1))" office:value-type="percentage" office:value="0.120979189439305" calcext:value-type="percentage">
            <text:p>12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9" table:formula="of:=EXP(Mean+ stdDev * COM.MICROSOFT.NORM.INV(RAND();0;1))" office:value-type="percentage" office:value="0.326217510683912" calcext:value-type="percentage">
            <text:p>32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9" table:formula="of:=EXP(Mean+ stdDev * COM.MICROSOFT.NORM.INV(RAND();0;1))" office:value-type="percentage" office:value="0.127654520315554" calcext:value-type="percentage">
            <text:p>12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9" table:formula="of:=EXP(Mean+ stdDev * COM.MICROSOFT.NORM.INV(RAND();0;1))" office:value-type="percentage" office:value="0.293147599653606" calcext:value-type="percentage">
            <text:p>29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9" table:formula="of:=EXP(Mean+ stdDev * COM.MICROSOFT.NORM.INV(RAND();0;1))" office:value-type="percentage" office:value="0.23663238141663" calcext:value-type="percentage">
            <text:p>23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9" table:formula="of:=EXP(Mean+ stdDev * COM.MICROSOFT.NORM.INV(RAND();0;1))" office:value-type="percentage" office:value="0.0617768463698551" calcext:value-type="percentage">
            <text:p>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9" table:formula="of:=EXP(Mean+ stdDev * COM.MICROSOFT.NORM.INV(RAND();0;1))" office:value-type="percentage" office:value="0.0672669530175656" calcext:value-type="percentage">
            <text:p>6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9" table:formula="of:=EXP(Mean+ stdDev * COM.MICROSOFT.NORM.INV(RAND();0;1))" office:value-type="percentage" office:value="0.319297613552537" calcext:value-type="percentage">
            <text:p>3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9" table:formula="of:=EXP(Mean+ stdDev * COM.MICROSOFT.NORM.INV(RAND();0;1))" office:value-type="percentage" office:value="0.123691986317649" calcext:value-type="percentage">
            <text:p>12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9" table:formula="of:=EXP(Mean+ stdDev * COM.MICROSOFT.NORM.INV(RAND();0;1))" office:value-type="percentage" office:value="0.161383360477027" calcext:value-type="percentage">
            <text:p>16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9" table:formula="of:=EXP(Mean+ stdDev * COM.MICROSOFT.NORM.INV(RAND();0;1))" office:value-type="percentage" office:value="0.32626416082192" calcext:value-type="percentage">
            <text:p>3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9" table:formula="of:=EXP(Mean+ stdDev * COM.MICROSOFT.NORM.INV(RAND();0;1))" office:value-type="percentage" office:value="0.0839275286463876" calcext:value-type="percentage">
            <text:p>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9" table:formula="of:=EXP(Mean+ stdDev * COM.MICROSOFT.NORM.INV(RAND();0;1))" office:value-type="percentage" office:value="0.14608776168132" calcext:value-type="percentage">
            <text:p>14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9" table:formula="of:=EXP(Mean+ stdDev * COM.MICROSOFT.NORM.INV(RAND();0;1))" office:value-type="percentage" office:value="0.210233468186082" calcext:value-type="percentage">
            <text:p>21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9" table:formula="of:=EXP(Mean+ stdDev * COM.MICROSOFT.NORM.INV(RAND();0;1))" office:value-type="percentage" office:value="0.0925644763056521" calcext:value-type="percentage">
            <text:p>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9" table:formula="of:=EXP(Mean+ stdDev * COM.MICROSOFT.NORM.INV(RAND();0;1))" office:value-type="percentage" office:value="0.208891722047565" calcext:value-type="percentage">
            <text:p>2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9" table:formula="of:=EXP(Mean+ stdDev * COM.MICROSOFT.NORM.INV(RAND();0;1))" office:value-type="percentage" office:value="0.21629802142354" calcext:value-type="percentage">
            <text:p>2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9" table:formula="of:=EXP(Mean+ stdDev * COM.MICROSOFT.NORM.INV(RAND();0;1))" office:value-type="percentage" office:value="0.222793039757618" calcext:value-type="percentage">
            <text:p>22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9" table:formula="of:=EXP(Mean+ stdDev * COM.MICROSOFT.NORM.INV(RAND();0;1))" office:value-type="percentage" office:value="0.195737090599318" calcext:value-type="percentage">
            <text:p>19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9" table:formula="of:=EXP(Mean+ stdDev * COM.MICROSOFT.NORM.INV(RAND();0;1))" office:value-type="percentage" office:value="0.269862143122996" calcext:value-type="percentage">
            <text:p>26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9" table:formula="of:=EXP(Mean+ stdDev * COM.MICROSOFT.NORM.INV(RAND();0;1))" office:value-type="percentage" office:value="0.23171125205634" calcext:value-type="percentage">
            <text:p>23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9" table:formula="of:=EXP(Mean+ stdDev * COM.MICROSOFT.NORM.INV(RAND();0;1))" office:value-type="percentage" office:value="0.0904887549661983" calcext:value-type="percentage">
            <text:p>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9" table:formula="of:=EXP(Mean+ stdDev * COM.MICROSOFT.NORM.INV(RAND();0;1))" office:value-type="percentage" office:value="0.0825385428559467" calcext:value-type="percentage">
            <text:p>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9" table:formula="of:=EXP(Mean+ stdDev * COM.MICROSOFT.NORM.INV(RAND();0;1))" office:value-type="percentage" office:value="0.185920409427708" calcext:value-type="percentage">
            <text:p>18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9" table:formula="of:=EXP(Mean+ stdDev * COM.MICROSOFT.NORM.INV(RAND();0;1))" office:value-type="percentage" office:value="0.113157866697624" calcext:value-type="percentage">
            <text:p>1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9" table:formula="of:=EXP(Mean+ stdDev * COM.MICROSOFT.NORM.INV(RAND();0;1))" office:value-type="percentage" office:value="0.193506780211051" calcext:value-type="percentage">
            <text:p>1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9" table:formula="of:=EXP(Mean+ stdDev * COM.MICROSOFT.NORM.INV(RAND();0;1))" office:value-type="percentage" office:value="0.171557870470864" calcext:value-type="percentage">
            <text:p>17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9" table:formula="of:=EXP(Mean+ stdDev * COM.MICROSOFT.NORM.INV(RAND();0;1))" office:value-type="percentage" office:value="0.284705776791132" calcext:value-type="percentage">
            <text:p>28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9" table:formula="of:=EXP(Mean+ stdDev * COM.MICROSOFT.NORM.INV(RAND();0;1))" office:value-type="percentage" office:value="0.0833590874929801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9" table:formula="of:=EXP(Mean+ stdDev * COM.MICROSOFT.NORM.INV(RAND();0;1))" office:value-type="percentage" office:value="0.185604024656314" calcext:value-type="percentage">
            <text:p>18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9" table:formula="of:=EXP(Mean+ stdDev * COM.MICROSOFT.NORM.INV(RAND();0;1))" office:value-type="percentage" office:value="0.135749335674152" calcext:value-type="percentage">
            <text:p>13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9" table:formula="of:=EXP(Mean+ stdDev * COM.MICROSOFT.NORM.INV(RAND();0;1))" office:value-type="percentage" office:value="0.251691684137376" calcext:value-type="percentage">
            <text:p>2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9" table:formula="of:=EXP(Mean+ stdDev * COM.MICROSOFT.NORM.INV(RAND();0;1))" office:value-type="percentage" office:value="0.0618205996688114" calcext:value-type="percentage">
            <text:p>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9" table:formula="of:=EXP(Mean+ stdDev * COM.MICROSOFT.NORM.INV(RAND();0;1))" office:value-type="percentage" office:value="0.153666702517017" calcext:value-type="percentage">
            <text:p>1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9" table:formula="of:=EXP(Mean+ stdDev * COM.MICROSOFT.NORM.INV(RAND();0;1))" office:value-type="percentage" office:value="0.180796615020524" calcext:value-type="percentage">
            <text:p>1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9" table:formula="of:=EXP(Mean+ stdDev * COM.MICROSOFT.NORM.INV(RAND();0;1))" office:value-type="percentage" office:value="0.0707510158058286" calcext:value-type="percentage">
            <text:p>7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9" table:formula="of:=EXP(Mean+ stdDev * COM.MICROSOFT.NORM.INV(RAND();0;1))" office:value-type="percentage" office:value="0.141685507034773" calcext:value-type="percentage">
            <text:p>14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9" table:formula="of:=EXP(Mean+ stdDev * COM.MICROSOFT.NORM.INV(RAND();0;1))" office:value-type="percentage" office:value="0.118525979544695" calcext:value-type="percentage">
            <text:p>11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9" table:formula="of:=EXP(Mean+ stdDev * COM.MICROSOFT.NORM.INV(RAND();0;1))" office:value-type="percentage" office:value="0.0458939266798469" calcext:value-type="percentage">
            <text:p>4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9" table:formula="of:=EXP(Mean+ stdDev * COM.MICROSOFT.NORM.INV(RAND();0;1))" office:value-type="percentage" office:value="0.106811286399539" calcext:value-type="percentage">
            <text:p>1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9" table:formula="of:=EXP(Mean+ stdDev * COM.MICROSOFT.NORM.INV(RAND();0;1))" office:value-type="percentage" office:value="0.238277798696329" calcext:value-type="percentage">
            <text:p>23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9" table:formula="of:=EXP(Mean+ stdDev * COM.MICROSOFT.NORM.INV(RAND();0;1))" office:value-type="percentage" office:value="0.14439145276085" calcext:value-type="percentage">
            <text:p>1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9" table:formula="of:=EXP(Mean+ stdDev * COM.MICROSOFT.NORM.INV(RAND();0;1))" office:value-type="percentage" office:value="0.204855395200249" calcext:value-type="percentage">
            <text:p>20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9" table:formula="of:=EXP(Mean+ stdDev * COM.MICROSOFT.NORM.INV(RAND();0;1))" office:value-type="percentage" office:value="0.151452880901395" calcext:value-type="percentage">
            <text:p>15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9" table:formula="of:=EXP(Mean+ stdDev * COM.MICROSOFT.NORM.INV(RAND();0;1))" office:value-type="percentage" office:value="0.136009627949395" calcext:value-type="percentage">
            <text:p>1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" table:formula="of:=EXP(Mean+ stdDev * COM.MICROSOFT.NORM.INV(RAND();0;1))" office:value-type="percentage" office:value="0.0539258619704704" calcext:value-type="percentage">
            <text:p>5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9" table:formula="of:=EXP(Mean+ stdDev * COM.MICROSOFT.NORM.INV(RAND();0;1))" office:value-type="percentage" office:value="0.112465879534275" calcext:value-type="percentage">
            <text:p>11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9" table:formula="of:=EXP(Mean+ stdDev * COM.MICROSOFT.NORM.INV(RAND();0;1))" office:value-type="percentage" office:value="0.121676075391934" calcext:value-type="percentage">
            <text:p>1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9" table:formula="of:=EXP(Mean+ stdDev * COM.MICROSOFT.NORM.INV(RAND();0;1))" office:value-type="percentage" office:value="0.0739238925703455" calcext:value-type="percentage">
            <text:p>7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9" table:formula="of:=EXP(Mean+ stdDev * COM.MICROSOFT.NORM.INV(RAND();0;1))" office:value-type="percentage" office:value="0.0718551183267857" calcext:value-type="percentage">
            <text:p>7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9" table:formula="of:=EXP(Mean+ stdDev * COM.MICROSOFT.NORM.INV(RAND();0;1))" office:value-type="percentage" office:value="0.281680594071988" calcext:value-type="percentage">
            <text:p>2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9" table:formula="of:=EXP(Mean+ stdDev * COM.MICROSOFT.NORM.INV(RAND();0;1))" office:value-type="percentage" office:value="0.0898933413130612" calcext:value-type="percentage">
            <text:p>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9" table:formula="of:=EXP(Mean+ stdDev * COM.MICROSOFT.NORM.INV(RAND();0;1))" office:value-type="percentage" office:value="0.098775238947983" calcext:value-type="percentage">
            <text:p>9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9" table:formula="of:=EXP(Mean+ stdDev * COM.MICROSOFT.NORM.INV(RAND();0;1))" office:value-type="percentage" office:value="0.556232252205804" calcext:value-type="percentage">
            <text:p>5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9" table:formula="of:=EXP(Mean+ stdDev * COM.MICROSOFT.NORM.INV(RAND();0;1))" office:value-type="percentage" office:value="0.0796262695270061" calcext:value-type="percentage">
            <text:p>7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9" table:formula="of:=EXP(Mean+ stdDev * COM.MICROSOFT.NORM.INV(RAND();0;1))" office:value-type="percentage" office:value="0.134958989947937" calcext:value-type="percentage">
            <text:p>13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9" table:formula="of:=EXP(Mean+ stdDev * COM.MICROSOFT.NORM.INV(RAND();0;1))" office:value-type="percentage" office:value="0.0961244304385564" calcext:value-type="percentage">
            <text:p>9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9" table:formula="of:=EXP(Mean+ stdDev * COM.MICROSOFT.NORM.INV(RAND();0;1))" office:value-type="percentage" office:value="0.253970107527349" calcext:value-type="percentage">
            <text:p>2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9" table:formula="of:=EXP(Mean+ stdDev * COM.MICROSOFT.NORM.INV(RAND();0;1))" office:value-type="percentage" office:value="0.157976259140065" calcext:value-type="percentage">
            <text:p>1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9" table:formula="of:=EXP(Mean+ stdDev * COM.MICROSOFT.NORM.INV(RAND();0;1))" office:value-type="percentage" office:value="0.112173515329353" calcext:value-type="percentage">
            <text:p>11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9" table:formula="of:=EXP(Mean+ stdDev * COM.MICROSOFT.NORM.INV(RAND();0;1))" office:value-type="percentage" office:value="0.101262920728219" calcext:value-type="percentage">
            <text:p>1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9" table:formula="of:=EXP(Mean+ stdDev * COM.MICROSOFT.NORM.INV(RAND();0;1))" office:value-type="percentage" office:value="0.150230165947021" calcext:value-type="percentage">
            <text:p>15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9" table:formula="of:=EXP(Mean+ stdDev * COM.MICROSOFT.NORM.INV(RAND();0;1))" office:value-type="percentage" office:value="0.189602675672614" calcext:value-type="percentage">
            <text:p>18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9" table:formula="of:=EXP(Mean+ stdDev * COM.MICROSOFT.NORM.INV(RAND();0;1))" office:value-type="percentage" office:value="0.283915986298727" calcext:value-type="percentage">
            <text:p>2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9" table:formula="of:=EXP(Mean+ stdDev * COM.MICROSOFT.NORM.INV(RAND();0;1))" office:value-type="percentage" office:value="0.182880757829819" calcext:value-type="percentage">
            <text:p>1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9" table:formula="of:=EXP(Mean+ stdDev * COM.MICROSOFT.NORM.INV(RAND();0;1))" office:value-type="percentage" office:value="0.0711685500011765" calcext:value-type="percentage">
            <text:p>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9" table:formula="of:=EXP(Mean+ stdDev * COM.MICROSOFT.NORM.INV(RAND();0;1))" office:value-type="percentage" office:value="0.236842135300351" calcext:value-type="percentage">
            <text:p>23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9" table:formula="of:=EXP(Mean+ stdDev * COM.MICROSOFT.NORM.INV(RAND();0;1))" office:value-type="percentage" office:value="0.151065181783048" calcext:value-type="percentage">
            <text:p>15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9" table:formula="of:=EXP(Mean+ stdDev * COM.MICROSOFT.NORM.INV(RAND();0;1))" office:value-type="percentage" office:value="0.122543796583967" calcext:value-type="percentage">
            <text:p>12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9" table:formula="of:=EXP(Mean+ stdDev * COM.MICROSOFT.NORM.INV(RAND();0;1))" office:value-type="percentage" office:value="0.107083272439276" calcext:value-type="percentage">
            <text:p>10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9" table:formula="of:=EXP(Mean+ stdDev * COM.MICROSOFT.NORM.INV(RAND();0;1))" office:value-type="percentage" office:value="0.22228036846026" calcext:value-type="percentage">
            <text:p>2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9" table:formula="of:=EXP(Mean+ stdDev * COM.MICROSOFT.NORM.INV(RAND();0;1))" office:value-type="percentage" office:value="0.0745906415630695" calcext:value-type="percentage">
            <text:p>7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9" table:formula="of:=EXP(Mean+ stdDev * COM.MICROSOFT.NORM.INV(RAND();0;1))" office:value-type="percentage" office:value="0.0538825255896417" calcext:value-type="percentage">
            <text:p>5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9" table:formula="of:=EXP(Mean+ stdDev * COM.MICROSOFT.NORM.INV(RAND();0;1))" office:value-type="percentage" office:value="0.164081655548472" calcext:value-type="percentage">
            <text:p>16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9" table:formula="of:=EXP(Mean+ stdDev * COM.MICROSOFT.NORM.INV(RAND();0;1))" office:value-type="percentage" office:value="0.0632388667110803" calcext:value-type="percentage">
            <text:p>6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9" table:formula="of:=EXP(Mean+ stdDev * COM.MICROSOFT.NORM.INV(RAND();0;1))" office:value-type="percentage" office:value="0.254444021748901" calcext:value-type="percentage">
            <text:p>25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9" table:formula="of:=EXP(Mean+ stdDev * COM.MICROSOFT.NORM.INV(RAND();0;1))" office:value-type="percentage" office:value="0.121097940421402" calcext:value-type="percentage">
            <text:p>12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9" table:formula="of:=EXP(Mean+ stdDev * COM.MICROSOFT.NORM.INV(RAND();0;1))" office:value-type="percentage" office:value="0.140109152277875" calcext:value-type="percentage">
            <text:p>1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9" table:formula="of:=EXP(Mean+ stdDev * COM.MICROSOFT.NORM.INV(RAND();0;1))" office:value-type="percentage" office:value="0.142717892031324" calcext:value-type="percentage">
            <text:p>14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9" table:formula="of:=EXP(Mean+ stdDev * COM.MICROSOFT.NORM.INV(RAND();0;1))" office:value-type="percentage" office:value="0.115255345224217" calcext:value-type="percentage">
            <text:p>11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9" table:formula="of:=EXP(Mean+ stdDev * COM.MICROSOFT.NORM.INV(RAND();0;1))" office:value-type="percentage" office:value="0.119162658508647" calcext:value-type="percentage">
            <text:p>1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9" table:formula="of:=EXP(Mean+ stdDev * COM.MICROSOFT.NORM.INV(RAND();0;1))" office:value-type="percentage" office:value="0.0833169588015976" calcext:value-type="percentage">
            <text:p>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9" table:formula="of:=EXP(Mean+ stdDev * COM.MICROSOFT.NORM.INV(RAND();0;1))" office:value-type="percentage" office:value="0.0950071123420141" calcext:value-type="percentage">
            <text:p>9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9" table:formula="of:=EXP(Mean+ stdDev * COM.MICROSOFT.NORM.INV(RAND();0;1))" office:value-type="percentage" office:value="0.158525767507202" calcext:value-type="percentage">
            <text:p>15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9" table:formula="of:=EXP(Mean+ stdDev * COM.MICROSOFT.NORM.INV(RAND();0;1))" office:value-type="percentage" office:value="0.333491606052844" calcext:value-type="percentage">
            <text:p>33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9" table:formula="of:=EXP(Mean+ stdDev * COM.MICROSOFT.NORM.INV(RAND();0;1))" office:value-type="percentage" office:value="0.146845391795869" calcext:value-type="percentage">
            <text:p>14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9" table:formula="of:=EXP(Mean+ stdDev * COM.MICROSOFT.NORM.INV(RAND();0;1))" office:value-type="percentage" office:value="0.125797900066433" calcext:value-type="percentage">
            <text:p>1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9" table:formula="of:=EXP(Mean+ stdDev * COM.MICROSOFT.NORM.INV(RAND();0;1))" office:value-type="percentage" office:value="0.0580507460591251" calcext:value-type="percentage">
            <text:p>5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9" table:formula="of:=EXP(Mean+ stdDev * COM.MICROSOFT.NORM.INV(RAND();0;1))" office:value-type="percentage" office:value="0.181748782065406" calcext:value-type="percentage">
            <text:p>1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9" table:formula="of:=EXP(Mean+ stdDev * COM.MICROSOFT.NORM.INV(RAND();0;1))" office:value-type="percentage" office:value="0.0908761939161851" calcext:value-type="percentage">
            <text:p>9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9" table:formula="of:=EXP(Mean+ stdDev * COM.MICROSOFT.NORM.INV(RAND();0;1))" office:value-type="percentage" office:value="0.103254207841501" calcext:value-type="percentage">
            <text:p>10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9" table:formula="of:=EXP(Mean+ stdDev * COM.MICROSOFT.NORM.INV(RAND();0;1))" office:value-type="percentage" office:value="0.0964659267943059" calcext:value-type="percentage">
            <text:p>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9" table:formula="of:=EXP(Mean+ stdDev * COM.MICROSOFT.NORM.INV(RAND();0;1))" office:value-type="percentage" office:value="0.143569237223177" calcext:value-type="percentage">
            <text:p>14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9" table:formula="of:=EXP(Mean+ stdDev * COM.MICROSOFT.NORM.INV(RAND();0;1))" office:value-type="percentage" office:value="0.131112294073894" calcext:value-type="percentage">
            <text:p>13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9" table:formula="of:=EXP(Mean+ stdDev * COM.MICROSOFT.NORM.INV(RAND();0;1))" office:value-type="percentage" office:value="0.136889335272025" calcext:value-type="percentage">
            <text:p>1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9" table:formula="of:=EXP(Mean+ stdDev * COM.MICROSOFT.NORM.INV(RAND();0;1))" office:value-type="percentage" office:value="0.241749933263821" calcext:value-type="percentage">
            <text:p>24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9" table:formula="of:=EXP(Mean+ stdDev * COM.MICROSOFT.NORM.INV(RAND();0;1))" office:value-type="percentage" office:value="0.0578892854855907" calcext:value-type="percentage">
            <text:p>5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9" table:formula="of:=EXP(Mean+ stdDev * COM.MICROSOFT.NORM.INV(RAND();0;1))" office:value-type="percentage" office:value="0.133810575825126" calcext:value-type="percentage">
            <text:p>13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9" table:formula="of:=EXP(Mean+ stdDev * COM.MICROSOFT.NORM.INV(RAND();0;1))" office:value-type="percentage" office:value="0.181616437073187" calcext:value-type="percentage">
            <text:p>18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9" table:formula="of:=EXP(Mean+ stdDev * COM.MICROSOFT.NORM.INV(RAND();0;1))" office:value-type="percentage" office:value="0.0760437411001596" calcext:value-type="percentage">
            <text:p>7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9" table:formula="of:=EXP(Mean+ stdDev * COM.MICROSOFT.NORM.INV(RAND();0;1))" office:value-type="percentage" office:value="0.105165499591798" calcext:value-type="percentage">
            <text:p>10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9" table:formula="of:=EXP(Mean+ stdDev * COM.MICROSOFT.NORM.INV(RAND();0;1))" office:value-type="percentage" office:value="0.10049446550692" calcext:value-type="percentage">
            <text:p>10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9" table:formula="of:=EXP(Mean+ stdDev * COM.MICROSOFT.NORM.INV(RAND();0;1))" office:value-type="percentage" office:value="0.0727474801984541" calcext:value-type="percentage">
            <text:p>7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9" table:formula="of:=EXP(Mean+ stdDev * COM.MICROSOFT.NORM.INV(RAND();0;1))" office:value-type="percentage" office:value="0.0672093160426724" calcext:value-type="percentage">
            <text:p>6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9" table:formula="of:=EXP(Mean+ stdDev * COM.MICROSOFT.NORM.INV(RAND();0;1))" office:value-type="percentage" office:value="0.0817441974562024" calcext:value-type="percentage">
            <text:p>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9" table:formula="of:=EXP(Mean+ stdDev * COM.MICROSOFT.NORM.INV(RAND();0;1))" office:value-type="percentage" office:value="0.263731015752067" calcext:value-type="percentage">
            <text:p>26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9" table:formula="of:=EXP(Mean+ stdDev * COM.MICROSOFT.NORM.INV(RAND();0;1))" office:value-type="percentage" office:value="0.156331715454984" calcext:value-type="percentage">
            <text:p>15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9" table:formula="of:=EXP(Mean+ stdDev * COM.MICROSOFT.NORM.INV(RAND();0;1))" office:value-type="percentage" office:value="0.0947063046433572" calcext:value-type="percentage">
            <text:p>9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9" table:formula="of:=EXP(Mean+ stdDev * COM.MICROSOFT.NORM.INV(RAND();0;1))" office:value-type="percentage" office:value="0.0756416732246971" calcext:value-type="percentage">
            <text:p>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9" table:formula="of:=EXP(Mean+ stdDev * COM.MICROSOFT.NORM.INV(RAND();0;1))" office:value-type="percentage" office:value="0.0738471060590032" calcext:value-type="percentage">
            <text:p>7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9" table:formula="of:=EXP(Mean+ stdDev * COM.MICROSOFT.NORM.INV(RAND();0;1))" office:value-type="percentage" office:value="0.0871923936129275" calcext:value-type="percentage">
            <text:p>8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9" table:formula="of:=EXP(Mean+ stdDev * COM.MICROSOFT.NORM.INV(RAND();0;1))" office:value-type="percentage" office:value="0.115171049296528" calcext:value-type="percentage">
            <text:p>11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9" table:formula="of:=EXP(Mean+ stdDev * COM.MICROSOFT.NORM.INV(RAND();0;1))" office:value-type="percentage" office:value="0.15680483758765" calcext:value-type="percentage">
            <text:p>15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9" table:formula="of:=EXP(Mean+ stdDev * COM.MICROSOFT.NORM.INV(RAND();0;1))" office:value-type="percentage" office:value="0.133880235987035" calcext:value-type="percentage">
            <text:p>13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9" table:formula="of:=EXP(Mean+ stdDev * COM.MICROSOFT.NORM.INV(RAND();0;1))" office:value-type="percentage" office:value="0.219152463525131" calcext:value-type="percentage">
            <text:p>2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9" table:formula="of:=EXP(Mean+ stdDev * COM.MICROSOFT.NORM.INV(RAND();0;1))" office:value-type="percentage" office:value="0.238124075571926" calcext:value-type="percentage">
            <text:p>2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9" table:formula="of:=EXP(Mean+ stdDev * COM.MICROSOFT.NORM.INV(RAND();0;1))" office:value-type="percentage" office:value="0.153411161930365" calcext:value-type="percentage">
            <text:p>15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9" table:formula="of:=EXP(Mean+ stdDev * COM.MICROSOFT.NORM.INV(RAND();0;1))" office:value-type="percentage" office:value="0.257773152377967" calcext:value-type="percentage">
            <text:p>25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9" table:formula="of:=EXP(Mean+ stdDev * COM.MICROSOFT.NORM.INV(RAND();0;1))" office:value-type="percentage" office:value="0.307541152445599" calcext:value-type="percentage">
            <text:p>30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9" table:formula="of:=EXP(Mean+ stdDev * COM.MICROSOFT.NORM.INV(RAND();0;1))" office:value-type="percentage" office:value="0.165495956839369" calcext:value-type="percentage">
            <text:p>16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9" table:formula="of:=EXP(Mean+ stdDev * COM.MICROSOFT.NORM.INV(RAND();0;1))" office:value-type="percentage" office:value="0.135313242568023" calcext:value-type="percentage">
            <text:p>13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9" table:formula="of:=EXP(Mean+ stdDev * COM.MICROSOFT.NORM.INV(RAND();0;1))" office:value-type="percentage" office:value="0.28807192856064" calcext:value-type="percentage">
            <text:p>28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9" table:formula="of:=EXP(Mean+ stdDev * COM.MICROSOFT.NORM.INV(RAND();0;1))" office:value-type="percentage" office:value="0.0838307477963439" calcext:value-type="percentage">
            <text:p>8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9" table:formula="of:=EXP(Mean+ stdDev * COM.MICROSOFT.NORM.INV(RAND();0;1))" office:value-type="percentage" office:value="0.100082215702719" calcext:value-type="percentage">
            <text:p>10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9" table:formula="of:=EXP(Mean+ stdDev * COM.MICROSOFT.NORM.INV(RAND();0;1))" office:value-type="percentage" office:value="0.219932264740394" calcext:value-type="percentage">
            <text:p>2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9" table:formula="of:=EXP(Mean+ stdDev * COM.MICROSOFT.NORM.INV(RAND();0;1))" office:value-type="percentage" office:value="0.0739991406175203" calcext:value-type="percentage">
            <text:p>7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9" table:formula="of:=EXP(Mean+ stdDev * COM.MICROSOFT.NORM.INV(RAND();0;1))" office:value-type="percentage" office:value="0.181471690709021" calcext:value-type="percentage">
            <text:p>18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9" table:formula="of:=EXP(Mean+ stdDev * COM.MICROSOFT.NORM.INV(RAND();0;1))" office:value-type="percentage" office:value="0.240025855992081" calcext:value-type="percentage">
            <text:p>2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9" table:formula="of:=EXP(Mean+ stdDev * COM.MICROSOFT.NORM.INV(RAND();0;1))" office:value-type="percentage" office:value="0.0957956257213034" calcext:value-type="percentage">
            <text:p>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9" table:formula="of:=EXP(Mean+ stdDev * COM.MICROSOFT.NORM.INV(RAND();0;1))" office:value-type="percentage" office:value="0.0977746800289293" calcext:value-type="percentage">
            <text:p>9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9" table:formula="of:=EXP(Mean+ stdDev * COM.MICROSOFT.NORM.INV(RAND();0;1))" office:value-type="percentage" office:value="0.127607278653699" calcext:value-type="percentage">
            <text:p>12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9" table:formula="of:=EXP(Mean+ stdDev * COM.MICROSOFT.NORM.INV(RAND();0;1))" office:value-type="percentage" office:value="0.110183638960237" calcext:value-type="percentage">
            <text:p>11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9" table:formula="of:=EXP(Mean+ stdDev * COM.MICROSOFT.NORM.INV(RAND();0;1))" office:value-type="percentage" office:value="0.132925151794159" calcext:value-type="percentage">
            <text:p>13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9" table:formula="of:=EXP(Mean+ stdDev * COM.MICROSOFT.NORM.INV(RAND();0;1))" office:value-type="percentage" office:value="0.195690754848563" calcext:value-type="percentage">
            <text:p>19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9" table:formula="of:=EXP(Mean+ stdDev * COM.MICROSOFT.NORM.INV(RAND();0;1))" office:value-type="percentage" office:value="0.079755617483287" calcext:value-type="percentage">
            <text:p>7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9" table:formula="of:=EXP(Mean+ stdDev * COM.MICROSOFT.NORM.INV(RAND();0;1))" office:value-type="percentage" office:value="0.10413841856601" calcext:value-type="percentage">
            <text:p>10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9" table:formula="of:=EXP(Mean+ stdDev * COM.MICROSOFT.NORM.INV(RAND();0;1))" office:value-type="percentage" office:value="0.0841724893527015" calcext:value-type="percentage">
            <text:p>8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9" table:formula="of:=EXP(Mean+ stdDev * COM.MICROSOFT.NORM.INV(RAND();0;1))" office:value-type="percentage" office:value="0.256992791628515" calcext:value-type="percentage">
            <text:p>25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9" table:formula="of:=EXP(Mean+ stdDev * COM.MICROSOFT.NORM.INV(RAND();0;1))" office:value-type="percentage" office:value="0.105853346719594" calcext:value-type="percentage">
            <text:p>10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9" table:formula="of:=EXP(Mean+ stdDev * COM.MICROSOFT.NORM.INV(RAND();0;1))" office:value-type="percentage" office:value="0.090528058792456" calcext:value-type="percentage">
            <text:p>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9" table:formula="of:=EXP(Mean+ stdDev * COM.MICROSOFT.NORM.INV(RAND();0;1))" office:value-type="percentage" office:value="0.143318266188115" calcext:value-type="percentage">
            <text:p>14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9" table:formula="of:=EXP(Mean+ stdDev * COM.MICROSOFT.NORM.INV(RAND();0;1))" office:value-type="percentage" office:value="0.131989926287957" calcext:value-type="percentage">
            <text:p>13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9" table:formula="of:=EXP(Mean+ stdDev * COM.MICROSOFT.NORM.INV(RAND();0;1))" office:value-type="percentage" office:value="0.256643206584296" calcext:value-type="percentage">
            <text:p>25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9" table:formula="of:=EXP(Mean+ stdDev * COM.MICROSOFT.NORM.INV(RAND();0;1))" office:value-type="percentage" office:value="0.139515739979527" calcext:value-type="percentage">
            <text:p>13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9" table:formula="of:=EXP(Mean+ stdDev * COM.MICROSOFT.NORM.INV(RAND();0;1))" office:value-type="percentage" office:value="0.130264553490704" calcext:value-type="percentage">
            <text:p>13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formula="of:=EXP(Mean+ stdDev * COM.MICROSOFT.NORM.INV(RAND();0;1))" office:value-type="percentage" office:value="0.225000756889328" calcext:value-type="percentage">
            <text:p>2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9" table:formula="of:=EXP(Mean+ stdDev * COM.MICROSOFT.NORM.INV(RAND();0;1))" office:value-type="percentage" office:value="0.335997008108087" calcext:value-type="percentage">
            <text:p>3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9" table:formula="of:=EXP(Mean+ stdDev * COM.MICROSOFT.NORM.INV(RAND();0;1))" office:value-type="percentage" office:value="0.275563761099214" calcext:value-type="percentage">
            <text:p>2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9" table:formula="of:=EXP(Mean+ stdDev * COM.MICROSOFT.NORM.INV(RAND();0;1))" office:value-type="percentage" office:value="0.119326160932324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9" table:formula="of:=EXP(Mean+ stdDev * COM.MICROSOFT.NORM.INV(RAND();0;1))" office:value-type="percentage" office:value="0.395904685459662" calcext:value-type="percentage">
            <text:p>39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9" table:formula="of:=EXP(Mean+ stdDev * COM.MICROSOFT.NORM.INV(RAND();0;1))" office:value-type="percentage" office:value="0.107915823034862" calcext:value-type="percentage">
            <text:p>10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9" table:formula="of:=EXP(Mean+ stdDev * COM.MICROSOFT.NORM.INV(RAND();0;1))" office:value-type="percentage" office:value="0.104630545688274" calcext:value-type="percentage">
            <text:p>10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style-name="ce9" table:formula="of:=EXP(Mean+ stdDev * COM.MICROSOFT.NORM.INV(RAND();0;1))" office:value-type="percentage" office:value="0.182448501788139" calcext:value-type="percentage">
            <text:p>18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style-name="ce9" table:formula="of:=EXP(Mean+ stdDev * COM.MICROSOFT.NORM.INV(RAND();0;1))" office:value-type="percentage" office:value="0.13948088936915" calcext:value-type="percentage">
            <text:p>13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style-name="ce9" table:formula="of:=EXP(Mean+ stdDev * COM.MICROSOFT.NORM.INV(RAND();0;1))" office:value-type="percentage" office:value="0.118126855506573" calcext:value-type="percentage">
            <text:p>11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style-name="ce9" table:formula="of:=EXP(Mean+ stdDev * COM.MICROSOFT.NORM.INV(RAND();0;1))" office:value-type="percentage" office:value="0.079862471962186" calcext:value-type="percentage">
            <text:p>7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style-name="ce9" table:formula="of:=EXP(Mean+ stdDev * COM.MICROSOFT.NORM.INV(RAND();0;1))" office:value-type="percentage" office:value="0.156246448899155" calcext:value-type="percentage">
            <text:p>1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style-name="ce9" table:formula="of:=EXP(Mean+ stdDev * COM.MICROSOFT.NORM.INV(RAND();0;1))" office:value-type="percentage" office:value="0.184547256468638" calcext:value-type="percentage">
            <text:p>18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style-name="ce9" table:formula="of:=EXP(Mean+ stdDev * COM.MICROSOFT.NORM.INV(RAND();0;1))" office:value-type="percentage" office:value="0.138136843892737" calcext:value-type="percentage">
            <text:p>1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style-name="ce9" table:formula="of:=EXP(Mean+ stdDev * COM.MICROSOFT.NORM.INV(RAND();0;1))" office:value-type="percentage" office:value="0.143491975216946" calcext:value-type="percentage">
            <text:p>14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style-name="ce9" table:formula="of:=EXP(Mean+ stdDev * COM.MICROSOFT.NORM.INV(RAND();0;1))" office:value-type="percentage" office:value="0.115237154885831" calcext:value-type="percentage">
            <text:p>11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style-name="ce9" table:formula="of:=EXP(Mean+ stdDev * COM.MICROSOFT.NORM.INV(RAND();0;1))" office:value-type="percentage" office:value="0.143184294116616" calcext:value-type="percentage">
            <text:p>14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style-name="ce9" table:formula="of:=EXP(Mean+ stdDev * COM.MICROSOFT.NORM.INV(RAND();0;1))" office:value-type="percentage" office:value="0.137938124618775" calcext:value-type="percentage">
            <text:p>13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style-name="ce9" table:formula="of:=EXP(Mean+ stdDev * COM.MICROSOFT.NORM.INV(RAND();0;1))" office:value-type="percentage" office:value="0.0997320681083972" calcext:value-type="percentage">
            <text:p>9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style-name="ce9" table:formula="of:=EXP(Mean+ stdDev * COM.MICROSOFT.NORM.INV(RAND();0;1))" office:value-type="percentage" office:value="0.302310528302661" calcext:value-type="percentage">
            <text:p>30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style-name="ce9" table:formula="of:=EXP(Mean+ stdDev * COM.MICROSOFT.NORM.INV(RAND();0;1))" office:value-type="percentage" office:value="0.0618271696005247" calcext:value-type="percentage">
            <text:p>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style-name="ce9" table:formula="of:=EXP(Mean+ stdDev * COM.MICROSOFT.NORM.INV(RAND();0;1))" office:value-type="percentage" office:value="0.057433011601757" calcext:value-type="percentage">
            <text:p>5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style-name="ce9" table:formula="of:=EXP(Mean+ stdDev * COM.MICROSOFT.NORM.INV(RAND();0;1))" office:value-type="percentage" office:value="0.158327189517902" calcext:value-type="percentage">
            <text:p>1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style-name="ce9" table:formula="of:=EXP(Mean+ stdDev * COM.MICROSOFT.NORM.INV(RAND();0;1))" office:value-type="percentage" office:value="0.139850917826468" calcext:value-type="percentage">
            <text:p>1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style-name="ce9" table:formula="of:=EXP(Mean+ stdDev * COM.MICROSOFT.NORM.INV(RAND();0;1))" office:value-type="percentage" office:value="0.124917198701162" calcext:value-type="percentage">
            <text:p>12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style-name="ce9" table:formula="of:=EXP(Mean+ stdDev * COM.MICROSOFT.NORM.INV(RAND();0;1))" office:value-type="percentage" office:value="0.149300495923948" calcext:value-type="percentage">
            <text:p>14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style-name="ce9" table:formula="of:=EXP(Mean+ stdDev * COM.MICROSOFT.NORM.INV(RAND();0;1))" office:value-type="percentage" office:value="0.117518203139192" calcext:value-type="percentage">
            <text:p>11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style-name="ce9" table:formula="of:=EXP(Mean+ stdDev * COM.MICROSOFT.NORM.INV(RAND();0;1))" office:value-type="percentage" office:value="0.128731139773649" calcext:value-type="percentage">
            <text:p>12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style-name="ce9" table:formula="of:=EXP(Mean+ stdDev * COM.MICROSOFT.NORM.INV(RAND();0;1))" office:value-type="percentage" office:value="0.188398984983772" calcext:value-type="percentage">
            <text:p>18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style-name="ce9" table:formula="of:=EXP(Mean+ stdDev * COM.MICROSOFT.NORM.INV(RAND();0;1))" office:value-type="percentage" office:value="0.150948848703812" calcext:value-type="percentage">
            <text:p>15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style-name="ce9" table:formula="of:=EXP(Mean+ stdDev * COM.MICROSOFT.NORM.INV(RAND();0;1))" office:value-type="percentage" office:value="0.126705112299341" calcext:value-type="percentage">
            <text:p>1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style-name="ce9" table:formula="of:=EXP(Mean+ stdDev * COM.MICROSOFT.NORM.INV(RAND();0;1))" office:value-type="percentage" office:value="0.0733818742383453" calcext:value-type="percentage">
            <text:p>7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style-name="ce9" table:formula="of:=EXP(Mean+ stdDev * COM.MICROSOFT.NORM.INV(RAND();0;1))" office:value-type="percentage" office:value="0.13108054600233" calcext:value-type="percentage">
            <text:p>13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style-name="ce9" table:formula="of:=EXP(Mean+ stdDev * COM.MICROSOFT.NORM.INV(RAND();0;1))" office:value-type="percentage" office:value="0.176578309093622" calcext:value-type="percentage">
            <text:p>17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style-name="ce9" table:formula="of:=EXP(Mean+ stdDev * COM.MICROSOFT.NORM.INV(RAND();0;1))" office:value-type="percentage" office:value="0.204467252038881" calcext:value-type="percentage">
            <text:p>20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style-name="ce9" table:formula="of:=EXP(Mean+ stdDev * COM.MICROSOFT.NORM.INV(RAND();0;1))" office:value-type="percentage" office:value="0.295350307498658" calcext:value-type="percentage">
            <text:p>29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style-name="ce9" table:formula="of:=EXP(Mean+ stdDev * COM.MICROSOFT.NORM.INV(RAND();0;1))" office:value-type="percentage" office:value="0.0461750113082218" calcext:value-type="percentage">
            <text:p>4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style-name="ce9" table:formula="of:=EXP(Mean+ stdDev * COM.MICROSOFT.NORM.INV(RAND();0;1))" office:value-type="percentage" office:value="0.0699998855280393" calcext:value-type="percentage">
            <text:p>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style-name="ce9" table:formula="of:=EXP(Mean+ stdDev * COM.MICROSOFT.NORM.INV(RAND();0;1))" office:value-type="percentage" office:value="0.0786974155012121" calcext:value-type="percentage">
            <text:p>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style-name="ce9" table:formula="of:=EXP(Mean+ stdDev * COM.MICROSOFT.NORM.INV(RAND();0;1))" office:value-type="percentage" office:value="0.0334764432328956" calcext:value-type="percentage">
            <text:p>3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9" table:formula="of:=EXP(Mean+ stdDev * COM.MICROSOFT.NORM.INV(RAND();0;1))" office:value-type="percentage" office:value="0.168330850275863" calcext:value-type="percentage">
            <text:p>16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9" table:formula="of:=EXP(Mean+ stdDev * COM.MICROSOFT.NORM.INV(RAND();0;1))" office:value-type="percentage" office:value="0.0956726957228732" calcext:value-type="percentage">
            <text:p>9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style-name="ce9" table:formula="of:=EXP(Mean+ stdDev * COM.MICROSOFT.NORM.INV(RAND();0;1))" office:value-type="percentage" office:value="0.080809679390118" calcext:value-type="percentage">
            <text:p>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style-name="ce9" table:formula="of:=EXP(Mean+ stdDev * COM.MICROSOFT.NORM.INV(RAND();0;1))" office:value-type="percentage" office:value="0.105363968271991" calcext:value-type="percentage">
            <text:p>1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style-name="ce9" table:formula="of:=EXP(Mean+ stdDev * COM.MICROSOFT.NORM.INV(RAND();0;1))" office:value-type="percentage" office:value="0.0784940598457868" calcext:value-type="percentage">
            <text:p>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style-name="ce9" table:formula="of:=EXP(Mean+ stdDev * COM.MICROSOFT.NORM.INV(RAND();0;1))" office:value-type="percentage" office:value="0.333751051994687" calcext:value-type="percentage">
            <text:p>33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style-name="ce9" table:formula="of:=EXP(Mean+ stdDev * COM.MICROSOFT.NORM.INV(RAND();0;1))" office:value-type="percentage" office:value="0.186718524682529" calcext:value-type="percentage">
            <text:p>1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style-name="ce9" table:formula="of:=EXP(Mean+ stdDev * COM.MICROSOFT.NORM.INV(RAND();0;1))" office:value-type="percentage" office:value="0.163206208883193" calcext:value-type="percentage">
            <text:p>16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style-name="ce9" table:formula="of:=EXP(Mean+ stdDev * COM.MICROSOFT.NORM.INV(RAND();0;1))" office:value-type="percentage" office:value="0.116306278270794" calcext:value-type="percentage">
            <text:p>1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style-name="ce9" table:formula="of:=EXP(Mean+ stdDev * COM.MICROSOFT.NORM.INV(RAND();0;1))" office:value-type="percentage" office:value="0.0818846150978156" calcext:value-type="percentage">
            <text:p>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9" table:formula="of:=EXP(Mean+ stdDev * COM.MICROSOFT.NORM.INV(RAND();0;1))" office:value-type="percentage" office:value="0.23717522217529" calcext:value-type="percentage">
            <text:p>23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style-name="ce9" table:formula="of:=EXP(Mean+ stdDev * COM.MICROSOFT.NORM.INV(RAND();0;1))" office:value-type="percentage" office:value="0.216138168593739" calcext:value-type="percentage">
            <text:p>21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style-name="ce9" table:formula="of:=EXP(Mean+ stdDev * COM.MICROSOFT.NORM.INV(RAND();0;1))" office:value-type="percentage" office:value="0.173152134766825" calcext:value-type="percentage">
            <text:p>17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style-name="ce9" table:formula="of:=EXP(Mean+ stdDev * COM.MICROSOFT.NORM.INV(RAND();0;1))" office:value-type="percentage" office:value="0.0940829040603809" calcext:value-type="percentage">
            <text:p>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style-name="ce9" table:formula="of:=EXP(Mean+ stdDev * COM.MICROSOFT.NORM.INV(RAND();0;1))" office:value-type="percentage" office:value="0.117803224779118" calcext:value-type="percentage">
            <text:p>11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style-name="ce9" table:formula="of:=EXP(Mean+ stdDev * COM.MICROSOFT.NORM.INV(RAND();0;1))" office:value-type="percentage" office:value="0.12918499499711" calcext:value-type="percentage">
            <text:p>12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style-name="ce9" table:formula="of:=EXP(Mean+ stdDev * COM.MICROSOFT.NORM.INV(RAND();0;1))" office:value-type="percentage" office:value="0.0752609825441166" calcext:value-type="percentage">
            <text:p>7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style-name="ce9" table:formula="of:=EXP(Mean+ stdDev * COM.MICROSOFT.NORM.INV(RAND();0;1))" office:value-type="percentage" office:value="0.0954545510342927" calcext:value-type="percentage">
            <text:p>9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style-name="ce9" table:formula="of:=EXP(Mean+ stdDev * COM.MICROSOFT.NORM.INV(RAND();0;1))" office:value-type="percentage" office:value="0.178692604435578" calcext:value-type="percentage">
            <text:p>1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style-name="ce9" table:formula="of:=EXP(Mean+ stdDev * COM.MICROSOFT.NORM.INV(RAND();0;1))" office:value-type="percentage" office:value="0.109922700976277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9" table:formula="of:=EXP(Mean+ stdDev * COM.MICROSOFT.NORM.INV(RAND();0;1))" office:value-type="percentage" office:value="0.121612179494211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style-name="ce9" table:formula="of:=EXP(Mean+ stdDev * COM.MICROSOFT.NORM.INV(RAND();0;1))" office:value-type="percentage" office:value="0.197462696774334" calcext:value-type="percentage">
            <text:p>1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style-name="ce9" table:formula="of:=EXP(Mean+ stdDev * COM.MICROSOFT.NORM.INV(RAND();0;1))" office:value-type="percentage" office:value="0.20089404890184" calcext:value-type="percentage">
            <text:p>20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style-name="ce9" table:formula="of:=EXP(Mean+ stdDev * COM.MICROSOFT.NORM.INV(RAND();0;1))" office:value-type="percentage" office:value="0.149722732643747" calcext:value-type="percentage">
            <text:p>14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style-name="ce9" table:formula="of:=EXP(Mean+ stdDev * COM.MICROSOFT.NORM.INV(RAND();0;1))" office:value-type="percentage" office:value="0.156061294184059" calcext:value-type="percentage">
            <text:p>15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style-name="ce9" table:formula="of:=EXP(Mean+ stdDev * COM.MICROSOFT.NORM.INV(RAND();0;1))" office:value-type="percentage" office:value="0.0977474377915549" calcext:value-type="percentage">
            <text:p>9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style-name="ce9" table:formula="of:=EXP(Mean+ stdDev * COM.MICROSOFT.NORM.INV(RAND();0;1))" office:value-type="percentage" office:value="0.111221966023624" calcext:value-type="percentage">
            <text:p>11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style-name="ce9" table:formula="of:=EXP(Mean+ stdDev * COM.MICROSOFT.NORM.INV(RAND();0;1))" office:value-type="percentage" office:value="0.164497636251212" calcext:value-type="percentage">
            <text:p>16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style-name="ce9" table:formula="of:=EXP(Mean+ stdDev * COM.MICROSOFT.NORM.INV(RAND();0;1))" office:value-type="percentage" office:value="0.226607462941923" calcext:value-type="percentage">
            <text:p>2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style-name="ce9" table:formula="of:=EXP(Mean+ stdDev * COM.MICROSOFT.NORM.INV(RAND();0;1))" office:value-type="percentage" office:value="0.072860898120733" calcext:value-type="percentage">
            <text:p>7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9" table:formula="of:=EXP(Mean+ stdDev * COM.MICROSOFT.NORM.INV(RAND();0;1))" office:value-type="percentage" office:value="0.0829311789389575" calcext:value-type="percentage">
            <text:p>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style-name="ce9" table:formula="of:=EXP(Mean+ stdDev * COM.MICROSOFT.NORM.INV(RAND();0;1))" office:value-type="percentage" office:value="0.144789546692624" calcext:value-type="percentage">
            <text:p>14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style-name="ce9" table:formula="of:=EXP(Mean+ stdDev * COM.MICROSOFT.NORM.INV(RAND();0;1))" office:value-type="percentage" office:value="0.338837716435557" calcext:value-type="percentage">
            <text:p>33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style-name="ce9" table:formula="of:=EXP(Mean+ stdDev * COM.MICROSOFT.NORM.INV(RAND();0;1))" office:value-type="percentage" office:value="0.0840324797326074" calcext:value-type="percentage">
            <text:p>8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style-name="ce9" table:formula="of:=EXP(Mean+ stdDev * COM.MICROSOFT.NORM.INV(RAND();0;1))" office:value-type="percentage" office:value="0.0548282208870201" calcext:value-type="percentage">
            <text:p>5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style-name="ce9" table:formula="of:=EXP(Mean+ stdDev * COM.MICROSOFT.NORM.INV(RAND();0;1))" office:value-type="percentage" office:value="0.0831644801184961" calcext:value-type="percentage">
            <text:p>8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style-name="ce9" table:formula="of:=EXP(Mean+ stdDev * COM.MICROSOFT.NORM.INV(RAND();0;1))" office:value-type="percentage" office:value="0.0776488459235856" calcext:value-type="percentage">
            <text:p>7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style-name="ce9" table:formula="of:=EXP(Mean+ stdDev * COM.MICROSOFT.NORM.INV(RAND();0;1))" office:value-type="percentage" office:value="0.154301795762552" calcext:value-type="percentage">
            <text:p>15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style-name="ce9" table:formula="of:=EXP(Mean+ stdDev * COM.MICROSOFT.NORM.INV(RAND();0;1))" office:value-type="percentage" office:value="0.219964343368079" calcext:value-type="percentage">
            <text:p>2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style-name="ce9" table:formula="of:=EXP(Mean+ stdDev * COM.MICROSOFT.NORM.INV(RAND();0;1))" office:value-type="percentage" office:value="0.107887574495478" calcext:value-type="percentage">
            <text:p>10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9" table:formula="of:=EXP(Mean+ stdDev * COM.MICROSOFT.NORM.INV(RAND();0;1))" office:value-type="percentage" office:value="0.0435721603224934" calcext:value-type="percentage">
            <text:p>4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style-name="ce9" table:formula="of:=EXP(Mean+ stdDev * COM.MICROSOFT.NORM.INV(RAND();0;1))" office:value-type="percentage" office:value="0.1661056022723" calcext:value-type="percentage">
            <text:p>16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style-name="ce9" table:formula="of:=EXP(Mean+ stdDev * COM.MICROSOFT.NORM.INV(RAND();0;1))" office:value-type="percentage" office:value="0.0838793790571518" calcext:value-type="percentage">
            <text:p>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style-name="ce9" table:formula="of:=EXP(Mean+ stdDev * COM.MICROSOFT.NORM.INV(RAND();0;1))" office:value-type="percentage" office:value="0.11356485786913" calcext:value-type="percentage">
            <text:p>11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style-name="ce9" table:formula="of:=EXP(Mean+ stdDev * COM.MICROSOFT.NORM.INV(RAND();0;1))" office:value-type="percentage" office:value="0.0736358816639981" calcext:value-type="percentage">
            <text:p>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style-name="ce9" table:formula="of:=EXP(Mean+ stdDev * COM.MICROSOFT.NORM.INV(RAND();0;1))" office:value-type="percentage" office:value="0.0806599410129047" calcext:value-type="percentage">
            <text:p>8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style-name="ce9" table:formula="of:=EXP(Mean+ stdDev * COM.MICROSOFT.NORM.INV(RAND();0;1))" office:value-type="percentage" office:value="0.229795457031332" calcext:value-type="percentage">
            <text:p>22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style-name="ce9" table:formula="of:=EXP(Mean+ stdDev * COM.MICROSOFT.NORM.INV(RAND();0;1))" office:value-type="percentage" office:value="0.110654697032272" calcext:value-type="percentage">
            <text:p>11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style-name="ce9" table:formula="of:=EXP(Mean+ stdDev * COM.MICROSOFT.NORM.INV(RAND();0;1))" office:value-type="percentage" office:value="0.281698477472008" calcext:value-type="percentage">
            <text:p>2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style-name="ce9" table:formula="of:=EXP(Mean+ stdDev * COM.MICROSOFT.NORM.INV(RAND();0;1))" office:value-type="percentage" office:value="0.141201900628801" calcext:value-type="percentage">
            <text:p>1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style-name="ce9" table:formula="of:=EXP(Mean+ stdDev * COM.MICROSOFT.NORM.INV(RAND();0;1))" office:value-type="percentage" office:value="0.136054561902716" calcext:value-type="percentage">
            <text:p>1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style-name="ce9" table:formula="of:=EXP(Mean+ stdDev * COM.MICROSOFT.NORM.INV(RAND();0;1))" office:value-type="percentage" office:value="0.168132673036241" calcext:value-type="percentage">
            <text:p>16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style-name="ce9" table:formula="of:=EXP(Mean+ stdDev * COM.MICROSOFT.NORM.INV(RAND();0;1))" office:value-type="percentage" office:value="0.214515381140584" calcext:value-type="percentage">
            <text:p>21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style-name="ce9" table:formula="of:=EXP(Mean+ stdDev * COM.MICROSOFT.NORM.INV(RAND();0;1))" office:value-type="percentage" office:value="0.202801566625172" calcext:value-type="percentage">
            <text:p>20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style-name="ce9" table:formula="of:=EXP(Mean+ stdDev * COM.MICROSOFT.NORM.INV(RAND();0;1))" office:value-type="percentage" office:value="0.167229952511947" calcext:value-type="percentage">
            <text:p>16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style-name="ce9" table:formula="of:=EXP(Mean+ stdDev * COM.MICROSOFT.NORM.INV(RAND();0;1))" office:value-type="percentage" office:value="0.145277933294268" calcext:value-type="percentage">
            <text:p>14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style-name="ce9" table:formula="of:=EXP(Mean+ stdDev * COM.MICROSOFT.NORM.INV(RAND();0;1))" office:value-type="percentage" office:value="0.14907264319029" calcext:value-type="percentage">
            <text:p>14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style-name="ce9" table:formula="of:=EXP(Mean+ stdDev * COM.MICROSOFT.NORM.INV(RAND();0;1))" office:value-type="percentage" office:value="0.157526043437455" calcext:value-type="percentage">
            <text:p>1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style-name="ce9" table:formula="of:=EXP(Mean+ stdDev * COM.MICROSOFT.NORM.INV(RAND();0;1))" office:value-type="percentage" office:value="0.269188619386282" calcext:value-type="percentage">
            <text:p>26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style-name="ce9" table:formula="of:=EXP(Mean+ stdDev * COM.MICROSOFT.NORM.INV(RAND();0;1))" office:value-type="percentage" office:value="0.219600931506394" calcext:value-type="percentage">
            <text:p>21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9" table:formula="of:=EXP(Mean+ stdDev * COM.MICROSOFT.NORM.INV(RAND();0;1))" office:value-type="percentage" office:value="0.245884669710647" calcext:value-type="percentage">
            <text:p>24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style-name="ce9" table:formula="of:=EXP(Mean+ stdDev * COM.MICROSOFT.NORM.INV(RAND();0;1))" office:value-type="percentage" office:value="0.095049835127621" calcext:value-type="percentage">
            <text:p>9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style-name="ce9" table:formula="of:=EXP(Mean+ stdDev * COM.MICROSOFT.NORM.INV(RAND();0;1))" office:value-type="percentage" office:value="0.263996640045755" calcext:value-type="percentage">
            <text:p>26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style-name="ce9" table:formula="of:=EXP(Mean+ stdDev * COM.MICROSOFT.NORM.INV(RAND();0;1))" office:value-type="percentage" office:value="0.118204196644496" calcext:value-type="percentage">
            <text:p>11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style-name="ce9" table:formula="of:=EXP(Mean+ stdDev * COM.MICROSOFT.NORM.INV(RAND();0;1))" office:value-type="percentage" office:value="0.131806390967993" calcext:value-type="percentage">
            <text:p>13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style-name="ce9" table:formula="of:=EXP(Mean+ stdDev * COM.MICROSOFT.NORM.INV(RAND();0;1))" office:value-type="percentage" office:value="0.109248424363005" calcext:value-type="percentage">
            <text:p>10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style-name="ce9" table:formula="of:=EXP(Mean+ stdDev * COM.MICROSOFT.NORM.INV(RAND();0;1))" office:value-type="percentage" office:value="0.0702452817907831" calcext:value-type="percentage">
            <text:p>7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style-name="ce9" table:formula="of:=EXP(Mean+ stdDev * COM.MICROSOFT.NORM.INV(RAND();0;1))" office:value-type="percentage" office:value="0.0775421274122546" calcext:value-type="percentage">
            <text:p>7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style-name="ce9" table:formula="of:=EXP(Mean+ stdDev * COM.MICROSOFT.NORM.INV(RAND();0;1))" office:value-type="percentage" office:value="0.216637974661953" calcext:value-type="percentage">
            <text:p>21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style-name="ce9" table:formula="of:=EXP(Mean+ stdDev * COM.MICROSOFT.NORM.INV(RAND();0;1))" office:value-type="percentage" office:value="0.168701439957836" calcext:value-type="percentage">
            <text:p>16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9" table:formula="of:=EXP(Mean+ stdDev * COM.MICROSOFT.NORM.INV(RAND();0;1))" office:value-type="percentage" office:value="0.0856201393006624" calcext:value-type="percentage">
            <text:p>8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style-name="ce9" table:formula="of:=EXP(Mean+ stdDev * COM.MICROSOFT.NORM.INV(RAND();0;1))" office:value-type="percentage" office:value="0.118197565119681" calcext:value-type="percentage">
            <text:p>11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style-name="ce9" table:formula="of:=EXP(Mean+ stdDev * COM.MICROSOFT.NORM.INV(RAND();0;1))" office:value-type="percentage" office:value="0.106300418117266" calcext:value-type="percentage">
            <text:p>10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style-name="ce9" table:formula="of:=EXP(Mean+ stdDev * COM.MICROSOFT.NORM.INV(RAND();0;1))" office:value-type="percentage" office:value="0.156820504159307" calcext:value-type="percentage">
            <text:p>15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style-name="ce9" table:formula="of:=EXP(Mean+ stdDev * COM.MICROSOFT.NORM.INV(RAND();0;1))" office:value-type="percentage" office:value="0.231892826356125" calcext:value-type="percentage">
            <text:p>23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style-name="ce9" table:formula="of:=EXP(Mean+ stdDev * COM.MICROSOFT.NORM.INV(RAND();0;1))" office:value-type="percentage" office:value="0.132943835868975" calcext:value-type="percentage">
            <text:p>13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style-name="ce9" table:formula="of:=EXP(Mean+ stdDev * COM.MICROSOFT.NORM.INV(RAND();0;1))" office:value-type="percentage" office:value="0.0905816921347052" calcext:value-type="percentage">
            <text:p>9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style-name="ce9" table:formula="of:=EXP(Mean+ stdDev * COM.MICROSOFT.NORM.INV(RAND();0;1))" office:value-type="percentage" office:value="0.0431864887680495" calcext:value-type="percentage">
            <text:p>4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style-name="ce9" table:formula="of:=EXP(Mean+ stdDev * COM.MICROSOFT.NORM.INV(RAND();0;1))" office:value-type="percentage" office:value="0.132922467797892" calcext:value-type="percentage">
            <text:p>13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style-name="ce9" table:formula="of:=EXP(Mean+ stdDev * COM.MICROSOFT.NORM.INV(RAND();0;1))" office:value-type="percentage" office:value="0.153027958703094" calcext:value-type="percentage">
            <text:p>15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style-name="ce9" table:formula="of:=EXP(Mean+ stdDev * COM.MICROSOFT.NORM.INV(RAND();0;1))" office:value-type="percentage" office:value="0.12448895579574" calcext:value-type="percentage">
            <text:p>12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style-name="ce9" table:formula="of:=EXP(Mean+ stdDev * COM.MICROSOFT.NORM.INV(RAND();0;1))" office:value-type="percentage" office:value="0.17874258928229" calcext:value-type="percentage">
            <text:p>1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style-name="ce9" table:formula="of:=EXP(Mean+ stdDev * COM.MICROSOFT.NORM.INV(RAND();0;1))" office:value-type="percentage" office:value="0.182445967899433" calcext:value-type="percentage">
            <text:p>18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style-name="ce9" table:formula="of:=EXP(Mean+ stdDev * COM.MICROSOFT.NORM.INV(RAND();0;1))" office:value-type="percentage" office:value="0.201523768490923" calcext:value-type="percentage">
            <text:p>20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style-name="ce9" table:formula="of:=EXP(Mean+ stdDev * COM.MICROSOFT.NORM.INV(RAND();0;1))" office:value-type="percentage" office:value="0.0731609273414687" calcext:value-type="percentage">
            <text:p>7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style-name="ce9" table:formula="of:=EXP(Mean+ stdDev * COM.MICROSOFT.NORM.INV(RAND();0;1))" office:value-type="percentage" office:value="0.235087518359731" calcext:value-type="percentage">
            <text:p>23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style-name="ce9" table:formula="of:=EXP(Mean+ stdDev * COM.MICROSOFT.NORM.INV(RAND();0;1))" office:value-type="percentage" office:value="0.171186112269877" calcext:value-type="percentage">
            <text:p>1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style-name="ce9" table:formula="of:=EXP(Mean+ stdDev * COM.MICROSOFT.NORM.INV(RAND();0;1))" office:value-type="percentage" office:value="0.130099388177819" calcext:value-type="percentage">
            <text:p>13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style-name="ce9" table:formula="of:=EXP(Mean+ stdDev * COM.MICROSOFT.NORM.INV(RAND();0;1))" office:value-type="percentage" office:value="0.109811609708885" calcext:value-type="percentage">
            <text:p>1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style-name="ce9" table:formula="of:=EXP(Mean+ stdDev * COM.MICROSOFT.NORM.INV(RAND();0;1))" office:value-type="percentage" office:value="0.177807860870322" calcext:value-type="percentage">
            <text:p>17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style-name="ce9" table:formula="of:=EXP(Mean+ stdDev * COM.MICROSOFT.NORM.INV(RAND();0;1))" office:value-type="percentage" office:value="0.134285024633207" calcext:value-type="percentage">
            <text:p>13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style-name="ce9" table:formula="of:=EXP(Mean+ stdDev * COM.MICROSOFT.NORM.INV(RAND();0;1))" office:value-type="percentage" office:value="0.362004841154324" calcext:value-type="percentage">
            <text:p>36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style-name="ce9" table:formula="of:=EXP(Mean+ stdDev * COM.MICROSOFT.NORM.INV(RAND();0;1))" office:value-type="percentage" office:value="0.129103574643907" calcext:value-type="percentage">
            <text:p>1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style-name="ce9" table:formula="of:=EXP(Mean+ stdDev * COM.MICROSOFT.NORM.INV(RAND();0;1))" office:value-type="percentage" office:value="0.174633420028042" calcext:value-type="percentage">
            <text:p>17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style-name="ce9" table:formula="of:=EXP(Mean+ stdDev * COM.MICROSOFT.NORM.INV(RAND();0;1))" office:value-type="percentage" office:value="0.168152721479736" calcext:value-type="percentage">
            <text:p>16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style-name="ce9" table:formula="of:=EXP(Mean+ stdDev * COM.MICROSOFT.NORM.INV(RAND();0;1))" office:value-type="percentage" office:value="0.0919071050674941" calcext:value-type="percentage">
            <text:p>9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style-name="ce9" table:formula="of:=EXP(Mean+ stdDev * COM.MICROSOFT.NORM.INV(RAND();0;1))" office:value-type="percentage" office:value="0.101209375354395" calcext:value-type="percentage">
            <text:p>10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style-name="ce9" table:formula="of:=EXP(Mean+ stdDev * COM.MICROSOFT.NORM.INV(RAND();0;1))" office:value-type="percentage" office:value="0.113843894715557" calcext:value-type="percentage">
            <text:p>11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style-name="ce9" table:formula="of:=EXP(Mean+ stdDev * COM.MICROSOFT.NORM.INV(RAND();0;1))" office:value-type="percentage" office:value="0.215036188878182" calcext:value-type="percentage">
            <text:p>21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style-name="ce9" table:formula="of:=EXP(Mean+ stdDev * COM.MICROSOFT.NORM.INV(RAND();0;1))" office:value-type="percentage" office:value="0.0627547754413224" calcext:value-type="percentage">
            <text:p>6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style-name="ce9" table:formula="of:=EXP(Mean+ stdDev * COM.MICROSOFT.NORM.INV(RAND();0;1))" office:value-type="percentage" office:value="0.0488388964620089" calcext:value-type="percentage">
            <text:p>4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style-name="ce9" table:formula="of:=EXP(Mean+ stdDev * COM.MICROSOFT.NORM.INV(RAND();0;1))" office:value-type="percentage" office:value="0.239094138569944" calcext:value-type="percentage">
            <text:p>23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style-name="ce9" table:formula="of:=EXP(Mean+ stdDev * COM.MICROSOFT.NORM.INV(RAND();0;1))" office:value-type="percentage" office:value="0.144780326563909" calcext:value-type="percentage">
            <text:p>14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style-name="ce9" table:formula="of:=EXP(Mean+ stdDev * COM.MICROSOFT.NORM.INV(RAND();0;1))" office:value-type="percentage" office:value="0.0554311094793517" calcext:value-type="percentage">
            <text:p>5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style-name="ce9" table:formula="of:=EXP(Mean+ stdDev * COM.MICROSOFT.NORM.INV(RAND();0;1))" office:value-type="percentage" office:value="0.180984788459705" calcext:value-type="percentage">
            <text:p>1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style-name="ce9" table:formula="of:=EXP(Mean+ stdDev * COM.MICROSOFT.NORM.INV(RAND();0;1))" office:value-type="percentage" office:value="0.0842121857832362" calcext:value-type="percentage">
            <text:p>8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style-name="ce9" table:formula="of:=EXP(Mean+ stdDev * COM.MICROSOFT.NORM.INV(RAND();0;1))" office:value-type="percentage" office:value="0.15270698378486" calcext:value-type="percentage">
            <text:p>15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style-name="ce9" table:formula="of:=EXP(Mean+ stdDev * COM.MICROSOFT.NORM.INV(RAND();0;1))" office:value-type="percentage" office:value="0.0552162505749702" calcext:value-type="percentage">
            <text:p>5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style-name="ce9" table:formula="of:=EXP(Mean+ stdDev * COM.MICROSOFT.NORM.INV(RAND();0;1))" office:value-type="percentage" office:value="0.168743918300183" calcext:value-type="percentage">
            <text:p>16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style-name="ce9" table:formula="of:=EXP(Mean+ stdDev * COM.MICROSOFT.NORM.INV(RAND();0;1))" office:value-type="percentage" office:value="0.0432704834865732" calcext:value-type="percentage">
            <text:p>4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9" table:formula="of:=EXP(Mean+ stdDev * COM.MICROSOFT.NORM.INV(RAND();0;1))" office:value-type="percentage" office:value="0.077984121443432" calcext:value-type="percentage">
            <text:p>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style-name="ce9" table:formula="of:=EXP(Mean+ stdDev * COM.MICROSOFT.NORM.INV(RAND();0;1))" office:value-type="percentage" office:value="0.125245917141051" calcext:value-type="percentage">
            <text:p>12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style-name="ce9" table:formula="of:=EXP(Mean+ stdDev * COM.MICROSOFT.NORM.INV(RAND();0;1))" office:value-type="percentage" office:value="0.0883165513800383" calcext:value-type="percentage">
            <text:p>8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style-name="ce9" table:formula="of:=EXP(Mean+ stdDev * COM.MICROSOFT.NORM.INV(RAND();0;1))" office:value-type="percentage" office:value="0.0947644588578622" calcext:value-type="percentage">
            <text:p>9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style-name="ce9" table:formula="of:=EXP(Mean+ stdDev * COM.MICROSOFT.NORM.INV(RAND();0;1))" office:value-type="percentage" office:value="0.136411628646128" calcext:value-type="percentage">
            <text:p>13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style-name="ce9" table:formula="of:=EXP(Mean+ stdDev * COM.MICROSOFT.NORM.INV(RAND();0;1))" office:value-type="percentage" office:value="0.0906026252008102" calcext:value-type="percentage">
            <text:p>9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style-name="ce9" table:formula="of:=EXP(Mean+ stdDev * COM.MICROSOFT.NORM.INV(RAND();0;1))" office:value-type="percentage" office:value="0.133877623947271" calcext:value-type="percentage">
            <text:p>13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style-name="ce9" table:formula="of:=EXP(Mean+ stdDev * COM.MICROSOFT.NORM.INV(RAND();0;1))" office:value-type="percentage" office:value="0.103885152751871" calcext:value-type="percentage">
            <text:p>10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style-name="ce9" table:formula="of:=EXP(Mean+ stdDev * COM.MICROSOFT.NORM.INV(RAND();0;1))" office:value-type="percentage" office:value="0.0496239150377566" calcext:value-type="percentage">
            <text:p>4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style-name="ce9" table:formula="of:=EXP(Mean+ stdDev * COM.MICROSOFT.NORM.INV(RAND();0;1))" office:value-type="percentage" office:value="0.141777220993651" calcext:value-type="percentage">
            <text:p>14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style-name="ce9" table:formula="of:=EXP(Mean+ stdDev * COM.MICROSOFT.NORM.INV(RAND();0;1))" office:value-type="percentage" office:value="0.147118062165908" calcext:value-type="percentage">
            <text:p>14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style-name="ce9" table:formula="of:=EXP(Mean+ stdDev * COM.MICROSOFT.NORM.INV(RAND();0;1))" office:value-type="percentage" office:value="0.0836605992992975" calcext:value-type="percentage">
            <text:p>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style-name="ce9" table:formula="of:=EXP(Mean+ stdDev * COM.MICROSOFT.NORM.INV(RAND();0;1))" office:value-type="percentage" office:value="0.0682511882035819" calcext:value-type="percentage">
            <text:p>6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style-name="ce9" table:formula="of:=EXP(Mean+ stdDev * COM.MICROSOFT.NORM.INV(RAND();0;1))" office:value-type="percentage" office:value="0.23972838185433" calcext:value-type="percentage">
            <text:p>2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style-name="ce9" table:formula="of:=EXP(Mean+ stdDev * COM.MICROSOFT.NORM.INV(RAND();0;1))" office:value-type="percentage" office:value="0.275180065638535" calcext:value-type="percentage">
            <text:p>27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style-name="ce9" table:formula="of:=EXP(Mean+ stdDev * COM.MICROSOFT.NORM.INV(RAND();0;1))" office:value-type="percentage" office:value="0.144545291372024" calcext:value-type="percentage">
            <text:p>14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style-name="ce9" table:formula="of:=EXP(Mean+ stdDev * COM.MICROSOFT.NORM.INV(RAND();0;1))" office:value-type="percentage" office:value="0.129278875707398" calcext:value-type="percentage">
            <text:p>12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style-name="ce9" table:formula="of:=EXP(Mean+ stdDev * COM.MICROSOFT.NORM.INV(RAND();0;1))" office:value-type="percentage" office:value="0.179926968557168" calcext:value-type="percentage">
            <text:p>17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style-name="ce9" table:formula="of:=EXP(Mean+ stdDev * COM.MICROSOFT.NORM.INV(RAND();0;1))" office:value-type="percentage" office:value="0.122978918057123" calcext:value-type="percentage">
            <text:p>1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style-name="ce9" table:formula="of:=EXP(Mean+ stdDev * COM.MICROSOFT.NORM.INV(RAND();0;1))" office:value-type="percentage" office:value="0.227547951016013" calcext:value-type="percentage">
            <text:p>22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style-name="ce9" table:formula="of:=EXP(Mean+ stdDev * COM.MICROSOFT.NORM.INV(RAND();0;1))" office:value-type="percentage" office:value="0.0727335416689048" calcext:value-type="percentage">
            <text:p>7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style-name="ce9" table:formula="of:=EXP(Mean+ stdDev * COM.MICROSOFT.NORM.INV(RAND();0;1))" office:value-type="percentage" office:value="0.365833670453802" calcext:value-type="percentage">
            <text:p>3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style-name="ce9" table:formula="of:=EXP(Mean+ stdDev * COM.MICROSOFT.NORM.INV(RAND();0;1))" office:value-type="percentage" office:value="0.177999894726199" calcext:value-type="percentage">
            <text:p>1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style-name="ce9" table:formula="of:=EXP(Mean+ stdDev * COM.MICROSOFT.NORM.INV(RAND();0;1))" office:value-type="percentage" office:value="0.133038424416097" calcext:value-type="percentage">
            <text:p>13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style-name="ce9" table:formula="of:=EXP(Mean+ stdDev * COM.MICROSOFT.NORM.INV(RAND();0;1))" office:value-type="percentage" office:value="0.0667316463792171" calcext:value-type="percentage">
            <text:p>6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style-name="ce9" table:formula="of:=EXP(Mean+ stdDev * COM.MICROSOFT.NORM.INV(RAND();0;1))" office:value-type="percentage" office:value="0.0921607186505231" calcext:value-type="percentage">
            <text:p>9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style-name="ce9" table:formula="of:=EXP(Mean+ stdDev * COM.MICROSOFT.NORM.INV(RAND();0;1))" office:value-type="percentage" office:value="0.0863494687759557" calcext:value-type="percentage">
            <text:p>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style-name="ce9" table:formula="of:=EXP(Mean+ stdDev * COM.MICROSOFT.NORM.INV(RAND();0;1))" office:value-type="percentage" office:value="0.127616674957877" calcext:value-type="percentage">
            <text:p>12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style-name="ce9" table:formula="of:=EXP(Mean+ stdDev * COM.MICROSOFT.NORM.INV(RAND();0;1))" office:value-type="percentage" office:value="0.045614510753034" calcext:value-type="percentage">
            <text:p>4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style-name="ce9" table:formula="of:=EXP(Mean+ stdDev * COM.MICROSOFT.NORM.INV(RAND();0;1))" office:value-type="percentage" office:value="0.251886846109266" calcext:value-type="percentage">
            <text:p>25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style-name="ce9" table:formula="of:=EXP(Mean+ stdDev * COM.MICROSOFT.NORM.INV(RAND();0;1))" office:value-type="percentage" office:value="0.13420496965039" calcext:value-type="percentage">
            <text:p>13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style-name="ce9" table:formula="of:=EXP(Mean+ stdDev * COM.MICROSOFT.NORM.INV(RAND();0;1))" office:value-type="percentage" office:value="0.109741768441078" calcext:value-type="percentage">
            <text:p>1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style-name="ce9" table:formula="of:=EXP(Mean+ stdDev * COM.MICROSOFT.NORM.INV(RAND();0;1))" office:value-type="percentage" office:value="0.13466395775921" calcext:value-type="percentage">
            <text:p>13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style-name="ce9" table:formula="of:=EXP(Mean+ stdDev * COM.MICROSOFT.NORM.INV(RAND();0;1))" office:value-type="percentage" office:value="0.0830496972479573" calcext:value-type="percentage">
            <text:p>8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style-name="ce9" table:formula="of:=EXP(Mean+ stdDev * COM.MICROSOFT.NORM.INV(RAND();0;1))" office:value-type="percentage" office:value="0.229567547898983" calcext:value-type="percentage">
            <text:p>22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style-name="ce9" table:formula="of:=EXP(Mean+ stdDev * COM.MICROSOFT.NORM.INV(RAND();0;1))" office:value-type="percentage" office:value="0.203922284285688" calcext:value-type="percentage">
            <text:p>20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style-name="ce9" table:formula="of:=EXP(Mean+ stdDev * COM.MICROSOFT.NORM.INV(RAND();0;1))" office:value-type="percentage" office:value="0.112213220131893" calcext:value-type="percentage">
            <text:p>11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style-name="ce9" table:formula="of:=EXP(Mean+ stdDev * COM.MICROSOFT.NORM.INV(RAND();0;1))" office:value-type="percentage" office:value="0.0826842344306307" calcext:value-type="percentage">
            <text:p>8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style-name="ce9" table:formula="of:=EXP(Mean+ stdDev * COM.MICROSOFT.NORM.INV(RAND();0;1))" office:value-type="percentage" office:value="0.232433883906893" calcext:value-type="percentage">
            <text:p>23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style-name="ce9" table:formula="of:=EXP(Mean+ stdDev * COM.MICROSOFT.NORM.INV(RAND();0;1))" office:value-type="percentage" office:value="0.0423473475706588" calcext:value-type="percentage">
            <text:p>4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style-name="ce9" table:formula="of:=EXP(Mean+ stdDev * COM.MICROSOFT.NORM.INV(RAND();0;1))" office:value-type="percentage" office:value="0.194077998099612" calcext:value-type="percentage">
            <text:p>1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style-name="ce9" table:formula="of:=EXP(Mean+ stdDev * COM.MICROSOFT.NORM.INV(RAND();0;1))" office:value-type="percentage" office:value="0.191371317527541" calcext:value-type="percentage">
            <text:p>19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style-name="ce9" table:formula="of:=EXP(Mean+ stdDev * COM.MICROSOFT.NORM.INV(RAND();0;1))" office:value-type="percentage" office:value="0.255914446138049" calcext:value-type="percentage">
            <text:p>25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style-name="ce9" table:formula="of:=EXP(Mean+ stdDev * COM.MICROSOFT.NORM.INV(RAND();0;1))" office:value-type="percentage" office:value="0.374947643378336" calcext:value-type="percentage">
            <text:p>3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style-name="ce9" table:formula="of:=EXP(Mean+ stdDev * COM.MICROSOFT.NORM.INV(RAND();0;1))" office:value-type="percentage" office:value="0.0822580860649107" calcext:value-type="percentage">
            <text:p>8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style-name="ce9" table:formula="of:=EXP(Mean+ stdDev * COM.MICROSOFT.NORM.INV(RAND();0;1))" office:value-type="percentage" office:value="0.185257037273852" calcext:value-type="percentage">
            <text:p>18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style-name="ce9" table:formula="of:=EXP(Mean+ stdDev * COM.MICROSOFT.NORM.INV(RAND();0;1))" office:value-type="percentage" office:value="0.0739755843067554" calcext:value-type="percentage">
            <text:p>7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style-name="ce9" table:formula="of:=EXP(Mean+ stdDev * COM.MICROSOFT.NORM.INV(RAND();0;1))" office:value-type="percentage" office:value="0.113074526300726" calcext:value-type="percentage">
            <text:p>11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style-name="ce9" table:formula="of:=EXP(Mean+ stdDev * COM.MICROSOFT.NORM.INV(RAND();0;1))" office:value-type="percentage" office:value="0.0945207976307054" calcext:value-type="percentage">
            <text:p>9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style-name="ce9" table:formula="of:=EXP(Mean+ stdDev * COM.MICROSOFT.NORM.INV(RAND();0;1))" office:value-type="percentage" office:value="0.121878400374184" calcext:value-type="percentage">
            <text:p>12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9" table:formula="of:=EXP(Mean+ stdDev * COM.MICROSOFT.NORM.INV(RAND();0;1))" office:value-type="percentage" office:value="0.189852339401669" calcext:value-type="percentage">
            <text:p>1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style-name="ce9" table:formula="of:=EXP(Mean+ stdDev * COM.MICROSOFT.NORM.INV(RAND();0;1))" office:value-type="percentage" office:value="0.102276537988426" calcext:value-type="percentage">
            <text:p>10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style-name="ce9" table:formula="of:=EXP(Mean+ stdDev * COM.MICROSOFT.NORM.INV(RAND();0;1))" office:value-type="percentage" office:value="0.105983191176877" calcext:value-type="percentage">
            <text:p>1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style-name="ce9" table:formula="of:=EXP(Mean+ stdDev * COM.MICROSOFT.NORM.INV(RAND();0;1))" office:value-type="percentage" office:value="0.163581797096096" calcext:value-type="percentage">
            <text:p>1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style-name="ce9" table:formula="of:=EXP(Mean+ stdDev * COM.MICROSOFT.NORM.INV(RAND();0;1))" office:value-type="percentage" office:value="0.115563345711043" calcext:value-type="percentage">
            <text:p>11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style-name="ce9" table:formula="of:=EXP(Mean+ stdDev * COM.MICROSOFT.NORM.INV(RAND();0;1))" office:value-type="percentage" office:value="0.106593527323714" calcext:value-type="percentage">
            <text:p>10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style-name="ce9" table:formula="of:=EXP(Mean+ stdDev * COM.MICROSOFT.NORM.INV(RAND();0;1))" office:value-type="percentage" office:value="0.143712177543425" calcext:value-type="percentage">
            <text:p>14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style-name="ce9" table:formula="of:=EXP(Mean+ stdDev * COM.MICROSOFT.NORM.INV(RAND();0;1))" office:value-type="percentage" office:value="0.17631263748702" calcext:value-type="percentage">
            <text:p>17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style-name="ce9" table:formula="of:=EXP(Mean+ stdDev * COM.MICROSOFT.NORM.INV(RAND();0;1))" office:value-type="percentage" office:value="0.0795135497054646" calcext:value-type="percentage">
            <text:p>7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style-name="ce9" table:formula="of:=EXP(Mean+ stdDev * COM.MICROSOFT.NORM.INV(RAND();0;1))" office:value-type="percentage" office:value="0.0597885219909122" calcext:value-type="percentage">
            <text:p>5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style-name="ce9" table:formula="of:=EXP(Mean+ stdDev * COM.MICROSOFT.NORM.INV(RAND();0;1))" office:value-type="percentage" office:value="0.0962801682578734" calcext:value-type="percentage">
            <text:p>9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style-name="ce9" table:formula="of:=EXP(Mean+ stdDev * COM.MICROSOFT.NORM.INV(RAND();0;1))" office:value-type="percentage" office:value="0.0645560005916987" calcext:value-type="percentage">
            <text:p>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style-name="ce9" table:formula="of:=EXP(Mean+ stdDev * COM.MICROSOFT.NORM.INV(RAND();0;1))" office:value-type="percentage" office:value="0.09188678309695" calcext:value-type="percentage">
            <text:p>9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style-name="ce9" table:formula="of:=EXP(Mean+ stdDev * COM.MICROSOFT.NORM.INV(RAND();0;1))" office:value-type="percentage" office:value="0.165870883697662" calcext:value-type="percentage">
            <text:p>16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style-name="ce9" table:formula="of:=EXP(Mean+ stdDev * COM.MICROSOFT.NORM.INV(RAND();0;1))" office:value-type="percentage" office:value="0.121040059637632" calcext:value-type="percentage">
            <text:p>12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style-name="ce9" table:formula="of:=EXP(Mean+ stdDev * COM.MICROSOFT.NORM.INV(RAND();0;1))" office:value-type="percentage" office:value="0.104830272161292" calcext:value-type="percentage">
            <text:p>10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style-name="ce9" table:formula="of:=EXP(Mean+ stdDev * COM.MICROSOFT.NORM.INV(RAND();0;1))" office:value-type="percentage" office:value="0.117359367792723" calcext:value-type="percentage">
            <text:p>11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style-name="ce9" table:formula="of:=EXP(Mean+ stdDev * COM.MICROSOFT.NORM.INV(RAND();0;1))" office:value-type="percentage" office:value="0.134464227990645" calcext:value-type="percentage">
            <text:p>13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style-name="ce9" table:formula="of:=EXP(Mean+ stdDev * COM.MICROSOFT.NORM.INV(RAND();0;1))" office:value-type="percentage" office:value="0.163917946484794" calcext:value-type="percentage">
            <text:p>1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style-name="ce9" table:formula="of:=EXP(Mean+ stdDev * COM.MICROSOFT.NORM.INV(RAND();0;1))" office:value-type="percentage" office:value="0.147256674280386" calcext:value-type="percentage">
            <text:p>14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style-name="ce9" table:formula="of:=EXP(Mean+ stdDev * COM.MICROSOFT.NORM.INV(RAND();0;1))" office:value-type="percentage" office:value="0.328599321432804" calcext:value-type="percentage">
            <text:p>32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style-name="ce9" table:formula="of:=EXP(Mean+ stdDev * COM.MICROSOFT.NORM.INV(RAND();0;1))" office:value-type="percentage" office:value="0.146803284374416" calcext:value-type="percentage">
            <text:p>14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style-name="ce9" table:formula="of:=EXP(Mean+ stdDev * COM.MICROSOFT.NORM.INV(RAND();0;1))" office:value-type="percentage" office:value="0.0572618680104802" calcext:value-type="percentage">
            <text:p>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style-name="ce9" table:formula="of:=EXP(Mean+ stdDev * COM.MICROSOFT.NORM.INV(RAND();0;1))" office:value-type="percentage" office:value="0.0599479582950845" calcext:value-type="percentage">
            <text:p>5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style-name="ce9" table:formula="of:=EXP(Mean+ stdDev * COM.MICROSOFT.NORM.INV(RAND();0;1))" office:value-type="percentage" office:value="0.0803670326989639" calcext:value-type="percentage">
            <text:p>8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style-name="ce9" table:formula="of:=EXP(Mean+ stdDev * COM.MICROSOFT.NORM.INV(RAND();0;1))" office:value-type="percentage" office:value="0.15682164182412" calcext:value-type="percentage">
            <text:p>15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style-name="ce9" table:formula="of:=EXP(Mean+ stdDev * COM.MICROSOFT.NORM.INV(RAND();0;1))" office:value-type="percentage" office:value="0.107217342800305" calcext:value-type="percentage">
            <text:p>10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style-name="ce9" table:formula="of:=EXP(Mean+ stdDev * COM.MICROSOFT.NORM.INV(RAND();0;1))" office:value-type="percentage" office:value="0.201382581993851" calcext:value-type="percentage">
            <text:p>20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style-name="ce9" table:formula="of:=EXP(Mean+ stdDev * COM.MICROSOFT.NORM.INV(RAND();0;1))" office:value-type="percentage" office:value="0.145155179626687" calcext:value-type="percentage">
            <text:p>14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style-name="ce9" table:formula="of:=EXP(Mean+ stdDev * COM.MICROSOFT.NORM.INV(RAND();0;1))" office:value-type="percentage" office:value="0.0641025859161316" calcext:value-type="percentage">
            <text:p>6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style-name="ce9" table:formula="of:=EXP(Mean+ stdDev * COM.MICROSOFT.NORM.INV(RAND();0;1))" office:value-type="percentage" office:value="0.0734257182396741" calcext:value-type="percentage">
            <text:p>7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style-name="ce9" table:formula="of:=EXP(Mean+ stdDev * COM.MICROSOFT.NORM.INV(RAND();0;1))" office:value-type="percentage" office:value="0.0751119244459261" calcext:value-type="percentage">
            <text:p>7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style-name="ce9" table:formula="of:=EXP(Mean+ stdDev * COM.MICROSOFT.NORM.INV(RAND();0;1))" office:value-type="percentage" office:value="0.192864523052492" calcext:value-type="percentage">
            <text:p>19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style-name="ce9" table:formula="of:=EXP(Mean+ stdDev * COM.MICROSOFT.NORM.INV(RAND();0;1))" office:value-type="percentage" office:value="0.141993848901696" calcext:value-type="percentage">
            <text:p>14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style-name="ce9" table:formula="of:=EXP(Mean+ stdDev * COM.MICROSOFT.NORM.INV(RAND();0;1))" office:value-type="percentage" office:value="0.203245403926944" calcext:value-type="percentage">
            <text:p>2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style-name="ce9" table:formula="of:=EXP(Mean+ stdDev * COM.MICROSOFT.NORM.INV(RAND();0;1))" office:value-type="percentage" office:value="0.189177802606735" calcext:value-type="percentage">
            <text:p>18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style-name="ce9" table:formula="of:=EXP(Mean+ stdDev * COM.MICROSOFT.NORM.INV(RAND();0;1))" office:value-type="percentage" office:value="0.0991483229472921" calcext:value-type="percentage">
            <text:p>9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style-name="ce9" table:formula="of:=EXP(Mean+ stdDev * COM.MICROSOFT.NORM.INV(RAND();0;1))" office:value-type="percentage" office:value="0.637467030905587" calcext:value-type="percentage">
            <text:p>63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style-name="ce9" table:formula="of:=EXP(Mean+ stdDev * COM.MICROSOFT.NORM.INV(RAND();0;1))" office:value-type="percentage" office:value="0.254156891805173" calcext:value-type="percentage">
            <text:p>25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style-name="ce9" table:formula="of:=EXP(Mean+ stdDev * COM.MICROSOFT.NORM.INV(RAND();0;1))" office:value-type="percentage" office:value="0.0651804323455596" calcext:value-type="percentage">
            <text:p>6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style-name="ce9" table:formula="of:=EXP(Mean+ stdDev * COM.MICROSOFT.NORM.INV(RAND();0;1))" office:value-type="percentage" office:value="0.0847044376949882" calcext:value-type="percentage">
            <text:p>8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style-name="ce9" table:formula="of:=EXP(Mean+ stdDev * COM.MICROSOFT.NORM.INV(RAND();0;1))" office:value-type="percentage" office:value="0.135988469879104" calcext:value-type="percentage">
            <text:p>1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style-name="ce9" table:formula="of:=EXP(Mean+ stdDev * COM.MICROSOFT.NORM.INV(RAND();0;1))" office:value-type="percentage" office:value="0.0901932097768369" calcext:value-type="percentage">
            <text:p>9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style-name="ce9" table:formula="of:=EXP(Mean+ stdDev * COM.MICROSOFT.NORM.INV(RAND();0;1))" office:value-type="percentage" office:value="0.151689224933012" calcext:value-type="percentage">
            <text:p>1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style-name="ce9" table:formula="of:=EXP(Mean+ stdDev * COM.MICROSOFT.NORM.INV(RAND();0;1))" office:value-type="percentage" office:value="0.355811694476325" calcext:value-type="percentage">
            <text:p>3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style-name="ce9" table:formula="of:=EXP(Mean+ stdDev * COM.MICROSOFT.NORM.INV(RAND();0;1))" office:value-type="percentage" office:value="0.235899686886256" calcext:value-type="percentage">
            <text:p>23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style-name="ce9" table:formula="of:=EXP(Mean+ stdDev * COM.MICROSOFT.NORM.INV(RAND();0;1))" office:value-type="percentage" office:value="0.0863654681561104" calcext:value-type="percentage">
            <text:p>8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style-name="ce9" table:formula="of:=EXP(Mean+ stdDev * COM.MICROSOFT.NORM.INV(RAND();0;1))" office:value-type="percentage" office:value="0.142140033787164" calcext:value-type="percentage">
            <text:p>14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style-name="ce9" table:formula="of:=EXP(Mean+ stdDev * COM.MICROSOFT.NORM.INV(RAND();0;1))" office:value-type="percentage" office:value="0.15191794441886" calcext:value-type="percentage">
            <text:p>15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style-name="ce9" table:formula="of:=EXP(Mean+ stdDev * COM.MICROSOFT.NORM.INV(RAND();0;1))" office:value-type="percentage" office:value="0.129736420653326" calcext:value-type="percentage">
            <text:p>12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9" table:formula="of:=EXP(Mean+ stdDev * COM.MICROSOFT.NORM.INV(RAND();0;1))" office:value-type="percentage" office:value="0.156133793298681" calcext:value-type="percentage">
            <text:p>15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style-name="ce9" table:formula="of:=EXP(Mean+ stdDev * COM.MICROSOFT.NORM.INV(RAND();0;1))" office:value-type="percentage" office:value="0.0951246278508247" calcext:value-type="percentage">
            <text:p>9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style-name="ce9" table:formula="of:=EXP(Mean+ stdDev * COM.MICROSOFT.NORM.INV(RAND();0;1))" office:value-type="percentage" office:value="0.246403918652286" calcext:value-type="percentage">
            <text:p>2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style-name="ce9" table:formula="of:=EXP(Mean+ stdDev * COM.MICROSOFT.NORM.INV(RAND();0;1))" office:value-type="percentage" office:value="0.128743468245567" calcext:value-type="percentage">
            <text:p>12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style-name="ce9" table:formula="of:=EXP(Mean+ stdDev * COM.MICROSOFT.NORM.INV(RAND();0;1))" office:value-type="percentage" office:value="0.0833588162313605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style-name="ce9" table:formula="of:=EXP(Mean+ stdDev * COM.MICROSOFT.NORM.INV(RAND();0;1))" office:value-type="percentage" office:value="0.331670417047031" calcext:value-type="percentage">
            <text:p>33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style-name="ce9" table:formula="of:=EXP(Mean+ stdDev * COM.MICROSOFT.NORM.INV(RAND();0;1))" office:value-type="percentage" office:value="0.159499394745061" calcext:value-type="percentage">
            <text:p>1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style-name="ce9" table:formula="of:=EXP(Mean+ stdDev * COM.MICROSOFT.NORM.INV(RAND();0;1))" office:value-type="percentage" office:value="0.200850055156055" calcext:value-type="percentage">
            <text:p>20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style-name="ce9" table:formula="of:=EXP(Mean+ stdDev * COM.MICROSOFT.NORM.INV(RAND();0;1))" office:value-type="percentage" office:value="0.174622986533325" calcext:value-type="percentage">
            <text:p>17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style-name="ce9" table:formula="of:=EXP(Mean+ stdDev * COM.MICROSOFT.NORM.INV(RAND();0;1))" office:value-type="percentage" office:value="0.127469901921107" calcext:value-type="percentage">
            <text:p>12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style-name="ce9" table:formula="of:=EXP(Mean+ stdDev * COM.MICROSOFT.NORM.INV(RAND();0;1))" office:value-type="percentage" office:value="0.150080802736455" calcext:value-type="percentage">
            <text:p>15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style-name="ce9" table:formula="of:=EXP(Mean+ stdDev * COM.MICROSOFT.NORM.INV(RAND();0;1))" office:value-type="percentage" office:value="0.43390738803491" calcext:value-type="percentage">
            <text:p>43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9" table:formula="of:=EXP(Mean+ stdDev * COM.MICROSOFT.NORM.INV(RAND();0;1))" office:value-type="percentage" office:value="0.0717910693103968" calcext:value-type="percentage">
            <text:p>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style-name="ce9" table:formula="of:=EXP(Mean+ stdDev * COM.MICROSOFT.NORM.INV(RAND();0;1))" office:value-type="percentage" office:value="0.126911253134027" calcext:value-type="percentage">
            <text:p>12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style-name="ce9" table:formula="of:=EXP(Mean+ stdDev * COM.MICROSOFT.NORM.INV(RAND();0;1))" office:value-type="percentage" office:value="0.0776635891192603" calcext:value-type="percentage">
            <text:p>7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style-name="ce9" table:formula="of:=EXP(Mean+ stdDev * COM.MICROSOFT.NORM.INV(RAND();0;1))" office:value-type="percentage" office:value="0.160330975832841" calcext:value-type="percentage">
            <text:p>1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style-name="ce9" table:formula="of:=EXP(Mean+ stdDev * COM.MICROSOFT.NORM.INV(RAND();0;1))" office:value-type="percentage" office:value="0.246625778029261" calcext:value-type="percentage">
            <text:p>24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style-name="ce9" table:formula="of:=EXP(Mean+ stdDev * COM.MICROSOFT.NORM.INV(RAND();0;1))" office:value-type="percentage" office:value="0.124750306147012" calcext:value-type="percentage">
            <text:p>12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style-name="ce9" table:formula="of:=EXP(Mean+ stdDev * COM.MICROSOFT.NORM.INV(RAND();0;1))" office:value-type="percentage" office:value="0.101036347918713" calcext:value-type="percentage">
            <text:p>1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style-name="ce9" table:formula="of:=EXP(Mean+ stdDev * COM.MICROSOFT.NORM.INV(RAND();0;1))" office:value-type="percentage" office:value="0.0467202115399083" calcext:value-type="percentage">
            <text:p>4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style-name="ce9" table:formula="of:=EXP(Mean+ stdDev * COM.MICROSOFT.NORM.INV(RAND();0;1))" office:value-type="percentage" office:value="0.164811783089498" calcext:value-type="percentage">
            <text:p>1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style-name="ce9" table:formula="of:=EXP(Mean+ stdDev * COM.MICROSOFT.NORM.INV(RAND();0;1))" office:value-type="percentage" office:value="0.185852664959323" calcext:value-type="percentage">
            <text:p>18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style-name="ce9" table:formula="of:=EXP(Mean+ stdDev * COM.MICROSOFT.NORM.INV(RAND();0;1))" office:value-type="percentage" office:value="0.0988697270805093" calcext:value-type="percentage">
            <text:p>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style-name="ce9" table:formula="of:=EXP(Mean+ stdDev * COM.MICROSOFT.NORM.INV(RAND();0;1))" office:value-type="percentage" office:value="0.0889731390572523" calcext:value-type="percentage">
            <text:p>8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style-name="ce9" table:formula="of:=EXP(Mean+ stdDev * COM.MICROSOFT.NORM.INV(RAND();0;1))" office:value-type="percentage" office:value="0.225610093757669" calcext:value-type="percentage">
            <text:p>22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style-name="ce9" table:formula="of:=EXP(Mean+ stdDev * COM.MICROSOFT.NORM.INV(RAND();0;1))" office:value-type="percentage" office:value="0.151712730318759" calcext:value-type="percentage">
            <text:p>1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style-name="ce9" table:formula="of:=EXP(Mean+ stdDev * COM.MICROSOFT.NORM.INV(RAND();0;1))" office:value-type="percentage" office:value="0.15782945838717" calcext:value-type="percentage">
            <text:p>15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style-name="ce9" table:formula="of:=EXP(Mean+ stdDev * COM.MICROSOFT.NORM.INV(RAND();0;1))" office:value-type="percentage" office:value="0.252479951971118" calcext:value-type="percentage">
            <text:p>25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style-name="ce9" table:formula="of:=EXP(Mean+ stdDev * COM.MICROSOFT.NORM.INV(RAND();0;1))" office:value-type="percentage" office:value="0.077994173163775" calcext:value-type="percentage">
            <text:p>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style-name="ce9" table:formula="of:=EXP(Mean+ stdDev * COM.MICROSOFT.NORM.INV(RAND();0;1))" office:value-type="percentage" office:value="0.121513557751535" calcext:value-type="percentage">
            <text:p>12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style-name="ce9" table:formula="of:=EXP(Mean+ stdDev * COM.MICROSOFT.NORM.INV(RAND();0;1))" office:value-type="percentage" office:value="0.109404517495136" calcext:value-type="percentage">
            <text:p>10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style-name="ce9" table:formula="of:=EXP(Mean+ stdDev * COM.MICROSOFT.NORM.INV(RAND();0;1))" office:value-type="percentage" office:value="0.150213917532456" calcext:value-type="percentage">
            <text:p>15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style-name="ce9" table:formula="of:=EXP(Mean+ stdDev * COM.MICROSOFT.NORM.INV(RAND();0;1))" office:value-type="percentage" office:value="0.129631123819553" calcext:value-type="percentage">
            <text:p>12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style-name="ce9" table:formula="of:=EXP(Mean+ stdDev * COM.MICROSOFT.NORM.INV(RAND();0;1))" office:value-type="percentage" office:value="0.180036251683311" calcext:value-type="percentage">
            <text:p>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style-name="ce9" table:formula="of:=EXP(Mean+ stdDev * COM.MICROSOFT.NORM.INV(RAND();0;1))" office:value-type="percentage" office:value="0.23261746509556" calcext:value-type="percentage">
            <text:p>2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style-name="ce9" table:formula="of:=EXP(Mean+ stdDev * COM.MICROSOFT.NORM.INV(RAND();0;1))" office:value-type="percentage" office:value="0.105754304598241" calcext:value-type="percentage">
            <text:p>10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style-name="ce9" table:formula="of:=EXP(Mean+ stdDev * COM.MICROSOFT.NORM.INV(RAND();0;1))" office:value-type="percentage" office:value="0.0733952485133884" calcext:value-type="percentage">
            <text:p>7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style-name="ce9" table:formula="of:=EXP(Mean+ stdDev * COM.MICROSOFT.NORM.INV(RAND();0;1))" office:value-type="percentage" office:value="0.129395706541867" calcext:value-type="percentage">
            <text:p>1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style-name="ce9" table:formula="of:=EXP(Mean+ stdDev * COM.MICROSOFT.NORM.INV(RAND();0;1))" office:value-type="percentage" office:value="0.171274238728685" calcext:value-type="percentage">
            <text:p>1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style-name="ce9" table:formula="of:=EXP(Mean+ stdDev * COM.MICROSOFT.NORM.INV(RAND();0;1))" office:value-type="percentage" office:value="0.100739845514358" calcext:value-type="percentage">
            <text:p>1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style-name="ce9" table:formula="of:=EXP(Mean+ stdDev * COM.MICROSOFT.NORM.INV(RAND();0;1))" office:value-type="percentage" office:value="0.120023732443925" calcext:value-type="percentage">
            <text:p>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style-name="ce9" table:formula="of:=EXP(Mean+ stdDev * COM.MICROSOFT.NORM.INV(RAND();0;1))" office:value-type="percentage" office:value="0.0811375924179127" calcext:value-type="percentage">
            <text:p>8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style-name="ce9" table:formula="of:=EXP(Mean+ stdDev * COM.MICROSOFT.NORM.INV(RAND();0;1))" office:value-type="percentage" office:value="0.212583697137592" calcext:value-type="percentage">
            <text:p>21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style-name="ce9" table:formula="of:=EXP(Mean+ stdDev * COM.MICROSOFT.NORM.INV(RAND();0;1))" office:value-type="percentage" office:value="0.0791892968279185" calcext:value-type="percentage">
            <text:p>7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style-name="ce9" table:formula="of:=EXP(Mean+ stdDev * COM.MICROSOFT.NORM.INV(RAND();0;1))" office:value-type="percentage" office:value="0.137746769296874" calcext:value-type="percentage">
            <text:p>13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style-name="ce9" table:formula="of:=EXP(Mean+ stdDev * COM.MICROSOFT.NORM.INV(RAND();0;1))" office:value-type="percentage" office:value="0.141573829619605" calcext:value-type="percentage">
            <text:p>14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style-name="ce9" table:formula="of:=EXP(Mean+ stdDev * COM.MICROSOFT.NORM.INV(RAND();0;1))" office:value-type="percentage" office:value="0.0854395023423107" calcext:value-type="percentage">
            <text:p>8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style-name="ce9" table:formula="of:=EXP(Mean+ stdDev * COM.MICROSOFT.NORM.INV(RAND();0;1))" office:value-type="percentage" office:value="0.231328240012647" calcext:value-type="percentage">
            <text:p>23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style-name="ce9" table:formula="of:=EXP(Mean+ stdDev * COM.MICROSOFT.NORM.INV(RAND();0;1))" office:value-type="percentage" office:value="0.0683504886735698" calcext:value-type="percentage">
            <text:p>6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style-name="ce9" table:formula="of:=EXP(Mean+ stdDev * COM.MICROSOFT.NORM.INV(RAND();0;1))" office:value-type="percentage" office:value="0.261888689386539" calcext:value-type="percentage">
            <text:p>26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9" table:formula="of:=EXP(Mean+ stdDev * COM.MICROSOFT.NORM.INV(RAND();0;1))" office:value-type="percentage" office:value="0.0970020828834702" calcext:value-type="percentage">
            <text:p>9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style-name="ce9" table:formula="of:=EXP(Mean+ stdDev * COM.MICROSOFT.NORM.INV(RAND();0;1))" office:value-type="percentage" office:value="0.0848590886766749" calcext:value-type="percentage">
            <text:p>8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style-name="ce9" table:formula="of:=EXP(Mean+ stdDev * COM.MICROSOFT.NORM.INV(RAND();0;1))" office:value-type="percentage" office:value="0.476968656884304" calcext:value-type="percentage">
            <text:p>47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style-name="ce9" table:formula="of:=EXP(Mean+ stdDev * COM.MICROSOFT.NORM.INV(RAND();0;1))" office:value-type="percentage" office:value="0.190333434043441" calcext:value-type="percentage">
            <text:p>19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style-name="ce9" table:formula="of:=EXP(Mean+ stdDev * COM.MICROSOFT.NORM.INV(RAND();0;1))" office:value-type="percentage" office:value="0.154790816059846" calcext:value-type="percentage">
            <text:p>15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style-name="ce9" table:formula="of:=EXP(Mean+ stdDev * COM.MICROSOFT.NORM.INV(RAND();0;1))" office:value-type="percentage" office:value="0.109858485965889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style-name="ce9" table:formula="of:=EXP(Mean+ stdDev * COM.MICROSOFT.NORM.INV(RAND();0;1))" office:value-type="percentage" office:value="0.289386867389237" calcext:value-type="percentage">
            <text:p>28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style-name="ce9" table:formula="of:=EXP(Mean+ stdDev * COM.MICROSOFT.NORM.INV(RAND();0;1))" office:value-type="percentage" office:value="0.160097679334822" calcext:value-type="percentage">
            <text:p>16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style-name="ce9" table:formula="of:=EXP(Mean+ stdDev * COM.MICROSOFT.NORM.INV(RAND();0;1))" office:value-type="percentage" office:value="0.157289290957739" calcext:value-type="percentage">
            <text:p>1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style-name="ce9" table:formula="of:=EXP(Mean+ stdDev * COM.MICROSOFT.NORM.INV(RAND();0;1))" office:value-type="percentage" office:value="0.140433232638647" calcext:value-type="percentage">
            <text:p>14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style-name="ce9" table:formula="of:=EXP(Mean+ stdDev * COM.MICROSOFT.NORM.INV(RAND();0;1))" office:value-type="percentage" office:value="0.286567808483887" calcext:value-type="percentage">
            <text:p>28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style-name="ce9" table:formula="of:=EXP(Mean+ stdDev * COM.MICROSOFT.NORM.INV(RAND();0;1))" office:value-type="percentage" office:value="0.0908195339690036" calcext:value-type="percentage">
            <text:p>9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style-name="ce9" table:formula="of:=EXP(Mean+ stdDev * COM.MICROSOFT.NORM.INV(RAND();0;1))" office:value-type="percentage" office:value="0.100759561082187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style-name="ce9" table:formula="of:=EXP(Mean+ stdDev * COM.MICROSOFT.NORM.INV(RAND();0;1))" office:value-type="percentage" office:value="0.191683709059353" calcext:value-type="percentage">
            <text:p>1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style-name="ce9" table:formula="of:=EXP(Mean+ stdDev * COM.MICROSOFT.NORM.INV(RAND();0;1))" office:value-type="percentage" office:value="0.220117634918136" calcext:value-type="percentage">
            <text:p>22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style-name="ce9" table:formula="of:=EXP(Mean+ stdDev * COM.MICROSOFT.NORM.INV(RAND();0;1))" office:value-type="percentage" office:value="0.0834760227890793" calcext:value-type="percentage">
            <text:p>8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style-name="ce9" table:formula="of:=EXP(Mean+ stdDev * COM.MICROSOFT.NORM.INV(RAND();0;1))" office:value-type="percentage" office:value="0.0697515190923793" calcext:value-type="percentage">
            <text:p>6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style-name="ce9" table:formula="of:=EXP(Mean+ stdDev * COM.MICROSOFT.NORM.INV(RAND();0;1))" office:value-type="percentage" office:value="0.374963873253087" calcext:value-type="percentage">
            <text:p>37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style-name="ce9" table:formula="of:=EXP(Mean+ stdDev * COM.MICROSOFT.NORM.INV(RAND();0;1))" office:value-type="percentage" office:value="0.0558331994464296" calcext:value-type="percentage">
            <text:p>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style-name="ce9" table:formula="of:=EXP(Mean+ stdDev * COM.MICROSOFT.NORM.INV(RAND();0;1))" office:value-type="percentage" office:value="0.239457821522712" calcext:value-type="percentage">
            <text:p>23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style-name="ce9" table:formula="of:=EXP(Mean+ stdDev * COM.MICROSOFT.NORM.INV(RAND();0;1))" office:value-type="percentage" office:value="0.102195180232022" calcext:value-type="percentage">
            <text:p>1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style-name="ce9" table:formula="of:=EXP(Mean+ stdDev * COM.MICROSOFT.NORM.INV(RAND();0;1))" office:value-type="percentage" office:value="0.0934529265138482" calcext:value-type="percentage">
            <text:p>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style-name="ce9" table:formula="of:=EXP(Mean+ stdDev * COM.MICROSOFT.NORM.INV(RAND();0;1))" office:value-type="percentage" office:value="0.0600914120115045" calcext:value-type="percentage">
            <text:p>6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style-name="ce9" table:formula="of:=EXP(Mean+ stdDev * COM.MICROSOFT.NORM.INV(RAND();0;1))" office:value-type="percentage" office:value="0.208482284525739" calcext:value-type="percentage">
            <text:p>2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style-name="ce9" table:formula="of:=EXP(Mean+ stdDev * COM.MICROSOFT.NORM.INV(RAND();0;1))" office:value-type="percentage" office:value="0.13782923155396" calcext:value-type="percentage">
            <text:p>13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style-name="ce9" table:formula="of:=EXP(Mean+ stdDev * COM.MICROSOFT.NORM.INV(RAND();0;1))" office:value-type="percentage" office:value="0.0696505109033449" calcext:value-type="percentage">
            <text:p>6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style-name="ce9" table:formula="of:=EXP(Mean+ stdDev * COM.MICROSOFT.NORM.INV(RAND();0;1))" office:value-type="percentage" office:value="0.0957610990823484" calcext:value-type="percentage">
            <text:p>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style-name="ce9" table:formula="of:=EXP(Mean+ stdDev * COM.MICROSOFT.NORM.INV(RAND();0;1))" office:value-type="percentage" office:value="0.099128620258916" calcext:value-type="percentage">
            <text:p>9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style-name="ce9" table:formula="of:=EXP(Mean+ stdDev * COM.MICROSOFT.NORM.INV(RAND();0;1))" office:value-type="percentage" office:value="0.0866796844620366" calcext:value-type="percentage">
            <text:p>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style-name="ce9" table:formula="of:=EXP(Mean+ stdDev * COM.MICROSOFT.NORM.INV(RAND();0;1))" office:value-type="percentage" office:value="0.153173801495002" calcext:value-type="percentage">
            <text:p>15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style-name="ce9" table:formula="of:=EXP(Mean+ stdDev * COM.MICROSOFT.NORM.INV(RAND();0;1))" office:value-type="percentage" office:value="0.221686101020753" calcext:value-type="percentage">
            <text:p>2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style-name="ce9" table:formula="of:=EXP(Mean+ stdDev * COM.MICROSOFT.NORM.INV(RAND();0;1))" office:value-type="percentage" office:value="0.171683331658323" calcext:value-type="percentage">
            <text:p>17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style-name="ce9" table:formula="of:=EXP(Mean+ stdDev * COM.MICROSOFT.NORM.INV(RAND();0;1))" office:value-type="percentage" office:value="0.220075035508767" calcext:value-type="percentage">
            <text:p>22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style-name="ce9" table:formula="of:=EXP(Mean+ stdDev * COM.MICROSOFT.NORM.INV(RAND();0;1))" office:value-type="percentage" office:value="0.159049059489132" calcext:value-type="percentage">
            <text:p>15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style-name="ce9" table:formula="of:=EXP(Mean+ stdDev * COM.MICROSOFT.NORM.INV(RAND();0;1))" office:value-type="percentage" office:value="0.181575831028541" calcext:value-type="percentage">
            <text:p>18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style-name="ce9" table:formula="of:=EXP(Mean+ stdDev * COM.MICROSOFT.NORM.INV(RAND();0;1))" office:value-type="percentage" office:value="0.0820294009723465" calcext:value-type="percentage">
            <text:p>8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style-name="ce9" table:formula="of:=EXP(Mean+ stdDev * COM.MICROSOFT.NORM.INV(RAND();0;1))" office:value-type="percentage" office:value="0.215914135880883" calcext:value-type="percentage">
            <text:p>21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style-name="ce9" table:formula="of:=EXP(Mean+ stdDev * COM.MICROSOFT.NORM.INV(RAND();0;1))" office:value-type="percentage" office:value="0.241205446941521" calcext:value-type="percentage">
            <text:p>2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style-name="ce9" table:formula="of:=EXP(Mean+ stdDev * COM.MICROSOFT.NORM.INV(RAND();0;1))" office:value-type="percentage" office:value="0.140768369863917" calcext:value-type="percentage">
            <text:p>14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style-name="ce9" table:formula="of:=EXP(Mean+ stdDev * COM.MICROSOFT.NORM.INV(RAND();0;1))" office:value-type="percentage" office:value="0.406780580566554" calcext:value-type="percentage">
            <text:p>4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style-name="ce9" table:formula="of:=EXP(Mean+ stdDev * COM.MICROSOFT.NORM.INV(RAND();0;1))" office:value-type="percentage" office:value="0.0526953798457967" calcext:value-type="percentage">
            <text:p>5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style-name="ce9" table:formula="of:=EXP(Mean+ stdDev * COM.MICROSOFT.NORM.INV(RAND();0;1))" office:value-type="percentage" office:value="0.108579359791711" calcext:value-type="percentage">
            <text:p>1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style-name="ce9" table:formula="of:=EXP(Mean+ stdDev * COM.MICROSOFT.NORM.INV(RAND();0;1))" office:value-type="percentage" office:value="0.186418732293921" calcext:value-type="percentage">
            <text:p>18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style-name="ce9" table:formula="of:=EXP(Mean+ stdDev * COM.MICROSOFT.NORM.INV(RAND();0;1))" office:value-type="percentage" office:value="0.128606315474796" calcext:value-type="percentage">
            <text:p>12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style-name="ce9" table:formula="of:=EXP(Mean+ stdDev * COM.MICROSOFT.NORM.INV(RAND();0;1))" office:value-type="percentage" office:value="0.112886266818371" calcext:value-type="percentage">
            <text:p>11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style-name="ce9" table:formula="of:=EXP(Mean+ stdDev * COM.MICROSOFT.NORM.INV(RAND();0;1))" office:value-type="percentage" office:value="0.0751144037039389" calcext:value-type="percentage">
            <text:p>7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style-name="ce9" table:formula="of:=EXP(Mean+ stdDev * COM.MICROSOFT.NORM.INV(RAND();0;1))" office:value-type="percentage" office:value="0.207456531704548" calcext:value-type="percentage">
            <text:p>20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style-name="ce9" table:formula="of:=EXP(Mean+ stdDev * COM.MICROSOFT.NORM.INV(RAND();0;1))" office:value-type="percentage" office:value="0.0933570565354432" calcext:value-type="percentage">
            <text:p>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style-name="ce9" table:formula="of:=EXP(Mean+ stdDev * COM.MICROSOFT.NORM.INV(RAND();0;1))" office:value-type="percentage" office:value="0.17186330643365" calcext:value-type="percentage">
            <text:p>17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style-name="ce9" table:formula="of:=EXP(Mean+ stdDev * COM.MICROSOFT.NORM.INV(RAND();0;1))" office:value-type="percentage" office:value="0.585049464583451" calcext:value-type="percentage">
            <text:p>58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9" table:formula="of:=EXP(Mean+ stdDev * COM.MICROSOFT.NORM.INV(RAND();0;1))" office:value-type="percentage" office:value="0.113658437453919" calcext:value-type="percentage">
            <text:p>11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style-name="ce9" table:formula="of:=EXP(Mean+ stdDev * COM.MICROSOFT.NORM.INV(RAND();0;1))" office:value-type="percentage" office:value="0.135414150699744" calcext:value-type="percentage">
            <text:p>13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style-name="ce9" table:formula="of:=EXP(Mean+ stdDev * COM.MICROSOFT.NORM.INV(RAND();0;1))" office:value-type="percentage" office:value="0.161166449432564" calcext:value-type="percentage">
            <text:p>16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style-name="ce9" table:formula="of:=EXP(Mean+ stdDev * COM.MICROSOFT.NORM.INV(RAND();0;1))" office:value-type="percentage" office:value="0.125670509186327" calcext:value-type="percentage">
            <text:p>1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style-name="ce9" table:formula="of:=EXP(Mean+ stdDev * COM.MICROSOFT.NORM.INV(RAND();0;1))" office:value-type="percentage" office:value="0.11965435312046" calcext:value-type="percentage">
            <text:p>1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style-name="ce9" table:formula="of:=EXP(Mean+ stdDev * COM.MICROSOFT.NORM.INV(RAND();0;1))" office:value-type="percentage" office:value="0.130448247602366" calcext:value-type="percentage">
            <text:p>13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style-name="ce9" table:formula="of:=EXP(Mean+ stdDev * COM.MICROSOFT.NORM.INV(RAND();0;1))" office:value-type="percentage" office:value="0.0783238088425765" calcext:value-type="percentage">
            <text:p>7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style-name="ce9" table:formula="of:=EXP(Mean+ stdDev * COM.MICROSOFT.NORM.INV(RAND();0;1))" office:value-type="percentage" office:value="0.144597869955177" calcext:value-type="percentage">
            <text:p>14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style-name="ce9" table:formula="of:=EXP(Mean+ stdDev * COM.MICROSOFT.NORM.INV(RAND();0;1))" office:value-type="percentage" office:value="0.160340215891779" calcext:value-type="percentage">
            <text:p>1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style-name="ce9" table:formula="of:=EXP(Mean+ stdDev * COM.MICROSOFT.NORM.INV(RAND();0;1))" office:value-type="percentage" office:value="0.336137781838382" calcext:value-type="percentage">
            <text:p>3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style-name="ce9" table:formula="of:=EXP(Mean+ stdDev * COM.MICROSOFT.NORM.INV(RAND();0;1))" office:value-type="percentage" office:value="0.119642276937002" calcext:value-type="percentage">
            <text:p>11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style-name="ce9" table:formula="of:=EXP(Mean+ stdDev * COM.MICROSOFT.NORM.INV(RAND();0;1))" office:value-type="percentage" office:value="0.432760515297109" calcext:value-type="percentage">
            <text:p>43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style-name="ce9" table:formula="of:=EXP(Mean+ stdDev * COM.MICROSOFT.NORM.INV(RAND();0;1))" office:value-type="percentage" office:value="0.224440647803617" calcext:value-type="percentage">
            <text:p>22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style-name="ce9" table:formula="of:=EXP(Mean+ stdDev * COM.MICROSOFT.NORM.INV(RAND();0;1))" office:value-type="percentage" office:value="0.203214801690746" calcext:value-type="percentage">
            <text:p>2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style-name="ce9" table:formula="of:=EXP(Mean+ stdDev * COM.MICROSOFT.NORM.INV(RAND();0;1))" office:value-type="percentage" office:value="0.377219443108818" calcext:value-type="percentage">
            <text:p>37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style-name="ce9" table:formula="of:=EXP(Mean+ stdDev * COM.MICROSOFT.NORM.INV(RAND();0;1))" office:value-type="percentage" office:value="0.204782068643638" calcext:value-type="percentage">
            <text:p>20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style-name="ce9" table:formula="of:=EXP(Mean+ stdDev * COM.MICROSOFT.NORM.INV(RAND();0;1))" office:value-type="percentage" office:value="0.164182519340313" calcext:value-type="percentage">
            <text:p>16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style-name="ce9" table:formula="of:=EXP(Mean+ stdDev * COM.MICROSOFT.NORM.INV(RAND();0;1))" office:value-type="percentage" office:value="0.0662638039509253" calcext:value-type="percentage">
            <text:p>6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style-name="ce9" table:formula="of:=EXP(Mean+ stdDev * COM.MICROSOFT.NORM.INV(RAND();0;1))" office:value-type="percentage" office:value="0.0778277592354934" calcext:value-type="percentage">
            <text:p>7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style-name="ce9" table:formula="of:=EXP(Mean+ stdDev * COM.MICROSOFT.NORM.INV(RAND();0;1))" office:value-type="percentage" office:value="0.113496389032523" calcext:value-type="percentage">
            <text:p>11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style-name="ce9" table:formula="of:=EXP(Mean+ stdDev * COM.MICROSOFT.NORM.INV(RAND();0;1))" office:value-type="percentage" office:value="0.137757518098334" calcext:value-type="percentage">
            <text:p>13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9" table:formula="of:=EXP(Mean+ stdDev * COM.MICROSOFT.NORM.INV(RAND();0;1))" office:value-type="percentage" office:value="0.183949423761967" calcext:value-type="percentage">
            <text:p>1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style-name="ce9" table:formula="of:=EXP(Mean+ stdDev * COM.MICROSOFT.NORM.INV(RAND();0;1))" office:value-type="percentage" office:value="0.150299244082164" calcext:value-type="percentage">
            <text:p>15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style-name="ce9" table:formula="of:=EXP(Mean+ stdDev * COM.MICROSOFT.NORM.INV(RAND();0;1))" office:value-type="percentage" office:value="0.132350349115528" calcext:value-type="percentage">
            <text:p>13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style-name="ce9" table:formula="of:=EXP(Mean+ stdDev * COM.MICROSOFT.NORM.INV(RAND();0;1))" office:value-type="percentage" office:value="0.0761226629743462" calcext:value-type="percentage">
            <text:p>7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9" table:formula="of:=EXP(Mean+ stdDev * COM.MICROSOFT.NORM.INV(RAND();0;1))" office:value-type="percentage" office:value="0.0746446131272498" calcext:value-type="percentage">
            <text:p>7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style-name="ce9" table:formula="of:=EXP(Mean+ stdDev * COM.MICROSOFT.NORM.INV(RAND();0;1))" office:value-type="percentage" office:value="0.201047375247781" calcext:value-type="percentage">
            <text:p>2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style-name="ce9" table:formula="of:=EXP(Mean+ stdDev * COM.MICROSOFT.NORM.INV(RAND();0;1))" office:value-type="percentage" office:value="0.121015915950675" calcext:value-type="percentage">
            <text:p>12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style-name="ce9" table:formula="of:=EXP(Mean+ stdDev * COM.MICROSOFT.NORM.INV(RAND();0;1))" office:value-type="percentage" office:value="0.130904647985693" calcext:value-type="percentage">
            <text:p>13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style-name="ce9" table:formula="of:=EXP(Mean+ stdDev * COM.MICROSOFT.NORM.INV(RAND();0;1))" office:value-type="percentage" office:value="0.13360509131728" calcext:value-type="percentage">
            <text:p>13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style-name="ce9" table:formula="of:=EXP(Mean+ stdDev * COM.MICROSOFT.NORM.INV(RAND();0;1))" office:value-type="percentage" office:value="0.0772918229328194" calcext:value-type="percentage">
            <text:p>7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style-name="ce9" table:formula="of:=EXP(Mean+ stdDev * COM.MICROSOFT.NORM.INV(RAND();0;1))" office:value-type="percentage" office:value="0.128947938493949" calcext:value-type="percentage">
            <text:p>12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style-name="ce9" table:formula="of:=EXP(Mean+ stdDev * COM.MICROSOFT.NORM.INV(RAND();0;1))" office:value-type="percentage" office:value="0.114249379561278" calcext:value-type="percentage">
            <text:p>11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style-name="ce9" table:formula="of:=EXP(Mean+ stdDev * COM.MICROSOFT.NORM.INV(RAND();0;1))" office:value-type="percentage" office:value="0.309393074454115" calcext:value-type="percentage">
            <text:p>30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style-name="ce9" table:formula="of:=EXP(Mean+ stdDev * COM.MICROSOFT.NORM.INV(RAND();0;1))" office:value-type="percentage" office:value="0.153742644435613" calcext:value-type="percentage">
            <text:p>1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style-name="ce9" table:formula="of:=EXP(Mean+ stdDev * COM.MICROSOFT.NORM.INV(RAND();0;1))" office:value-type="percentage" office:value="0.0953627462078129" calcext:value-type="percentage">
            <text:p>9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style-name="ce9" table:formula="of:=EXP(Mean+ stdDev * COM.MICROSOFT.NORM.INV(RAND();0;1))" office:value-type="percentage" office:value="0.206815918305784" calcext:value-type="percentage">
            <text:p>2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style-name="ce9" table:formula="of:=EXP(Mean+ stdDev * COM.MICROSOFT.NORM.INV(RAND();0;1))" office:value-type="percentage" office:value="0.271201332274919" calcext:value-type="percentage">
            <text:p>2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style-name="ce9" table:formula="of:=EXP(Mean+ stdDev * COM.MICROSOFT.NORM.INV(RAND();0;1))" office:value-type="percentage" office:value="0.18788663864658" calcext:value-type="percentage">
            <text:p>18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style-name="ce9" table:formula="of:=EXP(Mean+ stdDev * COM.MICROSOFT.NORM.INV(RAND();0;1))" office:value-type="percentage" office:value="0.076667660243629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style-name="ce9" table:formula="of:=EXP(Mean+ stdDev * COM.MICROSOFT.NORM.INV(RAND();0;1))" office:value-type="percentage" office:value="0.116652948350085" calcext:value-type="percentage">
            <text:p>11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style-name="ce9" table:formula="of:=EXP(Mean+ stdDev * COM.MICROSOFT.NORM.INV(RAND();0;1))" office:value-type="percentage" office:value="0.152018667431226" calcext:value-type="percentage">
            <text:p>15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style-name="ce9" table:formula="of:=EXP(Mean+ stdDev * COM.MICROSOFT.NORM.INV(RAND();0;1))" office:value-type="percentage" office:value="0.344488824280934" calcext:value-type="percentage">
            <text:p>34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style-name="ce9" table:formula="of:=EXP(Mean+ stdDev * COM.MICROSOFT.NORM.INV(RAND();0;1))" office:value-type="percentage" office:value="0.108259270446056" calcext:value-type="percentage">
            <text:p>10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style-name="ce9" table:formula="of:=EXP(Mean+ stdDev * COM.MICROSOFT.NORM.INV(RAND();0;1))" office:value-type="percentage" office:value="0.17003350377047" calcext:value-type="percentage">
            <text:p>1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style-name="ce9" table:formula="of:=EXP(Mean+ stdDev * COM.MICROSOFT.NORM.INV(RAND();0;1))" office:value-type="percentage" office:value="0.255090417044235" calcext:value-type="percentage">
            <text:p>25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style-name="ce9" table:formula="of:=EXP(Mean+ stdDev * COM.MICROSOFT.NORM.INV(RAND();0;1))" office:value-type="percentage" office:value="0.192117851524892" calcext:value-type="percentage">
            <text:p>19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style-name="ce9" table:formula="of:=EXP(Mean+ stdDev * COM.MICROSOFT.NORM.INV(RAND();0;1))" office:value-type="percentage" office:value="0.128470454411261" calcext:value-type="percentage">
            <text:p>12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style-name="ce9" table:formula="of:=EXP(Mean+ stdDev * COM.MICROSOFT.NORM.INV(RAND();0;1))" office:value-type="percentage" office:value="0.323493223671564" calcext:value-type="percentage">
            <text:p>32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style-name="ce9" table:formula="of:=EXP(Mean+ stdDev * COM.MICROSOFT.NORM.INV(RAND();0;1))" office:value-type="percentage" office:value="0.113236776346062" calcext:value-type="percentage">
            <text:p>1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9" table:formula="of:=EXP(Mean+ stdDev * COM.MICROSOFT.NORM.INV(RAND();0;1))" office:value-type="percentage" office:value="0.0502817281220048" calcext:value-type="percentage">
            <text:p>5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style-name="ce9" table:formula="of:=EXP(Mean+ stdDev * COM.MICROSOFT.NORM.INV(RAND();0;1))" office:value-type="percentage" office:value="0.0716957663192939" calcext:value-type="percentage">
            <text:p>7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style-name="ce9" table:formula="of:=EXP(Mean+ stdDev * COM.MICROSOFT.NORM.INV(RAND();0;1))" office:value-type="percentage" office:value="0.109272555163926" calcext:value-type="percentage">
            <text:p>10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style-name="ce9" table:formula="of:=EXP(Mean+ stdDev * COM.MICROSOFT.NORM.INV(RAND();0;1))" office:value-type="percentage" office:value="0.405652069024925" calcext:value-type="percentage">
            <text:p>40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style-name="ce9" table:formula="of:=EXP(Mean+ stdDev * COM.MICROSOFT.NORM.INV(RAND();0;1))" office:value-type="percentage" office:value="0.167256459491622" calcext:value-type="percentage">
            <text:p>16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style-name="ce9" table:formula="of:=EXP(Mean+ stdDev * COM.MICROSOFT.NORM.INV(RAND();0;1))" office:value-type="percentage" office:value="0.228047570857126" calcext:value-type="percentage">
            <text:p>22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style-name="ce9" table:formula="of:=EXP(Mean+ stdDev * COM.MICROSOFT.NORM.INV(RAND();0;1))" office:value-type="percentage" office:value="0.0797827525353519" calcext:value-type="percentage">
            <text:p>7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style-name="ce9" table:formula="of:=EXP(Mean+ stdDev * COM.MICROSOFT.NORM.INV(RAND();0;1))" office:value-type="percentage" office:value="0.246137927680731" calcext:value-type="percentage">
            <text:p>24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style-name="ce9" table:formula="of:=EXP(Mean+ stdDev * COM.MICROSOFT.NORM.INV(RAND();0;1))" office:value-type="percentage" office:value="0.170110844158263" calcext:value-type="percentage">
            <text:p>17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style-name="ce9" table:formula="of:=EXP(Mean+ stdDev * COM.MICROSOFT.NORM.INV(RAND();0;1))" office:value-type="percentage" office:value="0.117849770715658" calcext:value-type="percentage">
            <text:p>11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style-name="ce9" table:formula="of:=EXP(Mean+ stdDev * COM.MICROSOFT.NORM.INV(RAND();0;1))" office:value-type="percentage" office:value="0.0870147270297736" calcext:value-type="percentage">
            <text:p>8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style-name="ce9" table:formula="of:=EXP(Mean+ stdDev * COM.MICROSOFT.NORM.INV(RAND();0;1))" office:value-type="percentage" office:value="0.10421817673041" calcext:value-type="percentage">
            <text:p>10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style-name="ce9" table:formula="of:=EXP(Mean+ stdDev * COM.MICROSOFT.NORM.INV(RAND();0;1))" office:value-type="percentage" office:value="0.156535216609614" calcext:value-type="percentage">
            <text:p>1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style-name="ce9" table:formula="of:=EXP(Mean+ stdDev * COM.MICROSOFT.NORM.INV(RAND();0;1))" office:value-type="percentage" office:value="0.0937084471575222" calcext:value-type="percentage">
            <text:p>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style-name="ce9" table:formula="of:=EXP(Mean+ stdDev * COM.MICROSOFT.NORM.INV(RAND();0;1))" office:value-type="percentage" office:value="0.0789099130740733" calcext:value-type="percentage">
            <text:p>7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style-name="ce9" table:formula="of:=EXP(Mean+ stdDev * COM.MICROSOFT.NORM.INV(RAND();0;1))" office:value-type="percentage" office:value="0.0464487199406419" calcext:value-type="percentage">
            <text:p>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style-name="ce9" table:formula="of:=EXP(Mean+ stdDev * COM.MICROSOFT.NORM.INV(RAND();0;1))" office:value-type="percentage" office:value="0.0766875863171638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style-name="ce9" table:formula="of:=EXP(Mean+ stdDev * COM.MICROSOFT.NORM.INV(RAND();0;1))" office:value-type="percentage" office:value="0.155629217384873" calcext:value-type="percentage">
            <text:p>15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style-name="ce9" table:formula="of:=EXP(Mean+ stdDev * COM.MICROSOFT.NORM.INV(RAND();0;1))" office:value-type="percentage" office:value="0.101409331487055" calcext:value-type="percentage">
            <text:p>10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style-name="ce9" table:formula="of:=EXP(Mean+ stdDev * COM.MICROSOFT.NORM.INV(RAND();0;1))" office:value-type="percentage" office:value="0.0828880982150189" calcext:value-type="percentage">
            <text:p>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style-name="ce9" table:formula="of:=EXP(Mean+ stdDev * COM.MICROSOFT.NORM.INV(RAND();0;1))" office:value-type="percentage" office:value="0.0489209167796447" calcext:value-type="percentage">
            <text:p>4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style-name="ce9" table:formula="of:=EXP(Mean+ stdDev * COM.MICROSOFT.NORM.INV(RAND();0;1))" office:value-type="percentage" office:value="0.0994325936180588" calcext:value-type="percentage">
            <text:p>9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style-name="ce9" table:formula="of:=EXP(Mean+ stdDev * COM.MICROSOFT.NORM.INV(RAND();0;1))" office:value-type="percentage" office:value="0.390051516649709" calcext:value-type="percentage">
            <text:p>39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style-name="ce9" table:formula="of:=EXP(Mean+ stdDev * COM.MICROSOFT.NORM.INV(RAND();0;1))" office:value-type="percentage" office:value="0.213588352776184" calcext:value-type="percentage">
            <text:p>21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style-name="ce9" table:formula="of:=EXP(Mean+ stdDev * COM.MICROSOFT.NORM.INV(RAND();0;1))" office:value-type="percentage" office:value="0.159672816461604" calcext:value-type="percentage">
            <text:p>15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style-name="ce9" table:formula="of:=EXP(Mean+ stdDev * COM.MICROSOFT.NORM.INV(RAND();0;1))" office:value-type="percentage" office:value="0.122271282390054" calcext:value-type="percentage">
            <text:p>1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style-name="ce9" table:formula="of:=EXP(Mean+ stdDev * COM.MICROSOFT.NORM.INV(RAND();0;1))" office:value-type="percentage" office:value="0.20537740354452" calcext:value-type="percentage">
            <text:p>2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style-name="ce9" table:formula="of:=EXP(Mean+ stdDev * COM.MICROSOFT.NORM.INV(RAND();0;1))" office:value-type="percentage" office:value="0.223011546666924" calcext:value-type="percentage">
            <text:p>2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style-name="ce9" table:formula="of:=EXP(Mean+ stdDev * COM.MICROSOFT.NORM.INV(RAND();0;1))" office:value-type="percentage" office:value="0.292705857002924" calcext:value-type="percentage">
            <text:p>29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style-name="ce9" table:formula="of:=EXP(Mean+ stdDev * COM.MICROSOFT.NORM.INV(RAND();0;1))" office:value-type="percentage" office:value="0.117812949420035" calcext:value-type="percentage">
            <text:p>11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style-name="ce9" table:formula="of:=EXP(Mean+ stdDev * COM.MICROSOFT.NORM.INV(RAND();0;1))" office:value-type="percentage" office:value="0.229117101977901" calcext:value-type="percentage">
            <text:p>2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style-name="ce9" table:formula="of:=EXP(Mean+ stdDev * COM.MICROSOFT.NORM.INV(RAND();0;1))" office:value-type="percentage" office:value="0.111995692420755" calcext:value-type="percentage">
            <text:p>11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style-name="ce9" table:formula="of:=EXP(Mean+ stdDev * COM.MICROSOFT.NORM.INV(RAND();0;1))" office:value-type="percentage" office:value="0.260670759674097" calcext:value-type="percentage">
            <text:p>26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style-name="ce9" table:formula="of:=EXP(Mean+ stdDev * COM.MICROSOFT.NORM.INV(RAND();0;1))" office:value-type="percentage" office:value="0.0570197482811548" calcext:value-type="percentage">
            <text:p>5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style-name="ce9" table:formula="of:=EXP(Mean+ stdDev * COM.MICROSOFT.NORM.INV(RAND();0;1))" office:value-type="percentage" office:value="0.298664243602301" calcext:value-type="percentage">
            <text:p>2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style-name="ce9" table:formula="of:=EXP(Mean+ stdDev * COM.MICROSOFT.NORM.INV(RAND();0;1))" office:value-type="percentage" office:value="0.354107149019594" calcext:value-type="percentage">
            <text:p>35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style-name="ce9" table:formula="of:=EXP(Mean+ stdDev * COM.MICROSOFT.NORM.INV(RAND();0;1))" office:value-type="percentage" office:value="0.185333550692352" calcext:value-type="percentage">
            <text:p>18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style-name="ce9" table:formula="of:=EXP(Mean+ stdDev * COM.MICROSOFT.NORM.INV(RAND();0;1))" office:value-type="percentage" office:value="0.0946547893429739" calcext:value-type="percentage">
            <text:p>9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style-name="ce9" table:formula="of:=EXP(Mean+ stdDev * COM.MICROSOFT.NORM.INV(RAND();0;1))" office:value-type="percentage" office:value="0.105398873601684" calcext:value-type="percentage">
            <text:p>1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style-name="ce9" table:formula="of:=EXP(Mean+ stdDev * COM.MICROSOFT.NORM.INV(RAND();0;1))" office:value-type="percentage" office:value="0.0803339526629776" calcext:value-type="percentage">
            <text:p>8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style-name="ce9" table:formula="of:=EXP(Mean+ stdDev * COM.MICROSOFT.NORM.INV(RAND();0;1))" office:value-type="percentage" office:value="0.130174029304995" calcext:value-type="percentage">
            <text:p>13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style-name="ce9" table:formula="of:=EXP(Mean+ stdDev * COM.MICROSOFT.NORM.INV(RAND();0;1))" office:value-type="percentage" office:value="0.469540484196901" calcext:value-type="percentage">
            <text:p>46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style-name="ce9" table:formula="of:=EXP(Mean+ stdDev * COM.MICROSOFT.NORM.INV(RAND();0;1))" office:value-type="percentage" office:value="0.206055356694121" calcext:value-type="percentage">
            <text:p>2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style-name="ce9" table:formula="of:=EXP(Mean+ stdDev * COM.MICROSOFT.NORM.INV(RAND();0;1))" office:value-type="percentage" office:value="0.111713764774007" calcext:value-type="percentage">
            <text:p>1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style-name="ce9" table:formula="of:=EXP(Mean+ stdDev * COM.MICROSOFT.NORM.INV(RAND();0;1))" office:value-type="percentage" office:value="0.500972143002753" calcext:value-type="percentage">
            <text:p>5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style-name="ce9" table:formula="of:=EXP(Mean+ stdDev * COM.MICROSOFT.NORM.INV(RAND();0;1))" office:value-type="percentage" office:value="0.137856247740535" calcext:value-type="percentage">
            <text:p>13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style-name="ce9" table:formula="of:=EXP(Mean+ stdDev * COM.MICROSOFT.NORM.INV(RAND();0;1))" office:value-type="percentage" office:value="0.33953178688371" calcext:value-type="percentage">
            <text:p>33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style-name="ce9" table:formula="of:=EXP(Mean+ stdDev * COM.MICROSOFT.NORM.INV(RAND();0;1))" office:value-type="percentage" office:value="0.139512008379609" calcext:value-type="percentage">
            <text:p>13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style-name="ce9" table:formula="of:=EXP(Mean+ stdDev * COM.MICROSOFT.NORM.INV(RAND();0;1))" office:value-type="percentage" office:value="0.276235483966349" calcext:value-type="percentage">
            <text:p>27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style-name="ce9" table:formula="of:=EXP(Mean+ stdDev * COM.MICROSOFT.NORM.INV(RAND();0;1))" office:value-type="percentage" office:value="0.0291845502964629" calcext:value-type="percentage">
            <text:p>2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9" table:formula="of:=EXP(Mean+ stdDev * COM.MICROSOFT.NORM.INV(RAND();0;1))" office:value-type="percentage" office:value="0.209763050562076" calcext:value-type="percentage">
            <text:p>2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style-name="ce9" table:formula="of:=EXP(Mean+ stdDev * COM.MICROSOFT.NORM.INV(RAND();0;1))" office:value-type="percentage" office:value="0.0655931654937042" calcext:value-type="percentage">
            <text:p>6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style-name="ce9" table:formula="of:=EXP(Mean+ stdDev * COM.MICROSOFT.NORM.INV(RAND();0;1))" office:value-type="percentage" office:value="0.13835221280829" calcext:value-type="percentage">
            <text:p>13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style-name="ce9" table:formula="of:=EXP(Mean+ stdDev * COM.MICROSOFT.NORM.INV(RAND();0;1))" office:value-type="percentage" office:value="0.192323072209096" calcext:value-type="percentage">
            <text:p>1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style-name="ce9" table:formula="of:=EXP(Mean+ stdDev * COM.MICROSOFT.NORM.INV(RAND();0;1))" office:value-type="percentage" office:value="0.200075599369614" calcext:value-type="percentage">
            <text:p>20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style-name="ce9" table:formula="of:=EXP(Mean+ stdDev * COM.MICROSOFT.NORM.INV(RAND();0;1))" office:value-type="percentage" office:value="0.25395837233966" calcext:value-type="percentage">
            <text:p>2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style-name="ce9" table:formula="of:=EXP(Mean+ stdDev * COM.MICROSOFT.NORM.INV(RAND();0;1))" office:value-type="percentage" office:value="0.122725501095985" calcext:value-type="percentage">
            <text:p>12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style-name="ce9" table:formula="of:=EXP(Mean+ stdDev * COM.MICROSOFT.NORM.INV(RAND();0;1))" office:value-type="percentage" office:value="0.165836917736009" calcext:value-type="percentage">
            <text:p>1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style-name="ce9" table:formula="of:=EXP(Mean+ stdDev * COM.MICROSOFT.NORM.INV(RAND();0;1))" office:value-type="percentage" office:value="0.199593338725181" calcext:value-type="percentage">
            <text:p>19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style-name="ce9" table:formula="of:=EXP(Mean+ stdDev * COM.MICROSOFT.NORM.INV(RAND();0;1))" office:value-type="percentage" office:value="0.215228440051809" calcext:value-type="percentage">
            <text:p>21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style-name="ce9" table:formula="of:=EXP(Mean+ stdDev * COM.MICROSOFT.NORM.INV(RAND();0;1))" office:value-type="percentage" office:value="0.317568399363316" calcext:value-type="percentage">
            <text:p>31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style-name="ce9" table:formula="of:=EXP(Mean+ stdDev * COM.MICROSOFT.NORM.INV(RAND();0;1))" office:value-type="percentage" office:value="0.0914489136153617" calcext:value-type="percentage">
            <text:p>9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style-name="ce9" table:formula="of:=EXP(Mean+ stdDev * COM.MICROSOFT.NORM.INV(RAND();0;1))" office:value-type="percentage" office:value="0.156332047459747" calcext:value-type="percentage">
            <text:p>15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style-name="ce9" table:formula="of:=EXP(Mean+ stdDev * COM.MICROSOFT.NORM.INV(RAND();0;1))" office:value-type="percentage" office:value="0.110752687244532" calcext:value-type="percentage">
            <text:p>11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style-name="ce9" table:formula="of:=EXP(Mean+ stdDev * COM.MICROSOFT.NORM.INV(RAND();0;1))" office:value-type="percentage" office:value="0.330879346086311" calcext:value-type="percentage">
            <text:p>33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style-name="ce9" table:formula="of:=EXP(Mean+ stdDev * COM.MICROSOFT.NORM.INV(RAND();0;1))" office:value-type="percentage" office:value="0.138188086123977" calcext:value-type="percentage">
            <text:p>13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style-name="ce9" table:formula="of:=EXP(Mean+ stdDev * COM.MICROSOFT.NORM.INV(RAND();0;1))" office:value-type="percentage" office:value="0.0711071332546193" calcext:value-type="percentage">
            <text:p>7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style-name="ce9" table:formula="of:=EXP(Mean+ stdDev * COM.MICROSOFT.NORM.INV(RAND();0;1))" office:value-type="percentage" office:value="0.100416006944134" calcext:value-type="percentage">
            <text:p>1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style-name="ce9" table:formula="of:=EXP(Mean+ stdDev * COM.MICROSOFT.NORM.INV(RAND();0;1))" office:value-type="percentage" office:value="0.0566804752415406" calcext:value-type="percentage">
            <text:p>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style-name="ce9" table:formula="of:=EXP(Mean+ stdDev * COM.MICROSOFT.NORM.INV(RAND();0;1))" office:value-type="percentage" office:value="0.134453001407012" calcext:value-type="percentage">
            <text:p>13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style-name="ce9" table:formula="of:=EXP(Mean+ stdDev * COM.MICROSOFT.NORM.INV(RAND();0;1))" office:value-type="percentage" office:value="0.157343973360729" calcext:value-type="percentage">
            <text:p>1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style-name="ce9" table:formula="of:=EXP(Mean+ stdDev * COM.MICROSOFT.NORM.INV(RAND();0;1))" office:value-type="percentage" office:value="0.0736569346852986" calcext:value-type="percentage">
            <text:p>7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style-name="ce9" table:formula="of:=EXP(Mean+ stdDev * COM.MICROSOFT.NORM.INV(RAND();0;1))" office:value-type="percentage" office:value="0.205925561612534" calcext:value-type="percentage">
            <text:p>20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style-name="ce9" table:formula="of:=EXP(Mean+ stdDev * COM.MICROSOFT.NORM.INV(RAND();0;1))" office:value-type="percentage" office:value="0.0885264660257152" calcext:value-type="percentage">
            <text:p>8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style-name="ce9" table:formula="of:=EXP(Mean+ stdDev * COM.MICROSOFT.NORM.INV(RAND();0;1))" office:value-type="percentage" office:value="0.101097256524391" calcext:value-type="percentage">
            <text:p>10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style-name="ce9" table:formula="of:=EXP(Mean+ stdDev * COM.MICROSOFT.NORM.INV(RAND();0;1))" office:value-type="percentage" office:value="0.0778120163995522" calcext:value-type="percentage">
            <text:p>7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style-name="ce9" table:formula="of:=EXP(Mean+ stdDev * COM.MICROSOFT.NORM.INV(RAND();0;1))" office:value-type="percentage" office:value="0.116521297692162" calcext:value-type="percentage">
            <text:p>11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style-name="ce9" table:formula="of:=EXP(Mean+ stdDev * COM.MICROSOFT.NORM.INV(RAND();0;1))" office:value-type="percentage" office:value="0.164888524666602" calcext:value-type="percentage">
            <text:p>16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style-name="ce9" table:formula="of:=EXP(Mean+ stdDev * COM.MICROSOFT.NORM.INV(RAND();0;1))" office:value-type="percentage" office:value="0.171162278869632" calcext:value-type="percentage">
            <text:p>1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style-name="ce9" table:formula="of:=EXP(Mean+ stdDev * COM.MICROSOFT.NORM.INV(RAND();0;1))" office:value-type="percentage" office:value="0.164858409290288" calcext:value-type="percentage">
            <text:p>16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style-name="ce9" table:formula="of:=EXP(Mean+ stdDev * COM.MICROSOFT.NORM.INV(RAND();0;1))" office:value-type="percentage" office:value="0.286515408464949" calcext:value-type="percentage">
            <text:p>28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style-name="ce9" table:formula="of:=EXP(Mean+ stdDev * COM.MICROSOFT.NORM.INV(RAND();0;1))" office:value-type="percentage" office:value="0.114300943371462" calcext:value-type="percentage">
            <text:p>11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style-name="ce9" table:formula="of:=EXP(Mean+ stdDev * COM.MICROSOFT.NORM.INV(RAND();0;1))" office:value-type="percentage" office:value="0.057068100393165" calcext:value-type="percentage">
            <text:p>5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style-name="ce9" table:formula="of:=EXP(Mean+ stdDev * COM.MICROSOFT.NORM.INV(RAND();0;1))" office:value-type="percentage" office:value="0.231802489762732" calcext:value-type="percentage">
            <text:p>23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style-name="ce9" table:formula="of:=EXP(Mean+ stdDev * COM.MICROSOFT.NORM.INV(RAND();0;1))" office:value-type="percentage" office:value="0.030832985193103" calcext:value-type="percentage">
            <text:p>3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style-name="ce9" table:formula="of:=EXP(Mean+ stdDev * COM.MICROSOFT.NORM.INV(RAND();0;1))" office:value-type="percentage" office:value="0.216750160779853" calcext:value-type="percentage">
            <text:p>21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style-name="ce9" table:formula="of:=EXP(Mean+ stdDev * COM.MICROSOFT.NORM.INV(RAND();0;1))" office:value-type="percentage" office:value="0.0804936464745213" calcext:value-type="percentage">
            <text:p>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style-name="ce9" table:formula="of:=EXP(Mean+ stdDev * COM.MICROSOFT.NORM.INV(RAND();0;1))" office:value-type="percentage" office:value="0.144363686544679" calcext:value-type="percentage">
            <text:p>1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style-name="ce9" table:formula="of:=EXP(Mean+ stdDev * COM.MICROSOFT.NORM.INV(RAND();0;1))" office:value-type="percentage" office:value="0.0765896796228997" calcext:value-type="percentage">
            <text:p>7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style-name="ce9" table:formula="of:=EXP(Mean+ stdDev * COM.MICROSOFT.NORM.INV(RAND();0;1))" office:value-type="percentage" office:value="0.414070741892431" calcext:value-type="percentage">
            <text:p>41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style-name="ce9" table:formula="of:=EXP(Mean+ stdDev * COM.MICROSOFT.NORM.INV(RAND();0;1))" office:value-type="percentage" office:value="0.0817336562881431" calcext:value-type="percentage">
            <text:p>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style-name="ce9" table:formula="of:=EXP(Mean+ stdDev * COM.MICROSOFT.NORM.INV(RAND();0;1))" office:value-type="percentage" office:value="0.113639587944775" calcext:value-type="percentage">
            <text:p>11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style-name="ce9" table:formula="of:=EXP(Mean+ stdDev * COM.MICROSOFT.NORM.INV(RAND();0;1))" office:value-type="percentage" office:value="0.096821415076657" calcext:value-type="percentage">
            <text:p>9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style-name="ce9" table:formula="of:=EXP(Mean+ stdDev * COM.MICROSOFT.NORM.INV(RAND();0;1))" office:value-type="percentage" office:value="0.0662932995484477" calcext:value-type="percentage">
            <text:p>6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style-name="ce9" table:formula="of:=EXP(Mean+ stdDev * COM.MICROSOFT.NORM.INV(RAND();0;1))" office:value-type="percentage" office:value="0.208354147709437" calcext:value-type="percentage">
            <text:p>20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style-name="ce9" table:formula="of:=EXP(Mean+ stdDev * COM.MICROSOFT.NORM.INV(RAND();0;1))" office:value-type="percentage" office:value="0.116895675737859" calcext:value-type="percentage">
            <text:p>1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style-name="ce9" table:formula="of:=EXP(Mean+ stdDev * COM.MICROSOFT.NORM.INV(RAND();0;1))" office:value-type="percentage" office:value="0.127769461810474" calcext:value-type="percentage">
            <text:p>12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style-name="ce9" table:formula="of:=EXP(Mean+ stdDev * COM.MICROSOFT.NORM.INV(RAND();0;1))" office:value-type="percentage" office:value="0.151946058223205" calcext:value-type="percentage">
            <text:p>15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style-name="ce9" table:formula="of:=EXP(Mean+ stdDev * COM.MICROSOFT.NORM.INV(RAND();0;1))" office:value-type="percentage" office:value="0.0868203635874392" calcext:value-type="percentage">
            <text:p>8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style-name="ce9" table:formula="of:=EXP(Mean+ stdDev * COM.MICROSOFT.NORM.INV(RAND();0;1))" office:value-type="percentage" office:value="0.0546188979912388" calcext:value-type="percentage">
            <text:p>5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ce9" table:formula="of:=EXP(Mean+ stdDev * COM.MICROSOFT.NORM.INV(RAND();0;1))" office:value-type="percentage" office:value="0.117452609198235" calcext:value-type="percentage">
            <text:p>11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style-name="ce9" table:formula="of:=EXP(Mean+ stdDev * COM.MICROSOFT.NORM.INV(RAND();0;1))" office:value-type="percentage" office:value="0.210414849098963" calcext:value-type="percentage">
            <text:p>2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style-name="ce9" table:formula="of:=EXP(Mean+ stdDev * COM.MICROSOFT.NORM.INV(RAND();0;1))" office:value-type="percentage" office:value="0.312644805861195" calcext:value-type="percentage">
            <text:p>31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style-name="ce9" table:formula="of:=EXP(Mean+ stdDev * COM.MICROSOFT.NORM.INV(RAND();0;1))" office:value-type="percentage" office:value="0.0789715167773066" calcext:value-type="percentage">
            <text:p>7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style-name="ce9" table:formula="of:=EXP(Mean+ stdDev * COM.MICROSOFT.NORM.INV(RAND();0;1))" office:value-type="percentage" office:value="0.300359201726994" calcext:value-type="percentage">
            <text:p>3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style-name="ce9" table:formula="of:=EXP(Mean+ stdDev * COM.MICROSOFT.NORM.INV(RAND();0;1))" office:value-type="percentage" office:value="0.0616459798757008" calcext:value-type="percentage">
            <text:p>6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style-name="ce9" table:formula="of:=EXP(Mean+ stdDev * COM.MICROSOFT.NORM.INV(RAND();0;1))" office:value-type="percentage" office:value="0.116791071844727" calcext:value-type="percentage">
            <text:p>11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style-name="ce9" table:formula="of:=EXP(Mean+ stdDev * COM.MICROSOFT.NORM.INV(RAND();0;1))" office:value-type="percentage" office:value="0.0766785362555449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style-name="ce9" table:formula="of:=EXP(Mean+ stdDev * COM.MICROSOFT.NORM.INV(RAND();0;1))" office:value-type="percentage" office:value="0.0631610735087346" calcext:value-type="percentage">
            <text:p>6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style-name="ce9" table:formula="of:=EXP(Mean+ stdDev * COM.MICROSOFT.NORM.INV(RAND();0;1))" office:value-type="percentage" office:value="0.168615529896197" calcext:value-type="percentage">
            <text:p>16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style-name="ce9" table:formula="of:=EXP(Mean+ stdDev * COM.MICROSOFT.NORM.INV(RAND();0;1))" office:value-type="percentage" office:value="0.165699623628254" calcext:value-type="percentage">
            <text:p>16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style-name="ce9" table:formula="of:=EXP(Mean+ stdDev * COM.MICROSOFT.NORM.INV(RAND();0;1))" office:value-type="percentage" office:value="0.161040818241373" calcext:value-type="percentage">
            <text:p>16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style-name="ce9" table:formula="of:=EXP(Mean+ stdDev * COM.MICROSOFT.NORM.INV(RAND();0;1))" office:value-type="percentage" office:value="0.0856402540477863" calcext:value-type="percentage">
            <text:p>8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style-name="ce9" table:formula="of:=EXP(Mean+ stdDev * COM.MICROSOFT.NORM.INV(RAND();0;1))" office:value-type="percentage" office:value="0.218244445325835" calcext:value-type="percentage">
            <text:p>21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style-name="ce9" table:formula="of:=EXP(Mean+ stdDev * COM.MICROSOFT.NORM.INV(RAND();0;1))" office:value-type="percentage" office:value="0.0962285014539319" calcext:value-type="percentage">
            <text:p>9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style-name="ce9" table:formula="of:=EXP(Mean+ stdDev * COM.MICROSOFT.NORM.INV(RAND();0;1))" office:value-type="percentage" office:value="0.123012362231902" calcext:value-type="percentage">
            <text:p>1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style-name="ce9" table:formula="of:=EXP(Mean+ stdDev * COM.MICROSOFT.NORM.INV(RAND();0;1))" office:value-type="percentage" office:value="0.115780562392655" calcext:value-type="percentage">
            <text:p>11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style-name="ce9" table:formula="of:=EXP(Mean+ stdDev * COM.MICROSOFT.NORM.INV(RAND();0;1))" office:value-type="percentage" office:value="0.0805010486153041" calcext:value-type="percentage">
            <text:p>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style-name="ce9" table:formula="of:=EXP(Mean+ stdDev * COM.MICROSOFT.NORM.INV(RAND();0;1))" office:value-type="percentage" office:value="0.109333417223488" calcext:value-type="percentage">
            <text:p>10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style-name="ce9" table:formula="of:=EXP(Mean+ stdDev * COM.MICROSOFT.NORM.INV(RAND();0;1))" office:value-type="percentage" office:value="0.173129016321439" calcext:value-type="percentage">
            <text:p>17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style-name="ce9" table:formula="of:=EXP(Mean+ stdDev * COM.MICROSOFT.NORM.INV(RAND();0;1))" office:value-type="percentage" office:value="0.114544234882703" calcext:value-type="percentage">
            <text:p>11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style-name="ce9" table:formula="of:=EXP(Mean+ stdDev * COM.MICROSOFT.NORM.INV(RAND();0;1))" office:value-type="percentage" office:value="0.19249682298351" calcext:value-type="percentage">
            <text:p>19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style-name="ce9" table:formula="of:=EXP(Mean+ stdDev * COM.MICROSOFT.NORM.INV(RAND();0;1))" office:value-type="percentage" office:value="0.104393982712222" calcext:value-type="percentage">
            <text:p>10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style-name="ce9" table:formula="of:=EXP(Mean+ stdDev * COM.MICROSOFT.NORM.INV(RAND();0;1))" office:value-type="percentage" office:value="0.0984576478518809" calcext:value-type="percentage">
            <text:p>9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style-name="ce9" table:formula="of:=EXP(Mean+ stdDev * COM.MICROSOFT.NORM.INV(RAND();0;1))" office:value-type="percentage" office:value="0.077474342927864" calcext:value-type="percentage">
            <text:p>7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style-name="ce9" table:formula="of:=EXP(Mean+ stdDev * COM.MICROSOFT.NORM.INV(RAND();0;1))" office:value-type="percentage" office:value="0.159120828661459" calcext:value-type="percentage">
            <text:p>15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style-name="ce9" table:formula="of:=EXP(Mean+ stdDev * COM.MICROSOFT.NORM.INV(RAND();0;1))" office:value-type="percentage" office:value="0.281123059702234" calcext:value-type="percentage">
            <text:p>28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style-name="ce9" table:formula="of:=EXP(Mean+ stdDev * COM.MICROSOFT.NORM.INV(RAND();0;1))" office:value-type="percentage" office:value="0.284000259269272" calcext:value-type="percentage">
            <text:p>28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style-name="ce9" table:formula="of:=EXP(Mean+ stdDev * COM.MICROSOFT.NORM.INV(RAND();0;1))" office:value-type="percentage" office:value="0.11038106684274" calcext:value-type="percentage">
            <text:p>1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style-name="ce9" table:formula="of:=EXP(Mean+ stdDev * COM.MICROSOFT.NORM.INV(RAND();0;1))" office:value-type="percentage" office:value="0.113043810226232" calcext:value-type="percentage">
            <text:p>11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style-name="ce9" table:formula="of:=EXP(Mean+ stdDev * COM.MICROSOFT.NORM.INV(RAND();0;1))" office:value-type="percentage" office:value="0.169924383746662" calcext:value-type="percentage">
            <text:p>16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style-name="ce9" table:formula="of:=EXP(Mean+ stdDev * COM.MICROSOFT.NORM.INV(RAND();0;1))" office:value-type="percentage" office:value="0.103055594344883" calcext:value-type="percentage">
            <text:p>10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style-name="ce9" table:formula="of:=EXP(Mean+ stdDev * COM.MICROSOFT.NORM.INV(RAND();0;1))" office:value-type="percentage" office:value="0.113199715109289" calcext:value-type="percentage">
            <text:p>1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style-name="ce9" table:formula="of:=EXP(Mean+ stdDev * COM.MICROSOFT.NORM.INV(RAND();0;1))" office:value-type="percentage" office:value="0.0783441830266319" calcext:value-type="percentage">
            <text:p>7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style-name="ce9" table:formula="of:=EXP(Mean+ stdDev * COM.MICROSOFT.NORM.INV(RAND();0;1))" office:value-type="percentage" office:value="0.213598837003117" calcext:value-type="percentage">
            <text:p>21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style-name="ce9" table:formula="of:=EXP(Mean+ stdDev * COM.MICROSOFT.NORM.INV(RAND();0;1))" office:value-type="percentage" office:value="0.180775104724" calcext:value-type="percentage">
            <text:p>1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style-name="ce9" table:formula="of:=EXP(Mean+ stdDev * COM.MICROSOFT.NORM.INV(RAND();0;1))" office:value-type="percentage" office:value="0.0819550351100131" calcext:value-type="percentage">
            <text:p>8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style-name="ce9" table:formula="of:=EXP(Mean+ stdDev * COM.MICROSOFT.NORM.INV(RAND();0;1))" office:value-type="percentage" office:value="0.098288439227709" calcext:value-type="percentage">
            <text:p>9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style-name="ce9" table:formula="of:=EXP(Mean+ stdDev * COM.MICROSOFT.NORM.INV(RAND();0;1))" office:value-type="percentage" office:value="0.129815953054114" calcext:value-type="percentage">
            <text:p>12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style-name="ce9" table:formula="of:=EXP(Mean+ stdDev * COM.MICROSOFT.NORM.INV(RAND();0;1))" office:value-type="percentage" office:value="0.153707599649989" calcext:value-type="percentage">
            <text:p>1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style-name="ce9" table:formula="of:=EXP(Mean+ stdDev * COM.MICROSOFT.NORM.INV(RAND();0;1))" office:value-type="percentage" office:value="0.11424482843155" calcext:value-type="percentage">
            <text:p>11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style-name="ce9" table:formula="of:=EXP(Mean+ stdDev * COM.MICROSOFT.NORM.INV(RAND();0;1))" office:value-type="percentage" office:value="0.061412889193952" calcext:value-type="percentage">
            <text:p>6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style-name="ce9" table:formula="of:=EXP(Mean+ stdDev * COM.MICROSOFT.NORM.INV(RAND();0;1))" office:value-type="percentage" office:value="0.0541619909793384" calcext:value-type="percentage">
            <text:p>5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style-name="ce9" table:formula="of:=EXP(Mean+ stdDev * COM.MICROSOFT.NORM.INV(RAND();0;1))" office:value-type="percentage" office:value="0.0801848753596628" calcext:value-type="percentage">
            <text:p>8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style-name="ce9" table:formula="of:=EXP(Mean+ stdDev * COM.MICROSOFT.NORM.INV(RAND();0;1))" office:value-type="percentage" office:value="0.39109178129977" calcext:value-type="percentage">
            <text:p>3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style-name="ce9" table:formula="of:=EXP(Mean+ stdDev * COM.MICROSOFT.NORM.INV(RAND();0;1))" office:value-type="percentage" office:value="0.097762022962159" calcext:value-type="percentage">
            <text:p>9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style-name="ce9" table:formula="of:=EXP(Mean+ stdDev * COM.MICROSOFT.NORM.INV(RAND();0;1))" office:value-type="percentage" office:value="0.108356497413524" calcext:value-type="percentage">
            <text:p>10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style-name="ce9" table:formula="of:=EXP(Mean+ stdDev * COM.MICROSOFT.NORM.INV(RAND();0;1))" office:value-type="percentage" office:value="0.249840908624943" calcext:value-type="percentage">
            <text:p>24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style-name="ce9" table:formula="of:=EXP(Mean+ stdDev * COM.MICROSOFT.NORM.INV(RAND();0;1))" office:value-type="percentage" office:value="0.110447468051615" calcext:value-type="percentage">
            <text:p>1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style-name="ce9" table:formula="of:=EXP(Mean+ stdDev * COM.MICROSOFT.NORM.INV(RAND();0;1))" office:value-type="percentage" office:value="0.344848515109069" calcext:value-type="percentage">
            <text:p>34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9" table:formula="of:=EXP(Mean+ stdDev * COM.MICROSOFT.NORM.INV(RAND();0;1))" office:value-type="percentage" office:value="0.0688946375482908" calcext:value-type="percentage">
            <text:p>6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style-name="ce9" table:formula="of:=EXP(Mean+ stdDev * COM.MICROSOFT.NORM.INV(RAND();0;1))" office:value-type="percentage" office:value="0.146046396496065" calcext:value-type="percentage">
            <text:p>14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style-name="ce9" table:formula="of:=EXP(Mean+ stdDev * COM.MICROSOFT.NORM.INV(RAND();0;1))" office:value-type="percentage" office:value="0.0995244465382186" calcext:value-type="percentage">
            <text:p>9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style-name="ce9" table:formula="of:=EXP(Mean+ stdDev * COM.MICROSOFT.NORM.INV(RAND();0;1))" office:value-type="percentage" office:value="0.248469234521512" calcext:value-type="percentage">
            <text:p>24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style-name="ce9" table:formula="of:=EXP(Mean+ stdDev * COM.MICROSOFT.NORM.INV(RAND();0;1))" office:value-type="percentage" office:value="0.150576400644417" calcext:value-type="percentage">
            <text:p>15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style-name="ce9" table:formula="of:=EXP(Mean+ stdDev * COM.MICROSOFT.NORM.INV(RAND();0;1))" office:value-type="percentage" office:value="0.238287453028736" calcext:value-type="percentage">
            <text:p>23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style-name="ce9" table:formula="of:=EXP(Mean+ stdDev * COM.MICROSOFT.NORM.INV(RAND();0;1))" office:value-type="percentage" office:value="0.0596699507436368" calcext:value-type="percentage">
            <text:p>5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style-name="ce9" table:formula="of:=EXP(Mean+ stdDev * COM.MICROSOFT.NORM.INV(RAND();0;1))" office:value-type="percentage" office:value="0.0549454484387976" calcext:value-type="percentage">
            <text:p>5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style-name="ce9" table:formula="of:=EXP(Mean+ stdDev * COM.MICROSOFT.NORM.INV(RAND();0;1))" office:value-type="percentage" office:value="0.317090779614539" calcext:value-type="percentage">
            <text:p>31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style-name="ce9" table:formula="of:=EXP(Mean+ stdDev * COM.MICROSOFT.NORM.INV(RAND();0;1))" office:value-type="percentage" office:value="0.0916641362897146" calcext:value-type="percentage">
            <text:p>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style-name="ce9" table:formula="of:=EXP(Mean+ stdDev * COM.MICROSOFT.NORM.INV(RAND();0;1))" office:value-type="percentage" office:value="0.0446265388037217" calcext:value-type="percentage">
            <text:p>4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style-name="ce9" table:formula="of:=EXP(Mean+ stdDev * COM.MICROSOFT.NORM.INV(RAND();0;1))" office:value-type="percentage" office:value="0.14930552567767" calcext:value-type="percentage">
            <text:p>14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style-name="ce9" table:formula="of:=EXP(Mean+ stdDev * COM.MICROSOFT.NORM.INV(RAND();0;1))" office:value-type="percentage" office:value="0.0905445222490795" calcext:value-type="percentage">
            <text:p>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style-name="ce9" table:formula="of:=EXP(Mean+ stdDev * COM.MICROSOFT.NORM.INV(RAND();0;1))" office:value-type="percentage" office:value="0.129918239923445" calcext:value-type="percentage">
            <text:p>12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style-name="ce9" table:formula="of:=EXP(Mean+ stdDev * COM.MICROSOFT.NORM.INV(RAND();0;1))" office:value-type="percentage" office:value="0.0831901597662572" calcext:value-type="percentage">
            <text:p>8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style-name="ce9" table:formula="of:=EXP(Mean+ stdDev * COM.MICROSOFT.NORM.INV(RAND();0;1))" office:value-type="percentage" office:value="0.0955262909969497" calcext:value-type="percentage">
            <text:p>9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style-name="ce9" table:formula="of:=EXP(Mean+ stdDev * COM.MICROSOFT.NORM.INV(RAND();0;1))" office:value-type="percentage" office:value="0.133427977524247" calcext:value-type="percentage">
            <text:p>13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style-name="ce9" table:formula="of:=EXP(Mean+ stdDev * COM.MICROSOFT.NORM.INV(RAND();0;1))" office:value-type="percentage" office:value="0.0879201379249135" calcext:value-type="percentage">
            <text:p>8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style-name="ce9" table:formula="of:=EXP(Mean+ stdDev * COM.MICROSOFT.NORM.INV(RAND();0;1))" office:value-type="percentage" office:value="0.145288717679744" calcext:value-type="percentage">
            <text:p>14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style-name="ce9" table:formula="of:=EXP(Mean+ stdDev * COM.MICROSOFT.NORM.INV(RAND();0;1))" office:value-type="percentage" office:value="0.187358298052448" calcext:value-type="percentage">
            <text:p>18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style-name="ce9" table:formula="of:=EXP(Mean+ stdDev * COM.MICROSOFT.NORM.INV(RAND();0;1))" office:value-type="percentage" office:value="0.234669265735845" calcext:value-type="percentage">
            <text:p>23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style-name="ce9" table:formula="of:=EXP(Mean+ stdDev * COM.MICROSOFT.NORM.INV(RAND();0;1))" office:value-type="percentage" office:value="0.210014326886218" calcext:value-type="percentage">
            <text:p>2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style-name="ce9" table:formula="of:=EXP(Mean+ stdDev * COM.MICROSOFT.NORM.INV(RAND();0;1))" office:value-type="percentage" office:value="0.245941964961378" calcext:value-type="percentage">
            <text:p>24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style-name="ce9" table:formula="of:=EXP(Mean+ stdDev * COM.MICROSOFT.NORM.INV(RAND();0;1))" office:value-type="percentage" office:value="0.0626552234382551" calcext:value-type="percentage">
            <text:p>6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style-name="ce9" table:formula="of:=EXP(Mean+ stdDev * COM.MICROSOFT.NORM.INV(RAND();0;1))" office:value-type="percentage" office:value="0.0611816265112533" calcext:value-type="percentage">
            <text:p>6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style-name="ce9" table:formula="of:=EXP(Mean+ stdDev * COM.MICROSOFT.NORM.INV(RAND();0;1))" office:value-type="percentage" office:value="0.145602513127071" calcext:value-type="percentage">
            <text:p>14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style-name="ce9" table:formula="of:=EXP(Mean+ stdDev * COM.MICROSOFT.NORM.INV(RAND();0;1))" office:value-type="percentage" office:value="0.136348497989286" calcext:value-type="percentage">
            <text:p>13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style-name="ce9" table:formula="of:=EXP(Mean+ stdDev * COM.MICROSOFT.NORM.INV(RAND();0;1))" office:value-type="percentage" office:value="0.0639462959818861" calcext:value-type="percentage">
            <text:p>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style-name="ce9" table:formula="of:=EXP(Mean+ stdDev * COM.MICROSOFT.NORM.INV(RAND();0;1))" office:value-type="percentage" office:value="0.235737947676748" calcext:value-type="percentage">
            <text:p>23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style-name="ce9" table:formula="of:=EXP(Mean+ stdDev * COM.MICROSOFT.NORM.INV(RAND();0;1))" office:value-type="percentage" office:value="0.121220650177148" calcext:value-type="percentage">
            <text:p>12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style-name="ce9" table:formula="of:=EXP(Mean+ stdDev * COM.MICROSOFT.NORM.INV(RAND();0;1))" office:value-type="percentage" office:value="0.078292542474491" calcext:value-type="percentage">
            <text:p>7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style-name="ce9" table:formula="of:=EXP(Mean+ stdDev * COM.MICROSOFT.NORM.INV(RAND();0;1))" office:value-type="percentage" office:value="0.220686240268205" calcext:value-type="percentage">
            <text:p>2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style-name="ce9" table:formula="of:=EXP(Mean+ stdDev * COM.MICROSOFT.NORM.INV(RAND();0;1))" office:value-type="percentage" office:value="0.432038352641645" calcext:value-type="percentage">
            <text:p>43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style-name="ce9" table:formula="of:=EXP(Mean+ stdDev * COM.MICROSOFT.NORM.INV(RAND();0;1))" office:value-type="percentage" office:value="0.117528395874779" calcext:value-type="percentage">
            <text:p>11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style-name="ce9" table:formula="of:=EXP(Mean+ stdDev * COM.MICROSOFT.NORM.INV(RAND();0;1))" office:value-type="percentage" office:value="0.119185479638951" calcext:value-type="percentage">
            <text:p>1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style-name="ce9" table:formula="of:=EXP(Mean+ stdDev * COM.MICROSOFT.NORM.INV(RAND();0;1))" office:value-type="percentage" office:value="0.474240981063778" calcext:value-type="percentage">
            <text:p>4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style-name="ce9" table:formula="of:=EXP(Mean+ stdDev * COM.MICROSOFT.NORM.INV(RAND();0;1))" office:value-type="percentage" office:value="0.216925213418793" calcext:value-type="percentage">
            <text:p>2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style-name="ce9" table:formula="of:=EXP(Mean+ stdDev * COM.MICROSOFT.NORM.INV(RAND();0;1))" office:value-type="percentage" office:value="0.116745505009838" calcext:value-type="percentage">
            <text:p>11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style-name="ce9" table:formula="of:=EXP(Mean+ stdDev * COM.MICROSOFT.NORM.INV(RAND();0;1))" office:value-type="percentage" office:value="0.151497038383277" calcext:value-type="percentage">
            <text:p>15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style-name="ce9" table:formula="of:=EXP(Mean+ stdDev * COM.MICROSOFT.NORM.INV(RAND();0;1))" office:value-type="percentage" office:value="0.259781017803778" calcext:value-type="percentage">
            <text:p>25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style-name="ce9" table:formula="of:=EXP(Mean+ stdDev * COM.MICROSOFT.NORM.INV(RAND();0;1))" office:value-type="percentage" office:value="0.132377782697695" calcext:value-type="percentage">
            <text:p>13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style-name="ce9" table:formula="of:=EXP(Mean+ stdDev * COM.MICROSOFT.NORM.INV(RAND();0;1))" office:value-type="percentage" office:value="0.0775734052635864" calcext:value-type="percentage">
            <text:p>7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style-name="ce9" table:formula="of:=EXP(Mean+ stdDev * COM.MICROSOFT.NORM.INV(RAND();0;1))" office:value-type="percentage" office:value="0.206573482360305" calcext:value-type="percentage">
            <text:p>20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style-name="ce9" table:formula="of:=EXP(Mean+ stdDev * COM.MICROSOFT.NORM.INV(RAND();0;1))" office:value-type="percentage" office:value="0.106224889209215" calcext:value-type="percentage">
            <text:p>10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style-name="ce9" table:formula="of:=EXP(Mean+ stdDev * COM.MICROSOFT.NORM.INV(RAND();0;1))" office:value-type="percentage" office:value="0.0926013303841566" calcext:value-type="percentage">
            <text:p>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style-name="ce9" table:formula="of:=EXP(Mean+ stdDev * COM.MICROSOFT.NORM.INV(RAND();0;1))" office:value-type="percentage" office:value="0.129339259428938" calcext:value-type="percentage">
            <text:p>12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style-name="ce9" table:formula="of:=EXP(Mean+ stdDev * COM.MICROSOFT.NORM.INV(RAND();0;1))" office:value-type="percentage" office:value="0.186562468708311" calcext:value-type="percentage">
            <text:p>18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style-name="ce9" table:formula="of:=EXP(Mean+ stdDev * COM.MICROSOFT.NORM.INV(RAND();0;1))" office:value-type="percentage" office:value="0.135912619725092" calcext:value-type="percentage">
            <text:p>13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style-name="ce9" table:formula="of:=EXP(Mean+ stdDev * COM.MICROSOFT.NORM.INV(RAND();0;1))" office:value-type="percentage" office:value="0.137524589748469" calcext:value-type="percentage">
            <text:p>13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style-name="ce9" table:formula="of:=EXP(Mean+ stdDev * COM.MICROSOFT.NORM.INV(RAND();0;1))" office:value-type="percentage" office:value="0.317605532779116" calcext:value-type="percentage">
            <text:p>31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style-name="ce9" table:formula="of:=EXP(Mean+ stdDev * COM.MICROSOFT.NORM.INV(RAND();0;1))" office:value-type="percentage" office:value="0.113995803129415" calcext:value-type="percentage">
            <text:p>11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style-name="ce9" table:formula="of:=EXP(Mean+ stdDev * COM.MICROSOFT.NORM.INV(RAND();0;1))" office:value-type="percentage" office:value="0.112940197133948" calcext:value-type="percentage">
            <text:p>11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style-name="ce9" table:formula="of:=EXP(Mean+ stdDev * COM.MICROSOFT.NORM.INV(RAND();0;1))" office:value-type="percentage" office:value="0.236105789260735" calcext:value-type="percentage">
            <text:p>2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style-name="ce9" table:formula="of:=EXP(Mean+ stdDev * COM.MICROSOFT.NORM.INV(RAND();0;1))" office:value-type="percentage" office:value="0.0856622685419254" calcext:value-type="percentage">
            <text:p>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style-name="ce9" table:formula="of:=EXP(Mean+ stdDev * COM.MICROSOFT.NORM.INV(RAND();0;1))" office:value-type="percentage" office:value="0.236392618000539" calcext:value-type="percentage">
            <text:p>23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style-name="ce9" table:formula="of:=EXP(Mean+ stdDev * COM.MICROSOFT.NORM.INV(RAND();0;1))" office:value-type="percentage" office:value="0.0896192277642451" calcext:value-type="percentage">
            <text:p>8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style-name="ce9" table:formula="of:=EXP(Mean+ stdDev * COM.MICROSOFT.NORM.INV(RAND();0;1))" office:value-type="percentage" office:value="0.100561324149744" calcext:value-type="percentage">
            <text:p>10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style-name="ce9" table:formula="of:=EXP(Mean+ stdDev * COM.MICROSOFT.NORM.INV(RAND();0;1))" office:value-type="percentage" office:value="0.0490303729106696" calcext:value-type="percentage">
            <text:p>4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style-name="ce9" table:formula="of:=EXP(Mean+ stdDev * COM.MICROSOFT.NORM.INV(RAND();0;1))" office:value-type="percentage" office:value="0.136735286500753" calcext:value-type="percentage">
            <text:p>13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style-name="ce9" table:formula="of:=EXP(Mean+ stdDev * COM.MICROSOFT.NORM.INV(RAND();0;1))" office:value-type="percentage" office:value="0.286620734067829" calcext:value-type="percentage">
            <text:p>28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style-name="ce9" table:formula="of:=EXP(Mean+ stdDev * COM.MICROSOFT.NORM.INV(RAND();0;1))" office:value-type="percentage" office:value="0.0801052351324197" calcext:value-type="percentage">
            <text:p>8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style-name="ce9" table:formula="of:=EXP(Mean+ stdDev * COM.MICROSOFT.NORM.INV(RAND();0;1))" office:value-type="percentage" office:value="0.148956190930224" calcext:value-type="percentage">
            <text:p>14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style-name="ce9" table:formula="of:=EXP(Mean+ stdDev * COM.MICROSOFT.NORM.INV(RAND();0;1))" office:value-type="percentage" office:value="0.184220570914594" calcext:value-type="percentage">
            <text:p>18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style-name="ce9" table:formula="of:=EXP(Mean+ stdDev * COM.MICROSOFT.NORM.INV(RAND();0;1))" office:value-type="percentage" office:value="0.138548565179336" calcext:value-type="percentage">
            <text:p>13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style-name="ce9" table:formula="of:=EXP(Mean+ stdDev * COM.MICROSOFT.NORM.INV(RAND();0;1))" office:value-type="percentage" office:value="0.109256651976304" calcext:value-type="percentage">
            <text:p>10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style-name="ce9" table:formula="of:=EXP(Mean+ stdDev * COM.MICROSOFT.NORM.INV(RAND();0;1))" office:value-type="percentage" office:value="0.14535520987241" calcext:value-type="percentage">
            <text:p>14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style-name="ce9" table:formula="of:=EXP(Mean+ stdDev * COM.MICROSOFT.NORM.INV(RAND();0;1))" office:value-type="percentage" office:value="0.1872716863527" calcext:value-type="percentage">
            <text:p>18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style-name="ce9" table:formula="of:=EXP(Mean+ stdDev * COM.MICROSOFT.NORM.INV(RAND();0;1))" office:value-type="percentage" office:value="0.072303797437293" calcext:value-type="percentage">
            <text:p>7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style-name="ce9" table:formula="of:=EXP(Mean+ stdDev * COM.MICROSOFT.NORM.INV(RAND();0;1))" office:value-type="percentage" office:value="0.0742784159893761" calcext:value-type="percentage">
            <text:p>7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style-name="ce9" table:formula="of:=EXP(Mean+ stdDev * COM.MICROSOFT.NORM.INV(RAND();0;1))" office:value-type="percentage" office:value="0.26017352911012" calcext:value-type="percentage">
            <text:p>26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style-name="ce9" table:formula="of:=EXP(Mean+ stdDev * COM.MICROSOFT.NORM.INV(RAND();0;1))" office:value-type="percentage" office:value="0.0830958612784417" calcext:value-type="percentage">
            <text:p>8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style-name="ce9" table:formula="of:=EXP(Mean+ stdDev * COM.MICROSOFT.NORM.INV(RAND();0;1))" office:value-type="percentage" office:value="0.0493101357121237" calcext:value-type="percentage">
            <text:p>4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style-name="ce9" table:formula="of:=EXP(Mean+ stdDev * COM.MICROSOFT.NORM.INV(RAND();0;1))" office:value-type="percentage" office:value="0.0938461929381439" calcext:value-type="percentage">
            <text:p>9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style-name="ce9" table:formula="of:=EXP(Mean+ stdDev * COM.MICROSOFT.NORM.INV(RAND();0;1))" office:value-type="percentage" office:value="0.0700669038259239" calcext:value-type="percentage">
            <text:p>7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style-name="ce9" table:formula="of:=EXP(Mean+ stdDev * COM.MICROSOFT.NORM.INV(RAND();0;1))" office:value-type="percentage" office:value="0.0598474390011142" calcext:value-type="percentage">
            <text:p>5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style-name="ce9" table:formula="of:=EXP(Mean+ stdDev * COM.MICROSOFT.NORM.INV(RAND();0;1))" office:value-type="percentage" office:value="0.17445962857355" calcext:value-type="percentage">
            <text:p>17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style-name="ce9" table:formula="of:=EXP(Mean+ stdDev * COM.MICROSOFT.NORM.INV(RAND();0;1))" office:value-type="percentage" office:value="0.0460235843231458" calcext:value-type="percentage">
            <text:p>4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style-name="ce9" table:formula="of:=EXP(Mean+ stdDev * COM.MICROSOFT.NORM.INV(RAND();0;1))" office:value-type="percentage" office:value="0.168995706598927" calcext:value-type="percentage">
            <text:p>16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style-name="ce9" table:formula="of:=EXP(Mean+ stdDev * COM.MICROSOFT.NORM.INV(RAND();0;1))" office:value-type="percentage" office:value="0.213081737553768" calcext:value-type="percentage">
            <text:p>21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style-name="ce9" table:formula="of:=EXP(Mean+ stdDev * COM.MICROSOFT.NORM.INV(RAND();0;1))" office:value-type="percentage" office:value="0.101519500845529" calcext:value-type="percentage">
            <text:p>10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style-name="ce9" table:formula="of:=EXP(Mean+ stdDev * COM.MICROSOFT.NORM.INV(RAND();0;1))" office:value-type="percentage" office:value="0.108972051356919" calcext:value-type="percentage">
            <text:p>10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style-name="ce9" table:formula="of:=EXP(Mean+ stdDev * COM.MICROSOFT.NORM.INV(RAND();0;1))" office:value-type="percentage" office:value="0.14807155306909" calcext:value-type="percentage">
            <text:p>14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style-name="ce9" table:formula="of:=EXP(Mean+ stdDev * COM.MICROSOFT.NORM.INV(RAND();0;1))" office:value-type="percentage" office:value="0.0937274398846168" calcext:value-type="percentage">
            <text:p>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style-name="ce9" table:formula="of:=EXP(Mean+ stdDev * COM.MICROSOFT.NORM.INV(RAND();0;1))" office:value-type="percentage" office:value="0.13588246664231" calcext:value-type="percentage">
            <text:p>13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style-name="ce9" table:formula="of:=EXP(Mean+ stdDev * COM.MICROSOFT.NORM.INV(RAND();0;1))" office:value-type="percentage" office:value="0.564479514882841" calcext:value-type="percentage">
            <text:p>56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style-name="ce9" table:formula="of:=EXP(Mean+ stdDev * COM.MICROSOFT.NORM.INV(RAND();0;1))" office:value-type="percentage" office:value="0.060299913378324" calcext:value-type="percentage">
            <text:p>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style-name="ce9" table:formula="of:=EXP(Mean+ stdDev * COM.MICROSOFT.NORM.INV(RAND();0;1))" office:value-type="percentage" office:value="0.184414002289847" calcext:value-type="percentage">
            <text:p>1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style-name="ce9" table:formula="of:=EXP(Mean+ stdDev * COM.MICROSOFT.NORM.INV(RAND();0;1))" office:value-type="percentage" office:value="0.079361917062083" calcext:value-type="percentage">
            <text:p>7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style-name="ce9" table:formula="of:=EXP(Mean+ stdDev * COM.MICROSOFT.NORM.INV(RAND();0;1))" office:value-type="percentage" office:value="0.0808110163028348" calcext:value-type="percentage">
            <text:p>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style-name="ce9" table:formula="of:=EXP(Mean+ stdDev * COM.MICROSOFT.NORM.INV(RAND();0;1))" office:value-type="percentage" office:value="0.150777323368265" calcext:value-type="percentage">
            <text:p>15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style-name="ce9" table:formula="of:=EXP(Mean+ stdDev * COM.MICROSOFT.NORM.INV(RAND();0;1))" office:value-type="percentage" office:value="0.178124413451009" calcext:value-type="percentage">
            <text:p>17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style-name="ce9" table:formula="of:=EXP(Mean+ stdDev * COM.MICROSOFT.NORM.INV(RAND();0;1))" office:value-type="percentage" office:value="0.0560435609866668" calcext:value-type="percentage">
            <text:p>5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style-name="ce9" table:formula="of:=EXP(Mean+ stdDev * COM.MICROSOFT.NORM.INV(RAND();0;1))" office:value-type="percentage" office:value="0.1099277666084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style-name="ce9" table:formula="of:=EXP(Mean+ stdDev * COM.MICROSOFT.NORM.INV(RAND();0;1))" office:value-type="percentage" office:value="0.21562963081332" calcext:value-type="percentage">
            <text:p>21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style-name="ce9" table:formula="of:=EXP(Mean+ stdDev * COM.MICROSOFT.NORM.INV(RAND();0;1))" office:value-type="percentage" office:value="0.139891092948765" calcext:value-type="percentage">
            <text:p>1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style-name="ce9" table:formula="of:=EXP(Mean+ stdDev * COM.MICROSOFT.NORM.INV(RAND();0;1))" office:value-type="percentage" office:value="0.30848515187689" calcext:value-type="percentage">
            <text:p>3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style-name="ce9" table:formula="of:=EXP(Mean+ stdDev * COM.MICROSOFT.NORM.INV(RAND();0;1))" office:value-type="percentage" office:value="0.209378173411316" calcext:value-type="percentage">
            <text:p>20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style-name="ce9" table:formula="of:=EXP(Mean+ stdDev * COM.MICROSOFT.NORM.INV(RAND();0;1))" office:value-type="percentage" office:value="0.124009296025059" calcext:value-type="percentage">
            <text:p>12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style-name="ce9" table:formula="of:=EXP(Mean+ stdDev * COM.MICROSOFT.NORM.INV(RAND();0;1))" office:value-type="percentage" office:value="0.112505194406607" calcext:value-type="percentage">
            <text:p>11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style-name="ce9" table:formula="of:=EXP(Mean+ stdDev * COM.MICROSOFT.NORM.INV(RAND();0;1))" office:value-type="percentage" office:value="0.0628117390734758" calcext:value-type="percentage">
            <text:p>6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9" table:formula="of:=EXP(Mean+ stdDev * COM.MICROSOFT.NORM.INV(RAND();0;1))" office:value-type="percentage" office:value="0.0932033063236283" calcext:value-type="percentage">
            <text:p>9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style-name="ce9" table:formula="of:=EXP(Mean+ stdDev * COM.MICROSOFT.NORM.INV(RAND();0;1))" office:value-type="percentage" office:value="0.200982079684447" calcext:value-type="percentage">
            <text:p>2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style-name="ce9" table:formula="of:=EXP(Mean+ stdDev * COM.MICROSOFT.NORM.INV(RAND();0;1))" office:value-type="percentage" office:value="0.131297866799698" calcext:value-type="percentage">
            <text:p>13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style-name="ce9" table:formula="of:=EXP(Mean+ stdDev * COM.MICROSOFT.NORM.INV(RAND();0;1))" office:value-type="percentage" office:value="0.15218837605988" calcext:value-type="percentage">
            <text:p>15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style-name="ce9" table:formula="of:=EXP(Mean+ stdDev * COM.MICROSOFT.NORM.INV(RAND();0;1))" office:value-type="percentage" office:value="0.0871014821903906" calcext:value-type="percentage">
            <text:p>8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style-name="ce9" table:formula="of:=EXP(Mean+ stdDev * COM.MICROSOFT.NORM.INV(RAND();0;1))" office:value-type="percentage" office:value="0.127502709160016" calcext:value-type="percentage">
            <text:p>12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style-name="ce9" table:formula="of:=EXP(Mean+ stdDev * COM.MICROSOFT.NORM.INV(RAND();0;1))" office:value-type="percentage" office:value="0.152784029435784" calcext:value-type="percentage">
            <text:p>15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style-name="ce9" table:formula="of:=EXP(Mean+ stdDev * COM.MICROSOFT.NORM.INV(RAND();0;1))" office:value-type="percentage" office:value="0.143031379808096" calcext:value-type="percentage">
            <text:p>14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style-name="ce9" table:formula="of:=EXP(Mean+ stdDev * COM.MICROSOFT.NORM.INV(RAND();0;1))" office:value-type="percentage" office:value="0.0530421627772459" calcext:value-type="percentage">
            <text:p>5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style-name="ce9" table:formula="of:=EXP(Mean+ stdDev * COM.MICROSOFT.NORM.INV(RAND();0;1))" office:value-type="percentage" office:value="0.211010024030081" calcext:value-type="percentage">
            <text:p>21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style-name="ce9" table:formula="of:=EXP(Mean+ stdDev * COM.MICROSOFT.NORM.INV(RAND();0;1))" office:value-type="percentage" office:value="0.0589601264060109" calcext:value-type="percentage">
            <text:p>5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style-name="ce9" table:formula="of:=EXP(Mean+ stdDev * COM.MICROSOFT.NORM.INV(RAND();0;1))" office:value-type="percentage" office:value="0.0925875215998795" calcext:value-type="percentage">
            <text:p>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style-name="ce9" table:formula="of:=EXP(Mean+ stdDev * COM.MICROSOFT.NORM.INV(RAND();0;1))" office:value-type="percentage" office:value="0.147134369226449" calcext:value-type="percentage">
            <text:p>14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style-name="ce9" table:formula="of:=EXP(Mean+ stdDev * COM.MICROSOFT.NORM.INV(RAND();0;1))" office:value-type="percentage" office:value="0.136844091539562" calcext:value-type="percentage">
            <text:p>13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style-name="ce9" table:formula="of:=EXP(Mean+ stdDev * COM.MICROSOFT.NORM.INV(RAND();0;1))" office:value-type="percentage" office:value="0.225089067608014" calcext:value-type="percentage">
            <text:p>22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style-name="ce9" table:formula="of:=EXP(Mean+ stdDev * COM.MICROSOFT.NORM.INV(RAND();0;1))" office:value-type="percentage" office:value="0.201540369196053" calcext:value-type="percentage">
            <text:p>20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style-name="ce9" table:formula="of:=EXP(Mean+ stdDev * COM.MICROSOFT.NORM.INV(RAND();0;1))" office:value-type="percentage" office:value="0.229559293308825" calcext:value-type="percentage">
            <text:p>22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style-name="ce9" table:formula="of:=EXP(Mean+ stdDev * COM.MICROSOFT.NORM.INV(RAND();0;1))" office:value-type="percentage" office:value="0.0791162068552008" calcext:value-type="percentage">
            <text:p>7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style-name="ce9" table:formula="of:=EXP(Mean+ stdDev * COM.MICROSOFT.NORM.INV(RAND();0;1))" office:value-type="percentage" office:value="0.0934593942624501" calcext:value-type="percentage">
            <text:p>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style-name="ce9" table:formula="of:=EXP(Mean+ stdDev * COM.MICROSOFT.NORM.INV(RAND();0;1))" office:value-type="percentage" office:value="0.089650444802986" calcext:value-type="percentage">
            <text:p>8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style-name="ce9" table:formula="of:=EXP(Mean+ stdDev * COM.MICROSOFT.NORM.INV(RAND();0;1))" office:value-type="percentage" office:value="0.141047729166584" calcext:value-type="percentage">
            <text:p>14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style-name="ce9" table:formula="of:=EXP(Mean+ stdDev * COM.MICROSOFT.NORM.INV(RAND();0;1))" office:value-type="percentage" office:value="0.04008866000619" calcext:value-type="percentage">
            <text:p>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style-name="ce9" table:formula="of:=EXP(Mean+ stdDev * COM.MICROSOFT.NORM.INV(RAND();0;1))" office:value-type="percentage" office:value="0.0930213398681782" calcext:value-type="percentage">
            <text:p>9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style-name="ce9" table:formula="of:=EXP(Mean+ stdDev * COM.MICROSOFT.NORM.INV(RAND();0;1))" office:value-type="percentage" office:value="0.222156411971841" calcext:value-type="percentage">
            <text:p>22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style-name="ce9" table:formula="of:=EXP(Mean+ stdDev * COM.MICROSOFT.NORM.INV(RAND();0;1))" office:value-type="percentage" office:value="0.17815720721033" calcext:value-type="percentage">
            <text:p>17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style-name="ce9" table:formula="of:=EXP(Mean+ stdDev * COM.MICROSOFT.NORM.INV(RAND();0;1))" office:value-type="percentage" office:value="0.229500146134767" calcext:value-type="percentage">
            <text:p>22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style-name="ce9" table:formula="of:=EXP(Mean+ stdDev * COM.MICROSOFT.NORM.INV(RAND();0;1))" office:value-type="percentage" office:value="0.0645616496412138" calcext:value-type="percentage">
            <text:p>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style-name="ce9" table:formula="of:=EXP(Mean+ stdDev * COM.MICROSOFT.NORM.INV(RAND();0;1))" office:value-type="percentage" office:value="0.136404129745115" calcext:value-type="percentage">
            <text:p>13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style-name="ce9" table:formula="of:=EXP(Mean+ stdDev * COM.MICROSOFT.NORM.INV(RAND();0;1))" office:value-type="percentage" office:value="0.151493332933045" calcext:value-type="percentage">
            <text:p>15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style-name="ce9" table:formula="of:=EXP(Mean+ stdDev * COM.MICROSOFT.NORM.INV(RAND();0;1))" office:value-type="percentage" office:value="0.236857251288757" calcext:value-type="percentage">
            <text:p>2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style-name="ce9" table:formula="of:=EXP(Mean+ stdDev * COM.MICROSOFT.NORM.INV(RAND();0;1))" office:value-type="percentage" office:value="0.17599744383178" calcext:value-type="percentage">
            <text:p>17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style-name="ce9" table:formula="of:=EXP(Mean+ stdDev * COM.MICROSOFT.NORM.INV(RAND();0;1))" office:value-type="percentage" office:value="0.207760437363338" calcext:value-type="percentage">
            <text:p>20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style-name="ce9" table:formula="of:=EXP(Mean+ stdDev * COM.MICROSOFT.NORM.INV(RAND();0;1))" office:value-type="percentage" office:value="0.141235251656717" calcext:value-type="percentage">
            <text:p>1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style-name="ce9" table:formula="of:=EXP(Mean+ stdDev * COM.MICROSOFT.NORM.INV(RAND();0;1))" office:value-type="percentage" office:value="0.218283859373796" calcext:value-type="percentage">
            <text:p>21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style-name="ce9" table:formula="of:=EXP(Mean+ stdDev * COM.MICROSOFT.NORM.INV(RAND();0;1))" office:value-type="percentage" office:value="0.0818345465739892" calcext:value-type="percentage">
            <text:p>8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style-name="ce9" table:formula="of:=EXP(Mean+ stdDev * COM.MICROSOFT.NORM.INV(RAND();0;1))" office:value-type="percentage" office:value="0.0503327402146716" calcext:value-type="percentage">
            <text:p>5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style-name="ce9" table:formula="of:=EXP(Mean+ stdDev * COM.MICROSOFT.NORM.INV(RAND();0;1))" office:value-type="percentage" office:value="0.146179662219252" calcext:value-type="percentage">
            <text:p>14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style-name="ce9" table:formula="of:=EXP(Mean+ stdDev * COM.MICROSOFT.NORM.INV(RAND();0;1))" office:value-type="percentage" office:value="0.1063097701552" calcext:value-type="percentage">
            <text:p>10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style-name="ce9" table:formula="of:=EXP(Mean+ stdDev * COM.MICROSOFT.NORM.INV(RAND();0;1))" office:value-type="percentage" office:value="0.095046169955364" calcext:value-type="percentage">
            <text:p>9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style-name="ce9" table:formula="of:=EXP(Mean+ stdDev * COM.MICROSOFT.NORM.INV(RAND();0;1))" office:value-type="percentage" office:value="0.116975258479909" calcext:value-type="percentage">
            <text:p>11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style-name="ce9" table:formula="of:=EXP(Mean+ stdDev * COM.MICROSOFT.NORM.INV(RAND();0;1))" office:value-type="percentage" office:value="0.108253878760323" calcext:value-type="percentage">
            <text:p>10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style-name="ce9" table:formula="of:=EXP(Mean+ stdDev * COM.MICROSOFT.NORM.INV(RAND();0;1))" office:value-type="percentage" office:value="0.154483820680099" calcext:value-type="percentage">
            <text:p>15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style-name="ce9" table:formula="of:=EXP(Mean+ stdDev * COM.MICROSOFT.NORM.INV(RAND();0;1))" office:value-type="percentage" office:value="0.183288477839419" calcext:value-type="percentage">
            <text:p>1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style-name="ce9" table:formula="of:=EXP(Mean+ stdDev * COM.MICROSOFT.NORM.INV(RAND();0;1))" office:value-type="percentage" office:value="0.1397893382036" calcext:value-type="percentage">
            <text:p>1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style-name="ce9" table:formula="of:=EXP(Mean+ stdDev * COM.MICROSOFT.NORM.INV(RAND();0;1))" office:value-type="percentage" office:value="0.219562375068425" calcext:value-type="percentage">
            <text:p>21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style-name="ce9" table:formula="of:=EXP(Mean+ stdDev * COM.MICROSOFT.NORM.INV(RAND();0;1))" office:value-type="percentage" office:value="0.0449883664748069" calcext:value-type="percentage">
            <text:p>4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style-name="ce9" table:formula="of:=EXP(Mean+ stdDev * COM.MICROSOFT.NORM.INV(RAND();0;1))" office:value-type="percentage" office:value="0.267295945017376" calcext:value-type="percentage">
            <text:p>26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style-name="ce9" table:formula="of:=EXP(Mean+ stdDev * COM.MICROSOFT.NORM.INV(RAND();0;1))" office:value-type="percentage" office:value="0.0934291627426298" calcext:value-type="percentage">
            <text:p>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style-name="ce9" table:formula="of:=EXP(Mean+ stdDev * COM.MICROSOFT.NORM.INV(RAND();0;1))" office:value-type="percentage" office:value="0.125602681404884" calcext:value-type="percentage">
            <text:p>12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style-name="ce9" table:formula="of:=EXP(Mean+ stdDev * COM.MICROSOFT.NORM.INV(RAND();0;1))" office:value-type="percentage" office:value="0.11493384488022" calcext:value-type="percentage">
            <text:p>11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style-name="ce9" table:formula="of:=EXP(Mean+ stdDev * COM.MICROSOFT.NORM.INV(RAND();0;1))" office:value-type="percentage" office:value="0.185236874929018" calcext:value-type="percentage">
            <text:p>18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style-name="ce9" table:formula="of:=EXP(Mean+ stdDev * COM.MICROSOFT.NORM.INV(RAND();0;1))" office:value-type="percentage" office:value="0.109306659698066" calcext:value-type="percentage">
            <text:p>10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style-name="ce9" table:formula="of:=EXP(Mean+ stdDev * COM.MICROSOFT.NORM.INV(RAND();0;1))" office:value-type="percentage" office:value="0.192277067477122" calcext:value-type="percentage">
            <text:p>1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style-name="ce9" table:formula="of:=EXP(Mean+ stdDev * COM.MICROSOFT.NORM.INV(RAND();0;1))" office:value-type="percentage" office:value="0.126266057751059" calcext:value-type="percentage">
            <text:p>1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style-name="ce9" table:formula="of:=EXP(Mean+ stdDev * COM.MICROSOFT.NORM.INV(RAND();0;1))" office:value-type="percentage" office:value="0.19781872941765" calcext:value-type="percentage">
            <text:p>19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style-name="ce9" table:formula="of:=EXP(Mean+ stdDev * COM.MICROSOFT.NORM.INV(RAND();0;1))" office:value-type="percentage" office:value="0.156526976093192" calcext:value-type="percentage">
            <text:p>1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style-name="ce9" table:formula="of:=EXP(Mean+ stdDev * COM.MICROSOFT.NORM.INV(RAND();0;1))" office:value-type="percentage" office:value="0.0858632172505962" calcext:value-type="percentage">
            <text:p>8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style-name="ce9" table:formula="of:=EXP(Mean+ stdDev * COM.MICROSOFT.NORM.INV(RAND();0;1))" office:value-type="percentage" office:value="0.201538800102583" calcext:value-type="percentage">
            <text:p>20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style-name="ce9" table:formula="of:=EXP(Mean+ stdDev * COM.MICROSOFT.NORM.INV(RAND();0;1))" office:value-type="percentage" office:value="0.0643929869977322" calcext:value-type="percentage">
            <text:p>6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style-name="ce9" table:formula="of:=EXP(Mean+ stdDev * COM.MICROSOFT.NORM.INV(RAND();0;1))" office:value-type="percentage" office:value="0.108964113677957" calcext:value-type="percentage">
            <text:p>10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style-name="ce9" table:formula="of:=EXP(Mean+ stdDev * COM.MICROSOFT.NORM.INV(RAND();0;1))" office:value-type="percentage" office:value="0.214653401893283" calcext:value-type="percentage">
            <text:p>21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style-name="ce9" table:formula="of:=EXP(Mean+ stdDev * COM.MICROSOFT.NORM.INV(RAND();0;1))" office:value-type="percentage" office:value="0.223093626462303" calcext:value-type="percentage">
            <text:p>22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style-name="ce9" table:formula="of:=EXP(Mean+ stdDev * COM.MICROSOFT.NORM.INV(RAND();0;1))" office:value-type="percentage" office:value="0.239559628941321" calcext:value-type="percentage">
            <text:p>23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style-name="ce9" table:formula="of:=EXP(Mean+ stdDev * COM.MICROSOFT.NORM.INV(RAND();0;1))" office:value-type="percentage" office:value="0.2477318959926" calcext:value-type="percentage">
            <text:p>24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style-name="ce9" table:formula="of:=EXP(Mean+ stdDev * COM.MICROSOFT.NORM.INV(RAND();0;1))" office:value-type="percentage" office:value="0.0905663609057565" calcext:value-type="percentage">
            <text:p>9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style-name="ce9" table:formula="of:=EXP(Mean+ stdDev * COM.MICROSOFT.NORM.INV(RAND();0;1))" office:value-type="percentage" office:value="0.0973127315769415" calcext:value-type="percentage">
            <text:p>9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style-name="ce9" table:formula="of:=EXP(Mean+ stdDev * COM.MICROSOFT.NORM.INV(RAND();0;1))" office:value-type="percentage" office:value="0.122103768241028" calcext:value-type="percentage">
            <text:p>12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style-name="ce9" table:formula="of:=EXP(Mean+ stdDev * COM.MICROSOFT.NORM.INV(RAND();0;1))" office:value-type="percentage" office:value="0.278671651350723" calcext:value-type="percentage">
            <text:p>2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style-name="ce9" table:formula="of:=EXP(Mean+ stdDev * COM.MICROSOFT.NORM.INV(RAND();0;1))" office:value-type="percentage" office:value="0.109787687807265" calcext:value-type="percentage">
            <text:p>1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style-name="ce9" table:formula="of:=EXP(Mean+ stdDev * COM.MICROSOFT.NORM.INV(RAND();0;1))" office:value-type="percentage" office:value="0.311063468667382" calcext:value-type="percentage">
            <text:p>3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style-name="ce9" table:formula="of:=EXP(Mean+ stdDev * COM.MICROSOFT.NORM.INV(RAND();0;1))" office:value-type="percentage" office:value="0.104955287731534" calcext:value-type="percentage">
            <text:p>10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style-name="ce9" table:formula="of:=EXP(Mean+ stdDev * COM.MICROSOFT.NORM.INV(RAND();0;1))" office:value-type="percentage" office:value="0.149543914445478" calcext:value-type="percentage">
            <text:p>14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style-name="ce9" table:formula="of:=EXP(Mean+ stdDev * COM.MICROSOFT.NORM.INV(RAND();0;1))" office:value-type="percentage" office:value="0.203427422175889" calcext:value-type="percentage">
            <text:p>20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style-name="ce9" table:formula="of:=EXP(Mean+ stdDev * COM.MICROSOFT.NORM.INV(RAND();0;1))" office:value-type="percentage" office:value="0.224974335174178" calcext:value-type="percentage">
            <text:p>2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style-name="ce9" table:formula="of:=EXP(Mean+ stdDev * COM.MICROSOFT.NORM.INV(RAND();0;1))" office:value-type="percentage" office:value="0.193955171203275" calcext:value-type="percentage">
            <text:p>19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style-name="ce9" table:formula="of:=EXP(Mean+ stdDev * COM.MICROSOFT.NORM.INV(RAND();0;1))" office:value-type="percentage" office:value="0.0792962646086138" calcext:value-type="percentage">
            <text:p>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style-name="ce9" table:formula="of:=EXP(Mean+ stdDev * COM.MICROSOFT.NORM.INV(RAND();0;1))" office:value-type="percentage" office:value="0.194100049484662" calcext:value-type="percentage">
            <text:p>1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style-name="ce9" table:formula="of:=EXP(Mean+ stdDev * COM.MICROSOFT.NORM.INV(RAND();0;1))" office:value-type="percentage" office:value="0.0970146176975199" calcext:value-type="percentage">
            <text:p>9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style-name="ce9" table:formula="of:=EXP(Mean+ stdDev * COM.MICROSOFT.NORM.INV(RAND();0;1))" office:value-type="percentage" office:value="0.131535857774064" calcext:value-type="percentage">
            <text:p>13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style-name="ce9" table:formula="of:=EXP(Mean+ stdDev * COM.MICROSOFT.NORM.INV(RAND();0;1))" office:value-type="percentage" office:value="0.163745788943706" calcext:value-type="percentage">
            <text:p>16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style-name="ce9" table:formula="of:=EXP(Mean+ stdDev * COM.MICROSOFT.NORM.INV(RAND();0;1))" office:value-type="percentage" office:value="0.126020125752027" calcext:value-type="percentage">
            <text:p>12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style-name="ce9" table:formula="of:=EXP(Mean+ stdDev * COM.MICROSOFT.NORM.INV(RAND();0;1))" office:value-type="percentage" office:value="0.0575336243285478" calcext:value-type="percentage">
            <text:p>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style-name="ce9" table:formula="of:=EXP(Mean+ stdDev * COM.MICROSOFT.NORM.INV(RAND();0;1))" office:value-type="percentage" office:value="0.0588369491332587" calcext:value-type="percentage">
            <text:p>5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style-name="ce9" table:formula="of:=EXP(Mean+ stdDev * COM.MICROSOFT.NORM.INV(RAND();0;1))" office:value-type="percentage" office:value="0.0952655880681423" calcext:value-type="percentage">
            <text:p>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style-name="ce9" table:formula="of:=EXP(Mean+ stdDev * COM.MICROSOFT.NORM.INV(RAND();0;1))" office:value-type="percentage" office:value="0.148679295446328" calcext:value-type="percentage">
            <text:p>14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style-name="ce9" table:formula="of:=EXP(Mean+ stdDev * COM.MICROSOFT.NORM.INV(RAND();0;1))" office:value-type="percentage" office:value="0.103285204995113" calcext:value-type="percentage">
            <text:p>10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style-name="ce9" table:formula="of:=EXP(Mean+ stdDev * COM.MICROSOFT.NORM.INV(RAND();0;1))" office:value-type="percentage" office:value="0.101896410440884" calcext:value-type="percentage">
            <text:p>10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style-name="ce9" table:formula="of:=EXP(Mean+ stdDev * COM.MICROSOFT.NORM.INV(RAND();0;1))" office:value-type="percentage" office:value="0.0964211301836144" calcext:value-type="percentage">
            <text:p>9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style-name="ce9" table:formula="of:=EXP(Mean+ stdDev * COM.MICROSOFT.NORM.INV(RAND();0;1))" office:value-type="percentage" office:value="0.305879581428867" calcext:value-type="percentage">
            <text:p>30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style-name="ce9" table:formula="of:=EXP(Mean+ stdDev * COM.MICROSOFT.NORM.INV(RAND();0;1))" office:value-type="percentage" office:value="0.0919345027295605" calcext:value-type="percentage">
            <text:p>9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style-name="ce9" table:formula="of:=EXP(Mean+ stdDev * COM.MICROSOFT.NORM.INV(RAND();0;1))" office:value-type="percentage" office:value="0.140883509252439" calcext:value-type="percentage">
            <text:p>14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style-name="ce9" table:formula="of:=EXP(Mean+ stdDev * COM.MICROSOFT.NORM.INV(RAND();0;1))" office:value-type="percentage" office:value="0.10271062636671" calcext:value-type="percentage">
            <text:p>10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style-name="ce9" table:formula="of:=EXP(Mean+ stdDev * COM.MICROSOFT.NORM.INV(RAND();0;1))" office:value-type="percentage" office:value="0.22667083355758" calcext:value-type="percentage">
            <text:p>2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style-name="ce9" table:formula="of:=EXP(Mean+ stdDev * COM.MICROSOFT.NORM.INV(RAND();0;1))" office:value-type="percentage" office:value="0.185973096226213" calcext:value-type="percentage">
            <text:p>18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style-name="ce9" table:formula="of:=EXP(Mean+ stdDev * COM.MICROSOFT.NORM.INV(RAND();0;1))" office:value-type="percentage" office:value="0.1437022419127" calcext:value-type="percentage">
            <text:p>14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style-name="ce9" table:formula="of:=EXP(Mean+ stdDev * COM.MICROSOFT.NORM.INV(RAND();0;1))" office:value-type="percentage" office:value="0.0811704382720682" calcext:value-type="percentage">
            <text:p>8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style-name="ce9" table:formula="of:=EXP(Mean+ stdDev * COM.MICROSOFT.NORM.INV(RAND();0;1))" office:value-type="percentage" office:value="0.115046391319088" calcext:value-type="percentage">
            <text:p>11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style-name="ce9" table:formula="of:=EXP(Mean+ stdDev * COM.MICROSOFT.NORM.INV(RAND();0;1))" office:value-type="percentage" office:value="0.0905306204367404" calcext:value-type="percentage">
            <text:p>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style-name="ce9" table:formula="of:=EXP(Mean+ stdDev * COM.MICROSOFT.NORM.INV(RAND();0;1))" office:value-type="percentage" office:value="0.18651489785927" calcext:value-type="percentage">
            <text:p>18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style-name="ce9" table:formula="of:=EXP(Mean+ stdDev * COM.MICROSOFT.NORM.INV(RAND();0;1))" office:value-type="percentage" office:value="0.18919961788613" calcext:value-type="percentage">
            <text:p>18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9" table:formula="of:=EXP(Mean+ stdDev * COM.MICROSOFT.NORM.INV(RAND();0;1))" office:value-type="percentage" office:value="0.144411024255796" calcext:value-type="percentage">
            <text:p>1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style-name="ce9" table:formula="of:=EXP(Mean+ stdDev * COM.MICROSOFT.NORM.INV(RAND();0;1))" office:value-type="percentage" office:value="0.11664666110876" calcext:value-type="percentage">
            <text:p>11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style-name="ce9" table:formula="of:=EXP(Mean+ stdDev * COM.MICROSOFT.NORM.INV(RAND();0;1))" office:value-type="percentage" office:value="0.0749307147671166" calcext:value-type="percentage">
            <text:p>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style-name="ce9" table:formula="of:=EXP(Mean+ stdDev * COM.MICROSOFT.NORM.INV(RAND();0;1))" office:value-type="percentage" office:value="0.159605332557676" calcext:value-type="percentage">
            <text:p>1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style-name="ce9" table:formula="of:=EXP(Mean+ stdDev * COM.MICROSOFT.NORM.INV(RAND();0;1))" office:value-type="percentage" office:value="0.0610148736379155" calcext:value-type="percentage">
            <text:p>6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style-name="ce9" table:formula="of:=EXP(Mean+ stdDev * COM.MICROSOFT.NORM.INV(RAND();0;1))" office:value-type="percentage" office:value="0.0787339412319074" calcext:value-type="percentage">
            <text:p>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style-name="ce9" table:formula="of:=EXP(Mean+ stdDev * COM.MICROSOFT.NORM.INV(RAND();0;1))" office:value-type="percentage" office:value="0.0901971508926427" calcext:value-type="percentage">
            <text:p>9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style-name="ce9" table:formula="of:=EXP(Mean+ stdDev * COM.MICROSOFT.NORM.INV(RAND();0;1))" office:value-type="percentage" office:value="0.169164674159182" calcext:value-type="percentage">
            <text:p>16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style-name="ce9" table:formula="of:=EXP(Mean+ stdDev * COM.MICROSOFT.NORM.INV(RAND();0;1))" office:value-type="percentage" office:value="0.118876635396311" calcext:value-type="percentage">
            <text:p>11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style-name="ce9" table:formula="of:=EXP(Mean+ stdDev * COM.MICROSOFT.NORM.INV(RAND();0;1))" office:value-type="percentage" office:value="0.119523163131179" calcext:value-type="percentage">
            <text:p>11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style-name="ce9" table:formula="of:=EXP(Mean+ stdDev * COM.MICROSOFT.NORM.INV(RAND();0;1))" office:value-type="percentage" office:value="0.125790965347261" calcext:value-type="percentage">
            <text:p>1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style-name="ce9" table:formula="of:=EXP(Mean+ stdDev * COM.MICROSOFT.NORM.INV(RAND();0;1))" office:value-type="percentage" office:value="0.0957921873420125" calcext:value-type="percentage">
            <text:p>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style-name="ce9" table:formula="of:=EXP(Mean+ stdDev * COM.MICROSOFT.NORM.INV(RAND();0;1))" office:value-type="percentage" office:value="0.214984748385862" calcext:value-type="percentage">
            <text:p>21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style-name="ce9" table:formula="of:=EXP(Mean+ stdDev * COM.MICROSOFT.NORM.INV(RAND();0;1))" office:value-type="percentage" office:value="0.130877553728396" calcext:value-type="percentage">
            <text:p>13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style-name="ce9" table:formula="of:=EXP(Mean+ stdDev * COM.MICROSOFT.NORM.INV(RAND();0;1))" office:value-type="percentage" office:value="0.236051307206597" calcext:value-type="percentage">
            <text:p>2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style-name="ce9" table:formula="of:=EXP(Mean+ stdDev * COM.MICROSOFT.NORM.INV(RAND();0;1))" office:value-type="percentage" office:value="0.0864726136057877" calcext:value-type="percentage">
            <text:p>8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style-name="ce9" table:formula="of:=EXP(Mean+ stdDev * COM.MICROSOFT.NORM.INV(RAND();0;1))" office:value-type="percentage" office:value="0.158405073118178" calcext:value-type="percentage">
            <text:p>15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style-name="ce9" table:formula="of:=EXP(Mean+ stdDev * COM.MICROSOFT.NORM.INV(RAND();0;1))" office:value-type="percentage" office:value="0.0660168609085757" calcext:value-type="percentage">
            <text:p>6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style-name="ce9" table:formula="of:=EXP(Mean+ stdDev * COM.MICROSOFT.NORM.INV(RAND();0;1))" office:value-type="percentage" office:value="0.298746323996059" calcext:value-type="percentage">
            <text:p>2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style-name="ce9" table:formula="of:=EXP(Mean+ stdDev * COM.MICROSOFT.NORM.INV(RAND();0;1))" office:value-type="percentage" office:value="0.130102262809688" calcext:value-type="percentage">
            <text:p>13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style-name="ce9" table:formula="of:=EXP(Mean+ stdDev * COM.MICROSOFT.NORM.INV(RAND();0;1))" office:value-type="percentage" office:value="0.093829330096568" calcext:value-type="percentage">
            <text:p>9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style-name="ce9" table:formula="of:=EXP(Mean+ stdDev * COM.MICROSOFT.NORM.INV(RAND();0;1))" office:value-type="percentage" office:value="0.180963819022736" calcext:value-type="percentage">
            <text:p>1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style-name="ce9" table:formula="of:=EXP(Mean+ stdDev * COM.MICROSOFT.NORM.INV(RAND();0;1))" office:value-type="percentage" office:value="0.220761054042119" calcext:value-type="percentage">
            <text:p>22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style-name="ce9" table:formula="of:=EXP(Mean+ stdDev * COM.MICROSOFT.NORM.INV(RAND();0;1))" office:value-type="percentage" office:value="0.0962930211661778" calcext:value-type="percentage">
            <text:p>9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9" table:formula="of:=EXP(Mean+ stdDev * COM.MICROSOFT.NORM.INV(RAND();0;1))" office:value-type="percentage" office:value="0.111542540001473" calcext:value-type="percentage">
            <text:p>11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style-name="ce9" table:formula="of:=EXP(Mean+ stdDev * COM.MICROSOFT.NORM.INV(RAND();0;1))" office:value-type="percentage" office:value="0.0926429859796858" calcext:value-type="percentage">
            <text:p>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style-name="ce9" table:formula="of:=EXP(Mean+ stdDev * COM.MICROSOFT.NORM.INV(RAND();0;1))" office:value-type="percentage" office:value="0.169292583560842" calcext:value-type="percentage">
            <text:p>16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style-name="ce9" table:formula="of:=EXP(Mean+ stdDev * COM.MICROSOFT.NORM.INV(RAND();0;1))" office:value-type="percentage" office:value="0.123530569477022" calcext:value-type="percentage">
            <text:p>12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style-name="ce9" table:formula="of:=EXP(Mean+ stdDev * COM.MICROSOFT.NORM.INV(RAND();0;1))" office:value-type="percentage" office:value="0.211288530488477" calcext:value-type="percentage">
            <text:p>21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style-name="ce9" table:formula="of:=EXP(Mean+ stdDev * COM.MICROSOFT.NORM.INV(RAND();0;1))" office:value-type="percentage" office:value="0.183875345011476" calcext:value-type="percentage">
            <text:p>1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style-name="ce9" table:formula="of:=EXP(Mean+ stdDev * COM.MICROSOFT.NORM.INV(RAND();0;1))" office:value-type="percentage" office:value="0.147561845218376" calcext:value-type="percentage">
            <text:p>14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style-name="ce9" table:formula="of:=EXP(Mean+ stdDev * COM.MICROSOFT.NORM.INV(RAND();0;1))" office:value-type="percentage" office:value="0.177558337115137" calcext:value-type="percentage">
            <text:p>17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style-name="ce9" table:formula="of:=EXP(Mean+ stdDev * COM.MICROSOFT.NORM.INV(RAND();0;1))" office:value-type="percentage" office:value="0.119211751627911" calcext:value-type="percentage">
            <text:p>1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style-name="ce9" table:formula="of:=EXP(Mean+ stdDev * COM.MICROSOFT.NORM.INV(RAND();0;1))" office:value-type="percentage" office:value="0.065988670522138" calcext:value-type="percentage">
            <text:p>6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style-name="ce9" table:formula="of:=EXP(Mean+ stdDev * COM.MICROSOFT.NORM.INV(RAND();0;1))" office:value-type="percentage" office:value="0.134380426323214" calcext:value-type="percentage">
            <text:p>13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style-name="ce9" table:formula="of:=EXP(Mean+ stdDev * COM.MICROSOFT.NORM.INV(RAND();0;1))" office:value-type="percentage" office:value="0.066087747493036" calcext:value-type="percentage">
            <text:p>6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style-name="ce9" table:formula="of:=EXP(Mean+ stdDev * COM.MICROSOFT.NORM.INV(RAND();0;1))" office:value-type="percentage" office:value="0.132947428698984" calcext:value-type="percentage">
            <text:p>13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style-name="ce9" table:formula="of:=EXP(Mean+ stdDev * COM.MICROSOFT.NORM.INV(RAND();0;1))" office:value-type="percentage" office:value="0.0825434067298869" calcext:value-type="percentage">
            <text:p>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style-name="ce9" table:formula="of:=EXP(Mean+ stdDev * COM.MICROSOFT.NORM.INV(RAND();0;1))" office:value-type="percentage" office:value="0.0460274848287891" calcext:value-type="percentage">
            <text:p>4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style-name="ce9" table:formula="of:=EXP(Mean+ stdDev * COM.MICROSOFT.NORM.INV(RAND();0;1))" office:value-type="percentage" office:value="0.113864594764071" calcext:value-type="percentage">
            <text:p>11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style-name="ce9" table:formula="of:=EXP(Mean+ stdDev * COM.MICROSOFT.NORM.INV(RAND();0;1))" office:value-type="percentage" office:value="0.16042852107196" calcext:value-type="percentage">
            <text:p>16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style-name="ce9" table:formula="of:=EXP(Mean+ stdDev * COM.MICROSOFT.NORM.INV(RAND();0;1))" office:value-type="percentage" office:value="0.0878428021999952" calcext:value-type="percentage">
            <text:p>8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style-name="ce9" table:formula="of:=EXP(Mean+ stdDev * COM.MICROSOFT.NORM.INV(RAND();0;1))" office:value-type="percentage" office:value="0.105415445691606" calcext:value-type="percentage">
            <text:p>1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style-name="ce9" table:formula="of:=EXP(Mean+ stdDev * COM.MICROSOFT.NORM.INV(RAND();0;1))" office:value-type="percentage" office:value="0.233226005215641" calcext:value-type="percentage">
            <text:p>23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style-name="ce9" table:formula="of:=EXP(Mean+ stdDev * COM.MICROSOFT.NORM.INV(RAND();0;1))" office:value-type="percentage" office:value="0.322370761756846" calcext:value-type="percentage">
            <text:p>3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style-name="ce9" table:formula="of:=EXP(Mean+ stdDev * COM.MICROSOFT.NORM.INV(RAND();0;1))" office:value-type="percentage" office:value="0.18029212117895" calcext:value-type="percentage">
            <text:p>18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style-name="ce9" table:formula="of:=EXP(Mean+ stdDev * COM.MICROSOFT.NORM.INV(RAND();0;1))" office:value-type="percentage" office:value="0.180038239972176" calcext:value-type="percentage">
            <text:p>1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style-name="ce9" table:formula="of:=EXP(Mean+ stdDev * COM.MICROSOFT.NORM.INV(RAND();0;1))" office:value-type="percentage" office:value="0.0440990687764004" calcext:value-type="percentage">
            <text:p>4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style-name="ce9" table:formula="of:=EXP(Mean+ stdDev * COM.MICROSOFT.NORM.INV(RAND();0;1))" office:value-type="percentage" office:value="0.109803542239737" calcext:value-type="percentage">
            <text:p>1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style-name="ce9" table:formula="of:=EXP(Mean+ stdDev * COM.MICROSOFT.NORM.INV(RAND();0;1))" office:value-type="percentage" office:value="0.351967418621245" calcext:value-type="percentage">
            <text:p>35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style-name="ce9" table:formula="of:=EXP(Mean+ stdDev * COM.MICROSOFT.NORM.INV(RAND();0;1))" office:value-type="percentage" office:value="0.426732411849345" calcext:value-type="percentage">
            <text:p>4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style-name="ce9" table:formula="of:=EXP(Mean+ stdDev * COM.MICROSOFT.NORM.INV(RAND();0;1))" office:value-type="percentage" office:value="0.141775568313844" calcext:value-type="percentage">
            <text:p>14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style-name="ce9" table:formula="of:=EXP(Mean+ stdDev * COM.MICROSOFT.NORM.INV(RAND();0;1))" office:value-type="percentage" office:value="0.075567670108524" calcext:value-type="percentage">
            <text:p>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style-name="ce9" table:formula="of:=EXP(Mean+ stdDev * COM.MICROSOFT.NORM.INV(RAND();0;1))" office:value-type="percentage" office:value="0.126258731642024" calcext:value-type="percentage">
            <text:p>1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style-name="ce9" table:formula="of:=EXP(Mean+ stdDev * COM.MICROSOFT.NORM.INV(RAND();0;1))" office:value-type="percentage" office:value="0.0514613619851305" calcext:value-type="percentage">
            <text:p>5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style-name="ce9" table:formula="of:=EXP(Mean+ stdDev * COM.MICROSOFT.NORM.INV(RAND();0;1))" office:value-type="percentage" office:value="0.0780504971210226" calcext:value-type="percentage">
            <text:p>7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style-name="ce9" table:formula="of:=EXP(Mean+ stdDev * COM.MICROSOFT.NORM.INV(RAND();0;1))" office:value-type="percentage" office:value="0.0525742499590004" calcext:value-type="percentage">
            <text:p>5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style-name="ce9" table:formula="of:=EXP(Mean+ stdDev * COM.MICROSOFT.NORM.INV(RAND();0;1))" office:value-type="percentage" office:value="0.128984108576262" calcext:value-type="percentage">
            <text:p>12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style-name="ce9" table:formula="of:=EXP(Mean+ stdDev * COM.MICROSOFT.NORM.INV(RAND();0;1))" office:value-type="percentage" office:value="0.121371610061574" calcext:value-type="percentage">
            <text:p>12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style-name="ce9" table:formula="of:=EXP(Mean+ stdDev * COM.MICROSOFT.NORM.INV(RAND();0;1))" office:value-type="percentage" office:value="0.155950587576003" calcext:value-type="percentage">
            <text:p>15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style-name="ce9" table:formula="of:=EXP(Mean+ stdDev * COM.MICROSOFT.NORM.INV(RAND();0;1))" office:value-type="percentage" office:value="0.106717531356875" calcext:value-type="percentage">
            <text:p>1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style-name="ce9" table:formula="of:=EXP(Mean+ stdDev * COM.MICROSOFT.NORM.INV(RAND();0;1))" office:value-type="percentage" office:value="0.264539726859723" calcext:value-type="percentage">
            <text:p>26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style-name="ce9" table:formula="of:=EXP(Mean+ stdDev * COM.MICROSOFT.NORM.INV(RAND();0;1))" office:value-type="percentage" office:value="0.196737525553528" calcext:value-type="percentage">
            <text:p>19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style-name="ce9" table:formula="of:=EXP(Mean+ stdDev * COM.MICROSOFT.NORM.INV(RAND();0;1))" office:value-type="percentage" office:value="0.312947897321172" calcext:value-type="percentage">
            <text:p>31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style-name="ce9" table:formula="of:=EXP(Mean+ stdDev * COM.MICROSOFT.NORM.INV(RAND();0;1))" office:value-type="percentage" office:value="0.106032041388918" calcext:value-type="percentage">
            <text:p>1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style-name="ce9" table:formula="of:=EXP(Mean+ stdDev * COM.MICROSOFT.NORM.INV(RAND();0;1))" office:value-type="percentage" office:value="0.173639275107518" calcext:value-type="percentage">
            <text:p>1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style-name="ce9" table:formula="of:=EXP(Mean+ stdDev * COM.MICROSOFT.NORM.INV(RAND();0;1))" office:value-type="percentage" office:value="0.0484192145718342" calcext:value-type="percentage">
            <text:p>4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style-name="ce9" table:formula="of:=EXP(Mean+ stdDev * COM.MICROSOFT.NORM.INV(RAND();0;1))" office:value-type="percentage" office:value="0.284996805230164" calcext:value-type="percentage">
            <text:p>28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style-name="ce9" table:formula="of:=EXP(Mean+ stdDev * COM.MICROSOFT.NORM.INV(RAND();0;1))" office:value-type="percentage" office:value="0.124927766525539" calcext:value-type="percentage">
            <text:p>12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style-name="ce9" table:formula="of:=EXP(Mean+ stdDev * COM.MICROSOFT.NORM.INV(RAND();0;1))" office:value-type="percentage" office:value="0.175330712379188" calcext:value-type="percentage">
            <text:p>17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style-name="ce9" table:formula="of:=EXP(Mean+ stdDev * COM.MICROSOFT.NORM.INV(RAND();0;1))" office:value-type="percentage" office:value="0.155213398214558" calcext:value-type="percentage">
            <text:p>15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style-name="ce9" table:formula="of:=EXP(Mean+ stdDev * COM.MICROSOFT.NORM.INV(RAND();0;1))" office:value-type="percentage" office:value="0.387168002344323" calcext:value-type="percentage">
            <text:p>38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style-name="ce9" table:formula="of:=EXP(Mean+ stdDev * COM.MICROSOFT.NORM.INV(RAND();0;1))" office:value-type="percentage" office:value="0.0396216196970933" calcext:value-type="percentage">
            <text:p>3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style-name="ce9" table:formula="of:=EXP(Mean+ stdDev * COM.MICROSOFT.NORM.INV(RAND();0;1))" office:value-type="percentage" office:value="0.0777795167258128" calcext:value-type="percentage">
            <text:p>7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style-name="ce9" table:formula="of:=EXP(Mean+ stdDev * COM.MICROSOFT.NORM.INV(RAND();0;1))" office:value-type="percentage" office:value="0.0974592543567215" calcext:value-type="percentage">
            <text:p>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style-name="ce9" table:formula="of:=EXP(Mean+ stdDev * COM.MICROSOFT.NORM.INV(RAND();0;1))" office:value-type="percentage" office:value="0.125249436291614" calcext:value-type="percentage">
            <text:p>12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style-name="ce9" table:formula="of:=EXP(Mean+ stdDev * COM.MICROSOFT.NORM.INV(RAND();0;1))" office:value-type="percentage" office:value="0.398880748361925" calcext:value-type="percentage">
            <text:p>3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style-name="ce9" table:formula="of:=EXP(Mean+ stdDev * COM.MICROSOFT.NORM.INV(RAND();0;1))" office:value-type="percentage" office:value="0.0470980987662353" calcext:value-type="percentage">
            <text:p>4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style-name="ce9" table:formula="of:=EXP(Mean+ stdDev * COM.MICROSOFT.NORM.INV(RAND();0;1))" office:value-type="percentage" office:value="0.173713371307957" calcext:value-type="percentage">
            <text:p>17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style-name="ce9" table:formula="of:=EXP(Mean+ stdDev * COM.MICROSOFT.NORM.INV(RAND();0;1))" office:value-type="percentage" office:value="0.152202606522291" calcext:value-type="percentage">
            <text:p>15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style-name="ce9" table:formula="of:=EXP(Mean+ stdDev * COM.MICROSOFT.NORM.INV(RAND();0;1))" office:value-type="percentage" office:value="0.0889013596014638" calcext:value-type="percentage">
            <text:p>8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style-name="ce9" table:formula="of:=EXP(Mean+ stdDev * COM.MICROSOFT.NORM.INV(RAND();0;1))" office:value-type="percentage" office:value="0.252898713623623" calcext:value-type="percentage">
            <text:p>25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style-name="ce9" table:formula="of:=EXP(Mean+ stdDev * COM.MICROSOFT.NORM.INV(RAND();0;1))" office:value-type="percentage" office:value="0.0900887356687456" calcext:value-type="percentage">
            <text:p>9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style-name="ce9" table:formula="of:=EXP(Mean+ stdDev * COM.MICROSOFT.NORM.INV(RAND();0;1))" office:value-type="percentage" office:value="0.0890628164681018" calcext:value-type="percentage">
            <text:p>8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style-name="ce9" table:formula="of:=EXP(Mean+ stdDev * COM.MICROSOFT.NORM.INV(RAND();0;1))" office:value-type="percentage" office:value="0.129535457963965" calcext:value-type="percentage">
            <text:p>12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style-name="ce9" table:formula="of:=EXP(Mean+ stdDev * COM.MICROSOFT.NORM.INV(RAND();0;1))" office:value-type="percentage" office:value="0.16213009388279" calcext:value-type="percentage">
            <text:p>16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style-name="ce9" table:formula="of:=EXP(Mean+ stdDev * COM.MICROSOFT.NORM.INV(RAND();0;1))" office:value-type="percentage" office:value="0.194618649205121" calcext:value-type="percentage">
            <text:p>1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style-name="ce9" table:formula="of:=EXP(Mean+ stdDev * COM.MICROSOFT.NORM.INV(RAND();0;1))" office:value-type="percentage" office:value="0.0727573224880208" calcext:value-type="percentage">
            <text:p>7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style-name="ce9" table:formula="of:=EXP(Mean+ stdDev * COM.MICROSOFT.NORM.INV(RAND();0;1))" office:value-type="percentage" office:value="0.10638938327102" calcext:value-type="percentage">
            <text:p>10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style-name="ce9" table:formula="of:=EXP(Mean+ stdDev * COM.MICROSOFT.NORM.INV(RAND();0;1))" office:value-type="percentage" office:value="0.135963823765431" calcext:value-type="percentage">
            <text:p>1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style-name="ce9" table:formula="of:=EXP(Mean+ stdDev * COM.MICROSOFT.NORM.INV(RAND();0;1))" office:value-type="percentage" office:value="0.239077768361214" calcext:value-type="percentage">
            <text:p>23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style-name="ce9" table:formula="of:=EXP(Mean+ stdDev * COM.MICROSOFT.NORM.INV(RAND();0;1))" office:value-type="percentage" office:value="0.142666207994109" calcext:value-type="percentage">
            <text:p>14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style-name="ce9" table:formula="of:=EXP(Mean+ stdDev * COM.MICROSOFT.NORM.INV(RAND();0;1))" office:value-type="percentage" office:value="0.226888791330769" calcext:value-type="percentage">
            <text:p>22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style-name="ce9" table:formula="of:=EXP(Mean+ stdDev * COM.MICROSOFT.NORM.INV(RAND();0;1))" office:value-type="percentage" office:value="0.0731786723648874" calcext:value-type="percentage">
            <text:p>7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style-name="ce9" table:formula="of:=EXP(Mean+ stdDev * COM.MICROSOFT.NORM.INV(RAND();0;1))" office:value-type="percentage" office:value="0.0448647512096754" calcext:value-type="percentage">
            <text:p>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style-name="ce9" table:formula="of:=EXP(Mean+ stdDev * COM.MICROSOFT.NORM.INV(RAND();0;1))" office:value-type="percentage" office:value="0.129115276551635" calcext:value-type="percentage">
            <text:p>1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style-name="ce9" table:formula="of:=EXP(Mean+ stdDev * COM.MICROSOFT.NORM.INV(RAND();0;1))" office:value-type="percentage" office:value="0.160948957133943" calcext:value-type="percentage">
            <text:p>1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style-name="ce9" table:formula="of:=EXP(Mean+ stdDev * COM.MICROSOFT.NORM.INV(RAND();0;1))" office:value-type="percentage" office:value="0.171957949685741" calcext:value-type="percentage">
            <text:p>1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style-name="ce9" table:formula="of:=EXP(Mean+ stdDev * COM.MICROSOFT.NORM.INV(RAND();0;1))" office:value-type="percentage" office:value="0.161335189001073" calcext:value-type="percentage">
            <text:p>16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style-name="ce9" table:formula="of:=EXP(Mean+ stdDev * COM.MICROSOFT.NORM.INV(RAND();0;1))" office:value-type="percentage" office:value="0.220663425207159" calcext:value-type="percentage">
            <text:p>2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style-name="ce9" table:formula="of:=EXP(Mean+ stdDev * COM.MICROSOFT.NORM.INV(RAND();0;1))" office:value-type="percentage" office:value="0.155634725376158" calcext:value-type="percentage">
            <text:p>15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style-name="ce9" table:formula="of:=EXP(Mean+ stdDev * COM.MICROSOFT.NORM.INV(RAND();0;1))" office:value-type="percentage" office:value="0.14728279624734" calcext:value-type="percentage">
            <text:p>14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style-name="ce9" table:formula="of:=EXP(Mean+ stdDev * COM.MICROSOFT.NORM.INV(RAND();0;1))" office:value-type="percentage" office:value="0.143391584274652" calcext:value-type="percentage">
            <text:p>14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style-name="ce9" table:formula="of:=EXP(Mean+ stdDev * COM.MICROSOFT.NORM.INV(RAND();0;1))" office:value-type="percentage" office:value="0.179213588213159" calcext:value-type="percentage">
            <text:p>17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style-name="ce9" table:formula="of:=EXP(Mean+ stdDev * COM.MICROSOFT.NORM.INV(RAND();0;1))" office:value-type="percentage" office:value="0.102242425547947" calcext:value-type="percentage">
            <text:p>1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style-name="ce9" table:formula="of:=EXP(Mean+ stdDev * COM.MICROSOFT.NORM.INV(RAND();0;1))" office:value-type="percentage" office:value="0.0835090594006025" calcext:value-type="percentage">
            <text:p>8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style-name="ce9" table:formula="of:=EXP(Mean+ stdDev * COM.MICROSOFT.NORM.INV(RAND();0;1))" office:value-type="percentage" office:value="0.196573703916604" calcext:value-type="percentage">
            <text:p>19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style-name="ce9" table:formula="of:=EXP(Mean+ stdDev * COM.MICROSOFT.NORM.INV(RAND();0;1))" office:value-type="percentage" office:value="0.156294336526407" calcext:value-type="percentage">
            <text:p>15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style-name="ce9" table:formula="of:=EXP(Mean+ stdDev * COM.MICROSOFT.NORM.INV(RAND();0;1))" office:value-type="percentage" office:value="0.229234621986248" calcext:value-type="percentage">
            <text:p>22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style-name="ce9" table:formula="of:=EXP(Mean+ stdDev * COM.MICROSOFT.NORM.INV(RAND();0;1))" office:value-type="percentage" office:value="0.20844121929462" calcext:value-type="percentage">
            <text:p>20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style-name="ce9" table:formula="of:=EXP(Mean+ stdDev * COM.MICROSOFT.NORM.INV(RAND();0;1))" office:value-type="percentage" office:value="0.0836878982089191" calcext:value-type="percentage">
            <text:p>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style-name="ce9" table:formula="of:=EXP(Mean+ stdDev * COM.MICROSOFT.NORM.INV(RAND();0;1))" office:value-type="percentage" office:value="0.239872514853136" calcext:value-type="percentage">
            <text:p>2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style-name="ce9" table:formula="of:=EXP(Mean+ stdDev * COM.MICROSOFT.NORM.INV(RAND();0;1))" office:value-type="percentage" office:value="0.15823758230557" calcext:value-type="percentage">
            <text:p>15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style-name="ce9" table:formula="of:=EXP(Mean+ stdDev * COM.MICROSOFT.NORM.INV(RAND();0;1))" office:value-type="percentage" office:value="0.174769713183658" calcext:value-type="percentage">
            <text:p>17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style-name="ce9" table:formula="of:=EXP(Mean+ stdDev * COM.MICROSOFT.NORM.INV(RAND();0;1))" office:value-type="percentage" office:value="0.0698853820203625" calcext:value-type="percentage">
            <text:p>6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style-name="ce9" table:formula="of:=EXP(Mean+ stdDev * COM.MICROSOFT.NORM.INV(RAND();0;1))" office:value-type="percentage" office:value="0.1256746980499" calcext:value-type="percentage">
            <text:p>1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style-name="ce9" table:formula="of:=EXP(Mean+ stdDev * COM.MICROSOFT.NORM.INV(RAND();0;1))" office:value-type="percentage" office:value="0.170648604721262" calcext:value-type="percentage">
            <text:p>17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style-name="ce9" table:formula="of:=EXP(Mean+ stdDev * COM.MICROSOFT.NORM.INV(RAND();0;1))" office:value-type="percentage" office:value="0.0572091856351417" calcext:value-type="percentage">
            <text:p>5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style-name="ce9" table:formula="of:=EXP(Mean+ stdDev * COM.MICROSOFT.NORM.INV(RAND();0;1))" office:value-type="percentage" office:value="0.063949468741504" calcext:value-type="percentage">
            <text:p>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style-name="ce9" table:formula="of:=EXP(Mean+ stdDev * COM.MICROSOFT.NORM.INV(RAND();0;1))" office:value-type="percentage" office:value="0.335956933835382" calcext:value-type="percentage">
            <text:p>3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style-name="ce9" table:formula="of:=EXP(Mean+ stdDev * COM.MICROSOFT.NORM.INV(RAND();0;1))" office:value-type="percentage" office:value="0.100777147465312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style-name="ce9" table:formula="of:=EXP(Mean+ stdDev * COM.MICROSOFT.NORM.INV(RAND();0;1))" office:value-type="percentage" office:value="0.079359023074767" calcext:value-type="percentage">
            <text:p>7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style-name="ce9" table:formula="of:=EXP(Mean+ stdDev * COM.MICROSOFT.NORM.INV(RAND();0;1))" office:value-type="percentage" office:value="0.152182822838861" calcext:value-type="percentage">
            <text:p>15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style-name="ce9" table:formula="of:=EXP(Mean+ stdDev * COM.MICROSOFT.NORM.INV(RAND();0;1))" office:value-type="percentage" office:value="0.310536605518182" calcext:value-type="percentage">
            <text:p>31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style-name="ce9" table:formula="of:=EXP(Mean+ stdDev * COM.MICROSOFT.NORM.INV(RAND();0;1))" office:value-type="percentage" office:value="0.276335477937655" calcext:value-type="percentage">
            <text:p>27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style-name="ce9" table:formula="of:=EXP(Mean+ stdDev * COM.MICROSOFT.NORM.INV(RAND();0;1))" office:value-type="percentage" office:value="0.244944124726367" calcext:value-type="percentage">
            <text:p>2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style-name="ce9" table:formula="of:=EXP(Mean+ stdDev * COM.MICROSOFT.NORM.INV(RAND();0;1))" office:value-type="percentage" office:value="0.114832043636226" calcext:value-type="percentage">
            <text:p>1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style-name="ce9" table:formula="of:=EXP(Mean+ stdDev * COM.MICROSOFT.NORM.INV(RAND();0;1))" office:value-type="percentage" office:value="0.393557049763324" calcext:value-type="percentage">
            <text:p>3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style-name="ce9" table:formula="of:=EXP(Mean+ stdDev * COM.MICROSOFT.NORM.INV(RAND();0;1))" office:value-type="percentage" office:value="0.259287187950725" calcext:value-type="percentage">
            <text:p>25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style-name="ce9" table:formula="of:=EXP(Mean+ stdDev * COM.MICROSOFT.NORM.INV(RAND();0;1))" office:value-type="percentage" office:value="0.127866268877564" calcext:value-type="percentage">
            <text:p>12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style-name="ce9" table:formula="of:=EXP(Mean+ stdDev * COM.MICROSOFT.NORM.INV(RAND();0;1))" office:value-type="percentage" office:value="0.361134344042424" calcext:value-type="percentage">
            <text:p>36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style-name="ce9" table:formula="of:=EXP(Mean+ stdDev * COM.MICROSOFT.NORM.INV(RAND();0;1))" office:value-type="percentage" office:value="0.0737627063697786" calcext:value-type="percentage">
            <text:p>7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style-name="ce9" table:formula="of:=EXP(Mean+ stdDev * COM.MICROSOFT.NORM.INV(RAND();0;1))" office:value-type="percentage" office:value="0.060307101808158" calcext:value-type="percentage">
            <text:p>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style-name="ce9" table:formula="of:=EXP(Mean+ stdDev * COM.MICROSOFT.NORM.INV(RAND();0;1))" office:value-type="percentage" office:value="0.111118137346877" calcext:value-type="percentage">
            <text:p>1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style-name="ce9" table:formula="of:=EXP(Mean+ stdDev * COM.MICROSOFT.NORM.INV(RAND();0;1))" office:value-type="percentage" office:value="0.219668140839954" calcext:value-type="percentage">
            <text:p>2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style-name="ce9" table:formula="of:=EXP(Mean+ stdDev * COM.MICROSOFT.NORM.INV(RAND();0;1))" office:value-type="percentage" office:value="0.318918421844387" calcext:value-type="percentage">
            <text:p>31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style-name="ce9" table:formula="of:=EXP(Mean+ stdDev * COM.MICROSOFT.NORM.INV(RAND();0;1))" office:value-type="percentage" office:value="0.257255434733123" calcext:value-type="percentage">
            <text:p>2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style-name="ce9" table:formula="of:=EXP(Mean+ stdDev * COM.MICROSOFT.NORM.INV(RAND();0;1))" office:value-type="percentage" office:value="0.13027753645881" calcext:value-type="percentage">
            <text:p>13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style-name="ce9" table:formula="of:=EXP(Mean+ stdDev * COM.MICROSOFT.NORM.INV(RAND();0;1))" office:value-type="percentage" office:value="0.0577628315201399" calcext:value-type="percentage">
            <text:p>5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style-name="ce9" table:formula="of:=EXP(Mean+ stdDev * COM.MICROSOFT.NORM.INV(RAND();0;1))" office:value-type="percentage" office:value="0.0703236225137335" calcext:value-type="percentage">
            <text:p>7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style-name="ce9" table:formula="of:=EXP(Mean+ stdDev * COM.MICROSOFT.NORM.INV(RAND();0;1))" office:value-type="percentage" office:value="0.0878413717468457" calcext:value-type="percentage">
            <text:p>8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style-name="ce9" table:formula="of:=EXP(Mean+ stdDev * COM.MICROSOFT.NORM.INV(RAND();0;1))" office:value-type="percentage" office:value="0.1137376324699" calcext:value-type="percentage">
            <text:p>11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style-name="ce9" table:formula="of:=EXP(Mean+ stdDev * COM.MICROSOFT.NORM.INV(RAND();0;1))" office:value-type="percentage" office:value="0.323050059252364" calcext:value-type="percentage">
            <text:p>32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style-name="ce9" table:formula="of:=EXP(Mean+ stdDev * COM.MICROSOFT.NORM.INV(RAND();0;1))" office:value-type="percentage" office:value="0.199040715275337" calcext:value-type="percentage">
            <text:p>19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style-name="ce9" table:formula="of:=EXP(Mean+ stdDev * COM.MICROSOFT.NORM.INV(RAND();0;1))" office:value-type="percentage" office:value="0.156660001561594" calcext:value-type="percentage">
            <text:p>1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style-name="ce9" table:formula="of:=EXP(Mean+ stdDev * COM.MICROSOFT.NORM.INV(RAND();0;1))" office:value-type="percentage" office:value="0.149669894925957" calcext:value-type="percentage">
            <text:p>14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style-name="ce9" table:formula="of:=EXP(Mean+ stdDev * COM.MICROSOFT.NORM.INV(RAND();0;1))" office:value-type="percentage" office:value="0.189310883839617" calcext:value-type="percentage">
            <text:p>1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style-name="ce9" table:formula="of:=EXP(Mean+ stdDev * COM.MICROSOFT.NORM.INV(RAND();0;1))" office:value-type="percentage" office:value="0.106056502869306" calcext:value-type="percentage">
            <text:p>1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style-name="ce9" table:formula="of:=EXP(Mean+ stdDev * COM.MICROSOFT.NORM.INV(RAND();0;1))" office:value-type="percentage" office:value="0.280497396722874" calcext:value-type="percentage">
            <text:p>2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style-name="ce9" table:formula="of:=EXP(Mean+ stdDev * COM.MICROSOFT.NORM.INV(RAND();0;1))" office:value-type="percentage" office:value="0.0838531079730429" calcext:value-type="percentage">
            <text:p>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style-name="ce9" table:formula="of:=EXP(Mean+ stdDev * COM.MICROSOFT.NORM.INV(RAND();0;1))" office:value-type="percentage" office:value="0.213676051739353" calcext:value-type="percentage">
            <text:p>21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style-name="ce9" table:formula="of:=EXP(Mean+ stdDev * COM.MICROSOFT.NORM.INV(RAND();0;1))" office:value-type="percentage" office:value="0.230035233864629" calcext:value-type="percentage">
            <text:p>2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style-name="ce9" table:formula="of:=EXP(Mean+ stdDev * COM.MICROSOFT.NORM.INV(RAND();0;1))" office:value-type="percentage" office:value="0.465798092663388" calcext:value-type="percentage">
            <text:p>4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style-name="ce9" table:formula="of:=EXP(Mean+ stdDev * COM.MICROSOFT.NORM.INV(RAND();0;1))" office:value-type="percentage" office:value="0.223579579804836" calcext:value-type="percentage">
            <text:p>2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style-name="ce9" table:formula="of:=EXP(Mean+ stdDev * COM.MICROSOFT.NORM.INV(RAND();0;1))" office:value-type="percentage" office:value="0.15462159093478" calcext:value-type="percentage">
            <text:p>15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style-name="ce9" table:formula="of:=EXP(Mean+ stdDev * COM.MICROSOFT.NORM.INV(RAND();0;1))" office:value-type="percentage" office:value="0.286742761318506" calcext:value-type="percentage">
            <text:p>2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style-name="ce9" table:formula="of:=EXP(Mean+ stdDev * COM.MICROSOFT.NORM.INV(RAND();0;1))" office:value-type="percentage" office:value="0.101795643323649" calcext:value-type="percentage">
            <text:p>1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style-name="ce9" table:formula="of:=EXP(Mean+ stdDev * COM.MICROSOFT.NORM.INV(RAND();0;1))" office:value-type="percentage" office:value="0.249734404121965" calcext:value-type="percentage">
            <text:p>24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style-name="ce9" table:formula="of:=EXP(Mean+ stdDev * COM.MICROSOFT.NORM.INV(RAND();0;1))" office:value-type="percentage" office:value="0.206842129238949" calcext:value-type="percentage">
            <text:p>2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style-name="ce9" table:formula="of:=EXP(Mean+ stdDev * COM.MICROSOFT.NORM.INV(RAND();0;1))" office:value-type="percentage" office:value="0.243066185861014" calcext:value-type="percentage">
            <text:p>24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style-name="ce9" table:formula="of:=EXP(Mean+ stdDev * COM.MICROSOFT.NORM.INV(RAND();0;1))" office:value-type="percentage" office:value="0.0899691261303851" calcext:value-type="percentage">
            <text:p>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style-name="ce9" table:formula="of:=EXP(Mean+ stdDev * COM.MICROSOFT.NORM.INV(RAND();0;1))" office:value-type="percentage" office:value="0.109042952513181" calcext:value-type="percentage">
            <text:p>10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style-name="ce9" table:formula="of:=EXP(Mean+ stdDev * COM.MICROSOFT.NORM.INV(RAND();0;1))" office:value-type="percentage" office:value="0.0771281746684308" calcext:value-type="percentage">
            <text:p>7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style-name="ce9" table:formula="of:=EXP(Mean+ stdDev * COM.MICROSOFT.NORM.INV(RAND();0;1))" office:value-type="percentage" office:value="0.0438216345515787" calcext:value-type="percentage">
            <text:p>4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style-name="ce9" table:formula="of:=EXP(Mean+ stdDev * COM.MICROSOFT.NORM.INV(RAND();0;1))" office:value-type="percentage" office:value="0.238276659402329" calcext:value-type="percentage">
            <text:p>23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style-name="ce9" table:formula="of:=EXP(Mean+ stdDev * COM.MICROSOFT.NORM.INV(RAND();0;1))" office:value-type="percentage" office:value="0.186063729408372" calcext:value-type="percentage">
            <text:p>1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style-name="ce9" table:formula="of:=EXP(Mean+ stdDev * COM.MICROSOFT.NORM.INV(RAND();0;1))" office:value-type="percentage" office:value="0.0780071734873648" calcext:value-type="percentage">
            <text:p>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style-name="ce9" table:formula="of:=EXP(Mean+ stdDev * COM.MICROSOFT.NORM.INV(RAND();0;1))" office:value-type="percentage" office:value="0.0744584629950661" calcext:value-type="percentage">
            <text:p>7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style-name="ce9" table:formula="of:=EXP(Mean+ stdDev * COM.MICROSOFT.NORM.INV(RAND();0;1))" office:value-type="percentage" office:value="0.240572448369749" calcext:value-type="percentage">
            <text:p>24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style-name="ce9" table:formula="of:=EXP(Mean+ stdDev * COM.MICROSOFT.NORM.INV(RAND();0;1))" office:value-type="percentage" office:value="0.156152050484242" calcext:value-type="percentage">
            <text:p>1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style-name="ce9" table:formula="of:=EXP(Mean+ stdDev * COM.MICROSOFT.NORM.INV(RAND();0;1))" office:value-type="percentage" office:value="0.148914379829331" calcext:value-type="percentage">
            <text:p>14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style-name="ce9" table:formula="of:=EXP(Mean+ stdDev * COM.MICROSOFT.NORM.INV(RAND();0;1))" office:value-type="percentage" office:value="0.101091028766479" calcext:value-type="percentage">
            <text:p>10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style-name="ce9" table:formula="of:=EXP(Mean+ stdDev * COM.MICROSOFT.NORM.INV(RAND();0;1))" office:value-type="percentage" office:value="0.109652027630447" calcext:value-type="percentage">
            <text:p>1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style-name="ce9" table:formula="of:=EXP(Mean+ stdDev * COM.MICROSOFT.NORM.INV(RAND();0;1))" office:value-type="percentage" office:value="0.0702150665594928" calcext:value-type="percentage">
            <text:p>7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style-name="ce9" table:formula="of:=EXP(Mean+ stdDev * COM.MICROSOFT.NORM.INV(RAND();0;1))" office:value-type="percentage" office:value="0.123932041738682" calcext:value-type="percentage">
            <text:p>12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style-name="ce9" table:formula="of:=EXP(Mean+ stdDev * COM.MICROSOFT.NORM.INV(RAND();0;1))" office:value-type="percentage" office:value="0.0858208563009883" calcext:value-type="percentage">
            <text:p>8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style-name="ce9" table:formula="of:=EXP(Mean+ stdDev * COM.MICROSOFT.NORM.INV(RAND();0;1))" office:value-type="percentage" office:value="0.111794237438955" calcext:value-type="percentage">
            <text:p>11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style-name="ce9" table:formula="of:=EXP(Mean+ stdDev * COM.MICROSOFT.NORM.INV(RAND();0;1))" office:value-type="percentage" office:value="0.2690170718955" calcext:value-type="percentage">
            <text:p>26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style-name="ce9" table:formula="of:=EXP(Mean+ stdDev * COM.MICROSOFT.NORM.INV(RAND();0;1))" office:value-type="percentage" office:value="0.0873173971685678" calcext:value-type="percentage">
            <text:p>8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style-name="ce9" table:formula="of:=EXP(Mean+ stdDev * COM.MICROSOFT.NORM.INV(RAND();0;1))" office:value-type="percentage" office:value="0.0778808070658428" calcext:value-type="percentage">
            <text:p>7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style-name="ce9" table:formula="of:=EXP(Mean+ stdDev * COM.MICROSOFT.NORM.INV(RAND();0;1))" office:value-type="percentage" office:value="0.124452558341993" calcext:value-type="percentage">
            <text:p>12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style-name="ce9" table:formula="of:=EXP(Mean+ stdDev * COM.MICROSOFT.NORM.INV(RAND();0;1))" office:value-type="percentage" office:value="0.0724258087585656" calcext:value-type="percentage">
            <text:p>7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style-name="ce9" table:formula="of:=EXP(Mean+ stdDev * COM.MICROSOFT.NORM.INV(RAND();0;1))" office:value-type="percentage" office:value="0.193122645202658" calcext:value-type="percentage">
            <text:p>19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style-name="ce9" table:formula="of:=EXP(Mean+ stdDev * COM.MICROSOFT.NORM.INV(RAND();0;1))" office:value-type="percentage" office:value="0.0986658361601623" calcext:value-type="percentage">
            <text:p>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style-name="ce9" table:formula="of:=EXP(Mean+ stdDev * COM.MICROSOFT.NORM.INV(RAND();0;1))" office:value-type="percentage" office:value="0.22568863173544" calcext:value-type="percentage">
            <text:p>2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style-name="ce9" table:formula="of:=EXP(Mean+ stdDev * COM.MICROSOFT.NORM.INV(RAND();0;1))" office:value-type="percentage" office:value="0.169991574001749" calcext:value-type="percentage">
            <text:p>1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style-name="ce9" table:formula="of:=EXP(Mean+ stdDev * COM.MICROSOFT.NORM.INV(RAND();0;1))" office:value-type="percentage" office:value="0.0687643786554053" calcext:value-type="percentage">
            <text:p>6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style-name="ce9" table:formula="of:=EXP(Mean+ stdDev * COM.MICROSOFT.NORM.INV(RAND();0;1))" office:value-type="percentage" office:value="0.106955247151907" calcext:value-type="percentage">
            <text:p>10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style-name="ce9" table:formula="of:=EXP(Mean+ stdDev * COM.MICROSOFT.NORM.INV(RAND();0;1))" office:value-type="percentage" office:value="0.109295130776131" calcext:value-type="percentage">
            <text:p>10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style-name="ce9" table:formula="of:=EXP(Mean+ stdDev * COM.MICROSOFT.NORM.INV(RAND();0;1))" office:value-type="percentage" office:value="0.197468338956225" calcext:value-type="percentage">
            <text:p>1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style-name="ce9" table:formula="of:=EXP(Mean+ stdDev * COM.MICROSOFT.NORM.INV(RAND();0;1))" office:value-type="percentage" office:value="0.363522352181842" calcext:value-type="percentage">
            <text:p>36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style-name="ce9" table:formula="of:=EXP(Mean+ stdDev * COM.MICROSOFT.NORM.INV(RAND();0;1))" office:value-type="percentage" office:value="0.18440209350373" calcext:value-type="percentage">
            <text:p>1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style-name="ce9" table:formula="of:=EXP(Mean+ stdDev * COM.MICROSOFT.NORM.INV(RAND();0;1))" office:value-type="percentage" office:value="0.273785536796513" calcext:value-type="percentage">
            <text:p>27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style-name="ce9" table:formula="of:=EXP(Mean+ stdDev * COM.MICROSOFT.NORM.INV(RAND();0;1))" office:value-type="percentage" office:value="0.103559578787726" calcext:value-type="percentage">
            <text:p>10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style-name="ce9" table:formula="of:=EXP(Mean+ stdDev * COM.MICROSOFT.NORM.INV(RAND();0;1))" office:value-type="percentage" office:value="0.201832248507215" calcext:value-type="percentage">
            <text:p>2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style-name="ce9" table:formula="of:=EXP(Mean+ stdDev * COM.MICROSOFT.NORM.INV(RAND();0;1))" office:value-type="percentage" office:value="0.12065525033097" calcext:value-type="percentage">
            <text:p>1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style-name="ce9" table:formula="of:=EXP(Mean+ stdDev * COM.MICROSOFT.NORM.INV(RAND();0;1))" office:value-type="percentage" office:value="0.0707188127846126" calcext:value-type="percentage">
            <text:p>7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style-name="ce9" table:formula="of:=EXP(Mean+ stdDev * COM.MICROSOFT.NORM.INV(RAND();0;1))" office:value-type="percentage" office:value="0.181590128411893" calcext:value-type="percentage">
            <text:p>18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style-name="ce9" table:formula="of:=EXP(Mean+ stdDev * COM.MICROSOFT.NORM.INV(RAND();0;1))" office:value-type="percentage" office:value="0.119266916826586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style-name="ce9" table:formula="of:=EXP(Mean+ stdDev * COM.MICROSOFT.NORM.INV(RAND();0;1))" office:value-type="percentage" office:value="0.130340907627442" calcext:value-type="percentage">
            <text:p>13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style-name="ce9" table:formula="of:=EXP(Mean+ stdDev * COM.MICROSOFT.NORM.INV(RAND();0;1))" office:value-type="percentage" office:value="0.163361889214862" calcext:value-type="percentage">
            <text:p>16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style-name="ce9" table:formula="of:=EXP(Mean+ stdDev * COM.MICROSOFT.NORM.INV(RAND();0;1))" office:value-type="percentage" office:value="0.0840914545854809" calcext:value-type="percentage">
            <text:p>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style-name="ce9" table:formula="of:=EXP(Mean+ stdDev * COM.MICROSOFT.NORM.INV(RAND();0;1))" office:value-type="percentage" office:value="0.11578060314325" calcext:value-type="percentage">
            <text:p>11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style-name="ce9" table:formula="of:=EXP(Mean+ stdDev * COM.MICROSOFT.NORM.INV(RAND();0;1))" office:value-type="percentage" office:value="0.139837735630243" calcext:value-type="percentage">
            <text:p>1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style-name="ce9" table:formula="of:=EXP(Mean+ stdDev * COM.MICROSOFT.NORM.INV(RAND();0;1))" office:value-type="percentage" office:value="0.0715617871461317" calcext:value-type="percentage">
            <text:p>7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style-name="ce9" table:formula="of:=EXP(Mean+ stdDev * COM.MICROSOFT.NORM.INV(RAND();0;1))" office:value-type="percentage" office:value="0.109147643304772" calcext:value-type="percentage">
            <text:p>10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style-name="ce9" table:formula="of:=EXP(Mean+ stdDev * COM.MICROSOFT.NORM.INV(RAND();0;1))" office:value-type="percentage" office:value="0.124155004320092" calcext:value-type="percentage">
            <text:p>12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style-name="ce9" table:formula="of:=EXP(Mean+ stdDev * COM.MICROSOFT.NORM.INV(RAND();0;1))" office:value-type="percentage" office:value="0.0543831738742978" calcext:value-type="percentage">
            <text:p>5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style-name="ce9" table:formula="of:=EXP(Mean+ stdDev * COM.MICROSOFT.NORM.INV(RAND();0;1))" office:value-type="percentage" office:value="0.102681808976353" calcext:value-type="percentage">
            <text:p>10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style-name="ce9" table:formula="of:=EXP(Mean+ stdDev * COM.MICROSOFT.NORM.INV(RAND();0;1))" office:value-type="percentage" office:value="0.0732337313964517" calcext:value-type="percentage">
            <text:p>7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style-name="ce9" table:formula="of:=EXP(Mean+ stdDev * COM.MICROSOFT.NORM.INV(RAND();0;1))" office:value-type="percentage" office:value="0.283305334001775" calcext:value-type="percentage">
            <text:p>2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style-name="ce9" table:formula="of:=EXP(Mean+ stdDev * COM.MICROSOFT.NORM.INV(RAND();0;1))" office:value-type="percentage" office:value="0.162461624261179" calcext:value-type="percentage">
            <text:p>16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style-name="ce9" table:formula="of:=EXP(Mean+ stdDev * COM.MICROSOFT.NORM.INV(RAND();0;1))" office:value-type="percentage" office:value="0.197311477173816" calcext:value-type="percentage">
            <text:p>19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style-name="ce9" table:formula="of:=EXP(Mean+ stdDev * COM.MICROSOFT.NORM.INV(RAND();0;1))" office:value-type="percentage" office:value="0.100951035346487" calcext:value-type="percentage">
            <text:p>1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style-name="ce9" table:formula="of:=EXP(Mean+ stdDev * COM.MICROSOFT.NORM.INV(RAND();0;1))" office:value-type="percentage" office:value="0.206473530861276" calcext:value-type="percentage">
            <text:p>20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style-name="ce9" table:formula="of:=EXP(Mean+ stdDev * COM.MICROSOFT.NORM.INV(RAND();0;1))" office:value-type="percentage" office:value="0.174201565254119" calcext:value-type="percentage">
            <text:p>1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style-name="ce9" table:formula="of:=EXP(Mean+ stdDev * COM.MICROSOFT.NORM.INV(RAND();0;1))" office:value-type="percentage" office:value="0.200005667857401" calcext:value-type="percentage">
            <text:p>2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style-name="ce9" table:formula="of:=EXP(Mean+ stdDev * COM.MICROSOFT.NORM.INV(RAND();0;1))" office:value-type="percentage" office:value="0.342407283228913" calcext:value-type="percentage">
            <text:p>34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style-name="ce9" table:formula="of:=EXP(Mean+ stdDev * COM.MICROSOFT.NORM.INV(RAND();0;1))" office:value-type="percentage" office:value="0.121262129589261" calcext:value-type="percentage">
            <text:p>12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style-name="ce9" table:formula="of:=EXP(Mean+ stdDev * COM.MICROSOFT.NORM.INV(RAND();0;1))" office:value-type="percentage" office:value="0.0849622717870011" calcext:value-type="percentage">
            <text:p>8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style-name="ce9" table:formula="of:=EXP(Mean+ stdDev * COM.MICROSOFT.NORM.INV(RAND();0;1))" office:value-type="percentage" office:value="0.198680604804572" calcext:value-type="percentage">
            <text:p>1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style-name="ce9" table:formula="of:=EXP(Mean+ stdDev * COM.MICROSOFT.NORM.INV(RAND();0;1))" office:value-type="percentage" office:value="0.139976454710449" calcext:value-type="percentage">
            <text:p>1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style-name="ce9" table:formula="of:=EXP(Mean+ stdDev * COM.MICROSOFT.NORM.INV(RAND();0;1))" office:value-type="percentage" office:value="0.127924485295102" calcext:value-type="percentage">
            <text:p>12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style-name="ce9" table:formula="of:=EXP(Mean+ stdDev * COM.MICROSOFT.NORM.INV(RAND();0;1))" office:value-type="percentage" office:value="0.259480079624485" calcext:value-type="percentage">
            <text:p>2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style-name="ce9" table:formula="of:=EXP(Mean+ stdDev * COM.MICROSOFT.NORM.INV(RAND();0;1))" office:value-type="percentage" office:value="0.123333606556214" calcext:value-type="percentage">
            <text:p>12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style-name="ce9" table:formula="of:=EXP(Mean+ stdDev * COM.MICROSOFT.NORM.INV(RAND();0;1))" office:value-type="percentage" office:value="0.158005525724608" calcext:value-type="percentage">
            <text:p>1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style-name="ce9" table:formula="of:=EXP(Mean+ stdDev * COM.MICROSOFT.NORM.INV(RAND();0;1))" office:value-type="percentage" office:value="0.222275974583705" calcext:value-type="percentage">
            <text:p>2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style-name="ce9" table:formula="of:=EXP(Mean+ stdDev * COM.MICROSOFT.NORM.INV(RAND();0;1))" office:value-type="percentage" office:value="0.0400358904240024" calcext:value-type="percentage">
            <text:p>4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style-name="ce9" table:formula="of:=EXP(Mean+ stdDev * COM.MICROSOFT.NORM.INV(RAND();0;1))" office:value-type="percentage" office:value="0.068489880696419" calcext:value-type="percentage">
            <text:p>6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style-name="ce9" table:formula="of:=EXP(Mean+ stdDev * COM.MICROSOFT.NORM.INV(RAND();0;1))" office:value-type="percentage" office:value="0.310029648727784" calcext:value-type="percentage">
            <text:p>3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style-name="ce9" table:formula="of:=EXP(Mean+ stdDev * COM.MICROSOFT.NORM.INV(RAND();0;1))" office:value-type="percentage" office:value="0.221911604810887" calcext:value-type="percentage">
            <text:p>22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style-name="ce9" table:formula="of:=EXP(Mean+ stdDev * COM.MICROSOFT.NORM.INV(RAND();0;1))" office:value-type="percentage" office:value="0.40367649091402" calcext:value-type="percentage">
            <text:p>40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style-name="ce9" table:formula="of:=EXP(Mean+ stdDev * COM.MICROSOFT.NORM.INV(RAND();0;1))" office:value-type="percentage" office:value="0.161707541114346" calcext:value-type="percentage">
            <text:p>16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style-name="ce9" table:formula="of:=EXP(Mean+ stdDev * COM.MICROSOFT.NORM.INV(RAND();0;1))" office:value-type="percentage" office:value="0.135044385925173" calcext:value-type="percentage">
            <text:p>13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style-name="ce9" table:formula="of:=EXP(Mean+ stdDev * COM.MICROSOFT.NORM.INV(RAND();0;1))" office:value-type="percentage" office:value="0.142808660637847" calcext:value-type="percentage">
            <text:p>14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style-name="ce9" table:formula="of:=EXP(Mean+ stdDev * COM.MICROSOFT.NORM.INV(RAND();0;1))" office:value-type="percentage" office:value="0.324319698468648" calcext:value-type="percentage">
            <text:p>32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style-name="ce9" table:formula="of:=EXP(Mean+ stdDev * COM.MICROSOFT.NORM.INV(RAND();0;1))" office:value-type="percentage" office:value="0.449455704374283" calcext:value-type="percentage">
            <text:p>44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style-name="ce9" table:formula="of:=EXP(Mean+ stdDev * COM.MICROSOFT.NORM.INV(RAND();0;1))" office:value-type="percentage" office:value="0.145475428839579" calcext:value-type="percentage">
            <text:p>14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style-name="ce9" table:formula="of:=EXP(Mean+ stdDev * COM.MICROSOFT.NORM.INV(RAND();0;1))" office:value-type="percentage" office:value="0.0517121078295075" calcext:value-type="percentage">
            <text:p>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style-name="ce9" table:formula="of:=EXP(Mean+ stdDev * COM.MICROSOFT.NORM.INV(RAND();0;1))" office:value-type="percentage" office:value="0.223206395857564" calcext:value-type="percentage">
            <text:p>22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style-name="ce9" table:formula="of:=EXP(Mean+ stdDev * COM.MICROSOFT.NORM.INV(RAND();0;1))" office:value-type="percentage" office:value="0.207307580070405" calcext:value-type="percentage">
            <text:p>20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style-name="ce9" table:formula="of:=EXP(Mean+ stdDev * COM.MICROSOFT.NORM.INV(RAND();0;1))" office:value-type="percentage" office:value="0.0917687949158335" calcext:value-type="percentage">
            <text:p>9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style-name="ce9" table:formula="of:=EXP(Mean+ stdDev * COM.MICROSOFT.NORM.INV(RAND();0;1))" office:value-type="percentage" office:value="0.172058395647007" calcext:value-type="percentage">
            <text:p>17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style-name="ce9" table:formula="of:=EXP(Mean+ stdDev * COM.MICROSOFT.NORM.INV(RAND();0;1))" office:value-type="percentage" office:value="0.132554337484587" calcext:value-type="percentage">
            <text:p>1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style-name="ce9" table:formula="of:=EXP(Mean+ stdDev * COM.MICROSOFT.NORM.INV(RAND();0;1))" office:value-type="percentage" office:value="0.102667615911874" calcext:value-type="percentage">
            <text:p>10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style-name="ce9" table:formula="of:=EXP(Mean+ stdDev * COM.MICROSOFT.NORM.INV(RAND();0;1))" office:value-type="percentage" office:value="0.0325525155471163" calcext:value-type="percentage">
            <text:p>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style-name="ce9" table:formula="of:=EXP(Mean+ stdDev * COM.MICROSOFT.NORM.INV(RAND();0;1))" office:value-type="percentage" office:value="0.0843235435374919" calcext:value-type="percentage">
            <text:p>8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style-name="ce9" table:formula="of:=EXP(Mean+ stdDev * COM.MICROSOFT.NORM.INV(RAND();0;1))" office:value-type="percentage" office:value="0.0880545516636256" calcext:value-type="percentage">
            <text:p>8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style-name="ce9" table:formula="of:=EXP(Mean+ stdDev * COM.MICROSOFT.NORM.INV(RAND();0;1))" office:value-type="percentage" office:value="0.0660340591151683" calcext:value-type="percentage">
            <text:p>6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style-name="ce9" table:formula="of:=EXP(Mean+ stdDev * COM.MICROSOFT.NORM.INV(RAND();0;1))" office:value-type="percentage" office:value="0.281771790413874" calcext:value-type="percentage">
            <text:p>28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style-name="ce9" table:formula="of:=EXP(Mean+ stdDev * COM.MICROSOFT.NORM.INV(RAND();0;1))" office:value-type="percentage" office:value="0.209668179155068" calcext:value-type="percentage">
            <text:p>2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style-name="ce9" table:formula="of:=EXP(Mean+ stdDev * COM.MICROSOFT.NORM.INV(RAND();0;1))" office:value-type="percentage" office:value="0.102819377176834" calcext:value-type="percentage">
            <text:p>10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style-name="ce9" table:formula="of:=EXP(Mean+ stdDev * COM.MICROSOFT.NORM.INV(RAND();0;1))" office:value-type="percentage" office:value="0.22065975132362" calcext:value-type="percentage">
            <text:p>2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style-name="ce9" table:formula="of:=EXP(Mean+ stdDev * COM.MICROSOFT.NORM.INV(RAND();0;1))" office:value-type="percentage" office:value="0.221481560989991" calcext:value-type="percentage">
            <text:p>22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style-name="ce9" table:formula="of:=EXP(Mean+ stdDev * COM.MICROSOFT.NORM.INV(RAND();0;1))" office:value-type="percentage" office:value="0.341552908288413" calcext:value-type="percentage">
            <text:p>34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style-name="ce9" table:formula="of:=EXP(Mean+ stdDev * COM.MICROSOFT.NORM.INV(RAND();0;1))" office:value-type="percentage" office:value="0.101275346813064" calcext:value-type="percentage">
            <text:p>1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style-name="ce9" table:formula="of:=EXP(Mean+ stdDev * COM.MICROSOFT.NORM.INV(RAND();0;1))" office:value-type="percentage" office:value="0.0586074060801437" calcext:value-type="percentage">
            <text:p>5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style-name="ce9" table:formula="of:=EXP(Mean+ stdDev * COM.MICROSOFT.NORM.INV(RAND();0;1))" office:value-type="percentage" office:value="0.0996728299713138" calcext:value-type="percentage">
            <text:p>9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style-name="ce9" table:formula="of:=EXP(Mean+ stdDev * COM.MICROSOFT.NORM.INV(RAND();0;1))" office:value-type="percentage" office:value="0.120309358644835" calcext:value-type="percentage">
            <text:p>12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style-name="ce9" table:formula="of:=EXP(Mean+ stdDev * COM.MICROSOFT.NORM.INV(RAND();0;1))" office:value-type="percentage" office:value="0.135299617062076" calcext:value-type="percentage">
            <text:p>13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style-name="ce9" table:formula="of:=EXP(Mean+ stdDev * COM.MICROSOFT.NORM.INV(RAND();0;1))" office:value-type="percentage" office:value="0.157193934152108" calcext:value-type="percentage">
            <text:p>15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style-name="ce9" table:formula="of:=EXP(Mean+ stdDev * COM.MICROSOFT.NORM.INV(RAND();0;1))" office:value-type="percentage" office:value="0.214005968864436" calcext:value-type="percentage">
            <text:p>21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style-name="ce9" table:formula="of:=EXP(Mean+ stdDev * COM.MICROSOFT.NORM.INV(RAND();0;1))" office:value-type="percentage" office:value="0.164517178388425" calcext:value-type="percentage">
            <text:p>16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style-name="ce9" table:formula="of:=EXP(Mean+ stdDev * COM.MICROSOFT.NORM.INV(RAND();0;1))" office:value-type="percentage" office:value="0.103814614518035" calcext:value-type="percentage">
            <text:p>10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style-name="ce9" table:formula="of:=EXP(Mean+ stdDev * COM.MICROSOFT.NORM.INV(RAND();0;1))" office:value-type="percentage" office:value="0.216858636072266" calcext:value-type="percentage">
            <text:p>2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style-name="ce9" table:formula="of:=EXP(Mean+ stdDev * COM.MICROSOFT.NORM.INV(RAND();0;1))" office:value-type="percentage" office:value="0.183088979195693" calcext:value-type="percentage">
            <text:p>18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style-name="ce9" table:formula="of:=EXP(Mean+ stdDev * COM.MICROSOFT.NORM.INV(RAND();0;1))" office:value-type="percentage" office:value="0.106363205044291" calcext:value-type="percentage">
            <text:p>10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style-name="ce9" table:formula="of:=EXP(Mean+ stdDev * COM.MICROSOFT.NORM.INV(RAND();0;1))" office:value-type="percentage" office:value="0.190708690203226" calcext:value-type="percentage">
            <text:p>19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style-name="ce9" table:formula="of:=EXP(Mean+ stdDev * COM.MICROSOFT.NORM.INV(RAND();0;1))" office:value-type="percentage" office:value="0.0539291241296711" calcext:value-type="percentage">
            <text:p>5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style-name="ce9" table:formula="of:=EXP(Mean+ stdDev * COM.MICROSOFT.NORM.INV(RAND();0;1))" office:value-type="percentage" office:value="0.373550835785345" calcext:value-type="percentage">
            <text:p>3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style-name="ce9" table:formula="of:=EXP(Mean+ stdDev * COM.MICROSOFT.NORM.INV(RAND();0;1))" office:value-type="percentage" office:value="0.0666858358753259" calcext:value-type="percentage">
            <text:p>6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style-name="ce9" table:formula="of:=EXP(Mean+ stdDev * COM.MICROSOFT.NORM.INV(RAND();0;1))" office:value-type="percentage" office:value="0.194763702772257" calcext:value-type="percentage">
            <text:p>19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style-name="ce9" table:formula="of:=EXP(Mean+ stdDev * COM.MICROSOFT.NORM.INV(RAND();0;1))" office:value-type="percentage" office:value="0.0775286658824358" calcext:value-type="percentage">
            <text:p>7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style-name="ce9" table:formula="of:=EXP(Mean+ stdDev * COM.MICROSOFT.NORM.INV(RAND();0;1))" office:value-type="percentage" office:value="0.0980270266052666" calcext:value-type="percentage">
            <text:p>9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style-name="ce9" table:formula="of:=EXP(Mean+ stdDev * COM.MICROSOFT.NORM.INV(RAND();0;1))" office:value-type="percentage" office:value="0.0786888134678635" calcext:value-type="percentage">
            <text:p>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style-name="ce9" table:formula="of:=EXP(Mean+ stdDev * COM.MICROSOFT.NORM.INV(RAND();0;1))" office:value-type="percentage" office:value="0.247714147963493" calcext:value-type="percentage">
            <text:p>24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style-name="ce9" table:formula="of:=EXP(Mean+ stdDev * COM.MICROSOFT.NORM.INV(RAND();0;1))" office:value-type="percentage" office:value="0.138459899068959" calcext:value-type="percentage">
            <text:p>13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style-name="ce9" table:formula="of:=EXP(Mean+ stdDev * COM.MICROSOFT.NORM.INV(RAND();0;1))" office:value-type="percentage" office:value="0.187822883347899" calcext:value-type="percentage">
            <text:p>18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style-name="ce9" table:formula="of:=EXP(Mean+ stdDev * COM.MICROSOFT.NORM.INV(RAND();0;1))" office:value-type="percentage" office:value="0.123587863396263" calcext:value-type="percentage">
            <text:p>1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style-name="ce9" table:formula="of:=EXP(Mean+ stdDev * COM.MICROSOFT.NORM.INV(RAND();0;1))" office:value-type="percentage" office:value="0.200328358163744" calcext:value-type="percentage">
            <text:p>20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style-name="ce9" table:formula="of:=EXP(Mean+ stdDev * COM.MICROSOFT.NORM.INV(RAND();0;1))" office:value-type="percentage" office:value="0.0596115587816744" calcext:value-type="percentage">
            <text:p>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style-name="ce9" table:formula="of:=EXP(Mean+ stdDev * COM.MICROSOFT.NORM.INV(RAND();0;1))" office:value-type="percentage" office:value="0.131508942640328" calcext:value-type="percentage">
            <text:p>13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style-name="ce9" table:formula="of:=EXP(Mean+ stdDev * COM.MICROSOFT.NORM.INV(RAND();0;1))" office:value-type="percentage" office:value="0.0783729934878393" calcext:value-type="percentage">
            <text:p>7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style-name="ce9" table:formula="of:=EXP(Mean+ stdDev * COM.MICROSOFT.NORM.INV(RAND();0;1))" office:value-type="percentage" office:value="0.0945866707551456" calcext:value-type="percentage">
            <text:p>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style-name="ce9" table:formula="of:=EXP(Mean+ stdDev * COM.MICROSOFT.NORM.INV(RAND();0;1))" office:value-type="percentage" office:value="0.353408147724702" calcext:value-type="percentage">
            <text:p>35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style-name="ce9" table:formula="of:=EXP(Mean+ stdDev * COM.MICROSOFT.NORM.INV(RAND();0;1))" office:value-type="percentage" office:value="0.146804653336591" calcext:value-type="percentage">
            <text:p>14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style-name="ce9" table:formula="of:=EXP(Mean+ stdDev * COM.MICROSOFT.NORM.INV(RAND();0;1))" office:value-type="percentage" office:value="0.226251895989829" calcext:value-type="percentage">
            <text:p>2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style-name="ce9" table:formula="of:=EXP(Mean+ stdDev * COM.MICROSOFT.NORM.INV(RAND();0;1))" office:value-type="percentage" office:value="0.0511645256471103" calcext:value-type="percentage">
            <text:p>5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style-name="ce9" table:formula="of:=EXP(Mean+ stdDev * COM.MICROSOFT.NORM.INV(RAND();0;1))" office:value-type="percentage" office:value="0.110492888557121" calcext:value-type="percentage">
            <text:p>11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style-name="ce9" table:formula="of:=EXP(Mean+ stdDev * COM.MICROSOFT.NORM.INV(RAND();0;1))" office:value-type="percentage" office:value="0.0931490962769552" calcext:value-type="percentage">
            <text:p>9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style-name="ce9" table:formula="of:=EXP(Mean+ stdDev * COM.MICROSOFT.NORM.INV(RAND();0;1))" office:value-type="percentage" office:value="0.124391831360817" calcext:value-type="percentage">
            <text:p>12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style-name="ce9" table:formula="of:=EXP(Mean+ stdDev * COM.MICROSOFT.NORM.INV(RAND();0;1))" office:value-type="percentage" office:value="0.133785814878725" calcext:value-type="percentage">
            <text:p>13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style-name="ce9" table:formula="of:=EXP(Mean+ stdDev * COM.MICROSOFT.NORM.INV(RAND();0;1))" office:value-type="percentage" office:value="0.104189272354672" calcext:value-type="percentage">
            <text:p>10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style-name="ce9" table:formula="of:=EXP(Mean+ stdDev * COM.MICROSOFT.NORM.INV(RAND();0;1))" office:value-type="percentage" office:value="0.262393710370254" calcext:value-type="percentage">
            <text:p>26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style-name="ce9" table:formula="of:=EXP(Mean+ stdDev * COM.MICROSOFT.NORM.INV(RAND();0;1))" office:value-type="percentage" office:value="0.206754441997526" calcext:value-type="percentage">
            <text:p>2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style-name="ce9" table:formula="of:=EXP(Mean+ stdDev * COM.MICROSOFT.NORM.INV(RAND();0;1))" office:value-type="percentage" office:value="0.148587628935947" calcext:value-type="percentage">
            <text:p>14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style-name="ce9" table:formula="of:=EXP(Mean+ stdDev * COM.MICROSOFT.NORM.INV(RAND();0;1))" office:value-type="percentage" office:value="0.183265962720077" calcext:value-type="percentage">
            <text:p>1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style-name="ce9" table:formula="of:=EXP(Mean+ stdDev * COM.MICROSOFT.NORM.INV(RAND();0;1))" office:value-type="percentage" office:value="0.0784764272740891" calcext:value-type="percentage">
            <text:p>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style-name="ce9" table:formula="of:=EXP(Mean+ stdDev * COM.MICROSOFT.NORM.INV(RAND();0;1))" office:value-type="percentage" office:value="0.082742534238242" calcext:value-type="percentage">
            <text:p>8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style-name="ce9" table:formula="of:=EXP(Mean+ stdDev * COM.MICROSOFT.NORM.INV(RAND();0;1))" office:value-type="percentage" office:value="0.150840966767527" calcext:value-type="percentage">
            <text:p>15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style-name="ce9" table:formula="of:=EXP(Mean+ stdDev * COM.MICROSOFT.NORM.INV(RAND();0;1))" office:value-type="percentage" office:value="0.114512039184517" calcext:value-type="percentage">
            <text:p>11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style-name="ce9" table:formula="of:=EXP(Mean+ stdDev * COM.MICROSOFT.NORM.INV(RAND();0;1))" office:value-type="percentage" office:value="0.13020743511565" calcext:value-type="percentage">
            <text:p>13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style-name="ce9" table:formula="of:=EXP(Mean+ stdDev * COM.MICROSOFT.NORM.INV(RAND();0;1))" office:value-type="percentage" office:value="0.16745781727949" calcext:value-type="percentage">
            <text:p>16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style-name="ce9" table:formula="of:=EXP(Mean+ stdDev * COM.MICROSOFT.NORM.INV(RAND();0;1))" office:value-type="percentage" office:value="0.112057515665466" calcext:value-type="percentage">
            <text:p>11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style-name="ce9" table:formula="of:=EXP(Mean+ stdDev * COM.MICROSOFT.NORM.INV(RAND();0;1))" office:value-type="percentage" office:value="0.0865503749351098" calcext:value-type="percentage">
            <text:p>8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style-name="ce9" table:formula="of:=EXP(Mean+ stdDev * COM.MICROSOFT.NORM.INV(RAND();0;1))" office:value-type="percentage" office:value="0.0859770090181936" calcext:value-type="percentage">
            <text:p>8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style-name="ce9" table:formula="of:=EXP(Mean+ stdDev * COM.MICROSOFT.NORM.INV(RAND();0;1))" office:value-type="percentage" office:value="0.31463232689899" calcext:value-type="percentage">
            <text:p>31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style-name="ce9" table:formula="of:=EXP(Mean+ stdDev * COM.MICROSOFT.NORM.INV(RAND();0;1))" office:value-type="percentage" office:value="0.14261382227247" calcext:value-type="percentage">
            <text:p>14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style-name="ce9" table:formula="of:=EXP(Mean+ stdDev * COM.MICROSOFT.NORM.INV(RAND();0;1))" office:value-type="percentage" office:value="0.0764186591799089" calcext:value-type="percentage">
            <text:p>7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table:style-name="ce9" table:formula="of:=EXP(Mean+ stdDev * COM.MICROSOFT.NORM.INV(RAND();0;1))" office:value-type="percentage" office:value="0.196835685226499" calcext:value-type="percentage">
            <text:p>19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table:style-name="ce9" table:formula="of:=EXP(Mean+ stdDev * COM.MICROSOFT.NORM.INV(RAND();0;1))" office:value-type="percentage" office:value="0.16341647295626" calcext:value-type="percentage">
            <text:p>16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table:style-name="ce9" table:formula="of:=EXP(Mean+ stdDev * COM.MICROSOFT.NORM.INV(RAND();0;1))" office:value-type="percentage" office:value="0.115690097936392" calcext:value-type="percentage">
            <text:p>11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table:style-name="ce9" table:formula="of:=EXP(Mean+ stdDev * COM.MICROSOFT.NORM.INV(RAND();0;1))" office:value-type="percentage" office:value="0.303476464640675" calcext:value-type="percentage">
            <text:p>30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table:style-name="ce9" table:formula="of:=EXP(Mean+ stdDev * COM.MICROSOFT.NORM.INV(RAND();0;1))" office:value-type="percentage" office:value="0.114813951193979" calcext:value-type="percentage">
            <text:p>1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table:style-name="ce9" table:formula="of:=EXP(Mean+ stdDev * COM.MICROSOFT.NORM.INV(RAND();0;1))" office:value-type="percentage" office:value="0.142260309062157" calcext:value-type="percentage">
            <text:p>14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table:style-name="ce9" table:formula="of:=EXP(Mean+ stdDev * COM.MICROSOFT.NORM.INV(RAND();0;1))" office:value-type="percentage" office:value="0.206657241901894" calcext:value-type="percentage">
            <text:p>2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table:style-name="ce9" table:formula="of:=EXP(Mean+ stdDev * COM.MICROSOFT.NORM.INV(RAND();0;1))" office:value-type="percentage" office:value="0.206308832308128" calcext:value-type="percentage">
            <text:p>20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style-name="ce9" table:formula="of:=EXP(Mean+ stdDev * COM.MICROSOFT.NORM.INV(RAND();0;1))" office:value-type="percentage" office:value="0.151432587814502" calcext:value-type="percentage">
            <text:p>15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table:style-name="ce9" table:formula="of:=EXP(Mean+ stdDev * COM.MICROSOFT.NORM.INV(RAND();0;1))" office:value-type="percentage" office:value="0.0643000130592867" calcext:value-type="percentage">
            <text:p>6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table:style-name="ce9" table:formula="of:=EXP(Mean+ stdDev * COM.MICROSOFT.NORM.INV(RAND();0;1))" office:value-type="percentage" office:value="0.0912583344977709" calcext:value-type="percentage">
            <text:p>9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style-name="ce9" table:formula="of:=EXP(Mean+ stdDev * COM.MICROSOFT.NORM.INV(RAND();0;1))" office:value-type="percentage" office:value="0.39013234621004" calcext:value-type="percentage">
            <text:p>39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table:style-name="ce9" table:formula="of:=EXP(Mean+ stdDev * COM.MICROSOFT.NORM.INV(RAND();0;1))" office:value-type="percentage" office:value="0.10777044032171" calcext:value-type="percentage">
            <text:p>10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style-name="ce9" table:formula="of:=EXP(Mean+ stdDev * COM.MICROSOFT.NORM.INV(RAND();0;1))" office:value-type="percentage" office:value="0.16248733749687" calcext:value-type="percentage">
            <text:p>16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table:style-name="ce9" table:formula="of:=EXP(Mean+ stdDev * COM.MICROSOFT.NORM.INV(RAND();0;1))" office:value-type="percentage" office:value="0.168150281679133" calcext:value-type="percentage">
            <text:p>16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style-name="ce9" table:formula="of:=EXP(Mean+ stdDev * COM.MICROSOFT.NORM.INV(RAND();0;1))" office:value-type="percentage" office:value="0.435944724098986" calcext:value-type="percentage">
            <text:p>43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table:style-name="ce9" table:formula="of:=EXP(Mean+ stdDev * COM.MICROSOFT.NORM.INV(RAND();0;1))" office:value-type="percentage" office:value="0.122650513994983" calcext:value-type="percentage">
            <text:p>12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table:style-name="ce9" table:formula="of:=EXP(Mean+ stdDev * COM.MICROSOFT.NORM.INV(RAND();0;1))" office:value-type="percentage" office:value="0.144871060334931" calcext:value-type="percentage">
            <text:p>1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table:style-name="ce9" table:formula="of:=EXP(Mean+ stdDev * COM.MICROSOFT.NORM.INV(RAND();0;1))" office:value-type="percentage" office:value="0.220678767799819" calcext:value-type="percentage">
            <text:p>2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table:style-name="ce9" table:formula="of:=EXP(Mean+ stdDev * COM.MICROSOFT.NORM.INV(RAND();0;1))" office:value-type="percentage" office:value="0.102998002794328" calcext:value-type="percentage">
            <text:p>10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style-name="ce9" table:formula="of:=EXP(Mean+ stdDev * COM.MICROSOFT.NORM.INV(RAND();0;1))" office:value-type="percentage" office:value="0.0957551585548366" calcext:value-type="percentage">
            <text:p>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style-name="ce9" table:formula="of:=EXP(Mean+ stdDev * COM.MICROSOFT.NORM.INV(RAND();0;1))" office:value-type="percentage" office:value="0.147873528958125" calcext:value-type="percentage">
            <text:p>14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table:style-name="ce9" table:formula="of:=EXP(Mean+ stdDev * COM.MICROSOFT.NORM.INV(RAND();0;1))" office:value-type="percentage" office:value="0.108460652657238" calcext:value-type="percentage">
            <text:p>1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style-name="ce9" table:formula="of:=EXP(Mean+ stdDev * COM.MICROSOFT.NORM.INV(RAND();0;1))" office:value-type="percentage" office:value="0.130073946651373" calcext:value-type="percentage">
            <text:p>13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table:style-name="ce9" table:formula="of:=EXP(Mean+ stdDev * COM.MICROSOFT.NORM.INV(RAND();0;1))" office:value-type="percentage" office:value="0.215837270911568" calcext:value-type="percentage">
            <text:p>21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table:style-name="ce9" table:formula="of:=EXP(Mean+ stdDev * COM.MICROSOFT.NORM.INV(RAND();0;1))" office:value-type="percentage" office:value="0.184579972199227" calcext:value-type="percentage">
            <text:p>18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table:style-name="ce9" table:formula="of:=EXP(Mean+ stdDev * COM.MICROSOFT.NORM.INV(RAND();0;1))" office:value-type="percentage" office:value="0.10726652669369" calcext:value-type="percentage">
            <text:p>10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table:style-name="ce9" table:formula="of:=EXP(Mean+ stdDev * COM.MICROSOFT.NORM.INV(RAND();0;1))" office:value-type="percentage" office:value="0.0826747635864909" calcext:value-type="percentage">
            <text:p>8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table:style-name="ce9" table:formula="of:=EXP(Mean+ stdDev * COM.MICROSOFT.NORM.INV(RAND();0;1))" office:value-type="percentage" office:value="0.234265006789961" calcext:value-type="percentage">
            <text:p>23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table:style-name="ce9" table:formula="of:=EXP(Mean+ stdDev * COM.MICROSOFT.NORM.INV(RAND();0;1))" office:value-type="percentage" office:value="0.288721376239176" calcext:value-type="percentage">
            <text:p>28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table:style-name="ce9" table:formula="of:=EXP(Mean+ stdDev * COM.MICROSOFT.NORM.INV(RAND();0;1))" office:value-type="percentage" office:value="0.342259034418906" calcext:value-type="percentage">
            <text:p>34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style-name="ce9" table:formula="of:=EXP(Mean+ stdDev * COM.MICROSOFT.NORM.INV(RAND();0;1))" office:value-type="percentage" office:value="0.10137743768267" calcext:value-type="percentage">
            <text:p>10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table:style-name="ce9" table:formula="of:=EXP(Mean+ stdDev * COM.MICROSOFT.NORM.INV(RAND();0;1))" office:value-type="percentage" office:value="0.0647855782593939" calcext:value-type="percentage">
            <text:p>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table:style-name="ce9" table:formula="of:=EXP(Mean+ stdDev * COM.MICROSOFT.NORM.INV(RAND();0;1))" office:value-type="percentage" office:value="0.111694499244326" calcext:value-type="percentage">
            <text:p>1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table:style-name="ce9" table:formula="of:=EXP(Mean+ stdDev * COM.MICROSOFT.NORM.INV(RAND();0;1))" office:value-type="percentage" office:value="0.266158480210108" calcext:value-type="percentage">
            <text:p>26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table:style-name="ce9" table:formula="of:=EXP(Mean+ stdDev * COM.MICROSOFT.NORM.INV(RAND();0;1))" office:value-type="percentage" office:value="0.188373942390349" calcext:value-type="percentage">
            <text:p>18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table:style-name="ce9" table:formula="of:=EXP(Mean+ stdDev * COM.MICROSOFT.NORM.INV(RAND();0;1))" office:value-type="percentage" office:value="0.0816508055146356" calcext:value-type="percentage">
            <text:p>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table:style-name="ce9" table:formula="of:=EXP(Mean+ stdDev * COM.MICROSOFT.NORM.INV(RAND();0;1))" office:value-type="percentage" office:value="0.0565405647007171" calcext:value-type="percentage">
            <text:p>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table:style-name="ce9" table:formula="of:=EXP(Mean+ stdDev * COM.MICROSOFT.NORM.INV(RAND();0;1))" office:value-type="percentage" office:value="0.0714164799890739" calcext:value-type="percentage">
            <text:p>7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table:style-name="ce9" table:formula="of:=EXP(Mean+ stdDev * COM.MICROSOFT.NORM.INV(RAND();0;1))" office:value-type="percentage" office:value="0.135924269103759" calcext:value-type="percentage">
            <text:p>13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table:style-name="ce9" table:formula="of:=EXP(Mean+ stdDev * COM.MICROSOFT.NORM.INV(RAND();0;1))" office:value-type="percentage" office:value="0.217220937752261" calcext:value-type="percentage">
            <text:p>21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9" table:formula="of:=EXP(Mean+ stdDev * COM.MICROSOFT.NORM.INV(RAND();0;1))" office:value-type="percentage" office:value="0.109884324146528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style-name="ce9" table:formula="of:=EXP(Mean+ stdDev * COM.MICROSOFT.NORM.INV(RAND();0;1))" office:value-type="percentage" office:value="0.119174978046727" calcext:value-type="percentage">
            <text:p>1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style-name="ce9" table:formula="of:=EXP(Mean+ stdDev * COM.MICROSOFT.NORM.INV(RAND();0;1))" office:value-type="percentage" office:value="0.115435916661298" calcext:value-type="percentage">
            <text:p>11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style-name="ce9" table:formula="of:=EXP(Mean+ stdDev * COM.MICROSOFT.NORM.INV(RAND();0;1))" office:value-type="percentage" office:value="0.144262535716308" calcext:value-type="percentage">
            <text:p>14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table:style-name="ce9" table:formula="of:=EXP(Mean+ stdDev * COM.MICROSOFT.NORM.INV(RAND();0;1))" office:value-type="percentage" office:value="0.081268873416746" calcext:value-type="percentage">
            <text:p>8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table:style-name="ce9" table:formula="of:=EXP(Mean+ stdDev * COM.MICROSOFT.NORM.INV(RAND();0;1))" office:value-type="percentage" office:value="0.13817334139445" calcext:value-type="percentage">
            <text:p>13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table:style-name="ce9" table:formula="of:=EXP(Mean+ stdDev * COM.MICROSOFT.NORM.INV(RAND();0;1))" office:value-type="percentage" office:value="0.165946886348906" calcext:value-type="percentage">
            <text:p>16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table:style-name="ce9" table:formula="of:=EXP(Mean+ stdDev * COM.MICROSOFT.NORM.INV(RAND();0;1))" office:value-type="percentage" office:value="0.196612011047105" calcext:value-type="percentage">
            <text:p>19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table:style-name="ce9" table:formula="of:=EXP(Mean+ stdDev * COM.MICROSOFT.NORM.INV(RAND();0;1))" office:value-type="percentage" office:value="0.284107037562114" calcext:value-type="percentage">
            <text:p>2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table:style-name="ce9" table:formula="of:=EXP(Mean+ stdDev * COM.MICROSOFT.NORM.INV(RAND();0;1))" office:value-type="percentage" office:value="0.241878605255991" calcext:value-type="percentage">
            <text:p>24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table:style-name="ce9" table:formula="of:=EXP(Mean+ stdDev * COM.MICROSOFT.NORM.INV(RAND();0;1))" office:value-type="percentage" office:value="0.107442102874336" calcext:value-type="percentage">
            <text:p>10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table:style-name="ce9" table:formula="of:=EXP(Mean+ stdDev * COM.MICROSOFT.NORM.INV(RAND();0;1))" office:value-type="percentage" office:value="0.11050494012783" calcext:value-type="percentage">
            <text:p>11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table:style-name="ce9" table:formula="of:=EXP(Mean+ stdDev * COM.MICROSOFT.NORM.INV(RAND();0;1))" office:value-type="percentage" office:value="0.208081654520106" calcext:value-type="percentage">
            <text:p>20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table:style-name="ce9" table:formula="of:=EXP(Mean+ stdDev * COM.MICROSOFT.NORM.INV(RAND();0;1))" office:value-type="percentage" office:value="0.158334061900911" calcext:value-type="percentage">
            <text:p>1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table:style-name="ce9" table:formula="of:=EXP(Mean+ stdDev * COM.MICROSOFT.NORM.INV(RAND();0;1))" office:value-type="percentage" office:value="0.19621081699615" calcext:value-type="percentage">
            <text:p>19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table:style-name="ce9" table:formula="of:=EXP(Mean+ stdDev * COM.MICROSOFT.NORM.INV(RAND();0;1))" office:value-type="percentage" office:value="0.0720836535981838" calcext:value-type="percentage">
            <text:p>7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table:style-name="ce9" table:formula="of:=EXP(Mean+ stdDev * COM.MICROSOFT.NORM.INV(RAND();0;1))" office:value-type="percentage" office:value="0.084078167973635" calcext:value-type="percentage">
            <text:p>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table:style-name="ce9" table:formula="of:=EXP(Mean+ stdDev * COM.MICROSOFT.NORM.INV(RAND();0;1))" office:value-type="percentage" office:value="0.169685883590507" calcext:value-type="percentage">
            <text:p>16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table:style-name="ce9" table:formula="of:=EXP(Mean+ stdDev * COM.MICROSOFT.NORM.INV(RAND();0;1))" office:value-type="percentage" office:value="0.163162853300828" calcext:value-type="percentage">
            <text:p>16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table:style-name="ce9" table:formula="of:=EXP(Mean+ stdDev * COM.MICROSOFT.NORM.INV(RAND();0;1))" office:value-type="percentage" office:value="0.12187203820138" calcext:value-type="percentage">
            <text:p>12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table:style-name="ce9" table:formula="of:=EXP(Mean+ stdDev * COM.MICROSOFT.NORM.INV(RAND();0;1))" office:value-type="percentage" office:value="0.123329329040765" calcext:value-type="percentage">
            <text:p>12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table:style-name="ce9" table:formula="of:=EXP(Mean+ stdDev * COM.MICROSOFT.NORM.INV(RAND();0;1))" office:value-type="percentage" office:value="0.180146734500862" calcext:value-type="percentage">
            <text:p>18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table:style-name="ce9" table:formula="of:=EXP(Mean+ stdDev * COM.MICROSOFT.NORM.INV(RAND();0;1))" office:value-type="percentage" office:value="0.307028878351159" calcext:value-type="percentage">
            <text:p>30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table:style-name="ce9" table:formula="of:=EXP(Mean+ stdDev * COM.MICROSOFT.NORM.INV(RAND();0;1))" office:value-type="percentage" office:value="0.0859765779083469" calcext:value-type="percentage">
            <text:p>8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table:style-name="ce9" table:formula="of:=EXP(Mean+ stdDev * COM.MICROSOFT.NORM.INV(RAND();0;1))" office:value-type="percentage" office:value="0.157854131255601" calcext:value-type="percentage">
            <text:p>15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style-name="ce9" table:formula="of:=EXP(Mean+ stdDev * COM.MICROSOFT.NORM.INV(RAND();0;1))" office:value-type="percentage" office:value="0.044663795016009" calcext:value-type="percentage">
            <text:p>4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table:style-name="ce9" table:formula="of:=EXP(Mean+ stdDev * COM.MICROSOFT.NORM.INV(RAND();0;1))" office:value-type="percentage" office:value="0.115787433290333" calcext:value-type="percentage">
            <text:p>11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table:style-name="ce9" table:formula="of:=EXP(Mean+ stdDev * COM.MICROSOFT.NORM.INV(RAND();0;1))" office:value-type="percentage" office:value="0.134682554125111" calcext:value-type="percentage">
            <text:p>13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table:style-name="ce9" table:formula="of:=EXP(Mean+ stdDev * COM.MICROSOFT.NORM.INV(RAND();0;1))" office:value-type="percentage" office:value="0.0804780112912683" calcext:value-type="percentage">
            <text:p>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table:style-name="ce9" table:formula="of:=EXP(Mean+ stdDev * COM.MICROSOFT.NORM.INV(RAND();0;1))" office:value-type="percentage" office:value="0.191542442564356" calcext:value-type="percentage">
            <text:p>19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style-name="ce9" table:formula="of:=EXP(Mean+ stdDev * COM.MICROSOFT.NORM.INV(RAND();0;1))" office:value-type="percentage" office:value="0.0562379737062214" calcext:value-type="percentage">
            <text:p>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style-name="ce9" table:formula="of:=EXP(Mean+ stdDev * COM.MICROSOFT.NORM.INV(RAND();0;1))" office:value-type="percentage" office:value="0.202365420601336" calcext:value-type="percentage">
            <text:p>20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table:style-name="ce9" table:formula="of:=EXP(Mean+ stdDev * COM.MICROSOFT.NORM.INV(RAND();0;1))" office:value-type="percentage" office:value="0.085760311249674" calcext:value-type="percentage">
            <text:p>8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table:style-name="ce9" table:formula="of:=EXP(Mean+ stdDev * COM.MICROSOFT.NORM.INV(RAND();0;1))" office:value-type="percentage" office:value="0.19794074077767" calcext:value-type="percentage">
            <text:p>19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table:style-name="ce9" table:formula="of:=EXP(Mean+ stdDev * COM.MICROSOFT.NORM.INV(RAND();0;1))" office:value-type="percentage" office:value="0.154981603970001" calcext:value-type="percentage">
            <text:p>15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table:style-name="ce9" table:formula="of:=EXP(Mean+ stdDev * COM.MICROSOFT.NORM.INV(RAND();0;1))" office:value-type="percentage" office:value="0.159496376449068" calcext:value-type="percentage">
            <text:p>1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table:style-name="ce9" table:formula="of:=EXP(Mean+ stdDev * COM.MICROSOFT.NORM.INV(RAND();0;1))" office:value-type="percentage" office:value="0.191090028587314" calcext:value-type="percentage">
            <text:p>1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table:style-name="ce9" table:formula="of:=EXP(Mean+ stdDev * COM.MICROSOFT.NORM.INV(RAND();0;1))" office:value-type="percentage" office:value="0.238358764972049" calcext:value-type="percentage">
            <text:p>23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table:style-name="ce9" table:formula="of:=EXP(Mean+ stdDev * COM.MICROSOFT.NORM.INV(RAND();0;1))" office:value-type="percentage" office:value="0.300689484625293" calcext:value-type="percentage">
            <text:p>3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table:style-name="ce9" table:formula="of:=EXP(Mean+ stdDev * COM.MICROSOFT.NORM.INV(RAND();0;1))" office:value-type="percentage" office:value="0.140211816153131" calcext:value-type="percentage">
            <text:p>14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table:style-name="ce9" table:formula="of:=EXP(Mean+ stdDev * COM.MICROSOFT.NORM.INV(RAND();0;1))" office:value-type="percentage" office:value="0.130251445822187" calcext:value-type="percentage">
            <text:p>13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table:style-name="ce9" table:formula="of:=EXP(Mean+ stdDev * COM.MICROSOFT.NORM.INV(RAND();0;1))" office:value-type="percentage" office:value="0.100558705043434" calcext:value-type="percentage">
            <text:p>10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table:style-name="ce9" table:formula="of:=EXP(Mean+ stdDev * COM.MICROSOFT.NORM.INV(RAND();0;1))" office:value-type="percentage" office:value="0.134002816233171" calcext:value-type="percentage">
            <text:p>1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table:style-name="ce9" table:formula="of:=EXP(Mean+ stdDev * COM.MICROSOFT.NORM.INV(RAND();0;1))" office:value-type="percentage" office:value="0.140199372768649" calcext:value-type="percentage">
            <text:p>14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table:style-name="ce9" table:formula="of:=EXP(Mean+ stdDev * COM.MICROSOFT.NORM.INV(RAND();0;1))" office:value-type="percentage" office:value="0.121099118292793" calcext:value-type="percentage">
            <text:p>12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table:style-name="ce9" table:formula="of:=EXP(Mean+ stdDev * COM.MICROSOFT.NORM.INV(RAND();0;1))" office:value-type="percentage" office:value="0.064842548431721" calcext:value-type="percentage">
            <text:p>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table:style-name="ce9" table:formula="of:=EXP(Mean+ stdDev * COM.MICROSOFT.NORM.INV(RAND();0;1))" office:value-type="percentage" office:value="0.125916966575031" calcext:value-type="percentage">
            <text:p>12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table:style-name="ce9" table:formula="of:=EXP(Mean+ stdDev * COM.MICROSOFT.NORM.INV(RAND();0;1))" office:value-type="percentage" office:value="0.176220405597281" calcext:value-type="percentage">
            <text:p>17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style-name="ce9" table:formula="of:=EXP(Mean+ stdDev * COM.MICROSOFT.NORM.INV(RAND();0;1))" office:value-type="percentage" office:value="0.0976298187692851" calcext:value-type="percentage">
            <text:p>9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table:style-name="ce9" table:formula="of:=EXP(Mean+ stdDev * COM.MICROSOFT.NORM.INV(RAND();0;1))" office:value-type="percentage" office:value="0.123019877547666" calcext:value-type="percentage">
            <text:p>1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style-name="ce9" table:formula="of:=EXP(Mean+ stdDev * COM.MICROSOFT.NORM.INV(RAND();0;1))" office:value-type="percentage" office:value="0.0953235247645071" calcext:value-type="percentage">
            <text:p>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table:style-name="ce9" table:formula="of:=EXP(Mean+ stdDev * COM.MICROSOFT.NORM.INV(RAND();0;1))" office:value-type="percentage" office:value="0.269415868443788" calcext:value-type="percentage">
            <text:p>26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table:style-name="ce9" table:formula="of:=EXP(Mean+ stdDev * COM.MICROSOFT.NORM.INV(RAND();0;1))" office:value-type="percentage" office:value="0.226286511576484" calcext:value-type="percentage">
            <text:p>2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table:style-name="ce9" table:formula="of:=EXP(Mean+ stdDev * COM.MICROSOFT.NORM.INV(RAND();0;1))" office:value-type="percentage" office:value="0.143012961238823" calcext:value-type="percentage">
            <text:p>14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table:style-name="ce9" table:formula="of:=EXP(Mean+ stdDev * COM.MICROSOFT.NORM.INV(RAND();0;1))" office:value-type="percentage" office:value="0.146175262035858" calcext:value-type="percentage">
            <text:p>14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table:style-name="ce9" table:formula="of:=EXP(Mean+ stdDev * COM.MICROSOFT.NORM.INV(RAND();0;1))" office:value-type="percentage" office:value="0.0967508003521179" calcext:value-type="percentage">
            <text:p>9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table:style-name="ce9" table:formula="of:=EXP(Mean+ stdDev * COM.MICROSOFT.NORM.INV(RAND();0;1))" office:value-type="percentage" office:value="0.132193990131955" calcext:value-type="percentage">
            <text:p>1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table:style-name="ce9" table:formula="of:=EXP(Mean+ stdDev * COM.MICROSOFT.NORM.INV(RAND();0;1))" office:value-type="percentage" office:value="0.20635154110186" calcext:value-type="percentage">
            <text:p>20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table:style-name="ce9" table:formula="of:=EXP(Mean+ stdDev * COM.MICROSOFT.NORM.INV(RAND();0;1))" office:value-type="percentage" office:value="0.307858424824885" calcext:value-type="percentage">
            <text:p>30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table:style-name="ce9" table:formula="of:=EXP(Mean+ stdDev * COM.MICROSOFT.NORM.INV(RAND();0;1))" office:value-type="percentage" office:value="0.0981507010051131" calcext:value-type="percentage">
            <text:p>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table:style-name="ce9" table:formula="of:=EXP(Mean+ stdDev * COM.MICROSOFT.NORM.INV(RAND();0;1))" office:value-type="percentage" office:value="0.0746348026345462" calcext:value-type="percentage">
            <text:p>7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table:style-name="ce9" table:formula="of:=EXP(Mean+ stdDev * COM.MICROSOFT.NORM.INV(RAND();0;1))" office:value-type="percentage" office:value="0.123596634161955" calcext:value-type="percentage">
            <text:p>1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table:style-name="ce9" table:formula="of:=EXP(Mean+ stdDev * COM.MICROSOFT.NORM.INV(RAND();0;1))" office:value-type="percentage" office:value="0.311051448111146" calcext:value-type="percentage">
            <text:p>3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table:style-name="ce9" table:formula="of:=EXP(Mean+ stdDev * COM.MICROSOFT.NORM.INV(RAND();0;1))" office:value-type="percentage" office:value="0.152707250201321" calcext:value-type="percentage">
            <text:p>15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table:style-name="ce9" table:formula="of:=EXP(Mean+ stdDev * COM.MICROSOFT.NORM.INV(RAND();0;1))" office:value-type="percentage" office:value="0.227938418621566" calcext:value-type="percentage">
            <text:p>22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table:style-name="ce9" table:formula="of:=EXP(Mean+ stdDev * COM.MICROSOFT.NORM.INV(RAND();0;1))" office:value-type="percentage" office:value="0.126682101834935" calcext:value-type="percentage">
            <text:p>1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table:style-name="ce9" table:formula="of:=EXP(Mean+ stdDev * COM.MICROSOFT.NORM.INV(RAND();0;1))" office:value-type="percentage" office:value="0.160829409460862" calcext:value-type="percentage">
            <text:p>16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table:style-name="ce9" table:formula="of:=EXP(Mean+ stdDev * COM.MICROSOFT.NORM.INV(RAND();0;1))" office:value-type="percentage" office:value="0.220419336067704" calcext:value-type="percentage">
            <text:p>22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table:style-name="ce9" table:formula="of:=EXP(Mean+ stdDev * COM.MICROSOFT.NORM.INV(RAND();0;1))" office:value-type="percentage" office:value="0.0988177040869408" calcext:value-type="percentage">
            <text:p>9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table:style-name="ce9" table:formula="of:=EXP(Mean+ stdDev * COM.MICROSOFT.NORM.INV(RAND();0;1))" office:value-type="percentage" office:value="0.111563857362785" calcext:value-type="percentage">
            <text:p>11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table:style-name="ce9" table:formula="of:=EXP(Mean+ stdDev * COM.MICROSOFT.NORM.INV(RAND();0;1))" office:value-type="percentage" office:value="0.0874061813147542" calcext:value-type="percentage">
            <text:p>8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table:style-name="ce9" table:formula="of:=EXP(Mean+ stdDev * COM.MICROSOFT.NORM.INV(RAND();0;1))" office:value-type="percentage" office:value="0.0649229570782874" calcext:value-type="percentage">
            <text:p>6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table:style-name="ce9" table:formula="of:=EXP(Mean+ stdDev * COM.MICROSOFT.NORM.INV(RAND();0;1))" office:value-type="percentage" office:value="0.110778959690639" calcext:value-type="percentage">
            <text:p>11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table:style-name="ce9" table:formula="of:=EXP(Mean+ stdDev * COM.MICROSOFT.NORM.INV(RAND();0;1))" office:value-type="percentage" office:value="0.234711803384685" calcext:value-type="percentage">
            <text:p>23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table:style-name="ce9" table:formula="of:=EXP(Mean+ stdDev * COM.MICROSOFT.NORM.INV(RAND();0;1))" office:value-type="percentage" office:value="0.240993082603033" calcext:value-type="percentage">
            <text:p>24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table:style-name="ce9" table:formula="of:=EXP(Mean+ stdDev * COM.MICROSOFT.NORM.INV(RAND();0;1))" office:value-type="percentage" office:value="0.108570178833947" calcext:value-type="percentage">
            <text:p>1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table:style-name="ce9" table:formula="of:=EXP(Mean+ stdDev * COM.MICROSOFT.NORM.INV(RAND();0;1))" office:value-type="percentage" office:value="0.0577120246867267" calcext:value-type="percentage">
            <text:p>5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table:style-name="ce9" table:formula="of:=EXP(Mean+ stdDev * COM.MICROSOFT.NORM.INV(RAND();0;1))" office:value-type="percentage" office:value="0.111736146117783" calcext:value-type="percentage">
            <text:p>1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table:style-name="ce9" table:formula="of:=EXP(Mean+ stdDev * COM.MICROSOFT.NORM.INV(RAND();0;1))" office:value-type="percentage" office:value="0.183671439692102" calcext:value-type="percentage">
            <text:p>1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table:style-name="ce9" table:formula="of:=EXP(Mean+ stdDev * COM.MICROSOFT.NORM.INV(RAND();0;1))" office:value-type="percentage" office:value="0.163993649186121" calcext:value-type="percentage">
            <text:p>16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table:style-name="ce9" table:formula="of:=EXP(Mean+ stdDev * COM.MICROSOFT.NORM.INV(RAND();0;1))" office:value-type="percentage" office:value="0.246362651389701" calcext:value-type="percentage">
            <text:p>2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style-name="ce9" table:formula="of:=EXP(Mean+ stdDev * COM.MICROSOFT.NORM.INV(RAND();0;1))" office:value-type="percentage" office:value="0.0915274391837344" calcext:value-type="percentage">
            <text:p>9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table:style-name="ce9" table:formula="of:=EXP(Mean+ stdDev * COM.MICROSOFT.NORM.INV(RAND();0;1))" office:value-type="percentage" office:value="0.131865909616141" calcext:value-type="percentage">
            <text:p>13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table:style-name="ce9" table:formula="of:=EXP(Mean+ stdDev * COM.MICROSOFT.NORM.INV(RAND();0;1))" office:value-type="percentage" office:value="0.119328419160036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table:style-name="ce9" table:formula="of:=EXP(Mean+ stdDev * COM.MICROSOFT.NORM.INV(RAND();0;1))" office:value-type="percentage" office:value="0.0317406856979876" calcext:value-type="percentage">
            <text:p>3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table:style-name="ce9" table:formula="of:=EXP(Mean+ stdDev * COM.MICROSOFT.NORM.INV(RAND();0;1))" office:value-type="percentage" office:value="0.136934531947988" calcext:value-type="percentage">
            <text:p>1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table:style-name="ce9" table:formula="of:=EXP(Mean+ stdDev * COM.MICROSOFT.NORM.INV(RAND();0;1))" office:value-type="percentage" office:value="0.111316821224573" calcext:value-type="percentage">
            <text:p>11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table:style-name="ce9" table:formula="of:=EXP(Mean+ stdDev * COM.MICROSOFT.NORM.INV(RAND();0;1))" office:value-type="percentage" office:value="0.0654746195135796" calcext:value-type="percentage">
            <text:p>6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table:style-name="ce9" table:formula="of:=EXP(Mean+ stdDev * COM.MICROSOFT.NORM.INV(RAND();0;1))" office:value-type="percentage" office:value="0.075998498940149" calcext:value-type="percentage">
            <text:p>7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table:style-name="ce9" table:formula="of:=EXP(Mean+ stdDev * COM.MICROSOFT.NORM.INV(RAND();0;1))" office:value-type="percentage" office:value="0.223541894731947" calcext:value-type="percentage">
            <text:p>22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style-name="ce9" table:formula="of:=EXP(Mean+ stdDev * COM.MICROSOFT.NORM.INV(RAND();0;1))" office:value-type="percentage" office:value="0.0916360004638493" calcext:value-type="percentage">
            <text:p>9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table:style-name="ce9" table:formula="of:=EXP(Mean+ stdDev * COM.MICROSOFT.NORM.INV(RAND();0;1))" office:value-type="percentage" office:value="0.228598668615838" calcext:value-type="percentage">
            <text:p>22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table:style-name="ce9" table:formula="of:=EXP(Mean+ stdDev * COM.MICROSOFT.NORM.INV(RAND();0;1))" office:value-type="percentage" office:value="0.235301965646905" calcext:value-type="percentage">
            <text:p>23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table:style-name="ce9" table:formula="of:=EXP(Mean+ stdDev * COM.MICROSOFT.NORM.INV(RAND();0;1))" office:value-type="percentage" office:value="0.149014406949373" calcext:value-type="percentage">
            <text:p>14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table:style-name="ce9" table:formula="of:=EXP(Mean+ stdDev * COM.MICROSOFT.NORM.INV(RAND();0;1))" office:value-type="percentage" office:value="0.40546966271163" calcext:value-type="percentage">
            <text:p>40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table:style-name="ce9" table:formula="of:=EXP(Mean+ stdDev * COM.MICROSOFT.NORM.INV(RAND();0;1))" office:value-type="percentage" office:value="0.117275368941052" calcext:value-type="percentage">
            <text:p>11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table:style-name="ce9" table:formula="of:=EXP(Mean+ stdDev * COM.MICROSOFT.NORM.INV(RAND();0;1))" office:value-type="percentage" office:value="0.142680412270682" calcext:value-type="percentage">
            <text:p>14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table:style-name="ce9" table:formula="of:=EXP(Mean+ stdDev * COM.MICROSOFT.NORM.INV(RAND();0;1))" office:value-type="percentage" office:value="0.113228215455349" calcext:value-type="percentage">
            <text:p>1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table:style-name="ce9" table:formula="of:=EXP(Mean+ stdDev * COM.MICROSOFT.NORM.INV(RAND();0;1))" office:value-type="percentage" office:value="0.0906522377042889" calcext:value-type="percentage">
            <text:p>9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table:style-name="ce9" table:formula="of:=EXP(Mean+ stdDev * COM.MICROSOFT.NORM.INV(RAND();0;1))" office:value-type="percentage" office:value="0.197579166007511" calcext:value-type="percentage">
            <text:p>19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style-name="ce9" table:formula="of:=EXP(Mean+ stdDev * COM.MICROSOFT.NORM.INV(RAND();0;1))" office:value-type="percentage" office:value="0.145516552220154" calcext:value-type="percentage">
            <text:p>14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table:style-name="ce9" table:formula="of:=EXP(Mean+ stdDev * COM.MICROSOFT.NORM.INV(RAND();0;1))" office:value-type="percentage" office:value="0.0664374262497971" calcext:value-type="percentage">
            <text:p>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table:style-name="ce9" table:formula="of:=EXP(Mean+ stdDev * COM.MICROSOFT.NORM.INV(RAND();0;1))" office:value-type="percentage" office:value="0.114879176946918" calcext:value-type="percentage">
            <text:p>11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table:style-name="ce9" table:formula="of:=EXP(Mean+ stdDev * COM.MICROSOFT.NORM.INV(RAND();0;1))" office:value-type="percentage" office:value="0.0807901589797141" calcext:value-type="percentage">
            <text:p>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table:style-name="ce9" table:formula="of:=EXP(Mean+ stdDev * COM.MICROSOFT.NORM.INV(RAND();0;1))" office:value-type="percentage" office:value="0.0927064473343157" calcext:value-type="percentage">
            <text:p>9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table:style-name="ce9" table:formula="of:=EXP(Mean+ stdDev * COM.MICROSOFT.NORM.INV(RAND();0;1))" office:value-type="percentage" office:value="0.529470696917514" calcext:value-type="percentage">
            <text:p>52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table:style-name="ce9" table:formula="of:=EXP(Mean+ stdDev * COM.MICROSOFT.NORM.INV(RAND();0;1))" office:value-type="percentage" office:value="0.159873401078468" calcext:value-type="percentage">
            <text:p>15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table:style-name="ce9" table:formula="of:=EXP(Mean+ stdDev * COM.MICROSOFT.NORM.INV(RAND();0;1))" office:value-type="percentage" office:value="0.0646075644934009" calcext:value-type="percentage">
            <text:p>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table:style-name="ce9" table:formula="of:=EXP(Mean+ stdDev * COM.MICROSOFT.NORM.INV(RAND();0;1))" office:value-type="percentage" office:value="0.0689164485982125" calcext:value-type="percentage">
            <text:p>6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table:style-name="ce9" table:formula="of:=EXP(Mean+ stdDev * COM.MICROSOFT.NORM.INV(RAND();0;1))" office:value-type="percentage" office:value="0.220767760048457" calcext:value-type="percentage">
            <text:p>22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table:style-name="ce9" table:formula="of:=EXP(Mean+ stdDev * COM.MICROSOFT.NORM.INV(RAND();0;1))" office:value-type="percentage" office:value="0.118969916055486" calcext:value-type="percentage">
            <text:p>11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table:style-name="ce9" table:formula="of:=EXP(Mean+ stdDev * COM.MICROSOFT.NORM.INV(RAND();0;1))" office:value-type="percentage" office:value="0.108324201792899" calcext:value-type="percentage">
            <text:p>10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table:style-name="ce9" table:formula="of:=EXP(Mean+ stdDev * COM.MICROSOFT.NORM.INV(RAND();0;1))" office:value-type="percentage" office:value="0.111703780825711" calcext:value-type="percentage">
            <text:p>1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style-name="ce9" table:formula="of:=EXP(Mean+ stdDev * COM.MICROSOFT.NORM.INV(RAND();0;1))" office:value-type="percentage" office:value="0.0693890755909781" calcext:value-type="percentage">
            <text:p>6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table:style-name="ce9" table:formula="of:=EXP(Mean+ stdDev * COM.MICROSOFT.NORM.INV(RAND();0;1))" office:value-type="percentage" office:value="0.115740335131398" calcext:value-type="percentage">
            <text:p>11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table:style-name="ce9" table:formula="of:=EXP(Mean+ stdDev * COM.MICROSOFT.NORM.INV(RAND();0;1))" office:value-type="percentage" office:value="0.144030620961631" calcext:value-type="percentage">
            <text:p>14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table:style-name="ce9" table:formula="of:=EXP(Mean+ stdDev * COM.MICROSOFT.NORM.INV(RAND();0;1))" office:value-type="percentage" office:value="0.0612127188820676" calcext:value-type="percentage">
            <text:p>6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table:style-name="ce9" table:formula="of:=EXP(Mean+ stdDev * COM.MICROSOFT.NORM.INV(RAND();0;1))" office:value-type="percentage" office:value="0.179252504377752" calcext:value-type="percentage">
            <text:p>1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table:style-name="ce9" table:formula="of:=EXP(Mean+ stdDev * COM.MICROSOFT.NORM.INV(RAND();0;1))" office:value-type="percentage" office:value="0.290492014526089" calcext:value-type="percentage">
            <text:p>2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style-name="ce9" table:formula="of:=EXP(Mean+ stdDev * COM.MICROSOFT.NORM.INV(RAND();0;1))" office:value-type="percentage" office:value="0.146416180384693" calcext:value-type="percentage">
            <text:p>1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style-name="ce9" table:formula="of:=EXP(Mean+ stdDev * COM.MICROSOFT.NORM.INV(RAND();0;1))" office:value-type="percentage" office:value="0.111116808672914" calcext:value-type="percentage">
            <text:p>1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table:style-name="ce9" table:formula="of:=EXP(Mean+ stdDev * COM.MICROSOFT.NORM.INV(RAND();0;1))" office:value-type="percentage" office:value="0.047621682862127" calcext:value-type="percentage">
            <text:p>4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table:style-name="ce9" table:formula="of:=EXP(Mean+ stdDev * COM.MICROSOFT.NORM.INV(RAND();0;1))" office:value-type="percentage" office:value="0.160892922840992" calcext:value-type="percentage">
            <text:p>1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table:style-name="ce9" table:formula="of:=EXP(Mean+ stdDev * COM.MICROSOFT.NORM.INV(RAND();0;1))" office:value-type="percentage" office:value="0.154318312736601" calcext:value-type="percentage">
            <text:p>15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table:style-name="ce9" table:formula="of:=EXP(Mean+ stdDev * COM.MICROSOFT.NORM.INV(RAND();0;1))" office:value-type="percentage" office:value="0.162557161867365" calcext:value-type="percentage">
            <text:p>16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table:style-name="ce9" table:formula="of:=EXP(Mean+ stdDev * COM.MICROSOFT.NORM.INV(RAND();0;1))" office:value-type="percentage" office:value="0.214786027165879" calcext:value-type="percentage">
            <text:p>2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table:style-name="ce9" table:formula="of:=EXP(Mean+ stdDev * COM.MICROSOFT.NORM.INV(RAND();0;1))" office:value-type="percentage" office:value="0.232163628268194" calcext:value-type="percentage">
            <text:p>2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table:style-name="ce9" table:formula="of:=EXP(Mean+ stdDev * COM.MICROSOFT.NORM.INV(RAND();0;1))" office:value-type="percentage" office:value="0.12746533713418" calcext:value-type="percentage">
            <text:p>12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table:style-name="ce9" table:formula="of:=EXP(Mean+ stdDev * COM.MICROSOFT.NORM.INV(RAND();0;1))" office:value-type="percentage" office:value="0.0926323567838022" calcext:value-type="percentage">
            <text:p>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table:style-name="ce9" table:formula="of:=EXP(Mean+ stdDev * COM.MICROSOFT.NORM.INV(RAND();0;1))" office:value-type="percentage" office:value="0.133867733552347" calcext:value-type="percentage">
            <text:p>13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table:style-name="ce9" table:formula="of:=EXP(Mean+ stdDev * COM.MICROSOFT.NORM.INV(RAND();0;1))" office:value-type="percentage" office:value="0.340800590902317" calcext:value-type="percentage">
            <text:p>34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table:style-name="ce9" table:formula="of:=EXP(Mean+ stdDev * COM.MICROSOFT.NORM.INV(RAND();0;1))" office:value-type="percentage" office:value="0.148017575764922" calcext:value-type="percentage">
            <text:p>14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table:style-name="ce9" table:formula="of:=EXP(Mean+ stdDev * COM.MICROSOFT.NORM.INV(RAND();0;1))" office:value-type="percentage" office:value="0.159999437984521" calcext:value-type="percentage">
            <text:p>1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table:style-name="ce9" table:formula="of:=EXP(Mean+ stdDev * COM.MICROSOFT.NORM.INV(RAND();0;1))" office:value-type="percentage" office:value="0.226819043581955" calcext:value-type="percentage">
            <text:p>22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table:style-name="ce9" table:formula="of:=EXP(Mean+ stdDev * COM.MICROSOFT.NORM.INV(RAND();0;1))" office:value-type="percentage" office:value="0.0530351339277696" calcext:value-type="percentage">
            <text:p>5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style-name="ce9" table:formula="of:=EXP(Mean+ stdDev * COM.MICROSOFT.NORM.INV(RAND();0;1))" office:value-type="percentage" office:value="0.0539934007274893" calcext:value-type="percentage">
            <text:p>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table:style-name="ce9" table:formula="of:=EXP(Mean+ stdDev * COM.MICROSOFT.NORM.INV(RAND();0;1))" office:value-type="percentage" office:value="0.150547573626075" calcext:value-type="percentage">
            <text:p>15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table:style-name="ce9" table:formula="of:=EXP(Mean+ stdDev * COM.MICROSOFT.NORM.INV(RAND();0;1))" office:value-type="percentage" office:value="0.446544391283512" calcext:value-type="percentage">
            <text:p>44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table:style-name="ce9" table:formula="of:=EXP(Mean+ stdDev * COM.MICROSOFT.NORM.INV(RAND();0;1))" office:value-type="percentage" office:value="0.133513731594256" calcext:value-type="percentage">
            <text:p>13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table:style-name="ce9" table:formula="of:=EXP(Mean+ stdDev * COM.MICROSOFT.NORM.INV(RAND();0;1))" office:value-type="percentage" office:value="0.165743520662063" calcext:value-type="percentage">
            <text:p>16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table:style-name="ce9" table:formula="of:=EXP(Mean+ stdDev * COM.MICROSOFT.NORM.INV(RAND();0;1))" office:value-type="percentage" office:value="0.258819605637" calcext:value-type="percentage">
            <text:p>25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table:style-name="ce9" table:formula="of:=EXP(Mean+ stdDev * COM.MICROSOFT.NORM.INV(RAND();0;1))" office:value-type="percentage" office:value="0.124918396955223" calcext:value-type="percentage">
            <text:p>12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table:style-name="ce9" table:formula="of:=EXP(Mean+ stdDev * COM.MICROSOFT.NORM.INV(RAND();0;1))" office:value-type="percentage" office:value="0.186061036920187" calcext:value-type="percentage">
            <text:p>1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table:style-name="ce9" table:formula="of:=EXP(Mean+ stdDev * COM.MICROSOFT.NORM.INV(RAND();0;1))" office:value-type="percentage" office:value="0.199343459870149" calcext:value-type="percentage">
            <text:p>19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table:style-name="ce9" table:formula="of:=EXP(Mean+ stdDev * COM.MICROSOFT.NORM.INV(RAND();0;1))" office:value-type="percentage" office:value="0.0713623716553227" calcext:value-type="percentage">
            <text:p>7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table:style-name="ce9" table:formula="of:=EXP(Mean+ stdDev * COM.MICROSOFT.NORM.INV(RAND();0;1))" office:value-type="percentage" office:value="0.169735684066548" calcext:value-type="percentage">
            <text:p>16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table:style-name="ce9" table:formula="of:=EXP(Mean+ stdDev * COM.MICROSOFT.NORM.INV(RAND();0;1))" office:value-type="percentage" office:value="0.0884113093691323" calcext:value-type="percentage">
            <text:p>8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table:style-name="ce9" table:formula="of:=EXP(Mean+ stdDev * COM.MICROSOFT.NORM.INV(RAND();0;1))" office:value-type="percentage" office:value="0.374830016765177" calcext:value-type="percentage">
            <text:p>37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table:style-name="ce9" table:formula="of:=EXP(Mean+ stdDev * COM.MICROSOFT.NORM.INV(RAND();0;1))" office:value-type="percentage" office:value="0.0999561372375502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style-name="ce9" table:formula="of:=EXP(Mean+ stdDev * COM.MICROSOFT.NORM.INV(RAND();0;1))" office:value-type="percentage" office:value="0.12481876304882" calcext:value-type="percentage">
            <text:p>12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9" table:formula="of:=EXP(Mean+ stdDev * COM.MICROSOFT.NORM.INV(RAND();0;1))" office:value-type="percentage" office:value="0.297839729982662" calcext:value-type="percentage">
            <text:p>29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table:style-name="ce9" table:formula="of:=EXP(Mean+ stdDev * COM.MICROSOFT.NORM.INV(RAND();0;1))" office:value-type="percentage" office:value="0.0641805304419661" calcext:value-type="percentage">
            <text:p>6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table:style-name="ce9" table:formula="of:=EXP(Mean+ stdDev * COM.MICROSOFT.NORM.INV(RAND();0;1))" office:value-type="percentage" office:value="0.19110989104789" calcext:value-type="percentage">
            <text:p>1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table:style-name="ce9" table:formula="of:=EXP(Mean+ stdDev * COM.MICROSOFT.NORM.INV(RAND();0;1))" office:value-type="percentage" office:value="0.128293408437208" calcext:value-type="percentage">
            <text:p>12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table:style-name="ce9" table:formula="of:=EXP(Mean+ stdDev * COM.MICROSOFT.NORM.INV(RAND();0;1))" office:value-type="percentage" office:value="0.266574943399339" calcext:value-type="percentage">
            <text:p>26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table:style-name="ce9" table:formula="of:=EXP(Mean+ stdDev * COM.MICROSOFT.NORM.INV(RAND();0;1))" office:value-type="percentage" office:value="0.267480729820176" calcext:value-type="percentage">
            <text:p>26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table:style-name="ce9" table:formula="of:=EXP(Mean+ stdDev * COM.MICROSOFT.NORM.INV(RAND();0;1))" office:value-type="percentage" office:value="0.164366731756742" calcext:value-type="percentage">
            <text:p>16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table:style-name="ce9" table:formula="of:=EXP(Mean+ stdDev * COM.MICROSOFT.NORM.INV(RAND();0;1))" office:value-type="percentage" office:value="0.273059667164539" calcext:value-type="percentage">
            <text:p>27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table:style-name="ce9" table:formula="of:=EXP(Mean+ stdDev * COM.MICROSOFT.NORM.INV(RAND();0;1))" office:value-type="percentage" office:value="0.122989896002027" calcext:value-type="percentage">
            <text:p>1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table:style-name="ce9" table:formula="of:=EXP(Mean+ stdDev * COM.MICROSOFT.NORM.INV(RAND();0;1))" office:value-type="percentage" office:value="0.19142212636904" calcext:value-type="percentage">
            <text:p>19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table:style-name="ce9" table:formula="of:=EXP(Mean+ stdDev * COM.MICROSOFT.NORM.INV(RAND();0;1))" office:value-type="percentage" office:value="0.125991539366547" calcext:value-type="percentage">
            <text:p>12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table:style-name="ce9" table:formula="of:=EXP(Mean+ stdDev * COM.MICROSOFT.NORM.INV(RAND();0;1))" office:value-type="percentage" office:value="0.189331084035561" calcext:value-type="percentage">
            <text:p>1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table:style-name="ce9" table:formula="of:=EXP(Mean+ stdDev * COM.MICROSOFT.NORM.INV(RAND();0;1))" office:value-type="percentage" office:value="0.135796345990604" calcext:value-type="percentage">
            <text:p>1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table:style-name="ce9" table:formula="of:=EXP(Mean+ stdDev * COM.MICROSOFT.NORM.INV(RAND();0;1))" office:value-type="percentage" office:value="0.0834255029044051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table:style-name="ce9" table:formula="of:=EXP(Mean+ stdDev * COM.MICROSOFT.NORM.INV(RAND();0;1))" office:value-type="percentage" office:value="0.113812183305941" calcext:value-type="percentage">
            <text:p>11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table:style-name="ce9" table:formula="of:=EXP(Mean+ stdDev * COM.MICROSOFT.NORM.INV(RAND();0;1))" office:value-type="percentage" office:value="0.159608389448742" calcext:value-type="percentage">
            <text:p>1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table:style-name="ce9" table:formula="of:=EXP(Mean+ stdDev * COM.MICROSOFT.NORM.INV(RAND();0;1))" office:value-type="percentage" office:value="0.0330046780174047" calcext:value-type="percentage">
            <text:p>3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table:style-name="ce9" table:formula="of:=EXP(Mean+ stdDev * COM.MICROSOFT.NORM.INV(RAND();0;1))" office:value-type="percentage" office:value="0.128569623706261" calcext:value-type="percentage">
            <text:p>12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table:style-name="ce9" table:formula="of:=EXP(Mean+ stdDev * COM.MICROSOFT.NORM.INV(RAND();0;1))" office:value-type="percentage" office:value="0.0664121667022538" calcext:value-type="percentage">
            <text:p>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table:style-name="ce9" table:formula="of:=EXP(Mean+ stdDev * COM.MICROSOFT.NORM.INV(RAND();0;1))" office:value-type="percentage" office:value="0.183769535495192" calcext:value-type="percentage">
            <text:p>18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table:style-name="ce9" table:formula="of:=EXP(Mean+ stdDev * COM.MICROSOFT.NORM.INV(RAND();0;1))" office:value-type="percentage" office:value="0.265886697066993" calcext:value-type="percentage">
            <text:p>26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table:style-name="ce9" table:formula="of:=EXP(Mean+ stdDev * COM.MICROSOFT.NORM.INV(RAND();0;1))" office:value-type="percentage" office:value="0.295297620813383" calcext:value-type="percentage">
            <text:p>2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table:style-name="ce9" table:formula="of:=EXP(Mean+ stdDev * COM.MICROSOFT.NORM.INV(RAND();0;1))" office:value-type="percentage" office:value="0.0592734611242934" calcext:value-type="percentage">
            <text:p>5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table:style-name="ce9" table:formula="of:=EXP(Mean+ stdDev * COM.MICROSOFT.NORM.INV(RAND();0;1))" office:value-type="percentage" office:value="0.106560083143903" calcext:value-type="percentage">
            <text:p>10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table:style-name="ce9" table:formula="of:=EXP(Mean+ stdDev * COM.MICROSOFT.NORM.INV(RAND();0;1))" office:value-type="percentage" office:value="0.15654088405892" calcext:value-type="percentage">
            <text:p>1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table:style-name="ce9" table:formula="of:=EXP(Mean+ stdDev * COM.MICROSOFT.NORM.INV(RAND();0;1))" office:value-type="percentage" office:value="0.37518015630881" calcext:value-type="percentage">
            <text:p>37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table:style-name="ce9" table:formula="of:=EXP(Mean+ stdDev * COM.MICROSOFT.NORM.INV(RAND();0;1))" office:value-type="percentage" office:value="0.0454556658163294" calcext:value-type="percentage">
            <text:p>4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table:style-name="ce9" table:formula="of:=EXP(Mean+ stdDev * COM.MICROSOFT.NORM.INV(RAND();0;1))" office:value-type="percentage" office:value="0.280066886986495" calcext:value-type="percentage">
            <text:p>28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style-name="ce9" table:formula="of:=EXP(Mean+ stdDev * COM.MICROSOFT.NORM.INV(RAND();0;1))" office:value-type="percentage" office:value="0.0941019309383482" calcext:value-type="percentage">
            <text:p>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table:style-name="ce9" table:formula="of:=EXP(Mean+ stdDev * COM.MICROSOFT.NORM.INV(RAND();0;1))" office:value-type="percentage" office:value="0.0581102757378466" calcext:value-type="percentage">
            <text:p>5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table:style-name="ce9" table:formula="of:=EXP(Mean+ stdDev * COM.MICROSOFT.NORM.INV(RAND();0;1))" office:value-type="percentage" office:value="0.105714909707382" calcext:value-type="percentage">
            <text:p>10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table:style-name="ce9" table:formula="of:=EXP(Mean+ stdDev * COM.MICROSOFT.NORM.INV(RAND();0;1))" office:value-type="percentage" office:value="0.0729430815504196" calcext:value-type="percentage">
            <text:p>7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table:style-name="ce9" table:formula="of:=EXP(Mean+ stdDev * COM.MICROSOFT.NORM.INV(RAND();0;1))" office:value-type="percentage" office:value="0.0904364771150395" calcext:value-type="percentage">
            <text:p>9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table:style-name="ce9" table:formula="of:=EXP(Mean+ stdDev * COM.MICROSOFT.NORM.INV(RAND();0;1))" office:value-type="percentage" office:value="0.301667244264158" calcext:value-type="percentage">
            <text:p>30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table:style-name="ce9" table:formula="of:=EXP(Mean+ stdDev * COM.MICROSOFT.NORM.INV(RAND();0;1))" office:value-type="percentage" office:value="0.184916220043066" calcext:value-type="percentage">
            <text:p>18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table:style-name="ce9" table:formula="of:=EXP(Mean+ stdDev * COM.MICROSOFT.NORM.INV(RAND();0;1))" office:value-type="percentage" office:value="0.243808837193885" calcext:value-type="percentage">
            <text:p>24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table:style-name="ce9" table:formula="of:=EXP(Mean+ stdDev * COM.MICROSOFT.NORM.INV(RAND();0;1))" office:value-type="percentage" office:value="0.176824211651994" calcext:value-type="percentage">
            <text:p>17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table:style-name="ce9" table:formula="of:=EXP(Mean+ stdDev * COM.MICROSOFT.NORM.INV(RAND();0;1))" office:value-type="percentage" office:value="0.033413224297038" calcext:value-type="percentage">
            <text:p>3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table:style-name="ce9" table:formula="of:=EXP(Mean+ stdDev * COM.MICROSOFT.NORM.INV(RAND();0;1))" office:value-type="percentage" office:value="0.267706167039373" calcext:value-type="percentage">
            <text:p>26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table:style-name="ce9" table:formula="of:=EXP(Mean+ stdDev * COM.MICROSOFT.NORM.INV(RAND();0;1))" office:value-type="percentage" office:value="0.122670261242909" calcext:value-type="percentage">
            <text:p>12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table:style-name="ce9" table:formula="of:=EXP(Mean+ stdDev * COM.MICROSOFT.NORM.INV(RAND();0;1))" office:value-type="percentage" office:value="0.244727498818683" calcext:value-type="percentage">
            <text:p>24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table:style-name="ce9" table:formula="of:=EXP(Mean+ stdDev * COM.MICROSOFT.NORM.INV(RAND();0;1))" office:value-type="percentage" office:value="0.11641449149721" calcext:value-type="percentage">
            <text:p>11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table:style-name="ce9" table:formula="of:=EXP(Mean+ stdDev * COM.MICROSOFT.NORM.INV(RAND();0;1))" office:value-type="percentage" office:value="0.154001382565188" calcext:value-type="percentage">
            <text:p>1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table:style-name="ce9" table:formula="of:=EXP(Mean+ stdDev * COM.MICROSOFT.NORM.INV(RAND();0;1))" office:value-type="percentage" office:value="0.225313927061854" calcext:value-type="percentage">
            <text:p>22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table:style-name="ce9" table:formula="of:=EXP(Mean+ stdDev * COM.MICROSOFT.NORM.INV(RAND();0;1))" office:value-type="percentage" office:value="0.178459916579385" calcext:value-type="percentage">
            <text:p>1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table:style-name="ce9" table:formula="of:=EXP(Mean+ stdDev * COM.MICROSOFT.NORM.INV(RAND();0;1))" office:value-type="percentage" office:value="0.159618102630923" calcext:value-type="percentage">
            <text:p>1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table:style-name="ce9" table:formula="of:=EXP(Mean+ stdDev * COM.MICROSOFT.NORM.INV(RAND();0;1))" office:value-type="percentage" office:value="0.195313342643087" calcext:value-type="percentage">
            <text:p>1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table:style-name="ce9" table:formula="of:=EXP(Mean+ stdDev * COM.MICROSOFT.NORM.INV(RAND();0;1))" office:value-type="percentage" office:value="0.341163830296235" calcext:value-type="percentage">
            <text:p>3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table:style-name="ce9" table:formula="of:=EXP(Mean+ stdDev * COM.MICROSOFT.NORM.INV(RAND();0;1))" office:value-type="percentage" office:value="0.137617408846519" calcext:value-type="percentage">
            <text:p>13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table:style-name="ce9" table:formula="of:=EXP(Mean+ stdDev * COM.MICROSOFT.NORM.INV(RAND();0;1))" office:value-type="percentage" office:value="0.330510690943131" calcext:value-type="percentage">
            <text:p>33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table:style-name="ce9" table:formula="of:=EXP(Mean+ stdDev * COM.MICROSOFT.NORM.INV(RAND();0;1))" office:value-type="percentage" office:value="0.154226854626744" calcext:value-type="percentage">
            <text:p>15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table:style-name="ce9" table:formula="of:=EXP(Mean+ stdDev * COM.MICROSOFT.NORM.INV(RAND();0;1))" office:value-type="percentage" office:value="0.117369500878593" calcext:value-type="percentage">
            <text:p>11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table:style-name="ce9" table:formula="of:=EXP(Mean+ stdDev * COM.MICROSOFT.NORM.INV(RAND();0;1))" office:value-type="percentage" office:value="0.135170352880224" calcext:value-type="percentage">
            <text:p>13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table:style-name="ce9" table:formula="of:=EXP(Mean+ stdDev * COM.MICROSOFT.NORM.INV(RAND();0;1))" office:value-type="percentage" office:value="0.0759867571905464" calcext:value-type="percentage">
            <text:p>7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table:style-name="ce9" table:formula="of:=EXP(Mean+ stdDev * COM.MICROSOFT.NORM.INV(RAND();0;1))" office:value-type="percentage" office:value="0.145009136098168" calcext:value-type="percentage">
            <text:p>14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table:style-name="ce9" table:formula="of:=EXP(Mean+ stdDev * COM.MICROSOFT.NORM.INV(RAND();0;1))" office:value-type="percentage" office:value="0.0647934279797627" calcext:value-type="percentage">
            <text:p>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table:style-name="ce9" table:formula="of:=EXP(Mean+ stdDev * COM.MICROSOFT.NORM.INV(RAND();0;1))" office:value-type="percentage" office:value="0.121044196193759" calcext:value-type="percentage">
            <text:p>12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style-name="ce9" table:formula="of:=EXP(Mean+ stdDev * COM.MICROSOFT.NORM.INV(RAND();0;1))" office:value-type="percentage" office:value="0.462311157526948" calcext:value-type="percentage">
            <text:p>46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table:style-name="ce9" table:formula="of:=EXP(Mean+ stdDev * COM.MICROSOFT.NORM.INV(RAND();0;1))" office:value-type="percentage" office:value="0.099474718672054" calcext:value-type="percentage">
            <text:p>9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table:style-name="ce9" table:formula="of:=EXP(Mean+ stdDev * COM.MICROSOFT.NORM.INV(RAND();0;1))" office:value-type="percentage" office:value="0.103245385259312" calcext:value-type="percentage">
            <text:p>1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table:style-name="ce9" table:formula="of:=EXP(Mean+ stdDev * COM.MICROSOFT.NORM.INV(RAND();0;1))" office:value-type="percentage" office:value="0.2680140499864" calcext:value-type="percentage">
            <text:p>26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table:style-name="ce9" table:formula="of:=EXP(Mean+ stdDev * COM.MICROSOFT.NORM.INV(RAND();0;1))" office:value-type="percentage" office:value="0.255816663791645" calcext:value-type="percentage">
            <text:p>2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table:style-name="ce9" table:formula="of:=EXP(Mean+ stdDev * COM.MICROSOFT.NORM.INV(RAND();0;1))" office:value-type="percentage" office:value="0.137459112467793" calcext:value-type="percentage">
            <text:p>13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table:style-name="ce9" table:formula="of:=EXP(Mean+ stdDev * COM.MICROSOFT.NORM.INV(RAND();0;1))" office:value-type="percentage" office:value="0.134884267614902" calcext:value-type="percentage">
            <text:p>13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table:style-name="ce9" table:formula="of:=EXP(Mean+ stdDev * COM.MICROSOFT.NORM.INV(RAND();0;1))" office:value-type="percentage" office:value="0.120465980905713" calcext:value-type="percentage">
            <text:p>12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table:style-name="ce9" table:formula="of:=EXP(Mean+ stdDev * COM.MICROSOFT.NORM.INV(RAND();0;1))" office:value-type="percentage" office:value="0.0839875740759336" calcext:value-type="percentage">
            <text:p>8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table:style-name="ce9" table:formula="of:=EXP(Mean+ stdDev * COM.MICROSOFT.NORM.INV(RAND();0;1))" office:value-type="percentage" office:value="0.0865848934199258" calcext:value-type="percentage">
            <text:p>8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table:style-name="ce9" table:formula="of:=EXP(Mean+ stdDev * COM.MICROSOFT.NORM.INV(RAND();0;1))" office:value-type="percentage" office:value="0.114604671345093" calcext:value-type="percentage">
            <text:p>11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table:style-name="ce9" table:formula="of:=EXP(Mean+ stdDev * COM.MICROSOFT.NORM.INV(RAND();0;1))" office:value-type="percentage" office:value="0.116729396248267" calcext:value-type="percentage">
            <text:p>11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table:style-name="ce9" table:formula="of:=EXP(Mean+ stdDev * COM.MICROSOFT.NORM.INV(RAND();0;1))" office:value-type="percentage" office:value="0.0761284299805692" calcext:value-type="percentage">
            <text:p>7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table:style-name="ce9" table:formula="of:=EXP(Mean+ stdDev * COM.MICROSOFT.NORM.INV(RAND();0;1))" office:value-type="percentage" office:value="0.156948836156098" calcext:value-type="percentage">
            <text:p>15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table:style-name="ce9" table:formula="of:=EXP(Mean+ stdDev * COM.MICROSOFT.NORM.INV(RAND();0;1))" office:value-type="percentage" office:value="0.212795057943802" calcext:value-type="percentage">
            <text:p>21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table:style-name="ce9" table:formula="of:=EXP(Mean+ stdDev * COM.MICROSOFT.NORM.INV(RAND();0;1))" office:value-type="percentage" office:value="0.0901530175199301" calcext:value-type="percentage">
            <text:p>9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table:style-name="ce9" table:formula="of:=EXP(Mean+ stdDev * COM.MICROSOFT.NORM.INV(RAND();0;1))" office:value-type="percentage" office:value="0.208669131945405" calcext:value-type="percentage">
            <text:p>20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table:style-name="ce9" table:formula="of:=EXP(Mean+ stdDev * COM.MICROSOFT.NORM.INV(RAND();0;1))" office:value-type="percentage" office:value="0.110167042107631" calcext:value-type="percentage">
            <text:p>11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style-name="ce9" table:formula="of:=EXP(Mean+ stdDev * COM.MICROSOFT.NORM.INV(RAND();0;1))" office:value-type="percentage" office:value="0.253321197842138" calcext:value-type="percentage">
            <text:p>25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table:style-name="ce9" table:formula="of:=EXP(Mean+ stdDev * COM.MICROSOFT.NORM.INV(RAND();0;1))" office:value-type="percentage" office:value="0.161338393077429" calcext:value-type="percentage">
            <text:p>16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table:style-name="ce9" table:formula="of:=EXP(Mean+ stdDev * COM.MICROSOFT.NORM.INV(RAND();0;1))" office:value-type="percentage" office:value="0.175843680026038" calcext:value-type="percentage">
            <text:p>1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table:style-name="ce9" table:formula="of:=EXP(Mean+ stdDev * COM.MICROSOFT.NORM.INV(RAND();0;1))" office:value-type="percentage" office:value="0.174935995365842" calcext:value-type="percentage">
            <text:p>1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table:style-name="ce9" table:formula="of:=EXP(Mean+ stdDev * COM.MICROSOFT.NORM.INV(RAND();0;1))" office:value-type="percentage" office:value="0.140098745855952" calcext:value-type="percentage">
            <text:p>1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table:style-name="ce9" table:formula="of:=EXP(Mean+ stdDev * COM.MICROSOFT.NORM.INV(RAND();0;1))" office:value-type="percentage" office:value="0.0932700584582538" calcext:value-type="percentage">
            <text:p>9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table:style-name="ce9" table:formula="of:=EXP(Mean+ stdDev * COM.MICROSOFT.NORM.INV(RAND();0;1))" office:value-type="percentage" office:value="0.0686233386394497" calcext:value-type="percentage">
            <text:p>6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table:style-name="ce9" table:formula="of:=EXP(Mean+ stdDev * COM.MICROSOFT.NORM.INV(RAND();0;1))" office:value-type="percentage" office:value="0.245517752396348" calcext:value-type="percentage">
            <text:p>24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table:style-name="ce9" table:formula="of:=EXP(Mean+ stdDev * COM.MICROSOFT.NORM.INV(RAND();0;1))" office:value-type="percentage" office:value="0.171671382813393" calcext:value-type="percentage">
            <text:p>17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table:style-name="ce9" table:formula="of:=EXP(Mean+ stdDev * COM.MICROSOFT.NORM.INV(RAND();0;1))" office:value-type="percentage" office:value="0.141716169939204" calcext:value-type="percentage">
            <text:p>14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table:style-name="ce9" table:formula="of:=EXP(Mean+ stdDev * COM.MICROSOFT.NORM.INV(RAND();0;1))" office:value-type="percentage" office:value="0.125690737618314" calcext:value-type="percentage">
            <text:p>1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table:style-name="ce9" table:formula="of:=EXP(Mean+ stdDev * COM.MICROSOFT.NORM.INV(RAND();0;1))" office:value-type="percentage" office:value="0.194358054127858" calcext:value-type="percentage">
            <text:p>1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table:style-name="ce9" table:formula="of:=EXP(Mean+ stdDev * COM.MICROSOFT.NORM.INV(RAND();0;1))" office:value-type="percentage" office:value="0.339169732037369" calcext:value-type="percentage">
            <text:p>33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table:style-name="ce9" table:formula="of:=EXP(Mean+ stdDev * COM.MICROSOFT.NORM.INV(RAND();0;1))" office:value-type="percentage" office:value="0.151243152662531" calcext:value-type="percentage">
            <text:p>15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table:style-name="ce9" table:formula="of:=EXP(Mean+ stdDev * COM.MICROSOFT.NORM.INV(RAND();0;1))" office:value-type="percentage" office:value="0.208833514907519" calcext:value-type="percentage">
            <text:p>20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table:style-name="ce9" table:formula="of:=EXP(Mean+ stdDev * COM.MICROSOFT.NORM.INV(RAND();0;1))" office:value-type="percentage" office:value="0.250626574146512" calcext:value-type="percentage">
            <text:p>25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table:style-name="ce9" table:formula="of:=EXP(Mean+ stdDev * COM.MICROSOFT.NORM.INV(RAND();0;1))" office:value-type="percentage" office:value="0.119923560186618" calcext:value-type="percentage">
            <text:p>1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table:style-name="ce9" table:formula="of:=EXP(Mean+ stdDev * COM.MICROSOFT.NORM.INV(RAND();0;1))" office:value-type="percentage" office:value="0.0994484399835969" calcext:value-type="percentage">
            <text:p>9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table:style-name="ce9" table:formula="of:=EXP(Mean+ stdDev * COM.MICROSOFT.NORM.INV(RAND();0;1))" office:value-type="percentage" office:value="0.0903724166452755" calcext:value-type="percentage">
            <text:p>9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table:style-name="ce9" table:formula="of:=EXP(Mean+ stdDev * COM.MICROSOFT.NORM.INV(RAND();0;1))" office:value-type="percentage" office:value="0.0364998630078742" calcext:value-type="percentage">
            <text:p>3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style-name="ce9" table:formula="of:=EXP(Mean+ stdDev * COM.MICROSOFT.NORM.INV(RAND();0;1))" office:value-type="percentage" office:value="0.0831009907734751" calcext:value-type="percentage">
            <text:p>8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table:style-name="ce9" table:formula="of:=EXP(Mean+ stdDev * COM.MICROSOFT.NORM.INV(RAND();0;1))" office:value-type="percentage" office:value="0.161107710526703" calcext:value-type="percentage">
            <text:p>16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table:style-name="ce9" table:formula="of:=EXP(Mean+ stdDev * COM.MICROSOFT.NORM.INV(RAND();0;1))" office:value-type="percentage" office:value="0.194199750024934" calcext:value-type="percentage">
            <text:p>1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table:style-name="ce9" table:formula="of:=EXP(Mean+ stdDev * COM.MICROSOFT.NORM.INV(RAND();0;1))" office:value-type="percentage" office:value="0.0903640237796168" calcext:value-type="percentage">
            <text:p>9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table:style-name="ce9" table:formula="of:=EXP(Mean+ stdDev * COM.MICROSOFT.NORM.INV(RAND();0;1))" office:value-type="percentage" office:value="0.117727512335693" calcext:value-type="percentage">
            <text:p>11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style-name="ce9" table:formula="of:=EXP(Mean+ stdDev * COM.MICROSOFT.NORM.INV(RAND();0;1))" office:value-type="percentage" office:value="0.1948084084797" calcext:value-type="percentage">
            <text:p>19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style-name="ce9" table:formula="of:=EXP(Mean+ stdDev * COM.MICROSOFT.NORM.INV(RAND();0;1))" office:value-type="percentage" office:value="0.148525149696783" calcext:value-type="percentage">
            <text:p>14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table:style-name="ce9" table:formula="of:=EXP(Mean+ stdDev * COM.MICROSOFT.NORM.INV(RAND();0;1))" office:value-type="percentage" office:value="0.274913614429598" calcext:value-type="percentage">
            <text:p>2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table:style-name="ce9" table:formula="of:=EXP(Mean+ stdDev * COM.MICROSOFT.NORM.INV(RAND();0;1))" office:value-type="percentage" office:value="0.219365223515772" calcext:value-type="percentage">
            <text:p>21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table:style-name="ce9" table:formula="of:=EXP(Mean+ stdDev * COM.MICROSOFT.NORM.INV(RAND();0;1))" office:value-type="percentage" office:value="0.20035220022908" calcext:value-type="percentage">
            <text:p>2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table:style-name="ce9" table:formula="of:=EXP(Mean+ stdDev * COM.MICROSOFT.NORM.INV(RAND();0;1))" office:value-type="percentage" office:value="0.137346172175119" calcext:value-type="percentage">
            <text:p>1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table:style-name="ce9" table:formula="of:=EXP(Mean+ stdDev * COM.MICROSOFT.NORM.INV(RAND();0;1))" office:value-type="percentage" office:value="0.167784597291787" calcext:value-type="percentage">
            <text:p>16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table:style-name="ce9" table:formula="of:=EXP(Mean+ stdDev * COM.MICROSOFT.NORM.INV(RAND();0;1))" office:value-type="percentage" office:value="0.293390653893441" calcext:value-type="percentage">
            <text:p>2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table:style-name="ce9" table:formula="of:=EXP(Mean+ stdDev * COM.MICROSOFT.NORM.INV(RAND();0;1))" office:value-type="percentage" office:value="0.169744959005824" calcext:value-type="percentage">
            <text:p>16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table:style-name="ce9" table:formula="of:=EXP(Mean+ stdDev * COM.MICROSOFT.NORM.INV(RAND();0;1))" office:value-type="percentage" office:value="0.198737808859059" calcext:value-type="percentage">
            <text:p>1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table:style-name="ce9" table:formula="of:=EXP(Mean+ stdDev * COM.MICROSOFT.NORM.INV(RAND();0;1))" office:value-type="percentage" office:value="0.098149431606769" calcext:value-type="percentage">
            <text:p>9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table:style-name="ce9" table:formula="of:=EXP(Mean+ stdDev * COM.MICROSOFT.NORM.INV(RAND();0;1))" office:value-type="percentage" office:value="0.0642490175387553" calcext:value-type="percentage">
            <text:p>6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table:style-name="ce9" table:formula="of:=EXP(Mean+ stdDev * COM.MICROSOFT.NORM.INV(RAND();0;1))" office:value-type="percentage" office:value="0.172358851409853" calcext:value-type="percentage">
            <text:p>17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table:style-name="ce9" table:formula="of:=EXP(Mean+ stdDev * COM.MICROSOFT.NORM.INV(RAND();0;1))" office:value-type="percentage" office:value="0.0713262374732053" calcext:value-type="percentage">
            <text:p>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table:style-name="ce9" table:formula="of:=EXP(Mean+ stdDev * COM.MICROSOFT.NORM.INV(RAND();0;1))" office:value-type="percentage" office:value="0.219676051048883" calcext:value-type="percentage">
            <text:p>2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table:style-name="ce9" table:formula="of:=EXP(Mean+ stdDev * COM.MICROSOFT.NORM.INV(RAND();0;1))" office:value-type="percentage" office:value="0.132675128008758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table:style-name="ce9" table:formula="of:=EXP(Mean+ stdDev * COM.MICROSOFT.NORM.INV(RAND();0;1))" office:value-type="percentage" office:value="0.107162742288005" calcext:value-type="percentage">
            <text:p>10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table:style-name="ce9" table:formula="of:=EXP(Mean+ stdDev * COM.MICROSOFT.NORM.INV(RAND();0;1))" office:value-type="percentage" office:value="0.09492909067767" calcext:value-type="percentage">
            <text:p>9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table:style-name="ce9" table:formula="of:=EXP(Mean+ stdDev * COM.MICROSOFT.NORM.INV(RAND();0;1))" office:value-type="percentage" office:value="0.0982644491040405" calcext:value-type="percentage">
            <text:p>9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table:style-name="ce9" table:formula="of:=EXP(Mean+ stdDev * COM.MICROSOFT.NORM.INV(RAND();0;1))" office:value-type="percentage" office:value="0.164824340731651" calcext:value-type="percentage">
            <text:p>1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table:style-name="ce9" table:formula="of:=EXP(Mean+ stdDev * COM.MICROSOFT.NORM.INV(RAND();0;1))" office:value-type="percentage" office:value="0.17680640945107" calcext:value-type="percentage">
            <text:p>17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table:style-name="ce9" table:formula="of:=EXP(Mean+ stdDev * COM.MICROSOFT.NORM.INV(RAND();0;1))" office:value-type="percentage" office:value="0.193726073084148" calcext:value-type="percentage">
            <text:p>1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table:style-name="ce9" table:formula="of:=EXP(Mean+ stdDev * COM.MICROSOFT.NORM.INV(RAND();0;1))" office:value-type="percentage" office:value="0.200995034914145" calcext:value-type="percentage">
            <text:p>2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table:style-name="ce9" table:formula="of:=EXP(Mean+ stdDev * COM.MICROSOFT.NORM.INV(RAND();0;1))" office:value-type="percentage" office:value="0.204906922002045" calcext:value-type="percentage">
            <text:p>20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table:style-name="ce9" table:formula="of:=EXP(Mean+ stdDev * COM.MICROSOFT.NORM.INV(RAND();0;1))" office:value-type="percentage" office:value="0.200734576555666" calcext:value-type="percentage">
            <text:p>2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table:style-name="ce9" table:formula="of:=EXP(Mean+ stdDev * COM.MICROSOFT.NORM.INV(RAND();0;1))" office:value-type="percentage" office:value="0.0701414486184095" calcext:value-type="percentage">
            <text:p>7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table:style-name="ce9" table:formula="of:=EXP(Mean+ stdDev * COM.MICROSOFT.NORM.INV(RAND();0;1))" office:value-type="percentage" office:value="0.0936601172106309" calcext:value-type="percentage">
            <text:p>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table:style-name="ce9" table:formula="of:=EXP(Mean+ stdDev * COM.MICROSOFT.NORM.INV(RAND();0;1))" office:value-type="percentage" office:value="0.103138686352299" calcext:value-type="percentage">
            <text:p>10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table:style-name="ce9" table:formula="of:=EXP(Mean+ stdDev * COM.MICROSOFT.NORM.INV(RAND();0;1))" office:value-type="percentage" office:value="0.585137352445003" calcext:value-type="percentage">
            <text:p>58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table:style-name="ce9" table:formula="of:=EXP(Mean+ stdDev * COM.MICROSOFT.NORM.INV(RAND();0;1))" office:value-type="percentage" office:value="0.19456442396658" calcext:value-type="percentage">
            <text:p>1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table:style-name="ce9" table:formula="of:=EXP(Mean+ stdDev * COM.MICROSOFT.NORM.INV(RAND();0;1))" office:value-type="percentage" office:value="0.0892336698540043" calcext:value-type="percentage">
            <text:p>8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table:style-name="ce9" table:formula="of:=EXP(Mean+ stdDev * COM.MICROSOFT.NORM.INV(RAND();0;1))" office:value-type="percentage" office:value="0.160897997243665" calcext:value-type="percentage">
            <text:p>1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table:style-name="ce9" table:formula="of:=EXP(Mean+ stdDev * COM.MICROSOFT.NORM.INV(RAND();0;1))" office:value-type="percentage" office:value="0.209035949337778" calcext:value-type="percentage">
            <text:p>20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table:style-name="ce9" table:formula="of:=EXP(Mean+ stdDev * COM.MICROSOFT.NORM.INV(RAND();0;1))" office:value-type="percentage" office:value="0.205086669661679" calcext:value-type="percentage">
            <text:p>20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table:style-name="ce9" table:formula="of:=EXP(Mean+ stdDev * COM.MICROSOFT.NORM.INV(RAND();0;1))" office:value-type="percentage" office:value="0.0653550465050451" calcext:value-type="percentage">
            <text:p>6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style-name="ce9" table:formula="of:=EXP(Mean+ stdDev * COM.MICROSOFT.NORM.INV(RAND();0;1))" office:value-type="percentage" office:value="0.142714112962092" calcext:value-type="percentage">
            <text:p>14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table:style-name="ce9" table:formula="of:=EXP(Mean+ stdDev * COM.MICROSOFT.NORM.INV(RAND();0;1))" office:value-type="percentage" office:value="0.0806654364863376" calcext:value-type="percentage">
            <text:p>8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table:style-name="ce9" table:formula="of:=EXP(Mean+ stdDev * COM.MICROSOFT.NORM.INV(RAND();0;1))" office:value-type="percentage" office:value="0.0887343761773536" calcext:value-type="percentage">
            <text:p>8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table:style-name="ce9" table:formula="of:=EXP(Mean+ stdDev * COM.MICROSOFT.NORM.INV(RAND();0;1))" office:value-type="percentage" office:value="0.142165263515871" calcext:value-type="percentage">
            <text:p>14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table:style-name="ce9" table:formula="of:=EXP(Mean+ stdDev * COM.MICROSOFT.NORM.INV(RAND();0;1))" office:value-type="percentage" office:value="0.184149961854634" calcext:value-type="percentage">
            <text:p>1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table:style-name="ce9" table:formula="of:=EXP(Mean+ stdDev * COM.MICROSOFT.NORM.INV(RAND();0;1))" office:value-type="percentage" office:value="0.0993198582550725" calcext:value-type="percentage">
            <text:p>9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table:style-name="ce9" table:formula="of:=EXP(Mean+ stdDev * COM.MICROSOFT.NORM.INV(RAND();0;1))" office:value-type="percentage" office:value="0.0911577692612218" calcext:value-type="percentage">
            <text:p>9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table:style-name="ce9" table:formula="of:=EXP(Mean+ stdDev * COM.MICROSOFT.NORM.INV(RAND();0;1))" office:value-type="percentage" office:value="0.283952949124844" calcext:value-type="percentage">
            <text:p>28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table:style-name="ce9" table:formula="of:=EXP(Mean+ stdDev * COM.MICROSOFT.NORM.INV(RAND();0;1))" office:value-type="percentage" office:value="0.385063561329099" calcext:value-type="percentage">
            <text:p>38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table:style-name="ce9" table:formula="of:=EXP(Mean+ stdDev * COM.MICROSOFT.NORM.INV(RAND();0;1))" office:value-type="percentage" office:value="0.0650224074308759" calcext:value-type="percentage">
            <text:p>6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table:style-name="ce9" table:formula="of:=EXP(Mean+ stdDev * COM.MICROSOFT.NORM.INV(RAND();0;1))" office:value-type="percentage" office:value="0.148293966997444" calcext:value-type="percentage">
            <text:p>14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table:style-name="ce9" table:formula="of:=EXP(Mean+ stdDev * COM.MICROSOFT.NORM.INV(RAND();0;1))" office:value-type="percentage" office:value="0.087309888146963" calcext:value-type="percentage">
            <text:p>8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table:style-name="ce9" table:formula="of:=EXP(Mean+ stdDev * COM.MICROSOFT.NORM.INV(RAND();0;1))" office:value-type="percentage" office:value="0.087211617106118" calcext:value-type="percentage">
            <text:p>8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table:style-name="ce9" table:formula="of:=EXP(Mean+ stdDev * COM.MICROSOFT.NORM.INV(RAND();0;1))" office:value-type="percentage" office:value="0.194583149741373" calcext:value-type="percentage">
            <text:p>1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table:style-name="ce9" table:formula="of:=EXP(Mean+ stdDev * COM.MICROSOFT.NORM.INV(RAND();0;1))" office:value-type="percentage" office:value="0.112326714173722" calcext:value-type="percentage">
            <text:p>11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table:style-name="ce9" table:formula="of:=EXP(Mean+ stdDev * COM.MICROSOFT.NORM.INV(RAND();0;1))" office:value-type="percentage" office:value="0.26187125002511" calcext:value-type="percentage">
            <text:p>26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table:style-name="ce9" table:formula="of:=EXP(Mean+ stdDev * COM.MICROSOFT.NORM.INV(RAND();0;1))" office:value-type="percentage" office:value="0.12335008215487" calcext:value-type="percentage">
            <text:p>12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table:style-name="ce9" table:formula="of:=EXP(Mean+ stdDev * COM.MICROSOFT.NORM.INV(RAND();0;1))" office:value-type="percentage" office:value="0.141116582695299" calcext:value-type="percentage">
            <text:p>14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table:style-name="ce9" table:formula="of:=EXP(Mean+ stdDev * COM.MICROSOFT.NORM.INV(RAND();0;1))" office:value-type="percentage" office:value="0.0788680933562321" calcext:value-type="percentage">
            <text:p>7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table:style-name="ce9" table:formula="of:=EXP(Mean+ stdDev * COM.MICROSOFT.NORM.INV(RAND();0;1))" office:value-type="percentage" office:value="0.0973362664748044" calcext:value-type="percentage">
            <text:p>9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table:style-name="ce9" table:formula="of:=EXP(Mean+ stdDev * COM.MICROSOFT.NORM.INV(RAND();0;1))" office:value-type="percentage" office:value="0.126568362772174" calcext:value-type="percentage">
            <text:p>1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table:style-name="ce9" table:formula="of:=EXP(Mean+ stdDev * COM.MICROSOFT.NORM.INV(RAND();0;1))" office:value-type="percentage" office:value="0.145045506112124" calcext:value-type="percentage">
            <text:p>14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table:style-name="ce9" table:formula="of:=EXP(Mean+ stdDev * COM.MICROSOFT.NORM.INV(RAND();0;1))" office:value-type="percentage" office:value="0.115745704451037" calcext:value-type="percentage">
            <text:p>11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table:style-name="ce9" table:formula="of:=EXP(Mean+ stdDev * COM.MICROSOFT.NORM.INV(RAND();0;1))" office:value-type="percentage" office:value="0.0885372746230518" calcext:value-type="percentage">
            <text:p>8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table:style-name="ce9" table:formula="of:=EXP(Mean+ stdDev * COM.MICROSOFT.NORM.INV(RAND();0;1))" office:value-type="percentage" office:value="0.0591456436685416" calcext:value-type="percentage">
            <text:p>5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table:style-name="ce9" table:formula="of:=EXP(Mean+ stdDev * COM.MICROSOFT.NORM.INV(RAND();0;1))" office:value-type="percentage" office:value="0.256660230613438" calcext:value-type="percentage">
            <text:p>2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table:style-name="ce9" table:formula="of:=EXP(Mean+ stdDev * COM.MICROSOFT.NORM.INV(RAND();0;1))" office:value-type="percentage" office:value="0.0779702710882762" calcext:value-type="percentage">
            <text:p>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table:style-name="ce9" table:formula="of:=EXP(Mean+ stdDev * COM.MICROSOFT.NORM.INV(RAND();0;1))" office:value-type="percentage" office:value="0.151634773651212" calcext:value-type="percentage">
            <text:p>15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table:style-name="ce9" table:formula="of:=EXP(Mean+ stdDev * COM.MICROSOFT.NORM.INV(RAND();0;1))" office:value-type="percentage" office:value="0.132678038712806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table:style-name="ce9" table:formula="of:=EXP(Mean+ stdDev * COM.MICROSOFT.NORM.INV(RAND();0;1))" office:value-type="percentage" office:value="0.144422571700678" calcext:value-type="percentage">
            <text:p>1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table:style-name="ce9" table:formula="of:=EXP(Mean+ stdDev * COM.MICROSOFT.NORM.INV(RAND();0;1))" office:value-type="percentage" office:value="0.188194310311811" calcext:value-type="percentage">
            <text:p>18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table:style-name="ce9" table:formula="of:=EXP(Mean+ stdDev * COM.MICROSOFT.NORM.INV(RAND();0;1))" office:value-type="percentage" office:value="0.152093807495636" calcext:value-type="percentage">
            <text:p>15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table:style-name="ce9" table:formula="of:=EXP(Mean+ stdDev * COM.MICROSOFT.NORM.INV(RAND();0;1))" office:value-type="percentage" office:value="0.144763305930078" calcext:value-type="percentage">
            <text:p>14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table:style-name="ce9" table:formula="of:=EXP(Mean+ stdDev * COM.MICROSOFT.NORM.INV(RAND();0;1))" office:value-type="percentage" office:value="0.310617072707034" calcext:value-type="percentage">
            <text:p>31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table:style-name="ce9" table:formula="of:=EXP(Mean+ stdDev * COM.MICROSOFT.NORM.INV(RAND();0;1))" office:value-type="percentage" office:value="0.0861750124473254" calcext:value-type="percentage">
            <text:p>8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table:style-name="ce9" table:formula="of:=EXP(Mean+ stdDev * COM.MICROSOFT.NORM.INV(RAND();0;1))" office:value-type="percentage" office:value="0.0501307187889352" calcext:value-type="percentage">
            <text:p>5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table:style-name="ce9" table:formula="of:=EXP(Mean+ stdDev * COM.MICROSOFT.NORM.INV(RAND();0;1))" office:value-type="percentage" office:value="0.100844357101346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table:style-name="ce9" table:formula="of:=EXP(Mean+ stdDev * COM.MICROSOFT.NORM.INV(RAND();0;1))" office:value-type="percentage" office:value="0.0540453007911918" calcext:value-type="percentage">
            <text:p>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table:style-name="ce9" table:formula="of:=EXP(Mean+ stdDev * COM.MICROSOFT.NORM.INV(RAND();0;1))" office:value-type="percentage" office:value="0.16234758530331" calcext:value-type="percentage">
            <text:p>16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table:style-name="ce9" table:formula="of:=EXP(Mean+ stdDev * COM.MICROSOFT.NORM.INV(RAND();0;1))" office:value-type="percentage" office:value="0.246450522249292" calcext:value-type="percentage">
            <text:p>24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table:style-name="ce9" table:formula="of:=EXP(Mean+ stdDev * COM.MICROSOFT.NORM.INV(RAND();0;1))" office:value-type="percentage" office:value="0.100381406697863" calcext:value-type="percentage">
            <text:p>1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table:style-name="ce9" table:formula="of:=EXP(Mean+ stdDev * COM.MICROSOFT.NORM.INV(RAND();0;1))" office:value-type="percentage" office:value="0.0565482648459646" calcext:value-type="percentage">
            <text:p>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table:style-name="ce9" table:formula="of:=EXP(Mean+ stdDev * COM.MICROSOFT.NORM.INV(RAND();0;1))" office:value-type="percentage" office:value="0.106007086912981" calcext:value-type="percentage">
            <text:p>1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table:style-name="ce9" table:formula="of:=EXP(Mean+ stdDev * COM.MICROSOFT.NORM.INV(RAND();0;1))" office:value-type="percentage" office:value="0.175733279366594" calcext:value-type="percentage">
            <text:p>17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table:style-name="ce9" table:formula="of:=EXP(Mean+ stdDev * COM.MICROSOFT.NORM.INV(RAND();0;1))" office:value-type="percentage" office:value="0.0717747976945224" calcext:value-type="percentage">
            <text:p>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style-name="ce9" table:formula="of:=EXP(Mean+ stdDev * COM.MICROSOFT.NORM.INV(RAND();0;1))" office:value-type="percentage" office:value="0.115912832977624" calcext:value-type="percentage">
            <text:p>11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table:style-name="ce9" table:formula="of:=EXP(Mean+ stdDev * COM.MICROSOFT.NORM.INV(RAND();0;1))" office:value-type="percentage" office:value="0.0925228948959594" calcext:value-type="percentage">
            <text:p>9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table:style-name="ce9" table:formula="of:=EXP(Mean+ stdDev * COM.MICROSOFT.NORM.INV(RAND();0;1))" office:value-type="percentage" office:value="0.160742157089741" calcext:value-type="percentage">
            <text:p>16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table:style-name="ce9" table:formula="of:=EXP(Mean+ stdDev * COM.MICROSOFT.NORM.INV(RAND();0;1))" office:value-type="percentage" office:value="0.081559856623394" calcext:value-type="percentage">
            <text:p>8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table:style-name="ce9" table:formula="of:=EXP(Mean+ stdDev * COM.MICROSOFT.NORM.INV(RAND();0;1))" office:value-type="percentage" office:value="0.0678864494372218" calcext:value-type="percentage">
            <text:p>6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table:style-name="ce9" table:formula="of:=EXP(Mean+ stdDev * COM.MICROSOFT.NORM.INV(RAND();0;1))" office:value-type="percentage" office:value="0.154852308653089" calcext:value-type="percentage">
            <text:p>15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table:style-name="ce9" table:formula="of:=EXP(Mean+ stdDev * COM.MICROSOFT.NORM.INV(RAND();0;1))" office:value-type="percentage" office:value="0.0935844520220799" calcext:value-type="percentage">
            <text:p>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table:style-name="ce9" table:formula="of:=EXP(Mean+ stdDev * COM.MICROSOFT.NORM.INV(RAND();0;1))" office:value-type="percentage" office:value="0.175723239310671" calcext:value-type="percentage">
            <text:p>17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table:style-name="ce9" table:formula="of:=EXP(Mean+ stdDev * COM.MICROSOFT.NORM.INV(RAND();0;1))" office:value-type="percentage" office:value="0.157478802903733" calcext:value-type="percentage">
            <text:p>1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style-name="ce9" table:formula="of:=EXP(Mean+ stdDev * COM.MICROSOFT.NORM.INV(RAND();0;1))" office:value-type="percentage" office:value="0.0723126110418236" calcext:value-type="percentage">
            <text:p>7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table:style-name="ce9" table:formula="of:=EXP(Mean+ stdDev * COM.MICROSOFT.NORM.INV(RAND();0;1))" office:value-type="percentage" office:value="0.183784992357182" calcext:value-type="percentage">
            <text:p>18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table:style-name="ce9" table:formula="of:=EXP(Mean+ stdDev * COM.MICROSOFT.NORM.INV(RAND();0;1))" office:value-type="percentage" office:value="0.0809698244586574" calcext:value-type="percentage">
            <text:p>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table:style-name="ce9" table:formula="of:=EXP(Mean+ stdDev * COM.MICROSOFT.NORM.INV(RAND();0;1))" office:value-type="percentage" office:value="0.0695722290157974" calcext:value-type="percentage">
            <text:p>6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table:style-name="ce9" table:formula="of:=EXP(Mean+ stdDev * COM.MICROSOFT.NORM.INV(RAND();0;1))" office:value-type="percentage" office:value="0.195592153177462" calcext:value-type="percentage">
            <text:p>19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table:style-name="ce9" table:formula="of:=EXP(Mean+ stdDev * COM.MICROSOFT.NORM.INV(RAND();0;1))" office:value-type="percentage" office:value="0.0893203551301352" calcext:value-type="percentage">
            <text:p>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table:style-name="ce9" table:formula="of:=EXP(Mean+ stdDev * COM.MICROSOFT.NORM.INV(RAND();0;1))" office:value-type="percentage" office:value="0.183085822993656" calcext:value-type="percentage">
            <text:p>18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table:style-name="ce9" table:formula="of:=EXP(Mean+ stdDev * COM.MICROSOFT.NORM.INV(RAND();0;1))" office:value-type="percentage" office:value="0.0492236206769953" calcext:value-type="percentage">
            <text:p>4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table:style-name="ce9" table:formula="of:=EXP(Mean+ stdDev * COM.MICROSOFT.NORM.INV(RAND();0;1))" office:value-type="percentage" office:value="0.249476300252074" calcext:value-type="percentage">
            <text:p>24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style-name="ce9" table:formula="of:=EXP(Mean+ stdDev * COM.MICROSOFT.NORM.INV(RAND();0;1))" office:value-type="percentage" office:value="0.17507514764381" calcext:value-type="percentage">
            <text:p>17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table:style-name="ce9" table:formula="of:=EXP(Mean+ stdDev * COM.MICROSOFT.NORM.INV(RAND();0;1))" office:value-type="percentage" office:value="0.157402696406272" calcext:value-type="percentage">
            <text:p>15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style-name="ce9" table:formula="of:=EXP(Mean+ stdDev * COM.MICROSOFT.NORM.INV(RAND();0;1))" office:value-type="percentage" office:value="0.0683480456336306" calcext:value-type="percentage">
            <text:p>6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style-name="ce9" table:formula="of:=EXP(Mean+ stdDev * COM.MICROSOFT.NORM.INV(RAND();0;1))" office:value-type="percentage" office:value="0.267180596904063" calcext:value-type="percentage">
            <text:p>26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table:style-name="ce9" table:formula="of:=EXP(Mean+ stdDev * COM.MICROSOFT.NORM.INV(RAND();0;1))" office:value-type="percentage" office:value="0.092499554845563" calcext:value-type="percentage">
            <text:p>9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table:style-name="ce9" table:formula="of:=EXP(Mean+ stdDev * COM.MICROSOFT.NORM.INV(RAND();0;1))" office:value-type="percentage" office:value="0.21852084527258" calcext:value-type="percentage">
            <text:p>21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table:style-name="ce9" table:formula="of:=EXP(Mean+ stdDev * COM.MICROSOFT.NORM.INV(RAND();0;1))" office:value-type="percentage" office:value="0.128590092304342" calcext:value-type="percentage">
            <text:p>12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style-name="ce9" table:formula="of:=EXP(Mean+ stdDev * COM.MICROSOFT.NORM.INV(RAND();0;1))" office:value-type="percentage" office:value="0.151748269960821" calcext:value-type="percentage">
            <text:p>1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table:style-name="ce9" table:formula="of:=EXP(Mean+ stdDev * COM.MICROSOFT.NORM.INV(RAND();0;1))" office:value-type="percentage" office:value="0.11530648809698" calcext:value-type="percentage">
            <text:p>11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table:style-name="ce9" table:formula="of:=EXP(Mean+ stdDev * COM.MICROSOFT.NORM.INV(RAND();0;1))" office:value-type="percentage" office:value="0.126771266827099" calcext:value-type="percentage">
            <text:p>12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table:style-name="ce9" table:formula="of:=EXP(Mean+ stdDev * COM.MICROSOFT.NORM.INV(RAND();0;1))" office:value-type="percentage" office:value="0.124543709970788" calcext:value-type="percentage">
            <text:p>12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style-name="ce9" table:formula="of:=EXP(Mean+ stdDev * COM.MICROSOFT.NORM.INV(RAND();0;1))" office:value-type="percentage" office:value="0.100344733729559" calcext:value-type="percentage">
            <text:p>10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table:style-name="ce9" table:formula="of:=EXP(Mean+ stdDev * COM.MICROSOFT.NORM.INV(RAND();0;1))" office:value-type="percentage" office:value="0.386140725962528" calcext:value-type="percentage">
            <text:p>3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table:style-name="ce9" table:formula="of:=EXP(Mean+ stdDev * COM.MICROSOFT.NORM.INV(RAND();0;1))" office:value-type="percentage" office:value="0.15285729567637" calcext:value-type="percentage">
            <text:p>15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table:style-name="ce9" table:formula="of:=EXP(Mean+ stdDev * COM.MICROSOFT.NORM.INV(RAND();0;1))" office:value-type="percentage" office:value="0.130200568415699" calcext:value-type="percentage">
            <text:p>13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table:style-name="ce9" table:formula="of:=EXP(Mean+ stdDev * COM.MICROSOFT.NORM.INV(RAND();0;1))" office:value-type="percentage" office:value="0.0532141242496875" calcext:value-type="percentage">
            <text:p>5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table:style-name="ce9" table:formula="of:=EXP(Mean+ stdDev * COM.MICROSOFT.NORM.INV(RAND();0;1))" office:value-type="percentage" office:value="0.200908122823476" calcext:value-type="percentage">
            <text:p>20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table:style-name="ce9" table:formula="of:=EXP(Mean+ stdDev * COM.MICROSOFT.NORM.INV(RAND();0;1))" office:value-type="percentage" office:value="0.092287500314743" calcext:value-type="percentage">
            <text:p>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table:style-name="ce9" table:formula="of:=EXP(Mean+ stdDev * COM.MICROSOFT.NORM.INV(RAND();0;1))" office:value-type="percentage" office:value="0.182116777113724" calcext:value-type="percentage">
            <text:p>18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table:style-name="ce9" table:formula="of:=EXP(Mean+ stdDev * COM.MICROSOFT.NORM.INV(RAND();0;1))" office:value-type="percentage" office:value="0.213342600653504" calcext:value-type="percentage">
            <text:p>21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table:style-name="ce9" table:formula="of:=EXP(Mean+ stdDev * COM.MICROSOFT.NORM.INV(RAND();0;1))" office:value-type="percentage" office:value="0.248905498217092" calcext:value-type="percentage">
            <text:p>24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table:style-name="ce9" table:formula="of:=EXP(Mean+ stdDev * COM.MICROSOFT.NORM.INV(RAND();0;1))" office:value-type="percentage" office:value="0.0999333187757187" calcext:value-type="percentage">
            <text:p>9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table:style-name="ce9" table:formula="of:=EXP(Mean+ stdDev * COM.MICROSOFT.NORM.INV(RAND();0;1))" office:value-type="percentage" office:value="0.119327695919875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table:style-name="ce9" table:formula="of:=EXP(Mean+ stdDev * COM.MICROSOFT.NORM.INV(RAND();0;1))" office:value-type="percentage" office:value="0.0723925714837036" calcext:value-type="percentage">
            <text:p>7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table:style-name="ce9" table:formula="of:=EXP(Mean+ stdDev * COM.MICROSOFT.NORM.INV(RAND();0;1))" office:value-type="percentage" office:value="0.109140412626225" calcext:value-type="percentage">
            <text:p>10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table:style-name="ce9" table:formula="of:=EXP(Mean+ stdDev * COM.MICROSOFT.NORM.INV(RAND();0;1))" office:value-type="percentage" office:value="0.103163952862001" calcext:value-type="percentage">
            <text:p>1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table:style-name="ce9" table:formula="of:=EXP(Mean+ stdDev * COM.MICROSOFT.NORM.INV(RAND();0;1))" office:value-type="percentage" office:value="0.111653580617207" calcext:value-type="percentage">
            <text:p>1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table:style-name="ce9" table:formula="of:=EXP(Mean+ stdDev * COM.MICROSOFT.NORM.INV(RAND();0;1))" office:value-type="percentage" office:value="0.272429718978937" calcext:value-type="percentage">
            <text:p>27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table:style-name="ce9" table:formula="of:=EXP(Mean+ stdDev * COM.MICROSOFT.NORM.INV(RAND();0;1))" office:value-type="percentage" office:value="0.0510079249375297" calcext:value-type="percentage">
            <text:p>5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style-name="ce9" table:formula="of:=EXP(Mean+ stdDev * COM.MICROSOFT.NORM.INV(RAND();0;1))" office:value-type="percentage" office:value="0.0750644449734613" calcext:value-type="percentage">
            <text:p>7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table:style-name="ce9" table:formula="of:=EXP(Mean+ stdDev * COM.MICROSOFT.NORM.INV(RAND();0;1))" office:value-type="percentage" office:value="0.279661859887709" calcext:value-type="percentage">
            <text:p>2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table:style-name="ce9" table:formula="of:=EXP(Mean+ stdDev * COM.MICROSOFT.NORM.INV(RAND();0;1))" office:value-type="percentage" office:value="0.100426095333276" calcext:value-type="percentage">
            <text:p>1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table:style-name="ce9" table:formula="of:=EXP(Mean+ stdDev * COM.MICROSOFT.NORM.INV(RAND();0;1))" office:value-type="percentage" office:value="0.0699361537828832" calcext:value-type="percentage">
            <text:p>6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table:style-name="ce9" table:formula="of:=EXP(Mean+ stdDev * COM.MICROSOFT.NORM.INV(RAND();0;1))" office:value-type="percentage" office:value="0.206049969780767" calcext:value-type="percentage">
            <text:p>2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table:style-name="ce9" table:formula="of:=EXP(Mean+ stdDev * COM.MICROSOFT.NORM.INV(RAND();0;1))" office:value-type="percentage" office:value="0.113018570126716" calcext:value-type="percentage">
            <text:p>11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table:style-name="ce9" table:formula="of:=EXP(Mean+ stdDev * COM.MICROSOFT.NORM.INV(RAND();0;1))" office:value-type="percentage" office:value="0.087930676281209" calcext:value-type="percentage">
            <text:p>8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style-name="ce9" table:formula="of:=EXP(Mean+ stdDev * COM.MICROSOFT.NORM.INV(RAND();0;1))" office:value-type="percentage" office:value="0.0868543841148401" calcext:value-type="percentage">
            <text:p>8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 table:style-name="ce9" table:formula="of:=EXP(Mean+ stdDev * COM.MICROSOFT.NORM.INV(RAND();0;1))" office:value-type="percentage" office:value="0.0762393207432363" calcext:value-type="percentage">
            <text:p>7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table:style-name="ce9" table:formula="of:=EXP(Mean+ stdDev * COM.MICROSOFT.NORM.INV(RAND();0;1))" office:value-type="percentage" office:value="0.168996611336043" calcext:value-type="percentage">
            <text:p>16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table:style-name="ce9" table:formula="of:=EXP(Mean+ stdDev * COM.MICROSOFT.NORM.INV(RAND();0;1))" office:value-type="percentage" office:value="0.296455673341289" calcext:value-type="percentage">
            <text:p>2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table:style-name="ce9" table:formula="of:=EXP(Mean+ stdDev * COM.MICROSOFT.NORM.INV(RAND();0;1))" office:value-type="percentage" office:value="0.287961170838339" calcext:value-type="percentage">
            <text:p>28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table:style-name="ce9" table:formula="of:=EXP(Mean+ stdDev * COM.MICROSOFT.NORM.INV(RAND();0;1))" office:value-type="percentage" office:value="0.0792695677840863" calcext:value-type="percentage">
            <text:p>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table:style-name="ce9" table:formula="of:=EXP(Mean+ stdDev * COM.MICROSOFT.NORM.INV(RAND();0;1))" office:value-type="percentage" office:value="0.102510901853958" calcext:value-type="percentage">
            <text:p>10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table:style-name="ce9" table:formula="of:=EXP(Mean+ stdDev * COM.MICROSOFT.NORM.INV(RAND();0;1))" office:value-type="percentage" office:value="0.15149026324101" calcext:value-type="percentage">
            <text:p>15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table:style-name="ce9" table:formula="of:=EXP(Mean+ stdDev * COM.MICROSOFT.NORM.INV(RAND();0;1))" office:value-type="percentage" office:value="0.0752346111269244" calcext:value-type="percentage">
            <text:p>7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table:style-name="ce9" table:formula="of:=EXP(Mean+ stdDev * COM.MICROSOFT.NORM.INV(RAND();0;1))" office:value-type="percentage" office:value="0.370621883630654" calcext:value-type="percentage">
            <text:p>37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table:style-name="ce9" table:formula="of:=EXP(Mean+ stdDev * COM.MICROSOFT.NORM.INV(RAND();0;1))" office:value-type="percentage" office:value="0.205894429626794" calcext:value-type="percentage">
            <text:p>20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table:style-name="ce9" table:formula="of:=EXP(Mean+ stdDev * COM.MICROSOFT.NORM.INV(RAND();0;1))" office:value-type="percentage" office:value="0.126253011823357" calcext:value-type="percentage">
            <text:p>1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table:style-name="ce9" table:formula="of:=EXP(Mean+ stdDev * COM.MICROSOFT.NORM.INV(RAND();0;1))" office:value-type="percentage" office:value="0.17364575852686" calcext:value-type="percentage">
            <text:p>1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table:style-name="ce9" table:formula="of:=EXP(Mean+ stdDev * COM.MICROSOFT.NORM.INV(RAND();0;1))" office:value-type="percentage" office:value="0.124750109935683" calcext:value-type="percentage">
            <text:p>12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table:style-name="ce9" table:formula="of:=EXP(Mean+ stdDev * COM.MICROSOFT.NORM.INV(RAND();0;1))" office:value-type="percentage" office:value="0.112686865390189" calcext:value-type="percentage">
            <text:p>11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table:style-name="ce9" table:formula="of:=EXP(Mean+ stdDev * COM.MICROSOFT.NORM.INV(RAND();0;1))" office:value-type="percentage" office:value="0.145412758978666" calcext:value-type="percentage">
            <text:p>14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style-name="ce9" table:formula="of:=EXP(Mean+ stdDev * COM.MICROSOFT.NORM.INV(RAND();0;1))" office:value-type="percentage" office:value="0.125228582608904" calcext:value-type="percentage">
            <text:p>12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table:style-name="ce9" table:formula="of:=EXP(Mean+ stdDev * COM.MICROSOFT.NORM.INV(RAND();0;1))" office:value-type="percentage" office:value="0.14875889673369" calcext:value-type="percentage">
            <text:p>14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table:style-name="ce9" table:formula="of:=EXP(Mean+ stdDev * COM.MICROSOFT.NORM.INV(RAND();0;1))" office:value-type="percentage" office:value="0.072851699635994" calcext:value-type="percentage">
            <text:p>7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table:style-name="ce9" table:formula="of:=EXP(Mean+ stdDev * COM.MICROSOFT.NORM.INV(RAND();0;1))" office:value-type="percentage" office:value="0.0841308833400869" calcext:value-type="percentage">
            <text:p>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table:style-name="ce9" table:formula="of:=EXP(Mean+ stdDev * COM.MICROSOFT.NORM.INV(RAND();0;1))" office:value-type="percentage" office:value="0.0776997711006314" calcext:value-type="percentage">
            <text:p>7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5" calcext:value-type="float">
            <text:p>1755</text:p>
          </table:table-cell>
          <table:table-cell table:style-name="ce9" table:formula="of:=EXP(Mean+ stdDev * COM.MICROSOFT.NORM.INV(RAND();0;1))" office:value-type="percentage" office:value="0.183032957270781" calcext:value-type="percentage">
            <text:p>18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table:style-name="ce9" table:formula="of:=EXP(Mean+ stdDev * COM.MICROSOFT.NORM.INV(RAND();0;1))" office:value-type="percentage" office:value="0.264068492368213" calcext:value-type="percentage">
            <text:p>26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table:style-name="ce9" table:formula="of:=EXP(Mean+ stdDev * COM.MICROSOFT.NORM.INV(RAND();0;1))" office:value-type="percentage" office:value="0.441337029755348" calcext:value-type="percentage">
            <text:p>44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table:style-name="ce9" table:formula="of:=EXP(Mean+ stdDev * COM.MICROSOFT.NORM.INV(RAND();0;1))" office:value-type="percentage" office:value="0.143406456871886" calcext:value-type="percentage">
            <text:p>14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table:style-name="ce9" table:formula="of:=EXP(Mean+ stdDev * COM.MICROSOFT.NORM.INV(RAND();0;1))" office:value-type="percentage" office:value="0.126258258162199" calcext:value-type="percentage">
            <text:p>1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table:style-name="ce9" table:formula="of:=EXP(Mean+ stdDev * COM.MICROSOFT.NORM.INV(RAND();0;1))" office:value-type="percentage" office:value="0.162760294385588" calcext:value-type="percentage">
            <text:p>16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table:style-name="ce9" table:formula="of:=EXP(Mean+ stdDev * COM.MICROSOFT.NORM.INV(RAND();0;1))" office:value-type="percentage" office:value="0.0965941585203238" calcext:value-type="percentage">
            <text:p>9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table:style-name="ce9" table:formula="of:=EXP(Mean+ stdDev * COM.MICROSOFT.NORM.INV(RAND();0;1))" office:value-type="percentage" office:value="0.263417316531066" calcext:value-type="percentage">
            <text:p>26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table:style-name="ce9" table:formula="of:=EXP(Mean+ stdDev * COM.MICROSOFT.NORM.INV(RAND();0;1))" office:value-type="percentage" office:value="0.144385822493113" calcext:value-type="percentage">
            <text:p>1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table:style-name="ce9" table:formula="of:=EXP(Mean+ stdDev * COM.MICROSOFT.NORM.INV(RAND();0;1))" office:value-type="percentage" office:value="0.242510496793197" calcext:value-type="percentage">
            <text:p>24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table:style-name="ce9" table:formula="of:=EXP(Mean+ stdDev * COM.MICROSOFT.NORM.INV(RAND();0;1))" office:value-type="percentage" office:value="0.0911661778093361" calcext:value-type="percentage">
            <text:p>9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table:style-name="ce9" table:formula="of:=EXP(Mean+ stdDev * COM.MICROSOFT.NORM.INV(RAND();0;1))" office:value-type="percentage" office:value="0.10576177179333" calcext:value-type="percentage">
            <text:p>10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table:style-name="ce9" table:formula="of:=EXP(Mean+ stdDev * COM.MICROSOFT.NORM.INV(RAND();0;1))" office:value-type="percentage" office:value="0.104706394696532" calcext:value-type="percentage">
            <text:p>10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table:style-name="ce9" table:formula="of:=EXP(Mean+ stdDev * COM.MICROSOFT.NORM.INV(RAND();0;1))" office:value-type="percentage" office:value="0.254698125151053" calcext:value-type="percentage">
            <text:p>25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table:style-name="ce9" table:formula="of:=EXP(Mean+ stdDev * COM.MICROSOFT.NORM.INV(RAND();0;1))" office:value-type="percentage" office:value="0.146869791643685" calcext:value-type="percentage">
            <text:p>14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table:style-name="ce9" table:formula="of:=EXP(Mean+ stdDev * COM.MICROSOFT.NORM.INV(RAND();0;1))" office:value-type="percentage" office:value="0.0879123916730019" calcext:value-type="percentage">
            <text:p>8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table:style-name="ce9" table:formula="of:=EXP(Mean+ stdDev * COM.MICROSOFT.NORM.INV(RAND();0;1))" office:value-type="percentage" office:value="0.0801648481510405" calcext:value-type="percentage">
            <text:p>8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table:style-name="ce9" table:formula="of:=EXP(Mean+ stdDev * COM.MICROSOFT.NORM.INV(RAND();0;1))" office:value-type="percentage" office:value="0.140356048089869" calcext:value-type="percentage">
            <text:p>14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table:style-name="ce9" table:formula="of:=EXP(Mean+ stdDev * COM.MICROSOFT.NORM.INV(RAND();0;1))" office:value-type="percentage" office:value="0.132024987513183" calcext:value-type="percentage">
            <text:p>13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table:style-name="ce9" table:formula="of:=EXP(Mean+ stdDev * COM.MICROSOFT.NORM.INV(RAND();0;1))" office:value-type="percentage" office:value="0.174870489679453" calcext:value-type="percentage">
            <text:p>1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table:style-name="ce9" table:formula="of:=EXP(Mean+ stdDev * COM.MICROSOFT.NORM.INV(RAND();0;1))" office:value-type="percentage" office:value="0.149791316615914" calcext:value-type="percentage">
            <text:p>14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table:style-name="ce9" table:formula="of:=EXP(Mean+ stdDev * COM.MICROSOFT.NORM.INV(RAND();0;1))" office:value-type="percentage" office:value="0.214806161115378" calcext:value-type="percentage">
            <text:p>2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table:style-name="ce9" table:formula="of:=EXP(Mean+ stdDev * COM.MICROSOFT.NORM.INV(RAND();0;1))" office:value-type="percentage" office:value="0.23595048835397" calcext:value-type="percentage">
            <text:p>2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style-name="ce9" table:formula="of:=EXP(Mean+ stdDev * COM.MICROSOFT.NORM.INV(RAND();0;1))" office:value-type="percentage" office:value="0.0581385119771767" calcext:value-type="percentage">
            <text:p>5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table:style-name="ce9" table:formula="of:=EXP(Mean+ stdDev * COM.MICROSOFT.NORM.INV(RAND();0;1))" office:value-type="percentage" office:value="0.129708998966593" calcext:value-type="percentage">
            <text:p>12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table:style-name="ce9" table:formula="of:=EXP(Mean+ stdDev * COM.MICROSOFT.NORM.INV(RAND();0;1))" office:value-type="percentage" office:value="0.14992295445293" calcext:value-type="percentage">
            <text:p>14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table:style-name="ce9" table:formula="of:=EXP(Mean+ stdDev * COM.MICROSOFT.NORM.INV(RAND();0;1))" office:value-type="percentage" office:value="0.073281277603613" calcext:value-type="percentage">
            <text:p>7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table:style-name="ce9" table:formula="of:=EXP(Mean+ stdDev * COM.MICROSOFT.NORM.INV(RAND();0;1))" office:value-type="percentage" office:value="0.10838062196382" calcext:value-type="percentage">
            <text:p>10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table:style-name="ce9" table:formula="of:=EXP(Mean+ stdDev * COM.MICROSOFT.NORM.INV(RAND();0;1))" office:value-type="percentage" office:value="0.121684424293871" calcext:value-type="percentage">
            <text:p>1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table:style-name="ce9" table:formula="of:=EXP(Mean+ stdDev * COM.MICROSOFT.NORM.INV(RAND();0;1))" office:value-type="percentage" office:value="0.153405772733562" calcext:value-type="percentage">
            <text:p>15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table:style-name="ce9" table:formula="of:=EXP(Mean+ stdDev * COM.MICROSOFT.NORM.INV(RAND();0;1))" office:value-type="percentage" office:value="0.0939155632541136" calcext:value-type="percentage">
            <text:p>9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table:style-name="ce9" table:formula="of:=EXP(Mean+ stdDev * COM.MICROSOFT.NORM.INV(RAND();0;1))" office:value-type="percentage" office:value="0.0558350693840921" calcext:value-type="percentage">
            <text:p>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table:style-name="ce9" table:formula="of:=EXP(Mean+ stdDev * COM.MICROSOFT.NORM.INV(RAND();0;1))" office:value-type="percentage" office:value="0.281229680010043" calcext:value-type="percentage">
            <text:p>28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table:style-name="ce9" table:formula="of:=EXP(Mean+ stdDev * COM.MICROSOFT.NORM.INV(RAND();0;1))" office:value-type="percentage" office:value="0.0993258314842821" calcext:value-type="percentage">
            <text:p>9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table:style-name="ce9" table:formula="of:=EXP(Mean+ stdDev * COM.MICROSOFT.NORM.INV(RAND();0;1))" office:value-type="percentage" office:value="0.10735492381536" calcext:value-type="percentage">
            <text:p>10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table:style-name="ce9" table:formula="of:=EXP(Mean+ stdDev * COM.MICROSOFT.NORM.INV(RAND();0;1))" office:value-type="percentage" office:value="0.150309015797808" calcext:value-type="percentage">
            <text:p>15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table:style-name="ce9" table:formula="of:=EXP(Mean+ stdDev * COM.MICROSOFT.NORM.INV(RAND();0;1))" office:value-type="percentage" office:value="0.181862095265415" calcext:value-type="percentage">
            <text:p>1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table:style-name="ce9" table:formula="of:=EXP(Mean+ stdDev * COM.MICROSOFT.NORM.INV(RAND();0;1))" office:value-type="percentage" office:value="0.202103075803917" calcext:value-type="percentage">
            <text:p>20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table:style-name="ce9" table:formula="of:=EXP(Mean+ stdDev * COM.MICROSOFT.NORM.INV(RAND();0;1))" office:value-type="percentage" office:value="0.142895623990184" calcext:value-type="percentage">
            <text:p>14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table:style-name="ce9" table:formula="of:=EXP(Mean+ stdDev * COM.MICROSOFT.NORM.INV(RAND();0;1))" office:value-type="percentage" office:value="0.233492090491232" calcext:value-type="percentage">
            <text:p>23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table:style-name="ce9" table:formula="of:=EXP(Mean+ stdDev * COM.MICROSOFT.NORM.INV(RAND();0;1))" office:value-type="percentage" office:value="0.275760091270629" calcext:value-type="percentage">
            <text:p>2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table:style-name="ce9" table:formula="of:=EXP(Mean+ stdDev * COM.MICROSOFT.NORM.INV(RAND();0;1))" office:value-type="percentage" office:value="0.108918172214051" calcext:value-type="percentage">
            <text:p>1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table:style-name="ce9" table:formula="of:=EXP(Mean+ stdDev * COM.MICROSOFT.NORM.INV(RAND();0;1))" office:value-type="percentage" office:value="0.0576144418188086" calcext:value-type="percentage">
            <text:p>5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table:style-name="ce9" table:formula="of:=EXP(Mean+ stdDev * COM.MICROSOFT.NORM.INV(RAND();0;1))" office:value-type="percentage" office:value="0.188168308931541" calcext:value-type="percentage">
            <text:p>18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table:style-name="ce9" table:formula="of:=EXP(Mean+ stdDev * COM.MICROSOFT.NORM.INV(RAND();0;1))" office:value-type="percentage" office:value="0.096743518524144" calcext:value-type="percentage">
            <text:p>9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style-name="ce9" table:formula="of:=EXP(Mean+ stdDev * COM.MICROSOFT.NORM.INV(RAND();0;1))" office:value-type="percentage" office:value="0.0809933738665451" calcext:value-type="percentage">
            <text:p>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table:style-name="ce9" table:formula="of:=EXP(Mean+ stdDev * COM.MICROSOFT.NORM.INV(RAND();0;1))" office:value-type="percentage" office:value="0.0942007200680954" calcext:value-type="percentage">
            <text:p>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table:style-name="ce9" table:formula="of:=EXP(Mean+ stdDev * COM.MICROSOFT.NORM.INV(RAND();0;1))" office:value-type="percentage" office:value="0.0679814135689942" calcext:value-type="percentage">
            <text:p>6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table:style-name="ce9" table:formula="of:=EXP(Mean+ stdDev * COM.MICROSOFT.NORM.INV(RAND();0;1))" office:value-type="percentage" office:value="0.0937672127009009" calcext:value-type="percentage">
            <text:p>9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table:style-name="ce9" table:formula="of:=EXP(Mean+ stdDev * COM.MICROSOFT.NORM.INV(RAND();0;1))" office:value-type="percentage" office:value="0.137794399124742" calcext:value-type="percentage">
            <text:p>13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table:style-name="ce9" table:formula="of:=EXP(Mean+ stdDev * COM.MICROSOFT.NORM.INV(RAND();0;1))" office:value-type="percentage" office:value="0.156207420387639" calcext:value-type="percentage">
            <text:p>1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table:style-name="ce9" table:formula="of:=EXP(Mean+ stdDev * COM.MICROSOFT.NORM.INV(RAND();0;1))" office:value-type="percentage" office:value="0.100434510348488" calcext:value-type="percentage">
            <text:p>1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table:style-name="ce9" table:formula="of:=EXP(Mean+ stdDev * COM.MICROSOFT.NORM.INV(RAND();0;1))" office:value-type="percentage" office:value="0.0795700630023961" calcext:value-type="percentage">
            <text:p>7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table:style-name="ce9" table:formula="of:=EXP(Mean+ stdDev * COM.MICROSOFT.NORM.INV(RAND();0;1))" office:value-type="percentage" office:value="0.305983794404448" calcext:value-type="percentage">
            <text:p>3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table:style-name="ce9" table:formula="of:=EXP(Mean+ stdDev * COM.MICROSOFT.NORM.INV(RAND();0;1))" office:value-type="percentage" office:value="0.109786931918283" calcext:value-type="percentage">
            <text:p>1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table:style-name="ce9" table:formula="of:=EXP(Mean+ stdDev * COM.MICROSOFT.NORM.INV(RAND();0;1))" office:value-type="percentage" office:value="0.12309222661589" calcext:value-type="percentage">
            <text:p>12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table:style-name="ce9" table:formula="of:=EXP(Mean+ stdDev * COM.MICROSOFT.NORM.INV(RAND();0;1))" office:value-type="percentage" office:value="0.225085177406885" calcext:value-type="percentage">
            <text:p>22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table:style-name="ce9" table:formula="of:=EXP(Mean+ stdDev * COM.MICROSOFT.NORM.INV(RAND();0;1))" office:value-type="percentage" office:value="0.140939542730075" calcext:value-type="percentage">
            <text:p>14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table:style-name="ce9" table:formula="of:=EXP(Mean+ stdDev * COM.MICROSOFT.NORM.INV(RAND();0;1))" office:value-type="percentage" office:value="0.192452583878107" calcext:value-type="percentage">
            <text:p>19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table:style-name="ce9" table:formula="of:=EXP(Mean+ stdDev * COM.MICROSOFT.NORM.INV(RAND();0;1))" office:value-type="percentage" office:value="0.127761427420816" calcext:value-type="percentage">
            <text:p>12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table:style-name="ce9" table:formula="of:=EXP(Mean+ stdDev * COM.MICROSOFT.NORM.INV(RAND();0;1))" office:value-type="percentage" office:value="0.0739874485557039" calcext:value-type="percentage">
            <text:p>7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table:style-name="ce9" table:formula="of:=EXP(Mean+ stdDev * COM.MICROSOFT.NORM.INV(RAND();0;1))" office:value-type="percentage" office:value="0.0983152884739913" calcext:value-type="percentage">
            <text:p>9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table:style-name="ce9" table:formula="of:=EXP(Mean+ stdDev * COM.MICROSOFT.NORM.INV(RAND();0;1))" office:value-type="percentage" office:value="0.140132541106086" calcext:value-type="percentage">
            <text:p>1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table:style-name="ce9" table:formula="of:=EXP(Mean+ stdDev * COM.MICROSOFT.NORM.INV(RAND();0;1))" office:value-type="percentage" office:value="0.060867874693039" calcext:value-type="percentage">
            <text:p>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table:style-name="ce9" table:formula="of:=EXP(Mean+ stdDev * COM.MICROSOFT.NORM.INV(RAND();0;1))" office:value-type="percentage" office:value="0.114232655462534" calcext:value-type="percentage">
            <text:p>11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table:style-name="ce9" table:formula="of:=EXP(Mean+ stdDev * COM.MICROSOFT.NORM.INV(RAND();0;1))" office:value-type="percentage" office:value="0.361691361953392" calcext:value-type="percentage">
            <text:p>36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table:style-name="ce9" table:formula="of:=EXP(Mean+ stdDev * COM.MICROSOFT.NORM.INV(RAND();0;1))" office:value-type="percentage" office:value="0.258297204176157" calcext:value-type="percentage">
            <text:p>2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table:style-name="ce9" table:formula="of:=EXP(Mean+ stdDev * COM.MICROSOFT.NORM.INV(RAND();0;1))" office:value-type="percentage" office:value="0.0660563619663459" calcext:value-type="percentage">
            <text:p>6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table:style-name="ce9" table:formula="of:=EXP(Mean+ stdDev * COM.MICROSOFT.NORM.INV(RAND();0;1))" office:value-type="percentage" office:value="0.0940812210896464" calcext:value-type="percentage">
            <text:p>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table:style-name="ce9" table:formula="of:=EXP(Mean+ stdDev * COM.MICROSOFT.NORM.INV(RAND();0;1))" office:value-type="percentage" office:value="0.130922487708258" calcext:value-type="percentage">
            <text:p>13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table:style-name="ce9" table:formula="of:=EXP(Mean+ stdDev * COM.MICROSOFT.NORM.INV(RAND();0;1))" office:value-type="percentage" office:value="0.108899931917727" calcext:value-type="percentage">
            <text:p>1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table:style-name="ce9" table:formula="of:=EXP(Mean+ stdDev * COM.MICROSOFT.NORM.INV(RAND();0;1))" office:value-type="percentage" office:value="0.314536122884485" calcext:value-type="percentage">
            <text:p>31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style-name="ce9" table:formula="of:=EXP(Mean+ stdDev * COM.MICROSOFT.NORM.INV(RAND();0;1))" office:value-type="percentage" office:value="0.0797397110983876" calcext:value-type="percentage">
            <text:p>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table:style-name="ce9" table:formula="of:=EXP(Mean+ stdDev * COM.MICROSOFT.NORM.INV(RAND();0;1))" office:value-type="percentage" office:value="0.142582725234807" calcext:value-type="percentage">
            <text:p>14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table:style-name="ce9" table:formula="of:=EXP(Mean+ stdDev * COM.MICROSOFT.NORM.INV(RAND();0;1))" office:value-type="percentage" office:value="0.36913122468981" calcext:value-type="percentage">
            <text:p>36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table:style-name="ce9" table:formula="of:=EXP(Mean+ stdDev * COM.MICROSOFT.NORM.INV(RAND();0;1))" office:value-type="percentage" office:value="0.0554702505247397" calcext:value-type="percentage">
            <text:p>5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table:style-name="ce9" table:formula="of:=EXP(Mean+ stdDev * COM.MICROSOFT.NORM.INV(RAND();0;1))" office:value-type="percentage" office:value="0.159537294477356" calcext:value-type="percentage">
            <text:p>1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table:style-name="ce9" table:formula="of:=EXP(Mean+ stdDev * COM.MICROSOFT.NORM.INV(RAND();0;1))" office:value-type="percentage" office:value="0.150882989831764" calcext:value-type="percentage">
            <text:p>15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table:style-name="ce9" table:formula="of:=EXP(Mean+ stdDev * COM.MICROSOFT.NORM.INV(RAND();0;1))" office:value-type="percentage" office:value="0.102268730245333" calcext:value-type="percentage">
            <text:p>10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table:style-name="ce9" table:formula="of:=EXP(Mean+ stdDev * COM.MICROSOFT.NORM.INV(RAND();0;1))" office:value-type="percentage" office:value="0.124404673138441" calcext:value-type="percentage">
            <text:p>12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table:style-name="ce9" table:formula="of:=EXP(Mean+ stdDev * COM.MICROSOFT.NORM.INV(RAND();0;1))" office:value-type="percentage" office:value="0.159020319339764" calcext:value-type="percentage">
            <text:p>15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table:style-name="ce9" table:formula="of:=EXP(Mean+ stdDev * COM.MICROSOFT.NORM.INV(RAND();0;1))" office:value-type="percentage" office:value="0.0758340615332592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table:style-name="ce9" table:formula="of:=EXP(Mean+ stdDev * COM.MICROSOFT.NORM.INV(RAND();0;1))" office:value-type="percentage" office:value="0.283081665549263" calcext:value-type="percentage">
            <text:p>28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table:style-name="ce9" table:formula="of:=EXP(Mean+ stdDev * COM.MICROSOFT.NORM.INV(RAND();0;1))" office:value-type="percentage" office:value="0.155320539489618" calcext:value-type="percentage">
            <text:p>1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table:style-name="ce9" table:formula="of:=EXP(Mean+ stdDev * COM.MICROSOFT.NORM.INV(RAND();0;1))" office:value-type="percentage" office:value="0.0641734983683796" calcext:value-type="percentage">
            <text:p>6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table:style-name="ce9" table:formula="of:=EXP(Mean+ stdDev * COM.MICROSOFT.NORM.INV(RAND();0;1))" office:value-type="percentage" office:value="0.135532258712664" calcext:value-type="percentage">
            <text:p>13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table:style-name="ce9" table:formula="of:=EXP(Mean+ stdDev * COM.MICROSOFT.NORM.INV(RAND();0;1))" office:value-type="percentage" office:value="0.181366329064774" calcext:value-type="percentage">
            <text:p>18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table:style-name="ce9" table:formula="of:=EXP(Mean+ stdDev * COM.MICROSOFT.NORM.INV(RAND();0;1))" office:value-type="percentage" office:value="0.158548092298837" calcext:value-type="percentage">
            <text:p>15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table:style-name="ce9" table:formula="of:=EXP(Mean+ stdDev * COM.MICROSOFT.NORM.INV(RAND();0;1))" office:value-type="percentage" office:value="0.100521880433786" calcext:value-type="percentage">
            <text:p>10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table:style-name="ce9" table:formula="of:=EXP(Mean+ stdDev * COM.MICROSOFT.NORM.INV(RAND();0;1))" office:value-type="percentage" office:value="0.232618009964727" calcext:value-type="percentage">
            <text:p>2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table:style-name="ce9" table:formula="of:=EXP(Mean+ stdDev * COM.MICROSOFT.NORM.INV(RAND();0;1))" office:value-type="percentage" office:value="0.227888820269154" calcext:value-type="percentage">
            <text:p>22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table:style-name="ce9" table:formula="of:=EXP(Mean+ stdDev * COM.MICROSOFT.NORM.INV(RAND();0;1))" office:value-type="percentage" office:value="0.157187412771501" calcext:value-type="percentage">
            <text:p>15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table:style-name="ce9" table:formula="of:=EXP(Mean+ stdDev * COM.MICROSOFT.NORM.INV(RAND();0;1))" office:value-type="percentage" office:value="0.11874948692233" calcext:value-type="percentage">
            <text:p>11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table:style-name="ce9" table:formula="of:=EXP(Mean+ stdDev * COM.MICROSOFT.NORM.INV(RAND();0;1))" office:value-type="percentage" office:value="0.065121455123519" calcext:value-type="percentage">
            <text:p>6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table:style-name="ce9" table:formula="of:=EXP(Mean+ stdDev * COM.MICROSOFT.NORM.INV(RAND();0;1))" office:value-type="percentage" office:value="0.236459606362529" calcext:value-type="percentage">
            <text:p>23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table:style-name="ce9" table:formula="of:=EXP(Mean+ stdDev * COM.MICROSOFT.NORM.INV(RAND();0;1))" office:value-type="percentage" office:value="0.157418898794817" calcext:value-type="percentage">
            <text:p>15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table:style-name="ce9" table:formula="of:=EXP(Mean+ stdDev * COM.MICROSOFT.NORM.INV(RAND();0;1))" office:value-type="percentage" office:value="0.188884270844794" calcext:value-type="percentage">
            <text:p>18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table:style-name="ce9" table:formula="of:=EXP(Mean+ stdDev * COM.MICROSOFT.NORM.INV(RAND();0;1))" office:value-type="percentage" office:value="0.0845319585890035" calcext:value-type="percentage">
            <text:p>8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table:style-name="ce9" table:formula="of:=EXP(Mean+ stdDev * COM.MICROSOFT.NORM.INV(RAND();0;1))" office:value-type="percentage" office:value="0.171829240974884" calcext:value-type="percentage">
            <text:p>1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table:style-name="ce9" table:formula="of:=EXP(Mean+ stdDev * COM.MICROSOFT.NORM.INV(RAND();0;1))" office:value-type="percentage" office:value="0.118634618846899" calcext:value-type="percentage">
            <text:p>11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table:style-name="ce9" table:formula="of:=EXP(Mean+ stdDev * COM.MICROSOFT.NORM.INV(RAND();0;1))" office:value-type="percentage" office:value="0.119174237936823" calcext:value-type="percentage">
            <text:p>1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table:style-name="ce9" table:formula="of:=EXP(Mean+ stdDev * COM.MICROSOFT.NORM.INV(RAND();0;1))" office:value-type="percentage" office:value="0.0716313337895757" calcext:value-type="percentage">
            <text:p>7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table:style-name="ce9" table:formula="of:=EXP(Mean+ stdDev * COM.MICROSOFT.NORM.INV(RAND();0;1))" office:value-type="percentage" office:value="0.222401477906121" calcext:value-type="percentage">
            <text:p>2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table:style-name="ce9" table:formula="of:=EXP(Mean+ stdDev * COM.MICROSOFT.NORM.INV(RAND();0;1))" office:value-type="percentage" office:value="0.136357418056061" calcext:value-type="percentage">
            <text:p>13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table:style-name="ce9" table:formula="of:=EXP(Mean+ stdDev * COM.MICROSOFT.NORM.INV(RAND();0;1))" office:value-type="percentage" office:value="0.329445160631993" calcext:value-type="percentage">
            <text:p>3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style-name="ce9" table:formula="of:=EXP(Mean+ stdDev * COM.MICROSOFT.NORM.INV(RAND();0;1))" office:value-type="percentage" office:value="0.105242504039199" calcext:value-type="percentage">
            <text:p>10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table:style-name="ce9" table:formula="of:=EXP(Mean+ stdDev * COM.MICROSOFT.NORM.INV(RAND();0;1))" office:value-type="percentage" office:value="0.19782890485901" calcext:value-type="percentage">
            <text:p>19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table:style-name="ce9" table:formula="of:=EXP(Mean+ stdDev * COM.MICROSOFT.NORM.INV(RAND();0;1))" office:value-type="percentage" office:value="0.178539859190681" calcext:value-type="percentage">
            <text:p>1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table:style-name="ce9" table:formula="of:=EXP(Mean+ stdDev * COM.MICROSOFT.NORM.INV(RAND();0;1))" office:value-type="percentage" office:value="0.0990135668234336" calcext:value-type="percentage">
            <text:p>9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table:style-name="ce9" table:formula="of:=EXP(Mean+ stdDev * COM.MICROSOFT.NORM.INV(RAND();0;1))" office:value-type="percentage" office:value="0.138845621467441" calcext:value-type="percentage">
            <text:p>13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table:style-name="ce9" table:formula="of:=EXP(Mean+ stdDev * COM.MICROSOFT.NORM.INV(RAND();0;1))" office:value-type="percentage" office:value="0.297214350108794" calcext:value-type="percentage">
            <text:p>29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table:style-name="ce9" table:formula="of:=EXP(Mean+ stdDev * COM.MICROSOFT.NORM.INV(RAND();0;1))" office:value-type="percentage" office:value="0.0899150220973868" calcext:value-type="percentage">
            <text:p>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table:style-name="ce9" table:formula="of:=EXP(Mean+ stdDev * COM.MICROSOFT.NORM.INV(RAND();0;1))" office:value-type="percentage" office:value="0.205401043339012" calcext:value-type="percentage">
            <text:p>2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table:style-name="ce9" table:formula="of:=EXP(Mean+ stdDev * COM.MICROSOFT.NORM.INV(RAND();0;1))" office:value-type="percentage" office:value="0.0624006959061559" calcext:value-type="percentage">
            <text:p>6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table:style-name="ce9" table:formula="of:=EXP(Mean+ stdDev * COM.MICROSOFT.NORM.INV(RAND();0;1))" office:value-type="percentage" office:value="0.132529662079236" calcext:value-type="percentage">
            <text:p>13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table:style-name="ce9" table:formula="of:=EXP(Mean+ stdDev * COM.MICROSOFT.NORM.INV(RAND();0;1))" office:value-type="percentage" office:value="0.132652614273729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table:style-name="ce9" table:formula="of:=EXP(Mean+ stdDev * COM.MICROSOFT.NORM.INV(RAND();0;1))" office:value-type="percentage" office:value="0.204937928302561" calcext:value-type="percentage">
            <text:p>20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table:style-name="ce9" table:formula="of:=EXP(Mean+ stdDev * COM.MICROSOFT.NORM.INV(RAND();0;1))" office:value-type="percentage" office:value="0.115586609511876" calcext:value-type="percentage">
            <text:p>11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table:style-name="ce9" table:formula="of:=EXP(Mean+ stdDev * COM.MICROSOFT.NORM.INV(RAND();0;1))" office:value-type="percentage" office:value="0.0737796357930797" calcext:value-type="percentage">
            <text:p>7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style-name="ce9" table:formula="of:=EXP(Mean+ stdDev * COM.MICROSOFT.NORM.INV(RAND();0;1))" office:value-type="percentage" office:value="0.162979892279941" calcext:value-type="percentage">
            <text:p>16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table:style-name="ce9" table:formula="of:=EXP(Mean+ stdDev * COM.MICROSOFT.NORM.INV(RAND();0;1))" office:value-type="percentage" office:value="0.190294235491359" calcext:value-type="percentage">
            <text:p>19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table:style-name="ce9" table:formula="of:=EXP(Mean+ stdDev * COM.MICROSOFT.NORM.INV(RAND();0;1))" office:value-type="percentage" office:value="0.219672356182858" calcext:value-type="percentage">
            <text:p>2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table:style-name="ce9" table:formula="of:=EXP(Mean+ stdDev * COM.MICROSOFT.NORM.INV(RAND();0;1))" office:value-type="percentage" office:value="0.0842795065711649" calcext:value-type="percentage">
            <text:p>8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table:style-name="ce9" table:formula="of:=EXP(Mean+ stdDev * COM.MICROSOFT.NORM.INV(RAND();0;1))" office:value-type="percentage" office:value="0.17100401558765" calcext:value-type="percentage">
            <text:p>17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table:style-name="ce9" table:formula="of:=EXP(Mean+ stdDev * COM.MICROSOFT.NORM.INV(RAND();0;1))" office:value-type="percentage" office:value="0.193420605430927" calcext:value-type="percentage">
            <text:p>1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table:style-name="ce9" table:formula="of:=EXP(Mean+ stdDev * COM.MICROSOFT.NORM.INV(RAND();0;1))" office:value-type="percentage" office:value="0.129083644456443" calcext:value-type="percentage">
            <text:p>1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table:style-name="ce9" table:formula="of:=EXP(Mean+ stdDev * COM.MICROSOFT.NORM.INV(RAND();0;1))" office:value-type="percentage" office:value="0.136618235763568" calcext:value-type="percentage">
            <text:p>13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table:style-name="ce9" table:formula="of:=EXP(Mean+ stdDev * COM.MICROSOFT.NORM.INV(RAND();0;1))" office:value-type="percentage" office:value="0.0997374439808031" calcext:value-type="percentage">
            <text:p>9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table:style-name="ce9" table:formula="of:=EXP(Mean+ stdDev * COM.MICROSOFT.NORM.INV(RAND();0;1))" office:value-type="percentage" office:value="0.0949089533564485" calcext:value-type="percentage">
            <text:p>9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table:style-name="ce9" table:formula="of:=EXP(Mean+ stdDev * COM.MICROSOFT.NORM.INV(RAND();0;1))" office:value-type="percentage" office:value="0.193237192288389" calcext:value-type="percentage">
            <text:p>19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table:style-name="ce9" table:formula="of:=EXP(Mean+ stdDev * COM.MICROSOFT.NORM.INV(RAND();0;1))" office:value-type="percentage" office:value="0.144309937480657" calcext:value-type="percentage">
            <text:p>14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table:style-name="ce9" table:formula="of:=EXP(Mean+ stdDev * COM.MICROSOFT.NORM.INV(RAND();0;1))" office:value-type="percentage" office:value="0.113735839822341" calcext:value-type="percentage">
            <text:p>11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table:style-name="ce9" table:formula="of:=EXP(Mean+ stdDev * COM.MICROSOFT.NORM.INV(RAND();0;1))" office:value-type="percentage" office:value="0.175109378284592" calcext:value-type="percentage">
            <text:p>17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table:style-name="ce9" table:formula="of:=EXP(Mean+ stdDev * COM.MICROSOFT.NORM.INV(RAND();0;1))" office:value-type="percentage" office:value="0.0694254463207191" calcext:value-type="percentage">
            <text:p>6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table:style-name="ce9" table:formula="of:=EXP(Mean+ stdDev * COM.MICROSOFT.NORM.INV(RAND();0;1))" office:value-type="percentage" office:value="0.105527048339306" calcext:value-type="percentage">
            <text:p>10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table:style-name="ce9" table:formula="of:=EXP(Mean+ stdDev * COM.MICROSOFT.NORM.INV(RAND();0;1))" office:value-type="percentage" office:value="0.128685473717198" calcext:value-type="percentage">
            <text:p>12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table:style-name="ce9" table:formula="of:=EXP(Mean+ stdDev * COM.MICROSOFT.NORM.INV(RAND();0;1))" office:value-type="percentage" office:value="0.17069572243871" calcext:value-type="percentage">
            <text:p>17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table:style-name="ce9" table:formula="of:=EXP(Mean+ stdDev * COM.MICROSOFT.NORM.INV(RAND();0;1))" office:value-type="percentage" office:value="0.0758401332768499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table:style-name="ce9" table:formula="of:=EXP(Mean+ stdDev * COM.MICROSOFT.NORM.INV(RAND();0;1))" office:value-type="percentage" office:value="0.156727573836605" calcext:value-type="percentage">
            <text:p>1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table:style-name="ce9" table:formula="of:=EXP(Mean+ stdDev * COM.MICROSOFT.NORM.INV(RAND();0;1))" office:value-type="percentage" office:value="0.197097141459871" calcext:value-type="percentage">
            <text:p>19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table:style-name="ce9" table:formula="of:=EXP(Mean+ stdDev * COM.MICROSOFT.NORM.INV(RAND();0;1))" office:value-type="percentage" office:value="0.33334412451744" calcext:value-type="percentage">
            <text:p>33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table:style-name="ce9" table:formula="of:=EXP(Mean+ stdDev * COM.MICROSOFT.NORM.INV(RAND();0;1))" office:value-type="percentage" office:value="0.136307383246242" calcext:value-type="percentage">
            <text:p>13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table:style-name="ce9" table:formula="of:=EXP(Mean+ stdDev * COM.MICROSOFT.NORM.INV(RAND();0;1))" office:value-type="percentage" office:value="0.144859469601057" calcext:value-type="percentage">
            <text:p>1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table:style-name="ce9" table:formula="of:=EXP(Mean+ stdDev * COM.MICROSOFT.NORM.INV(RAND();0;1))" office:value-type="percentage" office:value="0.128679847804547" calcext:value-type="percentage">
            <text:p>12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table:style-name="ce9" table:formula="of:=EXP(Mean+ stdDev * COM.MICROSOFT.NORM.INV(RAND();0;1))" office:value-type="percentage" office:value="0.0872680260700541" calcext:value-type="percentage">
            <text:p>8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style-name="ce9" table:formula="of:=EXP(Mean+ stdDev * COM.MICROSOFT.NORM.INV(RAND();0;1))" office:value-type="percentage" office:value="0.0892113590729515" calcext:value-type="percentage">
            <text:p>8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table:style-name="ce9" table:formula="of:=EXP(Mean+ stdDev * COM.MICROSOFT.NORM.INV(RAND();0;1))" office:value-type="percentage" office:value="0.105989415547429" calcext:value-type="percentage">
            <text:p>1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table:style-name="ce9" table:formula="of:=EXP(Mean+ stdDev * COM.MICROSOFT.NORM.INV(RAND();0;1))" office:value-type="percentage" office:value="0.389599871567632" calcext:value-type="percentage">
            <text:p>38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table:style-name="ce9" table:formula="of:=EXP(Mean+ stdDev * COM.MICROSOFT.NORM.INV(RAND();0;1))" office:value-type="percentage" office:value="0.0860243886664737" calcext:value-type="percentage">
            <text:p>8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table:style-name="ce9" table:formula="of:=EXP(Mean+ stdDev * COM.MICROSOFT.NORM.INV(RAND();0;1))" office:value-type="percentage" office:value="0.0713566184172704" calcext:value-type="percentage">
            <text:p>7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table:style-name="ce9" table:formula="of:=EXP(Mean+ stdDev * COM.MICROSOFT.NORM.INV(RAND();0;1))" office:value-type="percentage" office:value="0.0666071603300223" calcext:value-type="percentage">
            <text:p>6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table:style-name="ce9" table:formula="of:=EXP(Mean+ stdDev * COM.MICROSOFT.NORM.INV(RAND();0;1))" office:value-type="percentage" office:value="0.0793946213978754" calcext:value-type="percentage">
            <text:p>7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table:style-name="ce9" table:formula="of:=EXP(Mean+ stdDev * COM.MICROSOFT.NORM.INV(RAND();0;1))" office:value-type="percentage" office:value="0.150030406869457" calcext:value-type="percentage">
            <text:p>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table:style-name="ce9" table:formula="of:=EXP(Mean+ stdDev * COM.MICROSOFT.NORM.INV(RAND();0;1))" office:value-type="percentage" office:value="0.224669898524601" calcext:value-type="percentage">
            <text:p>22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table:style-name="ce9" table:formula="of:=EXP(Mean+ stdDev * COM.MICROSOFT.NORM.INV(RAND();0;1))" office:value-type="percentage" office:value="0.213324402165981" calcext:value-type="percentage">
            <text:p>21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table:style-name="ce9" table:formula="of:=EXP(Mean+ stdDev * COM.MICROSOFT.NORM.INV(RAND();0;1))" office:value-type="percentage" office:value="0.0813953795979743" calcext:value-type="percentage">
            <text:p>8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table:style-name="ce9" table:formula="of:=EXP(Mean+ stdDev * COM.MICROSOFT.NORM.INV(RAND();0;1))" office:value-type="percentage" office:value="0.0787204450411069" calcext:value-type="percentage">
            <text:p>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table:style-name="ce9" table:formula="of:=EXP(Mean+ stdDev * COM.MICROSOFT.NORM.INV(RAND();0;1))" office:value-type="percentage" office:value="0.271349736470028" calcext:value-type="percentage">
            <text:p>2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table:style-name="ce9" table:formula="of:=EXP(Mean+ stdDev * COM.MICROSOFT.NORM.INV(RAND();0;1))" office:value-type="percentage" office:value="0.0769402922434967" calcext:value-type="percentage">
            <text:p>7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table:style-name="ce9" table:formula="of:=EXP(Mean+ stdDev * COM.MICROSOFT.NORM.INV(RAND();0;1))" office:value-type="percentage" office:value="0.113414986738234" calcext:value-type="percentage">
            <text:p>11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table:style-name="ce9" table:formula="of:=EXP(Mean+ stdDev * COM.MICROSOFT.NORM.INV(RAND();0;1))" office:value-type="percentage" office:value="0.323606882041442" calcext:value-type="percentage">
            <text:p>3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table:style-name="ce9" table:formula="of:=EXP(Mean+ stdDev * COM.MICROSOFT.NORM.INV(RAND();0;1))" office:value-type="percentage" office:value="0.138068858510464" calcext:value-type="percentage">
            <text:p>1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table:style-name="ce9" table:formula="of:=EXP(Mean+ stdDev * COM.MICROSOFT.NORM.INV(RAND();0;1))" office:value-type="percentage" office:value="0.126599012447209" calcext:value-type="percentage">
            <text:p>1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table:style-name="ce9" table:formula="of:=EXP(Mean+ stdDev * COM.MICROSOFT.NORM.INV(RAND();0;1))" office:value-type="percentage" office:value="0.0573958321523819" calcext:value-type="percentage">
            <text:p>5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table:style-name="ce9" table:formula="of:=EXP(Mean+ stdDev * COM.MICROSOFT.NORM.INV(RAND();0;1))" office:value-type="percentage" office:value="0.163454062932148" calcext:value-type="percentage">
            <text:p>16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table:style-name="ce9" table:formula="of:=EXP(Mean+ stdDev * COM.MICROSOFT.NORM.INV(RAND();0;1))" office:value-type="percentage" office:value="0.168115234518856" calcext:value-type="percentage">
            <text:p>16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table:style-name="ce9" table:formula="of:=EXP(Mean+ stdDev * COM.MICROSOFT.NORM.INV(RAND();0;1))" office:value-type="percentage" office:value="0.168989352045713" calcext:value-type="percentage">
            <text:p>16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table:style-name="ce9" table:formula="of:=EXP(Mean+ stdDev * COM.MICROSOFT.NORM.INV(RAND();0;1))" office:value-type="percentage" office:value="0.126043157138974" calcext:value-type="percentage">
            <text:p>12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table:style-name="ce9" table:formula="of:=EXP(Mean+ stdDev * COM.MICROSOFT.NORM.INV(RAND();0;1))" office:value-type="percentage" office:value="0.18330233457363" calcext:value-type="percentage">
            <text:p>1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table:style-name="ce9" table:formula="of:=EXP(Mean+ stdDev * COM.MICROSOFT.NORM.INV(RAND();0;1))" office:value-type="percentage" office:value="0.143447948578078" calcext:value-type="percentage">
            <text:p>14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table:style-name="ce9" table:formula="of:=EXP(Mean+ stdDev * COM.MICROSOFT.NORM.INV(RAND();0;1))" office:value-type="percentage" office:value="0.0723091061460996" calcext:value-type="percentage">
            <text:p>7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table:style-name="ce9" table:formula="of:=EXP(Mean+ stdDev * COM.MICROSOFT.NORM.INV(RAND();0;1))" office:value-type="percentage" office:value="0.25770949006432" calcext:value-type="percentage">
            <text:p>25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table:style-name="ce9" table:formula="of:=EXP(Mean+ stdDev * COM.MICROSOFT.NORM.INV(RAND();0;1))" office:value-type="percentage" office:value="0.174868630278638" calcext:value-type="percentage">
            <text:p>1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table:style-name="ce9" table:formula="of:=EXP(Mean+ stdDev * COM.MICROSOFT.NORM.INV(RAND();0;1))" office:value-type="percentage" office:value="0.347959644736444" calcext:value-type="percentage">
            <text:p>34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table:style-name="ce9" table:formula="of:=EXP(Mean+ stdDev * COM.MICROSOFT.NORM.INV(RAND();0;1))" office:value-type="percentage" office:value="0.11360431691695" calcext:value-type="percentage">
            <text:p>11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table:style-name="ce9" table:formula="of:=EXP(Mean+ stdDev * COM.MICROSOFT.NORM.INV(RAND();0;1))" office:value-type="percentage" office:value="0.15008229448207" calcext:value-type="percentage">
            <text:p>15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table:style-name="ce9" table:formula="of:=EXP(Mean+ stdDev * COM.MICROSOFT.NORM.INV(RAND();0;1))" office:value-type="percentage" office:value="0.0890797737247338" calcext:value-type="percentage">
            <text:p>8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table:style-name="ce9" table:formula="of:=EXP(Mean+ stdDev * COM.MICROSOFT.NORM.INV(RAND();0;1))" office:value-type="percentage" office:value="0.207745226247461" calcext:value-type="percentage">
            <text:p>20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table:style-name="ce9" table:formula="of:=EXP(Mean+ stdDev * COM.MICROSOFT.NORM.INV(RAND();0;1))" office:value-type="percentage" office:value="0.329359669117868" calcext:value-type="percentage">
            <text:p>3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table:style-name="ce9" table:formula="of:=EXP(Mean+ stdDev * COM.MICROSOFT.NORM.INV(RAND();0;1))" office:value-type="percentage" office:value="0.177278152919055" calcext:value-type="percentage">
            <text:p>17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table:style-name="ce9" table:formula="of:=EXP(Mean+ stdDev * COM.MICROSOFT.NORM.INV(RAND();0;1))" office:value-type="percentage" office:value="0.151379221776104" calcext:value-type="percentage">
            <text:p>15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table:style-name="ce9" table:formula="of:=EXP(Mean+ stdDev * COM.MICROSOFT.NORM.INV(RAND();0;1))" office:value-type="percentage" office:value="0.158046008641216" calcext:value-type="percentage">
            <text:p>1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table:style-name="ce9" table:formula="of:=EXP(Mean+ stdDev * COM.MICROSOFT.NORM.INV(RAND();0;1))" office:value-type="percentage" office:value="0.0829464796070263" calcext:value-type="percentage">
            <text:p>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table:style-name="ce9" table:formula="of:=EXP(Mean+ stdDev * COM.MICROSOFT.NORM.INV(RAND();0;1))" office:value-type="percentage" office:value="0.0935700040788328" calcext:value-type="percentage">
            <text:p>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table:style-name="ce9" table:formula="of:=EXP(Mean+ stdDev * COM.MICROSOFT.NORM.INV(RAND();0;1))" office:value-type="percentage" office:value="0.173189543904481" calcext:value-type="percentage">
            <text:p>17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table:style-name="ce9" table:formula="of:=EXP(Mean+ stdDev * COM.MICROSOFT.NORM.INV(RAND();0;1))" office:value-type="percentage" office:value="0.170312809981888" calcext:value-type="percentage">
            <text:p>17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table:style-name="ce9" table:formula="of:=EXP(Mean+ stdDev * COM.MICROSOFT.NORM.INV(RAND();0;1))" office:value-type="percentage" office:value="0.12651569123115" calcext:value-type="percentage">
            <text:p>12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table:style-name="ce9" table:formula="of:=EXP(Mean+ stdDev * COM.MICROSOFT.NORM.INV(RAND();0;1))" office:value-type="percentage" office:value="0.12171399040399" calcext:value-type="percentage">
            <text:p>1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table:style-name="ce9" table:formula="of:=EXP(Mean+ stdDev * COM.MICROSOFT.NORM.INV(RAND();0;1))" office:value-type="percentage" office:value="0.103685348362881" calcext:value-type="percentage">
            <text:p>10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table:style-name="ce9" table:formula="of:=EXP(Mean+ stdDev * COM.MICROSOFT.NORM.INV(RAND();0;1))" office:value-type="percentage" office:value="0.227488922138893" calcext:value-type="percentage">
            <text:p>22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table:style-name="ce9" table:formula="of:=EXP(Mean+ stdDev * COM.MICROSOFT.NORM.INV(RAND();0;1))" office:value-type="percentage" office:value="0.283602326691377" calcext:value-type="percentage">
            <text:p>28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table:style-name="ce9" table:formula="of:=EXP(Mean+ stdDev * COM.MICROSOFT.NORM.INV(RAND();0;1))" office:value-type="percentage" office:value="0.150463743270412" calcext:value-type="percentage">
            <text:p>15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table:style-name="ce9" table:formula="of:=EXP(Mean+ stdDev * COM.MICROSOFT.NORM.INV(RAND();0;1))" office:value-type="percentage" office:value="0.102882481505528" calcext:value-type="percentage">
            <text:p>10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table:style-name="ce9" table:formula="of:=EXP(Mean+ stdDev * COM.MICROSOFT.NORM.INV(RAND();0;1))" office:value-type="percentage" office:value="0.119732943604611" calcext:value-type="percentage">
            <text:p>1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table:style-name="ce9" table:formula="of:=EXP(Mean+ stdDev * COM.MICROSOFT.NORM.INV(RAND();0;1))" office:value-type="percentage" office:value="0.102947055171401" calcext:value-type="percentage">
            <text:p>10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table:style-name="ce9" table:formula="of:=EXP(Mean+ stdDev * COM.MICROSOFT.NORM.INV(RAND();0;1))" office:value-type="percentage" office:value="0.103221538346029" calcext:value-type="percentage">
            <text:p>1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style-name="ce9" table:formula="of:=EXP(Mean+ stdDev * COM.MICROSOFT.NORM.INV(RAND();0;1))" office:value-type="percentage" office:value="0.20972978924768" calcext:value-type="percentage">
            <text:p>2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table:style-name="ce9" table:formula="of:=EXP(Mean+ stdDev * COM.MICROSOFT.NORM.INV(RAND();0;1))" office:value-type="percentage" office:value="0.0837932729456522" calcext:value-type="percentage">
            <text:p>8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table:style-name="ce9" table:formula="of:=EXP(Mean+ stdDev * COM.MICROSOFT.NORM.INV(RAND();0;1))" office:value-type="percentage" office:value="0.285525564305077" calcext:value-type="percentage">
            <text:p>28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table:style-name="ce9" table:formula="of:=EXP(Mean+ stdDev * COM.MICROSOFT.NORM.INV(RAND();0;1))" office:value-type="percentage" office:value="0.226333878023491" calcext:value-type="percentage">
            <text:p>2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table:style-name="ce9" table:formula="of:=EXP(Mean+ stdDev * COM.MICROSOFT.NORM.INV(RAND();0;1))" office:value-type="percentage" office:value="0.26176796096706" calcext:value-type="percentage">
            <text:p>2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table:style-name="ce9" table:formula="of:=EXP(Mean+ stdDev * COM.MICROSOFT.NORM.INV(RAND();0;1))" office:value-type="percentage" office:value="0.152306364378525" calcext:value-type="percentage">
            <text:p>15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table:style-name="ce9" table:formula="of:=EXP(Mean+ stdDev * COM.MICROSOFT.NORM.INV(RAND();0;1))" office:value-type="percentage" office:value="0.155950995950497" calcext:value-type="percentage">
            <text:p>15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table:style-name="ce9" table:formula="of:=EXP(Mean+ stdDev * COM.MICROSOFT.NORM.INV(RAND();0;1))" office:value-type="percentage" office:value="0.175637967293368" calcext:value-type="percentage">
            <text:p>1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table:style-name="ce9" table:formula="of:=EXP(Mean+ stdDev * COM.MICROSOFT.NORM.INV(RAND();0;1))" office:value-type="percentage" office:value="0.118054639650526" calcext:value-type="percentage">
            <text:p>11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table:style-name="ce9" table:formula="of:=EXP(Mean+ stdDev * COM.MICROSOFT.NORM.INV(RAND();0;1))" office:value-type="percentage" office:value="0.126746773098702" calcext:value-type="percentage">
            <text:p>1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table:style-name="ce9" table:formula="of:=EXP(Mean+ stdDev * COM.MICROSOFT.NORM.INV(RAND();0;1))" office:value-type="percentage" office:value="0.309114973757488" calcext:value-type="percentage">
            <text:p>30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table:style-name="ce9" table:formula="of:=EXP(Mean+ stdDev * COM.MICROSOFT.NORM.INV(RAND();0;1))" office:value-type="percentage" office:value="0.32031303088308" calcext:value-type="percentage">
            <text:p>32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table:style-name="ce9" table:formula="of:=EXP(Mean+ stdDev * COM.MICROSOFT.NORM.INV(RAND();0;1))" office:value-type="percentage" office:value="0.193268540675644" calcext:value-type="percentage">
            <text:p>19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table:style-name="ce9" table:formula="of:=EXP(Mean+ stdDev * COM.MICROSOFT.NORM.INV(RAND();0;1))" office:value-type="percentage" office:value="0.119489425317367" calcext:value-type="percentage">
            <text:p>11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table:style-name="ce9" table:formula="of:=EXP(Mean+ stdDev * COM.MICROSOFT.NORM.INV(RAND();0;1))" office:value-type="percentage" office:value="0.129447836327692" calcext:value-type="percentage">
            <text:p>1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table:style-name="ce9" table:formula="of:=EXP(Mean+ stdDev * COM.MICROSOFT.NORM.INV(RAND();0;1))" office:value-type="percentage" office:value="0.0617976087228107" calcext:value-type="percentage">
            <text:p>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table:style-name="ce9" table:formula="of:=EXP(Mean+ stdDev * COM.MICROSOFT.NORM.INV(RAND();0;1))" office:value-type="percentage" office:value="0.2600261052389" calcext:value-type="percentage">
            <text:p>2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table:style-name="ce9" table:formula="of:=EXP(Mean+ stdDev * COM.MICROSOFT.NORM.INV(RAND();0;1))" office:value-type="percentage" office:value="0.211417329962705" calcext:value-type="percentage">
            <text:p>21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table:style-name="ce9" table:formula="of:=EXP(Mean+ stdDev * COM.MICROSOFT.NORM.INV(RAND();0;1))" office:value-type="percentage" office:value="0.0920173867685538" calcext:value-type="percentage">
            <text:p>9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table:style-name="ce9" table:formula="of:=EXP(Mean+ stdDev * COM.MICROSOFT.NORM.INV(RAND();0;1))" office:value-type="percentage" office:value="0.159646638252187" calcext:value-type="percentage">
            <text:p>1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style-name="ce9" table:formula="of:=EXP(Mean+ stdDev * COM.MICROSOFT.NORM.INV(RAND();0;1))" office:value-type="percentage" office:value="0.140276167644123" calcext:value-type="percentage">
            <text:p>14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table:style-name="ce9" table:formula="of:=EXP(Mean+ stdDev * COM.MICROSOFT.NORM.INV(RAND();0;1))" office:value-type="percentage" office:value="0.120755232392405" calcext:value-type="percentage">
            <text:p>12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table:style-name="ce9" table:formula="of:=EXP(Mean+ stdDev * COM.MICROSOFT.NORM.INV(RAND();0;1))" office:value-type="percentage" office:value="0.315009714073621" calcext:value-type="percentage">
            <text:p>31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table:style-name="ce9" table:formula="of:=EXP(Mean+ stdDev * COM.MICROSOFT.NORM.INV(RAND();0;1))" office:value-type="percentage" office:value="0.187128136723219" calcext:value-type="percentage">
            <text:p>18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table:style-name="ce9" table:formula="of:=EXP(Mean+ stdDev * COM.MICROSOFT.NORM.INV(RAND();0;1))" office:value-type="percentage" office:value="0.0743950322744549" calcext:value-type="percentage">
            <text:p>7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table:style-name="ce9" table:formula="of:=EXP(Mean+ stdDev * COM.MICROSOFT.NORM.INV(RAND();0;1))" office:value-type="percentage" office:value="0.103586827927382" calcext:value-type="percentage">
            <text:p>10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table:style-name="ce9" table:formula="of:=EXP(Mean+ stdDev * COM.MICROSOFT.NORM.INV(RAND();0;1))" office:value-type="percentage" office:value="0.203516679262782" calcext:value-type="percentage">
            <text:p>20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table:style-name="ce9" table:formula="of:=EXP(Mean+ stdDev * COM.MICROSOFT.NORM.INV(RAND();0;1))" office:value-type="percentage" office:value="0.337336068514482" calcext:value-type="percentage">
            <text:p>3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table:style-name="ce9" table:formula="of:=EXP(Mean+ stdDev * COM.MICROSOFT.NORM.INV(RAND();0;1))" office:value-type="percentage" office:value="0.193372830108581" calcext:value-type="percentage">
            <text:p>1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style-name="ce9" table:formula="of:=EXP(Mean+ stdDev * COM.MICROSOFT.NORM.INV(RAND();0;1))" office:value-type="percentage" office:value="0.0796434809239146" calcext:value-type="percentage">
            <text:p>7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table:style-name="ce9" table:formula="of:=EXP(Mean+ stdDev * COM.MICROSOFT.NORM.INV(RAND();0;1))" office:value-type="percentage" office:value="0.0962221011284893" calcext:value-type="percentage">
            <text:p>9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table:style-name="ce9" table:formula="of:=EXP(Mean+ stdDev * COM.MICROSOFT.NORM.INV(RAND();0;1))" office:value-type="percentage" office:value="0.05044087822333" calcext:value-type="percentage">
            <text:p>5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table:style-name="ce9" table:formula="of:=EXP(Mean+ stdDev * COM.MICROSOFT.NORM.INV(RAND();0;1))" office:value-type="percentage" office:value="0.130551582994597" calcext:value-type="percentage">
            <text:p>13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table:style-name="ce9" table:formula="of:=EXP(Mean+ stdDev * COM.MICROSOFT.NORM.INV(RAND();0;1))" office:value-type="percentage" office:value="0.0615982181393005" calcext:value-type="percentage">
            <text:p>6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table:style-name="ce9" table:formula="of:=EXP(Mean+ stdDev * COM.MICROSOFT.NORM.INV(RAND();0;1))" office:value-type="percentage" office:value="0.237227781367956" calcext:value-type="percentage">
            <text:p>23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table:style-name="ce9" table:formula="of:=EXP(Mean+ stdDev * COM.MICROSOFT.NORM.INV(RAND();0;1))" office:value-type="percentage" office:value="0.141602479807449" calcext:value-type="percentage">
            <text:p>14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table:style-name="ce9" table:formula="of:=EXP(Mean+ stdDev * COM.MICROSOFT.NORM.INV(RAND();0;1))" office:value-type="percentage" office:value="0.0304579435499142" calcext:value-type="percentage">
            <text:p>3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table:style-name="ce9" table:formula="of:=EXP(Mean+ stdDev * COM.MICROSOFT.NORM.INV(RAND();0;1))" office:value-type="percentage" office:value="0.107627501825673" calcext:value-type="percentage">
            <text:p>10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style-name="ce9" table:formula="of:=EXP(Mean+ stdDev * COM.MICROSOFT.NORM.INV(RAND();0;1))" office:value-type="percentage" office:value="0.315103304744868" calcext:value-type="percentage">
            <text:p>31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table:style-name="ce9" table:formula="of:=EXP(Mean+ stdDev * COM.MICROSOFT.NORM.INV(RAND();0;1))" office:value-type="percentage" office:value="0.429052523746884" calcext:value-type="percentage">
            <text:p>4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style-name="ce9" table:formula="of:=EXP(Mean+ stdDev * COM.MICROSOFT.NORM.INV(RAND();0;1))" office:value-type="percentage" office:value="0.0579762867526638" calcext:value-type="percentage">
            <text:p>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style-name="ce9" table:formula="of:=EXP(Mean+ stdDev * COM.MICROSOFT.NORM.INV(RAND();0;1))" office:value-type="percentage" office:value="0.159770926336094" calcext:value-type="percentage">
            <text:p>15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style-name="ce9" table:formula="of:=EXP(Mean+ stdDev * COM.MICROSOFT.NORM.INV(RAND();0;1))" office:value-type="percentage" office:value="0.0957669621015368" calcext:value-type="percentage">
            <text:p>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style-name="ce9" table:formula="of:=EXP(Mean+ stdDev * COM.MICROSOFT.NORM.INV(RAND();0;1))" office:value-type="percentage" office:value="0.356871888779097" calcext:value-type="percentage">
            <text:p>35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style-name="ce9" table:formula="of:=EXP(Mean+ stdDev * COM.MICROSOFT.NORM.INV(RAND();0;1))" office:value-type="percentage" office:value="0.108339518221202" calcext:value-type="percentage">
            <text:p>10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style-name="ce9" table:formula="of:=EXP(Mean+ stdDev * COM.MICROSOFT.NORM.INV(RAND();0;1))" office:value-type="percentage" office:value="0.096072995541825" calcext:value-type="percentage">
            <text:p>9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style-name="ce9" table:formula="of:=EXP(Mean+ stdDev * COM.MICROSOFT.NORM.INV(RAND();0;1))" office:value-type="percentage" office:value="0.2803890779281" calcext:value-type="percentage">
            <text:p>28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style-name="ce9" table:formula="of:=EXP(Mean+ stdDev * COM.MICROSOFT.NORM.INV(RAND();0;1))" office:value-type="percentage" office:value="0.0754430596856278" calcext:value-type="percentage">
            <text:p>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style-name="ce9" table:formula="of:=EXP(Mean+ stdDev * COM.MICROSOFT.NORM.INV(RAND();0;1))" office:value-type="percentage" office:value="0.0840025226341485" calcext:value-type="percentage">
            <text:p>8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9" table:formula="of:=EXP(Mean+ stdDev * COM.MICROSOFT.NORM.INV(RAND();0;1))" office:value-type="percentage" office:value="0.167458443012862" calcext:value-type="percentage">
            <text:p>16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style-name="ce9" table:formula="of:=EXP(Mean+ stdDev * COM.MICROSOFT.NORM.INV(RAND();0;1))" office:value-type="percentage" office:value="0.382733483385736" calcext:value-type="percentage">
            <text:p>38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style-name="ce9" table:formula="of:=EXP(Mean+ stdDev * COM.MICROSOFT.NORM.INV(RAND();0;1))" office:value-type="percentage" office:value="0.126930756502703" calcext:value-type="percentage">
            <text:p>12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ce9" table:formula="of:=EXP(Mean+ stdDev * COM.MICROSOFT.NORM.INV(RAND();0;1))" office:value-type="percentage" office:value="0.148560774209042" calcext:value-type="percentage">
            <text:p>14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style-name="ce9" table:formula="of:=EXP(Mean+ stdDev * COM.MICROSOFT.NORM.INV(RAND();0;1))" office:value-type="percentage" office:value="0.204010212685482" calcext:value-type="percentage">
            <text:p>20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style-name="ce9" table:formula="of:=EXP(Mean+ stdDev * COM.MICROSOFT.NORM.INV(RAND();0;1))" office:value-type="percentage" office:value="0.246979818468665" calcext:value-type="percentage">
            <text:p>24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style-name="ce9" table:formula="of:=EXP(Mean+ stdDev * COM.MICROSOFT.NORM.INV(RAND();0;1))" office:value-type="percentage" office:value="0.0828734765438747" calcext:value-type="percentage">
            <text:p>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style-name="ce9" table:formula="of:=EXP(Mean+ stdDev * COM.MICROSOFT.NORM.INV(RAND();0;1))" office:value-type="percentage" office:value="0.211614991866061" calcext:value-type="percentage">
            <text:p>21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style-name="ce9" table:formula="of:=EXP(Mean+ stdDev * COM.MICROSOFT.NORM.INV(RAND();0;1))" office:value-type="percentage" office:value="0.187698979651568" calcext:value-type="percentage">
            <text:p>18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style-name="ce9" table:formula="of:=EXP(Mean+ stdDev * COM.MICROSOFT.NORM.INV(RAND();0;1))" office:value-type="percentage" office:value="0.383264001674566" calcext:value-type="percentage">
            <text:p>3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style-name="ce9" table:formula="of:=EXP(Mean+ stdDev * COM.MICROSOFT.NORM.INV(RAND();0;1))" office:value-type="percentage" office:value="0.0960721330357877" calcext:value-type="percentage">
            <text:p>9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9" table:formula="of:=EXP(Mean+ stdDev * COM.MICROSOFT.NORM.INV(RAND();0;1))" office:value-type="percentage" office:value="0.155401237652915" calcext:value-type="percentage">
            <text:p>15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ce9" table:formula="of:=EXP(Mean+ stdDev * COM.MICROSOFT.NORM.INV(RAND();0;1))" office:value-type="percentage" office:value="0.125707510171133" calcext:value-type="percentage">
            <text:p>1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style-name="ce9" table:formula="of:=EXP(Mean+ stdDev * COM.MICROSOFT.NORM.INV(RAND();0;1))" office:value-type="percentage" office:value="0.247758465746397" calcext:value-type="percentage">
            <text:p>2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style-name="ce9" table:formula="of:=EXP(Mean+ stdDev * COM.MICROSOFT.NORM.INV(RAND();0;1))" office:value-type="percentage" office:value="0.18639408331059" calcext:value-type="percentage">
            <text:p>18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9" table:formula="of:=EXP(Mean+ stdDev * COM.MICROSOFT.NORM.INV(RAND();0;1))" office:value-type="percentage" office:value="0.148149918069184" calcext:value-type="percentage">
            <text:p>14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style-name="ce9" table:formula="of:=EXP(Mean+ stdDev * COM.MICROSOFT.NORM.INV(RAND();0;1))" office:value-type="percentage" office:value="0.0698609195039692" calcext:value-type="percentage">
            <text:p>6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style-name="ce9" table:formula="of:=EXP(Mean+ stdDev * COM.MICROSOFT.NORM.INV(RAND();0;1))" office:value-type="percentage" office:value="0.095862594089123" calcext:value-type="percentage">
            <text:p>9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style-name="ce9" table:formula="of:=EXP(Mean+ stdDev * COM.MICROSOFT.NORM.INV(RAND();0;1))" office:value-type="percentage" office:value="0.149117745257533" calcext:value-type="percentage">
            <text:p>14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style-name="ce9" table:formula="of:=EXP(Mean+ stdDev * COM.MICROSOFT.NORM.INV(RAND();0;1))" office:value-type="percentage" office:value="0.0669263084203277" calcext:value-type="percentage">
            <text:p>6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style-name="ce9" table:formula="of:=EXP(Mean+ stdDev * COM.MICROSOFT.NORM.INV(RAND();0;1))" office:value-type="percentage" office:value="0.18660068049384" calcext:value-type="percentage">
            <text:p>18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style-name="ce9" table:formula="of:=EXP(Mean+ stdDev * COM.MICROSOFT.NORM.INV(RAND();0;1))" office:value-type="percentage" office:value="0.0601837281156412" calcext:value-type="percentage">
            <text:p>6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style-name="ce9" table:formula="of:=EXP(Mean+ stdDev * COM.MICROSOFT.NORM.INV(RAND();0;1))" office:value-type="percentage" office:value="0.0874670119009399" calcext:value-type="percentage">
            <text:p>8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table:style-name="ce9" table:formula="of:=EXP(Mean+ stdDev * COM.MICROSOFT.NORM.INV(RAND();0;1))" office:value-type="percentage" office:value="0.106401011735014" calcext:value-type="percentage">
            <text:p>10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table:style-name="ce9" table:formula="of:=EXP(Mean+ stdDev * COM.MICROSOFT.NORM.INV(RAND();0;1))" office:value-type="percentage" office:value="0.367060820499465" calcext:value-type="percentage">
            <text:p>36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9" table:formula="of:=EXP(Mean+ stdDev * COM.MICROSOFT.NORM.INV(RAND();0;1))" office:value-type="percentage" office:value="0.116312264912626" calcext:value-type="percentage">
            <text:p>1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table:style-name="ce9" table:formula="of:=EXP(Mean+ stdDev * COM.MICROSOFT.NORM.INV(RAND();0;1))" office:value-type="percentage" office:value="0.0718897925025359" calcext:value-type="percentage">
            <text:p>7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table:style-name="ce9" table:formula="of:=EXP(Mean+ stdDev * COM.MICROSOFT.NORM.INV(RAND();0;1))" office:value-type="percentage" office:value="0.16520271914622" calcext:value-type="percentage">
            <text:p>16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table:style-name="ce9" table:formula="of:=EXP(Mean+ stdDev * COM.MICROSOFT.NORM.INV(RAND();0;1))" office:value-type="percentage" office:value="0.196354327153801" calcext:value-type="percentage">
            <text:p>19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table:style-name="ce9" table:formula="of:=EXP(Mean+ stdDev * COM.MICROSOFT.NORM.INV(RAND();0;1))" office:value-type="percentage" office:value="0.122433416148793" calcext:value-type="percentage">
            <text:p>1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style-name="ce9" table:formula="of:=EXP(Mean+ stdDev * COM.MICROSOFT.NORM.INV(RAND();0;1))" office:value-type="percentage" office:value="0.157224490815227" calcext:value-type="percentage">
            <text:p>15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table:style-name="ce9" table:formula="of:=EXP(Mean+ stdDev * COM.MICROSOFT.NORM.INV(RAND();0;1))" office:value-type="percentage" office:value="0.0491248053589042" calcext:value-type="percentage">
            <text:p>4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table:style-name="ce9" table:formula="of:=EXP(Mean+ stdDev * COM.MICROSOFT.NORM.INV(RAND();0;1))" office:value-type="percentage" office:value="0.243000361115276" calcext:value-type="percentage">
            <text:p>24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table:style-name="ce9" table:formula="of:=EXP(Mean+ stdDev * COM.MICROSOFT.NORM.INV(RAND();0;1))" office:value-type="percentage" office:value="0.181036705368077" calcext:value-type="percentage">
            <text:p>1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table:style-name="ce9" table:formula="of:=EXP(Mean+ stdDev * COM.MICROSOFT.NORM.INV(RAND();0;1))" office:value-type="percentage" office:value="0.103552959462987" calcext:value-type="percentage">
            <text:p>10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table:style-name="ce9" table:formula="of:=EXP(Mean+ stdDev * COM.MICROSOFT.NORM.INV(RAND();0;1))" office:value-type="percentage" office:value="0.174582140781726" calcext:value-type="percentage">
            <text:p>17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table:style-name="ce9" table:formula="of:=EXP(Mean+ stdDev * COM.MICROSOFT.NORM.INV(RAND();0;1))" office:value-type="percentage" office:value="0.0810455165497824" calcext:value-type="percentage">
            <text:p>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table:style-name="ce9" table:formula="of:=EXP(Mean+ stdDev * COM.MICROSOFT.NORM.INV(RAND();0;1))" office:value-type="percentage" office:value="0.116289170746337" calcext:value-type="percentage">
            <text:p>1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table:style-name="ce9" table:formula="of:=EXP(Mean+ stdDev * COM.MICROSOFT.NORM.INV(RAND();0;1))" office:value-type="percentage" office:value="0.115628190276172" calcext:value-type="percentage">
            <text:p>11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table:style-name="ce9" table:formula="of:=EXP(Mean+ stdDev * COM.MICROSOFT.NORM.INV(RAND();0;1))" office:value-type="percentage" office:value="0.181080876560808" calcext:value-type="percentage">
            <text:p>18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table:style-name="ce9" table:formula="of:=EXP(Mean+ stdDev * COM.MICROSOFT.NORM.INV(RAND();0;1))" office:value-type="percentage" office:value="0.17229729014945" calcext:value-type="percentage">
            <text:p>17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table:style-name="ce9" table:formula="of:=EXP(Mean+ stdDev * COM.MICROSOFT.NORM.INV(RAND();0;1))" office:value-type="percentage" office:value="0.0886335848569467" calcext:value-type="percentage">
            <text:p>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table:style-name="ce9" table:formula="of:=EXP(Mean+ stdDev * COM.MICROSOFT.NORM.INV(RAND();0;1))" office:value-type="percentage" office:value="0.146673982284028" calcext:value-type="percentage">
            <text:p>14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table:style-name="ce9" table:formula="of:=EXP(Mean+ stdDev * COM.MICROSOFT.NORM.INV(RAND();0;1))" office:value-type="percentage" office:value="0.141666977164431" calcext:value-type="percentage">
            <text:p>14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table:style-name="ce9" table:formula="of:=EXP(Mean+ stdDev * COM.MICROSOFT.NORM.INV(RAND();0;1))" office:value-type="percentage" office:value="0.171923283272593" calcext:value-type="percentage">
            <text:p>17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table:style-name="ce9" table:formula="of:=EXP(Mean+ stdDev * COM.MICROSOFT.NORM.INV(RAND();0;1))" office:value-type="percentage" office:value="0.243541581589832" calcext:value-type="percentage">
            <text:p>24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table:style-name="ce9" table:formula="of:=EXP(Mean+ stdDev * COM.MICROSOFT.NORM.INV(RAND();0;1))" office:value-type="percentage" office:value="0.122832267217622" calcext:value-type="percentage">
            <text:p>12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table:style-name="ce9" table:formula="of:=EXP(Mean+ stdDev * COM.MICROSOFT.NORM.INV(RAND();0;1))" office:value-type="percentage" office:value="0.198168417104423" calcext:value-type="percentage">
            <text:p>1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style-name="ce9" table:formula="of:=EXP(Mean+ stdDev * COM.MICROSOFT.NORM.INV(RAND();0;1))" office:value-type="percentage" office:value="0.119603205505977" calcext:value-type="percentage">
            <text:p>11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table:style-name="ce9" table:formula="of:=EXP(Mean+ stdDev * COM.MICROSOFT.NORM.INV(RAND();0;1))" office:value-type="percentage" office:value="0.0982121174665948" calcext:value-type="percentage">
            <text:p>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table:style-name="ce9" table:formula="of:=EXP(Mean+ stdDev * COM.MICROSOFT.NORM.INV(RAND();0;1))" office:value-type="percentage" office:value="0.207774649326131" calcext:value-type="percentage">
            <text:p>20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table:style-name="ce9" table:formula="of:=EXP(Mean+ stdDev * COM.MICROSOFT.NORM.INV(RAND();0;1))" office:value-type="percentage" office:value="0.204348955638316" calcext:value-type="percentage">
            <text:p>20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table:style-name="ce9" table:formula="of:=EXP(Mean+ stdDev * COM.MICROSOFT.NORM.INV(RAND();0;1))" office:value-type="percentage" office:value="0.292909124184626" calcext:value-type="percentage">
            <text:p>29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table:style-name="ce9" table:formula="of:=EXP(Mean+ stdDev * COM.MICROSOFT.NORM.INV(RAND();0;1))" office:value-type="percentage" office:value="0.113076327610882" calcext:value-type="percentage">
            <text:p>11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table:style-name="ce9" table:formula="of:=EXP(Mean+ stdDev * COM.MICROSOFT.NORM.INV(RAND();0;1))" office:value-type="percentage" office:value="0.0867364734959136" calcext:value-type="percentage">
            <text:p>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table:style-name="ce9" table:formula="of:=EXP(Mean+ stdDev * COM.MICROSOFT.NORM.INV(RAND();0;1))" office:value-type="percentage" office:value="0.0782198690565144" calcext:value-type="percentage">
            <text:p>7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table:style-name="ce9" table:formula="of:=EXP(Mean+ stdDev * COM.MICROSOFT.NORM.INV(RAND();0;1))" office:value-type="percentage" office:value="0.108482024743876" calcext:value-type="percentage">
            <text:p>1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table:style-name="ce9" table:formula="of:=EXP(Mean+ stdDev * COM.MICROSOFT.NORM.INV(RAND();0;1))" office:value-type="percentage" office:value="0.164975481353171" calcext:value-type="percentage">
            <text:p>16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table:style-name="ce9" table:formula="of:=EXP(Mean+ stdDev * COM.MICROSOFT.NORM.INV(RAND();0;1))" office:value-type="percentage" office:value="0.209944107880729" calcext:value-type="percentage">
            <text:p>2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table:style-name="ce9" table:formula="of:=EXP(Mean+ stdDev * COM.MICROSOFT.NORM.INV(RAND();0;1))" office:value-type="percentage" office:value="0.160827518159543" calcext:value-type="percentage">
            <text:p>16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table:style-name="ce9" table:formula="of:=EXP(Mean+ stdDev * COM.MICROSOFT.NORM.INV(RAND();0;1))" office:value-type="percentage" office:value="0.0358044895589058" calcext:value-type="percentage">
            <text:p>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table:style-name="ce9" table:formula="of:=EXP(Mean+ stdDev * COM.MICROSOFT.NORM.INV(RAND();0;1))" office:value-type="percentage" office:value="0.227273712852381" calcext:value-type="percentage">
            <text:p>22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table:style-name="ce9" table:formula="of:=EXP(Mean+ stdDev * COM.MICROSOFT.NORM.INV(RAND();0;1))" office:value-type="percentage" office:value="0.263891399204784" calcext:value-type="percentage">
            <text:p>2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table:style-name="ce9" table:formula="of:=EXP(Mean+ stdDev * COM.MICROSOFT.NORM.INV(RAND();0;1))" office:value-type="percentage" office:value="0.0617079037560622" calcext:value-type="percentage">
            <text:p>6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table:style-name="ce9" table:formula="of:=EXP(Mean+ stdDev * COM.MICROSOFT.NORM.INV(RAND();0;1))" office:value-type="percentage" office:value="0.121020424608302" calcext:value-type="percentage">
            <text:p>12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table:style-name="ce9" table:formula="of:=EXP(Mean+ stdDev * COM.MICROSOFT.NORM.INV(RAND();0;1))" office:value-type="percentage" office:value="0.172974962742782" calcext:value-type="percentage">
            <text:p>17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table:style-name="ce9" table:formula="of:=EXP(Mean+ stdDev * COM.MICROSOFT.NORM.INV(RAND();0;1))" office:value-type="percentage" office:value="0.291726900727495" calcext:value-type="percentage">
            <text:p>2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table:style-name="ce9" table:formula="of:=EXP(Mean+ stdDev * COM.MICROSOFT.NORM.INV(RAND();0;1))" office:value-type="percentage" office:value="0.136110089507078" calcext:value-type="percentage">
            <text:p>1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table:style-name="ce9" table:formula="of:=EXP(Mean+ stdDev * COM.MICROSOFT.NORM.INV(RAND();0;1))" office:value-type="percentage" office:value="0.0367268419969575" calcext:value-type="percentage">
            <text:p>3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style-name="ce9" table:formula="of:=EXP(Mean+ stdDev * COM.MICROSOFT.NORM.INV(RAND();0;1))" office:value-type="percentage" office:value="0.153422368399845" calcext:value-type="percentage">
            <text:p>15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table:style-name="ce9" table:formula="of:=EXP(Mean+ stdDev * COM.MICROSOFT.NORM.INV(RAND();0;1))" office:value-type="percentage" office:value="0.159760183730743" calcext:value-type="percentage">
            <text:p>15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table:style-name="ce9" table:formula="of:=EXP(Mean+ stdDev * COM.MICROSOFT.NORM.INV(RAND();0;1))" office:value-type="percentage" office:value="0.151241943782769" calcext:value-type="percentage">
            <text:p>15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table:style-name="ce9" table:formula="of:=EXP(Mean+ stdDev * COM.MICROSOFT.NORM.INV(RAND();0;1))" office:value-type="percentage" office:value="0.0981427786211474" calcext:value-type="percentage">
            <text:p>9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table:style-name="ce9" table:formula="of:=EXP(Mean+ stdDev * COM.MICROSOFT.NORM.INV(RAND();0;1))" office:value-type="percentage" office:value="0.154483930644024" calcext:value-type="percentage">
            <text:p>15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table:style-name="ce9" table:formula="of:=EXP(Mean+ stdDev * COM.MICROSOFT.NORM.INV(RAND();0;1))" office:value-type="percentage" office:value="0.106936731795401" calcext:value-type="percentage">
            <text:p>10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style-name="ce9" table:formula="of:=EXP(Mean+ stdDev * COM.MICROSOFT.NORM.INV(RAND();0;1))" office:value-type="percentage" office:value="0.132978371445449" calcext:value-type="percentage">
            <text:p>13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table:style-name="ce9" table:formula="of:=EXP(Mean+ stdDev * COM.MICROSOFT.NORM.INV(RAND();0;1))" office:value-type="percentage" office:value="0.174668979595384" calcext:value-type="percentage">
            <text:p>17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table:style-name="ce9" table:formula="of:=EXP(Mean+ stdDev * COM.MICROSOFT.NORM.INV(RAND();0;1))" office:value-type="percentage" office:value="0.167551241993867" calcext:value-type="percentage">
            <text:p>16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table:style-name="ce9" table:formula="of:=EXP(Mean+ stdDev * COM.MICROSOFT.NORM.INV(RAND();0;1))" office:value-type="percentage" office:value="0.171649808089931" calcext:value-type="percentage">
            <text:p>17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table:style-name="ce9" table:formula="of:=EXP(Mean+ stdDev * COM.MICROSOFT.NORM.INV(RAND();0;1))" office:value-type="percentage" office:value="0.0722644096963285" calcext:value-type="percentage">
            <text:p>7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table:style-name="ce9" table:formula="of:=EXP(Mean+ stdDev * COM.MICROSOFT.NORM.INV(RAND();0;1))" office:value-type="percentage" office:value="0.129302168244435" calcext:value-type="percentage">
            <text:p>12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table:style-name="ce9" table:formula="of:=EXP(Mean+ stdDev * COM.MICROSOFT.NORM.INV(RAND();0;1))" office:value-type="percentage" office:value="0.110272908092571" calcext:value-type="percentage">
            <text:p>11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table:style-name="ce9" table:formula="of:=EXP(Mean+ stdDev * COM.MICROSOFT.NORM.INV(RAND();0;1))" office:value-type="percentage" office:value="0.0396599489736719" calcext:value-type="percentage">
            <text:p>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table:style-name="ce9" table:formula="of:=EXP(Mean+ stdDev * COM.MICROSOFT.NORM.INV(RAND();0;1))" office:value-type="percentage" office:value="0.222467320764646" calcext:value-type="percentage">
            <text:p>22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table:style-name="ce9" table:formula="of:=EXP(Mean+ stdDev * COM.MICROSOFT.NORM.INV(RAND();0;1))" office:value-type="percentage" office:value="0.150039066572763" calcext:value-type="percentage">
            <text:p>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table:style-name="ce9" table:formula="of:=EXP(Mean+ stdDev * COM.MICROSOFT.NORM.INV(RAND();0;1))" office:value-type="percentage" office:value="0.132205121414864" calcext:value-type="percentage">
            <text:p>1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table:style-name="ce9" table:formula="of:=EXP(Mean+ stdDev * COM.MICROSOFT.NORM.INV(RAND();0;1))" office:value-type="percentage" office:value="0.15020948745028" calcext:value-type="percentage">
            <text:p>15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table:style-name="ce9" table:formula="of:=EXP(Mean+ stdDev * COM.MICROSOFT.NORM.INV(RAND();0;1))" office:value-type="percentage" office:value="0.322226779798964" calcext:value-type="percentage">
            <text:p>32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table:style-name="ce9" table:formula="of:=EXP(Mean+ stdDev * COM.MICROSOFT.NORM.INV(RAND();0;1))" office:value-type="percentage" office:value="0.078168079919772" calcext:value-type="percentage">
            <text:p>7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table:style-name="ce9" table:formula="of:=EXP(Mean+ stdDev * COM.MICROSOFT.NORM.INV(RAND();0;1))" office:value-type="percentage" office:value="0.129028795984134" calcext:value-type="percentage">
            <text:p>12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table:style-name="ce9" table:formula="of:=EXP(Mean+ stdDev * COM.MICROSOFT.NORM.INV(RAND();0;1))" office:value-type="percentage" office:value="0.170608612702253" calcext:value-type="percentage">
            <text:p>17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table:style-name="ce9" table:formula="of:=EXP(Mean+ stdDev * COM.MICROSOFT.NORM.INV(RAND();0;1))" office:value-type="percentage" office:value="0.180310778105463" calcext:value-type="percentage">
            <text:p>18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table:style-name="ce9" table:formula="of:=EXP(Mean+ stdDev * COM.MICROSOFT.NORM.INV(RAND();0;1))" office:value-type="percentage" office:value="0.100177419020486" calcext:value-type="percentage">
            <text:p>10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table:style-name="ce9" table:formula="of:=EXP(Mean+ stdDev * COM.MICROSOFT.NORM.INV(RAND();0;1))" office:value-type="percentage" office:value="0.110985671851945" calcext:value-type="percentage">
            <text:p>11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table:style-name="ce9" table:formula="of:=EXP(Mean+ stdDev * COM.MICROSOFT.NORM.INV(RAND();0;1))" office:value-type="percentage" office:value="0.115779500766683" calcext:value-type="percentage">
            <text:p>11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table:style-name="ce9" table:formula="of:=EXP(Mean+ stdDev * COM.MICROSOFT.NORM.INV(RAND();0;1))" office:value-type="percentage" office:value="0.323555417688777" calcext:value-type="percentage">
            <text:p>3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table:style-name="ce9" table:formula="of:=EXP(Mean+ stdDev * COM.MICROSOFT.NORM.INV(RAND();0;1))" office:value-type="percentage" office:value="0.143901261582679" calcext:value-type="percentage">
            <text:p>14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table:style-name="ce9" table:formula="of:=EXP(Mean+ stdDev * COM.MICROSOFT.NORM.INV(RAND();0;1))" office:value-type="percentage" office:value="0.124411111933995" calcext:value-type="percentage">
            <text:p>12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table:style-name="ce9" table:formula="of:=EXP(Mean+ stdDev * COM.MICROSOFT.NORM.INV(RAND();0;1))" office:value-type="percentage" office:value="0.109869212141816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table:style-name="ce9" table:formula="of:=EXP(Mean+ stdDev * COM.MICROSOFT.NORM.INV(RAND();0;1))" office:value-type="percentage" office:value="0.189125668814208" calcext:value-type="percentage">
            <text:p>18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style-name="ce9" table:formula="of:=EXP(Mean+ stdDev * COM.MICROSOFT.NORM.INV(RAND();0;1))" office:value-type="percentage" office:value="0.100029210953105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table:style-name="ce9" table:formula="of:=EXP(Mean+ stdDev * COM.MICROSOFT.NORM.INV(RAND();0;1))" office:value-type="percentage" office:value="0.159013498032886" calcext:value-type="percentage">
            <text:p>15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table:style-name="ce9" table:formula="of:=EXP(Mean+ stdDev * COM.MICROSOFT.NORM.INV(RAND();0;1))" office:value-type="percentage" office:value="0.340932795453168" calcext:value-type="percentage">
            <text:p>34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table:style-name="ce9" table:formula="of:=EXP(Mean+ stdDev * COM.MICROSOFT.NORM.INV(RAND();0;1))" office:value-type="percentage" office:value="0.110552473994215" calcext:value-type="percentage">
            <text:p>11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table:style-name="ce9" table:formula="of:=EXP(Mean+ stdDev * COM.MICROSOFT.NORM.INV(RAND();0;1))" office:value-type="percentage" office:value="0.0969866301717633" calcext:value-type="percentage">
            <text:p>9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table:style-name="ce9" table:formula="of:=EXP(Mean+ stdDev * COM.MICROSOFT.NORM.INV(RAND();0;1))" office:value-type="percentage" office:value="0.143829001250634" calcext:value-type="percentage">
            <text:p>14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table:style-name="ce9" table:formula="of:=EXP(Mean+ stdDev * COM.MICROSOFT.NORM.INV(RAND();0;1))" office:value-type="percentage" office:value="0.273717306941759" calcext:value-type="percentage">
            <text:p>27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table:style-name="ce9" table:formula="of:=EXP(Mean+ stdDev * COM.MICROSOFT.NORM.INV(RAND();0;1))" office:value-type="percentage" office:value="0.163322581810044" calcext:value-type="percentage">
            <text:p>16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table:style-name="ce9" table:formula="of:=EXP(Mean+ stdDev * COM.MICROSOFT.NORM.INV(RAND();0;1))" office:value-type="percentage" office:value="0.164253875342688" calcext:value-type="percentage">
            <text:p>16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table:style-name="ce9" table:formula="of:=EXP(Mean+ stdDev * COM.MICROSOFT.NORM.INV(RAND();0;1))" office:value-type="percentage" office:value="0.277304775003996" calcext:value-type="percentage">
            <text:p>27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table:style-name="ce9" table:formula="of:=EXP(Mean+ stdDev * COM.MICROSOFT.NORM.INV(RAND();0;1))" office:value-type="percentage" office:value="0.123906961147067" calcext:value-type="percentage">
            <text:p>12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table:style-name="ce9" table:formula="of:=EXP(Mean+ stdDev * COM.MICROSOFT.NORM.INV(RAND();0;1))" office:value-type="percentage" office:value="0.132606515202685" calcext:value-type="percentage">
            <text:p>1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table:style-name="ce9" table:formula="of:=EXP(Mean+ stdDev * COM.MICROSOFT.NORM.INV(RAND();0;1))" office:value-type="percentage" office:value="0.155818427624684" calcext:value-type="percentage">
            <text:p>1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table:style-name="ce9" table:formula="of:=EXP(Mean+ stdDev * COM.MICROSOFT.NORM.INV(RAND();0;1))" office:value-type="percentage" office:value="0.223216437113548" calcext:value-type="percentage">
            <text:p>22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table:style-name="ce9" table:formula="of:=EXP(Mean+ stdDev * COM.MICROSOFT.NORM.INV(RAND();0;1))" office:value-type="percentage" office:value="0.120779558089818" calcext:value-type="percentage">
            <text:p>12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table:style-name="ce9" table:formula="of:=EXP(Mean+ stdDev * COM.MICROSOFT.NORM.INV(RAND();0;1))" office:value-type="percentage" office:value="0.131127924617839" calcext:value-type="percentage">
            <text:p>13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table:style-name="ce9" table:formula="of:=EXP(Mean+ stdDev * COM.MICROSOFT.NORM.INV(RAND();0;1))" office:value-type="percentage" office:value="0.157006859326234" calcext:value-type="percentage">
            <text:p>15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table:style-name="ce9" table:formula="of:=EXP(Mean+ stdDev * COM.MICROSOFT.NORM.INV(RAND();0;1))" office:value-type="percentage" office:value="0.112664198677513" calcext:value-type="percentage">
            <text:p>11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table:style-name="ce9" table:formula="of:=EXP(Mean+ stdDev * COM.MICROSOFT.NORM.INV(RAND();0;1))" office:value-type="percentage" office:value="0.0952640701971778" calcext:value-type="percentage">
            <text:p>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table:style-name="ce9" table:formula="of:=EXP(Mean+ stdDev * COM.MICROSOFT.NORM.INV(RAND();0;1))" office:value-type="percentage" office:value="0.205797576091641" calcext:value-type="percentage">
            <text:p>20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table:style-name="ce9" table:formula="of:=EXP(Mean+ stdDev * COM.MICROSOFT.NORM.INV(RAND();0;1))" office:value-type="percentage" office:value="0.0891074681807874" calcext:value-type="percentage">
            <text:p>8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table:style-name="ce9" table:formula="of:=EXP(Mean+ stdDev * COM.MICROSOFT.NORM.INV(RAND();0;1))" office:value-type="percentage" office:value="0.0754035861987145" calcext:value-type="percentage">
            <text:p>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table:style-name="ce9" table:formula="of:=EXP(Mean+ stdDev * COM.MICROSOFT.NORM.INV(RAND();0;1))" office:value-type="percentage" office:value="0.0478869456005874" calcext:value-type="percentage">
            <text:p>4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table:style-name="ce9" table:formula="of:=EXP(Mean+ stdDev * COM.MICROSOFT.NORM.INV(RAND();0;1))" office:value-type="percentage" office:value="0.128269909913627" calcext:value-type="percentage">
            <text:p>12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table:style-name="ce9" table:formula="of:=EXP(Mean+ stdDev * COM.MICROSOFT.NORM.INV(RAND();0;1))" office:value-type="percentage" office:value="0.143751930907591" calcext:value-type="percentage">
            <text:p>14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style-name="ce9" table:formula="of:=EXP(Mean+ stdDev * COM.MICROSOFT.NORM.INV(RAND();0;1))" office:value-type="percentage" office:value="0.136177531048675" calcext:value-type="percentage">
            <text:p>13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table:style-name="ce9" table:formula="of:=EXP(Mean+ stdDev * COM.MICROSOFT.NORM.INV(RAND();0;1))" office:value-type="percentage" office:value="0.103111920167575" calcext:value-type="percentage">
            <text:p>10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table:style-name="ce9" table:formula="of:=EXP(Mean+ stdDev * COM.MICROSOFT.NORM.INV(RAND();0;1))" office:value-type="percentage" office:value="0.0766504679644027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table:style-name="ce9" table:formula="of:=EXP(Mean+ stdDev * COM.MICROSOFT.NORM.INV(RAND();0;1))" office:value-type="percentage" office:value="0.124729247589311" calcext:value-type="percentage">
            <text:p>12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table:style-name="ce9" table:formula="of:=EXP(Mean+ stdDev * COM.MICROSOFT.NORM.INV(RAND();0;1))" office:value-type="percentage" office:value="0.138262446493246" calcext:value-type="percentage">
            <text:p>13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table:style-name="ce9" table:formula="of:=EXP(Mean+ stdDev * COM.MICROSOFT.NORM.INV(RAND();0;1))" office:value-type="percentage" office:value="0.13709522434986" calcext:value-type="percentage">
            <text:p>13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table:style-name="ce9" table:formula="of:=EXP(Mean+ stdDev * COM.MICROSOFT.NORM.INV(RAND();0;1))" office:value-type="percentage" office:value="0.129999579219021" calcext:value-type="percentage">
            <text:p>1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table:style-name="ce9" table:formula="of:=EXP(Mean+ stdDev * COM.MICROSOFT.NORM.INV(RAND();0;1))" office:value-type="percentage" office:value="0.153991374365585" calcext:value-type="percentage">
            <text:p>1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style-name="ce9" table:formula="of:=EXP(Mean+ stdDev * COM.MICROSOFT.NORM.INV(RAND();0;1))" office:value-type="percentage" office:value="0.209741868403479" calcext:value-type="percentage">
            <text:p>2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table:style-name="ce9" table:formula="of:=EXP(Mean+ stdDev * COM.MICROSOFT.NORM.INV(RAND();0;1))" office:value-type="percentage" office:value="0.0465892820846382" calcext:value-type="percentage">
            <text:p>4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table:style-name="ce9" table:formula="of:=EXP(Mean+ stdDev * COM.MICROSOFT.NORM.INV(RAND();0;1))" office:value-type="percentage" office:value="0.068864570647789" calcext:value-type="percentage">
            <text:p>6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table:style-name="ce9" table:formula="of:=EXP(Mean+ stdDev * COM.MICROSOFT.NORM.INV(RAND();0;1))" office:value-type="percentage" office:value="0.214719586121441" calcext:value-type="percentage">
            <text:p>21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table:style-name="ce9" table:formula="of:=EXP(Mean+ stdDev * COM.MICROSOFT.NORM.INV(RAND();0;1))" office:value-type="percentage" office:value="0.117866667266547" calcext:value-type="percentage">
            <text:p>11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table:style-name="ce9" table:formula="of:=EXP(Mean+ stdDev * COM.MICROSOFT.NORM.INV(RAND();0;1))" office:value-type="percentage" office:value="0.216937301115725" calcext:value-type="percentage">
            <text:p>2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table:style-name="ce9" table:formula="of:=EXP(Mean+ stdDev * COM.MICROSOFT.NORM.INV(RAND();0;1))" office:value-type="percentage" office:value="0.102147548268221" calcext:value-type="percentage">
            <text:p>10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table:style-name="ce9" table:formula="of:=EXP(Mean+ stdDev * COM.MICROSOFT.NORM.INV(RAND();0;1))" office:value-type="percentage" office:value="0.226076441651168" calcext:value-type="percentage">
            <text:p>22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table:style-name="ce9" table:formula="of:=EXP(Mean+ stdDev * COM.MICROSOFT.NORM.INV(RAND();0;1))" office:value-type="percentage" office:value="0.126670072232706" calcext:value-type="percentage">
            <text:p>1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table:style-name="ce9" table:formula="of:=EXP(Mean+ stdDev * COM.MICROSOFT.NORM.INV(RAND();0;1))" office:value-type="percentage" office:value="0.2196297971309" calcext:value-type="percentage">
            <text:p>21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table:style-name="ce9" table:formula="of:=EXP(Mean+ stdDev * COM.MICROSOFT.NORM.INV(RAND();0;1))" office:value-type="percentage" office:value="0.123047113024988" calcext:value-type="percentage">
            <text:p>1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table:style-name="ce9" table:formula="of:=EXP(Mean+ stdDev * COM.MICROSOFT.NORM.INV(RAND();0;1))" office:value-type="percentage" office:value="0.182157660494676" calcext:value-type="percentage">
            <text:p>18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style-name="ce9" table:formula="of:=EXP(Mean+ stdDev * COM.MICROSOFT.NORM.INV(RAND();0;1))" office:value-type="percentage" office:value="0.29421647380204" calcext:value-type="percentage">
            <text:p>2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table:style-name="ce9" table:formula="of:=EXP(Mean+ stdDev * COM.MICROSOFT.NORM.INV(RAND();0;1))" office:value-type="percentage" office:value="0.11753212294056" calcext:value-type="percentage">
            <text:p>11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table:style-name="ce9" table:formula="of:=EXP(Mean+ stdDev * COM.MICROSOFT.NORM.INV(RAND();0;1))" office:value-type="percentage" office:value="0.090651606970467" calcext:value-type="percentage">
            <text:p>9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table:style-name="ce9" table:formula="of:=EXP(Mean+ stdDev * COM.MICROSOFT.NORM.INV(RAND();0;1))" office:value-type="percentage" office:value="0.232648135532046" calcext:value-type="percentage">
            <text:p>2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table:style-name="ce9" table:formula="of:=EXP(Mean+ stdDev * COM.MICROSOFT.NORM.INV(RAND();0;1))" office:value-type="percentage" office:value="0.15815018547874" calcext:value-type="percentage">
            <text:p>15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style-name="ce9" table:formula="of:=EXP(Mean+ stdDev * COM.MICROSOFT.NORM.INV(RAND();0;1))" office:value-type="percentage" office:value="0.124792587067587" calcext:value-type="percentage">
            <text:p>12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table:style-name="ce9" table:formula="of:=EXP(Mean+ stdDev * COM.MICROSOFT.NORM.INV(RAND();0;1))" office:value-type="percentage" office:value="0.182530908872298" calcext:value-type="percentage">
            <text:p>1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table:style-name="ce9" table:formula="of:=EXP(Mean+ stdDev * COM.MICROSOFT.NORM.INV(RAND();0;1))" office:value-type="percentage" office:value="0.0942454294459039" calcext:value-type="percentage">
            <text:p>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table:style-name="ce9" table:formula="of:=EXP(Mean+ stdDev * COM.MICROSOFT.NORM.INV(RAND();0;1))" office:value-type="percentage" office:value="0.125581447160106" calcext:value-type="percentage">
            <text:p>12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table:style-name="ce9" table:formula="of:=EXP(Mean+ stdDev * COM.MICROSOFT.NORM.INV(RAND();0;1))" office:value-type="percentage" office:value="0.253157738569423" calcext:value-type="percentage">
            <text:p>25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table:style-name="ce9" table:formula="of:=EXP(Mean+ stdDev * COM.MICROSOFT.NORM.INV(RAND();0;1))" office:value-type="percentage" office:value="0.211087954163956" calcext:value-type="percentage">
            <text:p>2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table:style-name="ce9" table:formula="of:=EXP(Mean+ stdDev * COM.MICROSOFT.NORM.INV(RAND();0;1))" office:value-type="percentage" office:value="0.157260854000288" calcext:value-type="percentage">
            <text:p>1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table:style-name="ce9" table:formula="of:=EXP(Mean+ stdDev * COM.MICROSOFT.NORM.INV(RAND();0;1))" office:value-type="percentage" office:value="0.0880785125307365" calcext:value-type="percentage">
            <text:p>8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table:style-name="ce9" table:formula="of:=EXP(Mean+ stdDev * COM.MICROSOFT.NORM.INV(RAND();0;1))" office:value-type="percentage" office:value="0.368531554331311" calcext:value-type="percentage">
            <text:p>36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table:style-name="ce9" table:formula="of:=EXP(Mean+ stdDev * COM.MICROSOFT.NORM.INV(RAND();0;1))" office:value-type="percentage" office:value="0.172800539898453" calcext:value-type="percentage">
            <text:p>17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table:style-name="ce9" table:formula="of:=EXP(Mean+ stdDev * COM.MICROSOFT.NORM.INV(RAND();0;1))" office:value-type="percentage" office:value="0.109392987370427" calcext:value-type="percentage">
            <text:p>10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table:style-name="ce9" table:formula="of:=EXP(Mean+ stdDev * COM.MICROSOFT.NORM.INV(RAND();0;1))" office:value-type="percentage" office:value="0.134056885763013" calcext:value-type="percentage">
            <text:p>13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table:style-name="ce9" table:formula="of:=EXP(Mean+ stdDev * COM.MICROSOFT.NORM.INV(RAND();0;1))" office:value-type="percentage" office:value="0.0603531209803059" calcext:value-type="percentage">
            <text:p>6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table:style-name="ce9" table:formula="of:=EXP(Mean+ stdDev * COM.MICROSOFT.NORM.INV(RAND();0;1))" office:value-type="percentage" office:value="0.0856523221400626" calcext:value-type="percentage">
            <text:p>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table:style-name="ce9" table:formula="of:=EXP(Mean+ stdDev * COM.MICROSOFT.NORM.INV(RAND();0;1))" office:value-type="percentage" office:value="0.188001532702528" calcext:value-type="percentage">
            <text:p>18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table:style-name="ce9" table:formula="of:=EXP(Mean+ stdDev * COM.MICROSOFT.NORM.INV(RAND();0;1))" office:value-type="percentage" office:value="0.125192461837461" calcext:value-type="percentage">
            <text:p>12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table:style-name="ce9" table:formula="of:=EXP(Mean+ stdDev * COM.MICROSOFT.NORM.INV(RAND();0;1))" office:value-type="percentage" office:value="0.112256431561517" calcext:value-type="percentage">
            <text:p>11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table:style-name="ce9" table:formula="of:=EXP(Mean+ stdDev * COM.MICROSOFT.NORM.INV(RAND();0;1))" office:value-type="percentage" office:value="0.149851597841063" calcext:value-type="percentage">
            <text:p>14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table:style-name="ce9" table:formula="of:=EXP(Mean+ stdDev * COM.MICROSOFT.NORM.INV(RAND();0;1))" office:value-type="percentage" office:value="0.271460503776535" calcext:value-type="percentage">
            <text:p>27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table:style-name="ce9" table:formula="of:=EXP(Mean+ stdDev * COM.MICROSOFT.NORM.INV(RAND();0;1))" office:value-type="percentage" office:value="0.154940374602896" calcext:value-type="percentage">
            <text:p>15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table:style-name="ce9" table:formula="of:=EXP(Mean+ stdDev * COM.MICROSOFT.NORM.INV(RAND();0;1))" office:value-type="percentage" office:value="0.253450890088171" calcext:value-type="percentage">
            <text:p>25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table:style-name="ce9" table:formula="of:=EXP(Mean+ stdDev * COM.MICROSOFT.NORM.INV(RAND();0;1))" office:value-type="percentage" office:value="0.0896785918812178" calcext:value-type="percentage">
            <text:p>8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table:style-name="ce9" table:formula="of:=EXP(Mean+ stdDev * COM.MICROSOFT.NORM.INV(RAND();0;1))" office:value-type="percentage" office:value="0.166938912786318" calcext:value-type="percentage">
            <text:p>16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table:style-name="ce9" table:formula="of:=EXP(Mean+ stdDev * COM.MICROSOFT.NORM.INV(RAND();0;1))" office:value-type="percentage" office:value="0.126439337445902" calcext:value-type="percentage">
            <text:p>12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table:style-name="ce9" table:formula="of:=EXP(Mean+ stdDev * COM.MICROSOFT.NORM.INV(RAND();0;1))" office:value-type="percentage" office:value="0.105348345731964" calcext:value-type="percentage">
            <text:p>10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table:style-name="ce9" table:formula="of:=EXP(Mean+ stdDev * COM.MICROSOFT.NORM.INV(RAND();0;1))" office:value-type="percentage" office:value="0.116394302912659" calcext:value-type="percentage">
            <text:p>11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table:style-name="ce9" table:formula="of:=EXP(Mean+ stdDev * COM.MICROSOFT.NORM.INV(RAND();0;1))" office:value-type="percentage" office:value="0.113133417804826" calcext:value-type="percentage">
            <text:p>11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table:style-name="ce9" table:formula="of:=EXP(Mean+ stdDev * COM.MICROSOFT.NORM.INV(RAND();0;1))" office:value-type="percentage" office:value="0.155005742257487" calcext:value-type="percentage">
            <text:p>15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table:style-name="ce9" table:formula="of:=EXP(Mean+ stdDev * COM.MICROSOFT.NORM.INV(RAND();0;1))" office:value-type="percentage" office:value="0.152564263875768" calcext:value-type="percentage">
            <text:p>15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table:style-name="ce9" table:formula="of:=EXP(Mean+ stdDev * COM.MICROSOFT.NORM.INV(RAND();0;1))" office:value-type="percentage" office:value="0.0876220730490679" calcext:value-type="percentage">
            <text:p>8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table:style-name="ce9" table:formula="of:=EXP(Mean+ stdDev * COM.MICROSOFT.NORM.INV(RAND();0;1))" office:value-type="percentage" office:value="0.38726686636934" calcext:value-type="percentage">
            <text:p>38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table:style-name="ce9" table:formula="of:=EXP(Mean+ stdDev * COM.MICROSOFT.NORM.INV(RAND();0;1))" office:value-type="percentage" office:value="0.242638991225867" calcext:value-type="percentage">
            <text:p>24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table:style-name="ce9" table:formula="of:=EXP(Mean+ stdDev * COM.MICROSOFT.NORM.INV(RAND();0;1))" office:value-type="percentage" office:value="0.13825032512009" calcext:value-type="percentage">
            <text:p>13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table:style-name="ce9" table:formula="of:=EXP(Mean+ stdDev * COM.MICROSOFT.NORM.INV(RAND();0;1))" office:value-type="percentage" office:value="0.135872408885839" calcext:value-type="percentage">
            <text:p>13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table:style-name="ce9" table:formula="of:=EXP(Mean+ stdDev * COM.MICROSOFT.NORM.INV(RAND();0;1))" office:value-type="percentage" office:value="0.0765278506582176" calcext:value-type="percentage">
            <text:p>7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table:style-name="ce9" table:formula="of:=EXP(Mean+ stdDev * COM.MICROSOFT.NORM.INV(RAND();0;1))" office:value-type="percentage" office:value="0.164426696424252" calcext:value-type="percentage">
            <text:p>16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6" calcext:value-type="float">
            <text:p>2186</text:p>
          </table:table-cell>
          <table:table-cell table:style-name="ce9" table:formula="of:=EXP(Mean+ stdDev * COM.MICROSOFT.NORM.INV(RAND();0;1))" office:value-type="percentage" office:value="0.137251999573615" calcext:value-type="percentage">
            <text:p>1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table:style-name="ce9" table:formula="of:=EXP(Mean+ stdDev * COM.MICROSOFT.NORM.INV(RAND();0;1))" office:value-type="percentage" office:value="0.0875133269212707" calcext:value-type="percentage">
            <text:p>8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table:style-name="ce9" table:formula="of:=EXP(Mean+ stdDev * COM.MICROSOFT.NORM.INV(RAND();0;1))" office:value-type="percentage" office:value="0.0540278468730196" calcext:value-type="percentage">
            <text:p>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table:style-name="ce9" table:formula="of:=EXP(Mean+ stdDev * COM.MICROSOFT.NORM.INV(RAND();0;1))" office:value-type="percentage" office:value="0.123151654066736" calcext:value-type="percentage">
            <text:p>12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table:style-name="ce9" table:formula="of:=EXP(Mean+ stdDev * COM.MICROSOFT.NORM.INV(RAND();0;1))" office:value-type="percentage" office:value="0.140275567773226" calcext:value-type="percentage">
            <text:p>14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table:style-name="ce9" table:formula="of:=EXP(Mean+ stdDev * COM.MICROSOFT.NORM.INV(RAND();0;1))" office:value-type="percentage" office:value="0.101583895556223" calcext:value-type="percentage">
            <text:p>10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table:style-name="ce9" table:formula="of:=EXP(Mean+ stdDev * COM.MICROSOFT.NORM.INV(RAND();0;1))" office:value-type="percentage" office:value="0.186309187103145" calcext:value-type="percentage">
            <text:p>1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table:style-name="ce9" table:formula="of:=EXP(Mean+ stdDev * COM.MICROSOFT.NORM.INV(RAND();0;1))" office:value-type="percentage" office:value="0.103582104688035" calcext:value-type="percentage">
            <text:p>10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4" calcext:value-type="float">
            <text:p>2194</text:p>
          </table:table-cell>
          <table:table-cell table:style-name="ce9" table:formula="of:=EXP(Mean+ stdDev * COM.MICROSOFT.NORM.INV(RAND();0;1))" office:value-type="percentage" office:value="0.182580195033478" calcext:value-type="percentage">
            <text:p>18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table:style-name="ce9" table:formula="of:=EXP(Mean+ stdDev * COM.MICROSOFT.NORM.INV(RAND();0;1))" office:value-type="percentage" office:value="0.113371703773836" calcext:value-type="percentage">
            <text:p>11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table:style-name="ce9" table:formula="of:=EXP(Mean+ stdDev * COM.MICROSOFT.NORM.INV(RAND();0;1))" office:value-type="percentage" office:value="0.110381330148845" calcext:value-type="percentage">
            <text:p>1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table:style-name="ce9" table:formula="of:=EXP(Mean+ stdDev * COM.MICROSOFT.NORM.INV(RAND();0;1))" office:value-type="percentage" office:value="0.174755745105736" calcext:value-type="percentage">
            <text:p>17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table:style-name="ce9" table:formula="of:=EXP(Mean+ stdDev * COM.MICROSOFT.NORM.INV(RAND();0;1))" office:value-type="percentage" office:value="0.134038436447794" calcext:value-type="percentage">
            <text:p>1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9" calcext:value-type="float">
            <text:p>2199</text:p>
          </table:table-cell>
          <table:table-cell table:style-name="ce9" table:formula="of:=EXP(Mean+ stdDev * COM.MICROSOFT.NORM.INV(RAND();0;1))" office:value-type="percentage" office:value="0.0796834200766769" calcext:value-type="percentage">
            <text:p>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style-name="ce9" table:formula="of:=EXP(Mean+ stdDev * COM.MICROSOFT.NORM.INV(RAND();0;1))" office:value-type="percentage" office:value="0.058345653070153" calcext:value-type="percentage">
            <text:p>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table:style-name="ce9" table:formula="of:=EXP(Mean+ stdDev * COM.MICROSOFT.NORM.INV(RAND();0;1))" office:value-type="percentage" office:value="0.196696005846075" calcext:value-type="percentage">
            <text:p>19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table:style-name="ce9" table:formula="of:=EXP(Mean+ stdDev * COM.MICROSOFT.NORM.INV(RAND();0;1))" office:value-type="percentage" office:value="0.234064513130013" calcext:value-type="percentage">
            <text:p>23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table:style-name="ce9" table:formula="of:=EXP(Mean+ stdDev * COM.MICROSOFT.NORM.INV(RAND();0;1))" office:value-type="percentage" office:value="0.128750749483252" calcext:value-type="percentage">
            <text:p>12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table:style-name="ce9" table:formula="of:=EXP(Mean+ stdDev * COM.MICROSOFT.NORM.INV(RAND();0;1))" office:value-type="percentage" office:value="0.331505384014777" calcext:value-type="percentage">
            <text:p>33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table:style-name="ce9" table:formula="of:=EXP(Mean+ stdDev * COM.MICROSOFT.NORM.INV(RAND();0;1))" office:value-type="percentage" office:value="0.139514998956077" calcext:value-type="percentage">
            <text:p>13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table:style-name="ce9" table:formula="of:=EXP(Mean+ stdDev * COM.MICROSOFT.NORM.INV(RAND();0;1))" office:value-type="percentage" office:value="0.208024290420893" calcext:value-type="percentage">
            <text:p>20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table:style-name="ce9" table:formula="of:=EXP(Mean+ stdDev * COM.MICROSOFT.NORM.INV(RAND();0;1))" office:value-type="percentage" office:value="0.058651704032532" calcext:value-type="percentage">
            <text:p>5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table:style-name="ce9" table:formula="of:=EXP(Mean+ stdDev * COM.MICROSOFT.NORM.INV(RAND();0;1))" office:value-type="percentage" office:value="0.0572687950338796" calcext:value-type="percentage">
            <text:p>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 table:style-name="ce9" table:formula="of:=EXP(Mean+ stdDev * COM.MICROSOFT.NORM.INV(RAND();0;1))" office:value-type="percentage" office:value="0.145931944010571" calcext:value-type="percentage">
            <text:p>14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table:style-name="ce9" table:formula="of:=EXP(Mean+ stdDev * COM.MICROSOFT.NORM.INV(RAND();0;1))" office:value-type="percentage" office:value="0.0907094068554552" calcext:value-type="percentage">
            <text:p>9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table:style-name="ce9" table:formula="of:=EXP(Mean+ stdDev * COM.MICROSOFT.NORM.INV(RAND();0;1))" office:value-type="percentage" office:value="0.0860127178536898" calcext:value-type="percentage">
            <text:p>8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table:style-name="ce9" table:formula="of:=EXP(Mean+ stdDev * COM.MICROSOFT.NORM.INV(RAND();0;1))" office:value-type="percentage" office:value="0.130050427947092" calcext:value-type="percentage">
            <text:p>13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table:style-name="ce9" table:formula="of:=EXP(Mean+ stdDev * COM.MICROSOFT.NORM.INV(RAND();0;1))" office:value-type="percentage" office:value="0.21881012904974" calcext:value-type="percentage">
            <text:p>21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table:style-name="ce9" table:formula="of:=EXP(Mean+ stdDev * COM.MICROSOFT.NORM.INV(RAND();0;1))" office:value-type="percentage" office:value="0.0618756991695557" calcext:value-type="percentage">
            <text:p>6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table:style-name="ce9" table:formula="of:=EXP(Mean+ stdDev * COM.MICROSOFT.NORM.INV(RAND();0;1))" office:value-type="percentage" office:value="0.144213889689435" calcext:value-type="percentage">
            <text:p>14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6" calcext:value-type="float">
            <text:p>2216</text:p>
          </table:table-cell>
          <table:table-cell table:style-name="ce9" table:formula="of:=EXP(Mean+ stdDev * COM.MICROSOFT.NORM.INV(RAND();0;1))" office:value-type="percentage" office:value="0.140419950826048" calcext:value-type="percentage">
            <text:p>14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7" calcext:value-type="float">
            <text:p>2217</text:p>
          </table:table-cell>
          <table:table-cell table:style-name="ce9" table:formula="of:=EXP(Mean+ stdDev * COM.MICROSOFT.NORM.INV(RAND();0;1))" office:value-type="percentage" office:value="0.063497168596242" calcext:value-type="percentage">
            <text:p>6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table:style-name="ce9" table:formula="of:=EXP(Mean+ stdDev * COM.MICROSOFT.NORM.INV(RAND();0;1))" office:value-type="percentage" office:value="0.159616960415193" calcext:value-type="percentage">
            <text:p>1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table:style-name="ce9" table:formula="of:=EXP(Mean+ stdDev * COM.MICROSOFT.NORM.INV(RAND();0;1))" office:value-type="percentage" office:value="0.134800977308193" calcext:value-type="percentage">
            <text:p>13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table:style-name="ce9" table:formula="of:=EXP(Mean+ stdDev * COM.MICROSOFT.NORM.INV(RAND();0;1))" office:value-type="percentage" office:value="0.0804068593091274" calcext:value-type="percentage">
            <text:p>8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table:style-name="ce9" table:formula="of:=EXP(Mean+ stdDev * COM.MICROSOFT.NORM.INV(RAND();0;1))" office:value-type="percentage" office:value="0.270139887440464" calcext:value-type="percentage">
            <text:p>27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style-name="ce9" table:formula="of:=EXP(Mean+ stdDev * COM.MICROSOFT.NORM.INV(RAND();0;1))" office:value-type="percentage" office:value="0.141188463564964" calcext:value-type="percentage">
            <text:p>1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table:style-name="ce9" table:formula="of:=EXP(Mean+ stdDev * COM.MICROSOFT.NORM.INV(RAND();0;1))" office:value-type="percentage" office:value="0.108628532735949" calcext:value-type="percentage">
            <text:p>1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table:style-name="ce9" table:formula="of:=EXP(Mean+ stdDev * COM.MICROSOFT.NORM.INV(RAND();0;1))" office:value-type="percentage" office:value="0.171105729206931" calcext:value-type="percentage">
            <text:p>17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table:style-name="ce9" table:formula="of:=EXP(Mean+ stdDev * COM.MICROSOFT.NORM.INV(RAND();0;1))" office:value-type="percentage" office:value="0.155715007386935" calcext:value-type="percentage">
            <text:p>15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table:style-name="ce9" table:formula="of:=EXP(Mean+ stdDev * COM.MICROSOFT.NORM.INV(RAND();0;1))" office:value-type="percentage" office:value="0.625260302653705" calcext:value-type="percentage">
            <text:p>62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7" calcext:value-type="float">
            <text:p>2227</text:p>
          </table:table-cell>
          <table:table-cell table:style-name="ce9" table:formula="of:=EXP(Mean+ stdDev * COM.MICROSOFT.NORM.INV(RAND();0;1))" office:value-type="percentage" office:value="0.180805820079082" calcext:value-type="percentage">
            <text:p>1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table:style-name="ce9" table:formula="of:=EXP(Mean+ stdDev * COM.MICROSOFT.NORM.INV(RAND();0;1))" office:value-type="percentage" office:value="0.140194021250238" calcext:value-type="percentage">
            <text:p>14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table:style-name="ce9" table:formula="of:=EXP(Mean+ stdDev * COM.MICROSOFT.NORM.INV(RAND();0;1))" office:value-type="percentage" office:value="0.295889300808199" calcext:value-type="percentage">
            <text:p>29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table:style-name="ce9" table:formula="of:=EXP(Mean+ stdDev * COM.MICROSOFT.NORM.INV(RAND();0;1))" office:value-type="percentage" office:value="0.0470861611163321" calcext:value-type="percentage">
            <text:p>4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table:style-name="ce9" table:formula="of:=EXP(Mean+ stdDev * COM.MICROSOFT.NORM.INV(RAND();0;1))" office:value-type="percentage" office:value="0.0858008984518913" calcext:value-type="percentage">
            <text:p>8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table:style-name="ce9" table:formula="of:=EXP(Mean+ stdDev * COM.MICROSOFT.NORM.INV(RAND();0;1))" office:value-type="percentage" office:value="0.237026509049095" calcext:value-type="percentage">
            <text:p>23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table:style-name="ce9" table:formula="of:=EXP(Mean+ stdDev * COM.MICROSOFT.NORM.INV(RAND();0;1))" office:value-type="percentage" office:value="0.065955009645212" calcext:value-type="percentage">
            <text:p>6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table:style-name="ce9" table:formula="of:=EXP(Mean+ stdDev * COM.MICROSOFT.NORM.INV(RAND();0;1))" office:value-type="percentage" office:value="0.0612367831598653" calcext:value-type="percentage">
            <text:p>6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table:style-name="ce9" table:formula="of:=EXP(Mean+ stdDev * COM.MICROSOFT.NORM.INV(RAND();0;1))" office:value-type="percentage" office:value="0.132296701347843" calcext:value-type="percentage">
            <text:p>13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table:style-name="ce9" table:formula="of:=EXP(Mean+ stdDev * COM.MICROSOFT.NORM.INV(RAND();0;1))" office:value-type="percentage" office:value="0.12916657269889" calcext:value-type="percentage">
            <text:p>12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table:style-name="ce9" table:formula="of:=EXP(Mean+ stdDev * COM.MICROSOFT.NORM.INV(RAND();0;1))" office:value-type="percentage" office:value="0.082912070436434" calcext:value-type="percentage">
            <text:p>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8" calcext:value-type="float">
            <text:p>2238</text:p>
          </table:table-cell>
          <table:table-cell table:style-name="ce9" table:formula="of:=EXP(Mean+ stdDev * COM.MICROSOFT.NORM.INV(RAND();0;1))" office:value-type="percentage" office:value="0.105419377176625" calcext:value-type="percentage">
            <text:p>1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9" calcext:value-type="float">
            <text:p>2239</text:p>
          </table:table-cell>
          <table:table-cell table:style-name="ce9" table:formula="of:=EXP(Mean+ stdDev * COM.MICROSOFT.NORM.INV(RAND();0;1))" office:value-type="percentage" office:value="0.06394962490526" calcext:value-type="percentage">
            <text:p>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table:style-name="ce9" table:formula="of:=EXP(Mean+ stdDev * COM.MICROSOFT.NORM.INV(RAND();0;1))" office:value-type="percentage" office:value="0.143434164052849" calcext:value-type="percentage">
            <text:p>14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table:style-name="ce9" table:formula="of:=EXP(Mean+ stdDev * COM.MICROSOFT.NORM.INV(RAND();0;1))" office:value-type="percentage" office:value="0.117622379258952" calcext:value-type="percentage">
            <text:p>11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table:style-name="ce9" table:formula="of:=EXP(Mean+ stdDev * COM.MICROSOFT.NORM.INV(RAND();0;1))" office:value-type="percentage" office:value="0.0557582968364424" calcext:value-type="percentage">
            <text:p>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table:style-name="ce9" table:formula="of:=EXP(Mean+ stdDev * COM.MICROSOFT.NORM.INV(RAND();0;1))" office:value-type="percentage" office:value="0.0622979201030936" calcext:value-type="percentage">
            <text:p>6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table:style-name="ce9" table:formula="of:=EXP(Mean+ stdDev * COM.MICROSOFT.NORM.INV(RAND();0;1))" office:value-type="percentage" office:value="0.0840676767260327" calcext:value-type="percentage">
            <text:p>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table:style-name="ce9" table:formula="of:=EXP(Mean+ stdDev * COM.MICROSOFT.NORM.INV(RAND();0;1))" office:value-type="percentage" office:value="0.0501983625435085" calcext:value-type="percentage">
            <text:p>5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table:style-name="ce9" table:formula="of:=EXP(Mean+ stdDev * COM.MICROSOFT.NORM.INV(RAND();0;1))" office:value-type="percentage" office:value="0.172962714840988" calcext:value-type="percentage">
            <text:p>17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7" calcext:value-type="float">
            <text:p>2247</text:p>
          </table:table-cell>
          <table:table-cell table:style-name="ce9" table:formula="of:=EXP(Mean+ stdDev * COM.MICROSOFT.NORM.INV(RAND();0;1))" office:value-type="percentage" office:value="0.162913447285617" calcext:value-type="percentage">
            <text:p>16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table:style-name="ce9" table:formula="of:=EXP(Mean+ stdDev * COM.MICROSOFT.NORM.INV(RAND();0;1))" office:value-type="percentage" office:value="0.387616868344745" calcext:value-type="percentage">
            <text:p>38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table:style-name="ce9" table:formula="of:=EXP(Mean+ stdDev * COM.MICROSOFT.NORM.INV(RAND();0;1))" office:value-type="percentage" office:value="0.174052710678977" calcext:value-type="percentage">
            <text:p>17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style-name="ce9" table:formula="of:=EXP(Mean+ stdDev * COM.MICROSOFT.NORM.INV(RAND();0;1))" office:value-type="percentage" office:value="0.115892775867972" calcext:value-type="percentage">
            <text:p>11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1" calcext:value-type="float">
            <text:p>2251</text:p>
          </table:table-cell>
          <table:table-cell table:style-name="ce9" table:formula="of:=EXP(Mean+ stdDev * COM.MICROSOFT.NORM.INV(RAND();0;1))" office:value-type="percentage" office:value="0.136911115939251" calcext:value-type="percentage">
            <text:p>1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2" calcext:value-type="float">
            <text:p>2252</text:p>
          </table:table-cell>
          <table:table-cell table:style-name="ce9" table:formula="of:=EXP(Mean+ stdDev * COM.MICROSOFT.NORM.INV(RAND();0;1))" office:value-type="percentage" office:value="0.175631907785084" calcext:value-type="percentage">
            <text:p>1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table:style-name="ce9" table:formula="of:=EXP(Mean+ stdDev * COM.MICROSOFT.NORM.INV(RAND();0;1))" office:value-type="percentage" office:value="0.225172591129165" calcext:value-type="percentage">
            <text:p>22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table:style-name="ce9" table:formula="of:=EXP(Mean+ stdDev * COM.MICROSOFT.NORM.INV(RAND();0;1))" office:value-type="percentage" office:value="0.282824455515929" calcext:value-type="percentage">
            <text:p>28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5" calcext:value-type="float">
            <text:p>2255</text:p>
          </table:table-cell>
          <table:table-cell table:style-name="ce9" table:formula="of:=EXP(Mean+ stdDev * COM.MICROSOFT.NORM.INV(RAND();0;1))" office:value-type="percentage" office:value="0.125773711739989" calcext:value-type="percentage">
            <text:p>1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table:style-name="ce9" table:formula="of:=EXP(Mean+ stdDev * COM.MICROSOFT.NORM.INV(RAND();0;1))" office:value-type="percentage" office:value="0.174955912219577" calcext:value-type="percentage">
            <text:p>17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table:style-name="ce9" table:formula="of:=EXP(Mean+ stdDev * COM.MICROSOFT.NORM.INV(RAND();0;1))" office:value-type="percentage" office:value="0.161138947858816" calcext:value-type="percentage">
            <text:p>16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table:style-name="ce9" table:formula="of:=EXP(Mean+ stdDev * COM.MICROSOFT.NORM.INV(RAND();0;1))" office:value-type="percentage" office:value="0.105047863987499" calcext:value-type="percentage">
            <text:p>10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table:style-name="ce9" table:formula="of:=EXP(Mean+ stdDev * COM.MICROSOFT.NORM.INV(RAND();0;1))" office:value-type="percentage" office:value="0.131338067755135" calcext:value-type="percentage">
            <text:p>13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table:style-name="ce9" table:formula="of:=EXP(Mean+ stdDev * COM.MICROSOFT.NORM.INV(RAND();0;1))" office:value-type="percentage" office:value="0.132270375642996" calcext:value-type="percentage">
            <text:p>13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table:style-name="ce9" table:formula="of:=EXP(Mean+ stdDev * COM.MICROSOFT.NORM.INV(RAND();0;1))" office:value-type="percentage" office:value="0.042512112528491" calcext:value-type="percentage">
            <text:p>4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table:style-name="ce9" table:formula="of:=EXP(Mean+ stdDev * COM.MICROSOFT.NORM.INV(RAND();0;1))" office:value-type="percentage" office:value="0.122318312008962" calcext:value-type="percentage">
            <text:p>1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table:style-name="ce9" table:formula="of:=EXP(Mean+ stdDev * COM.MICROSOFT.NORM.INV(RAND();0;1))" office:value-type="percentage" office:value="0.232872690348485" calcext:value-type="percentage">
            <text:p>23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table:style-name="ce9" table:formula="of:=EXP(Mean+ stdDev * COM.MICROSOFT.NORM.INV(RAND();0;1))" office:value-type="percentage" office:value="0.205749817775541" calcext:value-type="percentage">
            <text:p>20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table:style-name="ce9" table:formula="of:=EXP(Mean+ stdDev * COM.MICROSOFT.NORM.INV(RAND();0;1))" office:value-type="percentage" office:value="0.25337391222755" calcext:value-type="percentage">
            <text:p>25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table:style-name="ce9" table:formula="of:=EXP(Mean+ stdDev * COM.MICROSOFT.NORM.INV(RAND();0;1))" office:value-type="percentage" office:value="0.179490849577419" calcext:value-type="percentage">
            <text:p>17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table:style-name="ce9" table:formula="of:=EXP(Mean+ stdDev * COM.MICROSOFT.NORM.INV(RAND();0;1))" office:value-type="percentage" office:value="0.107759571345469" calcext:value-type="percentage">
            <text:p>10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table:style-name="ce9" table:formula="of:=EXP(Mean+ stdDev * COM.MICROSOFT.NORM.INV(RAND();0;1))" office:value-type="percentage" office:value="0.110753736619903" calcext:value-type="percentage">
            <text:p>11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table:style-name="ce9" table:formula="of:=EXP(Mean+ stdDev * COM.MICROSOFT.NORM.INV(RAND();0;1))" office:value-type="percentage" office:value="0.16550466328603" calcext:value-type="percentage">
            <text:p>16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table:style-name="ce9" table:formula="of:=EXP(Mean+ stdDev * COM.MICROSOFT.NORM.INV(RAND();0;1))" office:value-type="percentage" office:value="0.0943282692958454" calcext:value-type="percentage">
            <text:p>9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table:style-name="ce9" table:formula="of:=EXP(Mean+ stdDev * COM.MICROSOFT.NORM.INV(RAND();0;1))" office:value-type="percentage" office:value="0.133722695509865" calcext:value-type="percentage">
            <text:p>13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table:style-name="ce9" table:formula="of:=EXP(Mean+ stdDev * COM.MICROSOFT.NORM.INV(RAND();0;1))" office:value-type="percentage" office:value="0.357115453117802" calcext:value-type="percentage">
            <text:p>35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table:style-name="ce9" table:formula="of:=EXP(Mean+ stdDev * COM.MICROSOFT.NORM.INV(RAND();0;1))" office:value-type="percentage" office:value="0.216640197581804" calcext:value-type="percentage">
            <text:p>21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table:style-name="ce9" table:formula="of:=EXP(Mean+ stdDev * COM.MICROSOFT.NORM.INV(RAND();0;1))" office:value-type="percentage" office:value="0.135065310502437" calcext:value-type="percentage">
            <text:p>13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table:style-name="ce9" table:formula="of:=EXP(Mean+ stdDev * COM.MICROSOFT.NORM.INV(RAND();0;1))" office:value-type="percentage" office:value="0.150671288298289" calcext:value-type="percentage">
            <text:p>15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table:style-name="ce9" table:formula="of:=EXP(Mean+ stdDev * COM.MICROSOFT.NORM.INV(RAND();0;1))" office:value-type="percentage" office:value="0.194597890886565" calcext:value-type="percentage">
            <text:p>1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table:style-name="ce9" table:formula="of:=EXP(Mean+ stdDev * COM.MICROSOFT.NORM.INV(RAND();0;1))" office:value-type="percentage" office:value="0.193643847051454" calcext:value-type="percentage">
            <text:p>1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table:style-name="ce9" table:formula="of:=EXP(Mean+ stdDev * COM.MICROSOFT.NORM.INV(RAND();0;1))" office:value-type="percentage" office:value="0.165414307421799" calcext:value-type="percentage">
            <text:p>16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9" calcext:value-type="float">
            <text:p>2279</text:p>
          </table:table-cell>
          <table:table-cell table:style-name="ce9" table:formula="of:=EXP(Mean+ stdDev * COM.MICROSOFT.NORM.INV(RAND();0;1))" office:value-type="percentage" office:value="0.119261432628682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table:style-name="ce9" table:formula="of:=EXP(Mean+ stdDev * COM.MICROSOFT.NORM.INV(RAND();0;1))" office:value-type="percentage" office:value="0.150649069369106" calcext:value-type="percentage">
            <text:p>15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table:style-name="ce9" table:formula="of:=EXP(Mean+ stdDev * COM.MICROSOFT.NORM.INV(RAND();0;1))" office:value-type="percentage" office:value="0.136050938238155" calcext:value-type="percentage">
            <text:p>1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table:style-name="ce9" table:formula="of:=EXP(Mean+ stdDev * COM.MICROSOFT.NORM.INV(RAND();0;1))" office:value-type="percentage" office:value="0.090198907548015" calcext:value-type="percentage">
            <text:p>9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3" calcext:value-type="float">
            <text:p>2283</text:p>
          </table:table-cell>
          <table:table-cell table:style-name="ce9" table:formula="of:=EXP(Mean+ stdDev * COM.MICROSOFT.NORM.INV(RAND();0;1))" office:value-type="percentage" office:value="0.197405299889989" calcext:value-type="percentage">
            <text:p>19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table:style-name="ce9" table:formula="of:=EXP(Mean+ stdDev * COM.MICROSOFT.NORM.INV(RAND();0;1))" office:value-type="percentage" office:value="0.220335179590681" calcext:value-type="percentage">
            <text:p>22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table:style-name="ce9" table:formula="of:=EXP(Mean+ stdDev * COM.MICROSOFT.NORM.INV(RAND();0;1))" office:value-type="percentage" office:value="0.517676166215447" calcext:value-type="percentage">
            <text:p>51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table:style-name="ce9" table:formula="of:=EXP(Mean+ stdDev * COM.MICROSOFT.NORM.INV(RAND();0;1))" office:value-type="percentage" office:value="0.207610253388487" calcext:value-type="percentage">
            <text:p>20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table:style-name="ce9" table:formula="of:=EXP(Mean+ stdDev * COM.MICROSOFT.NORM.INV(RAND();0;1))" office:value-type="percentage" office:value="0.0616000363384227" calcext:value-type="percentage">
            <text:p>6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table:style-name="ce9" table:formula="of:=EXP(Mean+ stdDev * COM.MICROSOFT.NORM.INV(RAND();0;1))" office:value-type="percentage" office:value="0.135846825514653" calcext:value-type="percentage">
            <text:p>1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table:style-name="ce9" table:formula="of:=EXP(Mean+ stdDev * COM.MICROSOFT.NORM.INV(RAND();0;1))" office:value-type="percentage" office:value="0.217863953148136" calcext:value-type="percentage">
            <text:p>21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table:style-name="ce9" table:formula="of:=EXP(Mean+ stdDev * COM.MICROSOFT.NORM.INV(RAND();0;1))" office:value-type="percentage" office:value="0.0779710211975676" calcext:value-type="percentage">
            <text:p>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1" calcext:value-type="float">
            <text:p>2291</text:p>
          </table:table-cell>
          <table:table-cell table:style-name="ce9" table:formula="of:=EXP(Mean+ stdDev * COM.MICROSOFT.NORM.INV(RAND();0;1))" office:value-type="percentage" office:value="0.183812599249193" calcext:value-type="percentage">
            <text:p>18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table:style-name="ce9" table:formula="of:=EXP(Mean+ stdDev * COM.MICROSOFT.NORM.INV(RAND();0;1))" office:value-type="percentage" office:value="0.0894802164247832" calcext:value-type="percentage">
            <text:p>8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3" calcext:value-type="float">
            <text:p>2293</text:p>
          </table:table-cell>
          <table:table-cell table:style-name="ce9" table:formula="of:=EXP(Mean+ stdDev * COM.MICROSOFT.NORM.INV(RAND();0;1))" office:value-type="percentage" office:value="0.285852285247061" calcext:value-type="percentage">
            <text:p>28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4" calcext:value-type="float">
            <text:p>2294</text:p>
          </table:table-cell>
          <table:table-cell table:style-name="ce9" table:formula="of:=EXP(Mean+ stdDev * COM.MICROSOFT.NORM.INV(RAND();0;1))" office:value-type="percentage" office:value="0.0646835383524598" calcext:value-type="percentage">
            <text:p>6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table:style-name="ce9" table:formula="of:=EXP(Mean+ stdDev * COM.MICROSOFT.NORM.INV(RAND();0;1))" office:value-type="percentage" office:value="0.0907238308542655" calcext:value-type="percentage">
            <text:p>9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table:style-name="ce9" table:formula="of:=EXP(Mean+ stdDev * COM.MICROSOFT.NORM.INV(RAND();0;1))" office:value-type="percentage" office:value="0.121128622336507" calcext:value-type="percentage">
            <text:p>12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table:style-name="ce9" table:formula="of:=EXP(Mean+ stdDev * COM.MICROSOFT.NORM.INV(RAND();0;1))" office:value-type="percentage" office:value="0.171229748471602" calcext:value-type="percentage">
            <text:p>1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table:style-name="ce9" table:formula="of:=EXP(Mean+ stdDev * COM.MICROSOFT.NORM.INV(RAND();0;1))" office:value-type="percentage" office:value="0.144883700996421" calcext:value-type="percentage">
            <text:p>1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9" calcext:value-type="float">
            <text:p>2299</text:p>
          </table:table-cell>
          <table:table-cell table:style-name="ce9" table:formula="of:=EXP(Mean+ stdDev * COM.MICROSOFT.NORM.INV(RAND();0;1))" office:value-type="percentage" office:value="0.0672632577596798" calcext:value-type="percentage">
            <text:p>6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style-name="ce9" table:formula="of:=EXP(Mean+ stdDev * COM.MICROSOFT.NORM.INV(RAND();0;1))" office:value-type="percentage" office:value="0.100815484210575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table:style-name="ce9" table:formula="of:=EXP(Mean+ stdDev * COM.MICROSOFT.NORM.INV(RAND();0;1))" office:value-type="percentage" office:value="0.136520164336733" calcext:value-type="percentage">
            <text:p>13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table:style-name="ce9" table:formula="of:=EXP(Mean+ stdDev * COM.MICROSOFT.NORM.INV(RAND();0;1))" office:value-type="percentage" office:value="0.293948418647821" calcext:value-type="percentage">
            <text:p>29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3" calcext:value-type="float">
            <text:p>2303</text:p>
          </table:table-cell>
          <table:table-cell table:style-name="ce9" table:formula="of:=EXP(Mean+ stdDev * COM.MICROSOFT.NORM.INV(RAND();0;1))" office:value-type="percentage" office:value="0.234101675754277" calcext:value-type="percentage">
            <text:p>23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table:style-name="ce9" table:formula="of:=EXP(Mean+ stdDev * COM.MICROSOFT.NORM.INV(RAND();0;1))" office:value-type="percentage" office:value="0.0794915997628503" calcext:value-type="percentage">
            <text:p>7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5" calcext:value-type="float">
            <text:p>2305</text:p>
          </table:table-cell>
          <table:table-cell table:style-name="ce9" table:formula="of:=EXP(Mean+ stdDev * COM.MICROSOFT.NORM.INV(RAND();0;1))" office:value-type="percentage" office:value="0.0925749712527423" calcext:value-type="percentage">
            <text:p>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table:style-name="ce9" table:formula="of:=EXP(Mean+ stdDev * COM.MICROSOFT.NORM.INV(RAND();0;1))" office:value-type="percentage" office:value="0.118643670128214" calcext:value-type="percentage">
            <text:p>11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table:style-name="ce9" table:formula="of:=EXP(Mean+ stdDev * COM.MICROSOFT.NORM.INV(RAND();0;1))" office:value-type="percentage" office:value="0.154189918604859" calcext:value-type="percentage">
            <text:p>15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table:style-name="ce9" table:formula="of:=EXP(Mean+ stdDev * COM.MICROSOFT.NORM.INV(RAND();0;1))" office:value-type="percentage" office:value="0.0879153583899942" calcext:value-type="percentage">
            <text:p>8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table:style-name="ce9" table:formula="of:=EXP(Mean+ stdDev * COM.MICROSOFT.NORM.INV(RAND();0;1))" office:value-type="percentage" office:value="0.265547767611397" calcext:value-type="percentage">
            <text:p>26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table:style-name="ce9" table:formula="of:=EXP(Mean+ stdDev * COM.MICROSOFT.NORM.INV(RAND();0;1))" office:value-type="percentage" office:value="0.102972266958937" calcext:value-type="percentage">
            <text:p>10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1" calcext:value-type="float">
            <text:p>2311</text:p>
          </table:table-cell>
          <table:table-cell table:style-name="ce9" table:formula="of:=EXP(Mean+ stdDev * COM.MICROSOFT.NORM.INV(RAND();0;1))" office:value-type="percentage" office:value="0.267016000314032" calcext:value-type="percentage">
            <text:p>26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table:style-name="ce9" table:formula="of:=EXP(Mean+ stdDev * COM.MICROSOFT.NORM.INV(RAND();0;1))" office:value-type="percentage" office:value="0.120717510688577" calcext:value-type="percentage">
            <text:p>1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table:style-name="ce9" table:formula="of:=EXP(Mean+ stdDev * COM.MICROSOFT.NORM.INV(RAND();0;1))" office:value-type="percentage" office:value="0.147927305631176" calcext:value-type="percentage">
            <text:p>14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table:style-name="ce9" table:formula="of:=EXP(Mean+ stdDev * COM.MICROSOFT.NORM.INV(RAND();0;1))" office:value-type="percentage" office:value="0.106058210582997" calcext:value-type="percentage">
            <text:p>1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 table:style-name="ce9" table:formula="of:=EXP(Mean+ stdDev * COM.MICROSOFT.NORM.INV(RAND();0;1))" office:value-type="percentage" office:value="0.0780343796725526" calcext:value-type="percentage">
            <text:p>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table:style-name="ce9" table:formula="of:=EXP(Mean+ stdDev * COM.MICROSOFT.NORM.INV(RAND();0;1))" office:value-type="percentage" office:value="0.266997959820829" calcext:value-type="percentage">
            <text:p>26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table:style-name="ce9" table:formula="of:=EXP(Mean+ stdDev * COM.MICROSOFT.NORM.INV(RAND();0;1))" office:value-type="percentage" office:value="0.220056895733625" calcext:value-type="percentage">
            <text:p>22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style-name="ce9" table:formula="of:=EXP(Mean+ stdDev * COM.MICROSOFT.NORM.INV(RAND();0;1))" office:value-type="percentage" office:value="0.306480131821994" calcext:value-type="percentage">
            <text:p>30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table:style-name="ce9" table:formula="of:=EXP(Mean+ stdDev * COM.MICROSOFT.NORM.INV(RAND();0;1))" office:value-type="percentage" office:value="0.123152313653067" calcext:value-type="percentage">
            <text:p>12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table:style-name="ce9" table:formula="of:=EXP(Mean+ stdDev * COM.MICROSOFT.NORM.INV(RAND();0;1))" office:value-type="percentage" office:value="0.110015736941161" calcext:value-type="percentage">
            <text:p>1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table:style-name="ce9" table:formula="of:=EXP(Mean+ stdDev * COM.MICROSOFT.NORM.INV(RAND();0;1))" office:value-type="percentage" office:value="0.269000749326875" calcext:value-type="percentage">
            <text:p>26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 table:style-name="ce9" table:formula="of:=EXP(Mean+ stdDev * COM.MICROSOFT.NORM.INV(RAND();0;1))" office:value-type="percentage" office:value="0.224659670749921" calcext:value-type="percentage">
            <text:p>22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table:style-name="ce9" table:formula="of:=EXP(Mean+ stdDev * COM.MICROSOFT.NORM.INV(RAND();0;1))" office:value-type="percentage" office:value="0.0846285834381616" calcext:value-type="percentage">
            <text:p>8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table:style-name="ce9" table:formula="of:=EXP(Mean+ stdDev * COM.MICROSOFT.NORM.INV(RAND();0;1))" office:value-type="percentage" office:value="0.129733999339598" calcext:value-type="percentage">
            <text:p>12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table:style-name="ce9" table:formula="of:=EXP(Mean+ stdDev * COM.MICROSOFT.NORM.INV(RAND();0;1))" office:value-type="percentage" office:value="0.11539599446403" calcext:value-type="percentage">
            <text:p>11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table:style-name="ce9" table:formula="of:=EXP(Mean+ stdDev * COM.MICROSOFT.NORM.INV(RAND();0;1))" office:value-type="percentage" office:value="0.117076410301803" calcext:value-type="percentage">
            <text:p>11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 table:style-name="ce9" table:formula="of:=EXP(Mean+ stdDev * COM.MICROSOFT.NORM.INV(RAND();0;1))" office:value-type="percentage" office:value="0.125974899805" calcext:value-type="percentage">
            <text:p>12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table:style-name="ce9" table:formula="of:=EXP(Mean+ stdDev * COM.MICROSOFT.NORM.INV(RAND();0;1))" office:value-type="percentage" office:value="0.120031171694867" calcext:value-type="percentage">
            <text:p>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table:style-name="ce9" table:formula="of:=EXP(Mean+ stdDev * COM.MICROSOFT.NORM.INV(RAND();0;1))" office:value-type="percentage" office:value="0.054345211829223" calcext:value-type="percentage">
            <text:p>5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table:style-name="ce9" table:formula="of:=EXP(Mean+ stdDev * COM.MICROSOFT.NORM.INV(RAND();0;1))" office:value-type="percentage" office:value="0.43177481597294" calcext:value-type="percentage">
            <text:p>43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1" calcext:value-type="float">
            <text:p>2331</text:p>
          </table:table-cell>
          <table:table-cell table:style-name="ce9" table:formula="of:=EXP(Mean+ stdDev * COM.MICROSOFT.NORM.INV(RAND();0;1))" office:value-type="percentage" office:value="0.0736437432849945" calcext:value-type="percentage">
            <text:p>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table:style-name="ce9" table:formula="of:=EXP(Mean+ stdDev * COM.MICROSOFT.NORM.INV(RAND();0;1))" office:value-type="percentage" office:value="0.1475086074698" calcext:value-type="percentage">
            <text:p>14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table:style-name="ce9" table:formula="of:=EXP(Mean+ stdDev * COM.MICROSOFT.NORM.INV(RAND();0;1))" office:value-type="percentage" office:value="0.199904374123227" calcext:value-type="percentage">
            <text:p>19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table:style-name="ce9" table:formula="of:=EXP(Mean+ stdDev * COM.MICROSOFT.NORM.INV(RAND();0;1))" office:value-type="percentage" office:value="0.104532211112326" calcext:value-type="percentage">
            <text:p>10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5" calcext:value-type="float">
            <text:p>2335</text:p>
          </table:table-cell>
          <table:table-cell table:style-name="ce9" table:formula="of:=EXP(Mean+ stdDev * COM.MICROSOFT.NORM.INV(RAND();0;1))" office:value-type="percentage" office:value="0.202569297026412" calcext:value-type="percentage">
            <text:p>20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table:style-name="ce9" table:formula="of:=EXP(Mean+ stdDev * COM.MICROSOFT.NORM.INV(RAND();0;1))" office:value-type="percentage" office:value="0.1444813877043" calcext:value-type="percentage">
            <text:p>14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table:style-name="ce9" table:formula="of:=EXP(Mean+ stdDev * COM.MICROSOFT.NORM.INV(RAND();0;1))" office:value-type="percentage" office:value="0.193175053533136" calcext:value-type="percentage">
            <text:p>19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table:style-name="ce9" table:formula="of:=EXP(Mean+ stdDev * COM.MICROSOFT.NORM.INV(RAND();0;1))" office:value-type="percentage" office:value="0.166032666507322" calcext:value-type="percentage">
            <text:p>16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table:style-name="ce9" table:formula="of:=EXP(Mean+ stdDev * COM.MICROSOFT.NORM.INV(RAND();0;1))" office:value-type="percentage" office:value="0.198718768001718" calcext:value-type="percentage">
            <text:p>1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style-name="ce9" table:formula="of:=EXP(Mean+ stdDev * COM.MICROSOFT.NORM.INV(RAND();0;1))" office:value-type="percentage" office:value="0.118967733722259" calcext:value-type="percentage">
            <text:p>11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table:style-name="ce9" table:formula="of:=EXP(Mean+ stdDev * COM.MICROSOFT.NORM.INV(RAND();0;1))" office:value-type="percentage" office:value="0.376515167831855" calcext:value-type="percentage">
            <text:p>37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table:style-name="ce9" table:formula="of:=EXP(Mean+ stdDev * COM.MICROSOFT.NORM.INV(RAND();0;1))" office:value-type="percentage" office:value="0.10134377616397" calcext:value-type="percentage">
            <text:p>1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table:style-name="ce9" table:formula="of:=EXP(Mean+ stdDev * COM.MICROSOFT.NORM.INV(RAND();0;1))" office:value-type="percentage" office:value="0.198664727592744" calcext:value-type="percentage">
            <text:p>1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table:style-name="ce9" table:formula="of:=EXP(Mean+ stdDev * COM.MICROSOFT.NORM.INV(RAND();0;1))" office:value-type="percentage" office:value="0.0550226186661539" calcext:value-type="percentage">
            <text:p>5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table:style-name="ce9" table:formula="of:=EXP(Mean+ stdDev * COM.MICROSOFT.NORM.INV(RAND();0;1))" office:value-type="percentage" office:value="0.12236149728868" calcext:value-type="percentage">
            <text:p>1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table:style-name="ce9" table:formula="of:=EXP(Mean+ stdDev * COM.MICROSOFT.NORM.INV(RAND();0;1))" office:value-type="percentage" office:value="0.0877844859255309" calcext:value-type="percentage">
            <text:p>8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 table:style-name="ce9" table:formula="of:=EXP(Mean+ stdDev * COM.MICROSOFT.NORM.INV(RAND();0;1))" office:value-type="percentage" office:value="0.110474925988934" calcext:value-type="percentage">
            <text:p>11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table:style-name="ce9" table:formula="of:=EXP(Mean+ stdDev * COM.MICROSOFT.NORM.INV(RAND();0;1))" office:value-type="percentage" office:value="0.0633210735597485" calcext:value-type="percentage">
            <text:p>6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table:style-name="ce9" table:formula="of:=EXP(Mean+ stdDev * COM.MICROSOFT.NORM.INV(RAND();0;1))" office:value-type="percentage" office:value="0.155383355636771" calcext:value-type="percentage">
            <text:p>15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table:style-name="ce9" table:formula="of:=EXP(Mean+ stdDev * COM.MICROSOFT.NORM.INV(RAND();0;1))" office:value-type="percentage" office:value="0.133812656187894" calcext:value-type="percentage">
            <text:p>13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table:style-name="ce9" table:formula="of:=EXP(Mean+ stdDev * COM.MICROSOFT.NORM.INV(RAND();0;1))" office:value-type="percentage" office:value="0.223208102581884" calcext:value-type="percentage">
            <text:p>22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table:style-name="ce9" table:formula="of:=EXP(Mean+ stdDev * COM.MICROSOFT.NORM.INV(RAND();0;1))" office:value-type="percentage" office:value="0.228564953840173" calcext:value-type="percentage">
            <text:p>22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table:style-name="ce9" table:formula="of:=EXP(Mean+ stdDev * COM.MICROSOFT.NORM.INV(RAND();0;1))" office:value-type="percentage" office:value="0.0755518073670106" calcext:value-type="percentage">
            <text:p>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4" calcext:value-type="float">
            <text:p>2354</text:p>
          </table:table-cell>
          <table:table-cell table:style-name="ce9" table:formula="of:=EXP(Mean+ stdDev * COM.MICROSOFT.NORM.INV(RAND();0;1))" office:value-type="percentage" office:value="0.0576893643486495" calcext:value-type="percentage">
            <text:p>5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table:style-name="ce9" table:formula="of:=EXP(Mean+ stdDev * COM.MICROSOFT.NORM.INV(RAND();0;1))" office:value-type="percentage" office:value="0.130928415119482" calcext:value-type="percentage">
            <text:p>13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table:style-name="ce9" table:formula="of:=EXP(Mean+ stdDev * COM.MICROSOFT.NORM.INV(RAND();0;1))" office:value-type="percentage" office:value="0.136234068884047" calcext:value-type="percentage">
            <text:p>13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table:style-name="ce9" table:formula="of:=EXP(Mean+ stdDev * COM.MICROSOFT.NORM.INV(RAND();0;1))" office:value-type="percentage" office:value="0.150373692723392" calcext:value-type="percentage">
            <text:p>15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table:style-name="ce9" table:formula="of:=EXP(Mean+ stdDev * COM.MICROSOFT.NORM.INV(RAND();0;1))" office:value-type="percentage" office:value="0.171626741403296" calcext:value-type="percentage">
            <text:p>17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table:style-name="ce9" table:formula="of:=EXP(Mean+ stdDev * COM.MICROSOFT.NORM.INV(RAND();0;1))" office:value-type="percentage" office:value="0.062500919358853" calcext:value-type="percentage">
            <text:p>6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table:style-name="ce9" table:formula="of:=EXP(Mean+ stdDev * COM.MICROSOFT.NORM.INV(RAND();0;1))" office:value-type="percentage" office:value="0.11680557313309" calcext:value-type="percentage">
            <text:p>11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table:style-name="ce9" table:formula="of:=EXP(Mean+ stdDev * COM.MICROSOFT.NORM.INV(RAND();0;1))" office:value-type="percentage" office:value="0.0899279741285931" calcext:value-type="percentage">
            <text:p>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table:style-name="ce9" table:formula="of:=EXP(Mean+ stdDev * COM.MICROSOFT.NORM.INV(RAND();0;1))" office:value-type="percentage" office:value="0.221340310982604" calcext:value-type="percentage">
            <text:p>22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table:style-name="ce9" table:formula="of:=EXP(Mean+ stdDev * COM.MICROSOFT.NORM.INV(RAND();0;1))" office:value-type="percentage" office:value="0.117110119159284" calcext:value-type="percentage">
            <text:p>11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table:style-name="ce9" table:formula="of:=EXP(Mean+ stdDev * COM.MICROSOFT.NORM.INV(RAND();0;1))" office:value-type="percentage" office:value="0.121876932165595" calcext:value-type="percentage">
            <text:p>12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5" calcext:value-type="float">
            <text:p>2365</text:p>
          </table:table-cell>
          <table:table-cell table:style-name="ce9" table:formula="of:=EXP(Mean+ stdDev * COM.MICROSOFT.NORM.INV(RAND();0;1))" office:value-type="percentage" office:value="0.345719420988814" calcext:value-type="percentage">
            <text:p>34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 table:style-name="ce9" table:formula="of:=EXP(Mean+ stdDev * COM.MICROSOFT.NORM.INV(RAND();0;1))" office:value-type="percentage" office:value="0.0546567281231378" calcext:value-type="percentage">
            <text:p>5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7" calcext:value-type="float">
            <text:p>2367</text:p>
          </table:table-cell>
          <table:table-cell table:style-name="ce9" table:formula="of:=EXP(Mean+ stdDev * COM.MICROSOFT.NORM.INV(RAND();0;1))" office:value-type="percentage" office:value="0.128971731608671" calcext:value-type="percentage">
            <text:p>12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8" calcext:value-type="float">
            <text:p>2368</text:p>
          </table:table-cell>
          <table:table-cell table:style-name="ce9" table:formula="of:=EXP(Mean+ stdDev * COM.MICROSOFT.NORM.INV(RAND();0;1))" office:value-type="percentage" office:value="0.145512685059742" calcext:value-type="percentage">
            <text:p>14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9" calcext:value-type="float">
            <text:p>2369</text:p>
          </table:table-cell>
          <table:table-cell table:style-name="ce9" table:formula="of:=EXP(Mean+ stdDev * COM.MICROSOFT.NORM.INV(RAND();0;1))" office:value-type="percentage" office:value="0.114397045231328" calcext:value-type="percentage">
            <text:p>11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table:style-name="ce9" table:formula="of:=EXP(Mean+ stdDev * COM.MICROSOFT.NORM.INV(RAND();0;1))" office:value-type="percentage" office:value="0.168414411857019" calcext:value-type="percentage">
            <text:p>16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table:style-name="ce9" table:formula="of:=EXP(Mean+ stdDev * COM.MICROSOFT.NORM.INV(RAND();0;1))" office:value-type="percentage" office:value="0.143758179599533" calcext:value-type="percentage">
            <text:p>14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table:style-name="ce9" table:formula="of:=EXP(Mean+ stdDev * COM.MICROSOFT.NORM.INV(RAND();0;1))" office:value-type="percentage" office:value="0.141566133511621" calcext:value-type="percentage">
            <text:p>14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table:style-name="ce9" table:formula="of:=EXP(Mean+ stdDev * COM.MICROSOFT.NORM.INV(RAND();0;1))" office:value-type="percentage" office:value="0.148117074583379" calcext:value-type="percentage">
            <text:p>14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table:style-name="ce9" table:formula="of:=EXP(Mean+ stdDev * COM.MICROSOFT.NORM.INV(RAND();0;1))" office:value-type="percentage" office:value="0.0713251405382898" calcext:value-type="percentage">
            <text:p>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table:style-name="ce9" table:formula="of:=EXP(Mean+ stdDev * COM.MICROSOFT.NORM.INV(RAND();0;1))" office:value-type="percentage" office:value="0.0968142128159639" calcext:value-type="percentage">
            <text:p>9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table:style-name="ce9" table:formula="of:=EXP(Mean+ stdDev * COM.MICROSOFT.NORM.INV(RAND();0;1))" office:value-type="percentage" office:value="0.0864457594409563" calcext:value-type="percentage">
            <text:p>8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 table:style-name="ce9" table:formula="of:=EXP(Mean+ stdDev * COM.MICROSOFT.NORM.INV(RAND();0;1))" office:value-type="percentage" office:value="0.192076414925585" calcext:value-type="percentage">
            <text:p>19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 table:style-name="ce9" table:formula="of:=EXP(Mean+ stdDev * COM.MICROSOFT.NORM.INV(RAND();0;1))" office:value-type="percentage" office:value="0.225044066470439" calcext:value-type="percentage">
            <text:p>2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table:style-name="ce9" table:formula="of:=EXP(Mean+ stdDev * COM.MICROSOFT.NORM.INV(RAND();0;1))" office:value-type="percentage" office:value="0.111976428477207" calcext:value-type="percentage">
            <text:p>11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table:style-name="ce9" table:formula="of:=EXP(Mean+ stdDev * COM.MICROSOFT.NORM.INV(RAND();0;1))" office:value-type="percentage" office:value="0.105993404281732" calcext:value-type="percentage">
            <text:p>1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table:style-name="ce9" table:formula="of:=EXP(Mean+ stdDev * COM.MICROSOFT.NORM.INV(RAND();0;1))" office:value-type="percentage" office:value="0.269281197931951" calcext:value-type="percentage">
            <text:p>26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table:style-name="ce9" table:formula="of:=EXP(Mean+ stdDev * COM.MICROSOFT.NORM.INV(RAND();0;1))" office:value-type="percentage" office:value="0.121173326904586" calcext:value-type="percentage">
            <text:p>12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table:style-name="ce9" table:formula="of:=EXP(Mean+ stdDev * COM.MICROSOFT.NORM.INV(RAND();0;1))" office:value-type="percentage" office:value="0.137088275585802" calcext:value-type="percentage">
            <text:p>13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table:style-name="ce9" table:formula="of:=EXP(Mean+ stdDev * COM.MICROSOFT.NORM.INV(RAND();0;1))" office:value-type="percentage" office:value="0.15096853466038" calcext:value-type="percentage">
            <text:p>15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5" calcext:value-type="float">
            <text:p>2385</text:p>
          </table:table-cell>
          <table:table-cell table:style-name="ce9" table:formula="of:=EXP(Mean+ stdDev * COM.MICROSOFT.NORM.INV(RAND();0;1))" office:value-type="percentage" office:value="0.159610344098664" calcext:value-type="percentage">
            <text:p>1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table:style-name="ce9" table:formula="of:=EXP(Mean+ stdDev * COM.MICROSOFT.NORM.INV(RAND();0;1))" office:value-type="percentage" office:value="0.0753251785529415" calcext:value-type="percentage">
            <text:p>7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table:style-name="ce9" table:formula="of:=EXP(Mean+ stdDev * COM.MICROSOFT.NORM.INV(RAND();0;1))" office:value-type="percentage" office:value="0.0688727793845844" calcext:value-type="percentage">
            <text:p>6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8" calcext:value-type="float">
            <text:p>2388</text:p>
          </table:table-cell>
          <table:table-cell table:style-name="ce9" table:formula="of:=EXP(Mean+ stdDev * COM.MICROSOFT.NORM.INV(RAND();0;1))" office:value-type="percentage" office:value="0.0868486063291887" calcext:value-type="percentage">
            <text:p>8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table:style-name="ce9" table:formula="of:=EXP(Mean+ stdDev * COM.MICROSOFT.NORM.INV(RAND();0;1))" office:value-type="percentage" office:value="0.142488700591221" calcext:value-type="percentage">
            <text:p>14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table:style-name="ce9" table:formula="of:=EXP(Mean+ stdDev * COM.MICROSOFT.NORM.INV(RAND();0;1))" office:value-type="percentage" office:value="0.121868573688174" calcext:value-type="percentage">
            <text:p>12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1" calcext:value-type="float">
            <text:p>2391</text:p>
          </table:table-cell>
          <table:table-cell table:style-name="ce9" table:formula="of:=EXP(Mean+ stdDev * COM.MICROSOFT.NORM.INV(RAND();0;1))" office:value-type="percentage" office:value="0.114093349839384" calcext:value-type="percentage">
            <text:p>11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table:style-name="ce9" table:formula="of:=EXP(Mean+ stdDev * COM.MICROSOFT.NORM.INV(RAND();0;1))" office:value-type="percentage" office:value="0.0651515214823942" calcext:value-type="percentage">
            <text:p>6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table:style-name="ce9" table:formula="of:=EXP(Mean+ stdDev * COM.MICROSOFT.NORM.INV(RAND();0;1))" office:value-type="percentage" office:value="0.141716395545696" calcext:value-type="percentage">
            <text:p>14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4" calcext:value-type="float">
            <text:p>2394</text:p>
          </table:table-cell>
          <table:table-cell table:style-name="ce9" table:formula="of:=EXP(Mean+ stdDev * COM.MICROSOFT.NORM.INV(RAND();0;1))" office:value-type="percentage" office:value="0.147818051972485" calcext:value-type="percentage">
            <text:p>1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table:style-name="ce9" table:formula="of:=EXP(Mean+ stdDev * COM.MICROSOFT.NORM.INV(RAND();0;1))" office:value-type="percentage" office:value="0.139772748606578" calcext:value-type="percentage">
            <text:p>1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table:style-name="ce9" table:formula="of:=EXP(Mean+ stdDev * COM.MICROSOFT.NORM.INV(RAND();0;1))" office:value-type="percentage" office:value="0.162329110917624" calcext:value-type="percentage">
            <text:p>16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7" calcext:value-type="float">
            <text:p>2397</text:p>
          </table:table-cell>
          <table:table-cell table:style-name="ce9" table:formula="of:=EXP(Mean+ stdDev * COM.MICROSOFT.NORM.INV(RAND();0;1))" office:value-type="percentage" office:value="0.0579501664643506" calcext:value-type="percentage">
            <text:p>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 table:style-name="ce9" table:formula="of:=EXP(Mean+ stdDev * COM.MICROSOFT.NORM.INV(RAND();0;1))" office:value-type="percentage" office:value="0.0635941637507603" calcext:value-type="percentage">
            <text:p>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table:style-name="ce9" table:formula="of:=EXP(Mean+ stdDev * COM.MICROSOFT.NORM.INV(RAND();0;1))" office:value-type="percentage" office:value="0.106736740638475" calcext:value-type="percentage">
            <text:p>1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style-name="ce9" table:formula="of:=EXP(Mean+ stdDev * COM.MICROSOFT.NORM.INV(RAND();0;1))" office:value-type="percentage" office:value="0.133034266404754" calcext:value-type="percentage">
            <text:p>13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1" calcext:value-type="float">
            <text:p>2401</text:p>
          </table:table-cell>
          <table:table-cell table:style-name="ce9" table:formula="of:=EXP(Mean+ stdDev * COM.MICROSOFT.NORM.INV(RAND();0;1))" office:value-type="percentage" office:value="0.181875732164117" calcext:value-type="percentage">
            <text:p>1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table:style-name="ce9" table:formula="of:=EXP(Mean+ stdDev * COM.MICROSOFT.NORM.INV(RAND();0;1))" office:value-type="percentage" office:value="0.140221375971204" calcext:value-type="percentage">
            <text:p>14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table:style-name="ce9" table:formula="of:=EXP(Mean+ stdDev * COM.MICROSOFT.NORM.INV(RAND();0;1))" office:value-type="percentage" office:value="0.0537843198502359" calcext:value-type="percentage">
            <text:p>5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style-name="ce9" table:formula="of:=EXP(Mean+ stdDev * COM.MICROSOFT.NORM.INV(RAND();0;1))" office:value-type="percentage" office:value="0.207418542092352" calcext:value-type="percentage">
            <text:p>20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5" calcext:value-type="float">
            <text:p>2405</text:p>
          </table:table-cell>
          <table:table-cell table:style-name="ce9" table:formula="of:=EXP(Mean+ stdDev * COM.MICROSOFT.NORM.INV(RAND();0;1))" office:value-type="percentage" office:value="0.108402553304701" calcext:value-type="percentage">
            <text:p>10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table:style-name="ce9" table:formula="of:=EXP(Mean+ stdDev * COM.MICROSOFT.NORM.INV(RAND();0;1))" office:value-type="percentage" office:value="0.315509091118405" calcext:value-type="percentage">
            <text:p>31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table:style-name="ce9" table:formula="of:=EXP(Mean+ stdDev * COM.MICROSOFT.NORM.INV(RAND();0;1))" office:value-type="percentage" office:value="0.175545234954633" calcext:value-type="percentage">
            <text:p>17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table:style-name="ce9" table:formula="of:=EXP(Mean+ stdDev * COM.MICROSOFT.NORM.INV(RAND();0;1))" office:value-type="percentage" office:value="0.161765848934979" calcext:value-type="percentage">
            <text:p>1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9" calcext:value-type="float">
            <text:p>2409</text:p>
          </table:table-cell>
          <table:table-cell table:style-name="ce9" table:formula="of:=EXP(Mean+ stdDev * COM.MICROSOFT.NORM.INV(RAND();0;1))" office:value-type="percentage" office:value="0.097700964771051" calcext:value-type="percentage">
            <text:p>9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table:style-name="ce9" table:formula="of:=EXP(Mean+ stdDev * COM.MICROSOFT.NORM.INV(RAND();0;1))" office:value-type="percentage" office:value="0.246539178315936" calcext:value-type="percentage">
            <text:p>24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table:style-name="ce9" table:formula="of:=EXP(Mean+ stdDev * COM.MICROSOFT.NORM.INV(RAND();0;1))" office:value-type="percentage" office:value="0.207462734877762" calcext:value-type="percentage">
            <text:p>20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table:style-name="ce9" table:formula="of:=EXP(Mean+ stdDev * COM.MICROSOFT.NORM.INV(RAND();0;1))" office:value-type="percentage" office:value="0.0858787641494228" calcext:value-type="percentage">
            <text:p>8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3" calcext:value-type="float">
            <text:p>2413</text:p>
          </table:table-cell>
          <table:table-cell table:style-name="ce9" table:formula="of:=EXP(Mean+ stdDev * COM.MICROSOFT.NORM.INV(RAND();0;1))" office:value-type="percentage" office:value="0.13524432948296" calcext:value-type="percentage">
            <text:p>13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style-name="ce9" table:formula="of:=EXP(Mean+ stdDev * COM.MICROSOFT.NORM.INV(RAND();0;1))" office:value-type="percentage" office:value="0.115193793132167" calcext:value-type="percentage">
            <text:p>11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table:style-name="ce9" table:formula="of:=EXP(Mean+ stdDev * COM.MICROSOFT.NORM.INV(RAND();0;1))" office:value-type="percentage" office:value="0.129393945337325" calcext:value-type="percentage">
            <text:p>1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table:style-name="ce9" table:formula="of:=EXP(Mean+ stdDev * COM.MICROSOFT.NORM.INV(RAND();0;1))" office:value-type="percentage" office:value="0.0882973351099483" calcext:value-type="percentage">
            <text:p>8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table:style-name="ce9" table:formula="of:=EXP(Mean+ stdDev * COM.MICROSOFT.NORM.INV(RAND();0;1))" office:value-type="percentage" office:value="0.0677092856422245" calcext:value-type="percentage">
            <text:p>6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8" calcext:value-type="float">
            <text:p>2418</text:p>
          </table:table-cell>
          <table:table-cell table:style-name="ce9" table:formula="of:=EXP(Mean+ stdDev * COM.MICROSOFT.NORM.INV(RAND();0;1))" office:value-type="percentage" office:value="0.179245883894224" calcext:value-type="percentage">
            <text:p>17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table:style-name="ce9" table:formula="of:=EXP(Mean+ stdDev * COM.MICROSOFT.NORM.INV(RAND();0;1))" office:value-type="percentage" office:value="0.133559722974818" calcext:value-type="percentage">
            <text:p>13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table:style-name="ce9" table:formula="of:=EXP(Mean+ stdDev * COM.MICROSOFT.NORM.INV(RAND();0;1))" office:value-type="percentage" office:value="0.0843745959048948" calcext:value-type="percentage">
            <text:p>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1" calcext:value-type="float">
            <text:p>2421</text:p>
          </table:table-cell>
          <table:table-cell table:style-name="ce9" table:formula="of:=EXP(Mean+ stdDev * COM.MICROSOFT.NORM.INV(RAND();0;1))" office:value-type="percentage" office:value="0.124422252546437" calcext:value-type="percentage">
            <text:p>12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table:style-name="ce9" table:formula="of:=EXP(Mean+ stdDev * COM.MICROSOFT.NORM.INV(RAND();0;1))" office:value-type="percentage" office:value="0.447824784337896" calcext:value-type="percentage">
            <text:p>4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table:style-name="ce9" table:formula="of:=EXP(Mean+ stdDev * COM.MICROSOFT.NORM.INV(RAND();0;1))" office:value-type="percentage" office:value="0.16631206323288" calcext:value-type="percentage">
            <text:p>16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 table:style-name="ce9" table:formula="of:=EXP(Mean+ stdDev * COM.MICROSOFT.NORM.INV(RAND();0;1))" office:value-type="percentage" office:value="0.103225936292324" calcext:value-type="percentage">
            <text:p>1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table:style-name="ce9" table:formula="of:=EXP(Mean+ stdDev * COM.MICROSOFT.NORM.INV(RAND();0;1))" office:value-type="percentage" office:value="0.0777306249974449" calcext:value-type="percentage">
            <text:p>7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table:style-name="ce9" table:formula="of:=EXP(Mean+ stdDev * COM.MICROSOFT.NORM.INV(RAND();0;1))" office:value-type="percentage" office:value="0.117505442400251" calcext:value-type="percentage">
            <text:p>11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table:style-name="ce9" table:formula="of:=EXP(Mean+ stdDev * COM.MICROSOFT.NORM.INV(RAND();0;1))" office:value-type="percentage" office:value="0.16391808337235" calcext:value-type="percentage">
            <text:p>1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style-name="ce9" table:formula="of:=EXP(Mean+ stdDev * COM.MICROSOFT.NORM.INV(RAND();0;1))" office:value-type="percentage" office:value="0.260337512287519" calcext:value-type="percentage">
            <text:p>2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9" calcext:value-type="float">
            <text:p>2429</text:p>
          </table:table-cell>
          <table:table-cell table:style-name="ce9" table:formula="of:=EXP(Mean+ stdDev * COM.MICROSOFT.NORM.INV(RAND();0;1))" office:value-type="percentage" office:value="0.210966947710199" calcext:value-type="percentage">
            <text:p>21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table:style-name="ce9" table:formula="of:=EXP(Mean+ stdDev * COM.MICROSOFT.NORM.INV(RAND();0;1))" office:value-type="percentage" office:value="0.0943237066876076" calcext:value-type="percentage">
            <text:p>9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table:style-name="ce9" table:formula="of:=EXP(Mean+ stdDev * COM.MICROSOFT.NORM.INV(RAND();0;1))" office:value-type="percentage" office:value="0.137254375084798" calcext:value-type="percentage">
            <text:p>1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table:style-name="ce9" table:formula="of:=EXP(Mean+ stdDev * COM.MICROSOFT.NORM.INV(RAND();0;1))" office:value-type="percentage" office:value="0.0884137919337181" calcext:value-type="percentage">
            <text:p>8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3" calcext:value-type="float">
            <text:p>2433</text:p>
          </table:table-cell>
          <table:table-cell table:style-name="ce9" table:formula="of:=EXP(Mean+ stdDev * COM.MICROSOFT.NORM.INV(RAND();0;1))" office:value-type="percentage" office:value="0.251721068899701" calcext:value-type="percentage">
            <text:p>2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table:style-name="ce9" table:formula="of:=EXP(Mean+ stdDev * COM.MICROSOFT.NORM.INV(RAND();0;1))" office:value-type="percentage" office:value="0.175352389606424" calcext:value-type="percentage">
            <text:p>1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table:style-name="ce9" table:formula="of:=EXP(Mean+ stdDev * COM.MICROSOFT.NORM.INV(RAND();0;1))" office:value-type="percentage" office:value="0.0650520808513938" calcext:value-type="percentage">
            <text:p>6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6" calcext:value-type="float">
            <text:p>2436</text:p>
          </table:table-cell>
          <table:table-cell table:style-name="ce9" table:formula="of:=EXP(Mean+ stdDev * COM.MICROSOFT.NORM.INV(RAND();0;1))" office:value-type="percentage" office:value="0.138717695924022" calcext:value-type="percentage">
            <text:p>13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7" calcext:value-type="float">
            <text:p>2437</text:p>
          </table:table-cell>
          <table:table-cell table:style-name="ce9" table:formula="of:=EXP(Mean+ stdDev * COM.MICROSOFT.NORM.INV(RAND();0;1))" office:value-type="percentage" office:value="0.0662445141286762" calcext:value-type="percentage">
            <text:p>6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table:style-name="ce9" table:formula="of:=EXP(Mean+ stdDev * COM.MICROSOFT.NORM.INV(RAND();0;1))" office:value-type="percentage" office:value="0.194362175818399" calcext:value-type="percentage">
            <text:p>1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table:style-name="ce9" table:formula="of:=EXP(Mean+ stdDev * COM.MICROSOFT.NORM.INV(RAND();0;1))" office:value-type="percentage" office:value="0.212843800503809" calcext:value-type="percentage">
            <text:p>21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table:style-name="ce9" table:formula="of:=EXP(Mean+ stdDev * COM.MICROSOFT.NORM.INV(RAND();0;1))" office:value-type="percentage" office:value="0.12985952183784" calcext:value-type="percentage">
            <text:p>12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1" calcext:value-type="float">
            <text:p>2441</text:p>
          </table:table-cell>
          <table:table-cell table:style-name="ce9" table:formula="of:=EXP(Mean+ stdDev * COM.MICROSOFT.NORM.INV(RAND();0;1))" office:value-type="percentage" office:value="0.305091441457799" calcext:value-type="percentage">
            <text:p>30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table:style-name="ce9" table:formula="of:=EXP(Mean+ stdDev * COM.MICROSOFT.NORM.INV(RAND();0;1))" office:value-type="percentage" office:value="0.234258104856692" calcext:value-type="percentage">
            <text:p>23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table:style-name="ce9" table:formula="of:=EXP(Mean+ stdDev * COM.MICROSOFT.NORM.INV(RAND();0;1))" office:value-type="percentage" office:value="0.227246129290077" calcext:value-type="percentage">
            <text:p>22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style-name="ce9" table:formula="of:=EXP(Mean+ stdDev * COM.MICROSOFT.NORM.INV(RAND();0;1))" office:value-type="percentage" office:value="0.164634830628908" calcext:value-type="percentage">
            <text:p>1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5" calcext:value-type="float">
            <text:p>2445</text:p>
          </table:table-cell>
          <table:table-cell table:style-name="ce9" table:formula="of:=EXP(Mean+ stdDev * COM.MICROSOFT.NORM.INV(RAND();0;1))" office:value-type="percentage" office:value="0.126074224100544" calcext:value-type="percentage">
            <text:p>12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table:style-name="ce9" table:formula="of:=EXP(Mean+ stdDev * COM.MICROSOFT.NORM.INV(RAND();0;1))" office:value-type="percentage" office:value="0.0898116025988881" calcext:value-type="percentage">
            <text:p>8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table:style-name="ce9" table:formula="of:=EXP(Mean+ stdDev * COM.MICROSOFT.NORM.INV(RAND();0;1))" office:value-type="percentage" office:value="0.128481455083911" calcext:value-type="percentage">
            <text:p>12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style-name="ce9" table:formula="of:=EXP(Mean+ stdDev * COM.MICROSOFT.NORM.INV(RAND();0;1))" office:value-type="percentage" office:value="0.167909345297091" calcext:value-type="percentage">
            <text:p>16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table:style-name="ce9" table:formula="of:=EXP(Mean+ stdDev * COM.MICROSOFT.NORM.INV(RAND();0;1))" office:value-type="percentage" office:value="0.107701166179687" calcext:value-type="percentage">
            <text:p>10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table:style-name="ce9" table:formula="of:=EXP(Mean+ stdDev * COM.MICROSOFT.NORM.INV(RAND();0;1))" office:value-type="percentage" office:value="0.260196264949988" calcext:value-type="percentage">
            <text:p>26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1" calcext:value-type="float">
            <text:p>2451</text:p>
          </table:table-cell>
          <table:table-cell table:style-name="ce9" table:formula="of:=EXP(Mean+ stdDev * COM.MICROSOFT.NORM.INV(RAND();0;1))" office:value-type="percentage" office:value="0.163203624429943" calcext:value-type="percentage">
            <text:p>16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style-name="ce9" table:formula="of:=EXP(Mean+ stdDev * COM.MICROSOFT.NORM.INV(RAND();0;1))" office:value-type="percentage" office:value="0.084799619364312" calcext:value-type="percentage">
            <text:p>8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3" calcext:value-type="float">
            <text:p>2453</text:p>
          </table:table-cell>
          <table:table-cell table:style-name="ce9" table:formula="of:=EXP(Mean+ stdDev * COM.MICROSOFT.NORM.INV(RAND();0;1))" office:value-type="percentage" office:value="0.0987200882303565" calcext:value-type="percentage">
            <text:p>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table:style-name="ce9" table:formula="of:=EXP(Mean+ stdDev * COM.MICROSOFT.NORM.INV(RAND();0;1))" office:value-type="percentage" office:value="0.122961533250694" calcext:value-type="percentage">
            <text:p>1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5" calcext:value-type="float">
            <text:p>2455</text:p>
          </table:table-cell>
          <table:table-cell table:style-name="ce9" table:formula="of:=EXP(Mean+ stdDev * COM.MICROSOFT.NORM.INV(RAND();0;1))" office:value-type="percentage" office:value="0.0567216176409528" calcext:value-type="percentage">
            <text:p>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style-name="ce9" table:formula="of:=EXP(Mean+ stdDev * COM.MICROSOFT.NORM.INV(RAND();0;1))" office:value-type="percentage" office:value="0.0217303653164692" calcext:value-type="percentage">
            <text:p>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 table:style-name="ce9" table:formula="of:=EXP(Mean+ stdDev * COM.MICROSOFT.NORM.INV(RAND();0;1))" office:value-type="percentage" office:value="0.11643376685639" calcext:value-type="percentage">
            <text:p>11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table:style-name="ce9" table:formula="of:=EXP(Mean+ stdDev * COM.MICROSOFT.NORM.INV(RAND();0;1))" office:value-type="percentage" office:value="0.158928048287089" calcext:value-type="percentage">
            <text:p>15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table:style-name="ce9" table:formula="of:=EXP(Mean+ stdDev * COM.MICROSOFT.NORM.INV(RAND();0;1))" office:value-type="percentage" office:value="0.198038751485564" calcext:value-type="percentage">
            <text:p>19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table:style-name="ce9" table:formula="of:=EXP(Mean+ stdDev * COM.MICROSOFT.NORM.INV(RAND();0;1))" office:value-type="percentage" office:value="0.232543709403294" calcext:value-type="percentage">
            <text:p>23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style-name="ce9" table:formula="of:=EXP(Mean+ stdDev * COM.MICROSOFT.NORM.INV(RAND();0;1))" office:value-type="percentage" office:value="0.0825066536832762" calcext:value-type="percentage">
            <text:p>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table:style-name="ce9" table:formula="of:=EXP(Mean+ stdDev * COM.MICROSOFT.NORM.INV(RAND();0;1))" office:value-type="percentage" office:value="0.213958886125377" calcext:value-type="percentage">
            <text:p>21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style-name="ce9" table:formula="of:=EXP(Mean+ stdDev * COM.MICROSOFT.NORM.INV(RAND();0;1))" office:value-type="percentage" office:value="0.144616181310739" calcext:value-type="percentage">
            <text:p>14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style-name="ce9" table:formula="of:=EXP(Mean+ stdDev * COM.MICROSOFT.NORM.INV(RAND();0;1))" office:value-type="percentage" office:value="0.203198062175752" calcext:value-type="percentage">
            <text:p>2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5" calcext:value-type="float">
            <text:p>2465</text:p>
          </table:table-cell>
          <table:table-cell table:style-name="ce9" table:formula="of:=EXP(Mean+ stdDev * COM.MICROSOFT.NORM.INV(RAND();0;1))" office:value-type="percentage" office:value="0.0691760029488926" calcext:value-type="percentage">
            <text:p>6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table:style-name="ce9" table:formula="of:=EXP(Mean+ stdDev * COM.MICROSOFT.NORM.INV(RAND();0;1))" office:value-type="percentage" office:value="0.268837965438834" calcext:value-type="percentage">
            <text:p>26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table:style-name="ce9" table:formula="of:=EXP(Mean+ stdDev * COM.MICROSOFT.NORM.INV(RAND();0;1))" office:value-type="percentage" office:value="0.169876770630558" calcext:value-type="percentage">
            <text:p>16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 table:style-name="ce9" table:formula="of:=EXP(Mean+ stdDev * COM.MICROSOFT.NORM.INV(RAND();0;1))" office:value-type="percentage" office:value="0.124938565678501" calcext:value-type="percentage">
            <text:p>12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table:style-name="ce9" table:formula="of:=EXP(Mean+ stdDev * COM.MICROSOFT.NORM.INV(RAND();0;1))" office:value-type="percentage" office:value="0.125281434896261" calcext:value-type="percentage">
            <text:p>12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style-name="ce9" table:formula="of:=EXP(Mean+ stdDev * COM.MICROSOFT.NORM.INV(RAND();0;1))" office:value-type="percentage" office:value="0.0659157948104088" calcext:value-type="percentage">
            <text:p>6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style-name="ce9" table:formula="of:=EXP(Mean+ stdDev * COM.MICROSOFT.NORM.INV(RAND();0;1))" office:value-type="percentage" office:value="0.0698102812157794" calcext:value-type="percentage">
            <text:p>6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style-name="ce9" table:formula="of:=EXP(Mean+ stdDev * COM.MICROSOFT.NORM.INV(RAND();0;1))" office:value-type="percentage" office:value="0.133990687214326" calcext:value-type="percentage">
            <text:p>1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table:style-name="ce9" table:formula="of:=EXP(Mean+ stdDev * COM.MICROSOFT.NORM.INV(RAND();0;1))" office:value-type="percentage" office:value="0.0900758199008811" calcext:value-type="percentage">
            <text:p>9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style-name="ce9" table:formula="of:=EXP(Mean+ stdDev * COM.MICROSOFT.NORM.INV(RAND();0;1))" office:value-type="percentage" office:value="0.200527706230406" calcext:value-type="percentage">
            <text:p>20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table:style-name="ce9" table:formula="of:=EXP(Mean+ stdDev * COM.MICROSOFT.NORM.INV(RAND();0;1))" office:value-type="percentage" office:value="0.107058625068169" calcext:value-type="percentage">
            <text:p>10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style-name="ce9" table:formula="of:=EXP(Mean+ stdDev * COM.MICROSOFT.NORM.INV(RAND();0;1))" office:value-type="percentage" office:value="0.101400676809605" calcext:value-type="percentage">
            <text:p>10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table:style-name="ce9" table:formula="of:=EXP(Mean+ stdDev * COM.MICROSOFT.NORM.INV(RAND();0;1))" office:value-type="percentage" office:value="0.0866754659171437" calcext:value-type="percentage">
            <text:p>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table:style-name="ce9" table:formula="of:=EXP(Mean+ stdDev * COM.MICROSOFT.NORM.INV(RAND();0;1))" office:value-type="percentage" office:value="0.16393489469556" calcext:value-type="percentage">
            <text:p>1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table:style-name="ce9" table:formula="of:=EXP(Mean+ stdDev * COM.MICROSOFT.NORM.INV(RAND();0;1))" office:value-type="percentage" office:value="0.129387128796722" calcext:value-type="percentage">
            <text:p>1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table:style-name="ce9" table:formula="of:=EXP(Mean+ stdDev * COM.MICROSOFT.NORM.INV(RAND();0;1))" office:value-type="percentage" office:value="0.142956256323613" calcext:value-type="percentage">
            <text:p>14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1" calcext:value-type="float">
            <text:p>2481</text:p>
          </table:table-cell>
          <table:table-cell table:style-name="ce9" table:formula="of:=EXP(Mean+ stdDev * COM.MICROSOFT.NORM.INV(RAND();0;1))" office:value-type="percentage" office:value="0.127592717474825" calcext:value-type="percentage">
            <text:p>12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table:style-name="ce9" table:formula="of:=EXP(Mean+ stdDev * COM.MICROSOFT.NORM.INV(RAND();0;1))" office:value-type="percentage" office:value="0.170365962361115" calcext:value-type="percentage">
            <text:p>17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3" calcext:value-type="float">
            <text:p>2483</text:p>
          </table:table-cell>
          <table:table-cell table:style-name="ce9" table:formula="of:=EXP(Mean+ stdDev * COM.MICROSOFT.NORM.INV(RAND();0;1))" office:value-type="percentage" office:value="0.118870702099553" calcext:value-type="percentage">
            <text:p>11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 table:style-name="ce9" table:formula="of:=EXP(Mean+ stdDev * COM.MICROSOFT.NORM.INV(RAND();0;1))" office:value-type="percentage" office:value="0.123606996662071" calcext:value-type="percentage">
            <text:p>1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style-name="ce9" table:formula="of:=EXP(Mean+ stdDev * COM.MICROSOFT.NORM.INV(RAND();0;1))" office:value-type="percentage" office:value="0.0803375650055201" calcext:value-type="percentage">
            <text:p>8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table:style-name="ce9" table:formula="of:=EXP(Mean+ stdDev * COM.MICROSOFT.NORM.INV(RAND();0;1))" office:value-type="percentage" office:value="0.284372014900938" calcext:value-type="percentage">
            <text:p>2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table:style-name="ce9" table:formula="of:=EXP(Mean+ stdDev * COM.MICROSOFT.NORM.INV(RAND();0;1))" office:value-type="percentage" office:value="0.0819072526382889" calcext:value-type="percentage">
            <text:p>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table:style-name="ce9" table:formula="of:=EXP(Mean+ stdDev * COM.MICROSOFT.NORM.INV(RAND();0;1))" office:value-type="percentage" office:value="0.15353540040089" calcext:value-type="percentage">
            <text:p>15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table:style-name="ce9" table:formula="of:=EXP(Mean+ stdDev * COM.MICROSOFT.NORM.INV(RAND();0;1))" office:value-type="percentage" office:value="0.0917083129478664" calcext:value-type="percentage">
            <text:p>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style-name="ce9" table:formula="of:=EXP(Mean+ stdDev * COM.MICROSOFT.NORM.INV(RAND();0;1))" office:value-type="percentage" office:value="0.176859637427517" calcext:value-type="percentage">
            <text:p>17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style-name="ce9" table:formula="of:=EXP(Mean+ stdDev * COM.MICROSOFT.NORM.INV(RAND();0;1))" office:value-type="percentage" office:value="0.47967700769908" calcext:value-type="percentage">
            <text:p>4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style-name="ce9" table:formula="of:=EXP(Mean+ stdDev * COM.MICROSOFT.NORM.INV(RAND();0;1))" office:value-type="percentage" office:value="0.091007800440757" calcext:value-type="percentage">
            <text:p>9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3" calcext:value-type="float">
            <text:p>2493</text:p>
          </table:table-cell>
          <table:table-cell table:style-name="ce9" table:formula="of:=EXP(Mean+ stdDev * COM.MICROSOFT.NORM.INV(RAND();0;1))" office:value-type="percentage" office:value="0.16415773565879" calcext:value-type="percentage">
            <text:p>16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style-name="ce9" table:formula="of:=EXP(Mean+ stdDev * COM.MICROSOFT.NORM.INV(RAND();0;1))" office:value-type="percentage" office:value="0.108860767183841" calcext:value-type="percentage">
            <text:p>1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table:style-name="ce9" table:formula="of:=EXP(Mean+ stdDev * COM.MICROSOFT.NORM.INV(RAND();0;1))" office:value-type="percentage" office:value="0.151628493479792" calcext:value-type="percentage">
            <text:p>15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6" calcext:value-type="float">
            <text:p>2496</text:p>
          </table:table-cell>
          <table:table-cell table:style-name="ce9" table:formula="of:=EXP(Mean+ stdDev * COM.MICROSOFT.NORM.INV(RAND();0;1))" office:value-type="percentage" office:value="0.0721521596447047" calcext:value-type="percentage">
            <text:p>7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7" calcext:value-type="float">
            <text:p>2497</text:p>
          </table:table-cell>
          <table:table-cell table:style-name="ce9" table:formula="of:=EXP(Mean+ stdDev * COM.MICROSOFT.NORM.INV(RAND();0;1))" office:value-type="percentage" office:value="0.18095616275632" calcext:value-type="percentage">
            <text:p>1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table:style-name="ce9" table:formula="of:=EXP(Mean+ stdDev * COM.MICROSOFT.NORM.INV(RAND();0;1))" office:value-type="percentage" office:value="0.082601047181118" calcext:value-type="percentage">
            <text:p>8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table:style-name="ce9" table:formula="of:=EXP(Mean+ stdDev * COM.MICROSOFT.NORM.INV(RAND();0;1))" office:value-type="percentage" office:value="0.0339650914167353" calcext:value-type="percentage">
            <text:p>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9" table:formula="of:=EXP(Mean+ stdDev * COM.MICROSOFT.NORM.INV(RAND();0;1))" office:value-type="percentage" office:value="0.126594731787744" calcext:value-type="percentage">
            <text:p>1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table:style-name="ce9" table:formula="of:=EXP(Mean+ stdDev * COM.MICROSOFT.NORM.INV(RAND();0;1))" office:value-type="percentage" office:value="0.130629220216049" calcext:value-type="percentage">
            <text:p>13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style-name="ce9" table:formula="of:=EXP(Mean+ stdDev * COM.MICROSOFT.NORM.INV(RAND();0;1))" office:value-type="percentage" office:value="0.103021175920107" calcext:value-type="percentage">
            <text:p>10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style-name="ce9" table:formula="of:=EXP(Mean+ stdDev * COM.MICROSOFT.NORM.INV(RAND();0;1))" office:value-type="percentage" office:value="0.198939024510541" calcext:value-type="percentage">
            <text:p>1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style-name="ce9" table:formula="of:=EXP(Mean+ stdDev * COM.MICROSOFT.NORM.INV(RAND();0;1))" office:value-type="percentage" office:value="0.187302855263626" calcext:value-type="percentage">
            <text:p>18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style-name="ce9" table:formula="of:=EXP(Mean+ stdDev * COM.MICROSOFT.NORM.INV(RAND();0;1))" office:value-type="percentage" office:value="0.153000674731434" calcext:value-type="percentage">
            <text:p>15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table:style-name="ce9" table:formula="of:=EXP(Mean+ stdDev * COM.MICROSOFT.NORM.INV(RAND();0;1))" office:value-type="percentage" office:value="0.0974491358330592" calcext:value-type="percentage">
            <text:p>9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style-name="ce9" table:formula="of:=EXP(Mean+ stdDev * COM.MICROSOFT.NORM.INV(RAND();0;1))" office:value-type="percentage" office:value="0.130079524328939" calcext:value-type="percentage">
            <text:p>13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table:style-name="ce9" table:formula="of:=EXP(Mean+ stdDev * COM.MICROSOFT.NORM.INV(RAND();0;1))" office:value-type="percentage" office:value="0.198761568168968" calcext:value-type="percentage">
            <text:p>19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style-name="ce9" table:formula="of:=EXP(Mean+ stdDev * COM.MICROSOFT.NORM.INV(RAND();0;1))" office:value-type="percentage" office:value="0.190524536459342" calcext:value-type="percentage">
            <text:p>1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table:style-name="ce9" table:formula="of:=EXP(Mean+ stdDev * COM.MICROSOFT.NORM.INV(RAND();0;1))" office:value-type="percentage" office:value="0.165213830744251" calcext:value-type="percentage">
            <text:p>16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table:style-name="ce9" table:formula="of:=EXP(Mean+ stdDev * COM.MICROSOFT.NORM.INV(RAND();0;1))" office:value-type="percentage" office:value="0.12581715518567" calcext:value-type="percentage">
            <text:p>1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table:style-name="ce9" table:formula="of:=EXP(Mean+ stdDev * COM.MICROSOFT.NORM.INV(RAND();0;1))" office:value-type="percentage" office:value="0.0929802821514084" calcext:value-type="percentage">
            <text:p>9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table:style-name="ce9" table:formula="of:=EXP(Mean+ stdDev * COM.MICROSOFT.NORM.INV(RAND();0;1))" office:value-type="percentage" office:value="0.125945735624128" calcext:value-type="percentage">
            <text:p>12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table:style-name="ce9" table:formula="of:=EXP(Mean+ stdDev * COM.MICROSOFT.NORM.INV(RAND();0;1))" office:value-type="percentage" office:value="0.325748558910423" calcext:value-type="percentage">
            <text:p>3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5" calcext:value-type="float">
            <text:p>2515</text:p>
          </table:table-cell>
          <table:table-cell table:style-name="ce9" table:formula="of:=EXP(Mean+ stdDev * COM.MICROSOFT.NORM.INV(RAND();0;1))" office:value-type="percentage" office:value="0.234016779783914" calcext:value-type="percentage">
            <text:p>2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style-name="ce9" table:formula="of:=EXP(Mean+ stdDev * COM.MICROSOFT.NORM.INV(RAND();0;1))" office:value-type="percentage" office:value="0.106496270019326" calcext:value-type="percentage">
            <text:p>10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table:style-name="ce9" table:formula="of:=EXP(Mean+ stdDev * COM.MICROSOFT.NORM.INV(RAND();0;1))" office:value-type="percentage" office:value="0.253325411889707" calcext:value-type="percentage">
            <text:p>25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8" calcext:value-type="float">
            <text:p>2518</text:p>
          </table:table-cell>
          <table:table-cell table:style-name="ce9" table:formula="of:=EXP(Mean+ stdDev * COM.MICROSOFT.NORM.INV(RAND();0;1))" office:value-type="percentage" office:value="0.119411136663714" calcext:value-type="percentage">
            <text:p>11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9" calcext:value-type="float">
            <text:p>2519</text:p>
          </table:table-cell>
          <table:table-cell table:style-name="ce9" table:formula="of:=EXP(Mean+ stdDev * COM.MICROSOFT.NORM.INV(RAND();0;1))" office:value-type="percentage" office:value="0.164524400692921" calcext:value-type="percentage">
            <text:p>16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style-name="ce9" table:formula="of:=EXP(Mean+ stdDev * COM.MICROSOFT.NORM.INV(RAND();0;1))" office:value-type="percentage" office:value="0.245139622006633" calcext:value-type="percentage">
            <text:p>24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 table:style-name="ce9" table:formula="of:=EXP(Mean+ stdDev * COM.MICROSOFT.NORM.INV(RAND();0;1))" office:value-type="percentage" office:value="0.18917071873879" calcext:value-type="percentage">
            <text:p>18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table:style-name="ce9" table:formula="of:=EXP(Mean+ stdDev * COM.MICROSOFT.NORM.INV(RAND();0;1))" office:value-type="percentage" office:value="0.131566914553148" calcext:value-type="percentage">
            <text:p>13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style-name="ce9" table:formula="of:=EXP(Mean+ stdDev * COM.MICROSOFT.NORM.INV(RAND();0;1))" office:value-type="percentage" office:value="0.230400396915776" calcext:value-type="percentage">
            <text:p>23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style-name="ce9" table:formula="of:=EXP(Mean+ stdDev * COM.MICROSOFT.NORM.INV(RAND();0;1))" office:value-type="percentage" office:value="0.0876645012463006" calcext:value-type="percentage">
            <text:p>8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table:style-name="ce9" table:formula="of:=EXP(Mean+ stdDev * COM.MICROSOFT.NORM.INV(RAND();0;1))" office:value-type="percentage" office:value="0.254784216297442" calcext:value-type="percentage">
            <text:p>25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table:style-name="ce9" table:formula="of:=EXP(Mean+ stdDev * COM.MICROSOFT.NORM.INV(RAND();0;1))" office:value-type="percentage" office:value="0.160245644222806" calcext:value-type="percentage">
            <text:p>16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7" calcext:value-type="float">
            <text:p>2527</text:p>
          </table:table-cell>
          <table:table-cell table:style-name="ce9" table:formula="of:=EXP(Mean+ stdDev * COM.MICROSOFT.NORM.INV(RAND();0;1))" office:value-type="percentage" office:value="0.122508607885673" calcext:value-type="percentage">
            <text:p>12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 table:style-name="ce9" table:formula="of:=EXP(Mean+ stdDev * COM.MICROSOFT.NORM.INV(RAND();0;1))" office:value-type="percentage" office:value="0.109599208337803" calcext:value-type="percentage">
            <text:p>10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style-name="ce9" table:formula="of:=EXP(Mean+ stdDev * COM.MICROSOFT.NORM.INV(RAND();0;1))" office:value-type="percentage" office:value="0.0717677616826967" calcext:value-type="percentage">
            <text:p>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0" calcext:value-type="float">
            <text:p>2530</text:p>
          </table:table-cell>
          <table:table-cell table:style-name="ce9" table:formula="of:=EXP(Mean+ stdDev * COM.MICROSOFT.NORM.INV(RAND();0;1))" office:value-type="percentage" office:value="0.0331482327853822" calcext:value-type="percentage">
            <text:p>3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1" calcext:value-type="float">
            <text:p>2531</text:p>
          </table:table-cell>
          <table:table-cell table:style-name="ce9" table:formula="of:=EXP(Mean+ stdDev * COM.MICROSOFT.NORM.INV(RAND();0;1))" office:value-type="percentage" office:value="0.0767394916520381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2" calcext:value-type="float">
            <text:p>2532</text:p>
          </table:table-cell>
          <table:table-cell table:style-name="ce9" table:formula="of:=EXP(Mean+ stdDev * COM.MICROSOFT.NORM.INV(RAND();0;1))" office:value-type="percentage" office:value="0.0965039144798468" calcext:value-type="percentage">
            <text:p>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3" calcext:value-type="float">
            <text:p>2533</text:p>
          </table:table-cell>
          <table:table-cell table:style-name="ce9" table:formula="of:=EXP(Mean+ stdDev * COM.MICROSOFT.NORM.INV(RAND();0;1))" office:value-type="percentage" office:value="0.247251357449463" calcext:value-type="percentage">
            <text:p>24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4" calcext:value-type="float">
            <text:p>2534</text:p>
          </table:table-cell>
          <table:table-cell table:style-name="ce9" table:formula="of:=EXP(Mean+ stdDev * COM.MICROSOFT.NORM.INV(RAND();0;1))" office:value-type="percentage" office:value="0.163121521568186" calcext:value-type="percentage">
            <text:p>16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5" calcext:value-type="float">
            <text:p>2535</text:p>
          </table:table-cell>
          <table:table-cell table:style-name="ce9" table:formula="of:=EXP(Mean+ stdDev * COM.MICROSOFT.NORM.INV(RAND();0;1))" office:value-type="percentage" office:value="0.125500620245277" calcext:value-type="percentage">
            <text:p>12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6" calcext:value-type="float">
            <text:p>2536</text:p>
          </table:table-cell>
          <table:table-cell table:style-name="ce9" table:formula="of:=EXP(Mean+ stdDev * COM.MICROSOFT.NORM.INV(RAND();0;1))" office:value-type="percentage" office:value="0.226179890047652" calcext:value-type="percentage">
            <text:p>22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table:style-name="ce9" table:formula="of:=EXP(Mean+ stdDev * COM.MICROSOFT.NORM.INV(RAND();0;1))" office:value-type="percentage" office:value="0.122719008056145" calcext:value-type="percentage">
            <text:p>12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table:style-name="ce9" table:formula="of:=EXP(Mean+ stdDev * COM.MICROSOFT.NORM.INV(RAND();0;1))" office:value-type="percentage" office:value="0.116598192792148" calcext:value-type="percentage">
            <text:p>11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9" calcext:value-type="float">
            <text:p>2539</text:p>
          </table:table-cell>
          <table:table-cell table:style-name="ce9" table:formula="of:=EXP(Mean+ stdDev * COM.MICROSOFT.NORM.INV(RAND();0;1))" office:value-type="percentage" office:value="0.199413930923609" calcext:value-type="percentage">
            <text:p>19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 table:style-name="ce9" table:formula="of:=EXP(Mean+ stdDev * COM.MICROSOFT.NORM.INV(RAND();0;1))" office:value-type="percentage" office:value="0.150501352767887" calcext:value-type="percentage">
            <text:p>15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table:style-name="ce9" table:formula="of:=EXP(Mean+ stdDev * COM.MICROSOFT.NORM.INV(RAND();0;1))" office:value-type="percentage" office:value="0.166402952042861" calcext:value-type="percentage">
            <text:p>1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2" calcext:value-type="float">
            <text:p>2542</text:p>
          </table:table-cell>
          <table:table-cell table:style-name="ce9" table:formula="of:=EXP(Mean+ stdDev * COM.MICROSOFT.NORM.INV(RAND();0;1))" office:value-type="percentage" office:value="0.145792229352395" calcext:value-type="percentage">
            <text:p>14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3" calcext:value-type="float">
            <text:p>2543</text:p>
          </table:table-cell>
          <table:table-cell table:style-name="ce9" table:formula="of:=EXP(Mean+ stdDev * COM.MICROSOFT.NORM.INV(RAND();0;1))" office:value-type="percentage" office:value="0.0546088788765722" calcext:value-type="percentage">
            <text:p>5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style-name="ce9" table:formula="of:=EXP(Mean+ stdDev * COM.MICROSOFT.NORM.INV(RAND();0;1))" office:value-type="percentage" office:value="0.161261492756671" calcext:value-type="percentage">
            <text:p>16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5" calcext:value-type="float">
            <text:p>2545</text:p>
          </table:table-cell>
          <table:table-cell table:style-name="ce9" table:formula="of:=EXP(Mean+ stdDev * COM.MICROSOFT.NORM.INV(RAND();0;1))" office:value-type="percentage" office:value="0.0589049001854532" calcext:value-type="percentage">
            <text:p>5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table:style-name="ce9" table:formula="of:=EXP(Mean+ stdDev * COM.MICROSOFT.NORM.INV(RAND();0;1))" office:value-type="percentage" office:value="0.0818502350422636" calcext:value-type="percentage">
            <text:p>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style-name="ce9" table:formula="of:=EXP(Mean+ stdDev * COM.MICROSOFT.NORM.INV(RAND();0;1))" office:value-type="percentage" office:value="0.17973871244831" calcext:value-type="percentage">
            <text:p>1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8" calcext:value-type="float">
            <text:p>2548</text:p>
          </table:table-cell>
          <table:table-cell table:style-name="ce9" table:formula="of:=EXP(Mean+ stdDev * COM.MICROSOFT.NORM.INV(RAND();0;1))" office:value-type="percentage" office:value="0.0857524119078633" calcext:value-type="percentage">
            <text:p>8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  <table:table-cell table:style-name="ce9" table:formula="of:=EXP(Mean+ stdDev * COM.MICROSOFT.NORM.INV(RAND();0;1))" office:value-type="percentage" office:value="0.0662664805673569" calcext:value-type="percentage">
            <text:p>6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style-name="ce9" table:formula="of:=EXP(Mean+ stdDev * COM.MICROSOFT.NORM.INV(RAND();0;1))" office:value-type="percentage" office:value="0.281799193706082" calcext:value-type="percentage">
            <text:p>28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table:style-name="ce9" table:formula="of:=EXP(Mean+ stdDev * COM.MICROSOFT.NORM.INV(RAND();0;1))" office:value-type="percentage" office:value="0.26180336932944" calcext:value-type="percentage">
            <text:p>2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style-name="ce9" table:formula="of:=EXP(Mean+ stdDev * COM.MICROSOFT.NORM.INV(RAND();0;1))" office:value-type="percentage" office:value="0.146187855228445" calcext:value-type="percentage">
            <text:p>14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table:style-name="ce9" table:formula="of:=EXP(Mean+ stdDev * COM.MICROSOFT.NORM.INV(RAND();0;1))" office:value-type="percentage" office:value="0.0889262719168235" calcext:value-type="percentage">
            <text:p>8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4" calcext:value-type="float">
            <text:p>2554</text:p>
          </table:table-cell>
          <table:table-cell table:style-name="ce9" table:formula="of:=EXP(Mean+ stdDev * COM.MICROSOFT.NORM.INV(RAND();0;1))" office:value-type="percentage" office:value="0.0893107637907099" calcext:value-type="percentage">
            <text:p>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table:style-name="ce9" table:formula="of:=EXP(Mean+ stdDev * COM.MICROSOFT.NORM.INV(RAND();0;1))" office:value-type="percentage" office:value="0.160660616677231" calcext:value-type="percentage">
            <text:p>16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 table:style-name="ce9" table:formula="of:=EXP(Mean+ stdDev * COM.MICROSOFT.NORM.INV(RAND();0;1))" office:value-type="percentage" office:value="0.0858623759959494" calcext:value-type="percentage">
            <text:p>8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table:style-name="ce9" table:formula="of:=EXP(Mean+ stdDev * COM.MICROSOFT.NORM.INV(RAND();0;1))" office:value-type="percentage" office:value="0.137397442868475" calcext:value-type="percentage">
            <text:p>13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8" calcext:value-type="float">
            <text:p>2558</text:p>
          </table:table-cell>
          <table:table-cell table:style-name="ce9" table:formula="of:=EXP(Mean+ stdDev * COM.MICROSOFT.NORM.INV(RAND();0;1))" office:value-type="percentage" office:value="0.0960203895783019" calcext:value-type="percentage">
            <text:p>9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table:style-name="ce9" table:formula="of:=EXP(Mean+ stdDev * COM.MICROSOFT.NORM.INV(RAND();0;1))" office:value-type="percentage" office:value="0.0507126968492065" calcext:value-type="percentage">
            <text:p>5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table:style-name="ce9" table:formula="of:=EXP(Mean+ stdDev * COM.MICROSOFT.NORM.INV(RAND();0;1))" office:value-type="percentage" office:value="0.278505024921609" calcext:value-type="percentage">
            <text:p>2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 table:style-name="ce9" table:formula="of:=EXP(Mean+ stdDev * COM.MICROSOFT.NORM.INV(RAND();0;1))" office:value-type="percentage" office:value="0.0680959164872142" calcext:value-type="percentage">
            <text:p>6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 table:style-name="ce9" table:formula="of:=EXP(Mean+ stdDev * COM.MICROSOFT.NORM.INV(RAND();0;1))" office:value-type="percentage" office:value="0.211258263727375" calcext:value-type="percentage">
            <text:p>21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3" calcext:value-type="float">
            <text:p>2563</text:p>
          </table:table-cell>
          <table:table-cell table:style-name="ce9" table:formula="of:=EXP(Mean+ stdDev * COM.MICROSOFT.NORM.INV(RAND();0;1))" office:value-type="percentage" office:value="0.208529663849685" calcext:value-type="percentage">
            <text:p>2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table:style-name="ce9" table:formula="of:=EXP(Mean+ stdDev * COM.MICROSOFT.NORM.INV(RAND();0;1))" office:value-type="percentage" office:value="0.0851009612009039" calcext:value-type="percentage">
            <text:p>8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5" calcext:value-type="float">
            <text:p>2565</text:p>
          </table:table-cell>
          <table:table-cell table:style-name="ce9" table:formula="of:=EXP(Mean+ stdDev * COM.MICROSOFT.NORM.INV(RAND();0;1))" office:value-type="percentage" office:value="0.160598142087008" calcext:value-type="percentage">
            <text:p>16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6" calcext:value-type="float">
            <text:p>2566</text:p>
          </table:table-cell>
          <table:table-cell table:style-name="ce9" table:formula="of:=EXP(Mean+ stdDev * COM.MICROSOFT.NORM.INV(RAND();0;1))" office:value-type="percentage" office:value="0.402770376777333" calcext:value-type="percentage">
            <text:p>40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7" calcext:value-type="float">
            <text:p>2567</text:p>
          </table:table-cell>
          <table:table-cell table:style-name="ce9" table:formula="of:=EXP(Mean+ stdDev * COM.MICROSOFT.NORM.INV(RAND();0;1))" office:value-type="percentage" office:value="0.275025947183113" calcext:value-type="percentage">
            <text:p>27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 table:style-name="ce9" table:formula="of:=EXP(Mean+ stdDev * COM.MICROSOFT.NORM.INV(RAND();0;1))" office:value-type="percentage" office:value="0.129618065522514" calcext:value-type="percentage">
            <text:p>12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table:style-name="ce9" table:formula="of:=EXP(Mean+ stdDev * COM.MICROSOFT.NORM.INV(RAND();0;1))" office:value-type="percentage" office:value="0.331009343853467" calcext:value-type="percentage">
            <text:p>33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table:style-name="ce9" table:formula="of:=EXP(Mean+ stdDev * COM.MICROSOFT.NORM.INV(RAND();0;1))" office:value-type="percentage" office:value="0.138920129098846" calcext:value-type="percentage">
            <text:p>13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table:style-name="ce9" table:formula="of:=EXP(Mean+ stdDev * COM.MICROSOFT.NORM.INV(RAND();0;1))" office:value-type="percentage" office:value="0.120409739249953" calcext:value-type="percentage">
            <text:p>12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table:style-name="ce9" table:formula="of:=EXP(Mean+ stdDev * COM.MICROSOFT.NORM.INV(RAND();0;1))" office:value-type="percentage" office:value="0.0804904228072904" calcext:value-type="percentage">
            <text:p>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table:style-name="ce9" table:formula="of:=EXP(Mean+ stdDev * COM.MICROSOFT.NORM.INV(RAND();0;1))" office:value-type="percentage" office:value="0.0756965591896563" calcext:value-type="percentage">
            <text:p>7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table:style-name="ce9" table:formula="of:=EXP(Mean+ stdDev * COM.MICROSOFT.NORM.INV(RAND();0;1))" office:value-type="percentage" office:value="0.0899605179820568" calcext:value-type="percentage">
            <text:p>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table:style-name="ce9" table:formula="of:=EXP(Mean+ stdDev * COM.MICROSOFT.NORM.INV(RAND();0;1))" office:value-type="percentage" office:value="0.156485435456883" calcext:value-type="percentage">
            <text:p>1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table:style-name="ce9" table:formula="of:=EXP(Mean+ stdDev * COM.MICROSOFT.NORM.INV(RAND();0;1))" office:value-type="percentage" office:value="0.0950836107904396" calcext:value-type="percentage">
            <text:p>9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table:style-name="ce9" table:formula="of:=EXP(Mean+ stdDev * COM.MICROSOFT.NORM.INV(RAND();0;1))" office:value-type="percentage" office:value="0.0803986270982572" calcext:value-type="percentage">
            <text:p>8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8" calcext:value-type="float">
            <text:p>2578</text:p>
          </table:table-cell>
          <table:table-cell table:style-name="ce9" table:formula="of:=EXP(Mean+ stdDev * COM.MICROSOFT.NORM.INV(RAND();0;1))" office:value-type="percentage" office:value="0.181612557841238" calcext:value-type="percentage">
            <text:p>18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9" calcext:value-type="float">
            <text:p>2579</text:p>
          </table:table-cell>
          <table:table-cell table:style-name="ce9" table:formula="of:=EXP(Mean+ stdDev * COM.MICROSOFT.NORM.INV(RAND();0;1))" office:value-type="percentage" office:value="0.132497438697895" calcext:value-type="percentage">
            <text:p>13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table:style-name="ce9" table:formula="of:=EXP(Mean+ stdDev * COM.MICROSOFT.NORM.INV(RAND();0;1))" office:value-type="percentage" office:value="0.11610817550612" calcext:value-type="percentage">
            <text:p>11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1" calcext:value-type="float">
            <text:p>2581</text:p>
          </table:table-cell>
          <table:table-cell table:style-name="ce9" table:formula="of:=EXP(Mean+ stdDev * COM.MICROSOFT.NORM.INV(RAND();0;1))" office:value-type="percentage" office:value="0.190130921081551" calcext:value-type="percentage">
            <text:p>19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2" calcext:value-type="float">
            <text:p>2582</text:p>
          </table:table-cell>
          <table:table-cell table:style-name="ce9" table:formula="of:=EXP(Mean+ stdDev * COM.MICROSOFT.NORM.INV(RAND();0;1))" office:value-type="percentage" office:value="0.189738775869984" calcext:value-type="percentage">
            <text:p>18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3" calcext:value-type="float">
            <text:p>2583</text:p>
          </table:table-cell>
          <table:table-cell table:style-name="ce9" table:formula="of:=EXP(Mean+ stdDev * COM.MICROSOFT.NORM.INV(RAND();0;1))" office:value-type="percentage" office:value="0.188227914607666" calcext:value-type="percentage">
            <text:p>18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 table:style-name="ce9" table:formula="of:=EXP(Mean+ stdDev * COM.MICROSOFT.NORM.INV(RAND();0;1))" office:value-type="percentage" office:value="0.121157390919946" calcext:value-type="percentage">
            <text:p>12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5" calcext:value-type="float">
            <text:p>2585</text:p>
          </table:table-cell>
          <table:table-cell table:style-name="ce9" table:formula="of:=EXP(Mean+ stdDev * COM.MICROSOFT.NORM.INV(RAND();0;1))" office:value-type="percentage" office:value="0.150351961367286" calcext:value-type="percentage">
            <text:p>15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table:style-name="ce9" table:formula="of:=EXP(Mean+ stdDev * COM.MICROSOFT.NORM.INV(RAND();0;1))" office:value-type="percentage" office:value="0.136891692519222" calcext:value-type="percentage">
            <text:p>1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7" calcext:value-type="float">
            <text:p>2587</text:p>
          </table:table-cell>
          <table:table-cell table:style-name="ce9" table:formula="of:=EXP(Mean+ stdDev * COM.MICROSOFT.NORM.INV(RAND();0;1))" office:value-type="percentage" office:value="0.22960340975719" calcext:value-type="percentage">
            <text:p>22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table:style-name="ce9" table:formula="of:=EXP(Mean+ stdDev * COM.MICROSOFT.NORM.INV(RAND();0;1))" office:value-type="percentage" office:value="0.204433630304554" calcext:value-type="percentage">
            <text:p>20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table:style-name="ce9" table:formula="of:=EXP(Mean+ stdDev * COM.MICROSOFT.NORM.INV(RAND();0;1))" office:value-type="percentage" office:value="0.345583546808926" calcext:value-type="percentage">
            <text:p>34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table:style-name="ce9" table:formula="of:=EXP(Mean+ stdDev * COM.MICROSOFT.NORM.INV(RAND();0;1))" office:value-type="percentage" office:value="0.155821460905487" calcext:value-type="percentage">
            <text:p>1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table:style-name="ce9" table:formula="of:=EXP(Mean+ stdDev * COM.MICROSOFT.NORM.INV(RAND();0;1))" office:value-type="percentage" office:value="0.0396414191890768" calcext:value-type="percentage">
            <text:p>3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2" calcext:value-type="float">
            <text:p>2592</text:p>
          </table:table-cell>
          <table:table-cell table:style-name="ce9" table:formula="of:=EXP(Mean+ stdDev * COM.MICROSOFT.NORM.INV(RAND();0;1))" office:value-type="percentage" office:value="0.0498861481526986" calcext:value-type="percentage">
            <text:p>4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3" calcext:value-type="float">
            <text:p>2593</text:p>
          </table:table-cell>
          <table:table-cell table:style-name="ce9" table:formula="of:=EXP(Mean+ stdDev * COM.MICROSOFT.NORM.INV(RAND();0;1))" office:value-type="percentage" office:value="0.127030297103839" calcext:value-type="percentage">
            <text:p>12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style-name="ce9" table:formula="of:=EXP(Mean+ stdDev * COM.MICROSOFT.NORM.INV(RAND();0;1))" office:value-type="percentage" office:value="0.0989271212298355" calcext:value-type="percentage">
            <text:p>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5" calcext:value-type="float">
            <text:p>2595</text:p>
          </table:table-cell>
          <table:table-cell table:style-name="ce9" table:formula="of:=EXP(Mean+ stdDev * COM.MICROSOFT.NORM.INV(RAND();0;1))" office:value-type="percentage" office:value="0.157376098760118" calcext:value-type="percentage">
            <text:p>15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6" calcext:value-type="float">
            <text:p>2596</text:p>
          </table:table-cell>
          <table:table-cell table:style-name="ce9" table:formula="of:=EXP(Mean+ stdDev * COM.MICROSOFT.NORM.INV(RAND();0;1))" office:value-type="percentage" office:value="0.178117835428693" calcext:value-type="percentage">
            <text:p>17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7" calcext:value-type="float">
            <text:p>2597</text:p>
          </table:table-cell>
          <table:table-cell table:style-name="ce9" table:formula="of:=EXP(Mean+ stdDev * COM.MICROSOFT.NORM.INV(RAND();0;1))" office:value-type="percentage" office:value="0.248277715874253" calcext:value-type="percentage">
            <text:p>24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8" calcext:value-type="float">
            <text:p>2598</text:p>
          </table:table-cell>
          <table:table-cell table:style-name="ce9" table:formula="of:=EXP(Mean+ stdDev * COM.MICROSOFT.NORM.INV(RAND();0;1))" office:value-type="percentage" office:value="0.213483992783632" calcext:value-type="percentage">
            <text:p>21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9" calcext:value-type="float">
            <text:p>2599</text:p>
          </table:table-cell>
          <table:table-cell table:style-name="ce9" table:formula="of:=EXP(Mean+ stdDev * COM.MICROSOFT.NORM.INV(RAND();0;1))" office:value-type="percentage" office:value="0.118211479105687" calcext:value-type="percentage">
            <text:p>11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style-name="ce9" table:formula="of:=EXP(Mean+ stdDev * COM.MICROSOFT.NORM.INV(RAND();0;1))" office:value-type="percentage" office:value="0.0516324389060932" calcext:value-type="percentage">
            <text:p>5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1" calcext:value-type="float">
            <text:p>2601</text:p>
          </table:table-cell>
          <table:table-cell table:style-name="ce9" table:formula="of:=EXP(Mean+ stdDev * COM.MICROSOFT.NORM.INV(RAND();0;1))" office:value-type="percentage" office:value="0.198210715927634" calcext:value-type="percentage">
            <text:p>1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2" calcext:value-type="float">
            <text:p>2602</text:p>
          </table:table-cell>
          <table:table-cell table:style-name="ce9" table:formula="of:=EXP(Mean+ stdDev * COM.MICROSOFT.NORM.INV(RAND();0;1))" office:value-type="percentage" office:value="0.151058843159089" calcext:value-type="percentage">
            <text:p>15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table:style-name="ce9" table:formula="of:=EXP(Mean+ stdDev * COM.MICROSOFT.NORM.INV(RAND();0;1))" office:value-type="percentage" office:value="0.174894128131002" calcext:value-type="percentage">
            <text:p>1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table:style-name="ce9" table:formula="of:=EXP(Mean+ stdDev * COM.MICROSOFT.NORM.INV(RAND();0;1))" office:value-type="percentage" office:value="0.287993856599986" calcext:value-type="percentage">
            <text:p>28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table:style-name="ce9" table:formula="of:=EXP(Mean+ stdDev * COM.MICROSOFT.NORM.INV(RAND();0;1))" office:value-type="percentage" office:value="0.208122844447785" calcext:value-type="percentage">
            <text:p>20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6" calcext:value-type="float">
            <text:p>2606</text:p>
          </table:table-cell>
          <table:table-cell table:style-name="ce9" table:formula="of:=EXP(Mean+ stdDev * COM.MICROSOFT.NORM.INV(RAND();0;1))" office:value-type="percentage" office:value="0.114286582457701" calcext:value-type="percentage">
            <text:p>11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7" calcext:value-type="float">
            <text:p>2607</text:p>
          </table:table-cell>
          <table:table-cell table:style-name="ce9" table:formula="of:=EXP(Mean+ stdDev * COM.MICROSOFT.NORM.INV(RAND();0;1))" office:value-type="percentage" office:value="0.303491221611371" calcext:value-type="percentage">
            <text:p>30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8" calcext:value-type="float">
            <text:p>2608</text:p>
          </table:table-cell>
          <table:table-cell table:style-name="ce9" table:formula="of:=EXP(Mean+ stdDev * COM.MICROSOFT.NORM.INV(RAND();0;1))" office:value-type="percentage" office:value="0.233359011531201" calcext:value-type="percentage">
            <text:p>23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9" calcext:value-type="float">
            <text:p>2609</text:p>
          </table:table-cell>
          <table:table-cell table:style-name="ce9" table:formula="of:=EXP(Mean+ stdDev * COM.MICROSOFT.NORM.INV(RAND();0;1))" office:value-type="percentage" office:value="0.111503677948596" calcext:value-type="percentage">
            <text:p>11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table:style-name="ce9" table:formula="of:=EXP(Mean+ stdDev * COM.MICROSOFT.NORM.INV(RAND();0;1))" office:value-type="percentage" office:value="0.172511867188457" calcext:value-type="percentage">
            <text:p>17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table:style-name="ce9" table:formula="of:=EXP(Mean+ stdDev * COM.MICROSOFT.NORM.INV(RAND();0;1))" office:value-type="percentage" office:value="0.158884883365909" calcext:value-type="percentage">
            <text:p>15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table:style-name="ce9" table:formula="of:=EXP(Mean+ stdDev * COM.MICROSOFT.NORM.INV(RAND();0;1))" office:value-type="percentage" office:value="0.159095296614382" calcext:value-type="percentage">
            <text:p>15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table:style-name="ce9" table:formula="of:=EXP(Mean+ stdDev * COM.MICROSOFT.NORM.INV(RAND();0;1))" office:value-type="percentage" office:value="0.278493594935101" calcext:value-type="percentage">
            <text:p>2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4" calcext:value-type="float">
            <text:p>2614</text:p>
          </table:table-cell>
          <table:table-cell table:style-name="ce9" table:formula="of:=EXP(Mean+ stdDev * COM.MICROSOFT.NORM.INV(RAND();0;1))" office:value-type="percentage" office:value="0.270960973178562" calcext:value-type="percentage">
            <text:p>27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 table:style-name="ce9" table:formula="of:=EXP(Mean+ stdDev * COM.MICROSOFT.NORM.INV(RAND();0;1))" office:value-type="percentage" office:value="0.174044805593487" calcext:value-type="percentage">
            <text:p>17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table:style-name="ce9" table:formula="of:=EXP(Mean+ stdDev * COM.MICROSOFT.NORM.INV(RAND();0;1))" office:value-type="percentage" office:value="0.277192507021798" calcext:value-type="percentage">
            <text:p>27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7" calcext:value-type="float">
            <text:p>2617</text:p>
          </table:table-cell>
          <table:table-cell table:style-name="ce9" table:formula="of:=EXP(Mean+ stdDev * COM.MICROSOFT.NORM.INV(RAND();0;1))" office:value-type="percentage" office:value="0.129693748467535" calcext:value-type="percentage">
            <text:p>12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8" calcext:value-type="float">
            <text:p>2618</text:p>
          </table:table-cell>
          <table:table-cell table:style-name="ce9" table:formula="of:=EXP(Mean+ stdDev * COM.MICROSOFT.NORM.INV(RAND();0;1))" office:value-type="percentage" office:value="0.132246740379248" calcext:value-type="percentage">
            <text:p>1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 table:style-name="ce9" table:formula="of:=EXP(Mean+ stdDev * COM.MICROSOFT.NORM.INV(RAND();0;1))" office:value-type="percentage" office:value="0.0609653890190669" calcext:value-type="percentage">
            <text:p>6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table:style-name="ce9" table:formula="of:=EXP(Mean+ stdDev * COM.MICROSOFT.NORM.INV(RAND();0;1))" office:value-type="percentage" office:value="0.0735312629306427" calcext:value-type="percentage">
            <text:p>7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1" calcext:value-type="float">
            <text:p>2621</text:p>
          </table:table-cell>
          <table:table-cell table:style-name="ce9" table:formula="of:=EXP(Mean+ stdDev * COM.MICROSOFT.NORM.INV(RAND();0;1))" office:value-type="percentage" office:value="0.199628891797097" calcext:value-type="percentage">
            <text:p>19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2" calcext:value-type="float">
            <text:p>2622</text:p>
          </table:table-cell>
          <table:table-cell table:style-name="ce9" table:formula="of:=EXP(Mean+ stdDev * COM.MICROSOFT.NORM.INV(RAND();0;1))" office:value-type="percentage" office:value="0.132650597112616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 table:style-name="ce9" table:formula="of:=EXP(Mean+ stdDev * COM.MICROSOFT.NORM.INV(RAND();0;1))" office:value-type="percentage" office:value="0.256696163714327" calcext:value-type="percentage">
            <text:p>2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4" calcext:value-type="float">
            <text:p>2624</text:p>
          </table:table-cell>
          <table:table-cell table:style-name="ce9" table:formula="of:=EXP(Mean+ stdDev * COM.MICROSOFT.NORM.INV(RAND();0;1))" office:value-type="percentage" office:value="0.0761963324217114" calcext:value-type="percentage">
            <text:p>7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table:style-name="ce9" table:formula="of:=EXP(Mean+ stdDev * COM.MICROSOFT.NORM.INV(RAND();0;1))" office:value-type="percentage" office:value="0.0832123977382851" calcext:value-type="percentage">
            <text:p>8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6" calcext:value-type="float">
            <text:p>2626</text:p>
          </table:table-cell>
          <table:table-cell table:style-name="ce9" table:formula="of:=EXP(Mean+ stdDev * COM.MICROSOFT.NORM.INV(RAND();0;1))" office:value-type="percentage" office:value="0.185682845759631" calcext:value-type="percentage">
            <text:p>1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7" calcext:value-type="float">
            <text:p>2627</text:p>
          </table:table-cell>
          <table:table-cell table:style-name="ce9" table:formula="of:=EXP(Mean+ stdDev * COM.MICROSOFT.NORM.INV(RAND();0;1))" office:value-type="percentage" office:value="0.127321442989015" calcext:value-type="percentage">
            <text:p>12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8" calcext:value-type="float">
            <text:p>2628</text:p>
          </table:table-cell>
          <table:table-cell table:style-name="ce9" table:formula="of:=EXP(Mean+ stdDev * COM.MICROSOFT.NORM.INV(RAND();0;1))" office:value-type="percentage" office:value="0.125022270929117" calcext:value-type="percentage">
            <text:p>1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table:style-name="ce9" table:formula="of:=EXP(Mean+ stdDev * COM.MICROSOFT.NORM.INV(RAND();0;1))" office:value-type="percentage" office:value="0.0975342050814717" calcext:value-type="percentage">
            <text:p>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table:style-name="ce9" table:formula="of:=EXP(Mean+ stdDev * COM.MICROSOFT.NORM.INV(RAND();0;1))" office:value-type="percentage" office:value="0.154885248308593" calcext:value-type="percentage">
            <text:p>15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table:style-name="ce9" table:formula="of:=EXP(Mean+ stdDev * COM.MICROSOFT.NORM.INV(RAND();0;1))" office:value-type="percentage" office:value="0.135463937612281" calcext:value-type="percentage">
            <text:p>13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table:style-name="ce9" table:formula="of:=EXP(Mean+ stdDev * COM.MICROSOFT.NORM.INV(RAND();0;1))" office:value-type="percentage" office:value="0.324315785166145" calcext:value-type="percentage">
            <text:p>32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table:style-name="ce9" table:formula="of:=EXP(Mean+ stdDev * COM.MICROSOFT.NORM.INV(RAND();0;1))" office:value-type="percentage" office:value="0.161929569742741" calcext:value-type="percentage">
            <text:p>16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table:style-name="ce9" table:formula="of:=EXP(Mean+ stdDev * COM.MICROSOFT.NORM.INV(RAND();0;1))" office:value-type="percentage" office:value="0.0991340722258623" calcext:value-type="percentage">
            <text:p>9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5" calcext:value-type="float">
            <text:p>2635</text:p>
          </table:table-cell>
          <table:table-cell table:style-name="ce9" table:formula="of:=EXP(Mean+ stdDev * COM.MICROSOFT.NORM.INV(RAND();0;1))" office:value-type="percentage" office:value="0.118101497558689" calcext:value-type="percentage">
            <text:p>11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6" calcext:value-type="float">
            <text:p>2636</text:p>
          </table:table-cell>
          <table:table-cell table:style-name="ce9" table:formula="of:=EXP(Mean+ stdDev * COM.MICROSOFT.NORM.INV(RAND();0;1))" office:value-type="percentage" office:value="0.107577879341241" calcext:value-type="percentage">
            <text:p>10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 table:style-name="ce9" table:formula="of:=EXP(Mean+ stdDev * COM.MICROSOFT.NORM.INV(RAND();0;1))" office:value-type="percentage" office:value="0.261658688631134" calcext:value-type="percentage">
            <text:p>26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table:style-name="ce9" table:formula="of:=EXP(Mean+ stdDev * COM.MICROSOFT.NORM.INV(RAND();0;1))" office:value-type="percentage" office:value="0.181142766107906" calcext:value-type="percentage">
            <text:p>18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9" calcext:value-type="float">
            <text:p>2639</text:p>
          </table:table-cell>
          <table:table-cell table:style-name="ce9" table:formula="of:=EXP(Mean+ stdDev * COM.MICROSOFT.NORM.INV(RAND();0;1))" office:value-type="percentage" office:value="0.313031562141452" calcext:value-type="percentage">
            <text:p>31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table:style-name="ce9" table:formula="of:=EXP(Mean+ stdDev * COM.MICROSOFT.NORM.INV(RAND();0;1))" office:value-type="percentage" office:value="0.109934871703346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1" calcext:value-type="float">
            <text:p>2641</text:p>
          </table:table-cell>
          <table:table-cell table:style-name="ce9" table:formula="of:=EXP(Mean+ stdDev * COM.MICROSOFT.NORM.INV(RAND();0;1))" office:value-type="percentage" office:value="0.0774521744607597" calcext:value-type="percentage">
            <text:p>7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table:style-name="ce9" table:formula="of:=EXP(Mean+ stdDev * COM.MICROSOFT.NORM.INV(RAND();0;1))" office:value-type="percentage" office:value="0.226777907030822" calcext:value-type="percentage">
            <text:p>22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table:style-name="ce9" table:formula="of:=EXP(Mean+ stdDev * COM.MICROSOFT.NORM.INV(RAND();0;1))" office:value-type="percentage" office:value="0.178811834569657" calcext:value-type="percentage">
            <text:p>17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4" calcext:value-type="float">
            <text:p>2644</text:p>
          </table:table-cell>
          <table:table-cell table:style-name="ce9" table:formula="of:=EXP(Mean+ stdDev * COM.MICROSOFT.NORM.INV(RAND();0;1))" office:value-type="percentage" office:value="0.138750186291044" calcext:value-type="percentage">
            <text:p>13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table:style-name="ce9" table:formula="of:=EXP(Mean+ stdDev * COM.MICROSOFT.NORM.INV(RAND();0;1))" office:value-type="percentage" office:value="0.153319347393789" calcext:value-type="percentage">
            <text:p>15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6" calcext:value-type="float">
            <text:p>2646</text:p>
          </table:table-cell>
          <table:table-cell table:style-name="ce9" table:formula="of:=EXP(Mean+ stdDev * COM.MICROSOFT.NORM.INV(RAND();0;1))" office:value-type="percentage" office:value="0.174481283816393" calcext:value-type="percentage">
            <text:p>17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7" calcext:value-type="float">
            <text:p>2647</text:p>
          </table:table-cell>
          <table:table-cell table:style-name="ce9" table:formula="of:=EXP(Mean+ stdDev * COM.MICROSOFT.NORM.INV(RAND();0;1))" office:value-type="percentage" office:value="0.0762473085231051" calcext:value-type="percentage">
            <text:p>7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8" calcext:value-type="float">
            <text:p>2648</text:p>
          </table:table-cell>
          <table:table-cell table:style-name="ce9" table:formula="of:=EXP(Mean+ stdDev * COM.MICROSOFT.NORM.INV(RAND();0;1))" office:value-type="percentage" office:value="0.17035772515433" calcext:value-type="percentage">
            <text:p>17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9" calcext:value-type="float">
            <text:p>2649</text:p>
          </table:table-cell>
          <table:table-cell table:style-name="ce9" table:formula="of:=EXP(Mean+ stdDev * COM.MICROSOFT.NORM.INV(RAND();0;1))" office:value-type="percentage" office:value="0.0877509746441451" calcext:value-type="percentage">
            <text:p>8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table:style-name="ce9" table:formula="of:=EXP(Mean+ stdDev * COM.MICROSOFT.NORM.INV(RAND();0;1))" office:value-type="percentage" office:value="0.317380021007297" calcext:value-type="percentage">
            <text:p>31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table:style-name="ce9" table:formula="of:=EXP(Mean+ stdDev * COM.MICROSOFT.NORM.INV(RAND();0;1))" office:value-type="percentage" office:value="0.198280088408096" calcext:value-type="percentage">
            <text:p>19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 table:style-name="ce9" table:formula="of:=EXP(Mean+ stdDev * COM.MICROSOFT.NORM.INV(RAND();0;1))" office:value-type="percentage" office:value="0.117052430109897" calcext:value-type="percentage">
            <text:p>11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table:style-name="ce9" table:formula="of:=EXP(Mean+ stdDev * COM.MICROSOFT.NORM.INV(RAND();0;1))" office:value-type="percentage" office:value="0.0705707308330159" calcext:value-type="percentage">
            <text:p>7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4" calcext:value-type="float">
            <text:p>2654</text:p>
          </table:table-cell>
          <table:table-cell table:style-name="ce9" table:formula="of:=EXP(Mean+ stdDev * COM.MICROSOFT.NORM.INV(RAND();0;1))" office:value-type="percentage" office:value="0.0790165709577966" calcext:value-type="percentage">
            <text:p>7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5" calcext:value-type="float">
            <text:p>2655</text:p>
          </table:table-cell>
          <table:table-cell table:style-name="ce9" table:formula="of:=EXP(Mean+ stdDev * COM.MICROSOFT.NORM.INV(RAND();0;1))" office:value-type="percentage" office:value="0.126615405756385" calcext:value-type="percentage">
            <text:p>1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6" calcext:value-type="float">
            <text:p>2656</text:p>
          </table:table-cell>
          <table:table-cell table:style-name="ce9" table:formula="of:=EXP(Mean+ stdDev * COM.MICROSOFT.NORM.INV(RAND();0;1))" office:value-type="percentage" office:value="0.171752243946877" calcext:value-type="percentage">
            <text:p>1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7" calcext:value-type="float">
            <text:p>2657</text:p>
          </table:table-cell>
          <table:table-cell table:style-name="ce9" table:formula="of:=EXP(Mean+ stdDev * COM.MICROSOFT.NORM.INV(RAND();0;1))" office:value-type="percentage" office:value="0.140387133807655" calcext:value-type="percentage">
            <text:p>14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8" calcext:value-type="float">
            <text:p>2658</text:p>
          </table:table-cell>
          <table:table-cell table:style-name="ce9" table:formula="of:=EXP(Mean+ stdDev * COM.MICROSOFT.NORM.INV(RAND();0;1))" office:value-type="percentage" office:value="0.151151675527019" calcext:value-type="percentage">
            <text:p>15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9" calcext:value-type="float">
            <text:p>2659</text:p>
          </table:table-cell>
          <table:table-cell table:style-name="ce9" table:formula="of:=EXP(Mean+ stdDev * COM.MICROSOFT.NORM.INV(RAND();0;1))" office:value-type="percentage" office:value="0.0899939274927879" calcext:value-type="percentage">
            <text:p>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table:style-name="ce9" table:formula="of:=EXP(Mean+ stdDev * COM.MICROSOFT.NORM.INV(RAND();0;1))" office:value-type="percentage" office:value="0.130165056902983" calcext:value-type="percentage">
            <text:p>13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1" calcext:value-type="float">
            <text:p>2661</text:p>
          </table:table-cell>
          <table:table-cell table:style-name="ce9" table:formula="of:=EXP(Mean+ stdDev * COM.MICROSOFT.NORM.INV(RAND();0;1))" office:value-type="percentage" office:value="0.131534956906213" calcext:value-type="percentage">
            <text:p>13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table:style-name="ce9" table:formula="of:=EXP(Mean+ stdDev * COM.MICROSOFT.NORM.INV(RAND();0;1))" office:value-type="percentage" office:value="0.101535851834328" calcext:value-type="percentage">
            <text:p>10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table:style-name="ce9" table:formula="of:=EXP(Mean+ stdDev * COM.MICROSOFT.NORM.INV(RAND();0;1))" office:value-type="percentage" office:value="0.184571388737708" calcext:value-type="percentage">
            <text:p>18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table:style-name="ce9" table:formula="of:=EXP(Mean+ stdDev * COM.MICROSOFT.NORM.INV(RAND();0;1))" office:value-type="percentage" office:value="0.308164328930755" calcext:value-type="percentage">
            <text:p>30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5" calcext:value-type="float">
            <text:p>2665</text:p>
          </table:table-cell>
          <table:table-cell table:style-name="ce9" table:formula="of:=EXP(Mean+ stdDev * COM.MICROSOFT.NORM.INV(RAND();0;1))" office:value-type="percentage" office:value="0.0648789676443626" calcext:value-type="percentage">
            <text:p>6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table:style-name="ce9" table:formula="of:=EXP(Mean+ stdDev * COM.MICROSOFT.NORM.INV(RAND();0;1))" office:value-type="percentage" office:value="0.114714206559292" calcext:value-type="percentage">
            <text:p>11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7" calcext:value-type="float">
            <text:p>2667</text:p>
          </table:table-cell>
          <table:table-cell table:style-name="ce9" table:formula="of:=EXP(Mean+ stdDev * COM.MICROSOFT.NORM.INV(RAND();0;1))" office:value-type="percentage" office:value="0.108578424649777" calcext:value-type="percentage">
            <text:p>1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table:style-name="ce9" table:formula="of:=EXP(Mean+ stdDev * COM.MICROSOFT.NORM.INV(RAND();0;1))" office:value-type="percentage" office:value="0.117822699989484" calcext:value-type="percentage">
            <text:p>11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table:style-name="ce9" table:formula="of:=EXP(Mean+ stdDev * COM.MICROSOFT.NORM.INV(RAND();0;1))" office:value-type="percentage" office:value="0.0898627729836779" calcext:value-type="percentage">
            <text:p>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table:style-name="ce9" table:formula="of:=EXP(Mean+ stdDev * COM.MICROSOFT.NORM.INV(RAND();0;1))" office:value-type="percentage" office:value="0.047432336491518" calcext:value-type="percentage">
            <text:p>4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 table:style-name="ce9" table:formula="of:=EXP(Mean+ stdDev * COM.MICROSOFT.NORM.INV(RAND();0;1))" office:value-type="percentage" office:value="0.0633026372115135" calcext:value-type="percentage">
            <text:p>6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table:style-name="ce9" table:formula="of:=EXP(Mean+ stdDev * COM.MICROSOFT.NORM.INV(RAND();0;1))" office:value-type="percentage" office:value="0.340738971303426" calcext:value-type="percentage">
            <text:p>34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3" calcext:value-type="float">
            <text:p>2673</text:p>
          </table:table-cell>
          <table:table-cell table:style-name="ce9" table:formula="of:=EXP(Mean+ stdDev * COM.MICROSOFT.NORM.INV(RAND();0;1))" office:value-type="percentage" office:value="0.0300302132503105" calcext:value-type="percentage">
            <text:p>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4" calcext:value-type="float">
            <text:p>2674</text:p>
          </table:table-cell>
          <table:table-cell table:style-name="ce9" table:formula="of:=EXP(Mean+ stdDev * COM.MICROSOFT.NORM.INV(RAND();0;1))" office:value-type="percentage" office:value="0.0408179360010877" calcext:value-type="percentage">
            <text:p>4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5" calcext:value-type="float">
            <text:p>2675</text:p>
          </table:table-cell>
          <table:table-cell table:style-name="ce9" table:formula="of:=EXP(Mean+ stdDev * COM.MICROSOFT.NORM.INV(RAND();0;1))" office:value-type="percentage" office:value="0.182365697214963" calcext:value-type="percentage">
            <text:p>18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6" calcext:value-type="float">
            <text:p>2676</text:p>
          </table:table-cell>
          <table:table-cell table:style-name="ce9" table:formula="of:=EXP(Mean+ stdDev * COM.MICROSOFT.NORM.INV(RAND();0;1))" office:value-type="percentage" office:value="0.15371750046244" calcext:value-type="percentage">
            <text:p>1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7" calcext:value-type="float">
            <text:p>2677</text:p>
          </table:table-cell>
          <table:table-cell table:style-name="ce9" table:formula="of:=EXP(Mean+ stdDev * COM.MICROSOFT.NORM.INV(RAND();0;1))" office:value-type="percentage" office:value="0.0971930340172402" calcext:value-type="percentage">
            <text:p>9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8" calcext:value-type="float">
            <text:p>2678</text:p>
          </table:table-cell>
          <table:table-cell table:style-name="ce9" table:formula="of:=EXP(Mean+ stdDev * COM.MICROSOFT.NORM.INV(RAND();0;1))" office:value-type="percentage" office:value="0.0936028900910561" calcext:value-type="percentage">
            <text:p>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9" calcext:value-type="float">
            <text:p>2679</text:p>
          </table:table-cell>
          <table:table-cell table:style-name="ce9" table:formula="of:=EXP(Mean+ stdDev * COM.MICROSOFT.NORM.INV(RAND();0;1))" office:value-type="percentage" office:value="0.129387767887809" calcext:value-type="percentage">
            <text:p>1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table:style-name="ce9" table:formula="of:=EXP(Mean+ stdDev * COM.MICROSOFT.NORM.INV(RAND();0;1))" office:value-type="percentage" office:value="0.0876198033742404" calcext:value-type="percentage">
            <text:p>8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1" calcext:value-type="float">
            <text:p>2681</text:p>
          </table:table-cell>
          <table:table-cell table:style-name="ce9" table:formula="of:=EXP(Mean+ stdDev * COM.MICROSOFT.NORM.INV(RAND();0;1))" office:value-type="percentage" office:value="0.068257744248045" calcext:value-type="percentage">
            <text:p>6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2" calcext:value-type="float">
            <text:p>2682</text:p>
          </table:table-cell>
          <table:table-cell table:style-name="ce9" table:formula="of:=EXP(Mean+ stdDev * COM.MICROSOFT.NORM.INV(RAND();0;1))" office:value-type="percentage" office:value="0.154565726607557" calcext:value-type="percentage">
            <text:p>15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3" calcext:value-type="float">
            <text:p>2683</text:p>
          </table:table-cell>
          <table:table-cell table:style-name="ce9" table:formula="of:=EXP(Mean+ stdDev * COM.MICROSOFT.NORM.INV(RAND();0;1))" office:value-type="percentage" office:value="0.255762878463004" calcext:value-type="percentage">
            <text:p>2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 table:style-name="ce9" table:formula="of:=EXP(Mean+ stdDev * COM.MICROSOFT.NORM.INV(RAND();0;1))" office:value-type="percentage" office:value="0.121762795933468" calcext:value-type="percentage">
            <text:p>12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5" calcext:value-type="float">
            <text:p>2685</text:p>
          </table:table-cell>
          <table:table-cell table:style-name="ce9" table:formula="of:=EXP(Mean+ stdDev * COM.MICROSOFT.NORM.INV(RAND();0;1))" office:value-type="percentage" office:value="0.482821928309825" calcext:value-type="percentage">
            <text:p>48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6" calcext:value-type="float">
            <text:p>2686</text:p>
          </table:table-cell>
          <table:table-cell table:style-name="ce9" table:formula="of:=EXP(Mean+ stdDev * COM.MICROSOFT.NORM.INV(RAND();0;1))" office:value-type="percentage" office:value="0.285462485683779" calcext:value-type="percentage">
            <text:p>28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7" calcext:value-type="float">
            <text:p>2687</text:p>
          </table:table-cell>
          <table:table-cell table:style-name="ce9" table:formula="of:=EXP(Mean+ stdDev * COM.MICROSOFT.NORM.INV(RAND();0;1))" office:value-type="percentage" office:value="0.190167409966179" calcext:value-type="percentage">
            <text:p>19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table:style-name="ce9" table:formula="of:=EXP(Mean+ stdDev * COM.MICROSOFT.NORM.INV(RAND();0;1))" office:value-type="percentage" office:value="0.195851489698338" calcext:value-type="percentage">
            <text:p>19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9" calcext:value-type="float">
            <text:p>2689</text:p>
          </table:table-cell>
          <table:table-cell table:style-name="ce9" table:formula="of:=EXP(Mean+ stdDev * COM.MICROSOFT.NORM.INV(RAND();0;1))" office:value-type="percentage" office:value="0.0425016989214626" calcext:value-type="percentage">
            <text:p>4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table:style-name="ce9" table:formula="of:=EXP(Mean+ stdDev * COM.MICROSOFT.NORM.INV(RAND();0;1))" office:value-type="percentage" office:value="0.0533171006914467" calcext:value-type="percentage">
            <text:p>5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1" calcext:value-type="float">
            <text:p>2691</text:p>
          </table:table-cell>
          <table:table-cell table:style-name="ce9" table:formula="of:=EXP(Mean+ stdDev * COM.MICROSOFT.NORM.INV(RAND();0;1))" office:value-type="percentage" office:value="0.214512164245296" calcext:value-type="percentage">
            <text:p>21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2" calcext:value-type="float">
            <text:p>2692</text:p>
          </table:table-cell>
          <table:table-cell table:style-name="ce9" table:formula="of:=EXP(Mean+ stdDev * COM.MICROSOFT.NORM.INV(RAND();0;1))" office:value-type="percentage" office:value="0.166835030262524" calcext:value-type="percentage">
            <text:p>16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3" calcext:value-type="float">
            <text:p>2693</text:p>
          </table:table-cell>
          <table:table-cell table:style-name="ce9" table:formula="of:=EXP(Mean+ stdDev * COM.MICROSOFT.NORM.INV(RAND();0;1))" office:value-type="percentage" office:value="0.134507085335182" calcext:value-type="percentage">
            <text:p>13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4" calcext:value-type="float">
            <text:p>2694</text:p>
          </table:table-cell>
          <table:table-cell table:style-name="ce9" table:formula="of:=EXP(Mean+ stdDev * COM.MICROSOFT.NORM.INV(RAND();0;1))" office:value-type="percentage" office:value="0.131531870407418" calcext:value-type="percentage">
            <text:p>13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5" calcext:value-type="float">
            <text:p>2695</text:p>
          </table:table-cell>
          <table:table-cell table:style-name="ce9" table:formula="of:=EXP(Mean+ stdDev * COM.MICROSOFT.NORM.INV(RAND();0;1))" office:value-type="percentage" office:value="0.316614654190918" calcext:value-type="percentage">
            <text:p>31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6" calcext:value-type="float">
            <text:p>2696</text:p>
          </table:table-cell>
          <table:table-cell table:style-name="ce9" table:formula="of:=EXP(Mean+ stdDev * COM.MICROSOFT.NORM.INV(RAND();0;1))" office:value-type="percentage" office:value="0.191576784159068" calcext:value-type="percentage">
            <text:p>19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7" calcext:value-type="float">
            <text:p>2697</text:p>
          </table:table-cell>
          <table:table-cell table:style-name="ce9" table:formula="of:=EXP(Mean+ stdDev * COM.MICROSOFT.NORM.INV(RAND();0;1))" office:value-type="percentage" office:value="0.0931117581532103" calcext:value-type="percentage">
            <text:p>9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8" calcext:value-type="float">
            <text:p>2698</text:p>
          </table:table-cell>
          <table:table-cell table:style-name="ce9" table:formula="of:=EXP(Mean+ stdDev * COM.MICROSOFT.NORM.INV(RAND();0;1))" office:value-type="percentage" office:value="0.206536276518749" calcext:value-type="percentage">
            <text:p>20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9" calcext:value-type="float">
            <text:p>2699</text:p>
          </table:table-cell>
          <table:table-cell table:style-name="ce9" table:formula="of:=EXP(Mean+ stdDev * COM.MICROSOFT.NORM.INV(RAND();0;1))" office:value-type="percentage" office:value="0.0678810476146557" calcext:value-type="percentage">
            <text:p>6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style-name="ce9" table:formula="of:=EXP(Mean+ stdDev * COM.MICROSOFT.NORM.INV(RAND();0;1))" office:value-type="percentage" office:value="0.13597685398769" calcext:value-type="percentage">
            <text:p>1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table:style-name="ce9" table:formula="of:=EXP(Mean+ stdDev * COM.MICROSOFT.NORM.INV(RAND();0;1))" office:value-type="percentage" office:value="0.246529807562594" calcext:value-type="percentage">
            <text:p>24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2" calcext:value-type="float">
            <text:p>2702</text:p>
          </table:table-cell>
          <table:table-cell table:style-name="ce9" table:formula="of:=EXP(Mean+ stdDev * COM.MICROSOFT.NORM.INV(RAND();0;1))" office:value-type="percentage" office:value="0.288433690047884" calcext:value-type="percentage">
            <text:p>28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table:style-name="ce9" table:formula="of:=EXP(Mean+ stdDev * COM.MICROSOFT.NORM.INV(RAND();0;1))" office:value-type="percentage" office:value="0.130764839478138" calcext:value-type="percentage">
            <text:p>13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4" calcext:value-type="float">
            <text:p>2704</text:p>
          </table:table-cell>
          <table:table-cell table:style-name="ce9" table:formula="of:=EXP(Mean+ stdDev * COM.MICROSOFT.NORM.INV(RAND();0;1))" office:value-type="percentage" office:value="0.224435376690564" calcext:value-type="percentage">
            <text:p>22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5" calcext:value-type="float">
            <text:p>2705</text:p>
          </table:table-cell>
          <table:table-cell table:style-name="ce9" table:formula="of:=EXP(Mean+ stdDev * COM.MICROSOFT.NORM.INV(RAND();0;1))" office:value-type="percentage" office:value="0.0880507674457788" calcext:value-type="percentage">
            <text:p>8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6" calcext:value-type="float">
            <text:p>2706</text:p>
          </table:table-cell>
          <table:table-cell table:style-name="ce9" table:formula="of:=EXP(Mean+ stdDev * COM.MICROSOFT.NORM.INV(RAND();0;1))" office:value-type="percentage" office:value="0.104412268634915" calcext:value-type="percentage">
            <text:p>10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7" calcext:value-type="float">
            <text:p>2707</text:p>
          </table:table-cell>
          <table:table-cell table:style-name="ce9" table:formula="of:=EXP(Mean+ stdDev * COM.MICROSOFT.NORM.INV(RAND();0;1))" office:value-type="percentage" office:value="0.113328998599833" calcext:value-type="percentage">
            <text:p>11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table:style-name="ce9" table:formula="of:=EXP(Mean+ stdDev * COM.MICROSOFT.NORM.INV(RAND();0;1))" office:value-type="percentage" office:value="0.0582990050031508" calcext:value-type="percentage">
            <text:p>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9" calcext:value-type="float">
            <text:p>2709</text:p>
          </table:table-cell>
          <table:table-cell table:style-name="ce9" table:formula="of:=EXP(Mean+ stdDev * COM.MICROSOFT.NORM.INV(RAND();0;1))" office:value-type="percentage" office:value="0.0647005605220114" calcext:value-type="percentage">
            <text:p>6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table:style-name="ce9" table:formula="of:=EXP(Mean+ stdDev * COM.MICROSOFT.NORM.INV(RAND();0;1))" office:value-type="percentage" office:value="0.0447373444240538" calcext:value-type="percentage">
            <text:p>4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1" calcext:value-type="float">
            <text:p>2711</text:p>
          </table:table-cell>
          <table:table-cell table:style-name="ce9" table:formula="of:=EXP(Mean+ stdDev * COM.MICROSOFT.NORM.INV(RAND();0;1))" office:value-type="percentage" office:value="0.141830978924824" calcext:value-type="percentage">
            <text:p>14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2" calcext:value-type="float">
            <text:p>2712</text:p>
          </table:table-cell>
          <table:table-cell table:style-name="ce9" table:formula="of:=EXP(Mean+ stdDev * COM.MICROSOFT.NORM.INV(RAND();0;1))" office:value-type="percentage" office:value="0.144944987023203" calcext:value-type="percentage">
            <text:p>1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3" calcext:value-type="float">
            <text:p>2713</text:p>
          </table:table-cell>
          <table:table-cell table:style-name="ce9" table:formula="of:=EXP(Mean+ stdDev * COM.MICROSOFT.NORM.INV(RAND();0;1))" office:value-type="percentage" office:value="0.208854497787825" calcext:value-type="percentage">
            <text:p>2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4" calcext:value-type="float">
            <text:p>2714</text:p>
          </table:table-cell>
          <table:table-cell table:style-name="ce9" table:formula="of:=EXP(Mean+ stdDev * COM.MICROSOFT.NORM.INV(RAND();0;1))" office:value-type="percentage" office:value="0.218999069762751" calcext:value-type="percentage">
            <text:p>21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table:style-name="ce9" table:formula="of:=EXP(Mean+ stdDev * COM.MICROSOFT.NORM.INV(RAND();0;1))" office:value-type="percentage" office:value="0.194649764052164" calcext:value-type="percentage">
            <text:p>1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table:style-name="ce9" table:formula="of:=EXP(Mean+ stdDev * COM.MICROSOFT.NORM.INV(RAND();0;1))" office:value-type="percentage" office:value="0.10467479952002" calcext:value-type="percentage">
            <text:p>10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table:style-name="ce9" table:formula="of:=EXP(Mean+ stdDev * COM.MICROSOFT.NORM.INV(RAND();0;1))" office:value-type="percentage" office:value="0.392258436312972" calcext:value-type="percentage">
            <text:p>3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 table:style-name="ce9" table:formula="of:=EXP(Mean+ stdDev * COM.MICROSOFT.NORM.INV(RAND();0;1))" office:value-type="percentage" office:value="0.241820907948171" calcext:value-type="percentage">
            <text:p>24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table:style-name="ce9" table:formula="of:=EXP(Mean+ stdDev * COM.MICROSOFT.NORM.INV(RAND();0;1))" office:value-type="percentage" office:value="0.331807992775974" calcext:value-type="percentage">
            <text:p>33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table:style-name="ce9" table:formula="of:=EXP(Mean+ stdDev * COM.MICROSOFT.NORM.INV(RAND();0;1))" office:value-type="percentage" office:value="0.0673986138766824" calcext:value-type="percentage">
            <text:p>6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1" calcext:value-type="float">
            <text:p>2721</text:p>
          </table:table-cell>
          <table:table-cell table:style-name="ce9" table:formula="of:=EXP(Mean+ stdDev * COM.MICROSOFT.NORM.INV(RAND();0;1))" office:value-type="percentage" office:value="0.167360554960076" calcext:value-type="percentage">
            <text:p>16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table:style-name="ce9" table:formula="of:=EXP(Mean+ stdDev * COM.MICROSOFT.NORM.INV(RAND();0;1))" office:value-type="percentage" office:value="0.244828920175358" calcext:value-type="percentage">
            <text:p>24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table:style-name="ce9" table:formula="of:=EXP(Mean+ stdDev * COM.MICROSOFT.NORM.INV(RAND();0;1))" office:value-type="percentage" office:value="0.109840984951561" calcext:value-type="percentage">
            <text:p>1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4" calcext:value-type="float">
            <text:p>2724</text:p>
          </table:table-cell>
          <table:table-cell table:style-name="ce9" table:formula="of:=EXP(Mean+ stdDev * COM.MICROSOFT.NORM.INV(RAND();0;1))" office:value-type="percentage" office:value="0.135960159541612" calcext:value-type="percentage">
            <text:p>13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5" calcext:value-type="float">
            <text:p>2725</text:p>
          </table:table-cell>
          <table:table-cell table:style-name="ce9" table:formula="of:=EXP(Mean+ stdDev * COM.MICROSOFT.NORM.INV(RAND();0;1))" office:value-type="percentage" office:value="0.0726305953275429" calcext:value-type="percentage">
            <text:p>7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6" calcext:value-type="float">
            <text:p>2726</text:p>
          </table:table-cell>
          <table:table-cell table:style-name="ce9" table:formula="of:=EXP(Mean+ stdDev * COM.MICROSOFT.NORM.INV(RAND();0;1))" office:value-type="percentage" office:value="0.114413793749202" calcext:value-type="percentage">
            <text:p>11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table:style-name="ce9" table:formula="of:=EXP(Mean+ stdDev * COM.MICROSOFT.NORM.INV(RAND();0;1))" office:value-type="percentage" office:value="0.127348010456896" calcext:value-type="percentage">
            <text:p>12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8" calcext:value-type="float">
            <text:p>2728</text:p>
          </table:table-cell>
          <table:table-cell table:style-name="ce9" table:formula="of:=EXP(Mean+ stdDev * COM.MICROSOFT.NORM.INV(RAND();0;1))" office:value-type="percentage" office:value="0.160227761442127" calcext:value-type="percentage">
            <text:p>16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table:style-name="ce9" table:formula="of:=EXP(Mean+ stdDev * COM.MICROSOFT.NORM.INV(RAND();0;1))" office:value-type="percentage" office:value="0.17969080957378" calcext:value-type="percentage">
            <text:p>1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 table:style-name="ce9" table:formula="of:=EXP(Mean+ stdDev * COM.MICROSOFT.NORM.INV(RAND();0;1))" office:value-type="percentage" office:value="0.0883215462895762" calcext:value-type="percentage">
            <text:p>8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1" calcext:value-type="float">
            <text:p>2731</text:p>
          </table:table-cell>
          <table:table-cell table:style-name="ce9" table:formula="of:=EXP(Mean+ stdDev * COM.MICROSOFT.NORM.INV(RAND();0;1))" office:value-type="percentage" office:value="0.215172724925412" calcext:value-type="percentage">
            <text:p>21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2" calcext:value-type="float">
            <text:p>2732</text:p>
          </table:table-cell>
          <table:table-cell table:style-name="ce9" table:formula="of:=EXP(Mean+ stdDev * COM.MICROSOFT.NORM.INV(RAND();0;1))" office:value-type="percentage" office:value="0.0496704870975584" calcext:value-type="percentage">
            <text:p>4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3" calcext:value-type="float">
            <text:p>2733</text:p>
          </table:table-cell>
          <table:table-cell table:style-name="ce9" table:formula="of:=EXP(Mean+ stdDev * COM.MICROSOFT.NORM.INV(RAND();0;1))" office:value-type="percentage" office:value="0.178848576161639" calcext:value-type="percentage">
            <text:p>17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table:style-name="ce9" table:formula="of:=EXP(Mean+ stdDev * COM.MICROSOFT.NORM.INV(RAND();0;1))" office:value-type="percentage" office:value="0.081489312372702" calcext:value-type="percentage">
            <text:p>8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 table:style-name="ce9" table:formula="of:=EXP(Mean+ stdDev * COM.MICROSOFT.NORM.INV(RAND();0;1))" office:value-type="percentage" office:value="0.107530399424798" calcext:value-type="percentage">
            <text:p>10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6" calcext:value-type="float">
            <text:p>2736</text:p>
          </table:table-cell>
          <table:table-cell table:style-name="ce9" table:formula="of:=EXP(Mean+ stdDev * COM.MICROSOFT.NORM.INV(RAND();0;1))" office:value-type="percentage" office:value="0.0565058366223719" calcext:value-type="percentage">
            <text:p>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7" calcext:value-type="float">
            <text:p>2737</text:p>
          </table:table-cell>
          <table:table-cell table:style-name="ce9" table:formula="of:=EXP(Mean+ stdDev * COM.MICROSOFT.NORM.INV(RAND();0;1))" office:value-type="percentage" office:value="0.204241386773282" calcext:value-type="percentage">
            <text:p>20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 table:style-name="ce9" table:formula="of:=EXP(Mean+ stdDev * COM.MICROSOFT.NORM.INV(RAND();0;1))" office:value-type="percentage" office:value="0.202582069289144" calcext:value-type="percentage">
            <text:p>20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9" calcext:value-type="float">
            <text:p>2739</text:p>
          </table:table-cell>
          <table:table-cell table:style-name="ce9" table:formula="of:=EXP(Mean+ stdDev * COM.MICROSOFT.NORM.INV(RAND();0;1))" office:value-type="percentage" office:value="0.184476795931257" calcext:value-type="percentage">
            <text:p>18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table:style-name="ce9" table:formula="of:=EXP(Mean+ stdDev * COM.MICROSOFT.NORM.INV(RAND();0;1))" office:value-type="percentage" office:value="0.0476396784639065" calcext:value-type="percentage">
            <text:p>4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1" calcext:value-type="float">
            <text:p>2741</text:p>
          </table:table-cell>
          <table:table-cell table:style-name="ce9" table:formula="of:=EXP(Mean+ stdDev * COM.MICROSOFT.NORM.INV(RAND();0;1))" office:value-type="percentage" office:value="0.12154824473839" calcext:value-type="percentage">
            <text:p>12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2" calcext:value-type="float">
            <text:p>2742</text:p>
          </table:table-cell>
          <table:table-cell table:style-name="ce9" table:formula="of:=EXP(Mean+ stdDev * COM.MICROSOFT.NORM.INV(RAND();0;1))" office:value-type="percentage" office:value="0.085621507462736" calcext:value-type="percentage">
            <text:p>8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3" calcext:value-type="float">
            <text:p>2743</text:p>
          </table:table-cell>
          <table:table-cell table:style-name="ce9" table:formula="of:=EXP(Mean+ stdDev * COM.MICROSOFT.NORM.INV(RAND();0;1))" office:value-type="percentage" office:value="0.18233462119237" calcext:value-type="percentage">
            <text:p>18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4" calcext:value-type="float">
            <text:p>2744</text:p>
          </table:table-cell>
          <table:table-cell table:style-name="ce9" table:formula="of:=EXP(Mean+ stdDev * COM.MICROSOFT.NORM.INV(RAND();0;1))" office:value-type="percentage" office:value="0.154150864447881" calcext:value-type="percentage">
            <text:p>15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5" calcext:value-type="float">
            <text:p>2745</text:p>
          </table:table-cell>
          <table:table-cell table:style-name="ce9" table:formula="of:=EXP(Mean+ stdDev * COM.MICROSOFT.NORM.INV(RAND();0;1))" office:value-type="percentage" office:value="0.18245739749505" calcext:value-type="percentage">
            <text:p>1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6" calcext:value-type="float">
            <text:p>2746</text:p>
          </table:table-cell>
          <table:table-cell table:style-name="ce9" table:formula="of:=EXP(Mean+ stdDev * COM.MICROSOFT.NORM.INV(RAND();0;1))" office:value-type="percentage" office:value="0.150922453083318" calcext:value-type="percentage">
            <text:p>15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7" calcext:value-type="float">
            <text:p>2747</text:p>
          </table:table-cell>
          <table:table-cell table:style-name="ce9" table:formula="of:=EXP(Mean+ stdDev * COM.MICROSOFT.NORM.INV(RAND();0;1))" office:value-type="percentage" office:value="0.242002663734408" calcext:value-type="percentage">
            <text:p>24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8" calcext:value-type="float">
            <text:p>2748</text:p>
          </table:table-cell>
          <table:table-cell table:style-name="ce9" table:formula="of:=EXP(Mean+ stdDev * COM.MICROSOFT.NORM.INV(RAND();0;1))" office:value-type="percentage" office:value="0.148904046191987" calcext:value-type="percentage">
            <text:p>14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table:style-name="ce9" table:formula="of:=EXP(Mean+ stdDev * COM.MICROSOFT.NORM.INV(RAND();0;1))" office:value-type="percentage" office:value="0.137287195365982" calcext:value-type="percentage">
            <text:p>1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style-name="ce9" table:formula="of:=EXP(Mean+ stdDev * COM.MICROSOFT.NORM.INV(RAND();0;1))" office:value-type="percentage" office:value="0.177971218795195" calcext:value-type="percentage">
            <text:p>1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table:style-name="ce9" table:formula="of:=EXP(Mean+ stdDev * COM.MICROSOFT.NORM.INV(RAND();0;1))" office:value-type="percentage" office:value="0.346271298818808" calcext:value-type="percentage">
            <text:p>34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table:style-name="ce9" table:formula="of:=EXP(Mean+ stdDev * COM.MICROSOFT.NORM.INV(RAND();0;1))" office:value-type="percentage" office:value="0.0669455490737575" calcext:value-type="percentage">
            <text:p>6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table:style-name="ce9" table:formula="of:=EXP(Mean+ stdDev * COM.MICROSOFT.NORM.INV(RAND();0;1))" office:value-type="percentage" office:value="0.204135339652493" calcext:value-type="percentage">
            <text:p>20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table:style-name="ce9" table:formula="of:=EXP(Mean+ stdDev * COM.MICROSOFT.NORM.INV(RAND();0;1))" office:value-type="percentage" office:value="0.10159431050879" calcext:value-type="percentage">
            <text:p>10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5" calcext:value-type="float">
            <text:p>2755</text:p>
          </table:table-cell>
          <table:table-cell table:style-name="ce9" table:formula="of:=EXP(Mean+ stdDev * COM.MICROSOFT.NORM.INV(RAND();0;1))" office:value-type="percentage" office:value="0.159797781622219" calcext:value-type="percentage">
            <text:p>15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6" calcext:value-type="float">
            <text:p>2756</text:p>
          </table:table-cell>
          <table:table-cell table:style-name="ce9" table:formula="of:=EXP(Mean+ stdDev * COM.MICROSOFT.NORM.INV(RAND();0;1))" office:value-type="percentage" office:value="0.15051537395297" calcext:value-type="percentage">
            <text:p>15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7" calcext:value-type="float">
            <text:p>2757</text:p>
          </table:table-cell>
          <table:table-cell table:style-name="ce9" table:formula="of:=EXP(Mean+ stdDev * COM.MICROSOFT.NORM.INV(RAND();0;1))" office:value-type="percentage" office:value="0.166631797421846" calcext:value-type="percentage">
            <text:p>16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table:style-name="ce9" table:formula="of:=EXP(Mean+ stdDev * COM.MICROSOFT.NORM.INV(RAND();0;1))" office:value-type="percentage" office:value="0.0602518019862264" calcext:value-type="percentage">
            <text:p>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9" calcext:value-type="float">
            <text:p>2759</text:p>
          </table:table-cell>
          <table:table-cell table:style-name="ce9" table:formula="of:=EXP(Mean+ stdDev * COM.MICROSOFT.NORM.INV(RAND();0;1))" office:value-type="percentage" office:value="0.117458792645123" calcext:value-type="percentage">
            <text:p>11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table:style-name="ce9" table:formula="of:=EXP(Mean+ stdDev * COM.MICROSOFT.NORM.INV(RAND();0;1))" office:value-type="percentage" office:value="0.189679462773464" calcext:value-type="percentage">
            <text:p>18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 table:style-name="ce9" table:formula="of:=EXP(Mean+ stdDev * COM.MICROSOFT.NORM.INV(RAND();0;1))" office:value-type="percentage" office:value="0.144587914011416" calcext:value-type="percentage">
            <text:p>14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2" calcext:value-type="float">
            <text:p>2762</text:p>
          </table:table-cell>
          <table:table-cell table:style-name="ce9" table:formula="of:=EXP(Mean+ stdDev * COM.MICROSOFT.NORM.INV(RAND();0;1))" office:value-type="percentage" office:value="0.101622690442276" calcext:value-type="percentage">
            <text:p>10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3" calcext:value-type="float">
            <text:p>2763</text:p>
          </table:table-cell>
          <table:table-cell table:style-name="ce9" table:formula="of:=EXP(Mean+ stdDev * COM.MICROSOFT.NORM.INV(RAND();0;1))" office:value-type="percentage" office:value="0.181540110099523" calcext:value-type="percentage">
            <text:p>18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table:style-name="ce9" table:formula="of:=EXP(Mean+ stdDev * COM.MICROSOFT.NORM.INV(RAND();0;1))" office:value-type="percentage" office:value="0.0835823904781407" calcext:value-type="percentage">
            <text:p>8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table:style-name="ce9" table:formula="of:=EXP(Mean+ stdDev * COM.MICROSOFT.NORM.INV(RAND();0;1))" office:value-type="percentage" office:value="0.194314479473013" calcext:value-type="percentage">
            <text:p>19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table:style-name="ce9" table:formula="of:=EXP(Mean+ stdDev * COM.MICROSOFT.NORM.INV(RAND();0;1))" office:value-type="percentage" office:value="0.116915431749815" calcext:value-type="percentage">
            <text:p>1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7" calcext:value-type="float">
            <text:p>2767</text:p>
          </table:table-cell>
          <table:table-cell table:style-name="ce9" table:formula="of:=EXP(Mean+ stdDev * COM.MICROSOFT.NORM.INV(RAND();0;1))" office:value-type="percentage" office:value="0.0704589198936349" calcext:value-type="percentage">
            <text:p>7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8" calcext:value-type="float">
            <text:p>2768</text:p>
          </table:table-cell>
          <table:table-cell table:style-name="ce9" table:formula="of:=EXP(Mean+ stdDev * COM.MICROSOFT.NORM.INV(RAND();0;1))" office:value-type="percentage" office:value="0.0547871943482058" calcext:value-type="percentage">
            <text:p>5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9" calcext:value-type="float">
            <text:p>2769</text:p>
          </table:table-cell>
          <table:table-cell table:style-name="ce9" table:formula="of:=EXP(Mean+ stdDev * COM.MICROSOFT.NORM.INV(RAND();0;1))" office:value-type="percentage" office:value="0.133115243135676" calcext:value-type="percentage">
            <text:p>13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table:style-name="ce9" table:formula="of:=EXP(Mean+ stdDev * COM.MICROSOFT.NORM.INV(RAND();0;1))" office:value-type="percentage" office:value="0.231147949392887" calcext:value-type="percentage">
            <text:p>23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1" calcext:value-type="float">
            <text:p>2771</text:p>
          </table:table-cell>
          <table:table-cell table:style-name="ce9" table:formula="of:=EXP(Mean+ stdDev * COM.MICROSOFT.NORM.INV(RAND();0;1))" office:value-type="percentage" office:value="0.118048631129355" calcext:value-type="percentage">
            <text:p>11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2" calcext:value-type="float">
            <text:p>2772</text:p>
          </table:table-cell>
          <table:table-cell table:style-name="ce9" table:formula="of:=EXP(Mean+ stdDev * COM.MICROSOFT.NORM.INV(RAND();0;1))" office:value-type="percentage" office:value="0.18352717275808" calcext:value-type="percentage">
            <text:p>18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3" calcext:value-type="float">
            <text:p>2773</text:p>
          </table:table-cell>
          <table:table-cell table:style-name="ce9" table:formula="of:=EXP(Mean+ stdDev * COM.MICROSOFT.NORM.INV(RAND();0;1))" office:value-type="percentage" office:value="0.45839807597388" calcext:value-type="percentage">
            <text:p>45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4" calcext:value-type="float">
            <text:p>2774</text:p>
          </table:table-cell>
          <table:table-cell table:style-name="ce9" table:formula="of:=EXP(Mean+ stdDev * COM.MICROSOFT.NORM.INV(RAND();0;1))" office:value-type="percentage" office:value="0.0720349115510231" calcext:value-type="percentage">
            <text:p>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table:style-name="ce9" table:formula="of:=EXP(Mean+ stdDev * COM.MICROSOFT.NORM.INV(RAND();0;1))" office:value-type="percentage" office:value="0.17579849103304" calcext:value-type="percentage">
            <text:p>1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6" calcext:value-type="float">
            <text:p>2776</text:p>
          </table:table-cell>
          <table:table-cell table:style-name="ce9" table:formula="of:=EXP(Mean+ stdDev * COM.MICROSOFT.NORM.INV(RAND();0;1))" office:value-type="percentage" office:value="0.400954948501171" calcext:value-type="percentage">
            <text:p>4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table:style-name="ce9" table:formula="of:=EXP(Mean+ stdDev * COM.MICROSOFT.NORM.INV(RAND();0;1))" office:value-type="percentage" office:value="0.250771379292069" calcext:value-type="percentage">
            <text:p>25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table:style-name="ce9" table:formula="of:=EXP(Mean+ stdDev * COM.MICROSOFT.NORM.INV(RAND();0;1))" office:value-type="percentage" office:value="0.208861853259895" calcext:value-type="percentage">
            <text:p>2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table:style-name="ce9" table:formula="of:=EXP(Mean+ stdDev * COM.MICROSOFT.NORM.INV(RAND();0;1))" office:value-type="percentage" office:value="0.0964831773247076" calcext:value-type="percentage">
            <text:p>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table:style-name="ce9" table:formula="of:=EXP(Mean+ stdDev * COM.MICROSOFT.NORM.INV(RAND();0;1))" office:value-type="percentage" office:value="0.182318460438023" calcext:value-type="percentage">
            <text:p>18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table:style-name="ce9" table:formula="of:=EXP(Mean+ stdDev * COM.MICROSOFT.NORM.INV(RAND();0;1))" office:value-type="percentage" office:value="0.119365747987944" calcext:value-type="percentage">
            <text:p>11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2" calcext:value-type="float">
            <text:p>2782</text:p>
          </table:table-cell>
          <table:table-cell table:style-name="ce9" table:formula="of:=EXP(Mean+ stdDev * COM.MICROSOFT.NORM.INV(RAND();0;1))" office:value-type="percentage" office:value="0.242242393664138" calcext:value-type="percentage">
            <text:p>24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3" calcext:value-type="float">
            <text:p>2783</text:p>
          </table:table-cell>
          <table:table-cell table:style-name="ce9" table:formula="of:=EXP(Mean+ stdDev * COM.MICROSOFT.NORM.INV(RAND();0;1))" office:value-type="percentage" office:value="0.0917442809505019" calcext:value-type="percentage">
            <text:p>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4" calcext:value-type="float">
            <text:p>2784</text:p>
          </table:table-cell>
          <table:table-cell table:style-name="ce9" table:formula="of:=EXP(Mean+ stdDev * COM.MICROSOFT.NORM.INV(RAND();0;1))" office:value-type="percentage" office:value="0.289639192301561" calcext:value-type="percentage">
            <text:p>28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table:style-name="ce9" table:formula="of:=EXP(Mean+ stdDev * COM.MICROSOFT.NORM.INV(RAND();0;1))" office:value-type="percentage" office:value="0.141228234889904" calcext:value-type="percentage">
            <text:p>1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6" calcext:value-type="float">
            <text:p>2786</text:p>
          </table:table-cell>
          <table:table-cell table:style-name="ce9" table:formula="of:=EXP(Mean+ stdDev * COM.MICROSOFT.NORM.INV(RAND();0;1))" office:value-type="percentage" office:value="0.161733393564496" calcext:value-type="percentage">
            <text:p>16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table:style-name="ce9" table:formula="of:=EXP(Mean+ stdDev * COM.MICROSOFT.NORM.INV(RAND();0;1))" office:value-type="percentage" office:value="0.29246429535482" calcext:value-type="percentage">
            <text:p>29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 table:style-name="ce9" table:formula="of:=EXP(Mean+ stdDev * COM.MICROSOFT.NORM.INV(RAND();0;1))" office:value-type="percentage" office:value="0.354546117123755" calcext:value-type="percentage">
            <text:p>35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9" calcext:value-type="float">
            <text:p>2789</text:p>
          </table:table-cell>
          <table:table-cell table:style-name="ce9" table:formula="of:=EXP(Mean+ stdDev * COM.MICROSOFT.NORM.INV(RAND();0;1))" office:value-type="percentage" office:value="0.113209259578864" calcext:value-type="percentage">
            <text:p>1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table:style-name="ce9" table:formula="of:=EXP(Mean+ stdDev * COM.MICROSOFT.NORM.INV(RAND();0;1))" office:value-type="percentage" office:value="0.131617159377288" calcext:value-type="percentage">
            <text:p>13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1" calcext:value-type="float">
            <text:p>2791</text:p>
          </table:table-cell>
          <table:table-cell table:style-name="ce9" table:formula="of:=EXP(Mean+ stdDev * COM.MICROSOFT.NORM.INV(RAND();0;1))" office:value-type="percentage" office:value="0.103403541644706" calcext:value-type="percentage">
            <text:p>10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table:style-name="ce9" table:formula="of:=EXP(Mean+ stdDev * COM.MICROSOFT.NORM.INV(RAND();0;1))" office:value-type="percentage" office:value="0.21135110050693" calcext:value-type="percentage">
            <text:p>21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3" calcext:value-type="float">
            <text:p>2793</text:p>
          </table:table-cell>
          <table:table-cell table:style-name="ce9" table:formula="of:=EXP(Mean+ stdDev * COM.MICROSOFT.NORM.INV(RAND();0;1))" office:value-type="percentage" office:value="0.202220891536465" calcext:value-type="percentage">
            <text:p>2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table:style-name="ce9" table:formula="of:=EXP(Mean+ stdDev * COM.MICROSOFT.NORM.INV(RAND();0;1))" office:value-type="percentage" office:value="0.159535437930377" calcext:value-type="percentage">
            <text:p>1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5" calcext:value-type="float">
            <text:p>2795</text:p>
          </table:table-cell>
          <table:table-cell table:style-name="ce9" table:formula="of:=EXP(Mean+ stdDev * COM.MICROSOFT.NORM.INV(RAND();0;1))" office:value-type="percentage" office:value="0.188610641602532" calcext:value-type="percentage">
            <text:p>1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6" calcext:value-type="float">
            <text:p>2796</text:p>
          </table:table-cell>
          <table:table-cell table:style-name="ce9" table:formula="of:=EXP(Mean+ stdDev * COM.MICROSOFT.NORM.INV(RAND();0;1))" office:value-type="percentage" office:value="0.0509109634463735" calcext:value-type="percentage">
            <text:p>5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table:style-name="ce9" table:formula="of:=EXP(Mean+ stdDev * COM.MICROSOFT.NORM.INV(RAND();0;1))" office:value-type="percentage" office:value="0.144237144318902" calcext:value-type="percentage">
            <text:p>14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table:style-name="ce9" table:formula="of:=EXP(Mean+ stdDev * COM.MICROSOFT.NORM.INV(RAND();0;1))" office:value-type="percentage" office:value="0.0999842435681766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9" calcext:value-type="float">
            <text:p>2799</text:p>
          </table:table-cell>
          <table:table-cell table:style-name="ce9" table:formula="of:=EXP(Mean+ stdDev * COM.MICROSOFT.NORM.INV(RAND();0;1))" office:value-type="percentage" office:value="0.164126430164103" calcext:value-type="percentage">
            <text:p>16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style-name="ce9" table:formula="of:=EXP(Mean+ stdDev * COM.MICROSOFT.NORM.INV(RAND();0;1))" office:value-type="percentage" office:value="0.157664354331044" calcext:value-type="percentage">
            <text:p>15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table:style-name="ce9" table:formula="of:=EXP(Mean+ stdDev * COM.MICROSOFT.NORM.INV(RAND();0;1))" office:value-type="percentage" office:value="0.123331873168284" calcext:value-type="percentage">
            <text:p>12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2" calcext:value-type="float">
            <text:p>2802</text:p>
          </table:table-cell>
          <table:table-cell table:style-name="ce9" table:formula="of:=EXP(Mean+ stdDev * COM.MICROSOFT.NORM.INV(RAND();0;1))" office:value-type="percentage" office:value="0.113716639935303" calcext:value-type="percentage">
            <text:p>11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3" calcext:value-type="float">
            <text:p>2803</text:p>
          </table:table-cell>
          <table:table-cell table:style-name="ce9" table:formula="of:=EXP(Mean+ stdDev * COM.MICROSOFT.NORM.INV(RAND();0;1))" office:value-type="percentage" office:value="0.238314939763324" calcext:value-type="percentage">
            <text:p>23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table:style-name="ce9" table:formula="of:=EXP(Mean+ stdDev * COM.MICROSOFT.NORM.INV(RAND();0;1))" office:value-type="percentage" office:value="0.124769358304169" calcext:value-type="percentage">
            <text:p>12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 table:style-name="ce9" table:formula="of:=EXP(Mean+ stdDev * COM.MICROSOFT.NORM.INV(RAND();0;1))" office:value-type="percentage" office:value="0.174087348799162" calcext:value-type="percentage">
            <text:p>17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table:style-name="ce9" table:formula="of:=EXP(Mean+ stdDev * COM.MICROSOFT.NORM.INV(RAND();0;1))" office:value-type="percentage" office:value="0.165058941352389" calcext:value-type="percentage">
            <text:p>16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7" calcext:value-type="float">
            <text:p>2807</text:p>
          </table:table-cell>
          <table:table-cell table:style-name="ce9" table:formula="of:=EXP(Mean+ stdDev * COM.MICROSOFT.NORM.INV(RAND();0;1))" office:value-type="percentage" office:value="0.131852420760481" calcext:value-type="percentage">
            <text:p>13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table:style-name="ce9" table:formula="of:=EXP(Mean+ stdDev * COM.MICROSOFT.NORM.INV(RAND();0;1))" office:value-type="percentage" office:value="0.0597113520224417" calcext:value-type="percentage">
            <text:p>5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table:style-name="ce9" table:formula="of:=EXP(Mean+ stdDev * COM.MICROSOFT.NORM.INV(RAND();0;1))" office:value-type="percentage" office:value="0.0575364283737038" calcext:value-type="percentage">
            <text:p>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table:style-name="ce9" table:formula="of:=EXP(Mean+ stdDev * COM.MICROSOFT.NORM.INV(RAND();0;1))" office:value-type="percentage" office:value="0.073320069293206" calcext:value-type="percentage">
            <text:p>7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1" calcext:value-type="float">
            <text:p>2811</text:p>
          </table:table-cell>
          <table:table-cell table:style-name="ce9" table:formula="of:=EXP(Mean+ stdDev * COM.MICROSOFT.NORM.INV(RAND();0;1))" office:value-type="percentage" office:value="0.191047183802143" calcext:value-type="percentage">
            <text:p>19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2" calcext:value-type="float">
            <text:p>2812</text:p>
          </table:table-cell>
          <table:table-cell table:style-name="ce9" table:formula="of:=EXP(Mean+ stdDev * COM.MICROSOFT.NORM.INV(RAND();0;1))" office:value-type="percentage" office:value="0.139913930409964" calcext:value-type="percentage">
            <text:p>1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3" calcext:value-type="float">
            <text:p>2813</text:p>
          </table:table-cell>
          <table:table-cell table:style-name="ce9" table:formula="of:=EXP(Mean+ stdDev * COM.MICROSOFT.NORM.INV(RAND();0;1))" office:value-type="percentage" office:value="0.122323121021304" calcext:value-type="percentage">
            <text:p>1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4" calcext:value-type="float">
            <text:p>2814</text:p>
          </table:table-cell>
          <table:table-cell table:style-name="ce9" table:formula="of:=EXP(Mean+ stdDev * COM.MICROSOFT.NORM.INV(RAND();0;1))" office:value-type="percentage" office:value="0.14674554180233" calcext:value-type="percentage">
            <text:p>14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5" calcext:value-type="float">
            <text:p>2815</text:p>
          </table:table-cell>
          <table:table-cell table:style-name="ce9" table:formula="of:=EXP(Mean+ stdDev * COM.MICROSOFT.NORM.INV(RAND();0;1))" office:value-type="percentage" office:value="0.132693325413355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6" calcext:value-type="float">
            <text:p>2816</text:p>
          </table:table-cell>
          <table:table-cell table:style-name="ce9" table:formula="of:=EXP(Mean+ stdDev * COM.MICROSOFT.NORM.INV(RAND();0;1))" office:value-type="percentage" office:value="0.292883591101991" calcext:value-type="percentage">
            <text:p>29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7" calcext:value-type="float">
            <text:p>2817</text:p>
          </table:table-cell>
          <table:table-cell table:style-name="ce9" table:formula="of:=EXP(Mean+ stdDev * COM.MICROSOFT.NORM.INV(RAND();0;1))" office:value-type="percentage" office:value="0.138093972358019" calcext:value-type="percentage">
            <text:p>1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8" calcext:value-type="float">
            <text:p>2818</text:p>
          </table:table-cell>
          <table:table-cell table:style-name="ce9" table:formula="of:=EXP(Mean+ stdDev * COM.MICROSOFT.NORM.INV(RAND();0;1))" office:value-type="percentage" office:value="0.0775558548311669" calcext:value-type="percentage">
            <text:p>7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9" calcext:value-type="float">
            <text:p>2819</text:p>
          </table:table-cell>
          <table:table-cell table:style-name="ce9" table:formula="of:=EXP(Mean+ stdDev * COM.MICROSOFT.NORM.INV(RAND();0;1))" office:value-type="percentage" office:value="0.0858184107866608" calcext:value-type="percentage">
            <text:p>8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0" calcext:value-type="float">
            <text:p>2820</text:p>
          </table:table-cell>
          <table:table-cell table:style-name="ce9" table:formula="of:=EXP(Mean+ stdDev * COM.MICROSOFT.NORM.INV(RAND();0;1))" office:value-type="percentage" office:value="0.10005109038281" calcext:value-type="percentage">
            <text:p>10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style-name="ce9" table:formula="of:=EXP(Mean+ stdDev * COM.MICROSOFT.NORM.INV(RAND();0;1))" office:value-type="percentage" office:value="0.208610185605772" calcext:value-type="percentage">
            <text:p>2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2" calcext:value-type="float">
            <text:p>2822</text:p>
          </table:table-cell>
          <table:table-cell table:style-name="ce9" table:formula="of:=EXP(Mean+ stdDev * COM.MICROSOFT.NORM.INV(RAND();0;1))" office:value-type="percentage" office:value="0.108083227734842" calcext:value-type="percentage">
            <text:p>10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3" calcext:value-type="float">
            <text:p>2823</text:p>
          </table:table-cell>
          <table:table-cell table:style-name="ce9" table:formula="of:=EXP(Mean+ stdDev * COM.MICROSOFT.NORM.INV(RAND();0;1))" office:value-type="percentage" office:value="0.14236367783862" calcext:value-type="percentage">
            <text:p>14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4" calcext:value-type="float">
            <text:p>2824</text:p>
          </table:table-cell>
          <table:table-cell table:style-name="ce9" table:formula="of:=EXP(Mean+ stdDev * COM.MICROSOFT.NORM.INV(RAND();0;1))" office:value-type="percentage" office:value="0.0674257403337713" calcext:value-type="percentage">
            <text:p>6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5" calcext:value-type="float">
            <text:p>2825</text:p>
          </table:table-cell>
          <table:table-cell table:style-name="ce9" table:formula="of:=EXP(Mean+ stdDev * COM.MICROSOFT.NORM.INV(RAND();0;1))" office:value-type="percentage" office:value="0.107324400523817" calcext:value-type="percentage">
            <text:p>10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6" calcext:value-type="float">
            <text:p>2826</text:p>
          </table:table-cell>
          <table:table-cell table:style-name="ce9" table:formula="of:=EXP(Mean+ stdDev * COM.MICROSOFT.NORM.INV(RAND();0;1))" office:value-type="percentage" office:value="0.173902076561725" calcext:value-type="percentage">
            <text:p>17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table:style-name="ce9" table:formula="of:=EXP(Mean+ stdDev * COM.MICROSOFT.NORM.INV(RAND();0;1))" office:value-type="percentage" office:value="0.142400252412567" calcext:value-type="percentage">
            <text:p>14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8" calcext:value-type="float">
            <text:p>2828</text:p>
          </table:table-cell>
          <table:table-cell table:style-name="ce9" table:formula="of:=EXP(Mean+ stdDev * COM.MICROSOFT.NORM.INV(RAND();0;1))" office:value-type="percentage" office:value="0.139673085961599" calcext:value-type="percentage">
            <text:p>1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9" calcext:value-type="float">
            <text:p>2829</text:p>
          </table:table-cell>
          <table:table-cell table:style-name="ce9" table:formula="of:=EXP(Mean+ stdDev * COM.MICROSOFT.NORM.INV(RAND();0;1))" office:value-type="percentage" office:value="0.145449874451526" calcext:value-type="percentage">
            <text:p>14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table:style-name="ce9" table:formula="of:=EXP(Mean+ stdDev * COM.MICROSOFT.NORM.INV(RAND();0;1))" office:value-type="percentage" office:value="0.124058238698875" calcext:value-type="percentage">
            <text:p>12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table:style-name="ce9" table:formula="of:=EXP(Mean+ stdDev * COM.MICROSOFT.NORM.INV(RAND();0;1))" office:value-type="percentage" office:value="0.207791297178203" calcext:value-type="percentage">
            <text:p>20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table:style-name="ce9" table:formula="of:=EXP(Mean+ stdDev * COM.MICROSOFT.NORM.INV(RAND();0;1))" office:value-type="percentage" office:value="0.0793934187614719" calcext:value-type="percentage">
            <text:p>7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  <table:table-cell table:style-name="ce9" table:formula="of:=EXP(Mean+ stdDev * COM.MICROSOFT.NORM.INV(RAND();0;1))" office:value-type="percentage" office:value="0.267114257753847" calcext:value-type="percentage">
            <text:p>26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table:style-name="ce9" table:formula="of:=EXP(Mean+ stdDev * COM.MICROSOFT.NORM.INV(RAND();0;1))" office:value-type="percentage" office:value="0.237785581597085" calcext:value-type="percentage">
            <text:p>23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5" calcext:value-type="float">
            <text:p>2835</text:p>
          </table:table-cell>
          <table:table-cell table:style-name="ce9" table:formula="of:=EXP(Mean+ stdDev * COM.MICROSOFT.NORM.INV(RAND();0;1))" office:value-type="percentage" office:value="0.186960342860139" calcext:value-type="percentage">
            <text:p>18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table:style-name="ce9" table:formula="of:=EXP(Mean+ stdDev * COM.MICROSOFT.NORM.INV(RAND();0;1))" office:value-type="percentage" office:value="0.0836513555878623" calcext:value-type="percentage">
            <text:p>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7" calcext:value-type="float">
            <text:p>2837</text:p>
          </table:table-cell>
          <table:table-cell table:style-name="ce9" table:formula="of:=EXP(Mean+ stdDev * COM.MICROSOFT.NORM.INV(RAND();0;1))" office:value-type="percentage" office:value="0.183070482732988" calcext:value-type="percentage">
            <text:p>18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8" calcext:value-type="float">
            <text:p>2838</text:p>
          </table:table-cell>
          <table:table-cell table:style-name="ce9" table:formula="of:=EXP(Mean+ stdDev * COM.MICROSOFT.NORM.INV(RAND();0;1))" office:value-type="percentage" office:value="0.128516362344721" calcext:value-type="percentage">
            <text:p>12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9" calcext:value-type="float">
            <text:p>2839</text:p>
          </table:table-cell>
          <table:table-cell table:style-name="ce9" table:formula="of:=EXP(Mean+ stdDev * COM.MICROSOFT.NORM.INV(RAND();0;1))" office:value-type="percentage" office:value="0.118334620641522" calcext:value-type="percentage">
            <text:p>11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table:style-name="ce9" table:formula="of:=EXP(Mean+ stdDev * COM.MICROSOFT.NORM.INV(RAND();0;1))" office:value-type="percentage" office:value="0.0530800906452233" calcext:value-type="percentage">
            <text:p>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1" calcext:value-type="float">
            <text:p>2841</text:p>
          </table:table-cell>
          <table:table-cell table:style-name="ce9" table:formula="of:=EXP(Mean+ stdDev * COM.MICROSOFT.NORM.INV(RAND();0;1))" office:value-type="percentage" office:value="0.25534410953836" calcext:value-type="percentage">
            <text:p>2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table:style-name="ce9" table:formula="of:=EXP(Mean+ stdDev * COM.MICROSOFT.NORM.INV(RAND();0;1))" office:value-type="percentage" office:value="0.2450593317999" calcext:value-type="percentage">
            <text:p>24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 table:style-name="ce9" table:formula="of:=EXP(Mean+ stdDev * COM.MICROSOFT.NORM.INV(RAND();0;1))" office:value-type="percentage" office:value="0.114046450630132" calcext:value-type="percentage">
            <text:p>11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4" calcext:value-type="float">
            <text:p>2844</text:p>
          </table:table-cell>
          <table:table-cell table:style-name="ce9" table:formula="of:=EXP(Mean+ stdDev * COM.MICROSOFT.NORM.INV(RAND();0;1))" office:value-type="percentage" office:value="0.108853276474832" calcext:value-type="percentage">
            <text:p>1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5" calcext:value-type="float">
            <text:p>2845</text:p>
          </table:table-cell>
          <table:table-cell table:style-name="ce9" table:formula="of:=EXP(Mean+ stdDev * COM.MICROSOFT.NORM.INV(RAND();0;1))" office:value-type="percentage" office:value="0.19937539202331" calcext:value-type="percentage">
            <text:p>19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6" calcext:value-type="float">
            <text:p>2846</text:p>
          </table:table-cell>
          <table:table-cell table:style-name="ce9" table:formula="of:=EXP(Mean+ stdDev * COM.MICROSOFT.NORM.INV(RAND();0;1))" office:value-type="percentage" office:value="0.373630261565969" calcext:value-type="percentage">
            <text:p>3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7" calcext:value-type="float">
            <text:p>2847</text:p>
          </table:table-cell>
          <table:table-cell table:style-name="ce9" table:formula="of:=EXP(Mean+ stdDev * COM.MICROSOFT.NORM.INV(RAND();0;1))" office:value-type="percentage" office:value="0.156009314223605" calcext:value-type="percentage">
            <text:p>15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8" calcext:value-type="float">
            <text:p>2848</text:p>
          </table:table-cell>
          <table:table-cell table:style-name="ce9" table:formula="of:=EXP(Mean+ stdDev * COM.MICROSOFT.NORM.INV(RAND();0;1))" office:value-type="percentage" office:value="0.16370196906949" calcext:value-type="percentage">
            <text:p>16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9" calcext:value-type="float">
            <text:p>2849</text:p>
          </table:table-cell>
          <table:table-cell table:style-name="ce9" table:formula="of:=EXP(Mean+ stdDev * COM.MICROSOFT.NORM.INV(RAND();0;1))" office:value-type="percentage" office:value="0.271661062310324" calcext:value-type="percentage">
            <text:p>27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table:style-name="ce9" table:formula="of:=EXP(Mean+ stdDev * COM.MICROSOFT.NORM.INV(RAND();0;1))" office:value-type="percentage" office:value="0.14866358170747" calcext:value-type="percentage">
            <text:p>14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table:style-name="ce9" table:formula="of:=EXP(Mean+ stdDev * COM.MICROSOFT.NORM.INV(RAND();0;1))" office:value-type="percentage" office:value="0.196496423562102" calcext:value-type="percentage">
            <text:p>1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2" calcext:value-type="float">
            <text:p>2852</text:p>
          </table:table-cell>
          <table:table-cell table:style-name="ce9" table:formula="of:=EXP(Mean+ stdDev * COM.MICROSOFT.NORM.INV(RAND();0;1))" office:value-type="percentage" office:value="0.118389039660754" calcext:value-type="percentage">
            <text:p>11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3" calcext:value-type="float">
            <text:p>2853</text:p>
          </table:table-cell>
          <table:table-cell table:style-name="ce9" table:formula="of:=EXP(Mean+ stdDev * COM.MICROSOFT.NORM.INV(RAND();0;1))" office:value-type="percentage" office:value="0.097910564506576" calcext:value-type="percentage">
            <text:p>9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4" calcext:value-type="float">
            <text:p>2854</text:p>
          </table:table-cell>
          <table:table-cell table:style-name="ce9" table:formula="of:=EXP(Mean+ stdDev * COM.MICROSOFT.NORM.INV(RAND();0;1))" office:value-type="percentage" office:value="0.234383809796072" calcext:value-type="percentage">
            <text:p>23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 table:style-name="ce9" table:formula="of:=EXP(Mean+ stdDev * COM.MICROSOFT.NORM.INV(RAND();0;1))" office:value-type="percentage" office:value="0.166351343050298" calcext:value-type="percentage">
            <text:p>1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 table:style-name="ce9" table:formula="of:=EXP(Mean+ stdDev * COM.MICROSOFT.NORM.INV(RAND();0;1))" office:value-type="percentage" office:value="0.283558569403042" calcext:value-type="percentage">
            <text:p>28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table:style-name="ce9" table:formula="of:=EXP(Mean+ stdDev * COM.MICROSOFT.NORM.INV(RAND();0;1))" office:value-type="percentage" office:value="0.216214850292513" calcext:value-type="percentage">
            <text:p>21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8" calcext:value-type="float">
            <text:p>2858</text:p>
          </table:table-cell>
          <table:table-cell table:style-name="ce9" table:formula="of:=EXP(Mean+ stdDev * COM.MICROSOFT.NORM.INV(RAND();0;1))" office:value-type="percentage" office:value="0.122691894449815" calcext:value-type="percentage">
            <text:p>12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9" calcext:value-type="float">
            <text:p>2859</text:p>
          </table:table-cell>
          <table:table-cell table:style-name="ce9" table:formula="of:=EXP(Mean+ stdDev * COM.MICROSOFT.NORM.INV(RAND();0;1))" office:value-type="percentage" office:value="0.129374051304442" calcext:value-type="percentage">
            <text:p>1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table:style-name="ce9" table:formula="of:=EXP(Mean+ stdDev * COM.MICROSOFT.NORM.INV(RAND();0;1))" office:value-type="percentage" office:value="0.11255130654073" calcext:value-type="percentage">
            <text:p>11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1" calcext:value-type="float">
            <text:p>2861</text:p>
          </table:table-cell>
          <table:table-cell table:style-name="ce9" table:formula="of:=EXP(Mean+ stdDev * COM.MICROSOFT.NORM.INV(RAND();0;1))" office:value-type="percentage" office:value="0.184364972879162" calcext:value-type="percentage">
            <text:p>1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 table:style-name="ce9" table:formula="of:=EXP(Mean+ stdDev * COM.MICROSOFT.NORM.INV(RAND();0;1))" office:value-type="percentage" office:value="0.119077775218597" calcext:value-type="percentage">
            <text:p>11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 table:style-name="ce9" table:formula="of:=EXP(Mean+ stdDev * COM.MICROSOFT.NORM.INV(RAND();0;1))" office:value-type="percentage" office:value="0.222530986184562" calcext:value-type="percentage">
            <text:p>22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table:style-name="ce9" table:formula="of:=EXP(Mean+ stdDev * COM.MICROSOFT.NORM.INV(RAND();0;1))" office:value-type="percentage" office:value="0.134286315846617" calcext:value-type="percentage">
            <text:p>13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5" calcext:value-type="float">
            <text:p>2865</text:p>
          </table:table-cell>
          <table:table-cell table:style-name="ce9" table:formula="of:=EXP(Mean+ stdDev * COM.MICROSOFT.NORM.INV(RAND();0;1))" office:value-type="percentage" office:value="0.0910721667820534" calcext:value-type="percentage">
            <text:p>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6" calcext:value-type="float">
            <text:p>2866</text:p>
          </table:table-cell>
          <table:table-cell table:style-name="ce9" table:formula="of:=EXP(Mean+ stdDev * COM.MICROSOFT.NORM.INV(RAND();0;1))" office:value-type="percentage" office:value="0.139936092805927" calcext:value-type="percentage">
            <text:p>1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7" calcext:value-type="float">
            <text:p>2867</text:p>
          </table:table-cell>
          <table:table-cell table:style-name="ce9" table:formula="of:=EXP(Mean+ stdDev * COM.MICROSOFT.NORM.INV(RAND();0;1))" office:value-type="percentage" office:value="0.248229117144263" calcext:value-type="percentage">
            <text:p>24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  <table:table-cell table:style-name="ce9" table:formula="of:=EXP(Mean+ stdDev * COM.MICROSOFT.NORM.INV(RAND();0;1))" office:value-type="percentage" office:value="0.0818322068228433" calcext:value-type="percentage">
            <text:p>8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9" calcext:value-type="float">
            <text:p>2869</text:p>
          </table:table-cell>
          <table:table-cell table:style-name="ce9" table:formula="of:=EXP(Mean+ stdDev * COM.MICROSOFT.NORM.INV(RAND();0;1))" office:value-type="percentage" office:value="0.234011574549104" calcext:value-type="percentage">
            <text:p>2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0" calcext:value-type="float">
            <text:p>2870</text:p>
          </table:table-cell>
          <table:table-cell table:style-name="ce9" table:formula="of:=EXP(Mean+ stdDev * COM.MICROSOFT.NORM.INV(RAND();0;1))" office:value-type="percentage" office:value="0.0913342789290071" calcext:value-type="percentage">
            <text:p>9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1" calcext:value-type="float">
            <text:p>2871</text:p>
          </table:table-cell>
          <table:table-cell table:style-name="ce9" table:formula="of:=EXP(Mean+ stdDev * COM.MICROSOFT.NORM.INV(RAND();0;1))" office:value-type="percentage" office:value="0.221747729522592" calcext:value-type="percentage">
            <text:p>2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2" calcext:value-type="float">
            <text:p>2872</text:p>
          </table:table-cell>
          <table:table-cell table:style-name="ce9" table:formula="of:=EXP(Mean+ stdDev * COM.MICROSOFT.NORM.INV(RAND();0;1))" office:value-type="percentage" office:value="0.0434592501118852" calcext:value-type="percentage">
            <text:p>4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3" calcext:value-type="float">
            <text:p>2873</text:p>
          </table:table-cell>
          <table:table-cell table:style-name="ce9" table:formula="of:=EXP(Mean+ stdDev * COM.MICROSOFT.NORM.INV(RAND();0;1))" office:value-type="percentage" office:value="0.0916524833765654" calcext:value-type="percentage">
            <text:p>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 table:style-name="ce9" table:formula="of:=EXP(Mean+ stdDev * COM.MICROSOFT.NORM.INV(RAND();0;1))" office:value-type="percentage" office:value="0.205981695656846" calcext:value-type="percentage">
            <text:p>2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 table:style-name="ce9" table:formula="of:=EXP(Mean+ stdDev * COM.MICROSOFT.NORM.INV(RAND();0;1))" office:value-type="percentage" office:value="0.124592560145149" calcext:value-type="percentage">
            <text:p>12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6" calcext:value-type="float">
            <text:p>2876</text:p>
          </table:table-cell>
          <table:table-cell table:style-name="ce9" table:formula="of:=EXP(Mean+ stdDev * COM.MICROSOFT.NORM.INV(RAND();0;1))" office:value-type="percentage" office:value="0.0893140578968702" calcext:value-type="percentage">
            <text:p>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7" calcext:value-type="float">
            <text:p>2877</text:p>
          </table:table-cell>
          <table:table-cell table:style-name="ce9" table:formula="of:=EXP(Mean+ stdDev * COM.MICROSOFT.NORM.INV(RAND();0;1))" office:value-type="percentage" office:value="0.0757279707781357" calcext:value-type="percentage">
            <text:p>7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table:style-name="ce9" table:formula="of:=EXP(Mean+ stdDev * COM.MICROSOFT.NORM.INV(RAND();0;1))" office:value-type="percentage" office:value="0.0818242501079403" calcext:value-type="percentage">
            <text:p>8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9" calcext:value-type="float">
            <text:p>2879</text:p>
          </table:table-cell>
          <table:table-cell table:style-name="ce9" table:formula="of:=EXP(Mean+ stdDev * COM.MICROSOFT.NORM.INV(RAND();0;1))" office:value-type="percentage" office:value="0.181734832261644" calcext:value-type="percentage">
            <text:p>1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table:style-name="ce9" table:formula="of:=EXP(Mean+ stdDev * COM.MICROSOFT.NORM.INV(RAND();0;1))" office:value-type="percentage" office:value="0.220702222560663" calcext:value-type="percentage">
            <text:p>2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table:style-name="ce9" table:formula="of:=EXP(Mean+ stdDev * COM.MICROSOFT.NORM.INV(RAND();0;1))" office:value-type="percentage" office:value="0.316745208760241" calcext:value-type="percentage">
            <text:p>31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table:style-name="ce9" table:formula="of:=EXP(Mean+ stdDev * COM.MICROSOFT.NORM.INV(RAND();0;1))" office:value-type="percentage" office:value="0.0872320241624152" calcext:value-type="percentage">
            <text:p>8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3" calcext:value-type="float">
            <text:p>2883</text:p>
          </table:table-cell>
          <table:table-cell table:style-name="ce9" table:formula="of:=EXP(Mean+ stdDev * COM.MICROSOFT.NORM.INV(RAND();0;1))" office:value-type="percentage" office:value="0.125177093766239" calcext:value-type="percentage">
            <text:p>12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4" calcext:value-type="float">
            <text:p>2884</text:p>
          </table:table-cell>
          <table:table-cell table:style-name="ce9" table:formula="of:=EXP(Mean+ stdDev * COM.MICROSOFT.NORM.INV(RAND();0;1))" office:value-type="percentage" office:value="0.120940091296991" calcext:value-type="percentage">
            <text:p>12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5" calcext:value-type="float">
            <text:p>2885</text:p>
          </table:table-cell>
          <table:table-cell table:style-name="ce9" table:formula="of:=EXP(Mean+ stdDev * COM.MICROSOFT.NORM.INV(RAND();0;1))" office:value-type="percentage" office:value="0.21084070075436" calcext:value-type="percentage">
            <text:p>21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6" calcext:value-type="float">
            <text:p>2886</text:p>
          </table:table-cell>
          <table:table-cell table:style-name="ce9" table:formula="of:=EXP(Mean+ stdDev * COM.MICROSOFT.NORM.INV(RAND();0;1))" office:value-type="percentage" office:value="0.297270540453823" calcext:value-type="percentage">
            <text:p>29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table:style-name="ce9" table:formula="of:=EXP(Mean+ stdDev * COM.MICROSOFT.NORM.INV(RAND();0;1))" office:value-type="percentage" office:value="0.22662921109533" calcext:value-type="percentage">
            <text:p>2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8" calcext:value-type="float">
            <text:p>2888</text:p>
          </table:table-cell>
          <table:table-cell table:style-name="ce9" table:formula="of:=EXP(Mean+ stdDev * COM.MICROSOFT.NORM.INV(RAND();0;1))" office:value-type="percentage" office:value="0.14233033494296" calcext:value-type="percentage">
            <text:p>14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9" calcext:value-type="float">
            <text:p>2889</text:p>
          </table:table-cell>
          <table:table-cell table:style-name="ce9" table:formula="of:=EXP(Mean+ stdDev * COM.MICROSOFT.NORM.INV(RAND();0;1))" office:value-type="percentage" office:value="0.084295486739265" calcext:value-type="percentage">
            <text:p>8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 table:style-name="ce9" table:formula="of:=EXP(Mean+ stdDev * COM.MICROSOFT.NORM.INV(RAND();0;1))" office:value-type="percentage" office:value="0.136870763979007" calcext:value-type="percentage">
            <text:p>1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table:style-name="ce9" table:formula="of:=EXP(Mean+ stdDev * COM.MICROSOFT.NORM.INV(RAND();0;1))" office:value-type="percentage" office:value="0.165605573517445" calcext:value-type="percentage">
            <text:p>16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table:style-name="ce9" table:formula="of:=EXP(Mean+ stdDev * COM.MICROSOFT.NORM.INV(RAND();0;1))" office:value-type="percentage" office:value="0.253550682571075" calcext:value-type="percentage">
            <text:p>25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 table:style-name="ce9" table:formula="of:=EXP(Mean+ stdDev * COM.MICROSOFT.NORM.INV(RAND();0;1))" office:value-type="percentage" office:value="0.10312226082147" calcext:value-type="percentage">
            <text:p>10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4" calcext:value-type="float">
            <text:p>2894</text:p>
          </table:table-cell>
          <table:table-cell table:style-name="ce9" table:formula="of:=EXP(Mean+ stdDev * COM.MICROSOFT.NORM.INV(RAND();0;1))" office:value-type="percentage" office:value="0.0532678837689592" calcext:value-type="percentage">
            <text:p>5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5" calcext:value-type="float">
            <text:p>2895</text:p>
          </table:table-cell>
          <table:table-cell table:style-name="ce9" table:formula="of:=EXP(Mean+ stdDev * COM.MICROSOFT.NORM.INV(RAND();0;1))" office:value-type="percentage" office:value="0.205054503978567" calcext:value-type="percentage">
            <text:p>20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table:style-name="ce9" table:formula="of:=EXP(Mean+ stdDev * COM.MICROSOFT.NORM.INV(RAND();0;1))" office:value-type="percentage" office:value="0.221213097360999" calcext:value-type="percentage">
            <text:p>22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7" calcext:value-type="float">
            <text:p>2897</text:p>
          </table:table-cell>
          <table:table-cell table:style-name="ce9" table:formula="of:=EXP(Mean+ stdDev * COM.MICROSOFT.NORM.INV(RAND();0;1))" office:value-type="percentage" office:value="0.171960040196248" calcext:value-type="percentage">
            <text:p>1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 table:style-name="ce9" table:formula="of:=EXP(Mean+ stdDev * COM.MICROSOFT.NORM.INV(RAND();0;1))" office:value-type="percentage" office:value="0.101733567968673" calcext:value-type="percentage">
            <text:p>10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table:style-name="ce9" table:formula="of:=EXP(Mean+ stdDev * COM.MICROSOFT.NORM.INV(RAND();0;1))" office:value-type="percentage" office:value="0.0873707407178336" calcext:value-type="percentage">
            <text:p>8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table:style-name="ce9" table:formula="of:=EXP(Mean+ stdDev * COM.MICROSOFT.NORM.INV(RAND();0;1))" office:value-type="percentage" office:value="0.212463376037706" calcext:value-type="percentage">
            <text:p>21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table:style-name="ce9" table:formula="of:=EXP(Mean+ stdDev * COM.MICROSOFT.NORM.INV(RAND();0;1))" office:value-type="percentage" office:value="0.113034323914824" calcext:value-type="percentage">
            <text:p>11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table:style-name="ce9" table:formula="of:=EXP(Mean+ stdDev * COM.MICROSOFT.NORM.INV(RAND();0;1))" office:value-type="percentage" office:value="0.167121140023784" calcext:value-type="percentage">
            <text:p>16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3" calcext:value-type="float">
            <text:p>2903</text:p>
          </table:table-cell>
          <table:table-cell table:style-name="ce9" table:formula="of:=EXP(Mean+ stdDev * COM.MICROSOFT.NORM.INV(RAND();0;1))" office:value-type="percentage" office:value="0.165011101523976" calcext:value-type="percentage">
            <text:p>16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4" calcext:value-type="float">
            <text:p>2904</text:p>
          </table:table-cell>
          <table:table-cell table:style-name="ce9" table:formula="of:=EXP(Mean+ stdDev * COM.MICROSOFT.NORM.INV(RAND();0;1))" office:value-type="percentage" office:value="0.344707837593239" calcext:value-type="percentage">
            <text:p>34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5" calcext:value-type="float">
            <text:p>2905</text:p>
          </table:table-cell>
          <table:table-cell table:style-name="ce9" table:formula="of:=EXP(Mean+ stdDev * COM.MICROSOFT.NORM.INV(RAND();0;1))" office:value-type="percentage" office:value="0.141838554571948" calcext:value-type="percentage">
            <text:p>14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 table:style-name="ce9" table:formula="of:=EXP(Mean+ stdDev * COM.MICROSOFT.NORM.INV(RAND();0;1))" office:value-type="percentage" office:value="0.157761129638227" calcext:value-type="percentage">
            <text:p>15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7" calcext:value-type="float">
            <text:p>2907</text:p>
          </table:table-cell>
          <table:table-cell table:style-name="ce9" table:formula="of:=EXP(Mean+ stdDev * COM.MICROSOFT.NORM.INV(RAND();0;1))" office:value-type="percentage" office:value="0.117671677298168" calcext:value-type="percentage">
            <text:p>11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table:style-name="ce9" table:formula="of:=EXP(Mean+ stdDev * COM.MICROSOFT.NORM.INV(RAND();0;1))" office:value-type="percentage" office:value="0.0424601369838649" calcext:value-type="percentage">
            <text:p>4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table:style-name="ce9" table:formula="of:=EXP(Mean+ stdDev * COM.MICROSOFT.NORM.INV(RAND();0;1))" office:value-type="percentage" office:value="0.117803394269765" calcext:value-type="percentage">
            <text:p>11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table:style-name="ce9" table:formula="of:=EXP(Mean+ stdDev * COM.MICROSOFT.NORM.INV(RAND();0;1))" office:value-type="percentage" office:value="0.40612403564847" calcext:value-type="percentage">
            <text:p>4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table:style-name="ce9" table:formula="of:=EXP(Mean+ stdDev * COM.MICROSOFT.NORM.INV(RAND();0;1))" office:value-type="percentage" office:value="0.145764059659362" calcext:value-type="percentage">
            <text:p>14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2" calcext:value-type="float">
            <text:p>2912</text:p>
          </table:table-cell>
          <table:table-cell table:style-name="ce9" table:formula="of:=EXP(Mean+ stdDev * COM.MICROSOFT.NORM.INV(RAND();0;1))" office:value-type="percentage" office:value="0.141124038330352" calcext:value-type="percentage">
            <text:p>14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3" calcext:value-type="float">
            <text:p>2913</text:p>
          </table:table-cell>
          <table:table-cell table:style-name="ce9" table:formula="of:=EXP(Mean+ stdDev * COM.MICROSOFT.NORM.INV(RAND();0;1))" office:value-type="percentage" office:value="0.150902710959024" calcext:value-type="percentage">
            <text:p>15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table:style-name="ce9" table:formula="of:=EXP(Mean+ stdDev * COM.MICROSOFT.NORM.INV(RAND();0;1))" office:value-type="percentage" office:value="0.111953222979386" calcext:value-type="percentage">
            <text:p>11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table:style-name="ce9" table:formula="of:=EXP(Mean+ stdDev * COM.MICROSOFT.NORM.INV(RAND();0;1))" office:value-type="percentage" office:value="0.138116983329555" calcext:value-type="percentage">
            <text:p>1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table:style-name="ce9" table:formula="of:=EXP(Mean+ stdDev * COM.MICROSOFT.NORM.INV(RAND();0;1))" office:value-type="percentage" office:value="0.218020177570023" calcext:value-type="percentage">
            <text:p>21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7" calcext:value-type="float">
            <text:p>2917</text:p>
          </table:table-cell>
          <table:table-cell table:style-name="ce9" table:formula="of:=EXP(Mean+ stdDev * COM.MICROSOFT.NORM.INV(RAND();0;1))" office:value-type="percentage" office:value="0.160761334734517" calcext:value-type="percentage">
            <text:p>16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8" calcext:value-type="float">
            <text:p>2918</text:p>
          </table:table-cell>
          <table:table-cell table:style-name="ce9" table:formula="of:=EXP(Mean+ stdDev * COM.MICROSOFT.NORM.INV(RAND();0;1))" office:value-type="percentage" office:value="0.119889852208361" calcext:value-type="percentage">
            <text:p>1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table:style-name="ce9" table:formula="of:=EXP(Mean+ stdDev * COM.MICROSOFT.NORM.INV(RAND();0;1))" office:value-type="percentage" office:value="0.19812879781269" calcext:value-type="percentage">
            <text:p>19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table:style-name="ce9" table:formula="of:=EXP(Mean+ stdDev * COM.MICROSOFT.NORM.INV(RAND();0;1))" office:value-type="percentage" office:value="0.0818861820699239" calcext:value-type="percentage">
            <text:p>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 table:style-name="ce9" table:formula="of:=EXP(Mean+ stdDev * COM.MICROSOFT.NORM.INV(RAND();0;1))" office:value-type="percentage" office:value="0.0887448317252988" calcext:value-type="percentage">
            <text:p>8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2" calcext:value-type="float">
            <text:p>2922</text:p>
          </table:table-cell>
          <table:table-cell table:style-name="ce9" table:formula="of:=EXP(Mean+ stdDev * COM.MICROSOFT.NORM.INV(RAND();0;1))" office:value-type="percentage" office:value="0.100341466169387" calcext:value-type="percentage">
            <text:p>10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table:style-name="ce9" table:formula="of:=EXP(Mean+ stdDev * COM.MICROSOFT.NORM.INV(RAND();0;1))" office:value-type="percentage" office:value="0.0558743351853288" calcext:value-type="percentage">
            <text:p>5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4" calcext:value-type="float">
            <text:p>2924</text:p>
          </table:table-cell>
          <table:table-cell table:style-name="ce9" table:formula="of:=EXP(Mean+ stdDev * COM.MICROSOFT.NORM.INV(RAND();0;1))" office:value-type="percentage" office:value="0.21344075300099" calcext:value-type="percentage">
            <text:p>21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table:style-name="ce9" table:formula="of:=EXP(Mean+ stdDev * COM.MICROSOFT.NORM.INV(RAND();0;1))" office:value-type="percentage" office:value="0.254848995870369" calcext:value-type="percentage">
            <text:p>25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6" calcext:value-type="float">
            <text:p>2926</text:p>
          </table:table-cell>
          <table:table-cell table:style-name="ce9" table:formula="of:=EXP(Mean+ stdDev * COM.MICROSOFT.NORM.INV(RAND();0;1))" office:value-type="percentage" office:value="0.117869297877984" calcext:value-type="percentage">
            <text:p>11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7" calcext:value-type="float">
            <text:p>2927</text:p>
          </table:table-cell>
          <table:table-cell table:style-name="ce9" table:formula="of:=EXP(Mean+ stdDev * COM.MICROSOFT.NORM.INV(RAND();0;1))" office:value-type="percentage" office:value="0.160530190910869" calcext:value-type="percentage">
            <text:p>16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table:style-name="ce9" table:formula="of:=EXP(Mean+ stdDev * COM.MICROSOFT.NORM.INV(RAND();0;1))" office:value-type="percentage" office:value="0.283575695238159" calcext:value-type="percentage">
            <text:p>28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9" calcext:value-type="float">
            <text:p>2929</text:p>
          </table:table-cell>
          <table:table-cell table:style-name="ce9" table:formula="of:=EXP(Mean+ stdDev * COM.MICROSOFT.NORM.INV(RAND();0;1))" office:value-type="percentage" office:value="0.162084053637293" calcext:value-type="percentage">
            <text:p>16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table:style-name="ce9" table:formula="of:=EXP(Mean+ stdDev * COM.MICROSOFT.NORM.INV(RAND();0;1))" office:value-type="percentage" office:value="0.20164609595265" calcext:value-type="percentage">
            <text:p>20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1" calcext:value-type="float">
            <text:p>2931</text:p>
          </table:table-cell>
          <table:table-cell table:style-name="ce9" table:formula="of:=EXP(Mean+ stdDev * COM.MICROSOFT.NORM.INV(RAND();0;1))" office:value-type="percentage" office:value="0.0753632144711631" calcext:value-type="percentage">
            <text:p>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table:style-name="ce9" table:formula="of:=EXP(Mean+ stdDev * COM.MICROSOFT.NORM.INV(RAND();0;1))" office:value-type="percentage" office:value="0.161710772592149" calcext:value-type="percentage">
            <text:p>16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3" calcext:value-type="float">
            <text:p>2933</text:p>
          </table:table-cell>
          <table:table-cell table:style-name="ce9" table:formula="of:=EXP(Mean+ stdDev * COM.MICROSOFT.NORM.INV(RAND();0;1))" office:value-type="percentage" office:value="0.0877601894351466" calcext:value-type="percentage">
            <text:p>8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4" calcext:value-type="float">
            <text:p>2934</text:p>
          </table:table-cell>
          <table:table-cell table:style-name="ce9" table:formula="of:=EXP(Mean+ stdDev * COM.MICROSOFT.NORM.INV(RAND();0;1))" office:value-type="percentage" office:value="0.247060393621523" calcext:value-type="percentage">
            <text:p>24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5" calcext:value-type="float">
            <text:p>2935</text:p>
          </table:table-cell>
          <table:table-cell table:style-name="ce9" table:formula="of:=EXP(Mean+ stdDev * COM.MICROSOFT.NORM.INV(RAND();0;1))" office:value-type="percentage" office:value="0.065825089043437" calcext:value-type="percentage">
            <text:p>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 table:style-name="ce9" table:formula="of:=EXP(Mean+ stdDev * COM.MICROSOFT.NORM.INV(RAND();0;1))" office:value-type="percentage" office:value="0.105047926357257" calcext:value-type="percentage">
            <text:p>10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 table:style-name="ce9" table:formula="of:=EXP(Mean+ stdDev * COM.MICROSOFT.NORM.INV(RAND();0;1))" office:value-type="percentage" office:value="0.105337435331775" calcext:value-type="percentage">
            <text:p>10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table:style-name="ce9" table:formula="of:=EXP(Mean+ stdDev * COM.MICROSOFT.NORM.INV(RAND();0;1))" office:value-type="percentage" office:value="0.116534661866017" calcext:value-type="percentage">
            <text:p>11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table:style-name="ce9" table:formula="of:=EXP(Mean+ stdDev * COM.MICROSOFT.NORM.INV(RAND();0;1))" office:value-type="percentage" office:value="0.0872156335838216" calcext:value-type="percentage">
            <text:p>8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table:style-name="ce9" table:formula="of:=EXP(Mean+ stdDev * COM.MICROSOFT.NORM.INV(RAND();0;1))" office:value-type="percentage" office:value="0.111249756131127" calcext:value-type="percentage">
            <text:p>11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1" calcext:value-type="float">
            <text:p>2941</text:p>
          </table:table-cell>
          <table:table-cell table:style-name="ce9" table:formula="of:=EXP(Mean+ stdDev * COM.MICROSOFT.NORM.INV(RAND();0;1))" office:value-type="percentage" office:value="0.168760801603467" calcext:value-type="percentage">
            <text:p>16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2" calcext:value-type="float">
            <text:p>2942</text:p>
          </table:table-cell>
          <table:table-cell table:style-name="ce9" table:formula="of:=EXP(Mean+ stdDev * COM.MICROSOFT.NORM.INV(RAND();0;1))" office:value-type="percentage" office:value="0.0922775214995036" calcext:value-type="percentage">
            <text:p>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table:style-name="ce9" table:formula="of:=EXP(Mean+ stdDev * COM.MICROSOFT.NORM.INV(RAND();0;1))" office:value-type="percentage" office:value="0.20031097405297" calcext:value-type="percentage">
            <text:p>20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table:style-name="ce9" table:formula="of:=EXP(Mean+ stdDev * COM.MICROSOFT.NORM.INV(RAND();0;1))" office:value-type="percentage" office:value="0.252566684324502" calcext:value-type="percentage">
            <text:p>25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table:style-name="ce9" table:formula="of:=EXP(Mean+ stdDev * COM.MICROSOFT.NORM.INV(RAND();0;1))" office:value-type="percentage" office:value="0.176955148376712" calcext:value-type="percentage">
            <text:p>17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table:style-name="ce9" table:formula="of:=EXP(Mean+ stdDev * COM.MICROSOFT.NORM.INV(RAND();0;1))" office:value-type="percentage" office:value="0.175479856841991" calcext:value-type="percentage">
            <text:p>17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table:style-name="ce9" table:formula="of:=EXP(Mean+ stdDev * COM.MICROSOFT.NORM.INV(RAND();0;1))" office:value-type="percentage" office:value="0.104773180619749" calcext:value-type="percentage">
            <text:p>10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 table:style-name="ce9" table:formula="of:=EXP(Mean+ stdDev * COM.MICROSOFT.NORM.INV(RAND();0;1))" office:value-type="percentage" office:value="0.147721683457555" calcext:value-type="percentage">
            <text:p>14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9" calcext:value-type="float">
            <text:p>2949</text:p>
          </table:table-cell>
          <table:table-cell table:style-name="ce9" table:formula="of:=EXP(Mean+ stdDev * COM.MICROSOFT.NORM.INV(RAND();0;1))" office:value-type="percentage" office:value="0.139018192123035" calcext:value-type="percentage">
            <text:p>13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table:style-name="ce9" table:formula="of:=EXP(Mean+ stdDev * COM.MICROSOFT.NORM.INV(RAND();0;1))" office:value-type="percentage" office:value="0.311711840747267" calcext:value-type="percentage">
            <text:p>3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table:style-name="ce9" table:formula="of:=EXP(Mean+ stdDev * COM.MICROSOFT.NORM.INV(RAND();0;1))" office:value-type="percentage" office:value="0.0779850370790704" calcext:value-type="percentage">
            <text:p>7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table:style-name="ce9" table:formula="of:=EXP(Mean+ stdDev * COM.MICROSOFT.NORM.INV(RAND();0;1))" office:value-type="percentage" office:value="0.103177307901682" calcext:value-type="percentage">
            <text:p>1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table:style-name="ce9" table:formula="of:=EXP(Mean+ stdDev * COM.MICROSOFT.NORM.INV(RAND();0;1))" office:value-type="percentage" office:value="0.0764957022896228" calcext:value-type="percentage">
            <text:p>7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 table:style-name="ce9" table:formula="of:=EXP(Mean+ stdDev * COM.MICROSOFT.NORM.INV(RAND();0;1))" office:value-type="percentage" office:value="0.163475707222407" calcext:value-type="percentage">
            <text:p>16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table:style-name="ce9" table:formula="of:=EXP(Mean+ stdDev * COM.MICROSOFT.NORM.INV(RAND();0;1))" office:value-type="percentage" office:value="0.205344242119116" calcext:value-type="percentage">
            <text:p>20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6" calcext:value-type="float">
            <text:p>2956</text:p>
          </table:table-cell>
          <table:table-cell table:style-name="ce9" table:formula="of:=EXP(Mean+ stdDev * COM.MICROSOFT.NORM.INV(RAND();0;1))" office:value-type="percentage" office:value="0.0955895381704499" calcext:value-type="percentage">
            <text:p>9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table:style-name="ce9" table:formula="of:=EXP(Mean+ stdDev * COM.MICROSOFT.NORM.INV(RAND();0;1))" office:value-type="percentage" office:value="0.147035168282081" calcext:value-type="percentage">
            <text:p>14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8" calcext:value-type="float">
            <text:p>2958</text:p>
          </table:table-cell>
          <table:table-cell table:style-name="ce9" table:formula="of:=EXP(Mean+ stdDev * COM.MICROSOFT.NORM.INV(RAND();0;1))" office:value-type="percentage" office:value="0.0742620264732561" calcext:value-type="percentage">
            <text:p>7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9" calcext:value-type="float">
            <text:p>2959</text:p>
          </table:table-cell>
          <table:table-cell table:style-name="ce9" table:formula="of:=EXP(Mean+ stdDev * COM.MICROSOFT.NORM.INV(RAND();0;1))" office:value-type="percentage" office:value="0.251122466528667" calcext:value-type="percentage">
            <text:p>25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table:style-name="ce9" table:formula="of:=EXP(Mean+ stdDev * COM.MICROSOFT.NORM.INV(RAND();0;1))" office:value-type="percentage" office:value="0.268295406339226" calcext:value-type="percentage">
            <text:p>26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table:style-name="ce9" table:formula="of:=EXP(Mean+ stdDev * COM.MICROSOFT.NORM.INV(RAND();0;1))" office:value-type="percentage" office:value="0.195943721023492" calcext:value-type="percentage">
            <text:p>19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2" calcext:value-type="float">
            <text:p>2962</text:p>
          </table:table-cell>
          <table:table-cell table:style-name="ce9" table:formula="of:=EXP(Mean+ stdDev * COM.MICROSOFT.NORM.INV(RAND();0;1))" office:value-type="percentage" office:value="0.185285877685672" calcext:value-type="percentage">
            <text:p>18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3" calcext:value-type="float">
            <text:p>2963</text:p>
          </table:table-cell>
          <table:table-cell table:style-name="ce9" table:formula="of:=EXP(Mean+ stdDev * COM.MICROSOFT.NORM.INV(RAND();0;1))" office:value-type="percentage" office:value="0.144245194471506" calcext:value-type="percentage">
            <text:p>14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4" calcext:value-type="float">
            <text:p>2964</text:p>
          </table:table-cell>
          <table:table-cell table:style-name="ce9" table:formula="of:=EXP(Mean+ stdDev * COM.MICROSOFT.NORM.INV(RAND();0;1))" office:value-type="percentage" office:value="0.179757371342597" calcext:value-type="percentage">
            <text:p>17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table:style-name="ce9" table:formula="of:=EXP(Mean+ stdDev * COM.MICROSOFT.NORM.INV(RAND();0;1))" office:value-type="percentage" office:value="0.146783253673719" calcext:value-type="percentage">
            <text:p>14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6" calcext:value-type="float">
            <text:p>2966</text:p>
          </table:table-cell>
          <table:table-cell table:style-name="ce9" table:formula="of:=EXP(Mean+ stdDev * COM.MICROSOFT.NORM.INV(RAND();0;1))" office:value-type="percentage" office:value="0.196576554562353" calcext:value-type="percentage">
            <text:p>19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7" calcext:value-type="float">
            <text:p>2967</text:p>
          </table:table-cell>
          <table:table-cell table:style-name="ce9" table:formula="of:=EXP(Mean+ stdDev * COM.MICROSOFT.NORM.INV(RAND();0;1))" office:value-type="percentage" office:value="0.172848255703883" calcext:value-type="percentage">
            <text:p>17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8" calcext:value-type="float">
            <text:p>2968</text:p>
          </table:table-cell>
          <table:table-cell table:style-name="ce9" table:formula="of:=EXP(Mean+ stdDev * COM.MICROSOFT.NORM.INV(RAND();0;1))" office:value-type="percentage" office:value="0.264175343687644" calcext:value-type="percentage">
            <text:p>26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 table:style-name="ce9" table:formula="of:=EXP(Mean+ stdDev * COM.MICROSOFT.NORM.INV(RAND();0;1))" office:value-type="percentage" office:value="0.156719832724716" calcext:value-type="percentage">
            <text:p>1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table:style-name="ce9" table:formula="of:=EXP(Mean+ stdDev * COM.MICROSOFT.NORM.INV(RAND();0;1))" office:value-type="percentage" office:value="0.121067577266102" calcext:value-type="percentage">
            <text:p>12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1" calcext:value-type="float">
            <text:p>2971</text:p>
          </table:table-cell>
          <table:table-cell table:style-name="ce9" table:formula="of:=EXP(Mean+ stdDev * COM.MICROSOFT.NORM.INV(RAND();0;1))" office:value-type="percentage" office:value="0.1583802771607" calcext:value-type="percentage">
            <text:p>15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 table:style-name="ce9" table:formula="of:=EXP(Mean+ stdDev * COM.MICROSOFT.NORM.INV(RAND();0;1))" office:value-type="percentage" office:value="0.06952788204291" calcext:value-type="percentage">
            <text:p>6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3" calcext:value-type="float">
            <text:p>2973</text:p>
          </table:table-cell>
          <table:table-cell table:style-name="ce9" table:formula="of:=EXP(Mean+ stdDev * COM.MICROSOFT.NORM.INV(RAND();0;1))" office:value-type="percentage" office:value="0.143216442952586" calcext:value-type="percentage">
            <text:p>14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4" calcext:value-type="float">
            <text:p>2974</text:p>
          </table:table-cell>
          <table:table-cell table:style-name="ce9" table:formula="of:=EXP(Mean+ stdDev * COM.MICROSOFT.NORM.INV(RAND();0;1))" office:value-type="percentage" office:value="0.101506384098717" calcext:value-type="percentage">
            <text:p>10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table:style-name="ce9" table:formula="of:=EXP(Mean+ stdDev * COM.MICROSOFT.NORM.INV(RAND();0;1))" office:value-type="percentage" office:value="0.130616613181949" calcext:value-type="percentage">
            <text:p>13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table:style-name="ce9" table:formula="of:=EXP(Mean+ stdDev * COM.MICROSOFT.NORM.INV(RAND();0;1))" office:value-type="percentage" office:value="0.0991425287369899" calcext:value-type="percentage">
            <text:p>9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table:style-name="ce9" table:formula="of:=EXP(Mean+ stdDev * COM.MICROSOFT.NORM.INV(RAND();0;1))" office:value-type="percentage" office:value="0.0786158342262022" calcext:value-type="percentage">
            <text:p>7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table:style-name="ce9" table:formula="of:=EXP(Mean+ stdDev * COM.MICROSOFT.NORM.INV(RAND();0;1))" office:value-type="percentage" office:value="0.136938964164954" calcext:value-type="percentage">
            <text:p>1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9" calcext:value-type="float">
            <text:p>2979</text:p>
          </table:table-cell>
          <table:table-cell table:style-name="ce9" table:formula="of:=EXP(Mean+ stdDev * COM.MICROSOFT.NORM.INV(RAND();0;1))" office:value-type="percentage" office:value="0.201434494072524" calcext:value-type="percentage">
            <text:p>20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0" calcext:value-type="float">
            <text:p>2980</text:p>
          </table:table-cell>
          <table:table-cell table:style-name="ce9" table:formula="of:=EXP(Mean+ stdDev * COM.MICROSOFT.NORM.INV(RAND();0;1))" office:value-type="percentage" office:value="0.135829966793944" calcext:value-type="percentage">
            <text:p>1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1" calcext:value-type="float">
            <text:p>2981</text:p>
          </table:table-cell>
          <table:table-cell table:style-name="ce9" table:formula="of:=EXP(Mean+ stdDev * COM.MICROSOFT.NORM.INV(RAND();0;1))" office:value-type="percentage" office:value="0.229630755111745" calcext:value-type="percentage">
            <text:p>22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 table:style-name="ce9" table:formula="of:=EXP(Mean+ stdDev * COM.MICROSOFT.NORM.INV(RAND();0;1))" office:value-type="percentage" office:value="0.0904308140286645" calcext:value-type="percentage">
            <text:p>9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3" calcext:value-type="float">
            <text:p>2983</text:p>
          </table:table-cell>
          <table:table-cell table:style-name="ce9" table:formula="of:=EXP(Mean+ stdDev * COM.MICROSOFT.NORM.INV(RAND();0;1))" office:value-type="percentage" office:value="0.165592854598206" calcext:value-type="percentage">
            <text:p>16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table:style-name="ce9" table:formula="of:=EXP(Mean+ stdDev * COM.MICROSOFT.NORM.INV(RAND();0;1))" office:value-type="percentage" office:value="0.233867036269707" calcext:value-type="percentage">
            <text:p>23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5" calcext:value-type="float">
            <text:p>2985</text:p>
          </table:table-cell>
          <table:table-cell table:style-name="ce9" table:formula="of:=EXP(Mean+ stdDev * COM.MICROSOFT.NORM.INV(RAND();0;1))" office:value-type="percentage" office:value="0.143997580035526" calcext:value-type="percentage">
            <text:p>14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6" calcext:value-type="float">
            <text:p>2986</text:p>
          </table:table-cell>
          <table:table-cell table:style-name="ce9" table:formula="of:=EXP(Mean+ stdDev * COM.MICROSOFT.NORM.INV(RAND();0;1))" office:value-type="percentage" office:value="0.0721357218160916" calcext:value-type="percentage">
            <text:p>7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7" calcext:value-type="float">
            <text:p>2987</text:p>
          </table:table-cell>
          <table:table-cell table:style-name="ce9" table:formula="of:=EXP(Mean+ stdDev * COM.MICROSOFT.NORM.INV(RAND();0;1))" office:value-type="percentage" office:value="0.0698195790738996" calcext:value-type="percentage">
            <text:p>6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8" calcext:value-type="float">
            <text:p>2988</text:p>
          </table:table-cell>
          <table:table-cell table:style-name="ce9" table:formula="of:=EXP(Mean+ stdDev * COM.MICROSOFT.NORM.INV(RAND();0;1))" office:value-type="percentage" office:value="0.25647060162892" calcext:value-type="percentage">
            <text:p>2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9" calcext:value-type="float">
            <text:p>2989</text:p>
          </table:table-cell>
          <table:table-cell table:style-name="ce9" table:formula="of:=EXP(Mean+ stdDev * COM.MICROSOFT.NORM.INV(RAND();0;1))" office:value-type="percentage" office:value="0.149079833456915" calcext:value-type="percentage">
            <text:p>14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 table:style-name="ce9" table:formula="of:=EXP(Mean+ stdDev * COM.MICROSOFT.NORM.INV(RAND();0;1))" office:value-type="percentage" office:value="0.149790098205847" calcext:value-type="percentage">
            <text:p>14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table:style-name="ce9" table:formula="of:=EXP(Mean+ stdDev * COM.MICROSOFT.NORM.INV(RAND();0;1))" office:value-type="percentage" office:value="0.0648138542507623" calcext:value-type="percentage">
            <text:p>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2" calcext:value-type="float">
            <text:p>2992</text:p>
          </table:table-cell>
          <table:table-cell table:style-name="ce9" table:formula="of:=EXP(Mean+ stdDev * COM.MICROSOFT.NORM.INV(RAND();0;1))" office:value-type="percentage" office:value="0.0758343650523216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3" calcext:value-type="float">
            <text:p>2993</text:p>
          </table:table-cell>
          <table:table-cell table:style-name="ce9" table:formula="of:=EXP(Mean+ stdDev * COM.MICROSOFT.NORM.INV(RAND();0;1))" office:value-type="percentage" office:value="0.105549432645235" calcext:value-type="percentage">
            <text:p>10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table:style-name="ce9" table:formula="of:=EXP(Mean+ stdDev * COM.MICROSOFT.NORM.INV(RAND();0;1))" office:value-type="percentage" office:value="0.144793815113764" calcext:value-type="percentage">
            <text:p>14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5" calcext:value-type="float">
            <text:p>2995</text:p>
          </table:table-cell>
          <table:table-cell table:style-name="ce9" table:formula="of:=EXP(Mean+ stdDev * COM.MICROSOFT.NORM.INV(RAND();0;1))" office:value-type="percentage" office:value="0.144967824093833" calcext:value-type="percentage">
            <text:p>14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table:style-name="ce9" table:formula="of:=EXP(Mean+ stdDev * COM.MICROSOFT.NORM.INV(RAND();0;1))" office:value-type="percentage" office:value="0.119945545185446" calcext:value-type="percentage">
            <text:p>1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 table:style-name="ce9" table:formula="of:=EXP(Mean+ stdDev * COM.MICROSOFT.NORM.INV(RAND();0;1))" office:value-type="percentage" office:value="0.11539385610172" calcext:value-type="percentage">
            <text:p>11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table:style-name="ce9" table:formula="of:=EXP(Mean+ stdDev * COM.MICROSOFT.NORM.INV(RAND();0;1))" office:value-type="percentage" office:value="0.17067972688154" calcext:value-type="percentage">
            <text:p>17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table:style-name="ce9" table:formula="of:=EXP(Mean+ stdDev * COM.MICROSOFT.NORM.INV(RAND();0;1))" office:value-type="percentage" office:value="0.0859649521076871" calcext:value-type="percentage">
            <text:p>8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9" table:formula="of:=EXP(Mean+ stdDev * COM.MICROSOFT.NORM.INV(RAND();0;1))" office:value-type="percentage" office:value="0.0861737979135317" calcext:value-type="percentage">
            <text:p>8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table:style-name="ce9" table:formula="of:=EXP(Mean+ stdDev * COM.MICROSOFT.NORM.INV(RAND();0;1))" office:value-type="percentage" office:value="0.206610549499852" calcext:value-type="percentage">
            <text:p>20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table:style-name="ce9" table:formula="of:=EXP(Mean+ stdDev * COM.MICROSOFT.NORM.INV(RAND();0;1))" office:value-type="percentage" office:value="0.15322124419475" calcext:value-type="percentage">
            <text:p>15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table:style-name="ce9" table:formula="of:=EXP(Mean+ stdDev * COM.MICROSOFT.NORM.INV(RAND();0;1))" office:value-type="percentage" office:value="0.101005903944409" calcext:value-type="percentage">
            <text:p>1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table:style-name="ce9" table:formula="of:=EXP(Mean+ stdDev * COM.MICROSOFT.NORM.INV(RAND();0;1))" office:value-type="percentage" office:value="0.125702011484388" calcext:value-type="percentage">
            <text:p>1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table:style-name="ce9" table:formula="of:=EXP(Mean+ stdDev * COM.MICROSOFT.NORM.INV(RAND();0;1))" office:value-type="percentage" office:value="0.0935936874128134" calcext:value-type="percentage">
            <text:p>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 table:style-name="ce9" table:formula="of:=EXP(Mean+ stdDev * COM.MICROSOFT.NORM.INV(RAND();0;1))" office:value-type="percentage" office:value="0.0727830867421867" calcext:value-type="percentage">
            <text:p>7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table:style-name="ce9" table:formula="of:=EXP(Mean+ stdDev * COM.MICROSOFT.NORM.INV(RAND();0;1))" office:value-type="percentage" office:value="0.372729561281731" calcext:value-type="percentage">
            <text:p>37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table:style-name="ce9" table:formula="of:=EXP(Mean+ stdDev * COM.MICROSOFT.NORM.INV(RAND();0;1))" office:value-type="percentage" office:value="0.0640445084187301" calcext:value-type="percentage">
            <text:p>6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9" calcext:value-type="float">
            <text:p>3009</text:p>
          </table:table-cell>
          <table:table-cell table:style-name="ce9" table:formula="of:=EXP(Mean+ stdDev * COM.MICROSOFT.NORM.INV(RAND();0;1))" office:value-type="percentage" office:value="0.214766001184869" calcext:value-type="percentage">
            <text:p>2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table:style-name="ce9" table:formula="of:=EXP(Mean+ stdDev * COM.MICROSOFT.NORM.INV(RAND();0;1))" office:value-type="percentage" office:value="0.0937878898464959" calcext:value-type="percentage">
            <text:p>9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table:style-name="ce9" table:formula="of:=EXP(Mean+ stdDev * COM.MICROSOFT.NORM.INV(RAND();0;1))" office:value-type="percentage" office:value="0.100416157553046" calcext:value-type="percentage">
            <text:p>1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2" calcext:value-type="float">
            <text:p>3012</text:p>
          </table:table-cell>
          <table:table-cell table:style-name="ce9" table:formula="of:=EXP(Mean+ stdDev * COM.MICROSOFT.NORM.INV(RAND();0;1))" office:value-type="percentage" office:value="0.108364262298781" calcext:value-type="percentage">
            <text:p>10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 table:style-name="ce9" table:formula="of:=EXP(Mean+ stdDev * COM.MICROSOFT.NORM.INV(RAND();0;1))" office:value-type="percentage" office:value="0.239686917779642" calcext:value-type="percentage">
            <text:p>2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4" calcext:value-type="float">
            <text:p>3014</text:p>
          </table:table-cell>
          <table:table-cell table:style-name="ce9" table:formula="of:=EXP(Mean+ stdDev * COM.MICROSOFT.NORM.INV(RAND();0;1))" office:value-type="percentage" office:value="0.187709302761736" calcext:value-type="percentage">
            <text:p>18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table:style-name="ce9" table:formula="of:=EXP(Mean+ stdDev * COM.MICROSOFT.NORM.INV(RAND();0;1))" office:value-type="percentage" office:value="0.121541250663321" calcext:value-type="percentage">
            <text:p>12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6" calcext:value-type="float">
            <text:p>3016</text:p>
          </table:table-cell>
          <table:table-cell table:style-name="ce9" table:formula="of:=EXP(Mean+ stdDev * COM.MICROSOFT.NORM.INV(RAND();0;1))" office:value-type="percentage" office:value="0.147572347859041" calcext:value-type="percentage">
            <text:p>14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7" calcext:value-type="float">
            <text:p>3017</text:p>
          </table:table-cell>
          <table:table-cell table:style-name="ce9" table:formula="of:=EXP(Mean+ stdDev * COM.MICROSOFT.NORM.INV(RAND();0;1))" office:value-type="percentage" office:value="0.291067243403269" calcext:value-type="percentage">
            <text:p>2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8" calcext:value-type="float">
            <text:p>3018</text:p>
          </table:table-cell>
          <table:table-cell table:style-name="ce9" table:formula="of:=EXP(Mean+ stdDev * COM.MICROSOFT.NORM.INV(RAND();0;1))" office:value-type="percentage" office:value="0.0657186867312517" calcext:value-type="percentage">
            <text:p>6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table:style-name="ce9" table:formula="of:=EXP(Mean+ stdDev * COM.MICROSOFT.NORM.INV(RAND();0;1))" office:value-type="percentage" office:value="0.113752490722479" calcext:value-type="percentage">
            <text:p>11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 table:style-name="ce9" table:formula="of:=EXP(Mean+ stdDev * COM.MICROSOFT.NORM.INV(RAND();0;1))" office:value-type="percentage" office:value="0.260815063785554" calcext:value-type="percentage">
            <text:p>26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1" calcext:value-type="float">
            <text:p>3021</text:p>
          </table:table-cell>
          <table:table-cell table:style-name="ce9" table:formula="of:=EXP(Mean+ stdDev * COM.MICROSOFT.NORM.INV(RAND();0;1))" office:value-type="percentage" office:value="0.257463893634935" calcext:value-type="percentage">
            <text:p>2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2" calcext:value-type="float">
            <text:p>3022</text:p>
          </table:table-cell>
          <table:table-cell table:style-name="ce9" table:formula="of:=EXP(Mean+ stdDev * COM.MICROSOFT.NORM.INV(RAND();0;1))" office:value-type="percentage" office:value="0.175812973549377" calcext:value-type="percentage">
            <text:p>1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3" calcext:value-type="float">
            <text:p>3023</text:p>
          </table:table-cell>
          <table:table-cell table:style-name="ce9" table:formula="of:=EXP(Mean+ stdDev * COM.MICROSOFT.NORM.INV(RAND();0;1))" office:value-type="percentage" office:value="0.43227669842283" calcext:value-type="percentage">
            <text:p>43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4" calcext:value-type="float">
            <text:p>3024</text:p>
          </table:table-cell>
          <table:table-cell table:style-name="ce9" table:formula="of:=EXP(Mean+ stdDev * COM.MICROSOFT.NORM.INV(RAND();0;1))" office:value-type="percentage" office:value="0.143664792202583" calcext:value-type="percentage">
            <text:p>14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table:style-name="ce9" table:formula="of:=EXP(Mean+ stdDev * COM.MICROSOFT.NORM.INV(RAND();0;1))" office:value-type="percentage" office:value="0.0769011743501154" calcext:value-type="percentage">
            <text:p>7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6" calcext:value-type="float">
            <text:p>3026</text:p>
          </table:table-cell>
          <table:table-cell table:style-name="ce9" table:formula="of:=EXP(Mean+ stdDev * COM.MICROSOFT.NORM.INV(RAND();0;1))" office:value-type="percentage" office:value="0.0876721321124559" calcext:value-type="percentage">
            <text:p>8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7" calcext:value-type="float">
            <text:p>3027</text:p>
          </table:table-cell>
          <table:table-cell table:style-name="ce9" table:formula="of:=EXP(Mean+ stdDev * COM.MICROSOFT.NORM.INV(RAND();0;1))" office:value-type="percentage" office:value="0.308533157780309" calcext:value-type="percentage">
            <text:p>3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8" calcext:value-type="float">
            <text:p>3028</text:p>
          </table:table-cell>
          <table:table-cell table:style-name="ce9" table:formula="of:=EXP(Mean+ stdDev * COM.MICROSOFT.NORM.INV(RAND();0;1))" office:value-type="percentage" office:value="0.243730921944477" calcext:value-type="percentage">
            <text:p>24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9" calcext:value-type="float">
            <text:p>3029</text:p>
          </table:table-cell>
          <table:table-cell table:style-name="ce9" table:formula="of:=EXP(Mean+ stdDev * COM.MICROSOFT.NORM.INV(RAND();0;1))" office:value-type="percentage" office:value="0.10772240007573" calcext:value-type="percentage">
            <text:p>10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table:style-name="ce9" table:formula="of:=EXP(Mean+ stdDev * COM.MICROSOFT.NORM.INV(RAND();0;1))" office:value-type="percentage" office:value="0.150732332890103" calcext:value-type="percentage">
            <text:p>15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1" calcext:value-type="float">
            <text:p>3031</text:p>
          </table:table-cell>
          <table:table-cell table:style-name="ce9" table:formula="of:=EXP(Mean+ stdDev * COM.MICROSOFT.NORM.INV(RAND();0;1))" office:value-type="percentage" office:value="0.0680104648706661" calcext:value-type="percentage">
            <text:p>6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2" calcext:value-type="float">
            <text:p>3032</text:p>
          </table:table-cell>
          <table:table-cell table:style-name="ce9" table:formula="of:=EXP(Mean+ stdDev * COM.MICROSOFT.NORM.INV(RAND();0;1))" office:value-type="percentage" office:value="0.162481463152536" calcext:value-type="percentage">
            <text:p>16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 table:style-name="ce9" table:formula="of:=EXP(Mean+ stdDev * COM.MICROSOFT.NORM.INV(RAND();0;1))" office:value-type="percentage" office:value="0.134873730339447" calcext:value-type="percentage">
            <text:p>13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4" calcext:value-type="float">
            <text:p>3034</text:p>
          </table:table-cell>
          <table:table-cell table:style-name="ce9" table:formula="of:=EXP(Mean+ stdDev * COM.MICROSOFT.NORM.INV(RAND();0;1))" office:value-type="percentage" office:value="0.123248459424733" calcext:value-type="percentage">
            <text:p>12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5" calcext:value-type="float">
            <text:p>3035</text:p>
          </table:table-cell>
          <table:table-cell table:style-name="ce9" table:formula="of:=EXP(Mean+ stdDev * COM.MICROSOFT.NORM.INV(RAND();0;1))" office:value-type="percentage" office:value="0.0607149771741801" calcext:value-type="percentage">
            <text:p>6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table:style-name="ce9" table:formula="of:=EXP(Mean+ stdDev * COM.MICROSOFT.NORM.INV(RAND();0;1))" office:value-type="percentage" office:value="0.110894376689153" calcext:value-type="percentage">
            <text:p>11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 table:style-name="ce9" table:formula="of:=EXP(Mean+ stdDev * COM.MICROSOFT.NORM.INV(RAND();0;1))" office:value-type="percentage" office:value="0.347440697284137" calcext:value-type="percentage">
            <text:p>34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8" calcext:value-type="float">
            <text:p>3038</text:p>
          </table:table-cell>
          <table:table-cell table:style-name="ce9" table:formula="of:=EXP(Mean+ stdDev * COM.MICROSOFT.NORM.INV(RAND();0;1))" office:value-type="percentage" office:value="0.135401660745084" calcext:value-type="percentage">
            <text:p>13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9" calcext:value-type="float">
            <text:p>3039</text:p>
          </table:table-cell>
          <table:table-cell table:style-name="ce9" table:formula="of:=EXP(Mean+ stdDev * COM.MICROSOFT.NORM.INV(RAND();0;1))" office:value-type="percentage" office:value="0.139026796459658" calcext:value-type="percentage">
            <text:p>13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table:style-name="ce9" table:formula="of:=EXP(Mean+ stdDev * COM.MICROSOFT.NORM.INV(RAND();0;1))" office:value-type="percentage" office:value="0.074164927255686" calcext:value-type="percentage">
            <text:p>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1" calcext:value-type="float">
            <text:p>3041</text:p>
          </table:table-cell>
          <table:table-cell table:style-name="ce9" table:formula="of:=EXP(Mean+ stdDev * COM.MICROSOFT.NORM.INV(RAND();0;1))" office:value-type="percentage" office:value="0.0967159836039858" calcext:value-type="percentage">
            <text:p>9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2" calcext:value-type="float">
            <text:p>3042</text:p>
          </table:table-cell>
          <table:table-cell table:style-name="ce9" table:formula="of:=EXP(Mean+ stdDev * COM.MICROSOFT.NORM.INV(RAND();0;1))" office:value-type="percentage" office:value="0.147409359671026" calcext:value-type="percentage">
            <text:p>14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 table:style-name="ce9" table:formula="of:=EXP(Mean+ stdDev * COM.MICROSOFT.NORM.INV(RAND();0;1))" office:value-type="percentage" office:value="0.114234953185249" calcext:value-type="percentage">
            <text:p>11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4" calcext:value-type="float">
            <text:p>3044</text:p>
          </table:table-cell>
          <table:table-cell table:style-name="ce9" table:formula="of:=EXP(Mean+ stdDev * COM.MICROSOFT.NORM.INV(RAND();0;1))" office:value-type="percentage" office:value="0.236399426904346" calcext:value-type="percentage">
            <text:p>23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 table:style-name="ce9" table:formula="of:=EXP(Mean+ stdDev * COM.MICROSOFT.NORM.INV(RAND();0;1))" office:value-type="percentage" office:value="0.144321987505121" calcext:value-type="percentage">
            <text:p>14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table:style-name="ce9" table:formula="of:=EXP(Mean+ stdDev * COM.MICROSOFT.NORM.INV(RAND();0;1))" office:value-type="percentage" office:value="0.182457967178177" calcext:value-type="percentage">
            <text:p>1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7" calcext:value-type="float">
            <text:p>3047</text:p>
          </table:table-cell>
          <table:table-cell table:style-name="ce9" table:formula="of:=EXP(Mean+ stdDev * COM.MICROSOFT.NORM.INV(RAND();0;1))" office:value-type="percentage" office:value="0.148665323591891" calcext:value-type="percentage">
            <text:p>14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8" calcext:value-type="float">
            <text:p>3048</text:p>
          </table:table-cell>
          <table:table-cell table:style-name="ce9" table:formula="of:=EXP(Mean+ stdDev * COM.MICROSOFT.NORM.INV(RAND();0;1))" office:value-type="percentage" office:value="0.201987081421952" calcext:value-type="percentage">
            <text:p>20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9" calcext:value-type="float">
            <text:p>3049</text:p>
          </table:table-cell>
          <table:table-cell table:style-name="ce9" table:formula="of:=EXP(Mean+ stdDev * COM.MICROSOFT.NORM.INV(RAND();0;1))" office:value-type="percentage" office:value="0.0841545183686924" calcext:value-type="percentage">
            <text:p>8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table:style-name="ce9" table:formula="of:=EXP(Mean+ stdDev * COM.MICROSOFT.NORM.INV(RAND();0;1))" office:value-type="percentage" office:value="0.097107324522406" calcext:value-type="percentage">
            <text:p>9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table:style-name="ce9" table:formula="of:=EXP(Mean+ stdDev * COM.MICROSOFT.NORM.INV(RAND();0;1))" office:value-type="percentage" office:value="0.0967968188790994" calcext:value-type="percentage">
            <text:p>9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2" calcext:value-type="float">
            <text:p>3052</text:p>
          </table:table-cell>
          <table:table-cell table:style-name="ce9" table:formula="of:=EXP(Mean+ stdDev * COM.MICROSOFT.NORM.INV(RAND();0;1))" office:value-type="percentage" office:value="0.116138604015647" calcext:value-type="percentage">
            <text:p>11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table:style-name="ce9" table:formula="of:=EXP(Mean+ stdDev * COM.MICROSOFT.NORM.INV(RAND();0;1))" office:value-type="percentage" office:value="0.126255031854801" calcext:value-type="percentage">
            <text:p>1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4" calcext:value-type="float">
            <text:p>3054</text:p>
          </table:table-cell>
          <table:table-cell table:style-name="ce9" table:formula="of:=EXP(Mean+ stdDev * COM.MICROSOFT.NORM.INV(RAND();0;1))" office:value-type="percentage" office:value="0.127683785910516" calcext:value-type="percentage">
            <text:p>12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5" calcext:value-type="float">
            <text:p>3055</text:p>
          </table:table-cell>
          <table:table-cell table:style-name="ce9" table:formula="of:=EXP(Mean+ stdDev * COM.MICROSOFT.NORM.INV(RAND();0;1))" office:value-type="percentage" office:value="0.101751678609996" calcext:value-type="percentage">
            <text:p>1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6" calcext:value-type="float">
            <text:p>3056</text:p>
          </table:table-cell>
          <table:table-cell table:style-name="ce9" table:formula="of:=EXP(Mean+ stdDev * COM.MICROSOFT.NORM.INV(RAND();0;1))" office:value-type="percentage" office:value="0.122830814644859" calcext:value-type="percentage">
            <text:p>12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table:style-name="ce9" table:formula="of:=EXP(Mean+ stdDev * COM.MICROSOFT.NORM.INV(RAND();0;1))" office:value-type="percentage" office:value="0.106687970792972" calcext:value-type="percentage">
            <text:p>1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8" calcext:value-type="float">
            <text:p>3058</text:p>
          </table:table-cell>
          <table:table-cell table:style-name="ce9" table:formula="of:=EXP(Mean+ stdDev * COM.MICROSOFT.NORM.INV(RAND();0;1))" office:value-type="percentage" office:value="0.183323734006281" calcext:value-type="percentage">
            <text:p>1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9" calcext:value-type="float">
            <text:p>3059</text:p>
          </table:table-cell>
          <table:table-cell table:style-name="ce9" table:formula="of:=EXP(Mean+ stdDev * COM.MICROSOFT.NORM.INV(RAND();0;1))" office:value-type="percentage" office:value="0.0692101118349008" calcext:value-type="percentage">
            <text:p>6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0" calcext:value-type="float">
            <text:p>3060</text:p>
          </table:table-cell>
          <table:table-cell table:style-name="ce9" table:formula="of:=EXP(Mean+ stdDev * COM.MICROSOFT.NORM.INV(RAND();0;1))" office:value-type="percentage" office:value="0.0937254585883876" calcext:value-type="percentage">
            <text:p>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1" calcext:value-type="float">
            <text:p>3061</text:p>
          </table:table-cell>
          <table:table-cell table:style-name="ce9" table:formula="of:=EXP(Mean+ stdDev * COM.MICROSOFT.NORM.INV(RAND();0;1))" office:value-type="percentage" office:value="0.0792552231629164" calcext:value-type="percentage">
            <text:p>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2" calcext:value-type="float">
            <text:p>3062</text:p>
          </table:table-cell>
          <table:table-cell table:style-name="ce9" table:formula="of:=EXP(Mean+ stdDev * COM.MICROSOFT.NORM.INV(RAND();0;1))" office:value-type="percentage" office:value="0.088968812421411" calcext:value-type="percentage">
            <text:p>8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3" calcext:value-type="float">
            <text:p>3063</text:p>
          </table:table-cell>
          <table:table-cell table:style-name="ce9" table:formula="of:=EXP(Mean+ stdDev * COM.MICROSOFT.NORM.INV(RAND();0;1))" office:value-type="percentage" office:value="0.22945486650712" calcext:value-type="percentage">
            <text:p>22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4" calcext:value-type="float">
            <text:p>3064</text:p>
          </table:table-cell>
          <table:table-cell table:style-name="ce9" table:formula="of:=EXP(Mean+ stdDev * COM.MICROSOFT.NORM.INV(RAND();0;1))" office:value-type="percentage" office:value="0.0625873153257318" calcext:value-type="percentage">
            <text:p>6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5" calcext:value-type="float">
            <text:p>3065</text:p>
          </table:table-cell>
          <table:table-cell table:style-name="ce9" table:formula="of:=EXP(Mean+ stdDev * COM.MICROSOFT.NORM.INV(RAND();0;1))" office:value-type="percentage" office:value="0.119879434347613" calcext:value-type="percentage">
            <text:p>1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6" calcext:value-type="float">
            <text:p>3066</text:p>
          </table:table-cell>
          <table:table-cell table:style-name="ce9" table:formula="of:=EXP(Mean+ stdDev * COM.MICROSOFT.NORM.INV(RAND();0;1))" office:value-type="percentage" office:value="0.147924389209953" calcext:value-type="percentage">
            <text:p>14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 table:style-name="ce9" table:formula="of:=EXP(Mean+ stdDev * COM.MICROSOFT.NORM.INV(RAND();0;1))" office:value-type="percentage" office:value="0.130990801915351" calcext:value-type="percentage">
            <text:p>13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8" calcext:value-type="float">
            <text:p>3068</text:p>
          </table:table-cell>
          <table:table-cell table:style-name="ce9" table:formula="of:=EXP(Mean+ stdDev * COM.MICROSOFT.NORM.INV(RAND();0;1))" office:value-type="percentage" office:value="0.197525122301329" calcext:value-type="percentage">
            <text:p>1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9" calcext:value-type="float">
            <text:p>3069</text:p>
          </table:table-cell>
          <table:table-cell table:style-name="ce9" table:formula="of:=EXP(Mean+ stdDev * COM.MICROSOFT.NORM.INV(RAND();0;1))" office:value-type="percentage" office:value="0.0865485739520121" calcext:value-type="percentage">
            <text:p>8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table:style-name="ce9" table:formula="of:=EXP(Mean+ stdDev * COM.MICROSOFT.NORM.INV(RAND();0;1))" office:value-type="percentage" office:value="0.205214946605157" calcext:value-type="percentage">
            <text:p>20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1" calcext:value-type="float">
            <text:p>3071</text:p>
          </table:table-cell>
          <table:table-cell table:style-name="ce9" table:formula="of:=EXP(Mean+ stdDev * COM.MICROSOFT.NORM.INV(RAND();0;1))" office:value-type="percentage" office:value="0.11556845172924" calcext:value-type="percentage">
            <text:p>11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table:style-name="ce9" table:formula="of:=EXP(Mean+ stdDev * COM.MICROSOFT.NORM.INV(RAND();0;1))" office:value-type="percentage" office:value="0.249236719799402" calcext:value-type="percentage">
            <text:p>24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3" calcext:value-type="float">
            <text:p>3073</text:p>
          </table:table-cell>
          <table:table-cell table:style-name="ce9" table:formula="of:=EXP(Mean+ stdDev * COM.MICROSOFT.NORM.INV(RAND();0;1))" office:value-type="percentage" office:value="0.155732463956707" calcext:value-type="percentage">
            <text:p>15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4" calcext:value-type="float">
            <text:p>3074</text:p>
          </table:table-cell>
          <table:table-cell table:style-name="ce9" table:formula="of:=EXP(Mean+ stdDev * COM.MICROSOFT.NORM.INV(RAND();0;1))" office:value-type="percentage" office:value="0.137507031692964" calcext:value-type="percentage">
            <text:p>13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table:style-name="ce9" table:formula="of:=EXP(Mean+ stdDev * COM.MICROSOFT.NORM.INV(RAND();0;1))" office:value-type="percentage" office:value="0.0466243376869171" calcext:value-type="percentage">
            <text:p>4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6" calcext:value-type="float">
            <text:p>3076</text:p>
          </table:table-cell>
          <table:table-cell table:style-name="ce9" table:formula="of:=EXP(Mean+ stdDev * COM.MICROSOFT.NORM.INV(RAND();0;1))" office:value-type="percentage" office:value="0.191926994339889" calcext:value-type="percentage">
            <text:p>19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7" calcext:value-type="float">
            <text:p>3077</text:p>
          </table:table-cell>
          <table:table-cell table:style-name="ce9" table:formula="of:=EXP(Mean+ stdDev * COM.MICROSOFT.NORM.INV(RAND();0;1))" office:value-type="percentage" office:value="0.41836407657982" calcext:value-type="percentage">
            <text:p>41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8" calcext:value-type="float">
            <text:p>3078</text:p>
          </table:table-cell>
          <table:table-cell table:style-name="ce9" table:formula="of:=EXP(Mean+ stdDev * COM.MICROSOFT.NORM.INV(RAND();0;1))" office:value-type="percentage" office:value="0.134990489063168" calcext:value-type="percentage">
            <text:p>13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9" calcext:value-type="float">
            <text:p>3079</text:p>
          </table:table-cell>
          <table:table-cell table:style-name="ce9" table:formula="of:=EXP(Mean+ stdDev * COM.MICROSOFT.NORM.INV(RAND();0;1))" office:value-type="percentage" office:value="0.0357946607491045" calcext:value-type="percentage">
            <text:p>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table:style-name="ce9" table:formula="of:=EXP(Mean+ stdDev * COM.MICROSOFT.NORM.INV(RAND();0;1))" office:value-type="percentage" office:value="0.143480168628955" calcext:value-type="percentage">
            <text:p>14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1" calcext:value-type="float">
            <text:p>3081</text:p>
          </table:table-cell>
          <table:table-cell table:style-name="ce9" table:formula="of:=EXP(Mean+ stdDev * COM.MICROSOFT.NORM.INV(RAND();0;1))" office:value-type="percentage" office:value="0.0867293626790818" calcext:value-type="percentage">
            <text:p>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table:style-name="ce9" table:formula="of:=EXP(Mean+ stdDev * COM.MICROSOFT.NORM.INV(RAND();0;1))" office:value-type="percentage" office:value="0.166189123759958" calcext:value-type="percentage">
            <text:p>16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3" calcext:value-type="float">
            <text:p>3083</text:p>
          </table:table-cell>
          <table:table-cell table:style-name="ce9" table:formula="of:=EXP(Mean+ stdDev * COM.MICROSOFT.NORM.INV(RAND();0;1))" office:value-type="percentage" office:value="0.143109582851979" calcext:value-type="percentage">
            <text:p>14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table:style-name="ce9" table:formula="of:=EXP(Mean+ stdDev * COM.MICROSOFT.NORM.INV(RAND();0;1))" office:value-type="percentage" office:value="0.0663017296458325" calcext:value-type="percentage">
            <text:p>6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5" calcext:value-type="float">
            <text:p>3085</text:p>
          </table:table-cell>
          <table:table-cell table:style-name="ce9" table:formula="of:=EXP(Mean+ stdDev * COM.MICROSOFT.NORM.INV(RAND();0;1))" office:value-type="percentage" office:value="0.142228422756556" calcext:value-type="percentage">
            <text:p>14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6" calcext:value-type="float">
            <text:p>3086</text:p>
          </table:table-cell>
          <table:table-cell table:style-name="ce9" table:formula="of:=EXP(Mean+ stdDev * COM.MICROSOFT.NORM.INV(RAND();0;1))" office:value-type="percentage" office:value="0.300057456472746" calcext:value-type="percentage">
            <text:p>30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7" calcext:value-type="float">
            <text:p>3087</text:p>
          </table:table-cell>
          <table:table-cell table:style-name="ce9" table:formula="of:=EXP(Mean+ stdDev * COM.MICROSOFT.NORM.INV(RAND();0;1))" office:value-type="percentage" office:value="0.173453221111178" calcext:value-type="percentage">
            <text:p>17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8" calcext:value-type="float">
            <text:p>3088</text:p>
          </table:table-cell>
          <table:table-cell table:style-name="ce9" table:formula="of:=EXP(Mean+ stdDev * COM.MICROSOFT.NORM.INV(RAND();0;1))" office:value-type="percentage" office:value="0.240072022259792" calcext:value-type="percentage">
            <text:p>2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 table:style-name="ce9" table:formula="of:=EXP(Mean+ stdDev * COM.MICROSOFT.NORM.INV(RAND();0;1))" office:value-type="percentage" office:value="0.190939931876937" calcext:value-type="percentage">
            <text:p>19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table:style-name="ce9" table:formula="of:=EXP(Mean+ stdDev * COM.MICROSOFT.NORM.INV(RAND();0;1))" office:value-type="percentage" office:value="0.121730725374715" calcext:value-type="percentage">
            <text:p>1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1" calcext:value-type="float">
            <text:p>3091</text:p>
          </table:table-cell>
          <table:table-cell table:style-name="ce9" table:formula="of:=EXP(Mean+ stdDev * COM.MICROSOFT.NORM.INV(RAND();0;1))" office:value-type="percentage" office:value="0.198733576293021" calcext:value-type="percentage">
            <text:p>1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2" calcext:value-type="float">
            <text:p>3092</text:p>
          </table:table-cell>
          <table:table-cell table:style-name="ce9" table:formula="of:=EXP(Mean+ stdDev * COM.MICROSOFT.NORM.INV(RAND();0;1))" office:value-type="percentage" office:value="0.153488498459914" calcext:value-type="percentage">
            <text:p>15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table:style-name="ce9" table:formula="of:=EXP(Mean+ stdDev * COM.MICROSOFT.NORM.INV(RAND();0;1))" office:value-type="percentage" office:value="0.084118124378666" calcext:value-type="percentage">
            <text:p>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table:style-name="ce9" table:formula="of:=EXP(Mean+ stdDev * COM.MICROSOFT.NORM.INV(RAND();0;1))" office:value-type="percentage" office:value="0.201921391827624" calcext:value-type="percentage">
            <text:p>20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5" calcext:value-type="float">
            <text:p>3095</text:p>
          </table:table-cell>
          <table:table-cell table:style-name="ce9" table:formula="of:=EXP(Mean+ stdDev * COM.MICROSOFT.NORM.INV(RAND();0;1))" office:value-type="percentage" office:value="0.0514262314005505" calcext:value-type="percentage">
            <text:p>5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6" calcext:value-type="float">
            <text:p>3096</text:p>
          </table:table-cell>
          <table:table-cell table:style-name="ce9" table:formula="of:=EXP(Mean+ stdDev * COM.MICROSOFT.NORM.INV(RAND();0;1))" office:value-type="percentage" office:value="0.134241845646673" calcext:value-type="percentage">
            <text:p>13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7" calcext:value-type="float">
            <text:p>3097</text:p>
          </table:table-cell>
          <table:table-cell table:style-name="ce9" table:formula="of:=EXP(Mean+ stdDev * COM.MICROSOFT.NORM.INV(RAND();0;1))" office:value-type="percentage" office:value="0.162326053035141" calcext:value-type="percentage">
            <text:p>16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8" calcext:value-type="float">
            <text:p>3098</text:p>
          </table:table-cell>
          <table:table-cell table:style-name="ce9" table:formula="of:=EXP(Mean+ stdDev * COM.MICROSOFT.NORM.INV(RAND();0;1))" office:value-type="percentage" office:value="0.127363935754399" calcext:value-type="percentage">
            <text:p>12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9" calcext:value-type="float">
            <text:p>3099</text:p>
          </table:table-cell>
          <table:table-cell table:style-name="ce9" table:formula="of:=EXP(Mean+ stdDev * COM.MICROSOFT.NORM.INV(RAND();0;1))" office:value-type="percentage" office:value="0.192670444750195" calcext:value-type="percentage">
            <text:p>19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table:style-name="ce9" table:formula="of:=EXP(Mean+ stdDev * COM.MICROSOFT.NORM.INV(RAND();0;1))" office:value-type="percentage" office:value="0.122638773995207" calcext:value-type="percentage">
            <text:p>12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table:style-name="ce9" table:formula="of:=EXP(Mean+ stdDev * COM.MICROSOFT.NORM.INV(RAND();0;1))" office:value-type="percentage" office:value="0.190426415903939" calcext:value-type="percentage">
            <text:p>19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table:style-name="ce9" table:formula="of:=EXP(Mean+ stdDev * COM.MICROSOFT.NORM.INV(RAND();0;1))" office:value-type="percentage" office:value="0.125925409313085" calcext:value-type="percentage">
            <text:p>12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3" calcext:value-type="float">
            <text:p>3103</text:p>
          </table:table-cell>
          <table:table-cell table:style-name="ce9" table:formula="of:=EXP(Mean+ stdDev * COM.MICROSOFT.NORM.INV(RAND();0;1))" office:value-type="percentage" office:value="0.0557245659596602" calcext:value-type="percentage">
            <text:p>5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4" calcext:value-type="float">
            <text:p>3104</text:p>
          </table:table-cell>
          <table:table-cell table:style-name="ce9" table:formula="of:=EXP(Mean+ stdDev * COM.MICROSOFT.NORM.INV(RAND();0;1))" office:value-type="percentage" office:value="0.0864524227317212" calcext:value-type="percentage">
            <text:p>8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5" calcext:value-type="float">
            <text:p>3105</text:p>
          </table:table-cell>
          <table:table-cell table:style-name="ce9" table:formula="of:=EXP(Mean+ stdDev * COM.MICROSOFT.NORM.INV(RAND();0;1))" office:value-type="percentage" office:value="0.157996006391673" calcext:value-type="percentage">
            <text:p>1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table:style-name="ce9" table:formula="of:=EXP(Mean+ stdDev * COM.MICROSOFT.NORM.INV(RAND();0;1))" office:value-type="percentage" office:value="0.206627484353199" calcext:value-type="percentage">
            <text:p>20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7" calcext:value-type="float">
            <text:p>3107</text:p>
          </table:table-cell>
          <table:table-cell table:style-name="ce9" table:formula="of:=EXP(Mean+ stdDev * COM.MICROSOFT.NORM.INV(RAND();0;1))" office:value-type="percentage" office:value="0.204046599030039" calcext:value-type="percentage">
            <text:p>20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table:style-name="ce9" table:formula="of:=EXP(Mean+ stdDev * COM.MICROSOFT.NORM.INV(RAND();0;1))" office:value-type="percentage" office:value="0.0936121748633664" calcext:value-type="percentage">
            <text:p>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9" calcext:value-type="float">
            <text:p>3109</text:p>
          </table:table-cell>
          <table:table-cell table:style-name="ce9" table:formula="of:=EXP(Mean+ stdDev * COM.MICROSOFT.NORM.INV(RAND();0;1))" office:value-type="percentage" office:value="0.180076592623202" calcext:value-type="percentage">
            <text:p>18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table:style-name="ce9" table:formula="of:=EXP(Mean+ stdDev * COM.MICROSOFT.NORM.INV(RAND();0;1))" office:value-type="percentage" office:value="0.243908030903918" calcext:value-type="percentage">
            <text:p>24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table:style-name="ce9" table:formula="of:=EXP(Mean+ stdDev * COM.MICROSOFT.NORM.INV(RAND();0;1))" office:value-type="percentage" office:value="0.228019770503776" calcext:value-type="percentage">
            <text:p>22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table:style-name="ce9" table:formula="of:=EXP(Mean+ stdDev * COM.MICROSOFT.NORM.INV(RAND();0;1))" office:value-type="percentage" office:value="0.114299897782174" calcext:value-type="percentage">
            <text:p>11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table:style-name="ce9" table:formula="of:=EXP(Mean+ stdDev * COM.MICROSOFT.NORM.INV(RAND();0;1))" office:value-type="percentage" office:value="0.139942088078355" calcext:value-type="percentage">
            <text:p>1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table:style-name="ce9" table:formula="of:=EXP(Mean+ stdDev * COM.MICROSOFT.NORM.INV(RAND();0;1))" office:value-type="percentage" office:value="0.0891895230192444" calcext:value-type="percentage">
            <text:p>8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table:style-name="ce9" table:formula="of:=EXP(Mean+ stdDev * COM.MICROSOFT.NORM.INV(RAND();0;1))" office:value-type="percentage" office:value="0.169627912078594" calcext:value-type="percentage">
            <text:p>16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table:style-name="ce9" table:formula="of:=EXP(Mean+ stdDev * COM.MICROSOFT.NORM.INV(RAND();0;1))" office:value-type="percentage" office:value="0.166946239997404" calcext:value-type="percentage">
            <text:p>16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table:style-name="ce9" table:formula="of:=EXP(Mean+ stdDev * COM.MICROSOFT.NORM.INV(RAND();0;1))" office:value-type="percentage" office:value="0.112715545209663" calcext:value-type="percentage">
            <text:p>11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table:style-name="ce9" table:formula="of:=EXP(Mean+ stdDev * COM.MICROSOFT.NORM.INV(RAND();0;1))" office:value-type="percentage" office:value="0.0544610568818558" calcext:value-type="percentage">
            <text:p>5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table:style-name="ce9" table:formula="of:=EXP(Mean+ stdDev * COM.MICROSOFT.NORM.INV(RAND();0;1))" office:value-type="percentage" office:value="0.138056889556083" calcext:value-type="percentage">
            <text:p>1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table:style-name="ce9" table:formula="of:=EXP(Mean+ stdDev * COM.MICROSOFT.NORM.INV(RAND();0;1))" office:value-type="percentage" office:value="0.135766096813333" calcext:value-type="percentage">
            <text:p>1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table:style-name="ce9" table:formula="of:=EXP(Mean+ stdDev * COM.MICROSOFT.NORM.INV(RAND();0;1))" office:value-type="percentage" office:value="0.0979635950252082" calcext:value-type="percentage">
            <text:p>9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table:style-name="ce9" table:formula="of:=EXP(Mean+ stdDev * COM.MICROSOFT.NORM.INV(RAND();0;1))" office:value-type="percentage" office:value="0.0997192068821333" calcext:value-type="percentage">
            <text:p>9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3" calcext:value-type="float">
            <text:p>3123</text:p>
          </table:table-cell>
          <table:table-cell table:style-name="ce9" table:formula="of:=EXP(Mean+ stdDev * COM.MICROSOFT.NORM.INV(RAND();0;1))" office:value-type="percentage" office:value="0.0537437368917976" calcext:value-type="percentage">
            <text:p>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table:style-name="ce9" table:formula="of:=EXP(Mean+ stdDev * COM.MICROSOFT.NORM.INV(RAND();0;1))" office:value-type="percentage" office:value="0.205840148426737" calcext:value-type="percentage">
            <text:p>20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9" table:formula="of:=EXP(Mean+ stdDev * COM.MICROSOFT.NORM.INV(RAND();0;1))" office:value-type="percentage" office:value="0.234865515499245" calcext:value-type="percentage">
            <text:p>23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6" calcext:value-type="float">
            <text:p>3126</text:p>
          </table:table-cell>
          <table:table-cell table:style-name="ce9" table:formula="of:=EXP(Mean+ stdDev * COM.MICROSOFT.NORM.INV(RAND();0;1))" office:value-type="percentage" office:value="0.128808454382252" calcext:value-type="percentage">
            <text:p>12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7" calcext:value-type="float">
            <text:p>3127</text:p>
          </table:table-cell>
          <table:table-cell table:style-name="ce9" table:formula="of:=EXP(Mean+ stdDev * COM.MICROSOFT.NORM.INV(RAND();0;1))" office:value-type="percentage" office:value="0.198997293054992" calcext:value-type="percentage">
            <text:p>19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8" calcext:value-type="float">
            <text:p>3128</text:p>
          </table:table-cell>
          <table:table-cell table:style-name="ce9" table:formula="of:=EXP(Mean+ stdDev * COM.MICROSOFT.NORM.INV(RAND();0;1))" office:value-type="percentage" office:value="0.285016943678018" calcext:value-type="percentage">
            <text:p>28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table:style-name="ce9" table:formula="of:=EXP(Mean+ stdDev * COM.MICROSOFT.NORM.INV(RAND();0;1))" office:value-type="percentage" office:value="0.267073575748292" calcext:value-type="percentage">
            <text:p>26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 table:style-name="ce9" table:formula="of:=EXP(Mean+ stdDev * COM.MICROSOFT.NORM.INV(RAND();0;1))" office:value-type="percentage" office:value="0.244489404425608" calcext:value-type="percentage">
            <text:p>24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1" calcext:value-type="float">
            <text:p>3131</text:p>
          </table:table-cell>
          <table:table-cell table:style-name="ce9" table:formula="of:=EXP(Mean+ stdDev * COM.MICROSOFT.NORM.INV(RAND();0;1))" office:value-type="percentage" office:value="0.0785606888623435" calcext:value-type="percentage">
            <text:p>7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 table:style-name="ce9" table:formula="of:=EXP(Mean+ stdDev * COM.MICROSOFT.NORM.INV(RAND();0;1))" office:value-type="percentage" office:value="0.260257475688495" calcext:value-type="percentage">
            <text:p>2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 table:style-name="ce9" table:formula="of:=EXP(Mean+ stdDev * COM.MICROSOFT.NORM.INV(RAND();0;1))" office:value-type="percentage" office:value="0.172420499396144" calcext:value-type="percentage">
            <text:p>17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 table:style-name="ce9" table:formula="of:=EXP(Mean+ stdDev * COM.MICROSOFT.NORM.INV(RAND();0;1))" office:value-type="percentage" office:value="0.148308854399951" calcext:value-type="percentage">
            <text:p>14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5" calcext:value-type="float">
            <text:p>3135</text:p>
          </table:table-cell>
          <table:table-cell table:style-name="ce9" table:formula="of:=EXP(Mean+ stdDev * COM.MICROSOFT.NORM.INV(RAND();0;1))" office:value-type="percentage" office:value="0.0725386968373515" calcext:value-type="percentage">
            <text:p>7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table:style-name="ce9" table:formula="of:=EXP(Mean+ stdDev * COM.MICROSOFT.NORM.INV(RAND();0;1))" office:value-type="percentage" office:value="0.0846234823582121" calcext:value-type="percentage">
            <text:p>8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7" calcext:value-type="float">
            <text:p>3137</text:p>
          </table:table-cell>
          <table:table-cell table:style-name="ce9" table:formula="of:=EXP(Mean+ stdDev * COM.MICROSOFT.NORM.INV(RAND();0;1))" office:value-type="percentage" office:value="0.171753913033778" calcext:value-type="percentage">
            <text:p>1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table:style-name="ce9" table:formula="of:=EXP(Mean+ stdDev * COM.MICROSOFT.NORM.INV(RAND();0;1))" office:value-type="percentage" office:value="0.0500395925542332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9" calcext:value-type="float">
            <text:p>3139</text:p>
          </table:table-cell>
          <table:table-cell table:style-name="ce9" table:formula="of:=EXP(Mean+ stdDev * COM.MICROSOFT.NORM.INV(RAND();0;1))" office:value-type="percentage" office:value="0.181575454663664" calcext:value-type="percentage">
            <text:p>18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 table:style-name="ce9" table:formula="of:=EXP(Mean+ stdDev * COM.MICROSOFT.NORM.INV(RAND();0;1))" office:value-type="percentage" office:value="0.0996785832947994" calcext:value-type="percentage">
            <text:p>9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table:style-name="ce9" table:formula="of:=EXP(Mean+ stdDev * COM.MICROSOFT.NORM.INV(RAND();0;1))" office:value-type="percentage" office:value="0.0833791592834319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2" calcext:value-type="float">
            <text:p>3142</text:p>
          </table:table-cell>
          <table:table-cell table:style-name="ce9" table:formula="of:=EXP(Mean+ stdDev * COM.MICROSOFT.NORM.INV(RAND();0;1))" office:value-type="percentage" office:value="0.136866585706709" calcext:value-type="percentage">
            <text:p>1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table:style-name="ce9" table:formula="of:=EXP(Mean+ stdDev * COM.MICROSOFT.NORM.INV(RAND();0;1))" office:value-type="percentage" office:value="0.0851448681929635" calcext:value-type="percentage">
            <text:p>8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 table:style-name="ce9" table:formula="of:=EXP(Mean+ stdDev * COM.MICROSOFT.NORM.INV(RAND();0;1))" office:value-type="percentage" office:value="0.101768073153014" calcext:value-type="percentage">
            <text:p>1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5" calcext:value-type="float">
            <text:p>3145</text:p>
          </table:table-cell>
          <table:table-cell table:style-name="ce9" table:formula="of:=EXP(Mean+ stdDev * COM.MICROSOFT.NORM.INV(RAND();0;1))" office:value-type="percentage" office:value="0.146400997560589" calcext:value-type="percentage">
            <text:p>1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6" calcext:value-type="float">
            <text:p>3146</text:p>
          </table:table-cell>
          <table:table-cell table:style-name="ce9" table:formula="of:=EXP(Mean+ stdDev * COM.MICROSOFT.NORM.INV(RAND();0;1))" office:value-type="percentage" office:value="0.119029076508046" calcext:value-type="percentage">
            <text:p>11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7" calcext:value-type="float">
            <text:p>3147</text:p>
          </table:table-cell>
          <table:table-cell table:style-name="ce9" table:formula="of:=EXP(Mean+ stdDev * COM.MICROSOFT.NORM.INV(RAND();0;1))" office:value-type="percentage" office:value="0.0556869101085644" calcext:value-type="percentage">
            <text:p>5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table:style-name="ce9" table:formula="of:=EXP(Mean+ stdDev * COM.MICROSOFT.NORM.INV(RAND();0;1))" office:value-type="percentage" office:value="0.198228670118277" calcext:value-type="percentage">
            <text:p>1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table:style-name="ce9" table:formula="of:=EXP(Mean+ stdDev * COM.MICROSOFT.NORM.INV(RAND();0;1))" office:value-type="percentage" office:value="0.0632568122979408" calcext:value-type="percentage">
            <text:p>6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table:style-name="ce9" table:formula="of:=EXP(Mean+ stdDev * COM.MICROSOFT.NORM.INV(RAND();0;1))" office:value-type="percentage" office:value="0.315980215080057" calcext:value-type="percentage">
            <text:p>31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table:style-name="ce9" table:formula="of:=EXP(Mean+ stdDev * COM.MICROSOFT.NORM.INV(RAND();0;1))" office:value-type="percentage" office:value="0.219484445554036" calcext:value-type="percentage">
            <text:p>21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table:style-name="ce9" table:formula="of:=EXP(Mean+ stdDev * COM.MICROSOFT.NORM.INV(RAND();0;1))" office:value-type="percentage" office:value="0.143922964259271" calcext:value-type="percentage">
            <text:p>14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3" calcext:value-type="float">
            <text:p>3153</text:p>
          </table:table-cell>
          <table:table-cell table:style-name="ce9" table:formula="of:=EXP(Mean+ stdDev * COM.MICROSOFT.NORM.INV(RAND();0;1))" office:value-type="percentage" office:value="0.053827024751437" calcext:value-type="percentage">
            <text:p>5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4" calcext:value-type="float">
            <text:p>3154</text:p>
          </table:table-cell>
          <table:table-cell table:style-name="ce9" table:formula="of:=EXP(Mean+ stdDev * COM.MICROSOFT.NORM.INV(RAND();0;1))" office:value-type="percentage" office:value="0.27353962712389" calcext:value-type="percentage">
            <text:p>27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5" calcext:value-type="float">
            <text:p>3155</text:p>
          </table:table-cell>
          <table:table-cell table:style-name="ce9" table:formula="of:=EXP(Mean+ stdDev * COM.MICROSOFT.NORM.INV(RAND();0;1))" office:value-type="percentage" office:value="0.104584874009968" calcext:value-type="percentage">
            <text:p>10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6" calcext:value-type="float">
            <text:p>3156</text:p>
          </table:table-cell>
          <table:table-cell table:style-name="ce9" table:formula="of:=EXP(Mean+ stdDev * COM.MICROSOFT.NORM.INV(RAND();0;1))" office:value-type="percentage" office:value="0.183652011458904" calcext:value-type="percentage">
            <text:p>1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7" calcext:value-type="float">
            <text:p>3157</text:p>
          </table:table-cell>
          <table:table-cell table:style-name="ce9" table:formula="of:=EXP(Mean+ stdDev * COM.MICROSOFT.NORM.INV(RAND();0;1))" office:value-type="percentage" office:value="0.201073410217083" calcext:value-type="percentage">
            <text:p>20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8" calcext:value-type="float">
            <text:p>3158</text:p>
          </table:table-cell>
          <table:table-cell table:style-name="ce9" table:formula="of:=EXP(Mean+ stdDev * COM.MICROSOFT.NORM.INV(RAND();0;1))" office:value-type="percentage" office:value="0.140132370534797" calcext:value-type="percentage">
            <text:p>1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 table:style-name="ce9" table:formula="of:=EXP(Mean+ stdDev * COM.MICROSOFT.NORM.INV(RAND();0;1))" office:value-type="percentage" office:value="0.168451293930764" calcext:value-type="percentage">
            <text:p>16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table:style-name="ce9" table:formula="of:=EXP(Mean+ stdDev * COM.MICROSOFT.NORM.INV(RAND();0;1))" office:value-type="percentage" office:value="0.0754929042121216" calcext:value-type="percentage">
            <text:p>7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table:style-name="ce9" table:formula="of:=EXP(Mean+ stdDev * COM.MICROSOFT.NORM.INV(RAND();0;1))" office:value-type="percentage" office:value="0.160192226209592" calcext:value-type="percentage">
            <text:p>16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table:style-name="ce9" table:formula="of:=EXP(Mean+ stdDev * COM.MICROSOFT.NORM.INV(RAND();0;1))" office:value-type="percentage" office:value="0.140965374362004" calcext:value-type="percentage">
            <text:p>14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3" calcext:value-type="float">
            <text:p>3163</text:p>
          </table:table-cell>
          <table:table-cell table:style-name="ce9" table:formula="of:=EXP(Mean+ stdDev * COM.MICROSOFT.NORM.INV(RAND();0;1))" office:value-type="percentage" office:value="0.0955832703334262" calcext:value-type="percentage">
            <text:p>9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4" calcext:value-type="float">
            <text:p>3164</text:p>
          </table:table-cell>
          <table:table-cell table:style-name="ce9" table:formula="of:=EXP(Mean+ stdDev * COM.MICROSOFT.NORM.INV(RAND();0;1))" office:value-type="percentage" office:value="0.231379365238127" calcext:value-type="percentage">
            <text:p>23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5" calcext:value-type="float">
            <text:p>3165</text:p>
          </table:table-cell>
          <table:table-cell table:style-name="ce9" table:formula="of:=EXP(Mean+ stdDev * COM.MICROSOFT.NORM.INV(RAND();0;1))" office:value-type="percentage" office:value="0.0921211867304737" calcext:value-type="percentage">
            <text:p>9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6" calcext:value-type="float">
            <text:p>3166</text:p>
          </table:table-cell>
          <table:table-cell table:style-name="ce9" table:formula="of:=EXP(Mean+ stdDev * COM.MICROSOFT.NORM.INV(RAND();0;1))" office:value-type="percentage" office:value="0.11682559860156" calcext:value-type="percentage">
            <text:p>11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7" calcext:value-type="float">
            <text:p>3167</text:p>
          </table:table-cell>
          <table:table-cell table:style-name="ce9" table:formula="of:=EXP(Mean+ stdDev * COM.MICROSOFT.NORM.INV(RAND();0;1))" office:value-type="percentage" office:value="0.128135051462865" calcext:value-type="percentage">
            <text:p>12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8" calcext:value-type="float">
            <text:p>3168</text:p>
          </table:table-cell>
          <table:table-cell table:style-name="ce9" table:formula="of:=EXP(Mean+ stdDev * COM.MICROSOFT.NORM.INV(RAND();0;1))" office:value-type="percentage" office:value="0.106121487122578" calcext:value-type="percentage">
            <text:p>1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9" calcext:value-type="float">
            <text:p>3169</text:p>
          </table:table-cell>
          <table:table-cell table:style-name="ce9" table:formula="of:=EXP(Mean+ stdDev * COM.MICROSOFT.NORM.INV(RAND();0;1))" office:value-type="percentage" office:value="0.147282812126377" calcext:value-type="percentage">
            <text:p>14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table:style-name="ce9" table:formula="of:=EXP(Mean+ stdDev * COM.MICROSOFT.NORM.INV(RAND();0;1))" office:value-type="percentage" office:value="0.292039129405105" calcext:value-type="percentage">
            <text:p>29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1" calcext:value-type="float">
            <text:p>3171</text:p>
          </table:table-cell>
          <table:table-cell table:style-name="ce9" table:formula="of:=EXP(Mean+ stdDev * COM.MICROSOFT.NORM.INV(RAND();0;1))" office:value-type="percentage" office:value="0.0601747417990993" calcext:value-type="percentage">
            <text:p>6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 table:style-name="ce9" table:formula="of:=EXP(Mean+ stdDev * COM.MICROSOFT.NORM.INV(RAND();0;1))" office:value-type="percentage" office:value="0.257159927385763" calcext:value-type="percentage">
            <text:p>25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table:style-name="ce9" table:formula="of:=EXP(Mean+ stdDev * COM.MICROSOFT.NORM.INV(RAND();0;1))" office:value-type="percentage" office:value="0.0720299119013239" calcext:value-type="percentage">
            <text:p>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4" calcext:value-type="float">
            <text:p>3174</text:p>
          </table:table-cell>
          <table:table-cell table:style-name="ce9" table:formula="of:=EXP(Mean+ stdDev * COM.MICROSOFT.NORM.INV(RAND();0;1))" office:value-type="percentage" office:value="0.0799422127977551" calcext:value-type="percentage">
            <text:p>7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table:style-name="ce9" table:formula="of:=EXP(Mean+ stdDev * COM.MICROSOFT.NORM.INV(RAND();0;1))" office:value-type="percentage" office:value="0.165243327593766" calcext:value-type="percentage">
            <text:p>16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6" calcext:value-type="float">
            <text:p>3176</text:p>
          </table:table-cell>
          <table:table-cell table:style-name="ce9" table:formula="of:=EXP(Mean+ stdDev * COM.MICROSOFT.NORM.INV(RAND();0;1))" office:value-type="percentage" office:value="0.190464328082277" calcext:value-type="percentage">
            <text:p>1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7" calcext:value-type="float">
            <text:p>3177</text:p>
          </table:table-cell>
          <table:table-cell table:style-name="ce9" table:formula="of:=EXP(Mean+ stdDev * COM.MICROSOFT.NORM.INV(RAND();0;1))" office:value-type="percentage" office:value="0.0909927908110173" calcext:value-type="percentage">
            <text:p>9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8" calcext:value-type="float">
            <text:p>3178</text:p>
          </table:table-cell>
          <table:table-cell table:style-name="ce9" table:formula="of:=EXP(Mean+ stdDev * COM.MICROSOFT.NORM.INV(RAND();0;1))" office:value-type="percentage" office:value="0.135208988630296" calcext:value-type="percentage">
            <text:p>13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9" calcext:value-type="float">
            <text:p>3179</text:p>
          </table:table-cell>
          <table:table-cell table:style-name="ce9" table:formula="of:=EXP(Mean+ stdDev * COM.MICROSOFT.NORM.INV(RAND();0;1))" office:value-type="percentage" office:value="0.0676885545427504" calcext:value-type="percentage">
            <text:p>6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 table:style-name="ce9" table:formula="of:=EXP(Mean+ stdDev * COM.MICROSOFT.NORM.INV(RAND();0;1))" office:value-type="percentage" office:value="0.0885609963982159" calcext:value-type="percentage">
            <text:p>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table:style-name="ce9" table:formula="of:=EXP(Mean+ stdDev * COM.MICROSOFT.NORM.INV(RAND();0;1))" office:value-type="percentage" office:value="0.176552896085609" calcext:value-type="percentage">
            <text:p>17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2" calcext:value-type="float">
            <text:p>3182</text:p>
          </table:table-cell>
          <table:table-cell table:style-name="ce9" table:formula="of:=EXP(Mean+ stdDev * COM.MICROSOFT.NORM.INV(RAND();0;1))" office:value-type="percentage" office:value="0.236976560317114" calcext:value-type="percentage">
            <text:p>23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3" calcext:value-type="float">
            <text:p>3183</text:p>
          </table:table-cell>
          <table:table-cell table:style-name="ce9" table:formula="of:=EXP(Mean+ stdDev * COM.MICROSOFT.NORM.INV(RAND();0;1))" office:value-type="percentage" office:value="0.0250269363589022" calcext:value-type="percentage">
            <text:p>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4" calcext:value-type="float">
            <text:p>3184</text:p>
          </table:table-cell>
          <table:table-cell table:style-name="ce9" table:formula="of:=EXP(Mean+ stdDev * COM.MICROSOFT.NORM.INV(RAND();0;1))" office:value-type="percentage" office:value="0.0634226332445909" calcext:value-type="percentage">
            <text:p>6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table:style-name="ce9" table:formula="of:=EXP(Mean+ stdDev * COM.MICROSOFT.NORM.INV(RAND();0;1))" office:value-type="percentage" office:value="0.16613693637525" calcext:value-type="percentage">
            <text:p>16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6" calcext:value-type="float">
            <text:p>3186</text:p>
          </table:table-cell>
          <table:table-cell table:style-name="ce9" table:formula="of:=EXP(Mean+ stdDev * COM.MICROSOFT.NORM.INV(RAND();0;1))" office:value-type="percentage" office:value="0.116031422687499" calcext:value-type="percentage">
            <text:p>11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 table:style-name="ce9" table:formula="of:=EXP(Mean+ stdDev * COM.MICROSOFT.NORM.INV(RAND();0;1))" office:value-type="percentage" office:value="0.164608139172325" calcext:value-type="percentage">
            <text:p>1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8" calcext:value-type="float">
            <text:p>3188</text:p>
          </table:table-cell>
          <table:table-cell table:style-name="ce9" table:formula="of:=EXP(Mean+ stdDev * COM.MICROSOFT.NORM.INV(RAND();0;1))" office:value-type="percentage" office:value="0.115399396130506" calcext:value-type="percentage">
            <text:p>11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9" calcext:value-type="float">
            <text:p>3189</text:p>
          </table:table-cell>
          <table:table-cell table:style-name="ce9" table:formula="of:=EXP(Mean+ stdDev * COM.MICROSOFT.NORM.INV(RAND();0;1))" office:value-type="percentage" office:value="0.10584435430103" calcext:value-type="percentage">
            <text:p>10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table:style-name="ce9" table:formula="of:=EXP(Mean+ stdDev * COM.MICROSOFT.NORM.INV(RAND();0;1))" office:value-type="percentage" office:value="0.128192948927124" calcext:value-type="percentage">
            <text:p>12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1" calcext:value-type="float">
            <text:p>3191</text:p>
          </table:table-cell>
          <table:table-cell table:style-name="ce9" table:formula="of:=EXP(Mean+ stdDev * COM.MICROSOFT.NORM.INV(RAND();0;1))" office:value-type="percentage" office:value="0.116874983260654" calcext:value-type="percentage">
            <text:p>1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2" calcext:value-type="float">
            <text:p>3192</text:p>
          </table:table-cell>
          <table:table-cell table:style-name="ce9" table:formula="of:=EXP(Mean+ stdDev * COM.MICROSOFT.NORM.INV(RAND();0;1))" office:value-type="percentage" office:value="0.0998410639840142" calcext:value-type="percentage">
            <text:p>9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3" calcext:value-type="float">
            <text:p>3193</text:p>
          </table:table-cell>
          <table:table-cell table:style-name="ce9" table:formula="of:=EXP(Mean+ stdDev * COM.MICROSOFT.NORM.INV(RAND();0;1))" office:value-type="percentage" office:value="0.134848539609952" calcext:value-type="percentage">
            <text:p>13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4" calcext:value-type="float">
            <text:p>3194</text:p>
          </table:table-cell>
          <table:table-cell table:style-name="ce9" table:formula="of:=EXP(Mean+ stdDev * COM.MICROSOFT.NORM.INV(RAND();0;1))" office:value-type="percentage" office:value="0.0380458747037064" calcext:value-type="percentage">
            <text:p>3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 table:style-name="ce9" table:formula="of:=EXP(Mean+ stdDev * COM.MICROSOFT.NORM.INV(RAND();0;1))" office:value-type="percentage" office:value="0.0932645775915449" calcext:value-type="percentage">
            <text:p>9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table:style-name="ce9" table:formula="of:=EXP(Mean+ stdDev * COM.MICROSOFT.NORM.INV(RAND();0;1))" office:value-type="percentage" office:value="0.0810285776238013" calcext:value-type="percentage">
            <text:p>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7" calcext:value-type="float">
            <text:p>3197</text:p>
          </table:table-cell>
          <table:table-cell table:style-name="ce9" table:formula="of:=EXP(Mean+ stdDev * COM.MICROSOFT.NORM.INV(RAND();0;1))" office:value-type="percentage" office:value="0.0816891879704583" calcext:value-type="percentage">
            <text:p>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8" calcext:value-type="float">
            <text:p>3198</text:p>
          </table:table-cell>
          <table:table-cell table:style-name="ce9" table:formula="of:=EXP(Mean+ stdDev * COM.MICROSOFT.NORM.INV(RAND();0;1))" office:value-type="percentage" office:value="0.162549069252948" calcext:value-type="percentage">
            <text:p>16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 table:style-name="ce9" table:formula="of:=EXP(Mean+ stdDev * COM.MICROSOFT.NORM.INV(RAND();0;1))" office:value-type="percentage" office:value="0.0706989308769247" calcext:value-type="percentage">
            <text:p>7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style-name="ce9" table:formula="of:=EXP(Mean+ stdDev * COM.MICROSOFT.NORM.INV(RAND();0;1))" office:value-type="percentage" office:value="0.0757613409004214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table:style-name="ce9" table:formula="of:=EXP(Mean+ stdDev * COM.MICROSOFT.NORM.INV(RAND();0;1))" office:value-type="percentage" office:value="0.1309797680512" calcext:value-type="percentage">
            <text:p>13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2" calcext:value-type="float">
            <text:p>3202</text:p>
          </table:table-cell>
          <table:table-cell table:style-name="ce9" table:formula="of:=EXP(Mean+ stdDev * COM.MICROSOFT.NORM.INV(RAND();0;1))" office:value-type="percentage" office:value="0.139556103130456" calcext:value-type="percentage">
            <text:p>13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3" calcext:value-type="float">
            <text:p>3203</text:p>
          </table:table-cell>
          <table:table-cell table:style-name="ce9" table:formula="of:=EXP(Mean+ stdDev * COM.MICROSOFT.NORM.INV(RAND();0;1))" office:value-type="percentage" office:value="0.148429929120615" calcext:value-type="percentage">
            <text:p>14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table:style-name="ce9" table:formula="of:=EXP(Mean+ stdDev * COM.MICROSOFT.NORM.INV(RAND();0;1))" office:value-type="percentage" office:value="0.097802922753577" calcext:value-type="percentage">
            <text:p>9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table:style-name="ce9" table:formula="of:=EXP(Mean+ stdDev * COM.MICROSOFT.NORM.INV(RAND();0;1))" office:value-type="percentage" office:value="0.107708390846427" calcext:value-type="percentage">
            <text:p>10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6" calcext:value-type="float">
            <text:p>3206</text:p>
          </table:table-cell>
          <table:table-cell table:style-name="ce9" table:formula="of:=EXP(Mean+ stdDev * COM.MICROSOFT.NORM.INV(RAND();0;1))" office:value-type="percentage" office:value="0.0923751246599717" calcext:value-type="percentage">
            <text:p>9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7" calcext:value-type="float">
            <text:p>3207</text:p>
          </table:table-cell>
          <table:table-cell table:style-name="ce9" table:formula="of:=EXP(Mean+ stdDev * COM.MICROSOFT.NORM.INV(RAND();0;1))" office:value-type="percentage" office:value="0.111099863394736" calcext:value-type="percentage">
            <text:p>1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table:style-name="ce9" table:formula="of:=EXP(Mean+ stdDev * COM.MICROSOFT.NORM.INV(RAND();0;1))" office:value-type="percentage" office:value="0.126602390027976" calcext:value-type="percentage">
            <text:p>1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9" calcext:value-type="float">
            <text:p>3209</text:p>
          </table:table-cell>
          <table:table-cell table:style-name="ce9" table:formula="of:=EXP(Mean+ stdDev * COM.MICROSOFT.NORM.INV(RAND();0;1))" office:value-type="percentage" office:value="0.128951648230265" calcext:value-type="percentage">
            <text:p>12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0" calcext:value-type="float">
            <text:p>3210</text:p>
          </table:table-cell>
          <table:table-cell table:style-name="ce9" table:formula="of:=EXP(Mean+ stdDev * COM.MICROSOFT.NORM.INV(RAND();0;1))" office:value-type="percentage" office:value="0.146024119282495" calcext:value-type="percentage">
            <text:p>14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table:style-name="ce9" table:formula="of:=EXP(Mean+ stdDev * COM.MICROSOFT.NORM.INV(RAND();0;1))" office:value-type="percentage" office:value="0.13217125298557" calcext:value-type="percentage">
            <text:p>1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table:style-name="ce9" table:formula="of:=EXP(Mean+ stdDev * COM.MICROSOFT.NORM.INV(RAND();0;1))" office:value-type="percentage" office:value="0.0991307798947964" calcext:value-type="percentage">
            <text:p>9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table:style-name="ce9" table:formula="of:=EXP(Mean+ stdDev * COM.MICROSOFT.NORM.INV(RAND();0;1))" office:value-type="percentage" office:value="0.220911447480894" calcext:value-type="percentage">
            <text:p>22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4" calcext:value-type="float">
            <text:p>3214</text:p>
          </table:table-cell>
          <table:table-cell table:style-name="ce9" table:formula="of:=EXP(Mean+ stdDev * COM.MICROSOFT.NORM.INV(RAND();0;1))" office:value-type="percentage" office:value="0.0699923570580533" calcext:value-type="percentage">
            <text:p>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table:style-name="ce9" table:formula="of:=EXP(Mean+ stdDev * COM.MICROSOFT.NORM.INV(RAND();0;1))" office:value-type="percentage" office:value="0.10494926742018" calcext:value-type="percentage">
            <text:p>10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6" calcext:value-type="float">
            <text:p>3216</text:p>
          </table:table-cell>
          <table:table-cell table:style-name="ce9" table:formula="of:=EXP(Mean+ stdDev * COM.MICROSOFT.NORM.INV(RAND();0;1))" office:value-type="percentage" office:value="0.213598050654551" calcext:value-type="percentage">
            <text:p>21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7" calcext:value-type="float">
            <text:p>3217</text:p>
          </table:table-cell>
          <table:table-cell table:style-name="ce9" table:formula="of:=EXP(Mean+ stdDev * COM.MICROSOFT.NORM.INV(RAND();0;1))" office:value-type="percentage" office:value="0.0927554545919499" calcext:value-type="percentage">
            <text:p>9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8" calcext:value-type="float">
            <text:p>3218</text:p>
          </table:table-cell>
          <table:table-cell table:style-name="ce9" table:formula="of:=EXP(Mean+ stdDev * COM.MICROSOFT.NORM.INV(RAND();0;1))" office:value-type="percentage" office:value="0.102694569977431" calcext:value-type="percentage">
            <text:p>10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 table:style-name="ce9" table:formula="of:=EXP(Mean+ stdDev * COM.MICROSOFT.NORM.INV(RAND();0;1))" office:value-type="percentage" office:value="0.452160267306268" calcext:value-type="percentage">
            <text:p>45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table:style-name="ce9" table:formula="of:=EXP(Mean+ stdDev * COM.MICROSOFT.NORM.INV(RAND();0;1))" office:value-type="percentage" office:value="0.0934884046437804" calcext:value-type="percentage">
            <text:p>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table:style-name="ce9" table:formula="of:=EXP(Mean+ stdDev * COM.MICROSOFT.NORM.INV(RAND();0;1))" office:value-type="percentage" office:value="0.122945993076217" calcext:value-type="percentage">
            <text:p>12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2" calcext:value-type="float">
            <text:p>3222</text:p>
          </table:table-cell>
          <table:table-cell table:style-name="ce9" table:formula="of:=EXP(Mean+ stdDev * COM.MICROSOFT.NORM.INV(RAND();0;1))" office:value-type="percentage" office:value="0.181867004063079" calcext:value-type="percentage">
            <text:p>1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 table:style-name="ce9" table:formula="of:=EXP(Mean+ stdDev * COM.MICROSOFT.NORM.INV(RAND();0;1))" office:value-type="percentage" office:value="0.0948530633609829" calcext:value-type="percentage">
            <text:p>9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4" calcext:value-type="float">
            <text:p>3224</text:p>
          </table:table-cell>
          <table:table-cell table:style-name="ce9" table:formula="of:=EXP(Mean+ stdDev * COM.MICROSOFT.NORM.INV(RAND();0;1))" office:value-type="percentage" office:value="0.29473851186602" calcext:value-type="percentage">
            <text:p>29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5" calcext:value-type="float">
            <text:p>3225</text:p>
          </table:table-cell>
          <table:table-cell table:style-name="ce9" table:formula="of:=EXP(Mean+ stdDev * COM.MICROSOFT.NORM.INV(RAND();0;1))" office:value-type="percentage" office:value="0.281092591266151" calcext:value-type="percentage">
            <text:p>28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6" calcext:value-type="float">
            <text:p>3226</text:p>
          </table:table-cell>
          <table:table-cell table:style-name="ce9" table:formula="of:=EXP(Mean+ stdDev * COM.MICROSOFT.NORM.INV(RAND();0;1))" office:value-type="percentage" office:value="0.201721002212608" calcext:value-type="percentage">
            <text:p>20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7" calcext:value-type="float">
            <text:p>3227</text:p>
          </table:table-cell>
          <table:table-cell table:style-name="ce9" table:formula="of:=EXP(Mean+ stdDev * COM.MICROSOFT.NORM.INV(RAND();0;1))" office:value-type="percentage" office:value="0.154205883777346" calcext:value-type="percentage">
            <text:p>15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8" calcext:value-type="float">
            <text:p>3228</text:p>
          </table:table-cell>
          <table:table-cell table:style-name="ce9" table:formula="of:=EXP(Mean+ stdDev * COM.MICROSOFT.NORM.INV(RAND();0;1))" office:value-type="percentage" office:value="0.129830746136401" calcext:value-type="percentage">
            <text:p>12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table:style-name="ce9" table:formula="of:=EXP(Mean+ stdDev * COM.MICROSOFT.NORM.INV(RAND();0;1))" office:value-type="percentage" office:value="0.140562330460495" calcext:value-type="percentage">
            <text:p>14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0" calcext:value-type="float">
            <text:p>3230</text:p>
          </table:table-cell>
          <table:table-cell table:style-name="ce9" table:formula="of:=EXP(Mean+ stdDev * COM.MICROSOFT.NORM.INV(RAND();0;1))" office:value-type="percentage" office:value="0.110894626042929" calcext:value-type="percentage">
            <text:p>11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table:style-name="ce9" table:formula="of:=EXP(Mean+ stdDev * COM.MICROSOFT.NORM.INV(RAND();0;1))" office:value-type="percentage" office:value="0.144611480822165" calcext:value-type="percentage">
            <text:p>14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2" calcext:value-type="float">
            <text:p>3232</text:p>
          </table:table-cell>
          <table:table-cell table:style-name="ce9" table:formula="of:=EXP(Mean+ stdDev * COM.MICROSOFT.NORM.INV(RAND();0;1))" office:value-type="percentage" office:value="0.111078403885544" calcext:value-type="percentage">
            <text:p>1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3" calcext:value-type="float">
            <text:p>3233</text:p>
          </table:table-cell>
          <table:table-cell table:style-name="ce9" table:formula="of:=EXP(Mean+ stdDev * COM.MICROSOFT.NORM.INV(RAND();0;1))" office:value-type="percentage" office:value="0.150242225607902" calcext:value-type="percentage">
            <text:p>15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table:style-name="ce9" table:formula="of:=EXP(Mean+ stdDev * COM.MICROSOFT.NORM.INV(RAND();0;1))" office:value-type="percentage" office:value="0.150680026295336" calcext:value-type="percentage">
            <text:p>15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table:style-name="ce9" table:formula="of:=EXP(Mean+ stdDev * COM.MICROSOFT.NORM.INV(RAND();0;1))" office:value-type="percentage" office:value="0.124639870384534" calcext:value-type="percentage">
            <text:p>12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6" calcext:value-type="float">
            <text:p>3236</text:p>
          </table:table-cell>
          <table:table-cell table:style-name="ce9" table:formula="of:=EXP(Mean+ stdDev * COM.MICROSOFT.NORM.INV(RAND();0;1))" office:value-type="percentage" office:value="0.152343650191978" calcext:value-type="percentage">
            <text:p>15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7" calcext:value-type="float">
            <text:p>3237</text:p>
          </table:table-cell>
          <table:table-cell table:style-name="ce9" table:formula="of:=EXP(Mean+ stdDev * COM.MICROSOFT.NORM.INV(RAND();0;1))" office:value-type="percentage" office:value="0.0478151325605461" calcext:value-type="percentage">
            <text:p>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8" calcext:value-type="float">
            <text:p>3238</text:p>
          </table:table-cell>
          <table:table-cell table:style-name="ce9" table:formula="of:=EXP(Mean+ stdDev * COM.MICROSOFT.NORM.INV(RAND();0;1))" office:value-type="percentage" office:value="0.306078951248248" calcext:value-type="percentage">
            <text:p>3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9" calcext:value-type="float">
            <text:p>3239</text:p>
          </table:table-cell>
          <table:table-cell table:style-name="ce9" table:formula="of:=EXP(Mean+ stdDev * COM.MICROSOFT.NORM.INV(RAND();0;1))" office:value-type="percentage" office:value="0.223856353809488" calcext:value-type="percentage">
            <text:p>22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 table:style-name="ce9" table:formula="of:=EXP(Mean+ stdDev * COM.MICROSOFT.NORM.INV(RAND();0;1))" office:value-type="percentage" office:value="0.0953017373402252" calcext:value-type="percentage">
            <text:p>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1" calcext:value-type="float">
            <text:p>3241</text:p>
          </table:table-cell>
          <table:table-cell table:style-name="ce9" table:formula="of:=EXP(Mean+ stdDev * COM.MICROSOFT.NORM.INV(RAND();0;1))" office:value-type="percentage" office:value="0.107297650931195" calcext:value-type="percentage">
            <text:p>10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2" calcext:value-type="float">
            <text:p>3242</text:p>
          </table:table-cell>
          <table:table-cell table:style-name="ce9" table:formula="of:=EXP(Mean+ stdDev * COM.MICROSOFT.NORM.INV(RAND();0;1))" office:value-type="percentage" office:value="0.0854401624781604" calcext:value-type="percentage">
            <text:p>8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3" calcext:value-type="float">
            <text:p>3243</text:p>
          </table:table-cell>
          <table:table-cell table:style-name="ce9" table:formula="of:=EXP(Mean+ stdDev * COM.MICROSOFT.NORM.INV(RAND();0;1))" office:value-type="percentage" office:value="0.0971515247286514" calcext:value-type="percentage">
            <text:p>9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4" calcext:value-type="float">
            <text:p>3244</text:p>
          </table:table-cell>
          <table:table-cell table:style-name="ce9" table:formula="of:=EXP(Mean+ stdDev * COM.MICROSOFT.NORM.INV(RAND();0;1))" office:value-type="percentage" office:value="0.248305083619705" calcext:value-type="percentage">
            <text:p>24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5" calcext:value-type="float">
            <text:p>3245</text:p>
          </table:table-cell>
          <table:table-cell table:style-name="ce9" table:formula="of:=EXP(Mean+ stdDev * COM.MICROSOFT.NORM.INV(RAND();0;1))" office:value-type="percentage" office:value="0.10642905814492" calcext:value-type="percentage">
            <text:p>10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6" calcext:value-type="float">
            <text:p>3246</text:p>
          </table:table-cell>
          <table:table-cell table:style-name="ce9" table:formula="of:=EXP(Mean+ stdDev * COM.MICROSOFT.NORM.INV(RAND();0;1))" office:value-type="percentage" office:value="0.104898874605215" calcext:value-type="percentage">
            <text:p>10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 table:style-name="ce9" table:formula="of:=EXP(Mean+ stdDev * COM.MICROSOFT.NORM.INV(RAND();0;1))" office:value-type="percentage" office:value="0.157157118294623" calcext:value-type="percentage">
            <text:p>15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8" calcext:value-type="float">
            <text:p>3248</text:p>
          </table:table-cell>
          <table:table-cell table:style-name="ce9" table:formula="of:=EXP(Mean+ stdDev * COM.MICROSOFT.NORM.INV(RAND();0;1))" office:value-type="percentage" office:value="0.215531004631511" calcext:value-type="percentage">
            <text:p>21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 table:style-name="ce9" table:formula="of:=EXP(Mean+ stdDev * COM.MICROSOFT.NORM.INV(RAND();0;1))" office:value-type="percentage" office:value="0.0877198661153749" calcext:value-type="percentage">
            <text:p>8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style-name="ce9" table:formula="of:=EXP(Mean+ stdDev * COM.MICROSOFT.NORM.INV(RAND();0;1))" office:value-type="percentage" office:value="0.0915679961880249" calcext:value-type="percentage">
            <text:p>9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table:style-name="ce9" table:formula="of:=EXP(Mean+ stdDev * COM.MICROSOFT.NORM.INV(RAND();0;1))" office:value-type="percentage" office:value="0.0739328981417984" calcext:value-type="percentage">
            <text:p>7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2" calcext:value-type="float">
            <text:p>3252</text:p>
          </table:table-cell>
          <table:table-cell table:style-name="ce9" table:formula="of:=EXP(Mean+ stdDev * COM.MICROSOFT.NORM.INV(RAND();0;1))" office:value-type="percentage" office:value="0.0741633335687738" calcext:value-type="percentage">
            <text:p>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3" calcext:value-type="float">
            <text:p>3253</text:p>
          </table:table-cell>
          <table:table-cell table:style-name="ce9" table:formula="of:=EXP(Mean+ stdDev * COM.MICROSOFT.NORM.INV(RAND();0;1))" office:value-type="percentage" office:value="0.111260025373143" calcext:value-type="percentage">
            <text:p>11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table:style-name="ce9" table:formula="of:=EXP(Mean+ stdDev * COM.MICROSOFT.NORM.INV(RAND();0;1))" office:value-type="percentage" office:value="0.0575366275125553" calcext:value-type="percentage">
            <text:p>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5" calcext:value-type="float">
            <text:p>3255</text:p>
          </table:table-cell>
          <table:table-cell table:style-name="ce9" table:formula="of:=EXP(Mean+ stdDev * COM.MICROSOFT.NORM.INV(RAND();0;1))" office:value-type="percentage" office:value="0.116888482790353" calcext:value-type="percentage">
            <text:p>1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6" calcext:value-type="float">
            <text:p>3256</text:p>
          </table:table-cell>
          <table:table-cell table:style-name="ce9" table:formula="of:=EXP(Mean+ stdDev * COM.MICROSOFT.NORM.INV(RAND();0;1))" office:value-type="percentage" office:value="0.100445628581415" calcext:value-type="percentage">
            <text:p>1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table:style-name="ce9" table:formula="of:=EXP(Mean+ stdDev * COM.MICROSOFT.NORM.INV(RAND();0;1))" office:value-type="percentage" office:value="0.146485321283894" calcext:value-type="percentage">
            <text:p>14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8" calcext:value-type="float">
            <text:p>3258</text:p>
          </table:table-cell>
          <table:table-cell table:style-name="ce9" table:formula="of:=EXP(Mean+ stdDev * COM.MICROSOFT.NORM.INV(RAND();0;1))" office:value-type="percentage" office:value="0.16845794312189" calcext:value-type="percentage">
            <text:p>16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9" calcext:value-type="float">
            <text:p>3259</text:p>
          </table:table-cell>
          <table:table-cell table:style-name="ce9" table:formula="of:=EXP(Mean+ stdDev * COM.MICROSOFT.NORM.INV(RAND();0;1))" office:value-type="percentage" office:value="0.0685095879003501" calcext:value-type="percentage">
            <text:p>6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 table:style-name="ce9" table:formula="of:=EXP(Mean+ stdDev * COM.MICROSOFT.NORM.INV(RAND();0;1))" office:value-type="percentage" office:value="0.145816737960136" calcext:value-type="percentage">
            <text:p>14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 table:style-name="ce9" table:formula="of:=EXP(Mean+ stdDev * COM.MICROSOFT.NORM.INV(RAND();0;1))" office:value-type="percentage" office:value="0.13317601775006" calcext:value-type="percentage">
            <text:p>13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table:style-name="ce9" table:formula="of:=EXP(Mean+ stdDev * COM.MICROSOFT.NORM.INV(RAND();0;1))" office:value-type="percentage" office:value="0.163600234581362" calcext:value-type="percentage">
            <text:p>1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3" calcext:value-type="float">
            <text:p>3263</text:p>
          </table:table-cell>
          <table:table-cell table:style-name="ce9" table:formula="of:=EXP(Mean+ stdDev * COM.MICROSOFT.NORM.INV(RAND();0;1))" office:value-type="percentage" office:value="0.168192559648093" calcext:value-type="percentage">
            <text:p>16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4" calcext:value-type="float">
            <text:p>3264</text:p>
          </table:table-cell>
          <table:table-cell table:style-name="ce9" table:formula="of:=EXP(Mean+ stdDev * COM.MICROSOFT.NORM.INV(RAND();0;1))" office:value-type="percentage" office:value="0.161147083289994" calcext:value-type="percentage">
            <text:p>16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5" calcext:value-type="float">
            <text:p>3265</text:p>
          </table:table-cell>
          <table:table-cell table:style-name="ce9" table:formula="of:=EXP(Mean+ stdDev * COM.MICROSOFT.NORM.INV(RAND();0;1))" office:value-type="percentage" office:value="0.0807857187055469" calcext:value-type="percentage">
            <text:p>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6" calcext:value-type="float">
            <text:p>3266</text:p>
          </table:table-cell>
          <table:table-cell table:style-name="ce9" table:formula="of:=EXP(Mean+ stdDev * COM.MICROSOFT.NORM.INV(RAND();0;1))" office:value-type="percentage" office:value="0.179882834128117" calcext:value-type="percentage">
            <text:p>17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table:style-name="ce9" table:formula="of:=EXP(Mean+ stdDev * COM.MICROSOFT.NORM.INV(RAND();0;1))" office:value-type="percentage" office:value="0.210382076150045" calcext:value-type="percentage">
            <text:p>2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 table:style-name="ce9" table:formula="of:=EXP(Mean+ stdDev * COM.MICROSOFT.NORM.INV(RAND();0;1))" office:value-type="percentage" office:value="0.102823490265478" calcext:value-type="percentage">
            <text:p>10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9" calcext:value-type="float">
            <text:p>3269</text:p>
          </table:table-cell>
          <table:table-cell table:style-name="ce9" table:formula="of:=EXP(Mean+ stdDev * COM.MICROSOFT.NORM.INV(RAND();0;1))" office:value-type="percentage" office:value="0.151185312351055" calcext:value-type="percentage">
            <text:p>15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table:style-name="ce9" table:formula="of:=EXP(Mean+ stdDev * COM.MICROSOFT.NORM.INV(RAND();0;1))" office:value-type="percentage" office:value="0.261531970187375" calcext:value-type="percentage">
            <text:p>26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1" calcext:value-type="float">
            <text:p>3271</text:p>
          </table:table-cell>
          <table:table-cell table:style-name="ce9" table:formula="of:=EXP(Mean+ stdDev * COM.MICROSOFT.NORM.INV(RAND();0;1))" office:value-type="percentage" office:value="0.11842955032272" calcext:value-type="percentage">
            <text:p>11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2" calcext:value-type="float">
            <text:p>3272</text:p>
          </table:table-cell>
          <table:table-cell table:style-name="ce9" table:formula="of:=EXP(Mean+ stdDev * COM.MICROSOFT.NORM.INV(RAND();0;1))" office:value-type="percentage" office:value="0.0649805357890063" calcext:value-type="percentage">
            <text:p>6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3" calcext:value-type="float">
            <text:p>3273</text:p>
          </table:table-cell>
          <table:table-cell table:style-name="ce9" table:formula="of:=EXP(Mean+ stdDev * COM.MICROSOFT.NORM.INV(RAND();0;1))" office:value-type="percentage" office:value="0.137515142506701" calcext:value-type="percentage">
            <text:p>13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table:style-name="ce9" table:formula="of:=EXP(Mean+ stdDev * COM.MICROSOFT.NORM.INV(RAND();0;1))" office:value-type="percentage" office:value="0.214262533096731" calcext:value-type="percentage">
            <text:p>21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table:style-name="ce9" table:formula="of:=EXP(Mean+ stdDev * COM.MICROSOFT.NORM.INV(RAND();0;1))" office:value-type="percentage" office:value="0.128700250675074" calcext:value-type="percentage">
            <text:p>12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table:style-name="ce9" table:formula="of:=EXP(Mean+ stdDev * COM.MICROSOFT.NORM.INV(RAND();0;1))" office:value-type="percentage" office:value="0.0981473418351573" calcext:value-type="percentage">
            <text:p>9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7" calcext:value-type="float">
            <text:p>3277</text:p>
          </table:table-cell>
          <table:table-cell table:style-name="ce9" table:formula="of:=EXP(Mean+ stdDev * COM.MICROSOFT.NORM.INV(RAND();0;1))" office:value-type="percentage" office:value="0.108586946343597" calcext:value-type="percentage">
            <text:p>1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8" calcext:value-type="float">
            <text:p>3278</text:p>
          </table:table-cell>
          <table:table-cell table:style-name="ce9" table:formula="of:=EXP(Mean+ stdDev * COM.MICROSOFT.NORM.INV(RAND();0;1))" office:value-type="percentage" office:value="0.110777757992748" calcext:value-type="percentage">
            <text:p>11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9" calcext:value-type="float">
            <text:p>3279</text:p>
          </table:table-cell>
          <table:table-cell table:style-name="ce9" table:formula="of:=EXP(Mean+ stdDev * COM.MICROSOFT.NORM.INV(RAND();0;1))" office:value-type="percentage" office:value="0.243720771910905" calcext:value-type="percentage">
            <text:p>24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0" calcext:value-type="float">
            <text:p>3280</text:p>
          </table:table-cell>
          <table:table-cell table:style-name="ce9" table:formula="of:=EXP(Mean+ stdDev * COM.MICROSOFT.NORM.INV(RAND();0;1))" office:value-type="percentage" office:value="0.234505381398831" calcext:value-type="percentage">
            <text:p>23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1" calcext:value-type="float">
            <text:p>3281</text:p>
          </table:table-cell>
          <table:table-cell table:style-name="ce9" table:formula="of:=EXP(Mean+ stdDev * COM.MICROSOFT.NORM.INV(RAND();0;1))" office:value-type="percentage" office:value="0.206284492523355" calcext:value-type="percentage">
            <text:p>20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2" calcext:value-type="float">
            <text:p>3282</text:p>
          </table:table-cell>
          <table:table-cell table:style-name="ce9" table:formula="of:=EXP(Mean+ stdDev * COM.MICROSOFT.NORM.INV(RAND();0;1))" office:value-type="percentage" office:value="0.0757829273758177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3" calcext:value-type="float">
            <text:p>3283</text:p>
          </table:table-cell>
          <table:table-cell table:style-name="ce9" table:formula="of:=EXP(Mean+ stdDev * COM.MICROSOFT.NORM.INV(RAND();0;1))" office:value-type="percentage" office:value="0.073834698079906" calcext:value-type="percentage">
            <text:p>7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4" calcext:value-type="float">
            <text:p>3284</text:p>
          </table:table-cell>
          <table:table-cell table:style-name="ce9" table:formula="of:=EXP(Mean+ stdDev * COM.MICROSOFT.NORM.INV(RAND();0;1))" office:value-type="percentage" office:value="0.114076486291688" calcext:value-type="percentage">
            <text:p>11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table:style-name="ce9" table:formula="of:=EXP(Mean+ stdDev * COM.MICROSOFT.NORM.INV(RAND();0;1))" office:value-type="percentage" office:value="0.553099801034093" calcext:value-type="percentage">
            <text:p>5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6" calcext:value-type="float">
            <text:p>3286</text:p>
          </table:table-cell>
          <table:table-cell table:style-name="ce9" table:formula="of:=EXP(Mean+ stdDev * COM.MICROSOFT.NORM.INV(RAND();0;1))" office:value-type="percentage" office:value="0.170634114538248" calcext:value-type="percentage">
            <text:p>17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7" calcext:value-type="float">
            <text:p>3287</text:p>
          </table:table-cell>
          <table:table-cell table:style-name="ce9" table:formula="of:=EXP(Mean+ stdDev * COM.MICROSOFT.NORM.INV(RAND();0;1))" office:value-type="percentage" office:value="0.154676397106604" calcext:value-type="percentage">
            <text:p>15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8" calcext:value-type="float">
            <text:p>3288</text:p>
          </table:table-cell>
          <table:table-cell table:style-name="ce9" table:formula="of:=EXP(Mean+ stdDev * COM.MICROSOFT.NORM.INV(RAND();0;1))" office:value-type="percentage" office:value="0.0777790439498331" calcext:value-type="percentage">
            <text:p>7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table:style-name="ce9" table:formula="of:=EXP(Mean+ stdDev * COM.MICROSOFT.NORM.INV(RAND();0;1))" office:value-type="percentage" office:value="0.114178792454265" calcext:value-type="percentage">
            <text:p>11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0" calcext:value-type="float">
            <text:p>3290</text:p>
          </table:table-cell>
          <table:table-cell table:style-name="ce9" table:formula="of:=EXP(Mean+ stdDev * COM.MICROSOFT.NORM.INV(RAND();0;1))" office:value-type="percentage" office:value="0.10392036196391" calcext:value-type="percentage">
            <text:p>10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table:style-name="ce9" table:formula="of:=EXP(Mean+ stdDev * COM.MICROSOFT.NORM.INV(RAND();0;1))" office:value-type="percentage" office:value="0.131426904312705" calcext:value-type="percentage">
            <text:p>13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2" calcext:value-type="float">
            <text:p>3292</text:p>
          </table:table-cell>
          <table:table-cell table:style-name="ce9" table:formula="of:=EXP(Mean+ stdDev * COM.MICROSOFT.NORM.INV(RAND();0;1))" office:value-type="percentage" office:value="0.172983292520204" calcext:value-type="percentage">
            <text:p>17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3" calcext:value-type="float">
            <text:p>3293</text:p>
          </table:table-cell>
          <table:table-cell table:style-name="ce9" table:formula="of:=EXP(Mean+ stdDev * COM.MICROSOFT.NORM.INV(RAND();0;1))" office:value-type="percentage" office:value="0.209080643950618" calcext:value-type="percentage">
            <text:p>20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table:style-name="ce9" table:formula="of:=EXP(Mean+ stdDev * COM.MICROSOFT.NORM.INV(RAND();0;1))" office:value-type="percentage" office:value="0.206782162328546" calcext:value-type="percentage">
            <text:p>2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5" calcext:value-type="float">
            <text:p>3295</text:p>
          </table:table-cell>
          <table:table-cell table:style-name="ce9" table:formula="of:=EXP(Mean+ stdDev * COM.MICROSOFT.NORM.INV(RAND();0;1))" office:value-type="percentage" office:value="0.158196979435129" calcext:value-type="percentage">
            <text:p>15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6" calcext:value-type="float">
            <text:p>3296</text:p>
          </table:table-cell>
          <table:table-cell table:style-name="ce9" table:formula="of:=EXP(Mean+ stdDev * COM.MICROSOFT.NORM.INV(RAND();0;1))" office:value-type="percentage" office:value="0.119282066747136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table:style-name="ce9" table:formula="of:=EXP(Mean+ stdDev * COM.MICROSOFT.NORM.INV(RAND();0;1))" office:value-type="percentage" office:value="0.153122863794913" calcext:value-type="percentage">
            <text:p>1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8" calcext:value-type="float">
            <text:p>3298</text:p>
          </table:table-cell>
          <table:table-cell table:style-name="ce9" table:formula="of:=EXP(Mean+ stdDev * COM.MICROSOFT.NORM.INV(RAND();0;1))" office:value-type="percentage" office:value="0.193342327125197" calcext:value-type="percentage">
            <text:p>19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9" calcext:value-type="float">
            <text:p>3299</text:p>
          </table:table-cell>
          <table:table-cell table:style-name="ce9" table:formula="of:=EXP(Mean+ stdDev * COM.MICROSOFT.NORM.INV(RAND();0;1))" office:value-type="percentage" office:value="0.193678242197625" calcext:value-type="percentage">
            <text:p>1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table:style-name="ce9" table:formula="of:=EXP(Mean+ stdDev * COM.MICROSOFT.NORM.INV(RAND();0;1))" office:value-type="percentage" office:value="0.160449555863804" calcext:value-type="percentage">
            <text:p>16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table:style-name="ce9" table:formula="of:=EXP(Mean+ stdDev * COM.MICROSOFT.NORM.INV(RAND();0;1))" office:value-type="percentage" office:value="0.0731693650012952" calcext:value-type="percentage">
            <text:p>7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table:style-name="ce9" table:formula="of:=EXP(Mean+ stdDev * COM.MICROSOFT.NORM.INV(RAND();0;1))" office:value-type="percentage" office:value="0.164649841745647" calcext:value-type="percentage">
            <text:p>1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3" calcext:value-type="float">
            <text:p>3303</text:p>
          </table:table-cell>
          <table:table-cell table:style-name="ce9" table:formula="of:=EXP(Mean+ stdDev * COM.MICROSOFT.NORM.INV(RAND();0;1))" office:value-type="percentage" office:value="0.0989205831980364" calcext:value-type="percentage">
            <text:p>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4" calcext:value-type="float">
            <text:p>3304</text:p>
          </table:table-cell>
          <table:table-cell table:style-name="ce9" table:formula="of:=EXP(Mean+ stdDev * COM.MICROSOFT.NORM.INV(RAND();0;1))" office:value-type="percentage" office:value="0.118458201506197" calcext:value-type="percentage">
            <text:p>11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5" calcext:value-type="float">
            <text:p>3305</text:p>
          </table:table-cell>
          <table:table-cell table:style-name="ce9" table:formula="of:=EXP(Mean+ stdDev * COM.MICROSOFT.NORM.INV(RAND();0;1))" office:value-type="percentage" office:value="0.14199147308494" calcext:value-type="percentage">
            <text:p>14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6" calcext:value-type="float">
            <text:p>3306</text:p>
          </table:table-cell>
          <table:table-cell table:style-name="ce9" table:formula="of:=EXP(Mean+ stdDev * COM.MICROSOFT.NORM.INV(RAND();0;1))" office:value-type="percentage" office:value="0.0833585000315704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7" calcext:value-type="float">
            <text:p>3307</text:p>
          </table:table-cell>
          <table:table-cell table:style-name="ce9" table:formula="of:=EXP(Mean+ stdDev * COM.MICROSOFT.NORM.INV(RAND();0;1))" office:value-type="percentage" office:value="0.158325178880414" calcext:value-type="percentage">
            <text:p>1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8" calcext:value-type="float">
            <text:p>3308</text:p>
          </table:table-cell>
          <table:table-cell table:style-name="ce9" table:formula="of:=EXP(Mean+ stdDev * COM.MICROSOFT.NORM.INV(RAND();0;1))" office:value-type="percentage" office:value="0.0932377841856552" calcext:value-type="percentage">
            <text:p>9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9" calcext:value-type="float">
            <text:p>3309</text:p>
          </table:table-cell>
          <table:table-cell table:style-name="ce9" table:formula="of:=EXP(Mean+ stdDev * COM.MICROSOFT.NORM.INV(RAND();0;1))" office:value-type="percentage" office:value="0.200206225921378" calcext:value-type="percentage">
            <text:p>20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table:style-name="ce9" table:formula="of:=EXP(Mean+ stdDev * COM.MICROSOFT.NORM.INV(RAND();0;1))" office:value-type="percentage" office:value="0.158310452060282" calcext:value-type="percentage">
            <text:p>1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table:style-name="ce9" table:formula="of:=EXP(Mean+ stdDev * COM.MICROSOFT.NORM.INV(RAND();0;1))" office:value-type="percentage" office:value="0.323028795627503" calcext:value-type="percentage">
            <text:p>3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table:style-name="ce9" table:formula="of:=EXP(Mean+ stdDev * COM.MICROSOFT.NORM.INV(RAND();0;1))" office:value-type="percentage" office:value="0.250067283091941" calcext:value-type="percentage">
            <text:p>25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 table:style-name="ce9" table:formula="of:=EXP(Mean+ stdDev * COM.MICROSOFT.NORM.INV(RAND();0;1))" office:value-type="percentage" office:value="0.0824677564836625" calcext:value-type="percentage">
            <text:p>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table:style-name="ce9" table:formula="of:=EXP(Mean+ stdDev * COM.MICROSOFT.NORM.INV(RAND();0;1))" office:value-type="percentage" office:value="0.12312551400568" calcext:value-type="percentage">
            <text:p>12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table:style-name="ce9" table:formula="of:=EXP(Mean+ stdDev * COM.MICROSOFT.NORM.INV(RAND();0;1))" office:value-type="percentage" office:value="0.281531448324982" calcext:value-type="percentage">
            <text:p>28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6" calcext:value-type="float">
            <text:p>3316</text:p>
          </table:table-cell>
          <table:table-cell table:style-name="ce9" table:formula="of:=EXP(Mean+ stdDev * COM.MICROSOFT.NORM.INV(RAND();0;1))" office:value-type="percentage" office:value="0.0911052398232011" calcext:value-type="percentage">
            <text:p>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 table:style-name="ce9" table:formula="of:=EXP(Mean+ stdDev * COM.MICROSOFT.NORM.INV(RAND();0;1))" office:value-type="percentage" office:value="0.197497111896649" calcext:value-type="percentage">
            <text:p>1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8" calcext:value-type="float">
            <text:p>3318</text:p>
          </table:table-cell>
          <table:table-cell table:style-name="ce9" table:formula="of:=EXP(Mean+ stdDev * COM.MICROSOFT.NORM.INV(RAND();0;1))" office:value-type="percentage" office:value="0.0818447039840377" calcext:value-type="percentage">
            <text:p>8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table:style-name="ce9" table:formula="of:=EXP(Mean+ stdDev * COM.MICROSOFT.NORM.INV(RAND();0;1))" office:value-type="percentage" office:value="0.157557220439684" calcext:value-type="percentage">
            <text:p>15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table:style-name="ce9" table:formula="of:=EXP(Mean+ stdDev * COM.MICROSOFT.NORM.INV(RAND();0;1))" office:value-type="percentage" office:value="0.250538152494095" calcext:value-type="percentage">
            <text:p>25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1" calcext:value-type="float">
            <text:p>3321</text:p>
          </table:table-cell>
          <table:table-cell table:style-name="ce9" table:formula="of:=EXP(Mean+ stdDev * COM.MICROSOFT.NORM.INV(RAND();0;1))" office:value-type="percentage" office:value="0.267384836640476" calcext:value-type="percentage">
            <text:p>26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table:style-name="ce9" table:formula="of:=EXP(Mean+ stdDev * COM.MICROSOFT.NORM.INV(RAND();0;1))" office:value-type="percentage" office:value="0.103449258375901" calcext:value-type="percentage">
            <text:p>10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table:style-name="ce9" table:formula="of:=EXP(Mean+ stdDev * COM.MICROSOFT.NORM.INV(RAND();0;1))" office:value-type="percentage" office:value="0.324497609378305" calcext:value-type="percentage">
            <text:p>32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table:style-name="ce9" table:formula="of:=EXP(Mean+ stdDev * COM.MICROSOFT.NORM.INV(RAND();0;1))" office:value-type="percentage" office:value="0.175713101457579" calcext:value-type="percentage">
            <text:p>17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5" calcext:value-type="float">
            <text:p>3325</text:p>
          </table:table-cell>
          <table:table-cell table:style-name="ce9" table:formula="of:=EXP(Mean+ stdDev * COM.MICROSOFT.NORM.INV(RAND();0;1))" office:value-type="percentage" office:value="0.0699735134099997" calcext:value-type="percentage">
            <text:p>7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 table:style-name="ce9" table:formula="of:=EXP(Mean+ stdDev * COM.MICROSOFT.NORM.INV(RAND();0;1))" office:value-type="percentage" office:value="0.131227985050699" calcext:value-type="percentage">
            <text:p>13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table:style-name="ce9" table:formula="of:=EXP(Mean+ stdDev * COM.MICROSOFT.NORM.INV(RAND();0;1))" office:value-type="percentage" office:value="0.190759591779337" calcext:value-type="percentage">
            <text:p>19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table:style-name="ce9" table:formula="of:=EXP(Mean+ stdDev * COM.MICROSOFT.NORM.INV(RAND();0;1))" office:value-type="percentage" office:value="0.386663904748881" calcext:value-type="percentage">
            <text:p>3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9" calcext:value-type="float">
            <text:p>3329</text:p>
          </table:table-cell>
          <table:table-cell table:style-name="ce9" table:formula="of:=EXP(Mean+ stdDev * COM.MICROSOFT.NORM.INV(RAND();0;1))" office:value-type="percentage" office:value="0.14142023087381" calcext:value-type="percentage">
            <text:p>14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table:style-name="ce9" table:formula="of:=EXP(Mean+ stdDev * COM.MICROSOFT.NORM.INV(RAND();0;1))" office:value-type="percentage" office:value="0.211245731220985" calcext:value-type="percentage">
            <text:p>21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1" calcext:value-type="float">
            <text:p>3331</text:p>
          </table:table-cell>
          <table:table-cell table:style-name="ce9" table:formula="of:=EXP(Mean+ stdDev * COM.MICROSOFT.NORM.INV(RAND();0;1))" office:value-type="percentage" office:value="0.11552508237591" calcext:value-type="percentage">
            <text:p>11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table:style-name="ce9" table:formula="of:=EXP(Mean+ stdDev * COM.MICROSOFT.NORM.INV(RAND();0;1))" office:value-type="percentage" office:value="0.262829669058424" calcext:value-type="percentage">
            <text:p>26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table:style-name="ce9" table:formula="of:=EXP(Mean+ stdDev * COM.MICROSOFT.NORM.INV(RAND();0;1))" office:value-type="percentage" office:value="0.115324054010019" calcext:value-type="percentage">
            <text:p>11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4" calcext:value-type="float">
            <text:p>3334</text:p>
          </table:table-cell>
          <table:table-cell table:style-name="ce9" table:formula="of:=EXP(Mean+ stdDev * COM.MICROSOFT.NORM.INV(RAND();0;1))" office:value-type="percentage" office:value="0.132610312116206" calcext:value-type="percentage">
            <text:p>1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table:style-name="ce9" table:formula="of:=EXP(Mean+ stdDev * COM.MICROSOFT.NORM.INV(RAND();0;1))" office:value-type="percentage" office:value="0.144165530102951" calcext:value-type="percentage">
            <text:p>14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table:style-name="ce9" table:formula="of:=EXP(Mean+ stdDev * COM.MICROSOFT.NORM.INV(RAND();0;1))" office:value-type="percentage" office:value="0.115057549899486" calcext:value-type="percentage">
            <text:p>11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7" calcext:value-type="float">
            <text:p>3337</text:p>
          </table:table-cell>
          <table:table-cell table:style-name="ce9" table:formula="of:=EXP(Mean+ stdDev * COM.MICROSOFT.NORM.INV(RAND();0;1))" office:value-type="percentage" office:value="0.187091777474478" calcext:value-type="percentage">
            <text:p>18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table:style-name="ce9" table:formula="of:=EXP(Mean+ stdDev * COM.MICROSOFT.NORM.INV(RAND();0;1))" office:value-type="percentage" office:value="0.13002305915623" calcext:value-type="percentage">
            <text:p>1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9" calcext:value-type="float">
            <text:p>3339</text:p>
          </table:table-cell>
          <table:table-cell table:style-name="ce9" table:formula="of:=EXP(Mean+ stdDev * COM.MICROSOFT.NORM.INV(RAND();0;1))" office:value-type="percentage" office:value="0.101649626420627" calcext:value-type="percentage">
            <text:p>10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table:style-name="ce9" table:formula="of:=EXP(Mean+ stdDev * COM.MICROSOFT.NORM.INV(RAND();0;1))" office:value-type="percentage" office:value="0.187099811619175" calcext:value-type="percentage">
            <text:p>18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 table:style-name="ce9" table:formula="of:=EXP(Mean+ stdDev * COM.MICROSOFT.NORM.INV(RAND();0;1))" office:value-type="percentage" office:value="0.251478157446654" calcext:value-type="percentage">
            <text:p>25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table:style-name="ce9" table:formula="of:=EXP(Mean+ stdDev * COM.MICROSOFT.NORM.INV(RAND();0;1))" office:value-type="percentage" office:value="0.0792560491589165" calcext:value-type="percentage">
            <text:p>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table:style-name="ce9" table:formula="of:=EXP(Mean+ stdDev * COM.MICROSOFT.NORM.INV(RAND();0;1))" office:value-type="percentage" office:value="0.130583045266668" calcext:value-type="percentage">
            <text:p>13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table:style-name="ce9" table:formula="of:=EXP(Mean+ stdDev * COM.MICROSOFT.NORM.INV(RAND();0;1))" office:value-type="percentage" office:value="0.0961537895235017" calcext:value-type="percentage">
            <text:p>9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table:style-name="ce9" table:formula="of:=EXP(Mean+ stdDev * COM.MICROSOFT.NORM.INV(RAND();0;1))" office:value-type="percentage" office:value="0.11681035445562" calcext:value-type="percentage">
            <text:p>11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table:style-name="ce9" table:formula="of:=EXP(Mean+ stdDev * COM.MICROSOFT.NORM.INV(RAND();0;1))" office:value-type="percentage" office:value="0.0839262302961894" calcext:value-type="percentage">
            <text:p>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 table:style-name="ce9" table:formula="of:=EXP(Mean+ stdDev * COM.MICROSOFT.NORM.INV(RAND();0;1))" office:value-type="percentage" office:value="0.13060262178634" calcext:value-type="percentage">
            <text:p>13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8" calcext:value-type="float">
            <text:p>3348</text:p>
          </table:table-cell>
          <table:table-cell table:style-name="ce9" table:formula="of:=EXP(Mean+ stdDev * COM.MICROSOFT.NORM.INV(RAND();0;1))" office:value-type="percentage" office:value="0.101293084650693" calcext:value-type="percentage">
            <text:p>1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 table:style-name="ce9" table:formula="of:=EXP(Mean+ stdDev * COM.MICROSOFT.NORM.INV(RAND();0;1))" office:value-type="percentage" office:value="0.21695006791787" calcext:value-type="percentage">
            <text:p>21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table:style-name="ce9" table:formula="of:=EXP(Mean+ stdDev * COM.MICROSOFT.NORM.INV(RAND();0;1))" office:value-type="percentage" office:value="0.146615518865457" calcext:value-type="percentage">
            <text:p>14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table:style-name="ce9" table:formula="of:=EXP(Mean+ stdDev * COM.MICROSOFT.NORM.INV(RAND();0;1))" office:value-type="percentage" office:value="0.0715547407796543" calcext:value-type="percentage">
            <text:p>7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table:style-name="ce9" table:formula="of:=EXP(Mean+ stdDev * COM.MICROSOFT.NORM.INV(RAND();0;1))" office:value-type="percentage" office:value="0.15987870282998" calcext:value-type="percentage">
            <text:p>15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table:style-name="ce9" table:formula="of:=EXP(Mean+ stdDev * COM.MICROSOFT.NORM.INV(RAND();0;1))" office:value-type="percentage" office:value="0.119847193961879" calcext:value-type="percentage">
            <text:p>11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4" calcext:value-type="float">
            <text:p>3354</text:p>
          </table:table-cell>
          <table:table-cell table:style-name="ce9" table:formula="of:=EXP(Mean+ stdDev * COM.MICROSOFT.NORM.INV(RAND();0;1))" office:value-type="percentage" office:value="0.0564902524905907" calcext:value-type="percentage">
            <text:p>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5" calcext:value-type="float">
            <text:p>3355</text:p>
          </table:table-cell>
          <table:table-cell table:style-name="ce9" table:formula="of:=EXP(Mean+ stdDev * COM.MICROSOFT.NORM.INV(RAND();0;1))" office:value-type="percentage" office:value="0.155026257158167" calcext:value-type="percentage">
            <text:p>15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6" calcext:value-type="float">
            <text:p>3356</text:p>
          </table:table-cell>
          <table:table-cell table:style-name="ce9" table:formula="of:=EXP(Mean+ stdDev * COM.MICROSOFT.NORM.INV(RAND();0;1))" office:value-type="percentage" office:value="0.0993546970225153" calcext:value-type="percentage">
            <text:p>9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7" calcext:value-type="float">
            <text:p>3357</text:p>
          </table:table-cell>
          <table:table-cell table:style-name="ce9" table:formula="of:=EXP(Mean+ stdDev * COM.MICROSOFT.NORM.INV(RAND();0;1))" office:value-type="percentage" office:value="0.126071513402495" calcext:value-type="percentage">
            <text:p>12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table:style-name="ce9" table:formula="of:=EXP(Mean+ stdDev * COM.MICROSOFT.NORM.INV(RAND();0;1))" office:value-type="percentage" office:value="0.104040235851692" calcext:value-type="percentage">
            <text:p>10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table:style-name="ce9" table:formula="of:=EXP(Mean+ stdDev * COM.MICROSOFT.NORM.INV(RAND();0;1))" office:value-type="percentage" office:value="0.153126816261271" calcext:value-type="percentage">
            <text:p>1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0" calcext:value-type="float">
            <text:p>3360</text:p>
          </table:table-cell>
          <table:table-cell table:style-name="ce9" table:formula="of:=EXP(Mean+ stdDev * COM.MICROSOFT.NORM.INV(RAND();0;1))" office:value-type="percentage" office:value="0.101718158974886" calcext:value-type="percentage">
            <text:p>10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table:style-name="ce9" table:formula="of:=EXP(Mean+ stdDev * COM.MICROSOFT.NORM.INV(RAND();0;1))" office:value-type="percentage" office:value="0.201785631973425" calcext:value-type="percentage">
            <text:p>2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2" calcext:value-type="float">
            <text:p>3362</text:p>
          </table:table-cell>
          <table:table-cell table:style-name="ce9" table:formula="of:=EXP(Mean+ stdDev * COM.MICROSOFT.NORM.INV(RAND();0;1))" office:value-type="percentage" office:value="0.135804437359045" calcext:value-type="percentage">
            <text:p>1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table:style-name="ce9" table:formula="of:=EXP(Mean+ stdDev * COM.MICROSOFT.NORM.INV(RAND();0;1))" office:value-type="percentage" office:value="0.199807843205187" calcext:value-type="percentage">
            <text:p>19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table:style-name="ce9" table:formula="of:=EXP(Mean+ stdDev * COM.MICROSOFT.NORM.INV(RAND();0;1))" office:value-type="percentage" office:value="0.121530178262696" calcext:value-type="percentage">
            <text:p>12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table:style-name="ce9" table:formula="of:=EXP(Mean+ stdDev * COM.MICROSOFT.NORM.INV(RAND();0;1))" office:value-type="percentage" office:value="0.146668842629782" calcext:value-type="percentage">
            <text:p>14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6" calcext:value-type="float">
            <text:p>3366</text:p>
          </table:table-cell>
          <table:table-cell table:style-name="ce9" table:formula="of:=EXP(Mean+ stdDev * COM.MICROSOFT.NORM.INV(RAND();0;1))" office:value-type="percentage" office:value="0.0255004917550634" calcext:value-type="percentage">
            <text:p>2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7" calcext:value-type="float">
            <text:p>3367</text:p>
          </table:table-cell>
          <table:table-cell table:style-name="ce9" table:formula="of:=EXP(Mean+ stdDev * COM.MICROSOFT.NORM.INV(RAND();0;1))" office:value-type="percentage" office:value="0.0833956775259231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8" calcext:value-type="float">
            <text:p>3368</text:p>
          </table:table-cell>
          <table:table-cell table:style-name="ce9" table:formula="of:=EXP(Mean+ stdDev * COM.MICROSOFT.NORM.INV(RAND();0;1))" office:value-type="percentage" office:value="0.0981755946525526" calcext:value-type="percentage">
            <text:p>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table:style-name="ce9" table:formula="of:=EXP(Mean+ stdDev * COM.MICROSOFT.NORM.INV(RAND();0;1))" office:value-type="percentage" office:value="0.102283083131012" calcext:value-type="percentage">
            <text:p>10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table:style-name="ce9" table:formula="of:=EXP(Mean+ stdDev * COM.MICROSOFT.NORM.INV(RAND();0;1))" office:value-type="percentage" office:value="0.0911021725838275" calcext:value-type="percentage">
            <text:p>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 table:style-name="ce9" table:formula="of:=EXP(Mean+ stdDev * COM.MICROSOFT.NORM.INV(RAND();0;1))" office:value-type="percentage" office:value="0.0649723373215756" calcext:value-type="percentage">
            <text:p>6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2" calcext:value-type="float">
            <text:p>3372</text:p>
          </table:table-cell>
          <table:table-cell table:style-name="ce9" table:formula="of:=EXP(Mean+ stdDev * COM.MICROSOFT.NORM.INV(RAND();0;1))" office:value-type="percentage" office:value="0.125770685261014" calcext:value-type="percentage">
            <text:p>1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3" calcext:value-type="float">
            <text:p>3373</text:p>
          </table:table-cell>
          <table:table-cell table:style-name="ce9" table:formula="of:=EXP(Mean+ stdDev * COM.MICROSOFT.NORM.INV(RAND();0;1))" office:value-type="percentage" office:value="0.207334875043898" calcext:value-type="percentage">
            <text:p>20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4" calcext:value-type="float">
            <text:p>3374</text:p>
          </table:table-cell>
          <table:table-cell table:style-name="ce9" table:formula="of:=EXP(Mean+ stdDev * COM.MICROSOFT.NORM.INV(RAND();0;1))" office:value-type="percentage" office:value="0.185012963573607" calcext:value-type="percentage">
            <text:p>18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5" calcext:value-type="float">
            <text:p>3375</text:p>
          </table:table-cell>
          <table:table-cell table:style-name="ce9" table:formula="of:=EXP(Mean+ stdDev * COM.MICROSOFT.NORM.INV(RAND();0;1))" office:value-type="percentage" office:value="0.0678341826944815" calcext:value-type="percentage">
            <text:p>6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6" calcext:value-type="float">
            <text:p>3376</text:p>
          </table:table-cell>
          <table:table-cell table:style-name="ce9" table:formula="of:=EXP(Mean+ stdDev * COM.MICROSOFT.NORM.INV(RAND();0;1))" office:value-type="percentage" office:value="0.098528498518451" calcext:value-type="percentage">
            <text:p>9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table:style-name="ce9" table:formula="of:=EXP(Mean+ stdDev * COM.MICROSOFT.NORM.INV(RAND();0;1))" office:value-type="percentage" office:value="0.168434021407149" calcext:value-type="percentage">
            <text:p>16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 table:style-name="ce9" table:formula="of:=EXP(Mean+ stdDev * COM.MICROSOFT.NORM.INV(RAND();0;1))" office:value-type="percentage" office:value="0.135562504756665" calcext:value-type="percentage">
            <text:p>13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table:style-name="ce9" table:formula="of:=EXP(Mean+ stdDev * COM.MICROSOFT.NORM.INV(RAND();0;1))" office:value-type="percentage" office:value="0.0573985731138741" calcext:value-type="percentage">
            <text:p>5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0" calcext:value-type="float">
            <text:p>3380</text:p>
          </table:table-cell>
          <table:table-cell table:style-name="ce9" table:formula="of:=EXP(Mean+ stdDev * COM.MICROSOFT.NORM.INV(RAND();0;1))" office:value-type="percentage" office:value="0.140961652031044" calcext:value-type="percentage">
            <text:p>14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table:style-name="ce9" table:formula="of:=EXP(Mean+ stdDev * COM.MICROSOFT.NORM.INV(RAND();0;1))" office:value-type="percentage" office:value="0.0735071080262841" calcext:value-type="percentage">
            <text:p>7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2" calcext:value-type="float">
            <text:p>3382</text:p>
          </table:table-cell>
          <table:table-cell table:style-name="ce9" table:formula="of:=EXP(Mean+ stdDev * COM.MICROSOFT.NORM.INV(RAND();0;1))" office:value-type="percentage" office:value="0.196350798470814" calcext:value-type="percentage">
            <text:p>19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3" calcext:value-type="float">
            <text:p>3383</text:p>
          </table:table-cell>
          <table:table-cell table:style-name="ce9" table:formula="of:=EXP(Mean+ stdDev * COM.MICROSOFT.NORM.INV(RAND();0;1))" office:value-type="percentage" office:value="0.13431420497114" calcext:value-type="percentage">
            <text:p>13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table:style-name="ce9" table:formula="of:=EXP(Mean+ stdDev * COM.MICROSOFT.NORM.INV(RAND();0;1))" office:value-type="percentage" office:value="0.131446027566621" calcext:value-type="percentage">
            <text:p>13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5" calcext:value-type="float">
            <text:p>3385</text:p>
          </table:table-cell>
          <table:table-cell table:style-name="ce9" table:formula="of:=EXP(Mean+ stdDev * COM.MICROSOFT.NORM.INV(RAND();0;1))" office:value-type="percentage" office:value="0.258815005217428" calcext:value-type="percentage">
            <text:p>25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6" calcext:value-type="float">
            <text:p>3386</text:p>
          </table:table-cell>
          <table:table-cell table:style-name="ce9" table:formula="of:=EXP(Mean+ stdDev * COM.MICROSOFT.NORM.INV(RAND();0;1))" office:value-type="percentage" office:value="0.090479926908036" calcext:value-type="percentage">
            <text:p>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7" calcext:value-type="float">
            <text:p>3387</text:p>
          </table:table-cell>
          <table:table-cell table:style-name="ce9" table:formula="of:=EXP(Mean+ stdDev * COM.MICROSOFT.NORM.INV(RAND();0;1))" office:value-type="percentage" office:value="0.231372024838011" calcext:value-type="percentage">
            <text:p>23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table:style-name="ce9" table:formula="of:=EXP(Mean+ stdDev * COM.MICROSOFT.NORM.INV(RAND();0;1))" office:value-type="percentage" office:value="0.134165113156295" calcext:value-type="percentage">
            <text:p>13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9" calcext:value-type="float">
            <text:p>3389</text:p>
          </table:table-cell>
          <table:table-cell table:style-name="ce9" table:formula="of:=EXP(Mean+ stdDev * COM.MICROSOFT.NORM.INV(RAND();0;1))" office:value-type="percentage" office:value="0.162568437279367" calcext:value-type="percentage">
            <text:p>16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0" calcext:value-type="float">
            <text:p>3390</text:p>
          </table:table-cell>
          <table:table-cell table:style-name="ce9" table:formula="of:=EXP(Mean+ stdDev * COM.MICROSOFT.NORM.INV(RAND();0;1))" office:value-type="percentage" office:value="0.170748668521403" calcext:value-type="percentage">
            <text:p>17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table:style-name="ce9" table:formula="of:=EXP(Mean+ stdDev * COM.MICROSOFT.NORM.INV(RAND();0;1))" office:value-type="percentage" office:value="0.101279691985532" calcext:value-type="percentage">
            <text:p>1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 table:style-name="ce9" table:formula="of:=EXP(Mean+ stdDev * COM.MICROSOFT.NORM.INV(RAND();0;1))" office:value-type="percentage" office:value="0.214405210976541" calcext:value-type="percentage">
            <text:p>21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3" calcext:value-type="float">
            <text:p>3393</text:p>
          </table:table-cell>
          <table:table-cell table:style-name="ce9" table:formula="of:=EXP(Mean+ stdDev * COM.MICROSOFT.NORM.INV(RAND();0;1))" office:value-type="percentage" office:value="0.458347635583168" calcext:value-type="percentage">
            <text:p>4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4" calcext:value-type="float">
            <text:p>3394</text:p>
          </table:table-cell>
          <table:table-cell table:style-name="ce9" table:formula="of:=EXP(Mean+ stdDev * COM.MICROSOFT.NORM.INV(RAND();0;1))" office:value-type="percentage" office:value="0.249651353486164" calcext:value-type="percentage">
            <text:p>24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5" calcext:value-type="float">
            <text:p>3395</text:p>
          </table:table-cell>
          <table:table-cell table:style-name="ce9" table:formula="of:=EXP(Mean+ stdDev * COM.MICROSOFT.NORM.INV(RAND();0;1))" office:value-type="percentage" office:value="0.155077083143366" calcext:value-type="percentage">
            <text:p>15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6" calcext:value-type="float">
            <text:p>3396</text:p>
          </table:table-cell>
          <table:table-cell table:style-name="ce9" table:formula="of:=EXP(Mean+ stdDev * COM.MICROSOFT.NORM.INV(RAND();0;1))" office:value-type="percentage" office:value="0.178545605137128" calcext:value-type="percentage">
            <text:p>1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7" calcext:value-type="float">
            <text:p>3397</text:p>
          </table:table-cell>
          <table:table-cell table:style-name="ce9" table:formula="of:=EXP(Mean+ stdDev * COM.MICROSOFT.NORM.INV(RAND();0;1))" office:value-type="percentage" office:value="0.227750871156353" calcext:value-type="percentage">
            <text:p>22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8" calcext:value-type="float">
            <text:p>3398</text:p>
          </table:table-cell>
          <table:table-cell table:style-name="ce9" table:formula="of:=EXP(Mean+ stdDev * COM.MICROSOFT.NORM.INV(RAND();0;1))" office:value-type="percentage" office:value="0.0872537003886872" calcext:value-type="percentage">
            <text:p>8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table:style-name="ce9" table:formula="of:=EXP(Mean+ stdDev * COM.MICROSOFT.NORM.INV(RAND();0;1))" office:value-type="percentage" office:value="0.122424114336924" calcext:value-type="percentage">
            <text:p>1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table:style-name="ce9" table:formula="of:=EXP(Mean+ stdDev * COM.MICROSOFT.NORM.INV(RAND();0;1))" office:value-type="percentage" office:value="0.0842049488745202" calcext:value-type="percentage">
            <text:p>8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table:style-name="ce9" table:formula="of:=EXP(Mean+ stdDev * COM.MICROSOFT.NORM.INV(RAND();0;1))" office:value-type="percentage" office:value="0.127082538318572" calcext:value-type="percentage">
            <text:p>12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2" calcext:value-type="float">
            <text:p>3402</text:p>
          </table:table-cell>
          <table:table-cell table:style-name="ce9" table:formula="of:=EXP(Mean+ stdDev * COM.MICROSOFT.NORM.INV(RAND();0;1))" office:value-type="percentage" office:value="0.196115897354915" calcext:value-type="percentage">
            <text:p>19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3" calcext:value-type="float">
            <text:p>3403</text:p>
          </table:table-cell>
          <table:table-cell table:style-name="ce9" table:formula="of:=EXP(Mean+ stdDev * COM.MICROSOFT.NORM.INV(RAND();0;1))" office:value-type="percentage" office:value="0.0573219492589308" calcext:value-type="percentage">
            <text:p>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4" calcext:value-type="float">
            <text:p>3404</text:p>
          </table:table-cell>
          <table:table-cell table:style-name="ce9" table:formula="of:=EXP(Mean+ stdDev * COM.MICROSOFT.NORM.INV(RAND();0;1))" office:value-type="percentage" office:value="0.0823327509372865" calcext:value-type="percentage">
            <text:p>8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5" calcext:value-type="float">
            <text:p>3405</text:p>
          </table:table-cell>
          <table:table-cell table:style-name="ce9" table:formula="of:=EXP(Mean+ stdDev * COM.MICROSOFT.NORM.INV(RAND();0;1))" office:value-type="percentage" office:value="0.102718311027692" calcext:value-type="percentage">
            <text:p>10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table:style-name="ce9" table:formula="of:=EXP(Mean+ stdDev * COM.MICROSOFT.NORM.INV(RAND();0;1))" office:value-type="percentage" office:value="0.114165224072442" calcext:value-type="percentage">
            <text:p>11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7" calcext:value-type="float">
            <text:p>3407</text:p>
          </table:table-cell>
          <table:table-cell table:style-name="ce9" table:formula="of:=EXP(Mean+ stdDev * COM.MICROSOFT.NORM.INV(RAND();0;1))" office:value-type="percentage" office:value="0.193561190395057" calcext:value-type="percentage">
            <text:p>1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8" calcext:value-type="float">
            <text:p>3408</text:p>
          </table:table-cell>
          <table:table-cell table:style-name="ce9" table:formula="of:=EXP(Mean+ stdDev * COM.MICROSOFT.NORM.INV(RAND();0;1))" office:value-type="percentage" office:value="0.127313930498479" calcext:value-type="percentage">
            <text:p>12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table:style-name="ce9" table:formula="of:=EXP(Mean+ stdDev * COM.MICROSOFT.NORM.INV(RAND();0;1))" office:value-type="percentage" office:value="0.132039550670681" calcext:value-type="percentage">
            <text:p>13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table:style-name="ce9" table:formula="of:=EXP(Mean+ stdDev * COM.MICROSOFT.NORM.INV(RAND();0;1))" office:value-type="percentage" office:value="0.214442914265308" calcext:value-type="percentage">
            <text:p>21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1" calcext:value-type="float">
            <text:p>3411</text:p>
          </table:table-cell>
          <table:table-cell table:style-name="ce9" table:formula="of:=EXP(Mean+ stdDev * COM.MICROSOFT.NORM.INV(RAND();0;1))" office:value-type="percentage" office:value="0.103933570028408" calcext:value-type="percentage">
            <text:p>10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 table:style-name="ce9" table:formula="of:=EXP(Mean+ stdDev * COM.MICROSOFT.NORM.INV(RAND();0;1))" office:value-type="percentage" office:value="0.151023700286147" calcext:value-type="percentage">
            <text:p>15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3" calcext:value-type="float">
            <text:p>3413</text:p>
          </table:table-cell>
          <table:table-cell table:style-name="ce9" table:formula="of:=EXP(Mean+ stdDev * COM.MICROSOFT.NORM.INV(RAND();0;1))" office:value-type="percentage" office:value="0.0619527003479799" calcext:value-type="percentage">
            <text:p>6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table:style-name="ce9" table:formula="of:=EXP(Mean+ stdDev * COM.MICROSOFT.NORM.INV(RAND();0;1))" office:value-type="percentage" office:value="0.251574420839738" calcext:value-type="percentage">
            <text:p>25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5" calcext:value-type="float">
            <text:p>3415</text:p>
          </table:table-cell>
          <table:table-cell table:style-name="ce9" table:formula="of:=EXP(Mean+ stdDev * COM.MICROSOFT.NORM.INV(RAND();0;1))" office:value-type="percentage" office:value="0.107525625844046" calcext:value-type="percentage">
            <text:p>10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 table:style-name="ce9" table:formula="of:=EXP(Mean+ stdDev * COM.MICROSOFT.NORM.INV(RAND();0;1))" office:value-type="percentage" office:value="0.0815301130269836" calcext:value-type="percentage">
            <text:p>8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table:style-name="ce9" table:formula="of:=EXP(Mean+ stdDev * COM.MICROSOFT.NORM.INV(RAND();0;1))" office:value-type="percentage" office:value="0.244558807608669" calcext:value-type="percentage">
            <text:p>24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8" calcext:value-type="float">
            <text:p>3418</text:p>
          </table:table-cell>
          <table:table-cell table:style-name="ce9" table:formula="of:=EXP(Mean+ stdDev * COM.MICROSOFT.NORM.INV(RAND();0;1))" office:value-type="percentage" office:value="0.309604092096629" calcext:value-type="percentage">
            <text:p>30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9" calcext:value-type="float">
            <text:p>3419</text:p>
          </table:table-cell>
          <table:table-cell table:style-name="ce9" table:formula="of:=EXP(Mean+ stdDev * COM.MICROSOFT.NORM.INV(RAND();0;1))" office:value-type="percentage" office:value="0.110774175060894" calcext:value-type="percentage">
            <text:p>11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table:style-name="ce9" table:formula="of:=EXP(Mean+ stdDev * COM.MICROSOFT.NORM.INV(RAND();0;1))" office:value-type="percentage" office:value="0.155223812443049" calcext:value-type="percentage">
            <text:p>15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 table:style-name="ce9" table:formula="of:=EXP(Mean+ stdDev * COM.MICROSOFT.NORM.INV(RAND();0;1))" office:value-type="percentage" office:value="0.167932376299382" calcext:value-type="percentage">
            <text:p>16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2" calcext:value-type="float">
            <text:p>3422</text:p>
          </table:table-cell>
          <table:table-cell table:style-name="ce9" table:formula="of:=EXP(Mean+ stdDev * COM.MICROSOFT.NORM.INV(RAND();0;1))" office:value-type="percentage" office:value="0.123364301486516" calcext:value-type="percentage">
            <text:p>12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3" calcext:value-type="float">
            <text:p>3423</text:p>
          </table:table-cell>
          <table:table-cell table:style-name="ce9" table:formula="of:=EXP(Mean+ stdDev * COM.MICROSOFT.NORM.INV(RAND();0;1))" office:value-type="percentage" office:value="0.156731197794856" calcext:value-type="percentage">
            <text:p>1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4" calcext:value-type="float">
            <text:p>3424</text:p>
          </table:table-cell>
          <table:table-cell table:style-name="ce9" table:formula="of:=EXP(Mean+ stdDev * COM.MICROSOFT.NORM.INV(RAND();0;1))" office:value-type="percentage" office:value="0.231531977603341" calcext:value-type="percentage">
            <text:p>23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table:style-name="ce9" table:formula="of:=EXP(Mean+ stdDev * COM.MICROSOFT.NORM.INV(RAND();0;1))" office:value-type="percentage" office:value="0.189863113177453" calcext:value-type="percentage">
            <text:p>1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 table:style-name="ce9" table:formula="of:=EXP(Mean+ stdDev * COM.MICROSOFT.NORM.INV(RAND();0;1))" office:value-type="percentage" office:value="0.191603467092648" calcext:value-type="percentage">
            <text:p>19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table:style-name="ce9" table:formula="of:=EXP(Mean+ stdDev * COM.MICROSOFT.NORM.INV(RAND();0;1))" office:value-type="percentage" office:value="0.140105383529803" calcext:value-type="percentage">
            <text:p>1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8" calcext:value-type="float">
            <text:p>3428</text:p>
          </table:table-cell>
          <table:table-cell table:style-name="ce9" table:formula="of:=EXP(Mean+ stdDev * COM.MICROSOFT.NORM.INV(RAND();0;1))" office:value-type="percentage" office:value="0.257290669566561" calcext:value-type="percentage">
            <text:p>2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9" calcext:value-type="float">
            <text:p>3429</text:p>
          </table:table-cell>
          <table:table-cell table:style-name="ce9" table:formula="of:=EXP(Mean+ stdDev * COM.MICROSOFT.NORM.INV(RAND();0;1))" office:value-type="percentage" office:value="0.0556800874838328" calcext:value-type="percentage">
            <text:p>5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 table:style-name="ce9" table:formula="of:=EXP(Mean+ stdDev * COM.MICROSOFT.NORM.INV(RAND();0;1))" office:value-type="percentage" office:value="0.145309086121933" calcext:value-type="percentage">
            <text:p>14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  <table:table-cell table:style-name="ce9" table:formula="of:=EXP(Mean+ stdDev * COM.MICROSOFT.NORM.INV(RAND();0;1))" office:value-type="percentage" office:value="0.0376720550092329" calcext:value-type="percentage">
            <text:p>3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2" calcext:value-type="float">
            <text:p>3432</text:p>
          </table:table-cell>
          <table:table-cell table:style-name="ce9" table:formula="of:=EXP(Mean+ stdDev * COM.MICROSOFT.NORM.INV(RAND();0;1))" office:value-type="percentage" office:value="0.243006365395641" calcext:value-type="percentage">
            <text:p>24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3" calcext:value-type="float">
            <text:p>3433</text:p>
          </table:table-cell>
          <table:table-cell table:style-name="ce9" table:formula="of:=EXP(Mean+ stdDev * COM.MICROSOFT.NORM.INV(RAND();0;1))" office:value-type="percentage" office:value="0.267730200257139" calcext:value-type="percentage">
            <text:p>26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4" calcext:value-type="float">
            <text:p>3434</text:p>
          </table:table-cell>
          <table:table-cell table:style-name="ce9" table:formula="of:=EXP(Mean+ stdDev * COM.MICROSOFT.NORM.INV(RAND();0;1))" office:value-type="percentage" office:value="0.197946260090503" calcext:value-type="percentage">
            <text:p>19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5" calcext:value-type="float">
            <text:p>3435</text:p>
          </table:table-cell>
          <table:table-cell table:style-name="ce9" table:formula="of:=EXP(Mean+ stdDev * COM.MICROSOFT.NORM.INV(RAND();0;1))" office:value-type="percentage" office:value="0.13067836092542" calcext:value-type="percentage">
            <text:p>13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table:style-name="ce9" table:formula="of:=EXP(Mean+ stdDev * COM.MICROSOFT.NORM.INV(RAND();0;1))" office:value-type="percentage" office:value="0.290937404891629" calcext:value-type="percentage">
            <text:p>29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7" calcext:value-type="float">
            <text:p>3437</text:p>
          </table:table-cell>
          <table:table-cell table:style-name="ce9" table:formula="of:=EXP(Mean+ stdDev * COM.MICROSOFT.NORM.INV(RAND();0;1))" office:value-type="percentage" office:value="0.103601938436092" calcext:value-type="percentage">
            <text:p>10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8" calcext:value-type="float">
            <text:p>3438</text:p>
          </table:table-cell>
          <table:table-cell table:style-name="ce9" table:formula="of:=EXP(Mean+ stdDev * COM.MICROSOFT.NORM.INV(RAND();0;1))" office:value-type="percentage" office:value="0.151243552134639" calcext:value-type="percentage">
            <text:p>15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table:style-name="ce9" table:formula="of:=EXP(Mean+ stdDev * COM.MICROSOFT.NORM.INV(RAND();0;1))" office:value-type="percentage" office:value="0.0793522112304602" calcext:value-type="percentage">
            <text:p>7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0" calcext:value-type="float">
            <text:p>3440</text:p>
          </table:table-cell>
          <table:table-cell table:style-name="ce9" table:formula="of:=EXP(Mean+ stdDev * COM.MICROSOFT.NORM.INV(RAND();0;1))" office:value-type="percentage" office:value="0.180471711341174" calcext:value-type="percentage">
            <text:p>1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1" calcext:value-type="float">
            <text:p>3441</text:p>
          </table:table-cell>
          <table:table-cell table:style-name="ce9" table:formula="of:=EXP(Mean+ stdDev * COM.MICROSOFT.NORM.INV(RAND();0;1))" office:value-type="percentage" office:value="0.197244218440965" calcext:value-type="percentage">
            <text:p>19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2" calcext:value-type="float">
            <text:p>3442</text:p>
          </table:table-cell>
          <table:table-cell table:style-name="ce9" table:formula="of:=EXP(Mean+ stdDev * COM.MICROSOFT.NORM.INV(RAND();0;1))" office:value-type="percentage" office:value="0.099320047647364" calcext:value-type="percentage">
            <text:p>9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3" calcext:value-type="float">
            <text:p>3443</text:p>
          </table:table-cell>
          <table:table-cell table:style-name="ce9" table:formula="of:=EXP(Mean+ stdDev * COM.MICROSOFT.NORM.INV(RAND();0;1))" office:value-type="percentage" office:value="0.162574078539731" calcext:value-type="percentage">
            <text:p>16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4" calcext:value-type="float">
            <text:p>3444</text:p>
          </table:table-cell>
          <table:table-cell table:style-name="ce9" table:formula="of:=EXP(Mean+ stdDev * COM.MICROSOFT.NORM.INV(RAND();0;1))" office:value-type="percentage" office:value="0.152124451672937" calcext:value-type="percentage">
            <text:p>15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5" calcext:value-type="float">
            <text:p>3445</text:p>
          </table:table-cell>
          <table:table-cell table:style-name="ce9" table:formula="of:=EXP(Mean+ stdDev * COM.MICROSOFT.NORM.INV(RAND();0;1))" office:value-type="percentage" office:value="0.0784910272443135" calcext:value-type="percentage">
            <text:p>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table:style-name="ce9" table:formula="of:=EXP(Mean+ stdDev * COM.MICROSOFT.NORM.INV(RAND();0;1))" office:value-type="percentage" office:value="0.268240033667089" calcext:value-type="percentage">
            <text:p>26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7" calcext:value-type="float">
            <text:p>3447</text:p>
          </table:table-cell>
          <table:table-cell table:style-name="ce9" table:formula="of:=EXP(Mean+ stdDev * COM.MICROSOFT.NORM.INV(RAND();0;1))" office:value-type="percentage" office:value="0.121404796225983" calcext:value-type="percentage">
            <text:p>12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8" calcext:value-type="float">
            <text:p>3448</text:p>
          </table:table-cell>
          <table:table-cell table:style-name="ce9" table:formula="of:=EXP(Mean+ stdDev * COM.MICROSOFT.NORM.INV(RAND();0;1))" office:value-type="percentage" office:value="0.0712783327216186" calcext:value-type="percentage">
            <text:p>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9" calcext:value-type="float">
            <text:p>3449</text:p>
          </table:table-cell>
          <table:table-cell table:style-name="ce9" table:formula="of:=EXP(Mean+ stdDev * COM.MICROSOFT.NORM.INV(RAND();0;1))" office:value-type="percentage" office:value="0.187577693139583" calcext:value-type="percentage">
            <text:p>18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table:style-name="ce9" table:formula="of:=EXP(Mean+ stdDev * COM.MICROSOFT.NORM.INV(RAND();0;1))" office:value-type="percentage" office:value="0.119974896037649" calcext:value-type="percentage">
            <text:p>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table:style-name="ce9" table:formula="of:=EXP(Mean+ stdDev * COM.MICROSOFT.NORM.INV(RAND();0;1))" office:value-type="percentage" office:value="0.258040405962402" calcext:value-type="percentage">
            <text:p>2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2" calcext:value-type="float">
            <text:p>3452</text:p>
          </table:table-cell>
          <table:table-cell table:style-name="ce9" table:formula="of:=EXP(Mean+ stdDev * COM.MICROSOFT.NORM.INV(RAND();0;1))" office:value-type="percentage" office:value="0.228792423683386" calcext:value-type="percentage">
            <text:p>22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3" calcext:value-type="float">
            <text:p>3453</text:p>
          </table:table-cell>
          <table:table-cell table:style-name="ce9" table:formula="of:=EXP(Mean+ stdDev * COM.MICROSOFT.NORM.INV(RAND();0;1))" office:value-type="percentage" office:value="0.128466534432023" calcext:value-type="percentage">
            <text:p>12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table:style-name="ce9" table:formula="of:=EXP(Mean+ stdDev * COM.MICROSOFT.NORM.INV(RAND();0;1))" office:value-type="percentage" office:value="0.0827657719273656" calcext:value-type="percentage">
            <text:p>8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5" calcext:value-type="float">
            <text:p>3455</text:p>
          </table:table-cell>
          <table:table-cell table:style-name="ce9" table:formula="of:=EXP(Mean+ stdDev * COM.MICROSOFT.NORM.INV(RAND();0;1))" office:value-type="percentage" office:value="0.25101514172686" calcext:value-type="percentage">
            <text:p>25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 table:style-name="ce9" table:formula="of:=EXP(Mean+ stdDev * COM.MICROSOFT.NORM.INV(RAND();0;1))" office:value-type="percentage" office:value="0.209825595938013" calcext:value-type="percentage">
            <text:p>2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7" calcext:value-type="float">
            <text:p>3457</text:p>
          </table:table-cell>
          <table:table-cell table:style-name="ce9" table:formula="of:=EXP(Mean+ stdDev * COM.MICROSOFT.NORM.INV(RAND();0;1))" office:value-type="percentage" office:value="0.153149023704091" calcext:value-type="percentage">
            <text:p>1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8" calcext:value-type="float">
            <text:p>3458</text:p>
          </table:table-cell>
          <table:table-cell table:style-name="ce9" table:formula="of:=EXP(Mean+ stdDev * COM.MICROSOFT.NORM.INV(RAND();0;1))" office:value-type="percentage" office:value="0.188195686685092" calcext:value-type="percentage">
            <text:p>18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9" calcext:value-type="float">
            <text:p>3459</text:p>
          </table:table-cell>
          <table:table-cell table:style-name="ce9" table:formula="of:=EXP(Mean+ stdDev * COM.MICROSOFT.NORM.INV(RAND();0;1))" office:value-type="percentage" office:value="0.0913945160599546" calcext:value-type="percentage">
            <text:p>9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0" calcext:value-type="float">
            <text:p>3460</text:p>
          </table:table-cell>
          <table:table-cell table:style-name="ce9" table:formula="of:=EXP(Mean+ stdDev * COM.MICROSOFT.NORM.INV(RAND();0;1))" office:value-type="percentage" office:value="0.132488997741236" calcext:value-type="percentage">
            <text:p>13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1" calcext:value-type="float">
            <text:p>3461</text:p>
          </table:table-cell>
          <table:table-cell table:style-name="ce9" table:formula="of:=EXP(Mean+ stdDev * COM.MICROSOFT.NORM.INV(RAND();0;1))" office:value-type="percentage" office:value="0.283544973329533" calcext:value-type="percentage">
            <text:p>28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2" calcext:value-type="float">
            <text:p>3462</text:p>
          </table:table-cell>
          <table:table-cell table:style-name="ce9" table:formula="of:=EXP(Mean+ stdDev * COM.MICROSOFT.NORM.INV(RAND();0;1))" office:value-type="percentage" office:value="0.221921475612781" calcext:value-type="percentage">
            <text:p>22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3" calcext:value-type="float">
            <text:p>3463</text:p>
          </table:table-cell>
          <table:table-cell table:style-name="ce9" table:formula="of:=EXP(Mean+ stdDev * COM.MICROSOFT.NORM.INV(RAND();0;1))" office:value-type="percentage" office:value="0.250716075486098" calcext:value-type="percentage">
            <text:p>25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4" calcext:value-type="float">
            <text:p>3464</text:p>
          </table:table-cell>
          <table:table-cell table:style-name="ce9" table:formula="of:=EXP(Mean+ stdDev * COM.MICROSOFT.NORM.INV(RAND();0;1))" office:value-type="percentage" office:value="0.0729922338615517" calcext:value-type="percentage">
            <text:p>7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table:style-name="ce9" table:formula="of:=EXP(Mean+ stdDev * COM.MICROSOFT.NORM.INV(RAND();0;1))" office:value-type="percentage" office:value="0.0965314858019638" calcext:value-type="percentage">
            <text:p>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6" calcext:value-type="float">
            <text:p>3466</text:p>
          </table:table-cell>
          <table:table-cell table:style-name="ce9" table:formula="of:=EXP(Mean+ stdDev * COM.MICROSOFT.NORM.INV(RAND();0;1))" office:value-type="percentage" office:value="0.0835674855012799" calcext:value-type="percentage">
            <text:p>8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 table:style-name="ce9" table:formula="of:=EXP(Mean+ stdDev * COM.MICROSOFT.NORM.INV(RAND();0;1))" office:value-type="percentage" office:value="0.256656124058619" calcext:value-type="percentage">
            <text:p>2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8" calcext:value-type="float">
            <text:p>3468</text:p>
          </table:table-cell>
          <table:table-cell table:style-name="ce9" table:formula="of:=EXP(Mean+ stdDev * COM.MICROSOFT.NORM.INV(RAND();0;1))" office:value-type="percentage" office:value="0.257639701761554" calcext:value-type="percentage">
            <text:p>25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table:style-name="ce9" table:formula="of:=EXP(Mean+ stdDev * COM.MICROSOFT.NORM.INV(RAND();0;1))" office:value-type="percentage" office:value="0.134407533346274" calcext:value-type="percentage">
            <text:p>13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table:style-name="ce9" table:formula="of:=EXP(Mean+ stdDev * COM.MICROSOFT.NORM.INV(RAND();0;1))" office:value-type="percentage" office:value="0.0804611949096224" calcext:value-type="percentage">
            <text:p>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1" calcext:value-type="float">
            <text:p>3471</text:p>
          </table:table-cell>
          <table:table-cell table:style-name="ce9" table:formula="of:=EXP(Mean+ stdDev * COM.MICROSOFT.NORM.INV(RAND();0;1))" office:value-type="percentage" office:value="0.091455571087005" calcext:value-type="percentage">
            <text:p>9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2" calcext:value-type="float">
            <text:p>3472</text:p>
          </table:table-cell>
          <table:table-cell table:style-name="ce9" table:formula="of:=EXP(Mean+ stdDev * COM.MICROSOFT.NORM.INV(RAND();0;1))" office:value-type="percentage" office:value="0.0534760870923376" calcext:value-type="percentage">
            <text:p>5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3" calcext:value-type="float">
            <text:p>3473</text:p>
          </table:table-cell>
          <table:table-cell table:style-name="ce9" table:formula="of:=EXP(Mean+ stdDev * COM.MICROSOFT.NORM.INV(RAND();0;1))" office:value-type="percentage" office:value="0.0712774566773414" calcext:value-type="percentage">
            <text:p>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 table:style-name="ce9" table:formula="of:=EXP(Mean+ stdDev * COM.MICROSOFT.NORM.INV(RAND();0;1))" office:value-type="percentage" office:value="0.150374514443273" calcext:value-type="percentage">
            <text:p>15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table:style-name="ce9" table:formula="of:=EXP(Mean+ stdDev * COM.MICROSOFT.NORM.INV(RAND();0;1))" office:value-type="percentage" office:value="0.133689243555026" calcext:value-type="percentage">
            <text:p>13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 table:style-name="ce9" table:formula="of:=EXP(Mean+ stdDev * COM.MICROSOFT.NORM.INV(RAND();0;1))" office:value-type="percentage" office:value="0.110404547983427" calcext:value-type="percentage">
            <text:p>1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7" calcext:value-type="float">
            <text:p>3477</text:p>
          </table:table-cell>
          <table:table-cell table:style-name="ce9" table:formula="of:=EXP(Mean+ stdDev * COM.MICROSOFT.NORM.INV(RAND();0;1))" office:value-type="percentage" office:value="0.109668502150171" calcext:value-type="percentage">
            <text:p>1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table:style-name="ce9" table:formula="of:=EXP(Mean+ stdDev * COM.MICROSOFT.NORM.INV(RAND();0;1))" office:value-type="percentage" office:value="0.140224803732055" calcext:value-type="percentage">
            <text:p>14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table:style-name="ce9" table:formula="of:=EXP(Mean+ stdDev * COM.MICROSOFT.NORM.INV(RAND();0;1))" office:value-type="percentage" office:value="0.128879500464421" calcext:value-type="percentage">
            <text:p>12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table:style-name="ce9" table:formula="of:=EXP(Mean+ stdDev * COM.MICROSOFT.NORM.INV(RAND();0;1))" office:value-type="percentage" office:value="0.118138938727817" calcext:value-type="percentage">
            <text:p>11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table:style-name="ce9" table:formula="of:=EXP(Mean+ stdDev * COM.MICROSOFT.NORM.INV(RAND();0;1))" office:value-type="percentage" office:value="0.0736266630292842" calcext:value-type="percentage">
            <text:p>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2" calcext:value-type="float">
            <text:p>3482</text:p>
          </table:table-cell>
          <table:table-cell table:style-name="ce9" table:formula="of:=EXP(Mean+ stdDev * COM.MICROSOFT.NORM.INV(RAND();0;1))" office:value-type="percentage" office:value="0.418167423853458" calcext:value-type="percentage">
            <text:p>41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table:style-name="ce9" table:formula="of:=EXP(Mean+ stdDev * COM.MICROSOFT.NORM.INV(RAND();0;1))" office:value-type="percentage" office:value="0.118889964254274" calcext:value-type="percentage">
            <text:p>11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4" calcext:value-type="float">
            <text:p>3484</text:p>
          </table:table-cell>
          <table:table-cell table:style-name="ce9" table:formula="of:=EXP(Mean+ stdDev * COM.MICROSOFT.NORM.INV(RAND();0;1))" office:value-type="percentage" office:value="0.253786217508249" calcext:value-type="percentage">
            <text:p>25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table:style-name="ce9" table:formula="of:=EXP(Mean+ stdDev * COM.MICROSOFT.NORM.INV(RAND();0;1))" office:value-type="percentage" office:value="0.0885378981959492" calcext:value-type="percentage">
            <text:p>8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6" calcext:value-type="float">
            <text:p>3486</text:p>
          </table:table-cell>
          <table:table-cell table:style-name="ce9" table:formula="of:=EXP(Mean+ stdDev * COM.MICROSOFT.NORM.INV(RAND();0;1))" office:value-type="percentage" office:value="0.243688934337537" calcext:value-type="percentage">
            <text:p>24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7" calcext:value-type="float">
            <text:p>3487</text:p>
          </table:table-cell>
          <table:table-cell table:style-name="ce9" table:formula="of:=EXP(Mean+ stdDev * COM.MICROSOFT.NORM.INV(RAND();0;1))" office:value-type="percentage" office:value="0.086311283431603" calcext:value-type="percentage">
            <text:p>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8" calcext:value-type="float">
            <text:p>3488</text:p>
          </table:table-cell>
          <table:table-cell table:style-name="ce9" table:formula="of:=EXP(Mean+ stdDev * COM.MICROSOFT.NORM.INV(RAND();0;1))" office:value-type="percentage" office:value="0.212239566734681" calcext:value-type="percentage">
            <text:p>21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table:style-name="ce9" table:formula="of:=EXP(Mean+ stdDev * COM.MICROSOFT.NORM.INV(RAND();0;1))" office:value-type="percentage" office:value="0.121510071463401" calcext:value-type="percentage">
            <text:p>12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style-name="ce9" table:formula="of:=EXP(Mean+ stdDev * COM.MICROSOFT.NORM.INV(RAND();0;1))" office:value-type="percentage" office:value="0.181546692885646" calcext:value-type="percentage">
            <text:p>18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1" calcext:value-type="float">
            <text:p>3491</text:p>
          </table:table-cell>
          <table:table-cell table:style-name="ce9" table:formula="of:=EXP(Mean+ stdDev * COM.MICROSOFT.NORM.INV(RAND();0;1))" office:value-type="percentage" office:value="0.104507257452539" calcext:value-type="percentage">
            <text:p>10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style-name="ce9" table:formula="of:=EXP(Mean+ stdDev * COM.MICROSOFT.NORM.INV(RAND();0;1))" office:value-type="percentage" office:value="0.0770453660155026" calcext:value-type="percentage">
            <text:p>7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table:style-name="ce9" table:formula="of:=EXP(Mean+ stdDev * COM.MICROSOFT.NORM.INV(RAND();0;1))" office:value-type="percentage" office:value="0.190523603324778" calcext:value-type="percentage">
            <text:p>1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4" calcext:value-type="float">
            <text:p>3494</text:p>
          </table:table-cell>
          <table:table-cell table:style-name="ce9" table:formula="of:=EXP(Mean+ stdDev * COM.MICROSOFT.NORM.INV(RAND();0;1))" office:value-type="percentage" office:value="0.0943398949551418" calcext:value-type="percentage">
            <text:p>9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5" calcext:value-type="float">
            <text:p>3495</text:p>
          </table:table-cell>
          <table:table-cell table:style-name="ce9" table:formula="of:=EXP(Mean+ stdDev * COM.MICROSOFT.NORM.INV(RAND();0;1))" office:value-type="percentage" office:value="0.0536309727247331" calcext:value-type="percentage">
            <text:p>5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table:style-name="ce9" table:formula="of:=EXP(Mean+ stdDev * COM.MICROSOFT.NORM.INV(RAND();0;1))" office:value-type="percentage" office:value="0.0921586895456076" calcext:value-type="percentage">
            <text:p>9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table:style-name="ce9" table:formula="of:=EXP(Mean+ stdDev * COM.MICROSOFT.NORM.INV(RAND();0;1))" office:value-type="percentage" office:value="0.127939326710907" calcext:value-type="percentage">
            <text:p>12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8" calcext:value-type="float">
            <text:p>3498</text:p>
          </table:table-cell>
          <table:table-cell table:style-name="ce9" table:formula="of:=EXP(Mean+ stdDev * COM.MICROSOFT.NORM.INV(RAND();0;1))" office:value-type="percentage" office:value="0.172748565124396" calcext:value-type="percentage">
            <text:p>17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 table:style-name="ce9" table:formula="of:=EXP(Mean+ stdDev * COM.MICROSOFT.NORM.INV(RAND();0;1))" office:value-type="percentage" office:value="0.0763505246735327" calcext:value-type="percentage">
            <text:p>7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9" table:formula="of:=EXP(Mean+ stdDev * COM.MICROSOFT.NORM.INV(RAND();0;1))" office:value-type="percentage" office:value="0.13972528515245" calcext:value-type="percentage">
            <text:p>1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table:style-name="ce9" table:formula="of:=EXP(Mean+ stdDev * COM.MICROSOFT.NORM.INV(RAND();0;1))" office:value-type="percentage" office:value="0.0994575696086644" calcext:value-type="percentage">
            <text:p>9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2" calcext:value-type="float">
            <text:p>3502</text:p>
          </table:table-cell>
          <table:table-cell table:style-name="ce9" table:formula="of:=EXP(Mean+ stdDev * COM.MICROSOFT.NORM.INV(RAND();0;1))" office:value-type="percentage" office:value="0.308329948382502" calcext:value-type="percentage">
            <text:p>30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table:style-name="ce9" table:formula="of:=EXP(Mean+ stdDev * COM.MICROSOFT.NORM.INV(RAND();0;1))" office:value-type="percentage" office:value="0.124269650037279" calcext:value-type="percentage">
            <text:p>12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table:style-name="ce9" table:formula="of:=EXP(Mean+ stdDev * COM.MICROSOFT.NORM.INV(RAND();0;1))" office:value-type="percentage" office:value="0.0841894093696162" calcext:value-type="percentage">
            <text:p>8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5" calcext:value-type="float">
            <text:p>3505</text:p>
          </table:table-cell>
          <table:table-cell table:style-name="ce9" table:formula="of:=EXP(Mean+ stdDev * COM.MICROSOFT.NORM.INV(RAND();0;1))" office:value-type="percentage" office:value="0.287645513216386" calcext:value-type="percentage">
            <text:p>28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6" calcext:value-type="float">
            <text:p>3506</text:p>
          </table:table-cell>
          <table:table-cell table:style-name="ce9" table:formula="of:=EXP(Mean+ stdDev * COM.MICROSOFT.NORM.INV(RAND();0;1))" office:value-type="percentage" office:value="0.0782602271544906" calcext:value-type="percentage">
            <text:p>7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7" calcext:value-type="float">
            <text:p>3507</text:p>
          </table:table-cell>
          <table:table-cell table:style-name="ce9" table:formula="of:=EXP(Mean+ stdDev * COM.MICROSOFT.NORM.INV(RAND();0;1))" office:value-type="percentage" office:value="0.0695071765251388" calcext:value-type="percentage">
            <text:p>6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8" calcext:value-type="float">
            <text:p>3508</text:p>
          </table:table-cell>
          <table:table-cell table:style-name="ce9" table:formula="of:=EXP(Mean+ stdDev * COM.MICROSOFT.NORM.INV(RAND();0;1))" office:value-type="percentage" office:value="0.109714963236306" calcext:value-type="percentage">
            <text:p>1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9" calcext:value-type="float">
            <text:p>3509</text:p>
          </table:table-cell>
          <table:table-cell table:style-name="ce9" table:formula="of:=EXP(Mean+ stdDev * COM.MICROSOFT.NORM.INV(RAND();0;1))" office:value-type="percentage" office:value="0.134834143051729" calcext:value-type="percentage">
            <text:p>13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0" calcext:value-type="float">
            <text:p>3510</text:p>
          </table:table-cell>
          <table:table-cell table:style-name="ce9" table:formula="of:=EXP(Mean+ stdDev * COM.MICROSOFT.NORM.INV(RAND();0;1))" office:value-type="percentage" office:value="0.213599254108864" calcext:value-type="percentage">
            <text:p>21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1" calcext:value-type="float">
            <text:p>3511</text:p>
          </table:table-cell>
          <table:table-cell table:style-name="ce9" table:formula="of:=EXP(Mean+ stdDev * COM.MICROSOFT.NORM.INV(RAND();0;1))" office:value-type="percentage" office:value="0.100803589114865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2" calcext:value-type="float">
            <text:p>3512</text:p>
          </table:table-cell>
          <table:table-cell table:style-name="ce9" table:formula="of:=EXP(Mean+ stdDev * COM.MICROSOFT.NORM.INV(RAND();0;1))" office:value-type="percentage" office:value="0.144038693318309" calcext:value-type="percentage">
            <text:p>14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table:style-name="ce9" table:formula="of:=EXP(Mean+ stdDev * COM.MICROSOFT.NORM.INV(RAND();0;1))" office:value-type="percentage" office:value="0.138083879612719" calcext:value-type="percentage">
            <text:p>1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4" calcext:value-type="float">
            <text:p>3514</text:p>
          </table:table-cell>
          <table:table-cell table:style-name="ce9" table:formula="of:=EXP(Mean+ stdDev * COM.MICROSOFT.NORM.INV(RAND();0;1))" office:value-type="percentage" office:value="0.117236967832294" calcext:value-type="percentage">
            <text:p>11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table:style-name="ce9" table:formula="of:=EXP(Mean+ stdDev * COM.MICROSOFT.NORM.INV(RAND();0;1))" office:value-type="percentage" office:value="0.131848548289831" calcext:value-type="percentage">
            <text:p>13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6" calcext:value-type="float">
            <text:p>3516</text:p>
          </table:table-cell>
          <table:table-cell table:style-name="ce9" table:formula="of:=EXP(Mean+ stdDev * COM.MICROSOFT.NORM.INV(RAND();0;1))" office:value-type="percentage" office:value="0.212288200862308" calcext:value-type="percentage">
            <text:p>21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table:style-name="ce9" table:formula="of:=EXP(Mean+ stdDev * COM.MICROSOFT.NORM.INV(RAND();0;1))" office:value-type="percentage" office:value="0.0826465690282075" calcext:value-type="percentage">
            <text:p>8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table:style-name="ce9" table:formula="of:=EXP(Mean+ stdDev * COM.MICROSOFT.NORM.INV(RAND();0;1))" office:value-type="percentage" office:value="0.309137528628253" calcext:value-type="percentage">
            <text:p>30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9" calcext:value-type="float">
            <text:p>3519</text:p>
          </table:table-cell>
          <table:table-cell table:style-name="ce9" table:formula="of:=EXP(Mean+ stdDev * COM.MICROSOFT.NORM.INV(RAND();0;1))" office:value-type="percentage" office:value="0.185699069288362" calcext:value-type="percentage">
            <text:p>1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table:style-name="ce9" table:formula="of:=EXP(Mean+ stdDev * COM.MICROSOFT.NORM.INV(RAND();0;1))" office:value-type="percentage" office:value="0.189955481050257" calcext:value-type="percentage">
            <text:p>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1" calcext:value-type="float">
            <text:p>3521</text:p>
          </table:table-cell>
          <table:table-cell table:style-name="ce9" table:formula="of:=EXP(Mean+ stdDev * COM.MICROSOFT.NORM.INV(RAND();0;1))" office:value-type="percentage" office:value="0.221771943983543" calcext:value-type="percentage">
            <text:p>22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 table:style-name="ce9" table:formula="of:=EXP(Mean+ stdDev * COM.MICROSOFT.NORM.INV(RAND();0;1))" office:value-type="percentage" office:value="0.070546773515859" calcext:value-type="percentage">
            <text:p>7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table:style-name="ce9" table:formula="of:=EXP(Mean+ stdDev * COM.MICROSOFT.NORM.INV(RAND();0;1))" office:value-type="percentage" office:value="0.229236123541963" calcext:value-type="percentage">
            <text:p>22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4" calcext:value-type="float">
            <text:p>3524</text:p>
          </table:table-cell>
          <table:table-cell table:style-name="ce9" table:formula="of:=EXP(Mean+ stdDev * COM.MICROSOFT.NORM.INV(RAND();0;1))" office:value-type="percentage" office:value="0.0520468534109662" calcext:value-type="percentage">
            <text:p>5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table:style-name="ce9" table:formula="of:=EXP(Mean+ stdDev * COM.MICROSOFT.NORM.INV(RAND();0;1))" office:value-type="percentage" office:value="0.106857582668494" calcext:value-type="percentage">
            <text:p>10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  <table:table-cell table:style-name="ce9" table:formula="of:=EXP(Mean+ stdDev * COM.MICROSOFT.NORM.INV(RAND();0;1))" office:value-type="percentage" office:value="0.0494944373674767" calcext:value-type="percentage">
            <text:p>4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7" calcext:value-type="float">
            <text:p>3527</text:p>
          </table:table-cell>
          <table:table-cell table:style-name="ce9" table:formula="of:=EXP(Mean+ stdDev * COM.MICROSOFT.NORM.INV(RAND();0;1))" office:value-type="percentage" office:value="0.213976157004465" calcext:value-type="percentage">
            <text:p>21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8" calcext:value-type="float">
            <text:p>3528</text:p>
          </table:table-cell>
          <table:table-cell table:style-name="ce9" table:formula="of:=EXP(Mean+ stdDev * COM.MICROSOFT.NORM.INV(RAND();0;1))" office:value-type="percentage" office:value="0.0664884401527642" calcext:value-type="percentage">
            <text:p>6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9" calcext:value-type="float">
            <text:p>3529</text:p>
          </table:table-cell>
          <table:table-cell table:style-name="ce9" table:formula="of:=EXP(Mean+ stdDev * COM.MICROSOFT.NORM.INV(RAND();0;1))" office:value-type="percentage" office:value="0.0812707616959649" calcext:value-type="percentage">
            <text:p>8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table:style-name="ce9" table:formula="of:=EXP(Mean+ stdDev * COM.MICROSOFT.NORM.INV(RAND();0;1))" office:value-type="percentage" office:value="0.195339855721783" calcext:value-type="percentage">
            <text:p>1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table:style-name="ce9" table:formula="of:=EXP(Mean+ stdDev * COM.MICROSOFT.NORM.INV(RAND();0;1))" office:value-type="percentage" office:value="0.0715166167347017" calcext:value-type="percentage">
            <text:p>7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table:style-name="ce9" table:formula="of:=EXP(Mean+ stdDev * COM.MICROSOFT.NORM.INV(RAND();0;1))" office:value-type="percentage" office:value="0.128616700564173" calcext:value-type="percentage">
            <text:p>12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table:style-name="ce9" table:formula="of:=EXP(Mean+ stdDev * COM.MICROSOFT.NORM.INV(RAND();0;1))" office:value-type="percentage" office:value="0.21438375896967" calcext:value-type="percentage">
            <text:p>21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4" calcext:value-type="float">
            <text:p>3534</text:p>
          </table:table-cell>
          <table:table-cell table:style-name="ce9" table:formula="of:=EXP(Mean+ stdDev * COM.MICROSOFT.NORM.INV(RAND();0;1))" office:value-type="percentage" office:value="0.0856269336271684" calcext:value-type="percentage">
            <text:p>8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 table:style-name="ce9" table:formula="of:=EXP(Mean+ stdDev * COM.MICROSOFT.NORM.INV(RAND();0;1))" office:value-type="percentage" office:value="0.150519941986547" calcext:value-type="percentage">
            <text:p>15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6" calcext:value-type="float">
            <text:p>3536</text:p>
          </table:table-cell>
          <table:table-cell table:style-name="ce9" table:formula="of:=EXP(Mean+ stdDev * COM.MICROSOFT.NORM.INV(RAND();0;1))" office:value-type="percentage" office:value="0.152922846765273" calcext:value-type="percentage">
            <text:p>15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7" calcext:value-type="float">
            <text:p>3537</text:p>
          </table:table-cell>
          <table:table-cell table:style-name="ce9" table:formula="of:=EXP(Mean+ stdDev * COM.MICROSOFT.NORM.INV(RAND();0;1))" office:value-type="percentage" office:value="0.0932176312335565" calcext:value-type="percentage">
            <text:p>9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 table:style-name="ce9" table:formula="of:=EXP(Mean+ stdDev * COM.MICROSOFT.NORM.INV(RAND();0;1))" office:value-type="percentage" office:value="0.142719732822392" calcext:value-type="percentage">
            <text:p>14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9" calcext:value-type="float">
            <text:p>3539</text:p>
          </table:table-cell>
          <table:table-cell table:style-name="ce9" table:formula="of:=EXP(Mean+ stdDev * COM.MICROSOFT.NORM.INV(RAND();0;1))" office:value-type="percentage" office:value="0.0711905099865698" calcext:value-type="percentage">
            <text:p>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table:style-name="ce9" table:formula="of:=EXP(Mean+ stdDev * COM.MICROSOFT.NORM.INV(RAND();0;1))" office:value-type="percentage" office:value="0.100528665326356" calcext:value-type="percentage">
            <text:p>10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table:style-name="ce9" table:formula="of:=EXP(Mean+ stdDev * COM.MICROSOFT.NORM.INV(RAND();0;1))" office:value-type="percentage" office:value="0.166369996453468" calcext:value-type="percentage">
            <text:p>1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2" calcext:value-type="float">
            <text:p>3542</text:p>
          </table:table-cell>
          <table:table-cell table:style-name="ce9" table:formula="of:=EXP(Mean+ stdDev * COM.MICROSOFT.NORM.INV(RAND();0;1))" office:value-type="percentage" office:value="0.186777857494771" calcext:value-type="percentage">
            <text:p>18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3" calcext:value-type="float">
            <text:p>3543</text:p>
          </table:table-cell>
          <table:table-cell table:style-name="ce9" table:formula="of:=EXP(Mean+ stdDev * COM.MICROSOFT.NORM.INV(RAND();0;1))" office:value-type="percentage" office:value="0.297743651761906" calcext:value-type="percentage">
            <text:p>29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4" calcext:value-type="float">
            <text:p>3544</text:p>
          </table:table-cell>
          <table:table-cell table:style-name="ce9" table:formula="of:=EXP(Mean+ stdDev * COM.MICROSOFT.NORM.INV(RAND();0;1))" office:value-type="percentage" office:value="0.116455277789007" calcext:value-type="percentage">
            <text:p>11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table:style-name="ce9" table:formula="of:=EXP(Mean+ stdDev * COM.MICROSOFT.NORM.INV(RAND();0;1))" office:value-type="percentage" office:value="0.144750117579123" calcext:value-type="percentage">
            <text:p>14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table:style-name="ce9" table:formula="of:=EXP(Mean+ stdDev * COM.MICROSOFT.NORM.INV(RAND();0;1))" office:value-type="percentage" office:value="0.116260122063397" calcext:value-type="percentage">
            <text:p>1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7" calcext:value-type="float">
            <text:p>3547</text:p>
          </table:table-cell>
          <table:table-cell table:style-name="ce9" table:formula="of:=EXP(Mean+ stdDev * COM.MICROSOFT.NORM.INV(RAND();0;1))" office:value-type="percentage" office:value="0.185278778786578" calcext:value-type="percentage">
            <text:p>18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table:style-name="ce9" table:formula="of:=EXP(Mean+ stdDev * COM.MICROSOFT.NORM.INV(RAND();0;1))" office:value-type="percentage" office:value="0.146406982637512" calcext:value-type="percentage">
            <text:p>1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table:style-name="ce9" table:formula="of:=EXP(Mean+ stdDev * COM.MICROSOFT.NORM.INV(RAND();0;1))" office:value-type="percentage" office:value="0.137313964300714" calcext:value-type="percentage">
            <text:p>1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table:style-name="ce9" table:formula="of:=EXP(Mean+ stdDev * COM.MICROSOFT.NORM.INV(RAND();0;1))" office:value-type="percentage" office:value="0.146926799928357" calcext:value-type="percentage">
            <text:p>14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table:style-name="ce9" table:formula="of:=EXP(Mean+ stdDev * COM.MICROSOFT.NORM.INV(RAND();0;1))" office:value-type="percentage" office:value="0.133883597346268" calcext:value-type="percentage">
            <text:p>13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2" calcext:value-type="float">
            <text:p>3552</text:p>
          </table:table-cell>
          <table:table-cell table:style-name="ce9" table:formula="of:=EXP(Mean+ stdDev * COM.MICROSOFT.NORM.INV(RAND();0;1))" office:value-type="percentage" office:value="0.197269002366457" calcext:value-type="percentage">
            <text:p>19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3" calcext:value-type="float">
            <text:p>3553</text:p>
          </table:table-cell>
          <table:table-cell table:style-name="ce9" table:formula="of:=EXP(Mean+ stdDev * COM.MICROSOFT.NORM.INV(RAND();0;1))" office:value-type="percentage" office:value="0.188482927252384" calcext:value-type="percentage">
            <text:p>18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table:style-name="ce9" table:formula="of:=EXP(Mean+ stdDev * COM.MICROSOFT.NORM.INV(RAND();0;1))" office:value-type="percentage" office:value="0.235136020717621" calcext:value-type="percentage">
            <text:p>23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table:style-name="ce9" table:formula="of:=EXP(Mean+ stdDev * COM.MICROSOFT.NORM.INV(RAND();0;1))" office:value-type="percentage" office:value="0.0947711470491666" calcext:value-type="percentage">
            <text:p>9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6" calcext:value-type="float">
            <text:p>3556</text:p>
          </table:table-cell>
          <table:table-cell table:style-name="ce9" table:formula="of:=EXP(Mean+ stdDev * COM.MICROSOFT.NORM.INV(RAND();0;1))" office:value-type="percentage" office:value="0.207980954566243" calcext:value-type="percentage">
            <text:p>20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7" calcext:value-type="float">
            <text:p>3557</text:p>
          </table:table-cell>
          <table:table-cell table:style-name="ce9" table:formula="of:=EXP(Mean+ stdDev * COM.MICROSOFT.NORM.INV(RAND();0;1))" office:value-type="percentage" office:value="0.0544221142172901" calcext:value-type="percentage">
            <text:p>5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8" calcext:value-type="float">
            <text:p>3558</text:p>
          </table:table-cell>
          <table:table-cell table:style-name="ce9" table:formula="of:=EXP(Mean+ stdDev * COM.MICROSOFT.NORM.INV(RAND();0;1))" office:value-type="percentage" office:value="0.0749514125759605" calcext:value-type="percentage">
            <text:p>7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9" calcext:value-type="float">
            <text:p>3559</text:p>
          </table:table-cell>
          <table:table-cell table:style-name="ce9" table:formula="of:=EXP(Mean+ stdDev * COM.MICROSOFT.NORM.INV(RAND();0;1))" office:value-type="percentage" office:value="0.0800008434901354" calcext:value-type="percentage">
            <text:p>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0" calcext:value-type="float">
            <text:p>3560</text:p>
          </table:table-cell>
          <table:table-cell table:style-name="ce9" table:formula="of:=EXP(Mean+ stdDev * COM.MICROSOFT.NORM.INV(RAND();0;1))" office:value-type="percentage" office:value="0.151765283568293" calcext:value-type="percentage">
            <text:p>15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1" calcext:value-type="float">
            <text:p>3561</text:p>
          </table:table-cell>
          <table:table-cell table:style-name="ce9" table:formula="of:=EXP(Mean+ stdDev * COM.MICROSOFT.NORM.INV(RAND();0;1))" office:value-type="percentage" office:value="0.0821429454120918" calcext:value-type="percentage">
            <text:p>8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table:style-name="ce9" table:formula="of:=EXP(Mean+ stdDev * COM.MICROSOFT.NORM.INV(RAND();0;1))" office:value-type="percentage" office:value="0.0771779691530979" calcext:value-type="percentage">
            <text:p>7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table:style-name="ce9" table:formula="of:=EXP(Mean+ stdDev * COM.MICROSOFT.NORM.INV(RAND();0;1))" office:value-type="percentage" office:value="0.0847821700246259" calcext:value-type="percentage">
            <text:p>8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4" calcext:value-type="float">
            <text:p>3564</text:p>
          </table:table-cell>
          <table:table-cell table:style-name="ce9" table:formula="of:=EXP(Mean+ stdDev * COM.MICROSOFT.NORM.INV(RAND();0;1))" office:value-type="percentage" office:value="0.107336522469649" calcext:value-type="percentage">
            <text:p>10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5" calcext:value-type="float">
            <text:p>3565</text:p>
          </table:table-cell>
          <table:table-cell table:style-name="ce9" table:formula="of:=EXP(Mean+ stdDev * COM.MICROSOFT.NORM.INV(RAND();0;1))" office:value-type="percentage" office:value="0.119515267843183" calcext:value-type="percentage">
            <text:p>11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6" calcext:value-type="float">
            <text:p>3566</text:p>
          </table:table-cell>
          <table:table-cell table:style-name="ce9" table:formula="of:=EXP(Mean+ stdDev * COM.MICROSOFT.NORM.INV(RAND();0;1))" office:value-type="percentage" office:value="0.217093634692567" calcext:value-type="percentage">
            <text:p>21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7" calcext:value-type="float">
            <text:p>3567</text:p>
          </table:table-cell>
          <table:table-cell table:style-name="ce9" table:formula="of:=EXP(Mean+ stdDev * COM.MICROSOFT.NORM.INV(RAND();0;1))" office:value-type="percentage" office:value="0.220269231866355" calcext:value-type="percentage">
            <text:p>22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table:style-name="ce9" table:formula="of:=EXP(Mean+ stdDev * COM.MICROSOFT.NORM.INV(RAND();0;1))" office:value-type="percentage" office:value="0.189326369659344" calcext:value-type="percentage">
            <text:p>1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table:style-name="ce9" table:formula="of:=EXP(Mean+ stdDev * COM.MICROSOFT.NORM.INV(RAND();0;1))" office:value-type="percentage" office:value="0.188621043341773" calcext:value-type="percentage">
            <text:p>1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table:style-name="ce9" table:formula="of:=EXP(Mean+ stdDev * COM.MICROSOFT.NORM.INV(RAND();0;1))" office:value-type="percentage" office:value="0.116774002028642" calcext:value-type="percentage">
            <text:p>11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table:style-name="ce9" table:formula="of:=EXP(Mean+ stdDev * COM.MICROSOFT.NORM.INV(RAND();0;1))" office:value-type="percentage" office:value="0.0739395207419309" calcext:value-type="percentage">
            <text:p>7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2" calcext:value-type="float">
            <text:p>3572</text:p>
          </table:table-cell>
          <table:table-cell table:style-name="ce9" table:formula="of:=EXP(Mean+ stdDev * COM.MICROSOFT.NORM.INV(RAND();0;1))" office:value-type="percentage" office:value="0.0875315234987222" calcext:value-type="percentage">
            <text:p>8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table:style-name="ce9" table:formula="of:=EXP(Mean+ stdDev * COM.MICROSOFT.NORM.INV(RAND();0;1))" office:value-type="percentage" office:value="0.20436823389581" calcext:value-type="percentage">
            <text:p>20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4" calcext:value-type="float">
            <text:p>3574</text:p>
          </table:table-cell>
          <table:table-cell table:style-name="ce9" table:formula="of:=EXP(Mean+ stdDev * COM.MICROSOFT.NORM.INV(RAND();0;1))" office:value-type="percentage" office:value="0.0964169135388467" calcext:value-type="percentage">
            <text:p>9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table:style-name="ce9" table:formula="of:=EXP(Mean+ stdDev * COM.MICROSOFT.NORM.INV(RAND();0;1))" office:value-type="percentage" office:value="0.202978471208101" calcext:value-type="percentage">
            <text:p>20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6" calcext:value-type="float">
            <text:p>3576</text:p>
          </table:table-cell>
          <table:table-cell table:style-name="ce9" table:formula="of:=EXP(Mean+ stdDev * COM.MICROSOFT.NORM.INV(RAND();0;1))" office:value-type="percentage" office:value="0.12671566696842" calcext:value-type="percentage">
            <text:p>1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table:style-name="ce9" table:formula="of:=EXP(Mean+ stdDev * COM.MICROSOFT.NORM.INV(RAND();0;1))" office:value-type="percentage" office:value="0.15305714561204" calcext:value-type="percentage">
            <text:p>1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8" calcext:value-type="float">
            <text:p>3578</text:p>
          </table:table-cell>
          <table:table-cell table:style-name="ce9" table:formula="of:=EXP(Mean+ stdDev * COM.MICROSOFT.NORM.INV(RAND();0;1))" office:value-type="percentage" office:value="0.123306116218028" calcext:value-type="percentage">
            <text:p>12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 table:style-name="ce9" table:formula="of:=EXP(Mean+ stdDev * COM.MICROSOFT.NORM.INV(RAND();0;1))" office:value-type="percentage" office:value="0.21251913135609" calcext:value-type="percentage">
            <text:p>21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0" calcext:value-type="float">
            <text:p>3580</text:p>
          </table:table-cell>
          <table:table-cell table:style-name="ce9" table:formula="of:=EXP(Mean+ stdDev * COM.MICROSOFT.NORM.INV(RAND();0;1))" office:value-type="percentage" office:value="0.235150234457764" calcext:value-type="percentage">
            <text:p>23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1" calcext:value-type="float">
            <text:p>3581</text:p>
          </table:table-cell>
          <table:table-cell table:style-name="ce9" table:formula="of:=EXP(Mean+ stdDev * COM.MICROSOFT.NORM.INV(RAND();0;1))" office:value-type="percentage" office:value="0.115236065589536" calcext:value-type="percentage">
            <text:p>11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2" calcext:value-type="float">
            <text:p>3582</text:p>
          </table:table-cell>
          <table:table-cell table:style-name="ce9" table:formula="of:=EXP(Mean+ stdDev * COM.MICROSOFT.NORM.INV(RAND();0;1))" office:value-type="percentage" office:value="0.068038812821249" calcext:value-type="percentage">
            <text:p>6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table:style-name="ce9" table:formula="of:=EXP(Mean+ stdDev * COM.MICROSOFT.NORM.INV(RAND();0;1))" office:value-type="percentage" office:value="0.399122767978455" calcext:value-type="percentage">
            <text:p>39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 table:style-name="ce9" table:formula="of:=EXP(Mean+ stdDev * COM.MICROSOFT.NORM.INV(RAND();0;1))" office:value-type="percentage" office:value="0.213334182992859" calcext:value-type="percentage">
            <text:p>21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table:style-name="ce9" table:formula="of:=EXP(Mean+ stdDev * COM.MICROSOFT.NORM.INV(RAND();0;1))" office:value-type="percentage" office:value="0.189001921458589" calcext:value-type="percentage">
            <text:p>18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6" calcext:value-type="float">
            <text:p>3586</text:p>
          </table:table-cell>
          <table:table-cell table:style-name="ce9" table:formula="of:=EXP(Mean+ stdDev * COM.MICROSOFT.NORM.INV(RAND();0;1))" office:value-type="percentage" office:value="0.123369732371824" calcext:value-type="percentage">
            <text:p>12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7" calcext:value-type="float">
            <text:p>3587</text:p>
          </table:table-cell>
          <table:table-cell table:style-name="ce9" table:formula="of:=EXP(Mean+ stdDev * COM.MICROSOFT.NORM.INV(RAND();0;1))" office:value-type="percentage" office:value="0.240880594311942" calcext:value-type="percentage">
            <text:p>24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8" calcext:value-type="float">
            <text:p>3588</text:p>
          </table:table-cell>
          <table:table-cell table:style-name="ce9" table:formula="of:=EXP(Mean+ stdDev * COM.MICROSOFT.NORM.INV(RAND();0;1))" office:value-type="percentage" office:value="0.149347534530888" calcext:value-type="percentage">
            <text:p>14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 table:style-name="ce9" table:formula="of:=EXP(Mean+ stdDev * COM.MICROSOFT.NORM.INV(RAND();0;1))" office:value-type="percentage" office:value="0.16393087417771" calcext:value-type="percentage">
            <text:p>1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table:style-name="ce9" table:formula="of:=EXP(Mean+ stdDev * COM.MICROSOFT.NORM.INV(RAND();0;1))" office:value-type="percentage" office:value="0.0820160856292045" calcext:value-type="percentage">
            <text:p>8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table:style-name="ce9" table:formula="of:=EXP(Mean+ stdDev * COM.MICROSOFT.NORM.INV(RAND();0;1))" office:value-type="percentage" office:value="0.165412682208648" calcext:value-type="percentage">
            <text:p>16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table:style-name="ce9" table:formula="of:=EXP(Mean+ stdDev * COM.MICROSOFT.NORM.INV(RAND();0;1))" office:value-type="percentage" office:value="0.0988709349571362" calcext:value-type="percentage">
            <text:p>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3" calcext:value-type="float">
            <text:p>3593</text:p>
          </table:table-cell>
          <table:table-cell table:style-name="ce9" table:formula="of:=EXP(Mean+ stdDev * COM.MICROSOFT.NORM.INV(RAND();0;1))" office:value-type="percentage" office:value="0.291359437044248" calcext:value-type="percentage">
            <text:p>29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table:style-name="ce9" table:formula="of:=EXP(Mean+ stdDev * COM.MICROSOFT.NORM.INV(RAND();0;1))" office:value-type="percentage" office:value="0.0648872196881927" calcext:value-type="percentage">
            <text:p>6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5" calcext:value-type="float">
            <text:p>3595</text:p>
          </table:table-cell>
          <table:table-cell table:style-name="ce9" table:formula="of:=EXP(Mean+ stdDev * COM.MICROSOFT.NORM.INV(RAND();0;1))" office:value-type="percentage" office:value="0.219331490225662" calcext:value-type="percentage">
            <text:p>2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table:style-name="ce9" table:formula="of:=EXP(Mean+ stdDev * COM.MICROSOFT.NORM.INV(RAND();0;1))" office:value-type="percentage" office:value="0.0517505319304366" calcext:value-type="percentage">
            <text:p>5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7" calcext:value-type="float">
            <text:p>3597</text:p>
          </table:table-cell>
          <table:table-cell table:style-name="ce9" table:formula="of:=EXP(Mean+ stdDev * COM.MICROSOFT.NORM.INV(RAND();0;1))" office:value-type="percentage" office:value="0.128959932632153" calcext:value-type="percentage">
            <text:p>12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style-name="ce9" table:formula="of:=EXP(Mean+ stdDev * COM.MICROSOFT.NORM.INV(RAND();0;1))" office:value-type="percentage" office:value="0.140733970203477" calcext:value-type="percentage">
            <text:p>14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9" calcext:value-type="float">
            <text:p>3599</text:p>
          </table:table-cell>
          <table:table-cell table:style-name="ce9" table:formula="of:=EXP(Mean+ stdDev * COM.MICROSOFT.NORM.INV(RAND();0;1))" office:value-type="percentage" office:value="0.127415665615853" calcext:value-type="percentage">
            <text:p>12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style-name="ce9" table:formula="of:=EXP(Mean+ stdDev * COM.MICROSOFT.NORM.INV(RAND();0;1))" office:value-type="percentage" office:value="0.049081662368461" calcext:value-type="percentage">
            <text:p>4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table:style-name="ce9" table:formula="of:=EXP(Mean+ stdDev * COM.MICROSOFT.NORM.INV(RAND();0;1))" office:value-type="percentage" office:value="0.17546994966278" calcext:value-type="percentage">
            <text:p>17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table:style-name="ce9" table:formula="of:=EXP(Mean+ stdDev * COM.MICROSOFT.NORM.INV(RAND();0;1))" office:value-type="percentage" office:value="0.212980947907946" calcext:value-type="percentage">
            <text:p>21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3" calcext:value-type="float">
            <text:p>3603</text:p>
          </table:table-cell>
          <table:table-cell table:style-name="ce9" table:formula="of:=EXP(Mean+ stdDev * COM.MICROSOFT.NORM.INV(RAND();0;1))" office:value-type="percentage" office:value="0.057092230370423" calcext:value-type="percentage">
            <text:p>5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table:style-name="ce9" table:formula="of:=EXP(Mean+ stdDev * COM.MICROSOFT.NORM.INV(RAND();0;1))" office:value-type="percentage" office:value="0.0931595679826615" calcext:value-type="percentage">
            <text:p>9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 table:style-name="ce9" table:formula="of:=EXP(Mean+ stdDev * COM.MICROSOFT.NORM.INV(RAND();0;1))" office:value-type="percentage" office:value="0.385866230951098" calcext:value-type="percentage">
            <text:p>38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6" calcext:value-type="float">
            <text:p>3606</text:p>
          </table:table-cell>
          <table:table-cell table:style-name="ce9" table:formula="of:=EXP(Mean+ stdDev * COM.MICROSOFT.NORM.INV(RAND();0;1))" office:value-type="percentage" office:value="0.125375439188369" calcext:value-type="percentage">
            <text:p>12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7" calcext:value-type="float">
            <text:p>3607</text:p>
          </table:table-cell>
          <table:table-cell table:style-name="ce9" table:formula="of:=EXP(Mean+ stdDev * COM.MICROSOFT.NORM.INV(RAND();0;1))" office:value-type="percentage" office:value="0.0972003027438788" calcext:value-type="percentage">
            <text:p>9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table:style-name="ce9" table:formula="of:=EXP(Mean+ stdDev * COM.MICROSOFT.NORM.INV(RAND();0;1))" office:value-type="percentage" office:value="0.782575585505213" calcext:value-type="percentage">
            <text:p>78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9" calcext:value-type="float">
            <text:p>3609</text:p>
          </table:table-cell>
          <table:table-cell table:style-name="ce9" table:formula="of:=EXP(Mean+ stdDev * COM.MICROSOFT.NORM.INV(RAND();0;1))" office:value-type="percentage" office:value="0.208476831081476" calcext:value-type="percentage">
            <text:p>2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table:style-name="ce9" table:formula="of:=EXP(Mean+ stdDev * COM.MICROSOFT.NORM.INV(RAND();0;1))" office:value-type="percentage" office:value="0.294474428893272" calcext:value-type="percentage">
            <text:p>29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table:style-name="ce9" table:formula="of:=EXP(Mean+ stdDev * COM.MICROSOFT.NORM.INV(RAND();0;1))" office:value-type="percentage" office:value="0.15501218570975" calcext:value-type="percentage">
            <text:p>15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table:style-name="ce9" table:formula="of:=EXP(Mean+ stdDev * COM.MICROSOFT.NORM.INV(RAND();0;1))" office:value-type="percentage" office:value="0.0354410341208186" calcext:value-type="percentage">
            <text:p>3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table:style-name="ce9" table:formula="of:=EXP(Mean+ stdDev * COM.MICROSOFT.NORM.INV(RAND();0;1))" office:value-type="percentage" office:value="0.155262319537784" calcext:value-type="percentage">
            <text:p>1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 table:style-name="ce9" table:formula="of:=EXP(Mean+ stdDev * COM.MICROSOFT.NORM.INV(RAND();0;1))" office:value-type="percentage" office:value="0.164576719158371" calcext:value-type="percentage">
            <text:p>1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5" calcext:value-type="float">
            <text:p>3615</text:p>
          </table:table-cell>
          <table:table-cell table:style-name="ce9" table:formula="of:=EXP(Mean+ stdDev * COM.MICROSOFT.NORM.INV(RAND();0;1))" office:value-type="percentage" office:value="0.140363779373049" calcext:value-type="percentage">
            <text:p>14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table:style-name="ce9" table:formula="of:=EXP(Mean+ stdDev * COM.MICROSOFT.NORM.INV(RAND();0;1))" office:value-type="percentage" office:value="0.0464121974870885" calcext:value-type="percentage">
            <text:p>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7" calcext:value-type="float">
            <text:p>3617</text:p>
          </table:table-cell>
          <table:table-cell table:style-name="ce9" table:formula="of:=EXP(Mean+ stdDev * COM.MICROSOFT.NORM.INV(RAND();0;1))" office:value-type="percentage" office:value="0.206350236046246" calcext:value-type="percentage">
            <text:p>20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8" calcext:value-type="float">
            <text:p>3618</text:p>
          </table:table-cell>
          <table:table-cell table:style-name="ce9" table:formula="of:=EXP(Mean+ stdDev * COM.MICROSOFT.NORM.INV(RAND();0;1))" office:value-type="percentage" office:value="0.367216101759159" calcext:value-type="percentage">
            <text:p>36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9" calcext:value-type="float">
            <text:p>3619</text:p>
          </table:table-cell>
          <table:table-cell table:style-name="ce9" table:formula="of:=EXP(Mean+ stdDev * COM.MICROSOFT.NORM.INV(RAND();0;1))" office:value-type="percentage" office:value="0.0422373476323288" calcext:value-type="percentage">
            <text:p>4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table:style-name="ce9" table:formula="of:=EXP(Mean+ stdDev * COM.MICROSOFT.NORM.INV(RAND();0;1))" office:value-type="percentage" office:value="0.365047026671659" calcext:value-type="percentage">
            <text:p>36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1" calcext:value-type="float">
            <text:p>3621</text:p>
          </table:table-cell>
          <table:table-cell table:style-name="ce9" table:formula="of:=EXP(Mean+ stdDev * COM.MICROSOFT.NORM.INV(RAND();0;1))" office:value-type="percentage" office:value="0.25928429294456" calcext:value-type="percentage">
            <text:p>25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2" calcext:value-type="float">
            <text:p>3622</text:p>
          </table:table-cell>
          <table:table-cell table:style-name="ce9" table:formula="of:=EXP(Mean+ stdDev * COM.MICROSOFT.NORM.INV(RAND();0;1))" office:value-type="percentage" office:value="0.0719780549287417" calcext:value-type="percentage">
            <text:p>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3" calcext:value-type="float">
            <text:p>3623</text:p>
          </table:table-cell>
          <table:table-cell table:style-name="ce9" table:formula="of:=EXP(Mean+ stdDev * COM.MICROSOFT.NORM.INV(RAND();0;1))" office:value-type="percentage" office:value="0.145958201910301" calcext:value-type="percentage">
            <text:p>14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table:style-name="ce9" table:formula="of:=EXP(Mean+ stdDev * COM.MICROSOFT.NORM.INV(RAND();0;1))" office:value-type="percentage" office:value="0.112762570700598" calcext:value-type="percentage">
            <text:p>11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table:style-name="ce9" table:formula="of:=EXP(Mean+ stdDev * COM.MICROSOFT.NORM.INV(RAND();0;1))" office:value-type="percentage" office:value="0.114001600426524" calcext:value-type="percentage">
            <text:p>11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table:style-name="ce9" table:formula="of:=EXP(Mean+ stdDev * COM.MICROSOFT.NORM.INV(RAND();0;1))" office:value-type="percentage" office:value="0.238450737412457" calcext:value-type="percentage">
            <text:p>23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7" calcext:value-type="float">
            <text:p>3627</text:p>
          </table:table-cell>
          <table:table-cell table:style-name="ce9" table:formula="of:=EXP(Mean+ stdDev * COM.MICROSOFT.NORM.INV(RAND();0;1))" office:value-type="percentage" office:value="0.0594877771742846" calcext:value-type="percentage">
            <text:p>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table:style-name="ce9" table:formula="of:=EXP(Mean+ stdDev * COM.MICROSOFT.NORM.INV(RAND();0;1))" office:value-type="percentage" office:value="0.199925558768459" calcext:value-type="percentage">
            <text:p>19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9" calcext:value-type="float">
            <text:p>3629</text:p>
          </table:table-cell>
          <table:table-cell table:style-name="ce9" table:formula="of:=EXP(Mean+ stdDev * COM.MICROSOFT.NORM.INV(RAND();0;1))" office:value-type="percentage" office:value="0.293718716862419" calcext:value-type="percentage">
            <text:p>2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table:style-name="ce9" table:formula="of:=EXP(Mean+ stdDev * COM.MICROSOFT.NORM.INV(RAND();0;1))" office:value-type="percentage" office:value="0.112875125187722" calcext:value-type="percentage">
            <text:p>11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table:style-name="ce9" table:formula="of:=EXP(Mean+ stdDev * COM.MICROSOFT.NORM.INV(RAND();0;1))" office:value-type="percentage" office:value="0.0526079705951406" calcext:value-type="percentage">
            <text:p>5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2" calcext:value-type="float">
            <text:p>3632</text:p>
          </table:table-cell>
          <table:table-cell table:style-name="ce9" table:formula="of:=EXP(Mean+ stdDev * COM.MICROSOFT.NORM.INV(RAND();0;1))" office:value-type="percentage" office:value="0.48704183889227" calcext:value-type="percentage">
            <text:p>48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3" calcext:value-type="float">
            <text:p>3633</text:p>
          </table:table-cell>
          <table:table-cell table:style-name="ce9" table:formula="of:=EXP(Mean+ stdDev * COM.MICROSOFT.NORM.INV(RAND();0;1))" office:value-type="percentage" office:value="0.113072594969177" calcext:value-type="percentage">
            <text:p>11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table:style-name="ce9" table:formula="of:=EXP(Mean+ stdDev * COM.MICROSOFT.NORM.INV(RAND();0;1))" office:value-type="percentage" office:value="0.125906087779736" calcext:value-type="percentage">
            <text:p>12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 table:style-name="ce9" table:formula="of:=EXP(Mean+ stdDev * COM.MICROSOFT.NORM.INV(RAND();0;1))" office:value-type="percentage" office:value="0.0957288367144793" calcext:value-type="percentage">
            <text:p>9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table:style-name="ce9" table:formula="of:=EXP(Mean+ stdDev * COM.MICROSOFT.NORM.INV(RAND();0;1))" office:value-type="percentage" office:value="0.102205822047422" calcext:value-type="percentage">
            <text:p>1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table:style-name="ce9" table:formula="of:=EXP(Mean+ stdDev * COM.MICROSOFT.NORM.INV(RAND();0;1))" office:value-type="percentage" office:value="0.150571874343956" calcext:value-type="percentage">
            <text:p>15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table:style-name="ce9" table:formula="of:=EXP(Mean+ stdDev * COM.MICROSOFT.NORM.INV(RAND();0;1))" office:value-type="percentage" office:value="0.347935198159488" calcext:value-type="percentage">
            <text:p>34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 table:style-name="ce9" table:formula="of:=EXP(Mean+ stdDev * COM.MICROSOFT.NORM.INV(RAND();0;1))" office:value-type="percentage" office:value="0.24503408546105" calcext:value-type="percentage">
            <text:p>24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table:style-name="ce9" table:formula="of:=EXP(Mean+ stdDev * COM.MICROSOFT.NORM.INV(RAND();0;1))" office:value-type="percentage" office:value="0.164312836978254" calcext:value-type="percentage">
            <text:p>16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1" calcext:value-type="float">
            <text:p>3641</text:p>
          </table:table-cell>
          <table:table-cell table:style-name="ce9" table:formula="of:=EXP(Mean+ stdDev * COM.MICROSOFT.NORM.INV(RAND();0;1))" office:value-type="percentage" office:value="0.205838445665593" calcext:value-type="percentage">
            <text:p>20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table:style-name="ce9" table:formula="of:=EXP(Mean+ stdDev * COM.MICROSOFT.NORM.INV(RAND();0;1))" office:value-type="percentage" office:value="0.0970174328920803" calcext:value-type="percentage">
            <text:p>9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3" calcext:value-type="float">
            <text:p>3643</text:p>
          </table:table-cell>
          <table:table-cell table:style-name="ce9" table:formula="of:=EXP(Mean+ stdDev * COM.MICROSOFT.NORM.INV(RAND();0;1))" office:value-type="percentage" office:value="0.0744817291799032" calcext:value-type="percentage">
            <text:p>7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4" calcext:value-type="float">
            <text:p>3644</text:p>
          </table:table-cell>
          <table:table-cell table:style-name="ce9" table:formula="of:=EXP(Mean+ stdDev * COM.MICROSOFT.NORM.INV(RAND();0;1))" office:value-type="percentage" office:value="0.129896645485411" calcext:value-type="percentage">
            <text:p>12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5" calcext:value-type="float">
            <text:p>3645</text:p>
          </table:table-cell>
          <table:table-cell table:style-name="ce9" table:formula="of:=EXP(Mean+ stdDev * COM.MICROSOFT.NORM.INV(RAND();0;1))" office:value-type="percentage" office:value="0.188802350027737" calcext:value-type="percentage">
            <text:p>18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  <table:table-cell table:style-name="ce9" table:formula="of:=EXP(Mean+ stdDev * COM.MICROSOFT.NORM.INV(RAND();0;1))" office:value-type="percentage" office:value="0.0918514394488294" calcext:value-type="percentage">
            <text:p>9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7" calcext:value-type="float">
            <text:p>3647</text:p>
          </table:table-cell>
          <table:table-cell table:style-name="ce9" table:formula="of:=EXP(Mean+ stdDev * COM.MICROSOFT.NORM.INV(RAND();0;1))" office:value-type="percentage" office:value="0.133370758321259" calcext:value-type="percentage">
            <text:p>13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8" calcext:value-type="float">
            <text:p>3648</text:p>
          </table:table-cell>
          <table:table-cell table:style-name="ce9" table:formula="of:=EXP(Mean+ stdDev * COM.MICROSOFT.NORM.INV(RAND();0;1))" office:value-type="percentage" office:value="0.109289609832287" calcext:value-type="percentage">
            <text:p>10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9" calcext:value-type="float">
            <text:p>3649</text:p>
          </table:table-cell>
          <table:table-cell table:style-name="ce9" table:formula="of:=EXP(Mean+ stdDev * COM.MICROSOFT.NORM.INV(RAND();0;1))" office:value-type="percentage" office:value="0.200674797443385" calcext:value-type="percentage">
            <text:p>2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table:style-name="ce9" table:formula="of:=EXP(Mean+ stdDev * COM.MICROSOFT.NORM.INV(RAND();0;1))" office:value-type="percentage" office:value="0.159574451847451" calcext:value-type="percentage">
            <text:p>1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table:style-name="ce9" table:formula="of:=EXP(Mean+ stdDev * COM.MICROSOFT.NORM.INV(RAND();0;1))" office:value-type="percentage" office:value="0.0940806787372512" calcext:value-type="percentage">
            <text:p>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2" calcext:value-type="float">
            <text:p>3652</text:p>
          </table:table-cell>
          <table:table-cell table:style-name="ce9" table:formula="of:=EXP(Mean+ stdDev * COM.MICROSOFT.NORM.INV(RAND();0;1))" office:value-type="percentage" office:value="0.0789658322780733" calcext:value-type="percentage">
            <text:p>7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3" calcext:value-type="float">
            <text:p>3653</text:p>
          </table:table-cell>
          <table:table-cell table:style-name="ce9" table:formula="of:=EXP(Mean+ stdDev * COM.MICROSOFT.NORM.INV(RAND();0;1))" office:value-type="percentage" office:value="0.230356803622117" calcext:value-type="percentage">
            <text:p>23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4" calcext:value-type="float">
            <text:p>3654</text:p>
          </table:table-cell>
          <table:table-cell table:style-name="ce9" table:formula="of:=EXP(Mean+ stdDev * COM.MICROSOFT.NORM.INV(RAND();0;1))" office:value-type="percentage" office:value="0.0866099191363178" calcext:value-type="percentage">
            <text:p>8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5" calcext:value-type="float">
            <text:p>3655</text:p>
          </table:table-cell>
          <table:table-cell table:style-name="ce9" table:formula="of:=EXP(Mean+ stdDev * COM.MICROSOFT.NORM.INV(RAND();0;1))" office:value-type="percentage" office:value="0.405663338733136" calcext:value-type="percentage">
            <text:p>40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6" calcext:value-type="float">
            <text:p>3656</text:p>
          </table:table-cell>
          <table:table-cell table:style-name="ce9" table:formula="of:=EXP(Mean+ stdDev * COM.MICROSOFT.NORM.INV(RAND();0;1))" office:value-type="percentage" office:value="0.0706330406421473" calcext:value-type="percentage">
            <text:p>7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7" calcext:value-type="float">
            <text:p>3657</text:p>
          </table:table-cell>
          <table:table-cell table:style-name="ce9" table:formula="of:=EXP(Mean+ stdDev * COM.MICROSOFT.NORM.INV(RAND();0;1))" office:value-type="percentage" office:value="0.0993029222040405" calcext:value-type="percentage">
            <text:p>9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8" calcext:value-type="float">
            <text:p>3658</text:p>
          </table:table-cell>
          <table:table-cell table:style-name="ce9" table:formula="of:=EXP(Mean+ stdDev * COM.MICROSOFT.NORM.INV(RAND();0;1))" office:value-type="percentage" office:value="0.223113549780079" calcext:value-type="percentage">
            <text:p>22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 table:style-name="ce9" table:formula="of:=EXP(Mean+ stdDev * COM.MICROSOFT.NORM.INV(RAND();0;1))" office:value-type="percentage" office:value="0.114557201986434" calcext:value-type="percentage">
            <text:p>11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table:style-name="ce9" table:formula="of:=EXP(Mean+ stdDev * COM.MICROSOFT.NORM.INV(RAND();0;1))" office:value-type="percentage" office:value="0.29030666745168" calcext:value-type="percentage">
            <text:p>29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1" calcext:value-type="float">
            <text:p>3661</text:p>
          </table:table-cell>
          <table:table-cell table:style-name="ce9" table:formula="of:=EXP(Mean+ stdDev * COM.MICROSOFT.NORM.INV(RAND();0;1))" office:value-type="percentage" office:value="0.221647995587642" calcext:value-type="percentage">
            <text:p>22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2" calcext:value-type="float">
            <text:p>3662</text:p>
          </table:table-cell>
          <table:table-cell table:style-name="ce9" table:formula="of:=EXP(Mean+ stdDev * COM.MICROSOFT.NORM.INV(RAND();0;1))" office:value-type="percentage" office:value="0.195761473382998" calcext:value-type="percentage">
            <text:p>1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3" calcext:value-type="float">
            <text:p>3663</text:p>
          </table:table-cell>
          <table:table-cell table:style-name="ce9" table:formula="of:=EXP(Mean+ stdDev * COM.MICROSOFT.NORM.INV(RAND();0;1))" office:value-type="percentage" office:value="0.0885175735001194" calcext:value-type="percentage">
            <text:p>8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4" calcext:value-type="float">
            <text:p>3664</text:p>
          </table:table-cell>
          <table:table-cell table:style-name="ce9" table:formula="of:=EXP(Mean+ stdDev * COM.MICROSOFT.NORM.INV(RAND();0;1))" office:value-type="percentage" office:value="0.312410982878344" calcext:value-type="percentage">
            <text:p>31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table:style-name="ce9" table:formula="of:=EXP(Mean+ stdDev * COM.MICROSOFT.NORM.INV(RAND();0;1))" office:value-type="percentage" office:value="0.120926885184351" calcext:value-type="percentage">
            <text:p>12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table:style-name="ce9" table:formula="of:=EXP(Mean+ stdDev * COM.MICROSOFT.NORM.INV(RAND();0;1))" office:value-type="percentage" office:value="0.201622187624497" calcext:value-type="percentage">
            <text:p>20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7" calcext:value-type="float">
            <text:p>3667</text:p>
          </table:table-cell>
          <table:table-cell table:style-name="ce9" table:formula="of:=EXP(Mean+ stdDev * COM.MICROSOFT.NORM.INV(RAND();0;1))" office:value-type="percentage" office:value="0.18058586385098" calcext:value-type="percentage">
            <text:p>18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8" calcext:value-type="float">
            <text:p>3668</text:p>
          </table:table-cell>
          <table:table-cell table:style-name="ce9" table:formula="of:=EXP(Mean+ stdDev * COM.MICROSOFT.NORM.INV(RAND();0;1))" office:value-type="percentage" office:value="0.177764977460904" calcext:value-type="percentage">
            <text:p>17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9" calcext:value-type="float">
            <text:p>3669</text:p>
          </table:table-cell>
          <table:table-cell table:style-name="ce9" table:formula="of:=EXP(Mean+ stdDev * COM.MICROSOFT.NORM.INV(RAND();0;1))" office:value-type="percentage" office:value="0.114124135156387" calcext:value-type="percentage">
            <text:p>11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0" calcext:value-type="float">
            <text:p>3670</text:p>
          </table:table-cell>
          <table:table-cell table:style-name="ce9" table:formula="of:=EXP(Mean+ stdDev * COM.MICROSOFT.NORM.INV(RAND();0;1))" office:value-type="percentage" office:value="0.0785119901676889" calcext:value-type="percentage">
            <text:p>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1" calcext:value-type="float">
            <text:p>3671</text:p>
          </table:table-cell>
          <table:table-cell table:style-name="ce9" table:formula="of:=EXP(Mean+ stdDev * COM.MICROSOFT.NORM.INV(RAND();0;1))" office:value-type="percentage" office:value="0.105898909341722" calcext:value-type="percentage">
            <text:p>10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2" calcext:value-type="float">
            <text:p>3672</text:p>
          </table:table-cell>
          <table:table-cell table:style-name="ce9" table:formula="of:=EXP(Mean+ stdDev * COM.MICROSOFT.NORM.INV(RAND();0;1))" office:value-type="percentage" office:value="0.0878983976199145" calcext:value-type="percentage">
            <text:p>8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3" calcext:value-type="float">
            <text:p>3673</text:p>
          </table:table-cell>
          <table:table-cell table:style-name="ce9" table:formula="of:=EXP(Mean+ stdDev * COM.MICROSOFT.NORM.INV(RAND();0;1))" office:value-type="percentage" office:value="0.109391225655435" calcext:value-type="percentage">
            <text:p>10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4" calcext:value-type="float">
            <text:p>3674</text:p>
          </table:table-cell>
          <table:table-cell table:style-name="ce9" table:formula="of:=EXP(Mean+ stdDev * COM.MICROSOFT.NORM.INV(RAND();0;1))" office:value-type="percentage" office:value="0.157619393154535" calcext:value-type="percentage">
            <text:p>15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5" calcext:value-type="float">
            <text:p>3675</text:p>
          </table:table-cell>
          <table:table-cell table:style-name="ce9" table:formula="of:=EXP(Mean+ stdDev * COM.MICROSOFT.NORM.INV(RAND();0;1))" office:value-type="percentage" office:value="0.104624230483676" calcext:value-type="percentage">
            <text:p>10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6" calcext:value-type="float">
            <text:p>3676</text:p>
          </table:table-cell>
          <table:table-cell table:style-name="ce9" table:formula="of:=EXP(Mean+ stdDev * COM.MICROSOFT.NORM.INV(RAND();0;1))" office:value-type="percentage" office:value="0.0695642407938827" calcext:value-type="percentage">
            <text:p>6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 table:style-name="ce9" table:formula="of:=EXP(Mean+ stdDev * COM.MICROSOFT.NORM.INV(RAND();0;1))" office:value-type="percentage" office:value="0.0658620652123389" calcext:value-type="percentage">
            <text:p>6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8" calcext:value-type="float">
            <text:p>3678</text:p>
          </table:table-cell>
          <table:table-cell table:style-name="ce9" table:formula="of:=EXP(Mean+ stdDev * COM.MICROSOFT.NORM.INV(RAND();0;1))" office:value-type="percentage" office:value="0.0589614356781709" calcext:value-type="percentage">
            <text:p>5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9" calcext:value-type="float">
            <text:p>3679</text:p>
          </table:table-cell>
          <table:table-cell table:style-name="ce9" table:formula="of:=EXP(Mean+ stdDev * COM.MICROSOFT.NORM.INV(RAND();0;1))" office:value-type="percentage" office:value="0.0898557222754748" calcext:value-type="percentage">
            <text:p>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0" calcext:value-type="float">
            <text:p>3680</text:p>
          </table:table-cell>
          <table:table-cell table:style-name="ce9" table:formula="of:=EXP(Mean+ stdDev * COM.MICROSOFT.NORM.INV(RAND();0;1))" office:value-type="percentage" office:value="0.111547654077953" calcext:value-type="percentage">
            <text:p>11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1" calcext:value-type="float">
            <text:p>3681</text:p>
          </table:table-cell>
          <table:table-cell table:style-name="ce9" table:formula="of:=EXP(Mean+ stdDev * COM.MICROSOFT.NORM.INV(RAND();0;1))" office:value-type="percentage" office:value="0.108879506824938" calcext:value-type="percentage">
            <text:p>10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2" calcext:value-type="float">
            <text:p>3682</text:p>
          </table:table-cell>
          <table:table-cell table:style-name="ce9" table:formula="of:=EXP(Mean+ stdDev * COM.MICROSOFT.NORM.INV(RAND();0;1))" office:value-type="percentage" office:value="0.288912675039816" calcext:value-type="percentage">
            <text:p>28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3" calcext:value-type="float">
            <text:p>3683</text:p>
          </table:table-cell>
          <table:table-cell table:style-name="ce9" table:formula="of:=EXP(Mean+ stdDev * COM.MICROSOFT.NORM.INV(RAND();0;1))" office:value-type="percentage" office:value="0.139849928738527" calcext:value-type="percentage">
            <text:p>1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4" calcext:value-type="float">
            <text:p>3684</text:p>
          </table:table-cell>
          <table:table-cell table:style-name="ce9" table:formula="of:=EXP(Mean+ stdDev * COM.MICROSOFT.NORM.INV(RAND();0;1))" office:value-type="percentage" office:value="0.177522993676306" calcext:value-type="percentage">
            <text:p>17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5" calcext:value-type="float">
            <text:p>3685</text:p>
          </table:table-cell>
          <table:table-cell table:style-name="ce9" table:formula="of:=EXP(Mean+ stdDev * COM.MICROSOFT.NORM.INV(RAND();0;1))" office:value-type="percentage" office:value="0.260552469880349" calcext:value-type="percentage">
            <text:p>26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6" calcext:value-type="float">
            <text:p>3686</text:p>
          </table:table-cell>
          <table:table-cell table:style-name="ce9" table:formula="of:=EXP(Mean+ stdDev * COM.MICROSOFT.NORM.INV(RAND();0;1))" office:value-type="percentage" office:value="0.258867390614159" calcext:value-type="percentage">
            <text:p>25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table:style-name="ce9" table:formula="of:=EXP(Mean+ stdDev * COM.MICROSOFT.NORM.INV(RAND();0;1))" office:value-type="percentage" office:value="0.118807102947096" calcext:value-type="percentage">
            <text:p>11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8" calcext:value-type="float">
            <text:p>3688</text:p>
          </table:table-cell>
          <table:table-cell table:style-name="ce9" table:formula="of:=EXP(Mean+ stdDev * COM.MICROSOFT.NORM.INV(RAND();0;1))" office:value-type="percentage" office:value="0.162753890920851" calcext:value-type="percentage">
            <text:p>16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9" calcext:value-type="float">
            <text:p>3689</text:p>
          </table:table-cell>
          <table:table-cell table:style-name="ce9" table:formula="of:=EXP(Mean+ stdDev * COM.MICROSOFT.NORM.INV(RAND();0;1))" office:value-type="percentage" office:value="0.288107679315264" calcext:value-type="percentage">
            <text:p>28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0" calcext:value-type="float">
            <text:p>3690</text:p>
          </table:table-cell>
          <table:table-cell table:style-name="ce9" table:formula="of:=EXP(Mean+ stdDev * COM.MICROSOFT.NORM.INV(RAND();0;1))" office:value-type="percentage" office:value="0.29150185699634" calcext:value-type="percentage">
            <text:p>29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1" calcext:value-type="float">
            <text:p>3691</text:p>
          </table:table-cell>
          <table:table-cell table:style-name="ce9" table:formula="of:=EXP(Mean+ stdDev * COM.MICROSOFT.NORM.INV(RAND();0;1))" office:value-type="percentage" office:value="0.17952847761683" calcext:value-type="percentage">
            <text:p>17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2" calcext:value-type="float">
            <text:p>3692</text:p>
          </table:table-cell>
          <table:table-cell table:style-name="ce9" table:formula="of:=EXP(Mean+ stdDev * COM.MICROSOFT.NORM.INV(RAND();0;1))" office:value-type="percentage" office:value="0.335806905108834" calcext:value-type="percentage">
            <text:p>33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 table:style-name="ce9" table:formula="of:=EXP(Mean+ stdDev * COM.MICROSOFT.NORM.INV(RAND();0;1))" office:value-type="percentage" office:value="0.145218327004631" calcext:value-type="percentage">
            <text:p>14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table:style-name="ce9" table:formula="of:=EXP(Mean+ stdDev * COM.MICROSOFT.NORM.INV(RAND();0;1))" office:value-type="percentage" office:value="0.0939368723810628" calcext:value-type="percentage">
            <text:p>9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5" calcext:value-type="float">
            <text:p>3695</text:p>
          </table:table-cell>
          <table:table-cell table:style-name="ce9" table:formula="of:=EXP(Mean+ stdDev * COM.MICROSOFT.NORM.INV(RAND();0;1))" office:value-type="percentage" office:value="0.228861490805519" calcext:value-type="percentage">
            <text:p>22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6" calcext:value-type="float">
            <text:p>3696</text:p>
          </table:table-cell>
          <table:table-cell table:style-name="ce9" table:formula="of:=EXP(Mean+ stdDev * COM.MICROSOFT.NORM.INV(RAND();0;1))" office:value-type="percentage" office:value="0.146001690277695" calcext:value-type="percentage">
            <text:p>14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7" calcext:value-type="float">
            <text:p>3697</text:p>
          </table:table-cell>
          <table:table-cell table:style-name="ce9" table:formula="of:=EXP(Mean+ stdDev * COM.MICROSOFT.NORM.INV(RAND();0;1))" office:value-type="percentage" office:value="0.157990700027612" calcext:value-type="percentage">
            <text:p>1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8" calcext:value-type="float">
            <text:p>3698</text:p>
          </table:table-cell>
          <table:table-cell table:style-name="ce9" table:formula="of:=EXP(Mean+ stdDev * COM.MICROSOFT.NORM.INV(RAND();0;1))" office:value-type="percentage" office:value="0.185674438219984" calcext:value-type="percentage">
            <text:p>1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9" calcext:value-type="float">
            <text:p>3699</text:p>
          </table:table-cell>
          <table:table-cell table:style-name="ce9" table:formula="of:=EXP(Mean+ stdDev * COM.MICROSOFT.NORM.INV(RAND();0;1))" office:value-type="percentage" office:value="0.0464288178641727" calcext:value-type="percentage">
            <text:p>4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table:style-name="ce9" table:formula="of:=EXP(Mean+ stdDev * COM.MICROSOFT.NORM.INV(RAND();0;1))" office:value-type="percentage" office:value="0.250888943521762" calcext:value-type="percentage">
            <text:p>25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table:style-name="ce9" table:formula="of:=EXP(Mean+ stdDev * COM.MICROSOFT.NORM.INV(RAND();0;1))" office:value-type="percentage" office:value="0.200712118981511" calcext:value-type="percentage">
            <text:p>2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 table:style-name="ce9" table:formula="of:=EXP(Mean+ stdDev * COM.MICROSOFT.NORM.INV(RAND();0;1))" office:value-type="percentage" office:value="0.141994838050359" calcext:value-type="percentage">
            <text:p>14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3" calcext:value-type="float">
            <text:p>3703</text:p>
          </table:table-cell>
          <table:table-cell table:style-name="ce9" table:formula="of:=EXP(Mean+ stdDev * COM.MICROSOFT.NORM.INV(RAND();0;1))" office:value-type="percentage" office:value="0.108208261222671" calcext:value-type="percentage">
            <text:p>10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4" calcext:value-type="float">
            <text:p>3704</text:p>
          </table:table-cell>
          <table:table-cell table:style-name="ce9" table:formula="of:=EXP(Mean+ stdDev * COM.MICROSOFT.NORM.INV(RAND();0;1))" office:value-type="percentage" office:value="0.194199662871997" calcext:value-type="percentage">
            <text:p>1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5" calcext:value-type="float">
            <text:p>3705</text:p>
          </table:table-cell>
          <table:table-cell table:style-name="ce9" table:formula="of:=EXP(Mean+ stdDev * COM.MICROSOFT.NORM.INV(RAND();0;1))" office:value-type="percentage" office:value="0.108112989157405" calcext:value-type="percentage">
            <text:p>10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6" calcext:value-type="float">
            <text:p>3706</text:p>
          </table:table-cell>
          <table:table-cell table:style-name="ce9" table:formula="of:=EXP(Mean+ stdDev * COM.MICROSOFT.NORM.INV(RAND();0;1))" office:value-type="percentage" office:value="0.144558221394326" calcext:value-type="percentage">
            <text:p>14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7" calcext:value-type="float">
            <text:p>3707</text:p>
          </table:table-cell>
          <table:table-cell table:style-name="ce9" table:formula="of:=EXP(Mean+ stdDev * COM.MICROSOFT.NORM.INV(RAND();0;1))" office:value-type="percentage" office:value="0.14290426515185" calcext:value-type="percentage">
            <text:p>14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8" calcext:value-type="float">
            <text:p>3708</text:p>
          </table:table-cell>
          <table:table-cell table:style-name="ce9" table:formula="of:=EXP(Mean+ stdDev * COM.MICROSOFT.NORM.INV(RAND();0;1))" office:value-type="percentage" office:value="0.0776812398149306" calcext:value-type="percentage">
            <text:p>7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9" calcext:value-type="float">
            <text:p>3709</text:p>
          </table:table-cell>
          <table:table-cell table:style-name="ce9" table:formula="of:=EXP(Mean+ stdDev * COM.MICROSOFT.NORM.INV(RAND();0;1))" office:value-type="percentage" office:value="0.10099092990335" calcext:value-type="percentage">
            <text:p>1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table:style-name="ce9" table:formula="of:=EXP(Mean+ stdDev * COM.MICROSOFT.NORM.INV(RAND();0;1))" office:value-type="percentage" office:value="0.167511306246977" calcext:value-type="percentage">
            <text:p>16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1" calcext:value-type="float">
            <text:p>3711</text:p>
          </table:table-cell>
          <table:table-cell table:style-name="ce9" table:formula="of:=EXP(Mean+ stdDev * COM.MICROSOFT.NORM.INV(RAND();0;1))" office:value-type="percentage" office:value="0.0591960905148575" calcext:value-type="percentage">
            <text:p>5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2" calcext:value-type="float">
            <text:p>3712</text:p>
          </table:table-cell>
          <table:table-cell table:style-name="ce9" table:formula="of:=EXP(Mean+ stdDev * COM.MICROSOFT.NORM.INV(RAND();0;1))" office:value-type="percentage" office:value="0.160605167631904" calcext:value-type="percentage">
            <text:p>16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3" calcext:value-type="float">
            <text:p>3713</text:p>
          </table:table-cell>
          <table:table-cell table:style-name="ce9" table:formula="of:=EXP(Mean+ stdDev * COM.MICROSOFT.NORM.INV(RAND();0;1))" office:value-type="percentage" office:value="0.205391837702274" calcext:value-type="percentage">
            <text:p>2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4" calcext:value-type="float">
            <text:p>3714</text:p>
          </table:table-cell>
          <table:table-cell table:style-name="ce9" table:formula="of:=EXP(Mean+ stdDev * COM.MICROSOFT.NORM.INV(RAND();0;1))" office:value-type="percentage" office:value="0.305425729548142" calcext:value-type="percentage">
            <text:p>3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5" calcext:value-type="float">
            <text:p>3715</text:p>
          </table:table-cell>
          <table:table-cell table:style-name="ce9" table:formula="of:=EXP(Mean+ stdDev * COM.MICROSOFT.NORM.INV(RAND();0;1))" office:value-type="percentage" office:value="0.109511537070171" calcext:value-type="percentage">
            <text:p>10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6" calcext:value-type="float">
            <text:p>3716</text:p>
          </table:table-cell>
          <table:table-cell table:style-name="ce9" table:formula="of:=EXP(Mean+ stdDev * COM.MICROSOFT.NORM.INV(RAND();0;1))" office:value-type="percentage" office:value="0.112834809180261" calcext:value-type="percentage">
            <text:p>11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7" calcext:value-type="float">
            <text:p>3717</text:p>
          </table:table-cell>
          <table:table-cell table:style-name="ce9" table:formula="of:=EXP(Mean+ stdDev * COM.MICROSOFT.NORM.INV(RAND();0;1))" office:value-type="percentage" office:value="0.0995909486953387" calcext:value-type="percentage">
            <text:p>9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8" calcext:value-type="float">
            <text:p>3718</text:p>
          </table:table-cell>
          <table:table-cell table:style-name="ce9" table:formula="of:=EXP(Mean+ stdDev * COM.MICROSOFT.NORM.INV(RAND();0;1))" office:value-type="percentage" office:value="0.393537496960934" calcext:value-type="percentage">
            <text:p>3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9" calcext:value-type="float">
            <text:p>3719</text:p>
          </table:table-cell>
          <table:table-cell table:style-name="ce9" table:formula="of:=EXP(Mean+ stdDev * COM.MICROSOFT.NORM.INV(RAND();0;1))" office:value-type="percentage" office:value="0.132932830731072" calcext:value-type="percentage">
            <text:p>13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table:style-name="ce9" table:formula="of:=EXP(Mean+ stdDev * COM.MICROSOFT.NORM.INV(RAND();0;1))" office:value-type="percentage" office:value="0.370820383280717" calcext:value-type="percentage">
            <text:p>37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1" calcext:value-type="float">
            <text:p>3721</text:p>
          </table:table-cell>
          <table:table-cell table:style-name="ce9" table:formula="of:=EXP(Mean+ stdDev * COM.MICROSOFT.NORM.INV(RAND();0;1))" office:value-type="percentage" office:value="0.291730004244522" calcext:value-type="percentage">
            <text:p>2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table:style-name="ce9" table:formula="of:=EXP(Mean+ stdDev * COM.MICROSOFT.NORM.INV(RAND();0;1))" office:value-type="percentage" office:value="0.326132005194968" calcext:value-type="percentage">
            <text:p>32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3" calcext:value-type="float">
            <text:p>3723</text:p>
          </table:table-cell>
          <table:table-cell table:style-name="ce9" table:formula="of:=EXP(Mean+ stdDev * COM.MICROSOFT.NORM.INV(RAND();0;1))" office:value-type="percentage" office:value="0.0712595458829524" calcext:value-type="percentage">
            <text:p>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 table:style-name="ce9" table:formula="of:=EXP(Mean+ stdDev * COM.MICROSOFT.NORM.INV(RAND();0;1))" office:value-type="percentage" office:value="0.067096972280084" calcext:value-type="percentage">
            <text:p>6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table:style-name="ce9" table:formula="of:=EXP(Mean+ stdDev * COM.MICROSOFT.NORM.INV(RAND();0;1))" office:value-type="percentage" office:value="0.069632062669182" calcext:value-type="percentage">
            <text:p>6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6" calcext:value-type="float">
            <text:p>3726</text:p>
          </table:table-cell>
          <table:table-cell table:style-name="ce9" table:formula="of:=EXP(Mean+ stdDev * COM.MICROSOFT.NORM.INV(RAND();0;1))" office:value-type="percentage" office:value="0.0249625616734255" calcext:value-type="percentage">
            <text:p>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 table:style-name="ce9" table:formula="of:=EXP(Mean+ stdDev * COM.MICROSOFT.NORM.INV(RAND();0;1))" office:value-type="percentage" office:value="0.132797237317592" calcext:value-type="percentage">
            <text:p>13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8" calcext:value-type="float">
            <text:p>3728</text:p>
          </table:table-cell>
          <table:table-cell table:style-name="ce9" table:formula="of:=EXP(Mean+ stdDev * COM.MICROSOFT.NORM.INV(RAND();0;1))" office:value-type="percentage" office:value="0.0758420713018407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9" calcext:value-type="float">
            <text:p>3729</text:p>
          </table:table-cell>
          <table:table-cell table:style-name="ce9" table:formula="of:=EXP(Mean+ stdDev * COM.MICROSOFT.NORM.INV(RAND();0;1))" office:value-type="percentage" office:value="0.0942091688646515" calcext:value-type="percentage">
            <text:p>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table:style-name="ce9" table:formula="of:=EXP(Mean+ stdDev * COM.MICROSOFT.NORM.INV(RAND();0;1))" office:value-type="percentage" office:value="0.314790547848602" calcext:value-type="percentage">
            <text:p>31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1" calcext:value-type="float">
            <text:p>3731</text:p>
          </table:table-cell>
          <table:table-cell table:style-name="ce9" table:formula="of:=EXP(Mean+ stdDev * COM.MICROSOFT.NORM.INV(RAND();0;1))" office:value-type="percentage" office:value="0.0938615537453222" calcext:value-type="percentage">
            <text:p>9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  <table:table-cell table:style-name="ce9" table:formula="of:=EXP(Mean+ stdDev * COM.MICROSOFT.NORM.INV(RAND();0;1))" office:value-type="percentage" office:value="0.0989477668512869" calcext:value-type="percentage">
            <text:p>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3" calcext:value-type="float">
            <text:p>3733</text:p>
          </table:table-cell>
          <table:table-cell table:style-name="ce9" table:formula="of:=EXP(Mean+ stdDev * COM.MICROSOFT.NORM.INV(RAND();0;1))" office:value-type="percentage" office:value="0.139173711997289" calcext:value-type="percentage">
            <text:p>13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4" calcext:value-type="float">
            <text:p>3734</text:p>
          </table:table-cell>
          <table:table-cell table:style-name="ce9" table:formula="of:=EXP(Mean+ stdDev * COM.MICROSOFT.NORM.INV(RAND();0;1))" office:value-type="percentage" office:value="0.326259224750906" calcext:value-type="percentage">
            <text:p>3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5" calcext:value-type="float">
            <text:p>3735</text:p>
          </table:table-cell>
          <table:table-cell table:style-name="ce9" table:formula="of:=EXP(Mean+ stdDev * COM.MICROSOFT.NORM.INV(RAND();0;1))" office:value-type="percentage" office:value="0.139138283078129" calcext:value-type="percentage">
            <text:p>13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 table:style-name="ce9" table:formula="of:=EXP(Mean+ stdDev * COM.MICROSOFT.NORM.INV(RAND();0;1))" office:value-type="percentage" office:value="0.0915298290801602" calcext:value-type="percentage">
            <text:p>9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7" calcext:value-type="float">
            <text:p>3737</text:p>
          </table:table-cell>
          <table:table-cell table:style-name="ce9" table:formula="of:=EXP(Mean+ stdDev * COM.MICROSOFT.NORM.INV(RAND();0;1))" office:value-type="percentage" office:value="0.119051674844437" calcext:value-type="percentage">
            <text:p>11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8" calcext:value-type="float">
            <text:p>3738</text:p>
          </table:table-cell>
          <table:table-cell table:style-name="ce9" table:formula="of:=EXP(Mean+ stdDev * COM.MICROSOFT.NORM.INV(RAND();0;1))" office:value-type="percentage" office:value="0.0804004248447596" calcext:value-type="percentage">
            <text:p>8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9" calcext:value-type="float">
            <text:p>3739</text:p>
          </table:table-cell>
          <table:table-cell table:style-name="ce9" table:formula="of:=EXP(Mean+ stdDev * COM.MICROSOFT.NORM.INV(RAND();0;1))" office:value-type="percentage" office:value="0.244072316421648" calcext:value-type="percentage">
            <text:p>24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0" calcext:value-type="float">
            <text:p>3740</text:p>
          </table:table-cell>
          <table:table-cell table:style-name="ce9" table:formula="of:=EXP(Mean+ stdDev * COM.MICROSOFT.NORM.INV(RAND();0;1))" office:value-type="percentage" office:value="0.147803351821976" calcext:value-type="percentage">
            <text:p>1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1" calcext:value-type="float">
            <text:p>3741</text:p>
          </table:table-cell>
          <table:table-cell table:style-name="ce9" table:formula="of:=EXP(Mean+ stdDev * COM.MICROSOFT.NORM.INV(RAND();0;1))" office:value-type="percentage" office:value="0.147098927932992" calcext:value-type="percentage">
            <text:p>14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2" calcext:value-type="float">
            <text:p>3742</text:p>
          </table:table-cell>
          <table:table-cell table:style-name="ce9" table:formula="of:=EXP(Mean+ stdDev * COM.MICROSOFT.NORM.INV(RAND();0;1))" office:value-type="percentage" office:value="0.127471288895208" calcext:value-type="percentage">
            <text:p>12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3" calcext:value-type="float">
            <text:p>3743</text:p>
          </table:table-cell>
          <table:table-cell table:style-name="ce9" table:formula="of:=EXP(Mean+ stdDev * COM.MICROSOFT.NORM.INV(RAND();0;1))" office:value-type="percentage" office:value="0.089557055208225" calcext:value-type="percentage">
            <text:p>8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4" calcext:value-type="float">
            <text:p>3744</text:p>
          </table:table-cell>
          <table:table-cell table:style-name="ce9" table:formula="of:=EXP(Mean+ stdDev * COM.MICROSOFT.NORM.INV(RAND();0;1))" office:value-type="percentage" office:value="0.0593003708562424" calcext:value-type="percentage">
            <text:p>5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 table:style-name="ce9" table:formula="of:=EXP(Mean+ stdDev * COM.MICROSOFT.NORM.INV(RAND();0;1))" office:value-type="percentage" office:value="0.109813212133238" calcext:value-type="percentage">
            <text:p>1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table:style-name="ce9" table:formula="of:=EXP(Mean+ stdDev * COM.MICROSOFT.NORM.INV(RAND();0;1))" office:value-type="percentage" office:value="0.170972601344719" calcext:value-type="percentage">
            <text:p>17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7" calcext:value-type="float">
            <text:p>3747</text:p>
          </table:table-cell>
          <table:table-cell table:style-name="ce9" table:formula="of:=EXP(Mean+ stdDev * COM.MICROSOFT.NORM.INV(RAND();0;1))" office:value-type="percentage" office:value="0.146225702177701" calcext:value-type="percentage">
            <text:p>14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8" calcext:value-type="float">
            <text:p>3748</text:p>
          </table:table-cell>
          <table:table-cell table:style-name="ce9" table:formula="of:=EXP(Mean+ stdDev * COM.MICROSOFT.NORM.INV(RAND();0;1))" office:value-type="percentage" office:value="0.230673491714374" calcext:value-type="percentage">
            <text:p>23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 table:style-name="ce9" table:formula="of:=EXP(Mean+ stdDev * COM.MICROSOFT.NORM.INV(RAND();0;1))" office:value-type="percentage" office:value="0.248772333369362" calcext:value-type="percentage">
            <text:p>24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style-name="ce9" table:formula="of:=EXP(Mean+ stdDev * COM.MICROSOFT.NORM.INV(RAND();0;1))" office:value-type="percentage" office:value="0.159464898776039" calcext:value-type="percentage">
            <text:p>1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table:style-name="ce9" table:formula="of:=EXP(Mean+ stdDev * COM.MICROSOFT.NORM.INV(RAND();0;1))" office:value-type="percentage" office:value="0.320698795933555" calcext:value-type="percentage">
            <text:p>3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2" calcext:value-type="float">
            <text:p>3752</text:p>
          </table:table-cell>
          <table:table-cell table:style-name="ce9" table:formula="of:=EXP(Mean+ stdDev * COM.MICROSOFT.NORM.INV(RAND();0;1))" office:value-type="percentage" office:value="0.193321070612424" calcext:value-type="percentage">
            <text:p>19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3" calcext:value-type="float">
            <text:p>3753</text:p>
          </table:table-cell>
          <table:table-cell table:style-name="ce9" table:formula="of:=EXP(Mean+ stdDev * COM.MICROSOFT.NORM.INV(RAND();0;1))" office:value-type="percentage" office:value="0.280922490888714" calcext:value-type="percentage">
            <text:p>28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table:style-name="ce9" table:formula="of:=EXP(Mean+ stdDev * COM.MICROSOFT.NORM.INV(RAND();0;1))" office:value-type="percentage" office:value="0.0637071068756827" calcext:value-type="percentage">
            <text:p>6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5" calcext:value-type="float">
            <text:p>3755</text:p>
          </table:table-cell>
          <table:table-cell table:style-name="ce9" table:formula="of:=EXP(Mean+ stdDev * COM.MICROSOFT.NORM.INV(RAND();0;1))" office:value-type="percentage" office:value="0.202209927870439" calcext:value-type="percentage">
            <text:p>2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6" calcext:value-type="float">
            <text:p>3756</text:p>
          </table:table-cell>
          <table:table-cell table:style-name="ce9" table:formula="of:=EXP(Mean+ stdDev * COM.MICROSOFT.NORM.INV(RAND();0;1))" office:value-type="percentage" office:value="0.126061807109256" calcext:value-type="percentage">
            <text:p>12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7" calcext:value-type="float">
            <text:p>3757</text:p>
          </table:table-cell>
          <table:table-cell table:style-name="ce9" table:formula="of:=EXP(Mean+ stdDev * COM.MICROSOFT.NORM.INV(RAND();0;1))" office:value-type="percentage" office:value="0.198594118742866" calcext:value-type="percentage">
            <text:p>19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8" calcext:value-type="float">
            <text:p>3758</text:p>
          </table:table-cell>
          <table:table-cell table:style-name="ce9" table:formula="of:=EXP(Mean+ stdDev * COM.MICROSOFT.NORM.INV(RAND();0;1))" office:value-type="percentage" office:value="0.0939921219744302" calcext:value-type="percentage">
            <text:p>9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9" calcext:value-type="float">
            <text:p>3759</text:p>
          </table:table-cell>
          <table:table-cell table:style-name="ce9" table:formula="of:=EXP(Mean+ stdDev * COM.MICROSOFT.NORM.INV(RAND();0;1))" office:value-type="percentage" office:value="0.0676303581734418" calcext:value-type="percentage">
            <text:p>6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table:style-name="ce9" table:formula="of:=EXP(Mean+ stdDev * COM.MICROSOFT.NORM.INV(RAND();0;1))" office:value-type="percentage" office:value="0.175194991796359" calcext:value-type="percentage">
            <text:p>17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1" calcext:value-type="float">
            <text:p>3761</text:p>
          </table:table-cell>
          <table:table-cell table:style-name="ce9" table:formula="of:=EXP(Mean+ stdDev * COM.MICROSOFT.NORM.INV(RAND();0;1))" office:value-type="percentage" office:value="0.0544574619726909" calcext:value-type="percentage">
            <text:p>5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2" calcext:value-type="float">
            <text:p>3762</text:p>
          </table:table-cell>
          <table:table-cell table:style-name="ce9" table:formula="of:=EXP(Mean+ stdDev * COM.MICROSOFT.NORM.INV(RAND();0;1))" office:value-type="percentage" office:value="0.164557944972356" calcext:value-type="percentage">
            <text:p>1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style-name="ce9" table:formula="of:=EXP(Mean+ stdDev * COM.MICROSOFT.NORM.INV(RAND();0;1))" office:value-type="percentage" office:value="0.159490830651071" calcext:value-type="percentage">
            <text:p>1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table:style-name="ce9" table:formula="of:=EXP(Mean+ stdDev * COM.MICROSOFT.NORM.INV(RAND();0;1))" office:value-type="percentage" office:value="0.0856718339770531" calcext:value-type="percentage">
            <text:p>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5" calcext:value-type="float">
            <text:p>3765</text:p>
          </table:table-cell>
          <table:table-cell table:style-name="ce9" table:formula="of:=EXP(Mean+ stdDev * COM.MICROSOFT.NORM.INV(RAND();0;1))" office:value-type="percentage" office:value="0.0890024032449972" calcext:value-type="percentage">
            <text:p>8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6" calcext:value-type="float">
            <text:p>3766</text:p>
          </table:table-cell>
          <table:table-cell table:style-name="ce9" table:formula="of:=EXP(Mean+ stdDev * COM.MICROSOFT.NORM.INV(RAND();0;1))" office:value-type="percentage" office:value="0.144967306521157" calcext:value-type="percentage">
            <text:p>14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7" calcext:value-type="float">
            <text:p>3767</text:p>
          </table:table-cell>
          <table:table-cell table:style-name="ce9" table:formula="of:=EXP(Mean+ stdDev * COM.MICROSOFT.NORM.INV(RAND();0;1))" office:value-type="percentage" office:value="0.045434858901877" calcext:value-type="percentage">
            <text:p>4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 table:style-name="ce9" table:formula="of:=EXP(Mean+ stdDev * COM.MICROSOFT.NORM.INV(RAND();0;1))" office:value-type="percentage" office:value="0.147596071450773" calcext:value-type="percentage">
            <text:p>14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9" calcext:value-type="float">
            <text:p>3769</text:p>
          </table:table-cell>
          <table:table-cell table:style-name="ce9" table:formula="of:=EXP(Mean+ stdDev * COM.MICROSOFT.NORM.INV(RAND();0;1))" office:value-type="percentage" office:value="0.056467180014476" calcext:value-type="percentage">
            <text:p>5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 table:style-name="ce9" table:formula="of:=EXP(Mean+ stdDev * COM.MICROSOFT.NORM.INV(RAND();0;1))" office:value-type="percentage" office:value="0.1434812818426" calcext:value-type="percentage">
            <text:p>14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table:style-name="ce9" table:formula="of:=EXP(Mean+ stdDev * COM.MICROSOFT.NORM.INV(RAND();0;1))" office:value-type="percentage" office:value="0.166995524147251" calcext:value-type="percentage">
            <text:p>16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2" calcext:value-type="float">
            <text:p>3772</text:p>
          </table:table-cell>
          <table:table-cell table:style-name="ce9" table:formula="of:=EXP(Mean+ stdDev * COM.MICROSOFT.NORM.INV(RAND();0;1))" office:value-type="percentage" office:value="0.173019990803189" calcext:value-type="percentage">
            <text:p>17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3" calcext:value-type="float">
            <text:p>3773</text:p>
          </table:table-cell>
          <table:table-cell table:style-name="ce9" table:formula="of:=EXP(Mean+ stdDev * COM.MICROSOFT.NORM.INV(RAND();0;1))" office:value-type="percentage" office:value="0.160660437052594" calcext:value-type="percentage">
            <text:p>16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4" calcext:value-type="float">
            <text:p>3774</text:p>
          </table:table-cell>
          <table:table-cell table:style-name="ce9" table:formula="of:=EXP(Mean+ stdDev * COM.MICROSOFT.NORM.INV(RAND();0;1))" office:value-type="percentage" office:value="0.258404400204666" calcext:value-type="percentage">
            <text:p>25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5" calcext:value-type="float">
            <text:p>3775</text:p>
          </table:table-cell>
          <table:table-cell table:style-name="ce9" table:formula="of:=EXP(Mean+ stdDev * COM.MICROSOFT.NORM.INV(RAND();0;1))" office:value-type="percentage" office:value="0.0420961997575444" calcext:value-type="percentage">
            <text:p>4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6" calcext:value-type="float">
            <text:p>3776</text:p>
          </table:table-cell>
          <table:table-cell table:style-name="ce9" table:formula="of:=EXP(Mean+ stdDev * COM.MICROSOFT.NORM.INV(RAND();0;1))" office:value-type="percentage" office:value="0.177594742456059" calcext:value-type="percentage">
            <text:p>17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7" calcext:value-type="float">
            <text:p>3777</text:p>
          </table:table-cell>
          <table:table-cell table:style-name="ce9" table:formula="of:=EXP(Mean+ stdDev * COM.MICROSOFT.NORM.INV(RAND();0;1))" office:value-type="percentage" office:value="0.0944109028201494" calcext:value-type="percentage">
            <text:p>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table:style-name="ce9" table:formula="of:=EXP(Mean+ stdDev * COM.MICROSOFT.NORM.INV(RAND();0;1))" office:value-type="percentage" office:value="0.0448965290911622" calcext:value-type="percentage">
            <text:p>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9" calcext:value-type="float">
            <text:p>3779</text:p>
          </table:table-cell>
          <table:table-cell table:style-name="ce9" table:formula="of:=EXP(Mean+ stdDev * COM.MICROSOFT.NORM.INV(RAND();0;1))" office:value-type="percentage" office:value="0.064457903376065" calcext:value-type="percentage">
            <text:p>6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0" calcext:value-type="float">
            <text:p>3780</text:p>
          </table:table-cell>
          <table:table-cell table:style-name="ce9" table:formula="of:=EXP(Mean+ stdDev * COM.MICROSOFT.NORM.INV(RAND();0;1))" office:value-type="percentage" office:value="0.104108774287814" calcext:value-type="percentage">
            <text:p>10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1" calcext:value-type="float">
            <text:p>3781</text:p>
          </table:table-cell>
          <table:table-cell table:style-name="ce9" table:formula="of:=EXP(Mean+ stdDev * COM.MICROSOFT.NORM.INV(RAND();0;1))" office:value-type="percentage" office:value="0.139933027402494" calcext:value-type="percentage">
            <text:p>1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2" calcext:value-type="float">
            <text:p>3782</text:p>
          </table:table-cell>
          <table:table-cell table:style-name="ce9" table:formula="of:=EXP(Mean+ stdDev * COM.MICROSOFT.NORM.INV(RAND();0;1))" office:value-type="percentage" office:value="0.191662664260558" calcext:value-type="percentage">
            <text:p>19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3" calcext:value-type="float">
            <text:p>3783</text:p>
          </table:table-cell>
          <table:table-cell table:style-name="ce9" table:formula="of:=EXP(Mean+ stdDev * COM.MICROSOFT.NORM.INV(RAND();0;1))" office:value-type="percentage" office:value="0.268184714371101" calcext:value-type="percentage">
            <text:p>26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 table:style-name="ce9" table:formula="of:=EXP(Mean+ stdDev * COM.MICROSOFT.NORM.INV(RAND();0;1))" office:value-type="percentage" office:value="0.157531803396439" calcext:value-type="percentage">
            <text:p>1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5" calcext:value-type="float">
            <text:p>3785</text:p>
          </table:table-cell>
          <table:table-cell table:style-name="ce9" table:formula="of:=EXP(Mean+ stdDev * COM.MICROSOFT.NORM.INV(RAND();0;1))" office:value-type="percentage" office:value="0.11020893029165" calcext:value-type="percentage">
            <text:p>11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  <table:table-cell table:style-name="ce9" table:formula="of:=EXP(Mean+ stdDev * COM.MICROSOFT.NORM.INV(RAND();0;1))" office:value-type="percentage" office:value="0.100731714621454" calcext:value-type="percentage">
            <text:p>1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table:style-name="ce9" table:formula="of:=EXP(Mean+ stdDev * COM.MICROSOFT.NORM.INV(RAND();0;1))" office:value-type="percentage" office:value="0.168236785180818" calcext:value-type="percentage">
            <text:p>16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8" calcext:value-type="float">
            <text:p>3788</text:p>
          </table:table-cell>
          <table:table-cell table:style-name="ce9" table:formula="of:=EXP(Mean+ stdDev * COM.MICROSOFT.NORM.INV(RAND();0;1))" office:value-type="percentage" office:value="0.123309151050941" calcext:value-type="percentage">
            <text:p>12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9" calcext:value-type="float">
            <text:p>3789</text:p>
          </table:table-cell>
          <table:table-cell table:style-name="ce9" table:formula="of:=EXP(Mean+ stdDev * COM.MICROSOFT.NORM.INV(RAND();0;1))" office:value-type="percentage" office:value="0.0717808352861594" calcext:value-type="percentage">
            <text:p>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0" calcext:value-type="float">
            <text:p>3790</text:p>
          </table:table-cell>
          <table:table-cell table:style-name="ce9" table:formula="of:=EXP(Mean+ stdDev * COM.MICROSOFT.NORM.INV(RAND();0;1))" office:value-type="percentage" office:value="0.104657543392022" calcext:value-type="percentage">
            <text:p>10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1" calcext:value-type="float">
            <text:p>3791</text:p>
          </table:table-cell>
          <table:table-cell table:style-name="ce9" table:formula="of:=EXP(Mean+ stdDev * COM.MICROSOFT.NORM.INV(RAND();0;1))" office:value-type="percentage" office:value="0.152081353299216" calcext:value-type="percentage">
            <text:p>15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2" calcext:value-type="float">
            <text:p>3792</text:p>
          </table:table-cell>
          <table:table-cell table:style-name="ce9" table:formula="of:=EXP(Mean+ stdDev * COM.MICROSOFT.NORM.INV(RAND();0;1))" office:value-type="percentage" office:value="0.14071698415753" calcext:value-type="percentage">
            <text:p>14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3" calcext:value-type="float">
            <text:p>3793</text:p>
          </table:table-cell>
          <table:table-cell table:style-name="ce9" table:formula="of:=EXP(Mean+ stdDev * COM.MICROSOFT.NORM.INV(RAND();0;1))" office:value-type="percentage" office:value="0.0886131426079293" calcext:value-type="percentage">
            <text:p>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4" calcext:value-type="float">
            <text:p>3794</text:p>
          </table:table-cell>
          <table:table-cell table:style-name="ce9" table:formula="of:=EXP(Mean+ stdDev * COM.MICROSOFT.NORM.INV(RAND();0;1))" office:value-type="percentage" office:value="0.193371303132992" calcext:value-type="percentage">
            <text:p>1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5" calcext:value-type="float">
            <text:p>3795</text:p>
          </table:table-cell>
          <table:table-cell table:style-name="ce9" table:formula="of:=EXP(Mean+ stdDev * COM.MICROSOFT.NORM.INV(RAND();0;1))" office:value-type="percentage" office:value="0.159065465249868" calcext:value-type="percentage">
            <text:p>15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6" calcext:value-type="float">
            <text:p>3796</text:p>
          </table:table-cell>
          <table:table-cell table:style-name="ce9" table:formula="of:=EXP(Mean+ stdDev * COM.MICROSOFT.NORM.INV(RAND();0;1))" office:value-type="percentage" office:value="0.167383090005724" calcext:value-type="percentage">
            <text:p>16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7" calcext:value-type="float">
            <text:p>3797</text:p>
          </table:table-cell>
          <table:table-cell table:style-name="ce9" table:formula="of:=EXP(Mean+ stdDev * COM.MICROSOFT.NORM.INV(RAND();0;1))" office:value-type="percentage" office:value="0.0705399576277589" calcext:value-type="percentage">
            <text:p>7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8" calcext:value-type="float">
            <text:p>3798</text:p>
          </table:table-cell>
          <table:table-cell table:style-name="ce9" table:formula="of:=EXP(Mean+ stdDev * COM.MICROSOFT.NORM.INV(RAND();0;1))" office:value-type="percentage" office:value="0.124290794227273" calcext:value-type="percentage">
            <text:p>12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style-name="ce9" table:formula="of:=EXP(Mean+ stdDev * COM.MICROSOFT.NORM.INV(RAND();0;1))" office:value-type="percentage" office:value="0.0805102484384642" calcext:value-type="percentage">
            <text:p>8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style-name="ce9" table:formula="of:=EXP(Mean+ stdDev * COM.MICROSOFT.NORM.INV(RAND();0;1))" office:value-type="percentage" office:value="0.0566659753337205" calcext:value-type="percentage">
            <text:p>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table:style-name="ce9" table:formula="of:=EXP(Mean+ stdDev * COM.MICROSOFT.NORM.INV(RAND();0;1))" office:value-type="percentage" office:value="0.247403598461566" calcext:value-type="percentage">
            <text:p>24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2" calcext:value-type="float">
            <text:p>3802</text:p>
          </table:table-cell>
          <table:table-cell table:style-name="ce9" table:formula="of:=EXP(Mean+ stdDev * COM.MICROSOFT.NORM.INV(RAND();0;1))" office:value-type="percentage" office:value="0.156033892314049" calcext:value-type="percentage">
            <text:p>15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table:style-name="ce9" table:formula="of:=EXP(Mean+ stdDev * COM.MICROSOFT.NORM.INV(RAND();0;1))" office:value-type="percentage" office:value="0.515149574716128" calcext:value-type="percentage">
            <text:p>51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4" calcext:value-type="float">
            <text:p>3804</text:p>
          </table:table-cell>
          <table:table-cell table:style-name="ce9" table:formula="of:=EXP(Mean+ stdDev * COM.MICROSOFT.NORM.INV(RAND();0;1))" office:value-type="percentage" office:value="0.14689578119084" calcext:value-type="percentage">
            <text:p>14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5" calcext:value-type="float">
            <text:p>3805</text:p>
          </table:table-cell>
          <table:table-cell table:style-name="ce9" table:formula="of:=EXP(Mean+ stdDev * COM.MICROSOFT.NORM.INV(RAND();0;1))" office:value-type="percentage" office:value="0.0986815953732843" calcext:value-type="percentage">
            <text:p>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6" calcext:value-type="float">
            <text:p>3806</text:p>
          </table:table-cell>
          <table:table-cell table:style-name="ce9" table:formula="of:=EXP(Mean+ stdDev * COM.MICROSOFT.NORM.INV(RAND();0;1))" office:value-type="percentage" office:value="0.28935107872363" calcext:value-type="percentage">
            <text:p>28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7" calcext:value-type="float">
            <text:p>3807</text:p>
          </table:table-cell>
          <table:table-cell table:style-name="ce9" table:formula="of:=EXP(Mean+ stdDev * COM.MICROSOFT.NORM.INV(RAND();0;1))" office:value-type="percentage" office:value="0.0638978552216437" calcext:value-type="percentage">
            <text:p>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8" calcext:value-type="float">
            <text:p>3808</text:p>
          </table:table-cell>
          <table:table-cell table:style-name="ce9" table:formula="of:=EXP(Mean+ stdDev * COM.MICROSOFT.NORM.INV(RAND();0;1))" office:value-type="percentage" office:value="0.175636563669047" calcext:value-type="percentage">
            <text:p>1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table:style-name="ce9" table:formula="of:=EXP(Mean+ stdDev * COM.MICROSOFT.NORM.INV(RAND();0;1))" office:value-type="percentage" office:value="0.0723863559900369" calcext:value-type="percentage">
            <text:p>7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 table:style-name="ce9" table:formula="of:=EXP(Mean+ stdDev * COM.MICROSOFT.NORM.INV(RAND();0;1))" office:value-type="percentage" office:value="0.102549159854994" calcext:value-type="percentage">
            <text:p>10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1" calcext:value-type="float">
            <text:p>3811</text:p>
          </table:table-cell>
          <table:table-cell table:style-name="ce9" table:formula="of:=EXP(Mean+ stdDev * COM.MICROSOFT.NORM.INV(RAND();0;1))" office:value-type="percentage" office:value="0.202961122980289" calcext:value-type="percentage">
            <text:p>20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2" calcext:value-type="float">
            <text:p>3812</text:p>
          </table:table-cell>
          <table:table-cell table:style-name="ce9" table:formula="of:=EXP(Mean+ stdDev * COM.MICROSOFT.NORM.INV(RAND();0;1))" office:value-type="percentage" office:value="0.196214240230802" calcext:value-type="percentage">
            <text:p>19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3" calcext:value-type="float">
            <text:p>3813</text:p>
          </table:table-cell>
          <table:table-cell table:style-name="ce9" table:formula="of:=EXP(Mean+ stdDev * COM.MICROSOFT.NORM.INV(RAND();0;1))" office:value-type="percentage" office:value="0.206429959860955" calcext:value-type="percentage">
            <text:p>20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table:style-name="ce9" table:formula="of:=EXP(Mean+ stdDev * COM.MICROSOFT.NORM.INV(RAND();0;1))" office:value-type="percentage" office:value="0.0663917806633943" calcext:value-type="percentage">
            <text:p>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table:style-name="ce9" table:formula="of:=EXP(Mean+ stdDev * COM.MICROSOFT.NORM.INV(RAND();0;1))" office:value-type="percentage" office:value="0.159735171481661" calcext:value-type="percentage">
            <text:p>15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6" calcext:value-type="float">
            <text:p>3816</text:p>
          </table:table-cell>
          <table:table-cell table:style-name="ce9" table:formula="of:=EXP(Mean+ stdDev * COM.MICROSOFT.NORM.INV(RAND();0;1))" office:value-type="percentage" office:value="0.0833711575675861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7" calcext:value-type="float">
            <text:p>3817</text:p>
          </table:table-cell>
          <table:table-cell table:style-name="ce9" table:formula="of:=EXP(Mean+ stdDev * COM.MICROSOFT.NORM.INV(RAND();0;1))" office:value-type="percentage" office:value="0.185428195259771" calcext:value-type="percentage">
            <text:p>18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8" calcext:value-type="float">
            <text:p>3818</text:p>
          </table:table-cell>
          <table:table-cell table:style-name="ce9" table:formula="of:=EXP(Mean+ stdDev * COM.MICROSOFT.NORM.INV(RAND();0;1))" office:value-type="percentage" office:value="0.061979357253088" calcext:value-type="percentage">
            <text:p>6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style-name="ce9" table:formula="of:=EXP(Mean+ stdDev * COM.MICROSOFT.NORM.INV(RAND();0;1))" office:value-type="percentage" office:value="0.120418275137836" calcext:value-type="percentage">
            <text:p>12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0" calcext:value-type="float">
            <text:p>3820</text:p>
          </table:table-cell>
          <table:table-cell table:style-name="ce9" table:formula="of:=EXP(Mean+ stdDev * COM.MICROSOFT.NORM.INV(RAND();0;1))" office:value-type="percentage" office:value="0.136772463452501" calcext:value-type="percentage">
            <text:p>13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table:style-name="ce9" table:formula="of:=EXP(Mean+ stdDev * COM.MICROSOFT.NORM.INV(RAND();0;1))" office:value-type="percentage" office:value="0.214674750347173" calcext:value-type="percentage">
            <text:p>21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 table:style-name="ce9" table:formula="of:=EXP(Mean+ stdDev * COM.MICROSOFT.NORM.INV(RAND();0;1))" office:value-type="percentage" office:value="0.142395372811601" calcext:value-type="percentage">
            <text:p>14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3" calcext:value-type="float">
            <text:p>3823</text:p>
          </table:table-cell>
          <table:table-cell table:style-name="ce9" table:formula="of:=EXP(Mean+ stdDev * COM.MICROSOFT.NORM.INV(RAND();0;1))" office:value-type="percentage" office:value="0.0440687920964315" calcext:value-type="percentage">
            <text:p>4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4" calcext:value-type="float">
            <text:p>3824</text:p>
          </table:table-cell>
          <table:table-cell table:style-name="ce9" table:formula="of:=EXP(Mean+ stdDev * COM.MICROSOFT.NORM.INV(RAND();0;1))" office:value-type="percentage" office:value="0.102057926681841" calcext:value-type="percentage">
            <text:p>10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 table:style-name="ce9" table:formula="of:=EXP(Mean+ stdDev * COM.MICROSOFT.NORM.INV(RAND();0;1))" office:value-type="percentage" office:value="0.135153795397028" calcext:value-type="percentage">
            <text:p>13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6" calcext:value-type="float">
            <text:p>3826</text:p>
          </table:table-cell>
          <table:table-cell table:style-name="ce9" table:formula="of:=EXP(Mean+ stdDev * COM.MICROSOFT.NORM.INV(RAND();0;1))" office:value-type="percentage" office:value="0.255158511925708" calcext:value-type="percentage">
            <text:p>25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7" calcext:value-type="float">
            <text:p>3827</text:p>
          </table:table-cell>
          <table:table-cell table:style-name="ce9" table:formula="of:=EXP(Mean+ stdDev * COM.MICROSOFT.NORM.INV(RAND();0;1))" office:value-type="percentage" office:value="0.101335094200309" calcext:value-type="percentage">
            <text:p>1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style-name="ce9" table:formula="of:=EXP(Mean+ stdDev * COM.MICROSOFT.NORM.INV(RAND();0;1))" office:value-type="percentage" office:value="0.155285309979335" calcext:value-type="percentage">
            <text:p>1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9" calcext:value-type="float">
            <text:p>3829</text:p>
          </table:table-cell>
          <table:table-cell table:style-name="ce9" table:formula="of:=EXP(Mean+ stdDev * COM.MICROSOFT.NORM.INV(RAND();0;1))" office:value-type="percentage" office:value="0.0926411787655828" calcext:value-type="percentage">
            <text:p>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 table:style-name="ce9" table:formula="of:=EXP(Mean+ stdDev * COM.MICROSOFT.NORM.INV(RAND();0;1))" office:value-type="percentage" office:value="0.0926827116544319" calcext:value-type="percentage">
            <text:p>9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1" calcext:value-type="float">
            <text:p>3831</text:p>
          </table:table-cell>
          <table:table-cell table:style-name="ce9" table:formula="of:=EXP(Mean+ stdDev * COM.MICROSOFT.NORM.INV(RAND();0;1))" office:value-type="percentage" office:value="0.133078191783014" calcext:value-type="percentage">
            <text:p>13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 table:style-name="ce9" table:formula="of:=EXP(Mean+ stdDev * COM.MICROSOFT.NORM.INV(RAND();0;1))" office:value-type="percentage" office:value="0.200676734326614" calcext:value-type="percentage">
            <text:p>2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3" calcext:value-type="float">
            <text:p>3833</text:p>
          </table:table-cell>
          <table:table-cell table:style-name="ce9" table:formula="of:=EXP(Mean+ stdDev * COM.MICROSOFT.NORM.INV(RAND();0;1))" office:value-type="percentage" office:value="0.143455850710871" calcext:value-type="percentage">
            <text:p>14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4" calcext:value-type="float">
            <text:p>3834</text:p>
          </table:table-cell>
          <table:table-cell table:style-name="ce9" table:formula="of:=EXP(Mean+ stdDev * COM.MICROSOFT.NORM.INV(RAND();0;1))" office:value-type="percentage" office:value="0.184376567546997" calcext:value-type="percentage">
            <text:p>1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5" calcext:value-type="float">
            <text:p>3835</text:p>
          </table:table-cell>
          <table:table-cell table:style-name="ce9" table:formula="of:=EXP(Mean+ stdDev * COM.MICROSOFT.NORM.INV(RAND();0;1))" office:value-type="percentage" office:value="0.155529252489921" calcext:value-type="percentage">
            <text:p>15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6" calcext:value-type="float">
            <text:p>3836</text:p>
          </table:table-cell>
          <table:table-cell table:style-name="ce9" table:formula="of:=EXP(Mean+ stdDev * COM.MICROSOFT.NORM.INV(RAND();0;1))" office:value-type="percentage" office:value="0.0421747095429484" calcext:value-type="percentage">
            <text:p>4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7" calcext:value-type="float">
            <text:p>3837</text:p>
          </table:table-cell>
          <table:table-cell table:style-name="ce9" table:formula="of:=EXP(Mean+ stdDev * COM.MICROSOFT.NORM.INV(RAND();0;1))" office:value-type="percentage" office:value="0.089398420829416" calcext:value-type="percentage">
            <text:p>8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style-name="ce9" table:formula="of:=EXP(Mean+ stdDev * COM.MICROSOFT.NORM.INV(RAND();0;1))" office:value-type="percentage" office:value="0.185584637485348" calcext:value-type="percentage">
            <text:p>18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table:style-name="ce9" table:formula="of:=EXP(Mean+ stdDev * COM.MICROSOFT.NORM.INV(RAND();0;1))" office:value-type="percentage" office:value="0.190750531284565" calcext:value-type="percentage">
            <text:p>19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table:style-name="ce9" table:formula="of:=EXP(Mean+ stdDev * COM.MICROSOFT.NORM.INV(RAND();0;1))" office:value-type="percentage" office:value="0.139005104791088" calcext:value-type="percentage">
            <text:p>13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1" calcext:value-type="float">
            <text:p>3841</text:p>
          </table:table-cell>
          <table:table-cell table:style-name="ce9" table:formula="of:=EXP(Mean+ stdDev * COM.MICROSOFT.NORM.INV(RAND();0;1))" office:value-type="percentage" office:value="0.192981645836685" calcext:value-type="percentage">
            <text:p>19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2" calcext:value-type="float">
            <text:p>3842</text:p>
          </table:table-cell>
          <table:table-cell table:style-name="ce9" table:formula="of:=EXP(Mean+ stdDev * COM.MICROSOFT.NORM.INV(RAND();0;1))" office:value-type="percentage" office:value="0.145051243745817" calcext:value-type="percentage">
            <text:p>14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3" calcext:value-type="float">
            <text:p>3843</text:p>
          </table:table-cell>
          <table:table-cell table:style-name="ce9" table:formula="of:=EXP(Mean+ stdDev * COM.MICROSOFT.NORM.INV(RAND();0;1))" office:value-type="percentage" office:value="0.113526462685873" calcext:value-type="percentage">
            <text:p>11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4" calcext:value-type="float">
            <text:p>3844</text:p>
          </table:table-cell>
          <table:table-cell table:style-name="ce9" table:formula="of:=EXP(Mean+ stdDev * COM.MICROSOFT.NORM.INV(RAND();0;1))" office:value-type="percentage" office:value="0.182527826364265" calcext:value-type="percentage">
            <text:p>1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5" calcext:value-type="float">
            <text:p>3845</text:p>
          </table:table-cell>
          <table:table-cell table:style-name="ce9" table:formula="of:=EXP(Mean+ stdDev * COM.MICROSOFT.NORM.INV(RAND();0;1))" office:value-type="percentage" office:value="0.14320575614235" calcext:value-type="percentage">
            <text:p>14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6" calcext:value-type="float">
            <text:p>3846</text:p>
          </table:table-cell>
          <table:table-cell table:style-name="ce9" table:formula="of:=EXP(Mean+ stdDev * COM.MICROSOFT.NORM.INV(RAND();0;1))" office:value-type="percentage" office:value="0.151745644164881" calcext:value-type="percentage">
            <text:p>1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7" calcext:value-type="float">
            <text:p>3847</text:p>
          </table:table-cell>
          <table:table-cell table:style-name="ce9" table:formula="of:=EXP(Mean+ stdDev * COM.MICROSOFT.NORM.INV(RAND();0;1))" office:value-type="percentage" office:value="0.237179665628557" calcext:value-type="percentage">
            <text:p>23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8" calcext:value-type="float">
            <text:p>3848</text:p>
          </table:table-cell>
          <table:table-cell table:style-name="ce9" table:formula="of:=EXP(Mean+ stdDev * COM.MICROSOFT.NORM.INV(RAND();0;1))" office:value-type="percentage" office:value="0.12392823444852" calcext:value-type="percentage">
            <text:p>12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9" calcext:value-type="float">
            <text:p>3849</text:p>
          </table:table-cell>
          <table:table-cell table:style-name="ce9" table:formula="of:=EXP(Mean+ stdDev * COM.MICROSOFT.NORM.INV(RAND();0;1))" office:value-type="percentage" office:value="0.170421024197882" calcext:value-type="percentage">
            <text:p>17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table:style-name="ce9" table:formula="of:=EXP(Mean+ stdDev * COM.MICROSOFT.NORM.INV(RAND();0;1))" office:value-type="percentage" office:value="0.274273459739751" calcext:value-type="percentage">
            <text:p>27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table:style-name="ce9" table:formula="of:=EXP(Mean+ stdDev * COM.MICROSOFT.NORM.INV(RAND();0;1))" office:value-type="percentage" office:value="0.0986333819573206" calcext:value-type="percentage">
            <text:p>9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2" calcext:value-type="float">
            <text:p>3852</text:p>
          </table:table-cell>
          <table:table-cell table:style-name="ce9" table:formula="of:=EXP(Mean+ stdDev * COM.MICROSOFT.NORM.INV(RAND();0;1))" office:value-type="percentage" office:value="0.0496931415068454" calcext:value-type="percentage">
            <text:p>4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3" calcext:value-type="float">
            <text:p>3853</text:p>
          </table:table-cell>
          <table:table-cell table:style-name="ce9" table:formula="of:=EXP(Mean+ stdDev * COM.MICROSOFT.NORM.INV(RAND();0;1))" office:value-type="percentage" office:value="0.171917578553733" calcext:value-type="percentage">
            <text:p>17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4" calcext:value-type="float">
            <text:p>3854</text:p>
          </table:table-cell>
          <table:table-cell table:style-name="ce9" table:formula="of:=EXP(Mean+ stdDev * COM.MICROSOFT.NORM.INV(RAND();0;1))" office:value-type="percentage" office:value="0.0868871696665794" calcext:value-type="percentage">
            <text:p>8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5" calcext:value-type="float">
            <text:p>3855</text:p>
          </table:table-cell>
          <table:table-cell table:style-name="ce9" table:formula="of:=EXP(Mean+ stdDev * COM.MICROSOFT.NORM.INV(RAND();0;1))" office:value-type="percentage" office:value="0.31918979210038" calcext:value-type="percentage">
            <text:p>3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6" calcext:value-type="float">
            <text:p>3856</text:p>
          </table:table-cell>
          <table:table-cell table:style-name="ce9" table:formula="of:=EXP(Mean+ stdDev * COM.MICROSOFT.NORM.INV(RAND();0;1))" office:value-type="percentage" office:value="0.125012052440465" calcext:value-type="percentage">
            <text:p>1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7" calcext:value-type="float">
            <text:p>3857</text:p>
          </table:table-cell>
          <table:table-cell table:style-name="ce9" table:formula="of:=EXP(Mean+ stdDev * COM.MICROSOFT.NORM.INV(RAND();0;1))" office:value-type="percentage" office:value="0.314531457119185" calcext:value-type="percentage">
            <text:p>31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 table:style-name="ce9" table:formula="of:=EXP(Mean+ stdDev * COM.MICROSOFT.NORM.INV(RAND();0;1))" office:value-type="percentage" office:value="0.298359331226242" calcext:value-type="percentage">
            <text:p>29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table:style-name="ce9" table:formula="of:=EXP(Mean+ stdDev * COM.MICROSOFT.NORM.INV(RAND();0;1))" office:value-type="percentage" office:value="0.0653074170795501" calcext:value-type="percentage">
            <text:p>6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0" calcext:value-type="float">
            <text:p>3860</text:p>
          </table:table-cell>
          <table:table-cell table:style-name="ce9" table:formula="of:=EXP(Mean+ stdDev * COM.MICROSOFT.NORM.INV(RAND();0;1))" office:value-type="percentage" office:value="0.207114280554034" calcext:value-type="percentage">
            <text:p>20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1" calcext:value-type="float">
            <text:p>3861</text:p>
          </table:table-cell>
          <table:table-cell table:style-name="ce9" table:formula="of:=EXP(Mean+ stdDev * COM.MICROSOFT.NORM.INV(RAND();0;1))" office:value-type="percentage" office:value="0.239827237862606" calcext:value-type="percentage">
            <text:p>2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2" calcext:value-type="float">
            <text:p>3862</text:p>
          </table:table-cell>
          <table:table-cell table:style-name="ce9" table:formula="of:=EXP(Mean+ stdDev * COM.MICROSOFT.NORM.INV(RAND();0;1))" office:value-type="percentage" office:value="0.0605854941406029" calcext:value-type="percentage">
            <text:p>6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3" calcext:value-type="float">
            <text:p>3863</text:p>
          </table:table-cell>
          <table:table-cell table:style-name="ce9" table:formula="of:=EXP(Mean+ stdDev * COM.MICROSOFT.NORM.INV(RAND();0;1))" office:value-type="percentage" office:value="0.0753524720227734" calcext:value-type="percentage">
            <text:p>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4" calcext:value-type="float">
            <text:p>3864</text:p>
          </table:table-cell>
          <table:table-cell table:style-name="ce9" table:formula="of:=EXP(Mean+ stdDev * COM.MICROSOFT.NORM.INV(RAND();0;1))" office:value-type="percentage" office:value="0.102787989045241" calcext:value-type="percentage">
            <text:p>10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5" calcext:value-type="float">
            <text:p>3865</text:p>
          </table:table-cell>
          <table:table-cell table:style-name="ce9" table:formula="of:=EXP(Mean+ stdDev * COM.MICROSOFT.NORM.INV(RAND();0;1))" office:value-type="percentage" office:value="0.176459880083614" calcext:value-type="percentage">
            <text:p>17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 table:style-name="ce9" table:formula="of:=EXP(Mean+ stdDev * COM.MICROSOFT.NORM.INV(RAND();0;1))" office:value-type="percentage" office:value="0.143121690812689" calcext:value-type="percentage">
            <text:p>14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7" calcext:value-type="float">
            <text:p>3867</text:p>
          </table:table-cell>
          <table:table-cell table:style-name="ce9" table:formula="of:=EXP(Mean+ stdDev * COM.MICROSOFT.NORM.INV(RAND();0;1))" office:value-type="percentage" office:value="0.108482710774033" calcext:value-type="percentage">
            <text:p>1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8" calcext:value-type="float">
            <text:p>3868</text:p>
          </table:table-cell>
          <table:table-cell table:style-name="ce9" table:formula="of:=EXP(Mean+ stdDev * COM.MICROSOFT.NORM.INV(RAND();0;1))" office:value-type="percentage" office:value="0.468365315478764" calcext:value-type="percentage">
            <text:p>46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 table:style-name="ce9" table:formula="of:=EXP(Mean+ stdDev * COM.MICROSOFT.NORM.INV(RAND();0;1))" office:value-type="percentage" office:value="0.112075833237545" calcext:value-type="percentage">
            <text:p>11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table:style-name="ce9" table:formula="of:=EXP(Mean+ stdDev * COM.MICROSOFT.NORM.INV(RAND();0;1))" office:value-type="percentage" office:value="0.221686387651837" calcext:value-type="percentage">
            <text:p>22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1" calcext:value-type="float">
            <text:p>3871</text:p>
          </table:table-cell>
          <table:table-cell table:style-name="ce9" table:formula="of:=EXP(Mean+ stdDev * COM.MICROSOFT.NORM.INV(RAND();0;1))" office:value-type="percentage" office:value="0.132657241586995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2" calcext:value-type="float">
            <text:p>3872</text:p>
          </table:table-cell>
          <table:table-cell table:style-name="ce9" table:formula="of:=EXP(Mean+ stdDev * COM.MICROSOFT.NORM.INV(RAND();0;1))" office:value-type="percentage" office:value="0.180775394514453" calcext:value-type="percentage">
            <text:p>1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3" calcext:value-type="float">
            <text:p>3873</text:p>
          </table:table-cell>
          <table:table-cell table:style-name="ce9" table:formula="of:=EXP(Mean+ stdDev * COM.MICROSOFT.NORM.INV(RAND();0;1))" office:value-type="percentage" office:value="0.119071497427759" calcext:value-type="percentage">
            <text:p>11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table:style-name="ce9" table:formula="of:=EXP(Mean+ stdDev * COM.MICROSOFT.NORM.INV(RAND();0;1))" office:value-type="percentage" office:value="0.24963325241852" calcext:value-type="percentage">
            <text:p>24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 table:style-name="ce9" table:formula="of:=EXP(Mean+ stdDev * COM.MICROSOFT.NORM.INV(RAND();0;1))" office:value-type="percentage" office:value="0.0886150772409241" calcext:value-type="percentage">
            <text:p>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6" calcext:value-type="float">
            <text:p>3876</text:p>
          </table:table-cell>
          <table:table-cell table:style-name="ce9" table:formula="of:=EXP(Mean+ stdDev * COM.MICROSOFT.NORM.INV(RAND();0;1))" office:value-type="percentage" office:value="0.106811523506782" calcext:value-type="percentage">
            <text:p>1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table:style-name="ce9" table:formula="of:=EXP(Mean+ stdDev * COM.MICROSOFT.NORM.INV(RAND();0;1))" office:value-type="percentage" office:value="0.145576284434889" calcext:value-type="percentage">
            <text:p>14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8" calcext:value-type="float">
            <text:p>3878</text:p>
          </table:table-cell>
          <table:table-cell table:style-name="ce9" table:formula="of:=EXP(Mean+ stdDev * COM.MICROSOFT.NORM.INV(RAND();0;1))" office:value-type="percentage" office:value="0.0606128802111238" calcext:value-type="percentage">
            <text:p>6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table:style-name="ce9" table:formula="of:=EXP(Mean+ stdDev * COM.MICROSOFT.NORM.INV(RAND();0;1))" office:value-type="percentage" office:value="0.140100426884637" calcext:value-type="percentage">
            <text:p>14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table:style-name="ce9" table:formula="of:=EXP(Mean+ stdDev * COM.MICROSOFT.NORM.INV(RAND();0;1))" office:value-type="percentage" office:value="0.206747624728907" calcext:value-type="percentage">
            <text:p>2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1" calcext:value-type="float">
            <text:p>3881</text:p>
          </table:table-cell>
          <table:table-cell table:style-name="ce9" table:formula="of:=EXP(Mean+ stdDev * COM.MICROSOFT.NORM.INV(RAND();0;1))" office:value-type="percentage" office:value="0.0831794765647265" calcext:value-type="percentage">
            <text:p>8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 table:style-name="ce9" table:formula="of:=EXP(Mean+ stdDev * COM.MICROSOFT.NORM.INV(RAND();0;1))" office:value-type="percentage" office:value="0.135377567202331" calcext:value-type="percentage">
            <text:p>13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3" calcext:value-type="float">
            <text:p>3883</text:p>
          </table:table-cell>
          <table:table-cell table:style-name="ce9" table:formula="of:=EXP(Mean+ stdDev * COM.MICROSOFT.NORM.INV(RAND();0;1))" office:value-type="percentage" office:value="0.07385238032561" calcext:value-type="percentage">
            <text:p>7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4" calcext:value-type="float">
            <text:p>3884</text:p>
          </table:table-cell>
          <table:table-cell table:style-name="ce9" table:formula="of:=EXP(Mean+ stdDev * COM.MICROSOFT.NORM.INV(RAND();0;1))" office:value-type="percentage" office:value="0.575406169767888" calcext:value-type="percentage">
            <text:p>5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5" calcext:value-type="float">
            <text:p>3885</text:p>
          </table:table-cell>
          <table:table-cell table:style-name="ce9" table:formula="of:=EXP(Mean+ stdDev * COM.MICROSOFT.NORM.INV(RAND();0;1))" office:value-type="percentage" office:value="0.172479546712745" calcext:value-type="percentage">
            <text:p>17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6" calcext:value-type="float">
            <text:p>3886</text:p>
          </table:table-cell>
          <table:table-cell table:style-name="ce9" table:formula="of:=EXP(Mean+ stdDev * COM.MICROSOFT.NORM.INV(RAND();0;1))" office:value-type="percentage" office:value="0.196261993655595" calcext:value-type="percentage">
            <text:p>19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 table:style-name="ce9" table:formula="of:=EXP(Mean+ stdDev * COM.MICROSOFT.NORM.INV(RAND();0;1))" office:value-type="percentage" office:value="0.139716448128693" calcext:value-type="percentage">
            <text:p>1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8" calcext:value-type="float">
            <text:p>3888</text:p>
          </table:table-cell>
          <table:table-cell table:style-name="ce9" table:formula="of:=EXP(Mean+ stdDev * COM.MICROSOFT.NORM.INV(RAND();0;1))" office:value-type="percentage" office:value="0.0627551129681335" calcext:value-type="percentage">
            <text:p>6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9" calcext:value-type="float">
            <text:p>3889</text:p>
          </table:table-cell>
          <table:table-cell table:style-name="ce9" table:formula="of:=EXP(Mean+ stdDev * COM.MICROSOFT.NORM.INV(RAND();0;1))" office:value-type="percentage" office:value="0.0966420329209181" calcext:value-type="percentage">
            <text:p>9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0" calcext:value-type="float">
            <text:p>3890</text:p>
          </table:table-cell>
          <table:table-cell table:style-name="ce9" table:formula="of:=EXP(Mean+ stdDev * COM.MICROSOFT.NORM.INV(RAND();0;1))" office:value-type="percentage" office:value="0.133686980982195" calcext:value-type="percentage">
            <text:p>13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table:style-name="ce9" table:formula="of:=EXP(Mean+ stdDev * COM.MICROSOFT.NORM.INV(RAND();0;1))" office:value-type="percentage" office:value="0.162192071139251" calcext:value-type="percentage">
            <text:p>16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table:style-name="ce9" table:formula="of:=EXP(Mean+ stdDev * COM.MICROSOFT.NORM.INV(RAND();0;1))" office:value-type="percentage" office:value="0.151279522906035" calcext:value-type="percentage">
            <text:p>15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3" calcext:value-type="float">
            <text:p>3893</text:p>
          </table:table-cell>
          <table:table-cell table:style-name="ce9" table:formula="of:=EXP(Mean+ stdDev * COM.MICROSOFT.NORM.INV(RAND();0;1))" office:value-type="percentage" office:value="0.144352321277296" calcext:value-type="percentage">
            <text:p>1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 table:style-name="ce9" table:formula="of:=EXP(Mean+ stdDev * COM.MICROSOFT.NORM.INV(RAND();0;1))" office:value-type="percentage" office:value="0.123619156074426" calcext:value-type="percentage">
            <text:p>1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5" calcext:value-type="float">
            <text:p>3895</text:p>
          </table:table-cell>
          <table:table-cell table:style-name="ce9" table:formula="of:=EXP(Mean+ stdDev * COM.MICROSOFT.NORM.INV(RAND();0;1))" office:value-type="percentage" office:value="0.16172139903383" calcext:value-type="percentage">
            <text:p>16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6" calcext:value-type="float">
            <text:p>3896</text:p>
          </table:table-cell>
          <table:table-cell table:style-name="ce9" table:formula="of:=EXP(Mean+ stdDev * COM.MICROSOFT.NORM.INV(RAND();0;1))" office:value-type="percentage" office:value="0.122929667398103" calcext:value-type="percentage">
            <text:p>12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7" calcext:value-type="float">
            <text:p>3897</text:p>
          </table:table-cell>
          <table:table-cell table:style-name="ce9" table:formula="of:=EXP(Mean+ stdDev * COM.MICROSOFT.NORM.INV(RAND();0;1))" office:value-type="percentage" office:value="0.131823886971834" calcext:value-type="percentage">
            <text:p>13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8" calcext:value-type="float">
            <text:p>3898</text:p>
          </table:table-cell>
          <table:table-cell table:style-name="ce9" table:formula="of:=EXP(Mean+ stdDev * COM.MICROSOFT.NORM.INV(RAND();0;1))" office:value-type="percentage" office:value="0.219606964752645" calcext:value-type="percentage">
            <text:p>21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9" calcext:value-type="float">
            <text:p>3899</text:p>
          </table:table-cell>
          <table:table-cell table:style-name="ce9" table:formula="of:=EXP(Mean+ stdDev * COM.MICROSOFT.NORM.INV(RAND();0;1))" office:value-type="percentage" office:value="0.076669591319398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table:style-name="ce9" table:formula="of:=EXP(Mean+ stdDev * COM.MICROSOFT.NORM.INV(RAND();0;1))" office:value-type="percentage" office:value="0.1301669343095" calcext:value-type="percentage">
            <text:p>13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table:style-name="ce9" table:formula="of:=EXP(Mean+ stdDev * COM.MICROSOFT.NORM.INV(RAND();0;1))" office:value-type="percentage" office:value="0.160379119209813" calcext:value-type="percentage">
            <text:p>16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2" calcext:value-type="float">
            <text:p>3902</text:p>
          </table:table-cell>
          <table:table-cell table:style-name="ce9" table:formula="of:=EXP(Mean+ stdDev * COM.MICROSOFT.NORM.INV(RAND();0;1))" office:value-type="percentage" office:value="0.109611841906739" calcext:value-type="percentage">
            <text:p>10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3" calcext:value-type="float">
            <text:p>3903</text:p>
          </table:table-cell>
          <table:table-cell table:style-name="ce9" table:formula="of:=EXP(Mean+ stdDev * COM.MICROSOFT.NORM.INV(RAND();0;1))" office:value-type="percentage" office:value="0.327724565338951" calcext:value-type="percentage">
            <text:p>32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4" calcext:value-type="float">
            <text:p>3904</text:p>
          </table:table-cell>
          <table:table-cell table:style-name="ce9" table:formula="of:=EXP(Mean+ stdDev * COM.MICROSOFT.NORM.INV(RAND();0;1))" office:value-type="percentage" office:value="0.112723048089918" calcext:value-type="percentage">
            <text:p>11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table:style-name="ce9" table:formula="of:=EXP(Mean+ stdDev * COM.MICROSOFT.NORM.INV(RAND();0;1))" office:value-type="percentage" office:value="0.0608623638573109" calcext:value-type="percentage">
            <text:p>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6" calcext:value-type="float">
            <text:p>3906</text:p>
          </table:table-cell>
          <table:table-cell table:style-name="ce9" table:formula="of:=EXP(Mean+ stdDev * COM.MICROSOFT.NORM.INV(RAND();0;1))" office:value-type="percentage" office:value="0.19802677448589" calcext:value-type="percentage">
            <text:p>19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7" calcext:value-type="float">
            <text:p>3907</text:p>
          </table:table-cell>
          <table:table-cell table:style-name="ce9" table:formula="of:=EXP(Mean+ stdDev * COM.MICROSOFT.NORM.INV(RAND();0;1))" office:value-type="percentage" office:value="0.096358043475204" calcext:value-type="percentage">
            <text:p>9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8" calcext:value-type="float">
            <text:p>3908</text:p>
          </table:table-cell>
          <table:table-cell table:style-name="ce9" table:formula="of:=EXP(Mean+ stdDev * COM.MICROSOFT.NORM.INV(RAND();0;1))" office:value-type="percentage" office:value="0.102092378970337" calcext:value-type="percentage">
            <text:p>10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9" calcext:value-type="float">
            <text:p>3909</text:p>
          </table:table-cell>
          <table:table-cell table:style-name="ce9" table:formula="of:=EXP(Mean+ stdDev * COM.MICROSOFT.NORM.INV(RAND();0;1))" office:value-type="percentage" office:value="0.0583354820090712" calcext:value-type="percentage">
            <text:p>5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0" calcext:value-type="float">
            <text:p>3910</text:p>
          </table:table-cell>
          <table:table-cell table:style-name="ce9" table:formula="of:=EXP(Mean+ stdDev * COM.MICROSOFT.NORM.INV(RAND();0;1))" office:value-type="percentage" office:value="0.0846493442330199" calcext:value-type="percentage">
            <text:p>8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1" calcext:value-type="float">
            <text:p>3911</text:p>
          </table:table-cell>
          <table:table-cell table:style-name="ce9" table:formula="of:=EXP(Mean+ stdDev * COM.MICROSOFT.NORM.INV(RAND();0;1))" office:value-type="percentage" office:value="0.0742458497276921" calcext:value-type="percentage">
            <text:p>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2" calcext:value-type="float">
            <text:p>3912</text:p>
          </table:table-cell>
          <table:table-cell table:style-name="ce9" table:formula="of:=EXP(Mean+ stdDev * COM.MICROSOFT.NORM.INV(RAND();0;1))" office:value-type="percentage" office:value="0.0835924354331576" calcext:value-type="percentage">
            <text:p>8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table:style-name="ce9" table:formula="of:=EXP(Mean+ stdDev * COM.MICROSOFT.NORM.INV(RAND();0;1))" office:value-type="percentage" office:value="0.0940502792175688" calcext:value-type="percentage">
            <text:p>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4" calcext:value-type="float">
            <text:p>3914</text:p>
          </table:table-cell>
          <table:table-cell table:style-name="ce9" table:formula="of:=EXP(Mean+ stdDev * COM.MICROSOFT.NORM.INV(RAND();0;1))" office:value-type="percentage" office:value="0.427567805616389" calcext:value-type="percentage">
            <text:p>42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 table:style-name="ce9" table:formula="of:=EXP(Mean+ stdDev * COM.MICROSOFT.NORM.INV(RAND();0;1))" office:value-type="percentage" office:value="0.155723173200495" calcext:value-type="percentage">
            <text:p>15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6" calcext:value-type="float">
            <text:p>3916</text:p>
          </table:table-cell>
          <table:table-cell table:style-name="ce9" table:formula="of:=EXP(Mean+ stdDev * COM.MICROSOFT.NORM.INV(RAND();0;1))" office:value-type="percentage" office:value="0.0867358500499337" calcext:value-type="percentage">
            <text:p>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7" calcext:value-type="float">
            <text:p>3917</text:p>
          </table:table-cell>
          <table:table-cell table:style-name="ce9" table:formula="of:=EXP(Mean+ stdDev * COM.MICROSOFT.NORM.INV(RAND();0;1))" office:value-type="percentage" office:value="0.173093972416404" calcext:value-type="percentage">
            <text:p>17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8" calcext:value-type="float">
            <text:p>3918</text:p>
          </table:table-cell>
          <table:table-cell table:style-name="ce9" table:formula="of:=EXP(Mean+ stdDev * COM.MICROSOFT.NORM.INV(RAND();0;1))" office:value-type="percentage" office:value="0.0780830559201949" calcext:value-type="percentage">
            <text:p>7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9" calcext:value-type="float">
            <text:p>3919</text:p>
          </table:table-cell>
          <table:table-cell table:style-name="ce9" table:formula="of:=EXP(Mean+ stdDev * COM.MICROSOFT.NORM.INV(RAND();0;1))" office:value-type="percentage" office:value="0.410374589153447" calcext:value-type="percentage">
            <text:p>4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0" calcext:value-type="float">
            <text:p>3920</text:p>
          </table:table-cell>
          <table:table-cell table:style-name="ce9" table:formula="of:=EXP(Mean+ stdDev * COM.MICROSOFT.NORM.INV(RAND();0;1))" office:value-type="percentage" office:value="0.146530750057524" calcext:value-type="percentage">
            <text:p>14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1" calcext:value-type="float">
            <text:p>3921</text:p>
          </table:table-cell>
          <table:table-cell table:style-name="ce9" table:formula="of:=EXP(Mean+ stdDev * COM.MICROSOFT.NORM.INV(RAND();0;1))" office:value-type="percentage" office:value="0.14790986817947" calcext:value-type="percentage">
            <text:p>14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2" calcext:value-type="float">
            <text:p>3922</text:p>
          </table:table-cell>
          <table:table-cell table:style-name="ce9" table:formula="of:=EXP(Mean+ stdDev * COM.MICROSOFT.NORM.INV(RAND();0;1))" office:value-type="percentage" office:value="0.0994755893121928" calcext:value-type="percentage">
            <text:p>9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3" calcext:value-type="float">
            <text:p>3923</text:p>
          </table:table-cell>
          <table:table-cell table:style-name="ce9" table:formula="of:=EXP(Mean+ stdDev * COM.MICROSOFT.NORM.INV(RAND();0;1))" office:value-type="percentage" office:value="0.245303398355826" calcext:value-type="percentage">
            <text:p>24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4" calcext:value-type="float">
            <text:p>3924</text:p>
          </table:table-cell>
          <table:table-cell table:style-name="ce9" table:formula="of:=EXP(Mean+ stdDev * COM.MICROSOFT.NORM.INV(RAND();0;1))" office:value-type="percentage" office:value="0.0783564523584195" calcext:value-type="percentage">
            <text:p>7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5" calcext:value-type="float">
            <text:p>3925</text:p>
          </table:table-cell>
          <table:table-cell table:style-name="ce9" table:formula="of:=EXP(Mean+ stdDev * COM.MICROSOFT.NORM.INV(RAND();0;1))" office:value-type="percentage" office:value="0.237061510501603" calcext:value-type="percentage">
            <text:p>23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6" calcext:value-type="float">
            <text:p>3926</text:p>
          </table:table-cell>
          <table:table-cell table:style-name="ce9" table:formula="of:=EXP(Mean+ stdDev * COM.MICROSOFT.NORM.INV(RAND();0;1))" office:value-type="percentage" office:value="0.185739023898264" calcext:value-type="percentage">
            <text:p>1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7" calcext:value-type="float">
            <text:p>3927</text:p>
          </table:table-cell>
          <table:table-cell table:style-name="ce9" table:formula="of:=EXP(Mean+ stdDev * COM.MICROSOFT.NORM.INV(RAND();0;1))" office:value-type="percentage" office:value="0.193372943908862" calcext:value-type="percentage">
            <text:p>1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table:style-name="ce9" table:formula="of:=EXP(Mean+ stdDev * COM.MICROSOFT.NORM.INV(RAND();0;1))" office:value-type="percentage" office:value="0.136353570459668" calcext:value-type="percentage">
            <text:p>13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table:style-name="ce9" table:formula="of:=EXP(Mean+ stdDev * COM.MICROSOFT.NORM.INV(RAND();0;1))" office:value-type="percentage" office:value="0.129108190573725" calcext:value-type="percentage">
            <text:p>1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0" calcext:value-type="float">
            <text:p>3930</text:p>
          </table:table-cell>
          <table:table-cell table:style-name="ce9" table:formula="of:=EXP(Mean+ stdDev * COM.MICROSOFT.NORM.INV(RAND();0;1))" office:value-type="percentage" office:value="0.0875540446175326" calcext:value-type="percentage">
            <text:p>8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1" calcext:value-type="float">
            <text:p>3931</text:p>
          </table:table-cell>
          <table:table-cell table:style-name="ce9" table:formula="of:=EXP(Mean+ stdDev * COM.MICROSOFT.NORM.INV(RAND();0;1))" office:value-type="percentage" office:value="0.0795778450898363" calcext:value-type="percentage">
            <text:p>7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table:style-name="ce9" table:formula="of:=EXP(Mean+ stdDev * COM.MICROSOFT.NORM.INV(RAND();0;1))" office:value-type="percentage" office:value="0.23657232360702" calcext:value-type="percentage">
            <text:p>23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3" calcext:value-type="float">
            <text:p>3933</text:p>
          </table:table-cell>
          <table:table-cell table:style-name="ce9" table:formula="of:=EXP(Mean+ stdDev * COM.MICROSOFT.NORM.INV(RAND();0;1))" office:value-type="percentage" office:value="0.0785328522848688" calcext:value-type="percentage">
            <text:p>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 table:style-name="ce9" table:formula="of:=EXP(Mean+ stdDev * COM.MICROSOFT.NORM.INV(RAND();0;1))" office:value-type="percentage" office:value="0.1438913681166" calcext:value-type="percentage">
            <text:p>14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5" calcext:value-type="float">
            <text:p>3935</text:p>
          </table:table-cell>
          <table:table-cell table:style-name="ce9" table:formula="of:=EXP(Mean+ stdDev * COM.MICROSOFT.NORM.INV(RAND();0;1))" office:value-type="percentage" office:value="0.336919520765268" calcext:value-type="percentage">
            <text:p>3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6" calcext:value-type="float">
            <text:p>3936</text:p>
          </table:table-cell>
          <table:table-cell table:style-name="ce9" table:formula="of:=EXP(Mean+ stdDev * COM.MICROSOFT.NORM.INV(RAND();0;1))" office:value-type="percentage" office:value="0.256249457821152" calcext:value-type="percentage">
            <text:p>2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7" calcext:value-type="float">
            <text:p>3937</text:p>
          </table:table-cell>
          <table:table-cell table:style-name="ce9" table:formula="of:=EXP(Mean+ stdDev * COM.MICROSOFT.NORM.INV(RAND();0;1))" office:value-type="percentage" office:value="0.145562795455298" calcext:value-type="percentage">
            <text:p>14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8" calcext:value-type="float">
            <text:p>3938</text:p>
          </table:table-cell>
          <table:table-cell table:style-name="ce9" table:formula="of:=EXP(Mean+ stdDev * COM.MICROSOFT.NORM.INV(RAND();0;1))" office:value-type="percentage" office:value="0.171053872603437" calcext:value-type="percentage">
            <text:p>17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9" calcext:value-type="float">
            <text:p>3939</text:p>
          </table:table-cell>
          <table:table-cell table:style-name="ce9" table:formula="of:=EXP(Mean+ stdDev * COM.MICROSOFT.NORM.INV(RAND();0;1))" office:value-type="percentage" office:value="0.0806812631094258" calcext:value-type="percentage">
            <text:p>8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 table:style-name="ce9" table:formula="of:=EXP(Mean+ stdDev * COM.MICROSOFT.NORM.INV(RAND();0;1))" office:value-type="percentage" office:value="0.178201675063369" calcext:value-type="percentage">
            <text:p>17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1" calcext:value-type="float">
            <text:p>3941</text:p>
          </table:table-cell>
          <table:table-cell table:style-name="ce9" table:formula="of:=EXP(Mean+ stdDev * COM.MICROSOFT.NORM.INV(RAND();0;1))" office:value-type="percentage" office:value="0.189277977065459" calcext:value-type="percentage">
            <text:p>1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2" calcext:value-type="float">
            <text:p>3942</text:p>
          </table:table-cell>
          <table:table-cell table:style-name="ce9" table:formula="of:=EXP(Mean+ stdDev * COM.MICROSOFT.NORM.INV(RAND();0;1))" office:value-type="percentage" office:value="0.10668239414688" calcext:value-type="percentage">
            <text:p>1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3" calcext:value-type="float">
            <text:p>3943</text:p>
          </table:table-cell>
          <table:table-cell table:style-name="ce9" table:formula="of:=EXP(Mean+ stdDev * COM.MICROSOFT.NORM.INV(RAND();0;1))" office:value-type="percentage" office:value="0.138299710130034" calcext:value-type="percentage">
            <text:p>13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 table:style-name="ce9" table:formula="of:=EXP(Mean+ stdDev * COM.MICROSOFT.NORM.INV(RAND();0;1))" office:value-type="percentage" office:value="0.124266450519018" calcext:value-type="percentage">
            <text:p>12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5" calcext:value-type="float">
            <text:p>3945</text:p>
          </table:table-cell>
          <table:table-cell table:style-name="ce9" table:formula="of:=EXP(Mean+ stdDev * COM.MICROSOFT.NORM.INV(RAND();0;1))" office:value-type="percentage" office:value="0.122929630319841" calcext:value-type="percentage">
            <text:p>12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6" calcext:value-type="float">
            <text:p>3946</text:p>
          </table:table-cell>
          <table:table-cell table:style-name="ce9" table:formula="of:=EXP(Mean+ stdDev * COM.MICROSOFT.NORM.INV(RAND();0;1))" office:value-type="percentage" office:value="0.0892169167524798" calcext:value-type="percentage">
            <text:p>8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7" calcext:value-type="float">
            <text:p>3947</text:p>
          </table:table-cell>
          <table:table-cell table:style-name="ce9" table:formula="of:=EXP(Mean+ stdDev * COM.MICROSOFT.NORM.INV(RAND();0;1))" office:value-type="percentage" office:value="0.0829564181851073" calcext:value-type="percentage">
            <text:p>8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8" calcext:value-type="float">
            <text:p>3948</text:p>
          </table:table-cell>
          <table:table-cell table:style-name="ce9" table:formula="of:=EXP(Mean+ stdDev * COM.MICROSOFT.NORM.INV(RAND();0;1))" office:value-type="percentage" office:value="0.173391723625072" calcext:value-type="percentage">
            <text:p>17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9" calcext:value-type="float">
            <text:p>3949</text:p>
          </table:table-cell>
          <table:table-cell table:style-name="ce9" table:formula="of:=EXP(Mean+ stdDev * COM.MICROSOFT.NORM.INV(RAND();0;1))" office:value-type="percentage" office:value="0.0804401403379645" calcext:value-type="percentage">
            <text:p>8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table:style-name="ce9" table:formula="of:=EXP(Mean+ stdDev * COM.MICROSOFT.NORM.INV(RAND();0;1))" office:value-type="percentage" office:value="0.100672686143129" calcext:value-type="percentage">
            <text:p>10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table:style-name="ce9" table:formula="of:=EXP(Mean+ stdDev * COM.MICROSOFT.NORM.INV(RAND();0;1))" office:value-type="percentage" office:value="0.139864555275701" calcext:value-type="percentage">
            <text:p>13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2" calcext:value-type="float">
            <text:p>3952</text:p>
          </table:table-cell>
          <table:table-cell table:style-name="ce9" table:formula="of:=EXP(Mean+ stdDev * COM.MICROSOFT.NORM.INV(RAND();0;1))" office:value-type="percentage" office:value="0.186904030428832" calcext:value-type="percentage">
            <text:p>18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3" calcext:value-type="float">
            <text:p>3953</text:p>
          </table:table-cell>
          <table:table-cell table:style-name="ce9" table:formula="of:=EXP(Mean+ stdDev * COM.MICROSOFT.NORM.INV(RAND();0;1))" office:value-type="percentage" office:value="0.176523359279805" calcext:value-type="percentage">
            <text:p>17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 table:style-name="ce9" table:formula="of:=EXP(Mean+ stdDev * COM.MICROSOFT.NORM.INV(RAND();0;1))" office:value-type="percentage" office:value="0.147219179479004" calcext:value-type="percentage">
            <text:p>14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 table:style-name="ce9" table:formula="of:=EXP(Mean+ stdDev * COM.MICROSOFT.NORM.INV(RAND();0;1))" office:value-type="percentage" office:value="0.167655842446282" calcext:value-type="percentage">
            <text:p>16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6" calcext:value-type="float">
            <text:p>3956</text:p>
          </table:table-cell>
          <table:table-cell table:style-name="ce9" table:formula="of:=EXP(Mean+ stdDev * COM.MICROSOFT.NORM.INV(RAND();0;1))" office:value-type="percentage" office:value="0.211910518276182" calcext:value-type="percentage">
            <text:p>21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table:style-name="ce9" table:formula="of:=EXP(Mean+ stdDev * COM.MICROSOFT.NORM.INV(RAND();0;1))" office:value-type="percentage" office:value="0.0489086314118933" calcext:value-type="percentage">
            <text:p>4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8" calcext:value-type="float">
            <text:p>3958</text:p>
          </table:table-cell>
          <table:table-cell table:style-name="ce9" table:formula="of:=EXP(Mean+ stdDev * COM.MICROSOFT.NORM.INV(RAND();0;1))" office:value-type="percentage" office:value="0.134982210941777" calcext:value-type="percentage">
            <text:p>13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9" calcext:value-type="float">
            <text:p>3959</text:p>
          </table:table-cell>
          <table:table-cell table:style-name="ce9" table:formula="of:=EXP(Mean+ stdDev * COM.MICROSOFT.NORM.INV(RAND();0;1))" office:value-type="percentage" office:value="0.130811687287134" calcext:value-type="percentage">
            <text:p>13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table:style-name="ce9" table:formula="of:=EXP(Mean+ stdDev * COM.MICROSOFT.NORM.INV(RAND();0;1))" office:value-type="percentage" office:value="0.0975298434716493" calcext:value-type="percentage">
            <text:p>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1" calcext:value-type="float">
            <text:p>3961</text:p>
          </table:table-cell>
          <table:table-cell table:style-name="ce9" table:formula="of:=EXP(Mean+ stdDev * COM.MICROSOFT.NORM.INV(RAND();0;1))" office:value-type="percentage" office:value="0.192637356541166" calcext:value-type="percentage">
            <text:p>19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 table:style-name="ce9" table:formula="of:=EXP(Mean+ stdDev * COM.MICROSOFT.NORM.INV(RAND();0;1))" office:value-type="percentage" office:value="0.240338837281318" calcext:value-type="percentage">
            <text:p>24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3" calcext:value-type="float">
            <text:p>3963</text:p>
          </table:table-cell>
          <table:table-cell table:style-name="ce9" table:formula="of:=EXP(Mean+ stdDev * COM.MICROSOFT.NORM.INV(RAND();0;1))" office:value-type="percentage" office:value="0.116256124819495" calcext:value-type="percentage">
            <text:p>1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4" calcext:value-type="float">
            <text:p>3964</text:p>
          </table:table-cell>
          <table:table-cell table:style-name="ce9" table:formula="of:=EXP(Mean+ stdDev * COM.MICROSOFT.NORM.INV(RAND();0;1))" office:value-type="percentage" office:value="0.0772945653584412" calcext:value-type="percentage">
            <text:p>7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5" calcext:value-type="float">
            <text:p>3965</text:p>
          </table:table-cell>
          <table:table-cell table:style-name="ce9" table:formula="of:=EXP(Mean+ stdDev * COM.MICROSOFT.NORM.INV(RAND();0;1))" office:value-type="percentage" office:value="0.0756513311621388" calcext:value-type="percentage">
            <text:p>7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table:style-name="ce9" table:formula="of:=EXP(Mean+ stdDev * COM.MICROSOFT.NORM.INV(RAND();0;1))" office:value-type="percentage" office:value="0.0701912768678064" calcext:value-type="percentage">
            <text:p>7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 table:style-name="ce9" table:formula="of:=EXP(Mean+ stdDev * COM.MICROSOFT.NORM.INV(RAND();0;1))" office:value-type="percentage" office:value="0.0523259836688428" calcext:value-type="percentage">
            <text:p>5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table:style-name="ce9" table:formula="of:=EXP(Mean+ stdDev * COM.MICROSOFT.NORM.INV(RAND();0;1))" office:value-type="percentage" office:value="0.0657582980277082" calcext:value-type="percentage">
            <text:p>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9" calcext:value-type="float">
            <text:p>3969</text:p>
          </table:table-cell>
          <table:table-cell table:style-name="ce9" table:formula="of:=EXP(Mean+ stdDev * COM.MICROSOFT.NORM.INV(RAND();0;1))" office:value-type="percentage" office:value="0.154013213236244" calcext:value-type="percentage">
            <text:p>15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 table:style-name="ce9" table:formula="of:=EXP(Mean+ stdDev * COM.MICROSOFT.NORM.INV(RAND();0;1))" office:value-type="percentage" office:value="0.0758964034008415" calcext:value-type="percentage">
            <text:p>7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1" calcext:value-type="float">
            <text:p>3971</text:p>
          </table:table-cell>
          <table:table-cell table:style-name="ce9" table:formula="of:=EXP(Mean+ stdDev * COM.MICROSOFT.NORM.INV(RAND();0;1))" office:value-type="percentage" office:value="0.0893420132266813" calcext:value-type="percentage">
            <text:p>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2" calcext:value-type="float">
            <text:p>3972</text:p>
          </table:table-cell>
          <table:table-cell table:style-name="ce9" table:formula="of:=EXP(Mean+ stdDev * COM.MICROSOFT.NORM.INV(RAND();0;1))" office:value-type="percentage" office:value="0.179884495151438" calcext:value-type="percentage">
            <text:p>17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3" calcext:value-type="float">
            <text:p>3973</text:p>
          </table:table-cell>
          <table:table-cell table:style-name="ce9" table:formula="of:=EXP(Mean+ stdDev * COM.MICROSOFT.NORM.INV(RAND();0;1))" office:value-type="percentage" office:value="0.188607522418321" calcext:value-type="percentage">
            <text:p>1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4" calcext:value-type="float">
            <text:p>3974</text:p>
          </table:table-cell>
          <table:table-cell table:style-name="ce9" table:formula="of:=EXP(Mean+ stdDev * COM.MICROSOFT.NORM.INV(RAND();0;1))" office:value-type="percentage" office:value="0.160487041279657" calcext:value-type="percentage">
            <text:p>16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table:style-name="ce9" table:formula="of:=EXP(Mean+ stdDev * COM.MICROSOFT.NORM.INV(RAND();0;1))" office:value-type="percentage" office:value="0.0837826905385472" calcext:value-type="percentage">
            <text:p>8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6" calcext:value-type="float">
            <text:p>3976</text:p>
          </table:table-cell>
          <table:table-cell table:style-name="ce9" table:formula="of:=EXP(Mean+ stdDev * COM.MICROSOFT.NORM.INV(RAND();0;1))" office:value-type="percentage" office:value="0.0893014138357778" calcext:value-type="percentage">
            <text:p>8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7" calcext:value-type="float">
            <text:p>3977</text:p>
          </table:table-cell>
          <table:table-cell table:style-name="ce9" table:formula="of:=EXP(Mean+ stdDev * COM.MICROSOFT.NORM.INV(RAND();0;1))" office:value-type="percentage" office:value="0.156418332214315" calcext:value-type="percentage">
            <text:p>15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8" calcext:value-type="float">
            <text:p>3978</text:p>
          </table:table-cell>
          <table:table-cell table:style-name="ce9" table:formula="of:=EXP(Mean+ stdDev * COM.MICROSOFT.NORM.INV(RAND();0;1))" office:value-type="percentage" office:value="0.0766751934004776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9" calcext:value-type="float">
            <text:p>3979</text:p>
          </table:table-cell>
          <table:table-cell table:style-name="ce9" table:formula="of:=EXP(Mean+ stdDev * COM.MICROSOFT.NORM.INV(RAND();0;1))" office:value-type="percentage" office:value="0.11178395610253" calcext:value-type="percentage">
            <text:p>11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table:style-name="ce9" table:formula="of:=EXP(Mean+ stdDev * COM.MICROSOFT.NORM.INV(RAND();0;1))" office:value-type="percentage" office:value="0.136715559513327" calcext:value-type="percentage">
            <text:p>13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1" calcext:value-type="float">
            <text:p>3981</text:p>
          </table:table-cell>
          <table:table-cell table:style-name="ce9" table:formula="of:=EXP(Mean+ stdDev * COM.MICROSOFT.NORM.INV(RAND();0;1))" office:value-type="percentage" office:value="0.154089826988816" calcext:value-type="percentage">
            <text:p>15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table:style-name="ce9" table:formula="of:=EXP(Mean+ stdDev * COM.MICROSOFT.NORM.INV(RAND();0;1))" office:value-type="percentage" office:value="0.165706529994769" calcext:value-type="percentage">
            <text:p>16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3" calcext:value-type="float">
            <text:p>3983</text:p>
          </table:table-cell>
          <table:table-cell table:style-name="ce9" table:formula="of:=EXP(Mean+ stdDev * COM.MICROSOFT.NORM.INV(RAND();0;1))" office:value-type="percentage" office:value="0.234392816271837" calcext:value-type="percentage">
            <text:p>23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4" calcext:value-type="float">
            <text:p>3984</text:p>
          </table:table-cell>
          <table:table-cell table:style-name="ce9" table:formula="of:=EXP(Mean+ stdDev * COM.MICROSOFT.NORM.INV(RAND();0;1))" office:value-type="percentage" office:value="0.16836067104249" calcext:value-type="percentage">
            <text:p>16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5" calcext:value-type="float">
            <text:p>3985</text:p>
          </table:table-cell>
          <table:table-cell table:style-name="ce9" table:formula="of:=EXP(Mean+ stdDev * COM.MICROSOFT.NORM.INV(RAND();0;1))" office:value-type="percentage" office:value="0.266410245485842" calcext:value-type="percentage">
            <text:p>2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6" calcext:value-type="float">
            <text:p>3986</text:p>
          </table:table-cell>
          <table:table-cell table:style-name="ce9" table:formula="of:=EXP(Mean+ stdDev * COM.MICROSOFT.NORM.INV(RAND();0;1))" office:value-type="percentage" office:value="0.188585732301531" calcext:value-type="percentage">
            <text:p>1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7" calcext:value-type="float">
            <text:p>3987</text:p>
          </table:table-cell>
          <table:table-cell table:style-name="ce9" table:formula="of:=EXP(Mean+ stdDev * COM.MICROSOFT.NORM.INV(RAND();0;1))" office:value-type="percentage" office:value="0.160923497212227" calcext:value-type="percentage">
            <text:p>1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8" calcext:value-type="float">
            <text:p>3988</text:p>
          </table:table-cell>
          <table:table-cell table:style-name="ce9" table:formula="of:=EXP(Mean+ stdDev * COM.MICROSOFT.NORM.INV(RAND();0;1))" office:value-type="percentage" office:value="0.14111088770776" calcext:value-type="percentage">
            <text:p>14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9" calcext:value-type="float">
            <text:p>3989</text:p>
          </table:table-cell>
          <table:table-cell table:style-name="ce9" table:formula="of:=EXP(Mean+ stdDev * COM.MICROSOFT.NORM.INV(RAND();0;1))" office:value-type="percentage" office:value="0.124038168959065" calcext:value-type="percentage">
            <text:p>12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0" calcext:value-type="float">
            <text:p>3990</text:p>
          </table:table-cell>
          <table:table-cell table:style-name="ce9" table:formula="of:=EXP(Mean+ stdDev * COM.MICROSOFT.NORM.INV(RAND();0;1))" office:value-type="percentage" office:value="0.0734550309041656" calcext:value-type="percentage">
            <text:p>7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1" calcext:value-type="float">
            <text:p>3991</text:p>
          </table:table-cell>
          <table:table-cell table:style-name="ce9" table:formula="of:=EXP(Mean+ stdDev * COM.MICROSOFT.NORM.INV(RAND();0;1))" office:value-type="percentage" office:value="0.128901535301309" calcext:value-type="percentage">
            <text:p>12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2" calcext:value-type="float">
            <text:p>3992</text:p>
          </table:table-cell>
          <table:table-cell table:style-name="ce9" table:formula="of:=EXP(Mean+ stdDev * COM.MICROSOFT.NORM.INV(RAND();0;1))" office:value-type="percentage" office:value="0.303356828029005" calcext:value-type="percentage">
            <text:p>30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table:style-name="ce9" table:formula="of:=EXP(Mean+ stdDev * COM.MICROSOFT.NORM.INV(RAND();0;1))" office:value-type="percentage" office:value="0.0897883355045192" calcext:value-type="percentage">
            <text:p>8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4" calcext:value-type="float">
            <text:p>3994</text:p>
          </table:table-cell>
          <table:table-cell table:style-name="ce9" table:formula="of:=EXP(Mean+ stdDev * COM.MICROSOFT.NORM.INV(RAND();0;1))" office:value-type="percentage" office:value="0.0891441861315346" calcext:value-type="percentage">
            <text:p>8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5" calcext:value-type="float">
            <text:p>3995</text:p>
          </table:table-cell>
          <table:table-cell table:style-name="ce9" table:formula="of:=EXP(Mean+ stdDev * COM.MICROSOFT.NORM.INV(RAND();0;1))" office:value-type="percentage" office:value="0.127893192124827" calcext:value-type="percentage">
            <text:p>12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6" calcext:value-type="float">
            <text:p>3996</text:p>
          </table:table-cell>
          <table:table-cell table:style-name="ce9" table:formula="of:=EXP(Mean+ stdDev * COM.MICROSOFT.NORM.INV(RAND();0;1))" office:value-type="percentage" office:value="0.161168843356685" calcext:value-type="percentage">
            <text:p>16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7" calcext:value-type="float">
            <text:p>3997</text:p>
          </table:table-cell>
          <table:table-cell table:style-name="ce9" table:formula="of:=EXP(Mean+ stdDev * COM.MICROSOFT.NORM.INV(RAND();0;1))" office:value-type="percentage" office:value="0.230605282027015" calcext:value-type="percentage">
            <text:p>23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8" calcext:value-type="float">
            <text:p>3998</text:p>
          </table:table-cell>
          <table:table-cell table:style-name="ce9" table:formula="of:=EXP(Mean+ stdDev * COM.MICROSOFT.NORM.INV(RAND();0;1))" office:value-type="percentage" office:value="0.095793552048357" calcext:value-type="percentage">
            <text:p>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table:style-name="ce9" table:formula="of:=EXP(Mean+ stdDev * COM.MICROSOFT.NORM.INV(RAND();0;1))" office:value-type="percentage" office:value="0.0339789752401143" calcext:value-type="percentage">
            <text:p>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9" table:formula="of:=EXP(Mean+ stdDev * COM.MICROSOFT.NORM.INV(RAND();0;1))" office:value-type="percentage" office:value="0.10872836779311" calcext:value-type="percentage">
            <text:p>10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table:style-name="ce9" table:formula="of:=EXP(Mean+ stdDev * COM.MICROSOFT.NORM.INV(RAND();0;1))" office:value-type="percentage" office:value="0.10083191267132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table:style-name="ce9" table:formula="of:=EXP(Mean+ stdDev * COM.MICROSOFT.NORM.INV(RAND();0;1))" office:value-type="percentage" office:value="0.192764674944319" calcext:value-type="percentage">
            <text:p>19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3" calcext:value-type="float">
            <text:p>4003</text:p>
          </table:table-cell>
          <table:table-cell table:style-name="ce9" table:formula="of:=EXP(Mean+ stdDev * COM.MICROSOFT.NORM.INV(RAND();0;1))" office:value-type="percentage" office:value="0.215933644652175" calcext:value-type="percentage">
            <text:p>21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table:style-name="ce9" table:formula="of:=EXP(Mean+ stdDev * COM.MICROSOFT.NORM.INV(RAND();0;1))" office:value-type="percentage" office:value="0.0905466744696921" calcext:value-type="percentage">
            <text:p>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5" calcext:value-type="float">
            <text:p>4005</text:p>
          </table:table-cell>
          <table:table-cell table:style-name="ce9" table:formula="of:=EXP(Mean+ stdDev * COM.MICROSOFT.NORM.INV(RAND();0;1))" office:value-type="percentage" office:value="0.0587016869968843" calcext:value-type="percentage">
            <text:p>5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6" calcext:value-type="float">
            <text:p>4006</text:p>
          </table:table-cell>
          <table:table-cell table:style-name="ce9" table:formula="of:=EXP(Mean+ stdDev * COM.MICROSOFT.NORM.INV(RAND();0;1))" office:value-type="percentage" office:value="0.108515519311566" calcext:value-type="percentage">
            <text:p>10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7" calcext:value-type="float">
            <text:p>4007</text:p>
          </table:table-cell>
          <table:table-cell table:style-name="ce9" table:formula="of:=EXP(Mean+ stdDev * COM.MICROSOFT.NORM.INV(RAND();0;1))" office:value-type="percentage" office:value="0.717340464881894" calcext:value-type="percentage">
            <text:p>71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8" calcext:value-type="float">
            <text:p>4008</text:p>
          </table:table-cell>
          <table:table-cell table:style-name="ce9" table:formula="of:=EXP(Mean+ stdDev * COM.MICROSOFT.NORM.INV(RAND();0;1))" office:value-type="percentage" office:value="0.192812544658764" calcext:value-type="percentage">
            <text:p>19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9" calcext:value-type="float">
            <text:p>4009</text:p>
          </table:table-cell>
          <table:table-cell table:style-name="ce9" table:formula="of:=EXP(Mean+ stdDev * COM.MICROSOFT.NORM.INV(RAND();0;1))" office:value-type="percentage" office:value="0.504085262271782" calcext:value-type="percentage">
            <text:p>50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 table:style-name="ce9" table:formula="of:=EXP(Mean+ stdDev * COM.MICROSOFT.NORM.INV(RAND();0;1))" office:value-type="percentage" office:value="0.394094949300858" calcext:value-type="percentage">
            <text:p>3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1" calcext:value-type="float">
            <text:p>4011</text:p>
          </table:table-cell>
          <table:table-cell table:style-name="ce9" table:formula="of:=EXP(Mean+ stdDev * COM.MICROSOFT.NORM.INV(RAND();0;1))" office:value-type="percentage" office:value="0.0780523181452993" calcext:value-type="percentage">
            <text:p>7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2" calcext:value-type="float">
            <text:p>4012</text:p>
          </table:table-cell>
          <table:table-cell table:style-name="ce9" table:formula="of:=EXP(Mean+ stdDev * COM.MICROSOFT.NORM.INV(RAND();0;1))" office:value-type="percentage" office:value="0.0640647780061537" calcext:value-type="percentage">
            <text:p>6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3" calcext:value-type="float">
            <text:p>4013</text:p>
          </table:table-cell>
          <table:table-cell table:style-name="ce9" table:formula="of:=EXP(Mean+ stdDev * COM.MICROSOFT.NORM.INV(RAND();0;1))" office:value-type="percentage" office:value="0.147617833116879" calcext:value-type="percentage">
            <text:p>14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4" calcext:value-type="float">
            <text:p>4014</text:p>
          </table:table-cell>
          <table:table-cell table:style-name="ce9" table:formula="of:=EXP(Mean+ stdDev * COM.MICROSOFT.NORM.INV(RAND();0;1))" office:value-type="percentage" office:value="0.12083182272624" calcext:value-type="percentage">
            <text:p>12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5" calcext:value-type="float">
            <text:p>4015</text:p>
          </table:table-cell>
          <table:table-cell table:style-name="ce9" table:formula="of:=EXP(Mean+ stdDev * COM.MICROSOFT.NORM.INV(RAND();0;1))" office:value-type="percentage" office:value="0.164113271479143" calcext:value-type="percentage">
            <text:p>16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6" calcext:value-type="float">
            <text:p>4016</text:p>
          </table:table-cell>
          <table:table-cell table:style-name="ce9" table:formula="of:=EXP(Mean+ stdDev * COM.MICROSOFT.NORM.INV(RAND();0;1))" office:value-type="percentage" office:value="0.082151820075705" calcext:value-type="percentage">
            <text:p>8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7" calcext:value-type="float">
            <text:p>4017</text:p>
          </table:table-cell>
          <table:table-cell table:style-name="ce9" table:formula="of:=EXP(Mean+ stdDev * COM.MICROSOFT.NORM.INV(RAND();0;1))" office:value-type="percentage" office:value="0.1603306918027" calcext:value-type="percentage">
            <text:p>16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8" calcext:value-type="float">
            <text:p>4018</text:p>
          </table:table-cell>
          <table:table-cell table:style-name="ce9" table:formula="of:=EXP(Mean+ stdDev * COM.MICROSOFT.NORM.INV(RAND();0;1))" office:value-type="percentage" office:value="0.117714294077841" calcext:value-type="percentage">
            <text:p>11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9" calcext:value-type="float">
            <text:p>4019</text:p>
          </table:table-cell>
          <table:table-cell table:style-name="ce9" table:formula="of:=EXP(Mean+ stdDev * COM.MICROSOFT.NORM.INV(RAND();0;1))" office:value-type="percentage" office:value="0.101692992568783" calcext:value-type="percentage">
            <text:p>10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table:style-name="ce9" table:formula="of:=EXP(Mean+ stdDev * COM.MICROSOFT.NORM.INV(RAND();0;1))" office:value-type="percentage" office:value="0.082914271396073" calcext:value-type="percentage">
            <text:p>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1" calcext:value-type="float">
            <text:p>4021</text:p>
          </table:table-cell>
          <table:table-cell table:style-name="ce9" table:formula="of:=EXP(Mean+ stdDev * COM.MICROSOFT.NORM.INV(RAND();0;1))" office:value-type="percentage" office:value="0.366377967754366" calcext:value-type="percentage">
            <text:p>3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2" calcext:value-type="float">
            <text:p>4022</text:p>
          </table:table-cell>
          <table:table-cell table:style-name="ce9" table:formula="of:=EXP(Mean+ stdDev * COM.MICROSOFT.NORM.INV(RAND();0;1))" office:value-type="percentage" office:value="0.0472962248874254" calcext:value-type="percentage">
            <text:p>4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3" calcext:value-type="float">
            <text:p>4023</text:p>
          </table:table-cell>
          <table:table-cell table:style-name="ce9" table:formula="of:=EXP(Mean+ stdDev * COM.MICROSOFT.NORM.INV(RAND();0;1))" office:value-type="percentage" office:value="0.181963800579007" calcext:value-type="percentage">
            <text:p>18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4" calcext:value-type="float">
            <text:p>4024</text:p>
          </table:table-cell>
          <table:table-cell table:style-name="ce9" table:formula="of:=EXP(Mean+ stdDev * COM.MICROSOFT.NORM.INV(RAND();0;1))" office:value-type="percentage" office:value="0.117986343226479" calcext:value-type="percentage">
            <text:p>11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table:style-name="ce9" table:formula="of:=EXP(Mean+ stdDev * COM.MICROSOFT.NORM.INV(RAND();0;1))" office:value-type="percentage" office:value="0.129510220426727" calcext:value-type="percentage">
            <text:p>12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6" calcext:value-type="float">
            <text:p>4026</text:p>
          </table:table-cell>
          <table:table-cell table:style-name="ce9" table:formula="of:=EXP(Mean+ stdDev * COM.MICROSOFT.NORM.INV(RAND();0;1))" office:value-type="percentage" office:value="0.141161850087628" calcext:value-type="percentage">
            <text:p>1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 table:style-name="ce9" table:formula="of:=EXP(Mean+ stdDev * COM.MICROSOFT.NORM.INV(RAND();0;1))" office:value-type="percentage" office:value="0.0677164896002603" calcext:value-type="percentage">
            <text:p>6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8" calcext:value-type="float">
            <text:p>4028</text:p>
          </table:table-cell>
          <table:table-cell table:style-name="ce9" table:formula="of:=EXP(Mean+ stdDev * COM.MICROSOFT.NORM.INV(RAND();0;1))" office:value-type="percentage" office:value="0.251696396803895" calcext:value-type="percentage">
            <text:p>25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9" calcext:value-type="float">
            <text:p>4029</text:p>
          </table:table-cell>
          <table:table-cell table:style-name="ce9" table:formula="of:=EXP(Mean+ stdDev * COM.MICROSOFT.NORM.INV(RAND();0;1))" office:value-type="percentage" office:value="0.180148830379656" calcext:value-type="percentage">
            <text:p>18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0" calcext:value-type="float">
            <text:p>4030</text:p>
          </table:table-cell>
          <table:table-cell table:style-name="ce9" table:formula="of:=EXP(Mean+ stdDev * COM.MICROSOFT.NORM.INV(RAND();0;1))" office:value-type="percentage" office:value="0.298243918330734" calcext:value-type="percentage">
            <text:p>2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1" calcext:value-type="float">
            <text:p>4031</text:p>
          </table:table-cell>
          <table:table-cell table:style-name="ce9" table:formula="of:=EXP(Mean+ stdDev * COM.MICROSOFT.NORM.INV(RAND();0;1))" office:value-type="percentage" office:value="0.128100072927658" calcext:value-type="percentage">
            <text:p>12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2" calcext:value-type="float">
            <text:p>4032</text:p>
          </table:table-cell>
          <table:table-cell table:style-name="ce9" table:formula="of:=EXP(Mean+ stdDev * COM.MICROSOFT.NORM.INV(RAND();0;1))" office:value-type="percentage" office:value="0.311795820393391" calcext:value-type="percentage">
            <text:p>31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3" calcext:value-type="float">
            <text:p>4033</text:p>
          </table:table-cell>
          <table:table-cell table:style-name="ce9" table:formula="of:=EXP(Mean+ stdDev * COM.MICROSOFT.NORM.INV(RAND();0;1))" office:value-type="percentage" office:value="0.178316681484492" calcext:value-type="percentage">
            <text:p>17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4" calcext:value-type="float">
            <text:p>4034</text:p>
          </table:table-cell>
          <table:table-cell table:style-name="ce9" table:formula="of:=EXP(Mean+ stdDev * COM.MICROSOFT.NORM.INV(RAND();0;1))" office:value-type="percentage" office:value="0.228882275256604" calcext:value-type="percentage">
            <text:p>22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5" calcext:value-type="float">
            <text:p>4035</text:p>
          </table:table-cell>
          <table:table-cell table:style-name="ce9" table:formula="of:=EXP(Mean+ stdDev * COM.MICROSOFT.NORM.INV(RAND();0;1))" office:value-type="percentage" office:value="0.180177427745246" calcext:value-type="percentage">
            <text:p>18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6" calcext:value-type="float">
            <text:p>4036</text:p>
          </table:table-cell>
          <table:table-cell table:style-name="ce9" table:formula="of:=EXP(Mean+ stdDev * COM.MICROSOFT.NORM.INV(RAND();0;1))" office:value-type="percentage" office:value="0.208152178924776" calcext:value-type="percentage">
            <text:p>20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 table:style-name="ce9" table:formula="of:=EXP(Mean+ stdDev * COM.MICROSOFT.NORM.INV(RAND();0;1))" office:value-type="percentage" office:value="0.0927577049313669" calcext:value-type="percentage">
            <text:p>9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table:style-name="ce9" table:formula="of:=EXP(Mean+ stdDev * COM.MICROSOFT.NORM.INV(RAND();0;1))" office:value-type="percentage" office:value="0.0931560542761813" calcext:value-type="percentage">
            <text:p>9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9" calcext:value-type="float">
            <text:p>4039</text:p>
          </table:table-cell>
          <table:table-cell table:style-name="ce9" table:formula="of:=EXP(Mean+ stdDev * COM.MICROSOFT.NORM.INV(RAND();0;1))" office:value-type="percentage" office:value="0.109511268744599" calcext:value-type="percentage">
            <text:p>10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0" calcext:value-type="float">
            <text:p>4040</text:p>
          </table:table-cell>
          <table:table-cell table:style-name="ce9" table:formula="of:=EXP(Mean+ stdDev * COM.MICROSOFT.NORM.INV(RAND();0;1))" office:value-type="percentage" office:value="0.174079341820945" calcext:value-type="percentage">
            <text:p>17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1" calcext:value-type="float">
            <text:p>4041</text:p>
          </table:table-cell>
          <table:table-cell table:style-name="ce9" table:formula="of:=EXP(Mean+ stdDev * COM.MICROSOFT.NORM.INV(RAND();0;1))" office:value-type="percentage" office:value="0.0914585731347303" calcext:value-type="percentage">
            <text:p>9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2" calcext:value-type="float">
            <text:p>4042</text:p>
          </table:table-cell>
          <table:table-cell table:style-name="ce9" table:formula="of:=EXP(Mean+ stdDev * COM.MICROSOFT.NORM.INV(RAND();0;1))" office:value-type="percentage" office:value="0.164121513041715" calcext:value-type="percentage">
            <text:p>16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3" calcext:value-type="float">
            <text:p>4043</text:p>
          </table:table-cell>
          <table:table-cell table:style-name="ce9" table:formula="of:=EXP(Mean+ stdDev * COM.MICROSOFT.NORM.INV(RAND();0;1))" office:value-type="percentage" office:value="0.0932536903016031" calcext:value-type="percentage">
            <text:p>9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4" calcext:value-type="float">
            <text:p>4044</text:p>
          </table:table-cell>
          <table:table-cell table:style-name="ce9" table:formula="of:=EXP(Mean+ stdDev * COM.MICROSOFT.NORM.INV(RAND();0;1))" office:value-type="percentage" office:value="0.102738365058755" calcext:value-type="percentage">
            <text:p>10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5" calcext:value-type="float">
            <text:p>4045</text:p>
          </table:table-cell>
          <table:table-cell table:style-name="ce9" table:formula="of:=EXP(Mean+ stdDev * COM.MICROSOFT.NORM.INV(RAND();0;1))" office:value-type="percentage" office:value="0.0863425306683259" calcext:value-type="percentage">
            <text:p>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6" calcext:value-type="float">
            <text:p>4046</text:p>
          </table:table-cell>
          <table:table-cell table:style-name="ce9" table:formula="of:=EXP(Mean+ stdDev * COM.MICROSOFT.NORM.INV(RAND();0;1))" office:value-type="percentage" office:value="0.114264516690547" calcext:value-type="percentage">
            <text:p>11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7" calcext:value-type="float">
            <text:p>4047</text:p>
          </table:table-cell>
          <table:table-cell table:style-name="ce9" table:formula="of:=EXP(Mean+ stdDev * COM.MICROSOFT.NORM.INV(RAND();0;1))" office:value-type="percentage" office:value="0.202190793513843" calcext:value-type="percentage">
            <text:p>2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8" calcext:value-type="float">
            <text:p>4048</text:p>
          </table:table-cell>
          <table:table-cell table:style-name="ce9" table:formula="of:=EXP(Mean+ stdDev * COM.MICROSOFT.NORM.INV(RAND();0;1))" office:value-type="percentage" office:value="0.079964261894095" calcext:value-type="percentage">
            <text:p>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9" calcext:value-type="float">
            <text:p>4049</text:p>
          </table:table-cell>
          <table:table-cell table:style-name="ce9" table:formula="of:=EXP(Mean+ stdDev * COM.MICROSOFT.NORM.INV(RAND();0;1))" office:value-type="percentage" office:value="0.0985468382675786" calcext:value-type="percentage">
            <text:p>9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table:style-name="ce9" table:formula="of:=EXP(Mean+ stdDev * COM.MICROSOFT.NORM.INV(RAND();0;1))" office:value-type="percentage" office:value="0.123307816810712" calcext:value-type="percentage">
            <text:p>12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table:style-name="ce9" table:formula="of:=EXP(Mean+ stdDev * COM.MICROSOFT.NORM.INV(RAND();0;1))" office:value-type="percentage" office:value="0.371945747107874" calcext:value-type="percentage">
            <text:p>37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2" calcext:value-type="float">
            <text:p>4052</text:p>
          </table:table-cell>
          <table:table-cell table:style-name="ce9" table:formula="of:=EXP(Mean+ stdDev * COM.MICROSOFT.NORM.INV(RAND();0;1))" office:value-type="percentage" office:value="0.104275565102444" calcext:value-type="percentage">
            <text:p>10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3" calcext:value-type="float">
            <text:p>4053</text:p>
          </table:table-cell>
          <table:table-cell table:style-name="ce9" table:formula="of:=EXP(Mean+ stdDev * COM.MICROSOFT.NORM.INV(RAND();0;1))" office:value-type="percentage" office:value="0.108568594391058" calcext:value-type="percentage">
            <text:p>1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 table:style-name="ce9" table:formula="of:=EXP(Mean+ stdDev * COM.MICROSOFT.NORM.INV(RAND();0;1))" office:value-type="percentage" office:value="0.066961717866142" calcext:value-type="percentage">
            <text:p>6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table:style-name="ce9" table:formula="of:=EXP(Mean+ stdDev * COM.MICROSOFT.NORM.INV(RAND();0;1))" office:value-type="percentage" office:value="0.216260761377578" calcext:value-type="percentage">
            <text:p>21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6" calcext:value-type="float">
            <text:p>4056</text:p>
          </table:table-cell>
          <table:table-cell table:style-name="ce9" table:formula="of:=EXP(Mean+ stdDev * COM.MICROSOFT.NORM.INV(RAND();0;1))" office:value-type="percentage" office:value="0.131369022626109" calcext:value-type="percentage">
            <text:p>13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7" calcext:value-type="float">
            <text:p>4057</text:p>
          </table:table-cell>
          <table:table-cell table:style-name="ce9" table:formula="of:=EXP(Mean+ stdDev * COM.MICROSOFT.NORM.INV(RAND();0;1))" office:value-type="percentage" office:value="0.0832909399421311" calcext:value-type="percentage">
            <text:p>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8" calcext:value-type="float">
            <text:p>4058</text:p>
          </table:table-cell>
          <table:table-cell table:style-name="ce9" table:formula="of:=EXP(Mean+ stdDev * COM.MICROSOFT.NORM.INV(RAND();0;1))" office:value-type="percentage" office:value="0.15817528914415" calcext:value-type="percentage">
            <text:p>15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9" calcext:value-type="float">
            <text:p>4059</text:p>
          </table:table-cell>
          <table:table-cell table:style-name="ce9" table:formula="of:=EXP(Mean+ stdDev * COM.MICROSOFT.NORM.INV(RAND();0;1))" office:value-type="percentage" office:value="0.241095355602816" calcext:value-type="percentage">
            <text:p>24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0" calcext:value-type="float">
            <text:p>4060</text:p>
          </table:table-cell>
          <table:table-cell table:style-name="ce9" table:formula="of:=EXP(Mean+ stdDev * COM.MICROSOFT.NORM.INV(RAND();0;1))" office:value-type="percentage" office:value="0.113436550104314" calcext:value-type="percentage">
            <text:p>11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1" calcext:value-type="float">
            <text:p>4061</text:p>
          </table:table-cell>
          <table:table-cell table:style-name="ce9" table:formula="of:=EXP(Mean+ stdDev * COM.MICROSOFT.NORM.INV(RAND();0;1))" office:value-type="percentage" office:value="0.201331959427846" calcext:value-type="percentage">
            <text:p>2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2" calcext:value-type="float">
            <text:p>4062</text:p>
          </table:table-cell>
          <table:table-cell table:style-name="ce9" table:formula="of:=EXP(Mean+ stdDev * COM.MICROSOFT.NORM.INV(RAND();0;1))" office:value-type="percentage" office:value="0.117835400586627" calcext:value-type="percentage">
            <text:p>11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3" calcext:value-type="float">
            <text:p>4063</text:p>
          </table:table-cell>
          <table:table-cell table:style-name="ce9" table:formula="of:=EXP(Mean+ stdDev * COM.MICROSOFT.NORM.INV(RAND();0;1))" office:value-type="percentage" office:value="0.142344829114016" calcext:value-type="percentage">
            <text:p>14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4" calcext:value-type="float">
            <text:p>4064</text:p>
          </table:table-cell>
          <table:table-cell table:style-name="ce9" table:formula="of:=EXP(Mean+ stdDev * COM.MICROSOFT.NORM.INV(RAND();0;1))" office:value-type="percentage" office:value="0.1940801734024" calcext:value-type="percentage">
            <text:p>19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5" calcext:value-type="float">
            <text:p>4065</text:p>
          </table:table-cell>
          <table:table-cell table:style-name="ce9" table:formula="of:=EXP(Mean+ stdDev * COM.MICROSOFT.NORM.INV(RAND();0;1))" office:value-type="percentage" office:value="0.103263585837345" calcext:value-type="percentage">
            <text:p>10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6" calcext:value-type="float">
            <text:p>4066</text:p>
          </table:table-cell>
          <table:table-cell table:style-name="ce9" table:formula="of:=EXP(Mean+ stdDev * COM.MICROSOFT.NORM.INV(RAND();0;1))" office:value-type="percentage" office:value="0.198583024801131" calcext:value-type="percentage">
            <text:p>19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table:style-name="ce9" table:formula="of:=EXP(Mean+ stdDev * COM.MICROSOFT.NORM.INV(RAND();0;1))" office:value-type="percentage" office:value="0.0809524907967672" calcext:value-type="percentage">
            <text:p>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8" calcext:value-type="float">
            <text:p>4068</text:p>
          </table:table-cell>
          <table:table-cell table:style-name="ce9" table:formula="of:=EXP(Mean+ stdDev * COM.MICROSOFT.NORM.INV(RAND();0;1))" office:value-type="percentage" office:value="0.103951210065138" calcext:value-type="percentage">
            <text:p>10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9" calcext:value-type="float">
            <text:p>4069</text:p>
          </table:table-cell>
          <table:table-cell table:style-name="ce9" table:formula="of:=EXP(Mean+ stdDev * COM.MICROSOFT.NORM.INV(RAND();0;1))" office:value-type="percentage" office:value="0.147773138653472" calcext:value-type="percentage">
            <text:p>1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table:style-name="ce9" table:formula="of:=EXP(Mean+ stdDev * COM.MICROSOFT.NORM.INV(RAND();0;1))" office:value-type="percentage" office:value="0.344367401215514" calcext:value-type="percentage">
            <text:p>3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1" calcext:value-type="float">
            <text:p>4071</text:p>
          </table:table-cell>
          <table:table-cell table:style-name="ce9" table:formula="of:=EXP(Mean+ stdDev * COM.MICROSOFT.NORM.INV(RAND();0;1))" office:value-type="percentage" office:value="0.258200050394929" calcext:value-type="percentage">
            <text:p>25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2" calcext:value-type="float">
            <text:p>4072</text:p>
          </table:table-cell>
          <table:table-cell table:style-name="ce9" table:formula="of:=EXP(Mean+ stdDev * COM.MICROSOFT.NORM.INV(RAND();0;1))" office:value-type="percentage" office:value="0.130095807533522" calcext:value-type="percentage">
            <text:p>13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3" calcext:value-type="float">
            <text:p>4073</text:p>
          </table:table-cell>
          <table:table-cell table:style-name="ce9" table:formula="of:=EXP(Mean+ stdDev * COM.MICROSOFT.NORM.INV(RAND();0;1))" office:value-type="percentage" office:value="0.14437935253732" calcext:value-type="percentage">
            <text:p>1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 table:style-name="ce9" table:formula="of:=EXP(Mean+ stdDev * COM.MICROSOFT.NORM.INV(RAND();0;1))" office:value-type="percentage" office:value="0.0356800605139979" calcext:value-type="percentage">
            <text:p>3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5" calcext:value-type="float">
            <text:p>4075</text:p>
          </table:table-cell>
          <table:table-cell table:style-name="ce9" table:formula="of:=EXP(Mean+ stdDev * COM.MICROSOFT.NORM.INV(RAND();0;1))" office:value-type="percentage" office:value="0.136481897761995" calcext:value-type="percentage">
            <text:p>13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6" calcext:value-type="float">
            <text:p>4076</text:p>
          </table:table-cell>
          <table:table-cell table:style-name="ce9" table:formula="of:=EXP(Mean+ stdDev * COM.MICROSOFT.NORM.INV(RAND();0;1))" office:value-type="percentage" office:value="0.096979177299729" calcext:value-type="percentage">
            <text:p>9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7" calcext:value-type="float">
            <text:p>4077</text:p>
          </table:table-cell>
          <table:table-cell table:style-name="ce9" table:formula="of:=EXP(Mean+ stdDev * COM.MICROSOFT.NORM.INV(RAND();0;1))" office:value-type="percentage" office:value="0.0750431327134551" calcext:value-type="percentage">
            <text:p>7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8" calcext:value-type="float">
            <text:p>4078</text:p>
          </table:table-cell>
          <table:table-cell table:style-name="ce9" table:formula="of:=EXP(Mean+ stdDev * COM.MICROSOFT.NORM.INV(RAND();0;1))" office:value-type="percentage" office:value="0.0901345867222606" calcext:value-type="percentage">
            <text:p>9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9" calcext:value-type="float">
            <text:p>4079</text:p>
          </table:table-cell>
          <table:table-cell table:style-name="ce9" table:formula="of:=EXP(Mean+ stdDev * COM.MICROSOFT.NORM.INV(RAND();0;1))" office:value-type="percentage" office:value="0.0594696594850821" calcext:value-type="percentage">
            <text:p>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 table:style-name="ce9" table:formula="of:=EXP(Mean+ stdDev * COM.MICROSOFT.NORM.INV(RAND();0;1))" office:value-type="percentage" office:value="0.0570861126202157" calcext:value-type="percentage">
            <text:p>5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1" calcext:value-type="float">
            <text:p>4081</text:p>
          </table:table-cell>
          <table:table-cell table:style-name="ce9" table:formula="of:=EXP(Mean+ stdDev * COM.MICROSOFT.NORM.INV(RAND();0;1))" office:value-type="percentage" office:value="0.144485913736013" calcext:value-type="percentage">
            <text:p>14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2" calcext:value-type="float">
            <text:p>4082</text:p>
          </table:table-cell>
          <table:table-cell table:style-name="ce9" table:formula="of:=EXP(Mean+ stdDev * COM.MICROSOFT.NORM.INV(RAND();0;1))" office:value-type="percentage" office:value="0.165647366135952" calcext:value-type="percentage">
            <text:p>16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3" calcext:value-type="float">
            <text:p>4083</text:p>
          </table:table-cell>
          <table:table-cell table:style-name="ce9" table:formula="of:=EXP(Mean+ stdDev * COM.MICROSOFT.NORM.INV(RAND();0;1))" office:value-type="percentage" office:value="0.134273097428252" calcext:value-type="percentage">
            <text:p>13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4" calcext:value-type="float">
            <text:p>4084</text:p>
          </table:table-cell>
          <table:table-cell table:style-name="ce9" table:formula="of:=EXP(Mean+ stdDev * COM.MICROSOFT.NORM.INV(RAND();0;1))" office:value-type="percentage" office:value="0.0755088471866757" calcext:value-type="percentage">
            <text:p>7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5" calcext:value-type="float">
            <text:p>4085</text:p>
          </table:table-cell>
          <table:table-cell table:style-name="ce9" table:formula="of:=EXP(Mean+ stdDev * COM.MICROSOFT.NORM.INV(RAND();0;1))" office:value-type="percentage" office:value="0.138691920040514" calcext:value-type="percentage">
            <text:p>13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 table:style-name="ce9" table:formula="of:=EXP(Mean+ stdDev * COM.MICROSOFT.NORM.INV(RAND();0;1))" office:value-type="percentage" office:value="0.03984471527927" calcext:value-type="percentage">
            <text:p>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7" calcext:value-type="float">
            <text:p>4087</text:p>
          </table:table-cell>
          <table:table-cell table:style-name="ce9" table:formula="of:=EXP(Mean+ stdDev * COM.MICROSOFT.NORM.INV(RAND();0;1))" office:value-type="percentage" office:value="0.0962871381929667" calcext:value-type="percentage">
            <text:p>9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8" calcext:value-type="float">
            <text:p>4088</text:p>
          </table:table-cell>
          <table:table-cell table:style-name="ce9" table:formula="of:=EXP(Mean+ stdDev * COM.MICROSOFT.NORM.INV(RAND();0;1))" office:value-type="percentage" office:value="0.178418103912694" calcext:value-type="percentage">
            <text:p>17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9" calcext:value-type="float">
            <text:p>4089</text:p>
          </table:table-cell>
          <table:table-cell table:style-name="ce9" table:formula="of:=EXP(Mean+ stdDev * COM.MICROSOFT.NORM.INV(RAND();0;1))" office:value-type="percentage" office:value="0.315633068148766" calcext:value-type="percentage">
            <text:p>31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 table:style-name="ce9" table:formula="of:=EXP(Mean+ stdDev * COM.MICROSOFT.NORM.INV(RAND();0;1))" office:value-type="percentage" office:value="0.170886039172454" calcext:value-type="percentage">
            <text:p>17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table:style-name="ce9" table:formula="of:=EXP(Mean+ stdDev * COM.MICROSOFT.NORM.INV(RAND();0;1))" office:value-type="percentage" office:value="0.0816831575285206" calcext:value-type="percentage">
            <text:p>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2" calcext:value-type="float">
            <text:p>4092</text:p>
          </table:table-cell>
          <table:table-cell table:style-name="ce9" table:formula="of:=EXP(Mean+ stdDev * COM.MICROSOFT.NORM.INV(RAND();0;1))" office:value-type="percentage" office:value="0.059570268025786" calcext:value-type="percentage">
            <text:p>5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3" calcext:value-type="float">
            <text:p>4093</text:p>
          </table:table-cell>
          <table:table-cell table:style-name="ce9" table:formula="of:=EXP(Mean+ stdDev * COM.MICROSOFT.NORM.INV(RAND();0;1))" office:value-type="percentage" office:value="0.199141273697226" calcext:value-type="percentage">
            <text:p>19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4" calcext:value-type="float">
            <text:p>4094</text:p>
          </table:table-cell>
          <table:table-cell table:style-name="ce9" table:formula="of:=EXP(Mean+ stdDev * COM.MICROSOFT.NORM.INV(RAND();0;1))" office:value-type="percentage" office:value="0.08518378176981" calcext:value-type="percentage">
            <text:p>8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5" calcext:value-type="float">
            <text:p>4095</text:p>
          </table:table-cell>
          <table:table-cell table:style-name="ce9" table:formula="of:=EXP(Mean+ stdDev * COM.MICROSOFT.NORM.INV(RAND();0;1))" office:value-type="percentage" office:value="0.266385661174528" calcext:value-type="percentage">
            <text:p>2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style-name="ce9" table:formula="of:=EXP(Mean+ stdDev * COM.MICROSOFT.NORM.INV(RAND();0;1))" office:value-type="percentage" office:value="0.162113710715643" calcext:value-type="percentage">
            <text:p>16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table:style-name="ce9" table:formula="of:=EXP(Mean+ stdDev * COM.MICROSOFT.NORM.INV(RAND();0;1))" office:value-type="percentage" office:value="0.0906098383575423" calcext:value-type="percentage">
            <text:p>9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8" calcext:value-type="float">
            <text:p>4098</text:p>
          </table:table-cell>
          <table:table-cell table:style-name="ce9" table:formula="of:=EXP(Mean+ stdDev * COM.MICROSOFT.NORM.INV(RAND();0;1))" office:value-type="percentage" office:value="0.0860601495166975" calcext:value-type="percentage">
            <text:p>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9" calcext:value-type="float">
            <text:p>4099</text:p>
          </table:table-cell>
          <table:table-cell table:style-name="ce9" table:formula="of:=EXP(Mean+ stdDev * COM.MICROSOFT.NORM.INV(RAND();0;1))" office:value-type="percentage" office:value="0.0944391022116592" calcext:value-type="percentage">
            <text:p>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style-name="ce9" table:formula="of:=EXP(Mean+ stdDev * COM.MICROSOFT.NORM.INV(RAND();0;1))" office:value-type="percentage" office:value="0.0818611298138672" calcext:value-type="percentage">
            <text:p>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1" calcext:value-type="float">
            <text:p>4101</text:p>
          </table:table-cell>
          <table:table-cell table:style-name="ce9" table:formula="of:=EXP(Mean+ stdDev * COM.MICROSOFT.NORM.INV(RAND();0;1))" office:value-type="percentage" office:value="0.0711857494840762" calcext:value-type="percentage">
            <text:p>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table:style-name="ce9" table:formula="of:=EXP(Mean+ stdDev * COM.MICROSOFT.NORM.INV(RAND();0;1))" office:value-type="percentage" office:value="0.063210982857003" calcext:value-type="percentage">
            <text:p>6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3" calcext:value-type="float">
            <text:p>4103</text:p>
          </table:table-cell>
          <table:table-cell table:style-name="ce9" table:formula="of:=EXP(Mean+ stdDev * COM.MICROSOFT.NORM.INV(RAND();0;1))" office:value-type="percentage" office:value="0.0550087189577054" calcext:value-type="percentage">
            <text:p>5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4" calcext:value-type="float">
            <text:p>4104</text:p>
          </table:table-cell>
          <table:table-cell table:style-name="ce9" table:formula="of:=EXP(Mean+ stdDev * COM.MICROSOFT.NORM.INV(RAND();0;1))" office:value-type="percentage" office:value="0.118951717621717" calcext:value-type="percentage">
            <text:p>11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5" calcext:value-type="float">
            <text:p>4105</text:p>
          </table:table-cell>
          <table:table-cell table:style-name="ce9" table:formula="of:=EXP(Mean+ stdDev * COM.MICROSOFT.NORM.INV(RAND();0;1))" office:value-type="percentage" office:value="0.121796236681164" calcext:value-type="percentage">
            <text:p>12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6" calcext:value-type="float">
            <text:p>4106</text:p>
          </table:table-cell>
          <table:table-cell table:style-name="ce9" table:formula="of:=EXP(Mean+ stdDev * COM.MICROSOFT.NORM.INV(RAND();0;1))" office:value-type="percentage" office:value="0.109308742837457" calcext:value-type="percentage">
            <text:p>10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7" calcext:value-type="float">
            <text:p>4107</text:p>
          </table:table-cell>
          <table:table-cell table:style-name="ce9" table:formula="of:=EXP(Mean+ stdDev * COM.MICROSOFT.NORM.INV(RAND();0;1))" office:value-type="percentage" office:value="0.128460790049963" calcext:value-type="percentage">
            <text:p>12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8" calcext:value-type="float">
            <text:p>4108</text:p>
          </table:table-cell>
          <table:table-cell table:style-name="ce9" table:formula="of:=EXP(Mean+ stdDev * COM.MICROSOFT.NORM.INV(RAND();0;1))" office:value-type="percentage" office:value="0.118801944013143" calcext:value-type="percentage">
            <text:p>11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9" calcext:value-type="float">
            <text:p>4109</text:p>
          </table:table-cell>
          <table:table-cell table:style-name="ce9" table:formula="of:=EXP(Mean+ stdDev * COM.MICROSOFT.NORM.INV(RAND();0;1))" office:value-type="percentage" office:value="0.077697377340331" calcext:value-type="percentage">
            <text:p>7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0" calcext:value-type="float">
            <text:p>4110</text:p>
          </table:table-cell>
          <table:table-cell table:style-name="ce9" table:formula="of:=EXP(Mean+ stdDev * COM.MICROSOFT.NORM.INV(RAND();0;1))" office:value-type="percentage" office:value="0.0781631211192523" calcext:value-type="percentage">
            <text:p>7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1" calcext:value-type="float">
            <text:p>4111</text:p>
          </table:table-cell>
          <table:table-cell table:style-name="ce9" table:formula="of:=EXP(Mean+ stdDev * COM.MICROSOFT.NORM.INV(RAND();0;1))" office:value-type="percentage" office:value="0.170435077841017" calcext:value-type="percentage">
            <text:p>17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 table:style-name="ce9" table:formula="of:=EXP(Mean+ stdDev * COM.MICROSOFT.NORM.INV(RAND();0;1))" office:value-type="percentage" office:value="0.139750913069939" calcext:value-type="percentage">
            <text:p>1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3" calcext:value-type="float">
            <text:p>4113</text:p>
          </table:table-cell>
          <table:table-cell table:style-name="ce9" table:formula="of:=EXP(Mean+ stdDev * COM.MICROSOFT.NORM.INV(RAND();0;1))" office:value-type="percentage" office:value="0.101822115751655" calcext:value-type="percentage">
            <text:p>1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4" calcext:value-type="float">
            <text:p>4114</text:p>
          </table:table-cell>
          <table:table-cell table:style-name="ce9" table:formula="of:=EXP(Mean+ stdDev * COM.MICROSOFT.NORM.INV(RAND();0;1))" office:value-type="percentage" office:value="0.226000124434307" calcext:value-type="percentage">
            <text:p>22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5" calcext:value-type="float">
            <text:p>4115</text:p>
          </table:table-cell>
          <table:table-cell table:style-name="ce9" table:formula="of:=EXP(Mean+ stdDev * COM.MICROSOFT.NORM.INV(RAND();0;1))" office:value-type="percentage" office:value="0.0882641278606651" calcext:value-type="percentage">
            <text:p>8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6" calcext:value-type="float">
            <text:p>4116</text:p>
          </table:table-cell>
          <table:table-cell table:style-name="ce9" table:formula="of:=EXP(Mean+ stdDev * COM.MICROSOFT.NORM.INV(RAND();0;1))" office:value-type="percentage" office:value="0.259953484776872" calcext:value-type="percentage">
            <text:p>2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7" calcext:value-type="float">
            <text:p>4117</text:p>
          </table:table-cell>
          <table:table-cell table:style-name="ce9" table:formula="of:=EXP(Mean+ stdDev * COM.MICROSOFT.NORM.INV(RAND();0;1))" office:value-type="percentage" office:value="0.0975162067313352" calcext:value-type="percentage">
            <text:p>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8" calcext:value-type="float">
            <text:p>4118</text:p>
          </table:table-cell>
          <table:table-cell table:style-name="ce9" table:formula="of:=EXP(Mean+ stdDev * COM.MICROSOFT.NORM.INV(RAND();0;1))" office:value-type="percentage" office:value="0.123040503099656" calcext:value-type="percentage">
            <text:p>12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9" calcext:value-type="float">
            <text:p>4119</text:p>
          </table:table-cell>
          <table:table-cell table:style-name="ce9" table:formula="of:=EXP(Mean+ stdDev * COM.MICROSOFT.NORM.INV(RAND();0;1))" office:value-type="percentage" office:value="0.0714522488537888" calcext:value-type="percentage">
            <text:p>7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0" calcext:value-type="float">
            <text:p>4120</text:p>
          </table:table-cell>
          <table:table-cell table:style-name="ce9" table:formula="of:=EXP(Mean+ stdDev * COM.MICROSOFT.NORM.INV(RAND();0;1))" office:value-type="percentage" office:value="0.110979985110947" calcext:value-type="percentage">
            <text:p>11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table:style-name="ce9" table:formula="of:=EXP(Mean+ stdDev * COM.MICROSOFT.NORM.INV(RAND();0;1))" office:value-type="percentage" office:value="0.194432728753635" calcext:value-type="percentage">
            <text:p>1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2" calcext:value-type="float">
            <text:p>4122</text:p>
          </table:table-cell>
          <table:table-cell table:style-name="ce9" table:formula="of:=EXP(Mean+ stdDev * COM.MICROSOFT.NORM.INV(RAND();0;1))" office:value-type="percentage" office:value="0.134401567955133" calcext:value-type="percentage">
            <text:p>13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3" calcext:value-type="float">
            <text:p>4123</text:p>
          </table:table-cell>
          <table:table-cell table:style-name="ce9" table:formula="of:=EXP(Mean+ stdDev * COM.MICROSOFT.NORM.INV(RAND();0;1))" office:value-type="percentage" office:value="0.0691742255455171" calcext:value-type="percentage">
            <text:p>6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4" calcext:value-type="float">
            <text:p>4124</text:p>
          </table:table-cell>
          <table:table-cell table:style-name="ce9" table:formula="of:=EXP(Mean+ stdDev * COM.MICROSOFT.NORM.INV(RAND();0;1))" office:value-type="percentage" office:value="0.10489475679719" calcext:value-type="percentage">
            <text:p>10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  <table:table-cell table:style-name="ce9" table:formula="of:=EXP(Mean+ stdDev * COM.MICROSOFT.NORM.INV(RAND();0;1))" office:value-type="percentage" office:value="0.219743904152767" calcext:value-type="percentage">
            <text:p>2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6" calcext:value-type="float">
            <text:p>4126</text:p>
          </table:table-cell>
          <table:table-cell table:style-name="ce9" table:formula="of:=EXP(Mean+ stdDev * COM.MICROSOFT.NORM.INV(RAND();0;1))" office:value-type="percentage" office:value="0.094209402165136" calcext:value-type="percentage">
            <text:p>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table:style-name="ce9" table:formula="of:=EXP(Mean+ stdDev * COM.MICROSOFT.NORM.INV(RAND();0;1))" office:value-type="percentage" office:value="0.149735787627514" calcext:value-type="percentage">
            <text:p>14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8" calcext:value-type="float">
            <text:p>4128</text:p>
          </table:table-cell>
          <table:table-cell table:style-name="ce9" table:formula="of:=EXP(Mean+ stdDev * COM.MICROSOFT.NORM.INV(RAND();0;1))" office:value-type="percentage" office:value="0.0929163324793637" calcext:value-type="percentage">
            <text:p>9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9" calcext:value-type="float">
            <text:p>4129</text:p>
          </table:table-cell>
          <table:table-cell table:style-name="ce9" table:formula="of:=EXP(Mean+ stdDev * COM.MICROSOFT.NORM.INV(RAND();0;1))" office:value-type="percentage" office:value="0.128749799046564" calcext:value-type="percentage">
            <text:p>12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0" calcext:value-type="float">
            <text:p>4130</text:p>
          </table:table-cell>
          <table:table-cell table:style-name="ce9" table:formula="of:=EXP(Mean+ stdDev * COM.MICROSOFT.NORM.INV(RAND();0;1))" office:value-type="percentage" office:value="0.0253087778459964" calcext:value-type="percentage">
            <text:p>2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1" calcext:value-type="float">
            <text:p>4131</text:p>
          </table:table-cell>
          <table:table-cell table:style-name="ce9" table:formula="of:=EXP(Mean+ stdDev * COM.MICROSOFT.NORM.INV(RAND();0;1))" office:value-type="percentage" office:value="0.195231487341566" calcext:value-type="percentage">
            <text:p>19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2" calcext:value-type="float">
            <text:p>4132</text:p>
          </table:table-cell>
          <table:table-cell table:style-name="ce9" table:formula="of:=EXP(Mean+ stdDev * COM.MICROSOFT.NORM.INV(RAND();0;1))" office:value-type="percentage" office:value="0.18180431221702" calcext:value-type="percentage">
            <text:p>18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3" calcext:value-type="float">
            <text:p>4133</text:p>
          </table:table-cell>
          <table:table-cell table:style-name="ce9" table:formula="of:=EXP(Mean+ stdDev * COM.MICROSOFT.NORM.INV(RAND();0;1))" office:value-type="percentage" office:value="0.0618851527506965" calcext:value-type="percentage">
            <text:p>6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4" calcext:value-type="float">
            <text:p>4134</text:p>
          </table:table-cell>
          <table:table-cell table:style-name="ce9" table:formula="of:=EXP(Mean+ stdDev * COM.MICROSOFT.NORM.INV(RAND();0;1))" office:value-type="percentage" office:value="0.266846685324925" calcext:value-type="percentage">
            <text:p>26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5" calcext:value-type="float">
            <text:p>4135</text:p>
          </table:table-cell>
          <table:table-cell table:style-name="ce9" table:formula="of:=EXP(Mean+ stdDev * COM.MICROSOFT.NORM.INV(RAND();0;1))" office:value-type="percentage" office:value="0.260918573846197" calcext:value-type="percentage">
            <text:p>2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table:style-name="ce9" table:formula="of:=EXP(Mean+ stdDev * COM.MICROSOFT.NORM.INV(RAND();0;1))" office:value-type="percentage" office:value="0.441900332698563" calcext:value-type="percentage">
            <text:p>44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7" calcext:value-type="float">
            <text:p>4137</text:p>
          </table:table-cell>
          <table:table-cell table:style-name="ce9" table:formula="of:=EXP(Mean+ stdDev * COM.MICROSOFT.NORM.INV(RAND();0;1))" office:value-type="percentage" office:value="0.194426794079518" calcext:value-type="percentage">
            <text:p>1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8" calcext:value-type="float">
            <text:p>4138</text:p>
          </table:table-cell>
          <table:table-cell table:style-name="ce9" table:formula="of:=EXP(Mean+ stdDev * COM.MICROSOFT.NORM.INV(RAND();0;1))" office:value-type="percentage" office:value="0.195924546978516" calcext:value-type="percentage">
            <text:p>19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9" calcext:value-type="float">
            <text:p>4139</text:p>
          </table:table-cell>
          <table:table-cell table:style-name="ce9" table:formula="of:=EXP(Mean+ stdDev * COM.MICROSOFT.NORM.INV(RAND();0;1))" office:value-type="percentage" office:value="0.092713440417246" calcext:value-type="percentage">
            <text:p>9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0" calcext:value-type="float">
            <text:p>4140</text:p>
          </table:table-cell>
          <table:table-cell table:style-name="ce9" table:formula="of:=EXP(Mean+ stdDev * COM.MICROSOFT.NORM.INV(RAND();0;1))" office:value-type="percentage" office:value="0.0810352921016953" calcext:value-type="percentage">
            <text:p>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1" calcext:value-type="float">
            <text:p>4141</text:p>
          </table:table-cell>
          <table:table-cell table:style-name="ce9" table:formula="of:=EXP(Mean+ stdDev * COM.MICROSOFT.NORM.INV(RAND();0;1))" office:value-type="percentage" office:value="0.0972186932707898" calcext:value-type="percentage">
            <text:p>9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2" calcext:value-type="float">
            <text:p>4142</text:p>
          </table:table-cell>
          <table:table-cell table:style-name="ce9" table:formula="of:=EXP(Mean+ stdDev * COM.MICROSOFT.NORM.INV(RAND();0;1))" office:value-type="percentage" office:value="0.328229826793137" calcext:value-type="percentage">
            <text:p>32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3" calcext:value-type="float">
            <text:p>4143</text:p>
          </table:table-cell>
          <table:table-cell table:style-name="ce9" table:formula="of:=EXP(Mean+ stdDev * COM.MICROSOFT.NORM.INV(RAND();0;1))" office:value-type="percentage" office:value="0.0837399827801548" calcext:value-type="percentage">
            <text:p>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table:style-name="ce9" table:formula="of:=EXP(Mean+ stdDev * COM.MICROSOFT.NORM.INV(RAND();0;1))" office:value-type="percentage" office:value="0.207032518372594" calcext:value-type="percentage">
            <text:p>20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5" calcext:value-type="float">
            <text:p>4145</text:p>
          </table:table-cell>
          <table:table-cell table:style-name="ce9" table:formula="of:=EXP(Mean+ stdDev * COM.MICROSOFT.NORM.INV(RAND();0;1))" office:value-type="percentage" office:value="0.14531220923241" calcext:value-type="percentage">
            <text:p>14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6" calcext:value-type="float">
            <text:p>4146</text:p>
          </table:table-cell>
          <table:table-cell table:style-name="ce9" table:formula="of:=EXP(Mean+ stdDev * COM.MICROSOFT.NORM.INV(RAND();0;1))" office:value-type="percentage" office:value="0.121393467409959" calcext:value-type="percentage">
            <text:p>12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7" calcext:value-type="float">
            <text:p>4147</text:p>
          </table:table-cell>
          <table:table-cell table:style-name="ce9" table:formula="of:=EXP(Mean+ stdDev * COM.MICROSOFT.NORM.INV(RAND();0;1))" office:value-type="percentage" office:value="0.070883993968807" calcext:value-type="percentage">
            <text:p>7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8" calcext:value-type="float">
            <text:p>4148</text:p>
          </table:table-cell>
          <table:table-cell table:style-name="ce9" table:formula="of:=EXP(Mean+ stdDev * COM.MICROSOFT.NORM.INV(RAND();0;1))" office:value-type="percentage" office:value="0.0867236354812905" calcext:value-type="percentage">
            <text:p>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9" calcext:value-type="float">
            <text:p>4149</text:p>
          </table:table-cell>
          <table:table-cell table:style-name="ce9" table:formula="of:=EXP(Mean+ stdDev * COM.MICROSOFT.NORM.INV(RAND();0;1))" office:value-type="percentage" office:value="0.0676372503468645" calcext:value-type="percentage">
            <text:p>6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table:style-name="ce9" table:formula="of:=EXP(Mean+ stdDev * COM.MICROSOFT.NORM.INV(RAND();0;1))" office:value-type="percentage" office:value="0.120822094117415" calcext:value-type="percentage">
            <text:p>12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1" calcext:value-type="float">
            <text:p>4151</text:p>
          </table:table-cell>
          <table:table-cell table:style-name="ce9" table:formula="of:=EXP(Mean+ stdDev * COM.MICROSOFT.NORM.INV(RAND();0;1))" office:value-type="percentage" office:value="0.208783552603067" calcext:value-type="percentage">
            <text:p>20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table:style-name="ce9" table:formula="of:=EXP(Mean+ stdDev * COM.MICROSOFT.NORM.INV(RAND();0;1))" office:value-type="percentage" office:value="0.106160928829988" calcext:value-type="percentage">
            <text:p>10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3" calcext:value-type="float">
            <text:p>4153</text:p>
          </table:table-cell>
          <table:table-cell table:style-name="ce9" table:formula="of:=EXP(Mean+ stdDev * COM.MICROSOFT.NORM.INV(RAND();0;1))" office:value-type="percentage" office:value="0.135283439996246" calcext:value-type="percentage">
            <text:p>13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table:style-name="ce9" table:formula="of:=EXP(Mean+ stdDev * COM.MICROSOFT.NORM.INV(RAND();0;1))" office:value-type="percentage" office:value="0.289392762548689" calcext:value-type="percentage">
            <text:p>28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5" calcext:value-type="float">
            <text:p>4155</text:p>
          </table:table-cell>
          <table:table-cell table:style-name="ce9" table:formula="of:=EXP(Mean+ stdDev * COM.MICROSOFT.NORM.INV(RAND();0;1))" office:value-type="percentage" office:value="0.111058221836909" calcext:value-type="percentage">
            <text:p>11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6" calcext:value-type="float">
            <text:p>4156</text:p>
          </table:table-cell>
          <table:table-cell table:style-name="ce9" table:formula="of:=EXP(Mean+ stdDev * COM.MICROSOFT.NORM.INV(RAND();0;1))" office:value-type="percentage" office:value="0.165804196593754" calcext:value-type="percentage">
            <text:p>1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7" calcext:value-type="float">
            <text:p>4157</text:p>
          </table:table-cell>
          <table:table-cell table:style-name="ce9" table:formula="of:=EXP(Mean+ stdDev * COM.MICROSOFT.NORM.INV(RAND();0;1))" office:value-type="percentage" office:value="0.203106821667505" calcext:value-type="percentage">
            <text:p>20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8" calcext:value-type="float">
            <text:p>4158</text:p>
          </table:table-cell>
          <table:table-cell table:style-name="ce9" table:formula="of:=EXP(Mean+ stdDev * COM.MICROSOFT.NORM.INV(RAND();0;1))" office:value-type="percentage" office:value="0.578488893769348" calcext:value-type="percentage">
            <text:p>57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9" calcext:value-type="float">
            <text:p>4159</text:p>
          </table:table-cell>
          <table:table-cell table:style-name="ce9" table:formula="of:=EXP(Mean+ stdDev * COM.MICROSOFT.NORM.INV(RAND();0;1))" office:value-type="percentage" office:value="0.139728265359482" calcext:value-type="percentage">
            <text:p>1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table:style-name="ce9" table:formula="of:=EXP(Mean+ stdDev * COM.MICROSOFT.NORM.INV(RAND();0;1))" office:value-type="percentage" office:value="0.318406183012549" calcext:value-type="percentage">
            <text:p>31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1" calcext:value-type="float">
            <text:p>4161</text:p>
          </table:table-cell>
          <table:table-cell table:style-name="ce9" table:formula="of:=EXP(Mean+ stdDev * COM.MICROSOFT.NORM.INV(RAND();0;1))" office:value-type="percentage" office:value="0.126126350946928" calcext:value-type="percentage">
            <text:p>12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2" calcext:value-type="float">
            <text:p>4162</text:p>
          </table:table-cell>
          <table:table-cell table:style-name="ce9" table:formula="of:=EXP(Mean+ stdDev * COM.MICROSOFT.NORM.INV(RAND();0;1))" office:value-type="percentage" office:value="0.219689232826197" calcext:value-type="percentage">
            <text:p>2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3" calcext:value-type="float">
            <text:p>4163</text:p>
          </table:table-cell>
          <table:table-cell table:style-name="ce9" table:formula="of:=EXP(Mean+ stdDev * COM.MICROSOFT.NORM.INV(RAND();0;1))" office:value-type="percentage" office:value="0.302038581838121" calcext:value-type="percentage">
            <text:p>30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table:style-name="ce9" table:formula="of:=EXP(Mean+ stdDev * COM.MICROSOFT.NORM.INV(RAND();0;1))" office:value-type="percentage" office:value="0.326740742158501" calcext:value-type="percentage">
            <text:p>32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5" calcext:value-type="float">
            <text:p>4165</text:p>
          </table:table-cell>
          <table:table-cell table:style-name="ce9" table:formula="of:=EXP(Mean+ stdDev * COM.MICROSOFT.NORM.INV(RAND();0;1))" office:value-type="percentage" office:value="0.119946916761336" calcext:value-type="percentage">
            <text:p>1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6" calcext:value-type="float">
            <text:p>4166</text:p>
          </table:table-cell>
          <table:table-cell table:style-name="ce9" table:formula="of:=EXP(Mean+ stdDev * COM.MICROSOFT.NORM.INV(RAND();0;1))" office:value-type="percentage" office:value="0.162939900847894" calcext:value-type="percentage">
            <text:p>16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  <table:table-cell table:style-name="ce9" table:formula="of:=EXP(Mean+ stdDev * COM.MICROSOFT.NORM.INV(RAND();0;1))" office:value-type="percentage" office:value="0.0587647168145295" calcext:value-type="percentage">
            <text:p>5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8" calcext:value-type="float">
            <text:p>4168</text:p>
          </table:table-cell>
          <table:table-cell table:style-name="ce9" table:formula="of:=EXP(Mean+ stdDev * COM.MICROSOFT.NORM.INV(RAND();0;1))" office:value-type="percentage" office:value="0.137667196089181" calcext:value-type="percentage">
            <text:p>13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9" calcext:value-type="float">
            <text:p>4169</text:p>
          </table:table-cell>
          <table:table-cell table:style-name="ce9" table:formula="of:=EXP(Mean+ stdDev * COM.MICROSOFT.NORM.INV(RAND();0;1))" office:value-type="percentage" office:value="0.263474117401454" calcext:value-type="percentage">
            <text:p>26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0" calcext:value-type="float">
            <text:p>4170</text:p>
          </table:table-cell>
          <table:table-cell table:style-name="ce9" table:formula="of:=EXP(Mean+ stdDev * COM.MICROSOFT.NORM.INV(RAND();0;1))" office:value-type="percentage" office:value="0.141157830816246" calcext:value-type="percentage">
            <text:p>14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1" calcext:value-type="float">
            <text:p>4171</text:p>
          </table:table-cell>
          <table:table-cell table:style-name="ce9" table:formula="of:=EXP(Mean+ stdDev * COM.MICROSOFT.NORM.INV(RAND();0;1))" office:value-type="percentage" office:value="0.245058085876688" calcext:value-type="percentage">
            <text:p>24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2" calcext:value-type="float">
            <text:p>4172</text:p>
          </table:table-cell>
          <table:table-cell table:style-name="ce9" table:formula="of:=EXP(Mean+ stdDev * COM.MICROSOFT.NORM.INV(RAND();0;1))" office:value-type="percentage" office:value="0.159748283004634" calcext:value-type="percentage">
            <text:p>15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3" calcext:value-type="float">
            <text:p>4173</text:p>
          </table:table-cell>
          <table:table-cell table:style-name="ce9" table:formula="of:=EXP(Mean+ stdDev * COM.MICROSOFT.NORM.INV(RAND();0;1))" office:value-type="percentage" office:value="0.174234839066125" calcext:value-type="percentage">
            <text:p>1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4" calcext:value-type="float">
            <text:p>4174</text:p>
          </table:table-cell>
          <table:table-cell table:style-name="ce9" table:formula="of:=EXP(Mean+ stdDev * COM.MICROSOFT.NORM.INV(RAND();0;1))" office:value-type="percentage" office:value="0.0811892990621761" calcext:value-type="percentage">
            <text:p>8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5" calcext:value-type="float">
            <text:p>4175</text:p>
          </table:table-cell>
          <table:table-cell table:style-name="ce9" table:formula="of:=EXP(Mean+ stdDev * COM.MICROSOFT.NORM.INV(RAND();0;1))" office:value-type="percentage" office:value="0.155772859150371" calcext:value-type="percentage">
            <text:p>1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 table:style-name="ce9" table:formula="of:=EXP(Mean+ stdDev * COM.MICROSOFT.NORM.INV(RAND();0;1))" office:value-type="percentage" office:value="0.182865329645025" calcext:value-type="percentage">
            <text:p>18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7" calcext:value-type="float">
            <text:p>4177</text:p>
          </table:table-cell>
          <table:table-cell table:style-name="ce9" table:formula="of:=EXP(Mean+ stdDev * COM.MICROSOFT.NORM.INV(RAND();0;1))" office:value-type="percentage" office:value="0.134890833704787" calcext:value-type="percentage">
            <text:p>13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8" calcext:value-type="float">
            <text:p>4178</text:p>
          </table:table-cell>
          <table:table-cell table:style-name="ce9" table:formula="of:=EXP(Mean+ stdDev * COM.MICROSOFT.NORM.INV(RAND();0;1))" office:value-type="percentage" office:value="0.0657750486921881" calcext:value-type="percentage">
            <text:p>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9" calcext:value-type="float">
            <text:p>4179</text:p>
          </table:table-cell>
          <table:table-cell table:style-name="ce9" table:formula="of:=EXP(Mean+ stdDev * COM.MICROSOFT.NORM.INV(RAND();0;1))" office:value-type="percentage" office:value="0.116150966237404" calcext:value-type="percentage">
            <text:p>11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table:style-name="ce9" table:formula="of:=EXP(Mean+ stdDev * COM.MICROSOFT.NORM.INV(RAND();0;1))" office:value-type="percentage" office:value="0.0906823236629688" calcext:value-type="percentage">
            <text:p>9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1" calcext:value-type="float">
            <text:p>4181</text:p>
          </table:table-cell>
          <table:table-cell table:style-name="ce9" table:formula="of:=EXP(Mean+ stdDev * COM.MICROSOFT.NORM.INV(RAND();0;1))" office:value-type="percentage" office:value="0.0816595818003866" calcext:value-type="percentage">
            <text:p>8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2" calcext:value-type="float">
            <text:p>4182</text:p>
          </table:table-cell>
          <table:table-cell table:style-name="ce9" table:formula="of:=EXP(Mean+ stdDev * COM.MICROSOFT.NORM.INV(RAND();0;1))" office:value-type="percentage" office:value="0.132739582888543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3" calcext:value-type="float">
            <text:p>4183</text:p>
          </table:table-cell>
          <table:table-cell table:style-name="ce9" table:formula="of:=EXP(Mean+ stdDev * COM.MICROSOFT.NORM.INV(RAND();0;1))" office:value-type="percentage" office:value="0.102269234755704" calcext:value-type="percentage">
            <text:p>10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4" calcext:value-type="float">
            <text:p>4184</text:p>
          </table:table-cell>
          <table:table-cell table:style-name="ce9" table:formula="of:=EXP(Mean+ stdDev * COM.MICROSOFT.NORM.INV(RAND();0;1))" office:value-type="percentage" office:value="0.180839915414781" calcext:value-type="percentage">
            <text:p>18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5" calcext:value-type="float">
            <text:p>4185</text:p>
          </table:table-cell>
          <table:table-cell table:style-name="ce9" table:formula="of:=EXP(Mean+ stdDev * COM.MICROSOFT.NORM.INV(RAND();0;1))" office:value-type="percentage" office:value="0.153722787115072" calcext:value-type="percentage">
            <text:p>1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6" calcext:value-type="float">
            <text:p>4186</text:p>
          </table:table-cell>
          <table:table-cell table:style-name="ce9" table:formula="of:=EXP(Mean+ stdDev * COM.MICROSOFT.NORM.INV(RAND();0;1))" office:value-type="percentage" office:value="0.193463560791777" calcext:value-type="percentage">
            <text:p>1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7" calcext:value-type="float">
            <text:p>4187</text:p>
          </table:table-cell>
          <table:table-cell table:style-name="ce9" table:formula="of:=EXP(Mean+ stdDev * COM.MICROSOFT.NORM.INV(RAND();0;1))" office:value-type="percentage" office:value="0.206705615274796" calcext:value-type="percentage">
            <text:p>2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8" calcext:value-type="float">
            <text:p>4188</text:p>
          </table:table-cell>
          <table:table-cell table:style-name="ce9" table:formula="of:=EXP(Mean+ stdDev * COM.MICROSOFT.NORM.INV(RAND();0;1))" office:value-type="percentage" office:value="0.078409382486053" calcext:value-type="percentage">
            <text:p>7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9" calcext:value-type="float">
            <text:p>4189</text:p>
          </table:table-cell>
          <table:table-cell table:style-name="ce9" table:formula="of:=EXP(Mean+ stdDev * COM.MICROSOFT.NORM.INV(RAND();0;1))" office:value-type="percentage" office:value="0.163924982640909" calcext:value-type="percentage">
            <text:p>1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0" calcext:value-type="float">
            <text:p>4190</text:p>
          </table:table-cell>
          <table:table-cell table:style-name="ce9" table:formula="of:=EXP(Mean+ stdDev * COM.MICROSOFT.NORM.INV(RAND();0;1))" office:value-type="percentage" office:value="0.168786545732073" calcext:value-type="percentage">
            <text:p>16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table:style-name="ce9" table:formula="of:=EXP(Mean+ stdDev * COM.MICROSOFT.NORM.INV(RAND();0;1))" office:value-type="percentage" office:value="0.0625659044507638" calcext:value-type="percentage">
            <text:p>6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2" calcext:value-type="float">
            <text:p>4192</text:p>
          </table:table-cell>
          <table:table-cell table:style-name="ce9" table:formula="of:=EXP(Mean+ stdDev * COM.MICROSOFT.NORM.INV(RAND();0;1))" office:value-type="percentage" office:value="0.483801333319348" calcext:value-type="percentage">
            <text:p>48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3" calcext:value-type="float">
            <text:p>4193</text:p>
          </table:table-cell>
          <table:table-cell table:style-name="ce9" table:formula="of:=EXP(Mean+ stdDev * COM.MICROSOFT.NORM.INV(RAND();0;1))" office:value-type="percentage" office:value="0.0599463090328324" calcext:value-type="percentage">
            <text:p>5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4" calcext:value-type="float">
            <text:p>4194</text:p>
          </table:table-cell>
          <table:table-cell table:style-name="ce9" table:formula="of:=EXP(Mean+ stdDev * COM.MICROSOFT.NORM.INV(RAND();0;1))" office:value-type="percentage" office:value="0.137364061766316" calcext:value-type="percentage">
            <text:p>13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5" calcext:value-type="float">
            <text:p>4195</text:p>
          </table:table-cell>
          <table:table-cell table:style-name="ce9" table:formula="of:=EXP(Mean+ stdDev * COM.MICROSOFT.NORM.INV(RAND();0;1))" office:value-type="percentage" office:value="0.0820559001135499" calcext:value-type="percentage">
            <text:p>8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6" calcext:value-type="float">
            <text:p>4196</text:p>
          </table:table-cell>
          <table:table-cell table:style-name="ce9" table:formula="of:=EXP(Mean+ stdDev * COM.MICROSOFT.NORM.INV(RAND();0;1))" office:value-type="percentage" office:value="0.0733648090912954" calcext:value-type="percentage">
            <text:p>7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7" calcext:value-type="float">
            <text:p>4197</text:p>
          </table:table-cell>
          <table:table-cell table:style-name="ce9" table:formula="of:=EXP(Mean+ stdDev * COM.MICROSOFT.NORM.INV(RAND();0;1))" office:value-type="percentage" office:value="0.0520579055178438" calcext:value-type="percentage">
            <text:p>5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 table:style-name="ce9" table:formula="of:=EXP(Mean+ stdDev * COM.MICROSOFT.NORM.INV(RAND();0;1))" office:value-type="percentage" office:value="0.144912488441837" calcext:value-type="percentage">
            <text:p>14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9" calcext:value-type="float">
            <text:p>4199</text:p>
          </table:table-cell>
          <table:table-cell table:style-name="ce9" table:formula="of:=EXP(Mean+ stdDev * COM.MICROSOFT.NORM.INV(RAND();0;1))" office:value-type="percentage" office:value="0.146957538646389" calcext:value-type="percentage">
            <text:p>14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style-name="ce9" table:formula="of:=EXP(Mean+ stdDev * COM.MICROSOFT.NORM.INV(RAND();0;1))" office:value-type="percentage" office:value="0.12852683977766" calcext:value-type="percentage">
            <text:p>12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1" calcext:value-type="float">
            <text:p>4201</text:p>
          </table:table-cell>
          <table:table-cell table:style-name="ce9" table:formula="of:=EXP(Mean+ stdDev * COM.MICROSOFT.NORM.INV(RAND();0;1))" office:value-type="percentage" office:value="0.0940481860891406" calcext:value-type="percentage">
            <text:p>9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table:style-name="ce9" table:formula="of:=EXP(Mean+ stdDev * COM.MICROSOFT.NORM.INV(RAND();0;1))" office:value-type="percentage" office:value="0.0746785958398514" calcext:value-type="percentage">
            <text:p>7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3" calcext:value-type="float">
            <text:p>4203</text:p>
          </table:table-cell>
          <table:table-cell table:style-name="ce9" table:formula="of:=EXP(Mean+ stdDev * COM.MICROSOFT.NORM.INV(RAND();0;1))" office:value-type="percentage" office:value="0.101151260270182" calcext:value-type="percentage">
            <text:p>10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table:style-name="ce9" table:formula="of:=EXP(Mean+ stdDev * COM.MICROSOFT.NORM.INV(RAND();0;1))" office:value-type="percentage" office:value="0.132726635734915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5" calcext:value-type="float">
            <text:p>4205</text:p>
          </table:table-cell>
          <table:table-cell table:style-name="ce9" table:formula="of:=EXP(Mean+ stdDev * COM.MICROSOFT.NORM.INV(RAND();0;1))" office:value-type="percentage" office:value="0.216233090638169" calcext:value-type="percentage">
            <text:p>21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6" calcext:value-type="float">
            <text:p>4206</text:p>
          </table:table-cell>
          <table:table-cell table:style-name="ce9" table:formula="of:=EXP(Mean+ stdDev * COM.MICROSOFT.NORM.INV(RAND();0;1))" office:value-type="percentage" office:value="0.186387612030875" calcext:value-type="percentage">
            <text:p>18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 table:style-name="ce9" table:formula="of:=EXP(Mean+ stdDev * COM.MICROSOFT.NORM.INV(RAND();0;1))" office:value-type="percentage" office:value="0.0987110285344492" calcext:value-type="percentage">
            <text:p>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8" calcext:value-type="float">
            <text:p>4208</text:p>
          </table:table-cell>
          <table:table-cell table:style-name="ce9" table:formula="of:=EXP(Mean+ stdDev * COM.MICROSOFT.NORM.INV(RAND();0;1))" office:value-type="percentage" office:value="0.158846578731932" calcext:value-type="percentage">
            <text:p>15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9" calcext:value-type="float">
            <text:p>4209</text:p>
          </table:table-cell>
          <table:table-cell table:style-name="ce9" table:formula="of:=EXP(Mean+ stdDev * COM.MICROSOFT.NORM.INV(RAND();0;1))" office:value-type="percentage" office:value="0.189558575343818" calcext:value-type="percentage">
            <text:p>18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0" calcext:value-type="float">
            <text:p>4210</text:p>
          </table:table-cell>
          <table:table-cell table:style-name="ce9" table:formula="of:=EXP(Mean+ stdDev * COM.MICROSOFT.NORM.INV(RAND();0;1))" office:value-type="percentage" office:value="0.153528034271253" calcext:value-type="percentage">
            <text:p>15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1" calcext:value-type="float">
            <text:p>4211</text:p>
          </table:table-cell>
          <table:table-cell table:style-name="ce9" table:formula="of:=EXP(Mean+ stdDev * COM.MICROSOFT.NORM.INV(RAND();0;1))" office:value-type="percentage" office:value="0.0836827639512387" calcext:value-type="percentage">
            <text:p>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 table:style-name="ce9" table:formula="of:=EXP(Mean+ stdDev * COM.MICROSOFT.NORM.INV(RAND();0;1))" office:value-type="percentage" office:value="0.072485671875256" calcext:value-type="percentage">
            <text:p>7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3" calcext:value-type="float">
            <text:p>4213</text:p>
          </table:table-cell>
          <table:table-cell table:style-name="ce9" table:formula="of:=EXP(Mean+ stdDev * COM.MICROSOFT.NORM.INV(RAND();0;1))" office:value-type="percentage" office:value="0.082572181572835" calcext:value-type="percentage">
            <text:p>8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4" calcext:value-type="float">
            <text:p>4214</text:p>
          </table:table-cell>
          <table:table-cell table:style-name="ce9" table:formula="of:=EXP(Mean+ stdDev * COM.MICROSOFT.NORM.INV(RAND();0;1))" office:value-type="percentage" office:value="0.191156512548191" calcext:value-type="percentage">
            <text:p>19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5" calcext:value-type="float">
            <text:p>4215</text:p>
          </table:table-cell>
          <table:table-cell table:style-name="ce9" table:formula="of:=EXP(Mean+ stdDev * COM.MICROSOFT.NORM.INV(RAND();0;1))" office:value-type="percentage" office:value="0.205120553326716" calcext:value-type="percentage">
            <text:p>20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6" calcext:value-type="float">
            <text:p>4216</text:p>
          </table:table-cell>
          <table:table-cell table:style-name="ce9" table:formula="of:=EXP(Mean+ stdDev * COM.MICROSOFT.NORM.INV(RAND();0;1))" office:value-type="percentage" office:value="0.1319849097461" calcext:value-type="percentage">
            <text:p>13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7" calcext:value-type="float">
            <text:p>4217</text:p>
          </table:table-cell>
          <table:table-cell table:style-name="ce9" table:formula="of:=EXP(Mean+ stdDev * COM.MICROSOFT.NORM.INV(RAND();0;1))" office:value-type="percentage" office:value="0.0577262775480769" calcext:value-type="percentage">
            <text:p>5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8" calcext:value-type="float">
            <text:p>4218</text:p>
          </table:table-cell>
          <table:table-cell table:style-name="ce9" table:formula="of:=EXP(Mean+ stdDev * COM.MICROSOFT.NORM.INV(RAND();0;1))" office:value-type="percentage" office:value="0.130696235065457" calcext:value-type="percentage">
            <text:p>13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9" calcext:value-type="float">
            <text:p>4219</text:p>
          </table:table-cell>
          <table:table-cell table:style-name="ce9" table:formula="of:=EXP(Mean+ stdDev * COM.MICROSOFT.NORM.INV(RAND();0;1))" office:value-type="percentage" office:value="0.129062394783928" calcext:value-type="percentage">
            <text:p>1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table:style-name="ce9" table:formula="of:=EXP(Mean+ stdDev * COM.MICROSOFT.NORM.INV(RAND();0;1))" office:value-type="percentage" office:value="0.108961176363088" calcext:value-type="percentage">
            <text:p>10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table:style-name="ce9" table:formula="of:=EXP(Mean+ stdDev * COM.MICROSOFT.NORM.INV(RAND();0;1))" office:value-type="percentage" office:value="0.140344223465379" calcext:value-type="percentage">
            <text:p>14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 table:style-name="ce9" table:formula="of:=EXP(Mean+ stdDev * COM.MICROSOFT.NORM.INV(RAND();0;1))" office:value-type="percentage" office:value="0.149495786365389" calcext:value-type="percentage">
            <text:p>14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3" calcext:value-type="float">
            <text:p>4223</text:p>
          </table:table-cell>
          <table:table-cell table:style-name="ce9" table:formula="of:=EXP(Mean+ stdDev * COM.MICROSOFT.NORM.INV(RAND();0;1))" office:value-type="percentage" office:value="0.108657615924545" calcext:value-type="percentage">
            <text:p>10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4" calcext:value-type="float">
            <text:p>4224</text:p>
          </table:table-cell>
          <table:table-cell table:style-name="ce9" table:formula="of:=EXP(Mean+ stdDev * COM.MICROSOFT.NORM.INV(RAND();0;1))" office:value-type="percentage" office:value="0.0465667933753848" calcext:value-type="percentage">
            <text:p>4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5" calcext:value-type="float">
            <text:p>4225</text:p>
          </table:table-cell>
          <table:table-cell table:style-name="ce9" table:formula="of:=EXP(Mean+ stdDev * COM.MICROSOFT.NORM.INV(RAND();0;1))" office:value-type="percentage" office:value="0.242246463734948" calcext:value-type="percentage">
            <text:p>24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6" calcext:value-type="float">
            <text:p>4226</text:p>
          </table:table-cell>
          <table:table-cell table:style-name="ce9" table:formula="of:=EXP(Mean+ stdDev * COM.MICROSOFT.NORM.INV(RAND();0;1))" office:value-type="percentage" office:value="0.134325952916889" calcext:value-type="percentage">
            <text:p>13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7" calcext:value-type="float">
            <text:p>4227</text:p>
          </table:table-cell>
          <table:table-cell table:style-name="ce9" table:formula="of:=EXP(Mean+ stdDev * COM.MICROSOFT.NORM.INV(RAND();0;1))" office:value-type="percentage" office:value="0.182334572038067" calcext:value-type="percentage">
            <text:p>18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8" calcext:value-type="float">
            <text:p>4228</text:p>
          </table:table-cell>
          <table:table-cell table:style-name="ce9" table:formula="of:=EXP(Mean+ stdDev * COM.MICROSOFT.NORM.INV(RAND();0;1))" office:value-type="percentage" office:value="0.120907983120706" calcext:value-type="percentage">
            <text:p>12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9" calcext:value-type="float">
            <text:p>4229</text:p>
          </table:table-cell>
          <table:table-cell table:style-name="ce9" table:formula="of:=EXP(Mean+ stdDev * COM.MICROSOFT.NORM.INV(RAND();0;1))" office:value-type="percentage" office:value="0.118635122927036" calcext:value-type="percentage">
            <text:p>11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table:style-name="ce9" table:formula="of:=EXP(Mean+ stdDev * COM.MICROSOFT.NORM.INV(RAND();0;1))" office:value-type="percentage" office:value="0.130360710669401" calcext:value-type="percentage">
            <text:p>13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table:style-name="ce9" table:formula="of:=EXP(Mean+ stdDev * COM.MICROSOFT.NORM.INV(RAND();0;1))" office:value-type="percentage" office:value="0.213685651864858" calcext:value-type="percentage">
            <text:p>21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2" calcext:value-type="float">
            <text:p>4232</text:p>
          </table:table-cell>
          <table:table-cell table:style-name="ce9" table:formula="of:=EXP(Mean+ stdDev * COM.MICROSOFT.NORM.INV(RAND();0;1))" office:value-type="percentage" office:value="0.0958471355200891" calcext:value-type="percentage">
            <text:p>9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table:style-name="ce9" table:formula="of:=EXP(Mean+ stdDev * COM.MICROSOFT.NORM.INV(RAND();0;1))" office:value-type="percentage" office:value="0.180947269205557" calcext:value-type="percentage">
            <text:p>18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table:style-name="ce9" table:formula="of:=EXP(Mean+ stdDev * COM.MICROSOFT.NORM.INV(RAND();0;1))" office:value-type="percentage" office:value="0.14720875921584" calcext:value-type="percentage">
            <text:p>14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5" calcext:value-type="float">
            <text:p>4235</text:p>
          </table:table-cell>
          <table:table-cell table:style-name="ce9" table:formula="of:=EXP(Mean+ stdDev * COM.MICROSOFT.NORM.INV(RAND();0;1))" office:value-type="percentage" office:value="0.14818646229046" calcext:value-type="percentage">
            <text:p>14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table:style-name="ce9" table:formula="of:=EXP(Mean+ stdDev * COM.MICROSOFT.NORM.INV(RAND();0;1))" office:value-type="percentage" office:value="0.204051984311746" calcext:value-type="percentage">
            <text:p>20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7" calcext:value-type="float">
            <text:p>4237</text:p>
          </table:table-cell>
          <table:table-cell table:style-name="ce9" table:formula="of:=EXP(Mean+ stdDev * COM.MICROSOFT.NORM.INV(RAND();0;1))" office:value-type="percentage" office:value="0.109939458471899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 table:style-name="ce9" table:formula="of:=EXP(Mean+ stdDev * COM.MICROSOFT.NORM.INV(RAND();0;1))" office:value-type="percentage" office:value="0.167899811951846" calcext:value-type="percentage">
            <text:p>16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9" calcext:value-type="float">
            <text:p>4239</text:p>
          </table:table-cell>
          <table:table-cell table:style-name="ce9" table:formula="of:=EXP(Mean+ stdDev * COM.MICROSOFT.NORM.INV(RAND();0;1))" office:value-type="percentage" office:value="0.118231631341873" calcext:value-type="percentage">
            <text:p>11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table:style-name="ce9" table:formula="of:=EXP(Mean+ stdDev * COM.MICROSOFT.NORM.INV(RAND();0;1))" office:value-type="percentage" office:value="0.160943047659656" calcext:value-type="percentage">
            <text:p>16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1" calcext:value-type="float">
            <text:p>4241</text:p>
          </table:table-cell>
          <table:table-cell table:style-name="ce9" table:formula="of:=EXP(Mean+ stdDev * COM.MICROSOFT.NORM.INV(RAND();0;1))" office:value-type="percentage" office:value="0.166673946341218" calcext:value-type="percentage">
            <text:p>16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 table:style-name="ce9" table:formula="of:=EXP(Mean+ stdDev * COM.MICROSOFT.NORM.INV(RAND();0;1))" office:value-type="percentage" office:value="0.0734482338943948" calcext:value-type="percentage">
            <text:p>7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3" calcext:value-type="float">
            <text:p>4243</text:p>
          </table:table-cell>
          <table:table-cell table:style-name="ce9" table:formula="of:=EXP(Mean+ stdDev * COM.MICROSOFT.NORM.INV(RAND();0;1))" office:value-type="percentage" office:value="0.174464664231297" calcext:value-type="percentage">
            <text:p>17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4" calcext:value-type="float">
            <text:p>4244</text:p>
          </table:table-cell>
          <table:table-cell table:style-name="ce9" table:formula="of:=EXP(Mean+ stdDev * COM.MICROSOFT.NORM.INV(RAND();0;1))" office:value-type="percentage" office:value="0.0443990814254885" calcext:value-type="percentage">
            <text:p>4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5" calcext:value-type="float">
            <text:p>4245</text:p>
          </table:table-cell>
          <table:table-cell table:style-name="ce9" table:formula="of:=EXP(Mean+ stdDev * COM.MICROSOFT.NORM.INV(RAND();0;1))" office:value-type="percentage" office:value="0.10386879056771" calcext:value-type="percentage">
            <text:p>10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6" calcext:value-type="float">
            <text:p>4246</text:p>
          </table:table-cell>
          <table:table-cell table:style-name="ce9" table:formula="of:=EXP(Mean+ stdDev * COM.MICROSOFT.NORM.INV(RAND();0;1))" office:value-type="percentage" office:value="0.630025384815639" calcext:value-type="percentage">
            <text:p>6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7" calcext:value-type="float">
            <text:p>4247</text:p>
          </table:table-cell>
          <table:table-cell table:style-name="ce9" table:formula="of:=EXP(Mean+ stdDev * COM.MICROSOFT.NORM.INV(RAND();0;1))" office:value-type="percentage" office:value="0.090994378145502" calcext:value-type="percentage">
            <text:p>9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8" calcext:value-type="float">
            <text:p>4248</text:p>
          </table:table-cell>
          <table:table-cell table:style-name="ce9" table:formula="of:=EXP(Mean+ stdDev * COM.MICROSOFT.NORM.INV(RAND();0;1))" office:value-type="percentage" office:value="0.186138928857474" calcext:value-type="percentage">
            <text:p>1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9" calcext:value-type="float">
            <text:p>4249</text:p>
          </table:table-cell>
          <table:table-cell table:style-name="ce9" table:formula="of:=EXP(Mean+ stdDev * COM.MICROSOFT.NORM.INV(RAND();0;1))" office:value-type="percentage" office:value="0.174928884604124" calcext:value-type="percentage">
            <text:p>17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style-name="ce9" table:formula="of:=EXP(Mean+ stdDev * COM.MICROSOFT.NORM.INV(RAND();0;1))" office:value-type="percentage" office:value="0.0492194001305519" calcext:value-type="percentage">
            <text:p>4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table:style-name="ce9" table:formula="of:=EXP(Mean+ stdDev * COM.MICROSOFT.NORM.INV(RAND();0;1))" office:value-type="percentage" office:value="0.130862860070091" calcext:value-type="percentage">
            <text:p>13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table:style-name="ce9" table:formula="of:=EXP(Mean+ stdDev * COM.MICROSOFT.NORM.INV(RAND();0;1))" office:value-type="percentage" office:value="0.0561902760314935" calcext:value-type="percentage">
            <text:p>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3" calcext:value-type="float">
            <text:p>4253</text:p>
          </table:table-cell>
          <table:table-cell table:style-name="ce9" table:formula="of:=EXP(Mean+ stdDev * COM.MICROSOFT.NORM.INV(RAND();0;1))" office:value-type="percentage" office:value="0.0932910991629288" calcext:value-type="percentage">
            <text:p>9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 table:style-name="ce9" table:formula="of:=EXP(Mean+ stdDev * COM.MICROSOFT.NORM.INV(RAND();0;1))" office:value-type="percentage" office:value="0.152864548550034" calcext:value-type="percentage">
            <text:p>15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5" calcext:value-type="float">
            <text:p>4255</text:p>
          </table:table-cell>
          <table:table-cell table:style-name="ce9" table:formula="of:=EXP(Mean+ stdDev * COM.MICROSOFT.NORM.INV(RAND();0;1))" office:value-type="percentage" office:value="0.290945047577465" calcext:value-type="percentage">
            <text:p>29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6" calcext:value-type="float">
            <text:p>4256</text:p>
          </table:table-cell>
          <table:table-cell table:style-name="ce9" table:formula="of:=EXP(Mean+ stdDev * COM.MICROSOFT.NORM.INV(RAND();0;1))" office:value-type="percentage" office:value="0.236267381529682" calcext:value-type="percentage">
            <text:p>23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7" calcext:value-type="float">
            <text:p>4257</text:p>
          </table:table-cell>
          <table:table-cell table:style-name="ce9" table:formula="of:=EXP(Mean+ stdDev * COM.MICROSOFT.NORM.INV(RAND();0;1))" office:value-type="percentage" office:value="0.218504011777029" calcext:value-type="percentage">
            <text:p>21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table:style-name="ce9" table:formula="of:=EXP(Mean+ stdDev * COM.MICROSOFT.NORM.INV(RAND();0;1))" office:value-type="percentage" office:value="0.194213984284654" calcext:value-type="percentage">
            <text:p>19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table:style-name="ce9" table:formula="of:=EXP(Mean+ stdDev * COM.MICROSOFT.NORM.INV(RAND();0;1))" office:value-type="percentage" office:value="0.0939488238928577" calcext:value-type="percentage">
            <text:p>9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 table:style-name="ce9" table:formula="of:=EXP(Mean+ stdDev * COM.MICROSOFT.NORM.INV(RAND();0;1))" office:value-type="percentage" office:value="0.0834139187085575" calcext:value-type="percentage">
            <text:p>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1" calcext:value-type="float">
            <text:p>4261</text:p>
          </table:table-cell>
          <table:table-cell table:style-name="ce9" table:formula="of:=EXP(Mean+ stdDev * COM.MICROSOFT.NORM.INV(RAND();0;1))" office:value-type="percentage" office:value="0.186143086102629" calcext:value-type="percentage">
            <text:p>1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2" calcext:value-type="float">
            <text:p>4262</text:p>
          </table:table-cell>
          <table:table-cell table:style-name="ce9" table:formula="of:=EXP(Mean+ stdDev * COM.MICROSOFT.NORM.INV(RAND();0;1))" office:value-type="percentage" office:value="0.0899264835689815" calcext:value-type="percentage">
            <text:p>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3" calcext:value-type="float">
            <text:p>4263</text:p>
          </table:table-cell>
          <table:table-cell table:style-name="ce9" table:formula="of:=EXP(Mean+ stdDev * COM.MICROSOFT.NORM.INV(RAND();0;1))" office:value-type="percentage" office:value="0.154630297877487" calcext:value-type="percentage">
            <text:p>15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4" calcext:value-type="float">
            <text:p>4264</text:p>
          </table:table-cell>
          <table:table-cell table:style-name="ce9" table:formula="of:=EXP(Mean+ stdDev * COM.MICROSOFT.NORM.INV(RAND();0;1))" office:value-type="percentage" office:value="0.110396933477511" calcext:value-type="percentage">
            <text:p>11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 table:style-name="ce9" table:formula="of:=EXP(Mean+ stdDev * COM.MICROSOFT.NORM.INV(RAND();0;1))" office:value-type="percentage" office:value="0.149481364403889" calcext:value-type="percentage">
            <text:p>14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 table:style-name="ce9" table:formula="of:=EXP(Mean+ stdDev * COM.MICROSOFT.NORM.INV(RAND();0;1))" office:value-type="percentage" office:value="0.109557382769139" calcext:value-type="percentage">
            <text:p>10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7" calcext:value-type="float">
            <text:p>4267</text:p>
          </table:table-cell>
          <table:table-cell table:style-name="ce9" table:formula="of:=EXP(Mean+ stdDev * COM.MICROSOFT.NORM.INV(RAND();0;1))" office:value-type="percentage" office:value="0.0639934131880292" calcext:value-type="percentage">
            <text:p>6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8" calcext:value-type="float">
            <text:p>4268</text:p>
          </table:table-cell>
          <table:table-cell table:style-name="ce9" table:formula="of:=EXP(Mean+ stdDev * COM.MICROSOFT.NORM.INV(RAND();0;1))" office:value-type="percentage" office:value="0.155346289135914" calcext:value-type="percentage">
            <text:p>1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9" calcext:value-type="float">
            <text:p>4269</text:p>
          </table:table-cell>
          <table:table-cell table:style-name="ce9" table:formula="of:=EXP(Mean+ stdDev * COM.MICROSOFT.NORM.INV(RAND();0;1))" office:value-type="percentage" office:value="0.28880829288057" calcext:value-type="percentage">
            <text:p>28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table:style-name="ce9" table:formula="of:=EXP(Mean+ stdDev * COM.MICROSOFT.NORM.INV(RAND();0;1))" office:value-type="percentage" office:value="0.129892758821774" calcext:value-type="percentage">
            <text:p>12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1" calcext:value-type="float">
            <text:p>4271</text:p>
          </table:table-cell>
          <table:table-cell table:style-name="ce9" table:formula="of:=EXP(Mean+ stdDev * COM.MICROSOFT.NORM.INV(RAND();0;1))" office:value-type="percentage" office:value="0.182762052227737" calcext:value-type="percentage">
            <text:p>18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 table:style-name="ce9" table:formula="of:=EXP(Mean+ stdDev * COM.MICROSOFT.NORM.INV(RAND();0;1))" office:value-type="percentage" office:value="0.130607056522177" calcext:value-type="percentage">
            <text:p>13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3" calcext:value-type="float">
            <text:p>4273</text:p>
          </table:table-cell>
          <table:table-cell table:style-name="ce9" table:formula="of:=EXP(Mean+ stdDev * COM.MICROSOFT.NORM.INV(RAND();0;1))" office:value-type="percentage" office:value="0.0702779066665411" calcext:value-type="percentage">
            <text:p>7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 table:style-name="ce9" table:formula="of:=EXP(Mean+ stdDev * COM.MICROSOFT.NORM.INV(RAND();0;1))" office:value-type="percentage" office:value="0.0840799732357904" calcext:value-type="percentage">
            <text:p>8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5" calcext:value-type="float">
            <text:p>4275</text:p>
          </table:table-cell>
          <table:table-cell table:style-name="ce9" table:formula="of:=EXP(Mean+ stdDev * COM.MICROSOFT.NORM.INV(RAND();0;1))" office:value-type="percentage" office:value="0.112751475453291" calcext:value-type="percentage">
            <text:p>11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6" calcext:value-type="float">
            <text:p>4276</text:p>
          </table:table-cell>
          <table:table-cell table:style-name="ce9" table:formula="of:=EXP(Mean+ stdDev * COM.MICROSOFT.NORM.INV(RAND();0;1))" office:value-type="percentage" office:value="0.107581123867451" calcext:value-type="percentage">
            <text:p>10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7" calcext:value-type="float">
            <text:p>4277</text:p>
          </table:table-cell>
          <table:table-cell table:style-name="ce9" table:formula="of:=EXP(Mean+ stdDev * COM.MICROSOFT.NORM.INV(RAND();0;1))" office:value-type="percentage" office:value="0.292374496585813" calcext:value-type="percentage">
            <text:p>29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8" calcext:value-type="float">
            <text:p>4278</text:p>
          </table:table-cell>
          <table:table-cell table:style-name="ce9" table:formula="of:=EXP(Mean+ stdDev * COM.MICROSOFT.NORM.INV(RAND();0;1))" office:value-type="percentage" office:value="0.119716099027072" calcext:value-type="percentage">
            <text:p>1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 table:style-name="ce9" table:formula="of:=EXP(Mean+ stdDev * COM.MICROSOFT.NORM.INV(RAND();0;1))" office:value-type="percentage" office:value="0.142459297926316" calcext:value-type="percentage">
            <text:p>14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style-name="ce9" table:formula="of:=EXP(Mean+ stdDev * COM.MICROSOFT.NORM.INV(RAND();0;1))" office:value-type="percentage" office:value="0.186426685019638" calcext:value-type="percentage">
            <text:p>18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table:style-name="ce9" table:formula="of:=EXP(Mean+ stdDev * COM.MICROSOFT.NORM.INV(RAND();0;1))" office:value-type="percentage" office:value="0.082183457231897" calcext:value-type="percentage">
            <text:p>8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 table:style-name="ce9" table:formula="of:=EXP(Mean+ stdDev * COM.MICROSOFT.NORM.INV(RAND();0;1))" office:value-type="percentage" office:value="0.233682594031053" calcext:value-type="percentage">
            <text:p>23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3" calcext:value-type="float">
            <text:p>4283</text:p>
          </table:table-cell>
          <table:table-cell table:style-name="ce9" table:formula="of:=EXP(Mean+ stdDev * COM.MICROSOFT.NORM.INV(RAND();0;1))" office:value-type="percentage" office:value="0.105317689493519" calcext:value-type="percentage">
            <text:p>10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4" calcext:value-type="float">
            <text:p>4284</text:p>
          </table:table-cell>
          <table:table-cell table:style-name="ce9" table:formula="of:=EXP(Mean+ stdDev * COM.MICROSOFT.NORM.INV(RAND();0;1))" office:value-type="percentage" office:value="0.15565828266569" calcext:value-type="percentage">
            <text:p>15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5" calcext:value-type="float">
            <text:p>4285</text:p>
          </table:table-cell>
          <table:table-cell table:style-name="ce9" table:formula="of:=EXP(Mean+ stdDev * COM.MICROSOFT.NORM.INV(RAND();0;1))" office:value-type="percentage" office:value="0.0627003353648391" calcext:value-type="percentage">
            <text:p>6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6" calcext:value-type="float">
            <text:p>4286</text:p>
          </table:table-cell>
          <table:table-cell table:style-name="ce9" table:formula="of:=EXP(Mean+ stdDev * COM.MICROSOFT.NORM.INV(RAND();0;1))" office:value-type="percentage" office:value="0.0706740419461965" calcext:value-type="percentage">
            <text:p>7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7" calcext:value-type="float">
            <text:p>4287</text:p>
          </table:table-cell>
          <table:table-cell table:style-name="ce9" table:formula="of:=EXP(Mean+ stdDev * COM.MICROSOFT.NORM.INV(RAND();0;1))" office:value-type="percentage" office:value="0.106851808549509" calcext:value-type="percentage">
            <text:p>10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8" calcext:value-type="float">
            <text:p>4288</text:p>
          </table:table-cell>
          <table:table-cell table:style-name="ce9" table:formula="of:=EXP(Mean+ stdDev * COM.MICROSOFT.NORM.INV(RAND();0;1))" office:value-type="percentage" office:value="0.194649052337769" calcext:value-type="percentage">
            <text:p>1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9" calcext:value-type="float">
            <text:p>4289</text:p>
          </table:table-cell>
          <table:table-cell table:style-name="ce9" table:formula="of:=EXP(Mean+ stdDev * COM.MICROSOFT.NORM.INV(RAND();0;1))" office:value-type="percentage" office:value="0.0548444800851815" calcext:value-type="percentage">
            <text:p>5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 table:style-name="ce9" table:formula="of:=EXP(Mean+ stdDev * COM.MICROSOFT.NORM.INV(RAND();0;1))" office:value-type="percentage" office:value="0.122157672454618" calcext:value-type="percentage">
            <text:p>12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1" calcext:value-type="float">
            <text:p>4291</text:p>
          </table:table-cell>
          <table:table-cell table:style-name="ce9" table:formula="of:=EXP(Mean+ stdDev * COM.MICROSOFT.NORM.INV(RAND();0;1))" office:value-type="percentage" office:value="0.140704030072274" calcext:value-type="percentage">
            <text:p>14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table:style-name="ce9" table:formula="of:=EXP(Mean+ stdDev * COM.MICROSOFT.NORM.INV(RAND();0;1))" office:value-type="percentage" office:value="0.124065833766459" calcext:value-type="percentage">
            <text:p>12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3" calcext:value-type="float">
            <text:p>4293</text:p>
          </table:table-cell>
          <table:table-cell table:style-name="ce9" table:formula="of:=EXP(Mean+ stdDev * COM.MICROSOFT.NORM.INV(RAND();0;1))" office:value-type="percentage" office:value="0.152301615160334" calcext:value-type="percentage">
            <text:p>15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4" calcext:value-type="float">
            <text:p>4294</text:p>
          </table:table-cell>
          <table:table-cell table:style-name="ce9" table:formula="of:=EXP(Mean+ stdDev * COM.MICROSOFT.NORM.INV(RAND();0;1))" office:value-type="percentage" office:value="0.177685934296366" calcext:value-type="percentage">
            <text:p>17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5" calcext:value-type="float">
            <text:p>4295</text:p>
          </table:table-cell>
          <table:table-cell table:style-name="ce9" table:formula="of:=EXP(Mean+ stdDev * COM.MICROSOFT.NORM.INV(RAND();0;1))" office:value-type="percentage" office:value="0.215931272312097" calcext:value-type="percentage">
            <text:p>21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6" calcext:value-type="float">
            <text:p>4296</text:p>
          </table:table-cell>
          <table:table-cell table:style-name="ce9" table:formula="of:=EXP(Mean+ stdDev * COM.MICROSOFT.NORM.INV(RAND();0;1))" office:value-type="percentage" office:value="0.189964014573175" calcext:value-type="percentage">
            <text:p>19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7" calcext:value-type="float">
            <text:p>4297</text:p>
          </table:table-cell>
          <table:table-cell table:style-name="ce9" table:formula="of:=EXP(Mean+ stdDev * COM.MICROSOFT.NORM.INV(RAND();0;1))" office:value-type="percentage" office:value="0.165079578962079" calcext:value-type="percentage">
            <text:p>16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8" calcext:value-type="float">
            <text:p>4298</text:p>
          </table:table-cell>
          <table:table-cell table:style-name="ce9" table:formula="of:=EXP(Mean+ stdDev * COM.MICROSOFT.NORM.INV(RAND();0;1))" office:value-type="percentage" office:value="0.0972833721541673" calcext:value-type="percentage">
            <text:p>9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9" calcext:value-type="float">
            <text:p>4299</text:p>
          </table:table-cell>
          <table:table-cell table:style-name="ce9" table:formula="of:=EXP(Mean+ stdDev * COM.MICROSOFT.NORM.INV(RAND();0;1))" office:value-type="percentage" office:value="0.156927350579391" calcext:value-type="percentage">
            <text:p>15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table:style-name="ce9" table:formula="of:=EXP(Mean+ stdDev * COM.MICROSOFT.NORM.INV(RAND();0;1))" office:value-type="percentage" office:value="0.173056960107086" calcext:value-type="percentage">
            <text:p>17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1" calcext:value-type="float">
            <text:p>4301</text:p>
          </table:table-cell>
          <table:table-cell table:style-name="ce9" table:formula="of:=EXP(Mean+ stdDev * COM.MICROSOFT.NORM.INV(RAND();0;1))" office:value-type="percentage" office:value="0.0334110889042459" calcext:value-type="percentage">
            <text:p>3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table:style-name="ce9" table:formula="of:=EXP(Mean+ stdDev * COM.MICROSOFT.NORM.INV(RAND();0;1))" office:value-type="percentage" office:value="0.220766471035069" calcext:value-type="percentage">
            <text:p>22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3" calcext:value-type="float">
            <text:p>4303</text:p>
          </table:table-cell>
          <table:table-cell table:style-name="ce9" table:formula="of:=EXP(Mean+ stdDev * COM.MICROSOFT.NORM.INV(RAND();0;1))" office:value-type="percentage" office:value="0.14831475724333" calcext:value-type="percentage">
            <text:p>14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4" calcext:value-type="float">
            <text:p>4304</text:p>
          </table:table-cell>
          <table:table-cell table:style-name="ce9" table:formula="of:=EXP(Mean+ stdDev * COM.MICROSOFT.NORM.INV(RAND();0;1))" office:value-type="percentage" office:value="0.165434859876174" calcext:value-type="percentage">
            <text:p>16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5" calcext:value-type="float">
            <text:p>4305</text:p>
          </table:table-cell>
          <table:table-cell table:style-name="ce9" table:formula="of:=EXP(Mean+ stdDev * COM.MICROSOFT.NORM.INV(RAND();0;1))" office:value-type="percentage" office:value="0.362588837505877" calcext:value-type="percentage">
            <text:p>36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6" calcext:value-type="float">
            <text:p>4306</text:p>
          </table:table-cell>
          <table:table-cell table:style-name="ce9" table:formula="of:=EXP(Mean+ stdDev * COM.MICROSOFT.NORM.INV(RAND();0;1))" office:value-type="percentage" office:value="0.131283026246009" calcext:value-type="percentage">
            <text:p>13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7" calcext:value-type="float">
            <text:p>4307</text:p>
          </table:table-cell>
          <table:table-cell table:style-name="ce9" table:formula="of:=EXP(Mean+ stdDev * COM.MICROSOFT.NORM.INV(RAND();0;1))" office:value-type="percentage" office:value="0.0922784533881807" calcext:value-type="percentage">
            <text:p>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8" calcext:value-type="float">
            <text:p>4308</text:p>
          </table:table-cell>
          <table:table-cell table:style-name="ce9" table:formula="of:=EXP(Mean+ stdDev * COM.MICROSOFT.NORM.INV(RAND();0;1))" office:value-type="percentage" office:value="0.556614894663175" calcext:value-type="percentage">
            <text:p>55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9" calcext:value-type="float">
            <text:p>4309</text:p>
          </table:table-cell>
          <table:table-cell table:style-name="ce9" table:formula="of:=EXP(Mean+ stdDev * COM.MICROSOFT.NORM.INV(RAND();0;1))" office:value-type="percentage" office:value="0.106813811317447" calcext:value-type="percentage">
            <text:p>10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0" calcext:value-type="float">
            <text:p>4310</text:p>
          </table:table-cell>
          <table:table-cell table:style-name="ce9" table:formula="of:=EXP(Mean+ stdDev * COM.MICROSOFT.NORM.INV(RAND();0;1))" office:value-type="percentage" office:value="0.117135900258822" calcext:value-type="percentage">
            <text:p>11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1" calcext:value-type="float">
            <text:p>4311</text:p>
          </table:table-cell>
          <table:table-cell table:style-name="ce9" table:formula="of:=EXP(Mean+ stdDev * COM.MICROSOFT.NORM.INV(RAND();0;1))" office:value-type="percentage" office:value="0.086176822670269" calcext:value-type="percentage">
            <text:p>8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2" calcext:value-type="float">
            <text:p>4312</text:p>
          </table:table-cell>
          <table:table-cell table:style-name="ce9" table:formula="of:=EXP(Mean+ stdDev * COM.MICROSOFT.NORM.INV(RAND();0;1))" office:value-type="percentage" office:value="0.0785744029528271" calcext:value-type="percentage">
            <text:p>7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 table:style-name="ce9" table:formula="of:=EXP(Mean+ stdDev * COM.MICROSOFT.NORM.INV(RAND();0;1))" office:value-type="percentage" office:value="0.197871477040542" calcext:value-type="percentage">
            <text:p>19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4" calcext:value-type="float">
            <text:p>4314</text:p>
          </table:table-cell>
          <table:table-cell table:style-name="ce9" table:formula="of:=EXP(Mean+ stdDev * COM.MICROSOFT.NORM.INV(RAND();0;1))" office:value-type="percentage" office:value="0.0766521589736427" calcext:value-type="percentage">
            <text:p>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table:style-name="ce9" table:formula="of:=EXP(Mean+ stdDev * COM.MICROSOFT.NORM.INV(RAND();0;1))" office:value-type="percentage" office:value="0.175738304156789" calcext:value-type="percentage">
            <text:p>17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6" calcext:value-type="float">
            <text:p>4316</text:p>
          </table:table-cell>
          <table:table-cell table:style-name="ce9" table:formula="of:=EXP(Mean+ stdDev * COM.MICROSOFT.NORM.INV(RAND();0;1))" office:value-type="percentage" office:value="0.142554061059939" calcext:value-type="percentage">
            <text:p>14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7" calcext:value-type="float">
            <text:p>4317</text:p>
          </table:table-cell>
          <table:table-cell table:style-name="ce9" table:formula="of:=EXP(Mean+ stdDev * COM.MICROSOFT.NORM.INV(RAND();0;1))" office:value-type="percentage" office:value="0.116010999324026" calcext:value-type="percentage">
            <text:p>11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8" calcext:value-type="float">
            <text:p>4318</text:p>
          </table:table-cell>
          <table:table-cell table:style-name="ce9" table:formula="of:=EXP(Mean+ stdDev * COM.MICROSOFT.NORM.INV(RAND();0;1))" office:value-type="percentage" office:value="0.112127337589765" calcext:value-type="percentage">
            <text:p>11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9" calcext:value-type="float">
            <text:p>4319</text:p>
          </table:table-cell>
          <table:table-cell table:style-name="ce9" table:formula="of:=EXP(Mean+ stdDev * COM.MICROSOFT.NORM.INV(RAND();0;1))" office:value-type="percentage" office:value="0.129304565336042" calcext:value-type="percentage">
            <text:p>12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table:style-name="ce9" table:formula="of:=EXP(Mean+ stdDev * COM.MICROSOFT.NORM.INV(RAND();0;1))" office:value-type="percentage" office:value="0.154532293176206" calcext:value-type="percentage">
            <text:p>15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table:style-name="ce9" table:formula="of:=EXP(Mean+ stdDev * COM.MICROSOFT.NORM.INV(RAND();0;1))" office:value-type="percentage" office:value="0.118201676372609" calcext:value-type="percentage">
            <text:p>11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2" calcext:value-type="float">
            <text:p>4322</text:p>
          </table:table-cell>
          <table:table-cell table:style-name="ce9" table:formula="of:=EXP(Mean+ stdDev * COM.MICROSOFT.NORM.INV(RAND();0;1))" office:value-type="percentage" office:value="0.111688716034568" calcext:value-type="percentage">
            <text:p>1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table:style-name="ce9" table:formula="of:=EXP(Mean+ stdDev * COM.MICROSOFT.NORM.INV(RAND();0;1))" office:value-type="percentage" office:value="0.568669459677785" calcext:value-type="percentage">
            <text:p>56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table:style-name="ce9" table:formula="of:=EXP(Mean+ stdDev * COM.MICROSOFT.NORM.INV(RAND();0;1))" office:value-type="percentage" office:value="0.0869376596028925" calcext:value-type="percentage">
            <text:p>8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 table:style-name="ce9" table:formula="of:=EXP(Mean+ stdDev * COM.MICROSOFT.NORM.INV(RAND();0;1))" office:value-type="percentage" office:value="0.148464281009146" calcext:value-type="percentage">
            <text:p>14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6" calcext:value-type="float">
            <text:p>4326</text:p>
          </table:table-cell>
          <table:table-cell table:style-name="ce9" table:formula="of:=EXP(Mean+ stdDev * COM.MICROSOFT.NORM.INV(RAND();0;1))" office:value-type="percentage" office:value="0.0772864430454024" calcext:value-type="percentage">
            <text:p>7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7" calcext:value-type="float">
            <text:p>4327</text:p>
          </table:table-cell>
          <table:table-cell table:style-name="ce9" table:formula="of:=EXP(Mean+ stdDev * COM.MICROSOFT.NORM.INV(RAND();0;1))" office:value-type="percentage" office:value="0.150129936609331" calcext:value-type="percentage">
            <text:p>15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8" calcext:value-type="float">
            <text:p>4328</text:p>
          </table:table-cell>
          <table:table-cell table:style-name="ce9" table:formula="of:=EXP(Mean+ stdDev * COM.MICROSOFT.NORM.INV(RAND();0;1))" office:value-type="percentage" office:value="0.208171437820834" calcext:value-type="percentage">
            <text:p>20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 table:style-name="ce9" table:formula="of:=EXP(Mean+ stdDev * COM.MICROSOFT.NORM.INV(RAND();0;1))" office:value-type="percentage" office:value="0.264729255728581" calcext:value-type="percentage">
            <text:p>26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table:style-name="ce9" table:formula="of:=EXP(Mean+ stdDev * COM.MICROSOFT.NORM.INV(RAND();0;1))" office:value-type="percentage" office:value="0.207740482210634" calcext:value-type="percentage">
            <text:p>20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1" calcext:value-type="float">
            <text:p>4331</text:p>
          </table:table-cell>
          <table:table-cell table:style-name="ce9" table:formula="of:=EXP(Mean+ stdDev * COM.MICROSOFT.NORM.INV(RAND();0;1))" office:value-type="percentage" office:value="0.0846970755005522" calcext:value-type="percentage">
            <text:p>8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 table:style-name="ce9" table:formula="of:=EXP(Mean+ stdDev * COM.MICROSOFT.NORM.INV(RAND();0;1))" office:value-type="percentage" office:value="0.255054180116043" calcext:value-type="percentage">
            <text:p>25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3" calcext:value-type="float">
            <text:p>4333</text:p>
          </table:table-cell>
          <table:table-cell table:style-name="ce9" table:formula="of:=EXP(Mean+ stdDev * COM.MICROSOFT.NORM.INV(RAND();0;1))" office:value-type="percentage" office:value="0.201759551759991" calcext:value-type="percentage">
            <text:p>2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4" calcext:value-type="float">
            <text:p>4334</text:p>
          </table:table-cell>
          <table:table-cell table:style-name="ce9" table:formula="of:=EXP(Mean+ stdDev * COM.MICROSOFT.NORM.INV(RAND();0;1))" office:value-type="percentage" office:value="0.131465566523749" calcext:value-type="percentage">
            <text:p>13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table:style-name="ce9" table:formula="of:=EXP(Mean+ stdDev * COM.MICROSOFT.NORM.INV(RAND();0;1))" office:value-type="percentage" office:value="0.320179384775742" calcext:value-type="percentage">
            <text:p>32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6" calcext:value-type="float">
            <text:p>4336</text:p>
          </table:table-cell>
          <table:table-cell table:style-name="ce9" table:formula="of:=EXP(Mean+ stdDev * COM.MICROSOFT.NORM.INV(RAND();0;1))" office:value-type="percentage" office:value="0.228216748930314" calcext:value-type="percentage">
            <text:p>22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7" calcext:value-type="float">
            <text:p>4337</text:p>
          </table:table-cell>
          <table:table-cell table:style-name="ce9" table:formula="of:=EXP(Mean+ stdDev * COM.MICROSOFT.NORM.INV(RAND();0;1))" office:value-type="percentage" office:value="0.123619654004609" calcext:value-type="percentage">
            <text:p>12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8" calcext:value-type="float">
            <text:p>4338</text:p>
          </table:table-cell>
          <table:table-cell table:style-name="ce9" table:formula="of:=EXP(Mean+ stdDev * COM.MICROSOFT.NORM.INV(RAND();0;1))" office:value-type="percentage" office:value="0.139571243265009" calcext:value-type="percentage">
            <text:p>13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 table:style-name="ce9" table:formula="of:=EXP(Mean+ stdDev * COM.MICROSOFT.NORM.INV(RAND();0;1))" office:value-type="percentage" office:value="0.117887835232375" calcext:value-type="percentage">
            <text:p>11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 table:style-name="ce9" table:formula="of:=EXP(Mean+ stdDev * COM.MICROSOFT.NORM.INV(RAND();0;1))" office:value-type="percentage" office:value="0.0793354625057262" calcext:value-type="percentage">
            <text:p>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1" calcext:value-type="float">
            <text:p>4341</text:p>
          </table:table-cell>
          <table:table-cell table:style-name="ce9" table:formula="of:=EXP(Mean+ stdDev * COM.MICROSOFT.NORM.INV(RAND();0;1))" office:value-type="percentage" office:value="0.224054468622136" calcext:value-type="percentage">
            <text:p>22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2" calcext:value-type="float">
            <text:p>4342</text:p>
          </table:table-cell>
          <table:table-cell table:style-name="ce9" table:formula="of:=EXP(Mean+ stdDev * COM.MICROSOFT.NORM.INV(RAND();0;1))" office:value-type="percentage" office:value="0.216105505765828" calcext:value-type="percentage">
            <text:p>21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3" calcext:value-type="float">
            <text:p>4343</text:p>
          </table:table-cell>
          <table:table-cell table:style-name="ce9" table:formula="of:=EXP(Mean+ stdDev * COM.MICROSOFT.NORM.INV(RAND();0;1))" office:value-type="percentage" office:value="0.0636021808433786" calcext:value-type="percentage">
            <text:p>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4" calcext:value-type="float">
            <text:p>4344</text:p>
          </table:table-cell>
          <table:table-cell table:style-name="ce9" table:formula="of:=EXP(Mean+ stdDev * COM.MICROSOFT.NORM.INV(RAND();0;1))" office:value-type="percentage" office:value="0.163747932550393" calcext:value-type="percentage">
            <text:p>16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5" calcext:value-type="float">
            <text:p>4345</text:p>
          </table:table-cell>
          <table:table-cell table:style-name="ce9" table:formula="of:=EXP(Mean+ stdDev * COM.MICROSOFT.NORM.INV(RAND();0;1))" office:value-type="percentage" office:value="0.213334247753938" calcext:value-type="percentage">
            <text:p>21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6" calcext:value-type="float">
            <text:p>4346</text:p>
          </table:table-cell>
          <table:table-cell table:style-name="ce9" table:formula="of:=EXP(Mean+ stdDev * COM.MICROSOFT.NORM.INV(RAND();0;1))" office:value-type="percentage" office:value="0.0595028059907988" calcext:value-type="percentage">
            <text:p>5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7" calcext:value-type="float">
            <text:p>4347</text:p>
          </table:table-cell>
          <table:table-cell table:style-name="ce9" table:formula="of:=EXP(Mean+ stdDev * COM.MICROSOFT.NORM.INV(RAND();0;1))" office:value-type="percentage" office:value="0.190551260706502" calcext:value-type="percentage">
            <text:p>19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8" calcext:value-type="float">
            <text:p>4348</text:p>
          </table:table-cell>
          <table:table-cell table:style-name="ce9" table:formula="of:=EXP(Mean+ stdDev * COM.MICROSOFT.NORM.INV(RAND();0;1))" office:value-type="percentage" office:value="0.125634180268025" calcext:value-type="percentage">
            <text:p>12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 table:style-name="ce9" table:formula="of:=EXP(Mean+ stdDev * COM.MICROSOFT.NORM.INV(RAND();0;1))" office:value-type="percentage" office:value="0.178701901783138" calcext:value-type="percentage">
            <text:p>1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table:style-name="ce9" table:formula="of:=EXP(Mean+ stdDev * COM.MICROSOFT.NORM.INV(RAND();0;1))" office:value-type="percentage" office:value="0.105461306707622" calcext:value-type="percentage">
            <text:p>10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 table:style-name="ce9" table:formula="of:=EXP(Mean+ stdDev * COM.MICROSOFT.NORM.INV(RAND();0;1))" office:value-type="percentage" office:value="0.218821476234558" calcext:value-type="percentage">
            <text:p>21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table:style-name="ce9" table:formula="of:=EXP(Mean+ stdDev * COM.MICROSOFT.NORM.INV(RAND();0;1))" office:value-type="percentage" office:value="0.304034864785214" calcext:value-type="percentage">
            <text:p>30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3" calcext:value-type="float">
            <text:p>4353</text:p>
          </table:table-cell>
          <table:table-cell table:style-name="ce9" table:formula="of:=EXP(Mean+ stdDev * COM.MICROSOFT.NORM.INV(RAND();0;1))" office:value-type="percentage" office:value="0.056122112472122" calcext:value-type="percentage">
            <text:p>5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4" calcext:value-type="float">
            <text:p>4354</text:p>
          </table:table-cell>
          <table:table-cell table:style-name="ce9" table:formula="of:=EXP(Mean+ stdDev * COM.MICROSOFT.NORM.INV(RAND();0;1))" office:value-type="percentage" office:value="0.11836818268549" calcext:value-type="percentage">
            <text:p>11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5" calcext:value-type="float">
            <text:p>4355</text:p>
          </table:table-cell>
          <table:table-cell table:style-name="ce9" table:formula="of:=EXP(Mean+ stdDev * COM.MICROSOFT.NORM.INV(RAND();0;1))" office:value-type="percentage" office:value="0.187423720242854" calcext:value-type="percentage">
            <text:p>18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6" calcext:value-type="float">
            <text:p>4356</text:p>
          </table:table-cell>
          <table:table-cell table:style-name="ce9" table:formula="of:=EXP(Mean+ stdDev * COM.MICROSOFT.NORM.INV(RAND();0;1))" office:value-type="percentage" office:value="0.140880650832932" calcext:value-type="percentage">
            <text:p>14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7" calcext:value-type="float">
            <text:p>4357</text:p>
          </table:table-cell>
          <table:table-cell table:style-name="ce9" table:formula="of:=EXP(Mean+ stdDev * COM.MICROSOFT.NORM.INV(RAND();0;1))" office:value-type="percentage" office:value="0.191410278941795" calcext:value-type="percentage">
            <text:p>19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8" calcext:value-type="float">
            <text:p>4358</text:p>
          </table:table-cell>
          <table:table-cell table:style-name="ce9" table:formula="of:=EXP(Mean+ stdDev * COM.MICROSOFT.NORM.INV(RAND();0;1))" office:value-type="percentage" office:value="0.118877911254685" calcext:value-type="percentage">
            <text:p>11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9" calcext:value-type="float">
            <text:p>4359</text:p>
          </table:table-cell>
          <table:table-cell table:style-name="ce9" table:formula="of:=EXP(Mean+ stdDev * COM.MICROSOFT.NORM.INV(RAND();0;1))" office:value-type="percentage" office:value="0.0965958987745359" calcext:value-type="percentage">
            <text:p>9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0" calcext:value-type="float">
            <text:p>4360</text:p>
          </table:table-cell>
          <table:table-cell table:style-name="ce9" table:formula="of:=EXP(Mean+ stdDev * COM.MICROSOFT.NORM.INV(RAND();0;1))" office:value-type="percentage" office:value="0.0761873510774534" calcext:value-type="percentage">
            <text:p>7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table:style-name="ce9" table:formula="of:=EXP(Mean+ stdDev * COM.MICROSOFT.NORM.INV(RAND();0;1))" office:value-type="percentage" office:value="0.0885675442883834" calcext:value-type="percentage">
            <text:p>8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2" calcext:value-type="float">
            <text:p>4362</text:p>
          </table:table-cell>
          <table:table-cell table:style-name="ce9" table:formula="of:=EXP(Mean+ stdDev * COM.MICROSOFT.NORM.INV(RAND();0;1))" office:value-type="percentage" office:value="0.100445918930504" calcext:value-type="percentage">
            <text:p>10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3" calcext:value-type="float">
            <text:p>4363</text:p>
          </table:table-cell>
          <table:table-cell table:style-name="ce9" table:formula="of:=EXP(Mean+ stdDev * COM.MICROSOFT.NORM.INV(RAND();0;1))" office:value-type="percentage" office:value="0.0838613587052145" calcext:value-type="percentage">
            <text:p>8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4" calcext:value-type="float">
            <text:p>4364</text:p>
          </table:table-cell>
          <table:table-cell table:style-name="ce9" table:formula="of:=EXP(Mean+ stdDev * COM.MICROSOFT.NORM.INV(RAND();0;1))" office:value-type="percentage" office:value="0.103201838880604" calcext:value-type="percentage">
            <text:p>1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 table:style-name="ce9" table:formula="of:=EXP(Mean+ stdDev * COM.MICROSOFT.NORM.INV(RAND();0;1))" office:value-type="percentage" office:value="0.169438788024813" calcext:value-type="percentage">
            <text:p>16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6" calcext:value-type="float">
            <text:p>4366</text:p>
          </table:table-cell>
          <table:table-cell table:style-name="ce9" table:formula="of:=EXP(Mean+ stdDev * COM.MICROSOFT.NORM.INV(RAND();0;1))" office:value-type="percentage" office:value="0.124745783577714" calcext:value-type="percentage">
            <text:p>12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7" calcext:value-type="float">
            <text:p>4367</text:p>
          </table:table-cell>
          <table:table-cell table:style-name="ce9" table:formula="of:=EXP(Mean+ stdDev * COM.MICROSOFT.NORM.INV(RAND();0;1))" office:value-type="percentage" office:value="0.76095112558681" calcext:value-type="percentage">
            <text:p>76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8" calcext:value-type="float">
            <text:p>4368</text:p>
          </table:table-cell>
          <table:table-cell table:style-name="ce9" table:formula="of:=EXP(Mean+ stdDev * COM.MICROSOFT.NORM.INV(RAND();0;1))" office:value-type="percentage" office:value="0.17122110036999" calcext:value-type="percentage">
            <text:p>1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9" calcext:value-type="float">
            <text:p>4369</text:p>
          </table:table-cell>
          <table:table-cell table:style-name="ce9" table:formula="of:=EXP(Mean+ stdDev * COM.MICROSOFT.NORM.INV(RAND();0;1))" office:value-type="percentage" office:value="0.431436390946501" calcext:value-type="percentage">
            <text:p>43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 table:style-name="ce9" table:formula="of:=EXP(Mean+ stdDev * COM.MICROSOFT.NORM.INV(RAND();0;1))" office:value-type="percentage" office:value="0.138057807328341" calcext:value-type="percentage">
            <text:p>13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 table:style-name="ce9" table:formula="of:=EXP(Mean+ stdDev * COM.MICROSOFT.NORM.INV(RAND();0;1))" office:value-type="percentage" office:value="0.161475245808107" calcext:value-type="percentage">
            <text:p>16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table:style-name="ce9" table:formula="of:=EXP(Mean+ stdDev * COM.MICROSOFT.NORM.INV(RAND();0;1))" office:value-type="percentage" office:value="0.130474354518637" calcext:value-type="percentage">
            <text:p>13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3" calcext:value-type="float">
            <text:p>4373</text:p>
          </table:table-cell>
          <table:table-cell table:style-name="ce9" table:formula="of:=EXP(Mean+ stdDev * COM.MICROSOFT.NORM.INV(RAND();0;1))" office:value-type="percentage" office:value="0.0952843933024781" calcext:value-type="percentage">
            <text:p>9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4" calcext:value-type="float">
            <text:p>4374</text:p>
          </table:table-cell>
          <table:table-cell table:style-name="ce9" table:formula="of:=EXP(Mean+ stdDev * COM.MICROSOFT.NORM.INV(RAND();0;1))" office:value-type="percentage" office:value="0.114933214181967" calcext:value-type="percentage">
            <text:p>11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5" calcext:value-type="float">
            <text:p>4375</text:p>
          </table:table-cell>
          <table:table-cell table:style-name="ce9" table:formula="of:=EXP(Mean+ stdDev * COM.MICROSOFT.NORM.INV(RAND();0;1))" office:value-type="percentage" office:value="0.226163002225498" calcext:value-type="percentage">
            <text:p>22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6" calcext:value-type="float">
            <text:p>4376</text:p>
          </table:table-cell>
          <table:table-cell table:style-name="ce9" table:formula="of:=EXP(Mean+ stdDev * COM.MICROSOFT.NORM.INV(RAND();0;1))" office:value-type="percentage" office:value="0.112596639864791" calcext:value-type="percentage">
            <text:p>11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7" calcext:value-type="float">
            <text:p>4377</text:p>
          </table:table-cell>
          <table:table-cell table:style-name="ce9" table:formula="of:=EXP(Mean+ stdDev * COM.MICROSOFT.NORM.INV(RAND();0;1))" office:value-type="percentage" office:value="0.0801633519491256" calcext:value-type="percentage">
            <text:p>8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8" calcext:value-type="float">
            <text:p>4378</text:p>
          </table:table-cell>
          <table:table-cell table:style-name="ce9" table:formula="of:=EXP(Mean+ stdDev * COM.MICROSOFT.NORM.INV(RAND();0;1))" office:value-type="percentage" office:value="0.0843981220446115" calcext:value-type="percentage">
            <text:p>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9" calcext:value-type="float">
            <text:p>4379</text:p>
          </table:table-cell>
          <table:table-cell table:style-name="ce9" table:formula="of:=EXP(Mean+ stdDev * COM.MICROSOFT.NORM.INV(RAND();0;1))" office:value-type="percentage" office:value="0.121323030788635" calcext:value-type="percentage">
            <text:p>12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0" calcext:value-type="float">
            <text:p>4380</text:p>
          </table:table-cell>
          <table:table-cell table:style-name="ce9" table:formula="of:=EXP(Mean+ stdDev * COM.MICROSOFT.NORM.INV(RAND();0;1))" office:value-type="percentage" office:value="0.129000465421595" calcext:value-type="percentage">
            <text:p>12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1" calcext:value-type="float">
            <text:p>4381</text:p>
          </table:table-cell>
          <table:table-cell table:style-name="ce9" table:formula="of:=EXP(Mean+ stdDev * COM.MICROSOFT.NORM.INV(RAND();0;1))" office:value-type="percentage" office:value="0.159896276322534" calcext:value-type="percentage">
            <text:p>15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 table:style-name="ce9" table:formula="of:=EXP(Mean+ stdDev * COM.MICROSOFT.NORM.INV(RAND();0;1))" office:value-type="percentage" office:value="0.0866759200303618" calcext:value-type="percentage">
            <text:p>8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3" calcext:value-type="float">
            <text:p>4383</text:p>
          </table:table-cell>
          <table:table-cell table:style-name="ce9" table:formula="of:=EXP(Mean+ stdDev * COM.MICROSOFT.NORM.INV(RAND();0;1))" office:value-type="percentage" office:value="0.194796617226799" calcext:value-type="percentage">
            <text:p>19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4" calcext:value-type="float">
            <text:p>4384</text:p>
          </table:table-cell>
          <table:table-cell table:style-name="ce9" table:formula="of:=EXP(Mean+ stdDev * COM.MICROSOFT.NORM.INV(RAND();0;1))" office:value-type="percentage" office:value="0.171756456113155" calcext:value-type="percentage">
            <text:p>1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table:style-name="ce9" table:formula="of:=EXP(Mean+ stdDev * COM.MICROSOFT.NORM.INV(RAND();0;1))" office:value-type="percentage" office:value="0.0568824114434784" calcext:value-type="percentage">
            <text:p>5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6" calcext:value-type="float">
            <text:p>4386</text:p>
          </table:table-cell>
          <table:table-cell table:style-name="ce9" table:formula="of:=EXP(Mean+ stdDev * COM.MICROSOFT.NORM.INV(RAND();0;1))" office:value-type="percentage" office:value="0.10347913530132" calcext:value-type="percentage">
            <text:p>10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7" calcext:value-type="float">
            <text:p>4387</text:p>
          </table:table-cell>
          <table:table-cell table:style-name="ce9" table:formula="of:=EXP(Mean+ stdDev * COM.MICROSOFT.NORM.INV(RAND();0;1))" office:value-type="percentage" office:value="0.159855615278321" calcext:value-type="percentage">
            <text:p>15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8" calcext:value-type="float">
            <text:p>4388</text:p>
          </table:table-cell>
          <table:table-cell table:style-name="ce9" table:formula="of:=EXP(Mean+ stdDev * COM.MICROSOFT.NORM.INV(RAND();0;1))" office:value-type="percentage" office:value="0.155543664629713" calcext:value-type="percentage">
            <text:p>15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9" calcext:value-type="float">
            <text:p>4389</text:p>
          </table:table-cell>
          <table:table-cell table:style-name="ce9" table:formula="of:=EXP(Mean+ stdDev * COM.MICROSOFT.NORM.INV(RAND();0;1))" office:value-type="percentage" office:value="0.357009118824027" calcext:value-type="percentage">
            <text:p>35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table:style-name="ce9" table:formula="of:=EXP(Mean+ stdDev * COM.MICROSOFT.NORM.INV(RAND();0;1))" office:value-type="percentage" office:value="0.0521628296878805" calcext:value-type="percentage">
            <text:p>5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table:style-name="ce9" table:formula="of:=EXP(Mean+ stdDev * COM.MICROSOFT.NORM.INV(RAND();0;1))" office:value-type="percentage" office:value="0.0722112859504379" calcext:value-type="percentage">
            <text:p>7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2" calcext:value-type="float">
            <text:p>4392</text:p>
          </table:table-cell>
          <table:table-cell table:style-name="ce9" table:formula="of:=EXP(Mean+ stdDev * COM.MICROSOFT.NORM.INV(RAND();0;1))" office:value-type="percentage" office:value="0.232309632960863" calcext:value-type="percentage">
            <text:p>23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3" calcext:value-type="float">
            <text:p>4393</text:p>
          </table:table-cell>
          <table:table-cell table:style-name="ce9" table:formula="of:=EXP(Mean+ stdDev * COM.MICROSOFT.NORM.INV(RAND();0;1))" office:value-type="percentage" office:value="0.0996911858119402" calcext:value-type="percentage">
            <text:p>9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table:style-name="ce9" table:formula="of:=EXP(Mean+ stdDev * COM.MICROSOFT.NORM.INV(RAND();0;1))" office:value-type="percentage" office:value="0.127549877199765" calcext:value-type="percentage">
            <text:p>12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5" calcext:value-type="float">
            <text:p>4395</text:p>
          </table:table-cell>
          <table:table-cell table:style-name="ce9" table:formula="of:=EXP(Mean+ stdDev * COM.MICROSOFT.NORM.INV(RAND();0;1))" office:value-type="percentage" office:value="0.0558406554836229" calcext:value-type="percentage">
            <text:p>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table:style-name="ce9" table:formula="of:=EXP(Mean+ stdDev * COM.MICROSOFT.NORM.INV(RAND();0;1))" office:value-type="percentage" office:value="0.0888888862775076" calcext:value-type="percentage">
            <text:p>8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7" calcext:value-type="float">
            <text:p>4397</text:p>
          </table:table-cell>
          <table:table-cell table:style-name="ce9" table:formula="of:=EXP(Mean+ stdDev * COM.MICROSOFT.NORM.INV(RAND();0;1))" office:value-type="percentage" office:value="0.165889461357288" calcext:value-type="percentage">
            <text:p>16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8" calcext:value-type="float">
            <text:p>4398</text:p>
          </table:table-cell>
          <table:table-cell table:style-name="ce9" table:formula="of:=EXP(Mean+ stdDev * COM.MICROSOFT.NORM.INV(RAND();0;1))" office:value-type="percentage" office:value="0.0292328512498852" calcext:value-type="percentage">
            <text:p>2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9" calcext:value-type="float">
            <text:p>4399</text:p>
          </table:table-cell>
          <table:table-cell table:style-name="ce9" table:formula="of:=EXP(Mean+ stdDev * COM.MICROSOFT.NORM.INV(RAND();0;1))" office:value-type="percentage" office:value="0.193352058326658" calcext:value-type="percentage">
            <text:p>1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style-name="ce9" table:formula="of:=EXP(Mean+ stdDev * COM.MICROSOFT.NORM.INV(RAND();0;1))" office:value-type="percentage" office:value="0.131235617208925" calcext:value-type="percentage">
            <text:p>13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1" calcext:value-type="float">
            <text:p>4401</text:p>
          </table:table-cell>
          <table:table-cell table:style-name="ce9" table:formula="of:=EXP(Mean+ stdDev * COM.MICROSOFT.NORM.INV(RAND();0;1))" office:value-type="percentage" office:value="0.177002906880914" calcext:value-type="percentage">
            <text:p>17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table:style-name="ce9" table:formula="of:=EXP(Mean+ stdDev * COM.MICROSOFT.NORM.INV(RAND();0;1))" office:value-type="percentage" office:value="0.219487479481902" calcext:value-type="percentage">
            <text:p>21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3" calcext:value-type="float">
            <text:p>4403</text:p>
          </table:table-cell>
          <table:table-cell table:style-name="ce9" table:formula="of:=EXP(Mean+ stdDev * COM.MICROSOFT.NORM.INV(RAND();0;1))" office:value-type="percentage" office:value="0.0896772597427154" calcext:value-type="percentage">
            <text:p>8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4" calcext:value-type="float">
            <text:p>4404</text:p>
          </table:table-cell>
          <table:table-cell table:style-name="ce9" table:formula="of:=EXP(Mean+ stdDev * COM.MICROSOFT.NORM.INV(RAND();0;1))" office:value-type="percentage" office:value="0.0694251776209919" calcext:value-type="percentage">
            <text:p>6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5" calcext:value-type="float">
            <text:p>4405</text:p>
          </table:table-cell>
          <table:table-cell table:style-name="ce9" table:formula="of:=EXP(Mean+ stdDev * COM.MICROSOFT.NORM.INV(RAND();0;1))" office:value-type="percentage" office:value="0.166222837346222" calcext:value-type="percentage">
            <text:p>16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 table:style-name="ce9" table:formula="of:=EXP(Mean+ stdDev * COM.MICROSOFT.NORM.INV(RAND();0;1))" office:value-type="percentage" office:value="0.0948859753663207" calcext:value-type="percentage">
            <text:p>9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7" calcext:value-type="float">
            <text:p>4407</text:p>
          </table:table-cell>
          <table:table-cell table:style-name="ce9" table:formula="of:=EXP(Mean+ stdDev * COM.MICROSOFT.NORM.INV(RAND();0;1))" office:value-type="percentage" office:value="0.147904689455167" calcext:value-type="percentage">
            <text:p>14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8" calcext:value-type="float">
            <text:p>4408</text:p>
          </table:table-cell>
          <table:table-cell table:style-name="ce9" table:formula="of:=EXP(Mean+ stdDev * COM.MICROSOFT.NORM.INV(RAND();0;1))" office:value-type="percentage" office:value="0.106075068640373" calcext:value-type="percentage">
            <text:p>1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9" calcext:value-type="float">
            <text:p>4409</text:p>
          </table:table-cell>
          <table:table-cell table:style-name="ce9" table:formula="of:=EXP(Mean+ stdDev * COM.MICROSOFT.NORM.INV(RAND();0;1))" office:value-type="percentage" office:value="0.196523381591449" calcext:value-type="percentage">
            <text:p>1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 table:style-name="ce9" table:formula="of:=EXP(Mean+ stdDev * COM.MICROSOFT.NORM.INV(RAND();0;1))" office:value-type="percentage" office:value="0.139666366486668" calcext:value-type="percentage">
            <text:p>13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table:style-name="ce9" table:formula="of:=EXP(Mean+ stdDev * COM.MICROSOFT.NORM.INV(RAND();0;1))" office:value-type="percentage" office:value="0.183419749999679" calcext:value-type="percentage">
            <text:p>18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table:style-name="ce9" table:formula="of:=EXP(Mean+ stdDev * COM.MICROSOFT.NORM.INV(RAND();0;1))" office:value-type="percentage" office:value="0.118263419311763" calcext:value-type="percentage">
            <text:p>11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table:style-name="ce9" table:formula="of:=EXP(Mean+ stdDev * COM.MICROSOFT.NORM.INV(RAND();0;1))" office:value-type="percentage" office:value="0.0996105633057379" calcext:value-type="percentage">
            <text:p>9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4" calcext:value-type="float">
            <text:p>4414</text:p>
          </table:table-cell>
          <table:table-cell table:style-name="ce9" table:formula="of:=EXP(Mean+ stdDev * COM.MICROSOFT.NORM.INV(RAND();0;1))" office:value-type="percentage" office:value="0.0423611597771871" calcext:value-type="percentage">
            <text:p>4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5" calcext:value-type="float">
            <text:p>4415</text:p>
          </table:table-cell>
          <table:table-cell table:style-name="ce9" table:formula="of:=EXP(Mean+ stdDev * COM.MICROSOFT.NORM.INV(RAND();0;1))" office:value-type="percentage" office:value="0.0506859708741198" calcext:value-type="percentage">
            <text:p>5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6" calcext:value-type="float">
            <text:p>4416</text:p>
          </table:table-cell>
          <table:table-cell table:style-name="ce9" table:formula="of:=EXP(Mean+ stdDev * COM.MICROSOFT.NORM.INV(RAND();0;1))" office:value-type="percentage" office:value="0.167700039170487" calcext:value-type="percentage">
            <text:p>16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7" calcext:value-type="float">
            <text:p>4417</text:p>
          </table:table-cell>
          <table:table-cell table:style-name="ce9" table:formula="of:=EXP(Mean+ stdDev * COM.MICROSOFT.NORM.INV(RAND();0;1))" office:value-type="percentage" office:value="0.166083914282312" calcext:value-type="percentage">
            <text:p>16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8" calcext:value-type="float">
            <text:p>4418</text:p>
          </table:table-cell>
          <table:table-cell table:style-name="ce9" table:formula="of:=EXP(Mean+ stdDev * COM.MICROSOFT.NORM.INV(RAND();0;1))" office:value-type="percentage" office:value="0.0713031531186817" calcext:value-type="percentage">
            <text:p>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table:style-name="ce9" table:formula="of:=EXP(Mean+ stdDev * COM.MICROSOFT.NORM.INV(RAND();0;1))" office:value-type="percentage" office:value="0.139297604321069" calcext:value-type="percentage">
            <text:p>13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table:style-name="ce9" table:formula="of:=EXP(Mean+ stdDev * COM.MICROSOFT.NORM.INV(RAND();0;1))" office:value-type="percentage" office:value="0.0553868359301677" calcext:value-type="percentage">
            <text:p>5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table:style-name="ce9" table:formula="of:=EXP(Mean+ stdDev * COM.MICROSOFT.NORM.INV(RAND();0;1))" office:value-type="percentage" office:value="0.292454765240933" calcext:value-type="percentage">
            <text:p>29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2" calcext:value-type="float">
            <text:p>4422</text:p>
          </table:table-cell>
          <table:table-cell table:style-name="ce9" table:formula="of:=EXP(Mean+ stdDev * COM.MICROSOFT.NORM.INV(RAND();0;1))" office:value-type="percentage" office:value="0.238707352879872" calcext:value-type="percentage">
            <text:p>23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3" calcext:value-type="float">
            <text:p>4423</text:p>
          </table:table-cell>
          <table:table-cell table:style-name="ce9" table:formula="of:=EXP(Mean+ stdDev * COM.MICROSOFT.NORM.INV(RAND();0;1))" office:value-type="percentage" office:value="0.156652405311822" calcext:value-type="percentage">
            <text:p>1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4" calcext:value-type="float">
            <text:p>4424</text:p>
          </table:table-cell>
          <table:table-cell table:style-name="ce9" table:formula="of:=EXP(Mean+ stdDev * COM.MICROSOFT.NORM.INV(RAND();0;1))" office:value-type="percentage" office:value="0.17747652171584" calcext:value-type="percentage">
            <text:p>17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5" calcext:value-type="float">
            <text:p>4425</text:p>
          </table:table-cell>
          <table:table-cell table:style-name="ce9" table:formula="of:=EXP(Mean+ stdDev * COM.MICROSOFT.NORM.INV(RAND();0;1))" office:value-type="percentage" office:value="0.0934850368338853" calcext:value-type="percentage">
            <text:p>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6" calcext:value-type="float">
            <text:p>4426</text:p>
          </table:table-cell>
          <table:table-cell table:style-name="ce9" table:formula="of:=EXP(Mean+ stdDev * COM.MICROSOFT.NORM.INV(RAND();0;1))" office:value-type="percentage" office:value="0.119984851685658" calcext:value-type="percentage">
            <text:p>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7" calcext:value-type="float">
            <text:p>4427</text:p>
          </table:table-cell>
          <table:table-cell table:style-name="ce9" table:formula="of:=EXP(Mean+ stdDev * COM.MICROSOFT.NORM.INV(RAND();0;1))" office:value-type="percentage" office:value="0.104804160452029" calcext:value-type="percentage">
            <text:p>10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8" calcext:value-type="float">
            <text:p>4428</text:p>
          </table:table-cell>
          <table:table-cell table:style-name="ce9" table:formula="of:=EXP(Mean+ stdDev * COM.MICROSOFT.NORM.INV(RAND();0;1))" office:value-type="percentage" office:value="0.163645800413228" calcext:value-type="percentage">
            <text:p>1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9" calcext:value-type="float">
            <text:p>4429</text:p>
          </table:table-cell>
          <table:table-cell table:style-name="ce9" table:formula="of:=EXP(Mean+ stdDev * COM.MICROSOFT.NORM.INV(RAND();0;1))" office:value-type="percentage" office:value="0.0621258425623833" calcext:value-type="percentage">
            <text:p>6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table:style-name="ce9" table:formula="of:=EXP(Mean+ stdDev * COM.MICROSOFT.NORM.INV(RAND();0;1))" office:value-type="percentage" office:value="0.226435408198935" calcext:value-type="percentage">
            <text:p>22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table:style-name="ce9" table:formula="of:=EXP(Mean+ stdDev * COM.MICROSOFT.NORM.INV(RAND();0;1))" office:value-type="percentage" office:value="0.174834741486925" calcext:value-type="percentage">
            <text:p>17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2" calcext:value-type="float">
            <text:p>4432</text:p>
          </table:table-cell>
          <table:table-cell table:style-name="ce9" table:formula="of:=EXP(Mean+ stdDev * COM.MICROSOFT.NORM.INV(RAND();0;1))" office:value-type="percentage" office:value="0.257014678147286" calcext:value-type="percentage">
            <text:p>25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table:style-name="ce9" table:formula="of:=EXP(Mean+ stdDev * COM.MICROSOFT.NORM.INV(RAND();0;1))" office:value-type="percentage" office:value="0.0333576489632717" calcext:value-type="percentage">
            <text:p>3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4" calcext:value-type="float">
            <text:p>4434</text:p>
          </table:table-cell>
          <table:table-cell table:style-name="ce9" table:formula="of:=EXP(Mean+ stdDev * COM.MICROSOFT.NORM.INV(RAND();0;1))" office:value-type="percentage" office:value="0.152287201579086" calcext:value-type="percentage">
            <text:p>15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 table:style-name="ce9" table:formula="of:=EXP(Mean+ stdDev * COM.MICROSOFT.NORM.INV(RAND();0;1))" office:value-type="percentage" office:value="0.279123753535375" calcext:value-type="percentage">
            <text:p>27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6" calcext:value-type="float">
            <text:p>4436</text:p>
          </table:table-cell>
          <table:table-cell table:style-name="ce9" table:formula="of:=EXP(Mean+ stdDev * COM.MICROSOFT.NORM.INV(RAND();0;1))" office:value-type="percentage" office:value="0.219913092065841" calcext:value-type="percentage">
            <text:p>2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7" calcext:value-type="float">
            <text:p>4437</text:p>
          </table:table-cell>
          <table:table-cell table:style-name="ce9" table:formula="of:=EXP(Mean+ stdDev * COM.MICROSOFT.NORM.INV(RAND();0;1))" office:value-type="percentage" office:value="0.160074816412069" calcext:value-type="percentage">
            <text:p>16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8" calcext:value-type="float">
            <text:p>4438</text:p>
          </table:table-cell>
          <table:table-cell table:style-name="ce9" table:formula="of:=EXP(Mean+ stdDev * COM.MICROSOFT.NORM.INV(RAND();0;1))" office:value-type="percentage" office:value="0.275830615422318" calcext:value-type="percentage">
            <text:p>2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9" calcext:value-type="float">
            <text:p>4439</text:p>
          </table:table-cell>
          <table:table-cell table:style-name="ce9" table:formula="of:=EXP(Mean+ stdDev * COM.MICROSOFT.NORM.INV(RAND();0;1))" office:value-type="percentage" office:value="0.26884407393581" calcext:value-type="percentage">
            <text:p>26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 table:style-name="ce9" table:formula="of:=EXP(Mean+ stdDev * COM.MICROSOFT.NORM.INV(RAND();0;1))" office:value-type="percentage" office:value="0.0972948736629173" calcext:value-type="percentage">
            <text:p>9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table:style-name="ce9" table:formula="of:=EXP(Mean+ stdDev * COM.MICROSOFT.NORM.INV(RAND();0;1))" office:value-type="percentage" office:value="0.145392254171115" calcext:value-type="percentage">
            <text:p>14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table:style-name="ce9" table:formula="of:=EXP(Mean+ stdDev * COM.MICROSOFT.NORM.INV(RAND();0;1))" office:value-type="percentage" office:value="0.057270278636839" calcext:value-type="percentage">
            <text:p>5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3" calcext:value-type="float">
            <text:p>4443</text:p>
          </table:table-cell>
          <table:table-cell table:style-name="ce9" table:formula="of:=EXP(Mean+ stdDev * COM.MICROSOFT.NORM.INV(RAND();0;1))" office:value-type="percentage" office:value="0.10993104265273" calcext:value-type="percentage">
            <text:p>10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table:style-name="ce9" table:formula="of:=EXP(Mean+ stdDev * COM.MICROSOFT.NORM.INV(RAND();0;1))" office:value-type="percentage" office:value="0.177062332507489" calcext:value-type="percentage">
            <text:p>17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5" calcext:value-type="float">
            <text:p>4445</text:p>
          </table:table-cell>
          <table:table-cell table:style-name="ce9" table:formula="of:=EXP(Mean+ stdDev * COM.MICROSOFT.NORM.INV(RAND();0;1))" office:value-type="percentage" office:value="0.325766154405305" calcext:value-type="percentage">
            <text:p>3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 table:style-name="ce9" table:formula="of:=EXP(Mean+ stdDev * COM.MICROSOFT.NORM.INV(RAND();0;1))" office:value-type="percentage" office:value="0.103474800590586" calcext:value-type="percentage">
            <text:p>10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7" calcext:value-type="float">
            <text:p>4447</text:p>
          </table:table-cell>
          <table:table-cell table:style-name="ce9" table:formula="of:=EXP(Mean+ stdDev * COM.MICROSOFT.NORM.INV(RAND();0;1))" office:value-type="percentage" office:value="0.13086082074022" calcext:value-type="percentage">
            <text:p>13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8" calcext:value-type="float">
            <text:p>4448</text:p>
          </table:table-cell>
          <table:table-cell table:style-name="ce9" table:formula="of:=EXP(Mean+ stdDev * COM.MICROSOFT.NORM.INV(RAND();0;1))" office:value-type="percentage" office:value="0.270985373269408" calcext:value-type="percentage">
            <text:p>27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9" calcext:value-type="float">
            <text:p>4449</text:p>
          </table:table-cell>
          <table:table-cell table:style-name="ce9" table:formula="of:=EXP(Mean+ stdDev * COM.MICROSOFT.NORM.INV(RAND();0;1))" office:value-type="percentage" office:value="0.204746724878035" calcext:value-type="percentage">
            <text:p>20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table:style-name="ce9" table:formula="of:=EXP(Mean+ stdDev * COM.MICROSOFT.NORM.INV(RAND();0;1))" office:value-type="percentage" office:value="0.0734661671852264" calcext:value-type="percentage">
            <text:p>7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1" calcext:value-type="float">
            <text:p>4451</text:p>
          </table:table-cell>
          <table:table-cell table:style-name="ce9" table:formula="of:=EXP(Mean+ stdDev * COM.MICROSOFT.NORM.INV(RAND();0;1))" office:value-type="percentage" office:value="0.176735176078097" calcext:value-type="percentage">
            <text:p>17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table:style-name="ce9" table:formula="of:=EXP(Mean+ stdDev * COM.MICROSOFT.NORM.INV(RAND();0;1))" office:value-type="percentage" office:value="0.136085166649338" calcext:value-type="percentage">
            <text:p>1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table:style-name="ce9" table:formula="of:=EXP(Mean+ stdDev * COM.MICROSOFT.NORM.INV(RAND();0;1))" office:value-type="percentage" office:value="0.0882221391183987" calcext:value-type="percentage">
            <text:p>8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 table:style-name="ce9" table:formula="of:=EXP(Mean+ stdDev * COM.MICROSOFT.NORM.INV(RAND();0;1))" office:value-type="percentage" office:value="0.379848669466112" calcext:value-type="percentage">
            <text:p>37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5" calcext:value-type="float">
            <text:p>4455</text:p>
          </table:table-cell>
          <table:table-cell table:style-name="ce9" table:formula="of:=EXP(Mean+ stdDev * COM.MICROSOFT.NORM.INV(RAND();0;1))" office:value-type="percentage" office:value="0.117293506513043" calcext:value-type="percentage">
            <text:p>11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6" calcext:value-type="float">
            <text:p>4456</text:p>
          </table:table-cell>
          <table:table-cell table:style-name="ce9" table:formula="of:=EXP(Mean+ stdDev * COM.MICROSOFT.NORM.INV(RAND();0;1))" office:value-type="percentage" office:value="0.0713542239043065" calcext:value-type="percentage">
            <text:p>7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7" calcext:value-type="float">
            <text:p>4457</text:p>
          </table:table-cell>
          <table:table-cell table:style-name="ce9" table:formula="of:=EXP(Mean+ stdDev * COM.MICROSOFT.NORM.INV(RAND();0;1))" office:value-type="percentage" office:value="0.130456019304745" calcext:value-type="percentage">
            <text:p>13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8" calcext:value-type="float">
            <text:p>4458</text:p>
          </table:table-cell>
          <table:table-cell table:style-name="ce9" table:formula="of:=EXP(Mean+ stdDev * COM.MICROSOFT.NORM.INV(RAND();0;1))" office:value-type="percentage" office:value="0.179336694210627" calcext:value-type="percentage">
            <text:p>17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9" calcext:value-type="float">
            <text:p>4459</text:p>
          </table:table-cell>
          <table:table-cell table:style-name="ce9" table:formula="of:=EXP(Mean+ stdDev * COM.MICROSOFT.NORM.INV(RAND();0;1))" office:value-type="percentage" office:value="0.207363688332857" calcext:value-type="percentage">
            <text:p>20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table:style-name="ce9" table:formula="of:=EXP(Mean+ stdDev * COM.MICROSOFT.NORM.INV(RAND();0;1))" office:value-type="percentage" office:value="0.104517808572033" calcext:value-type="percentage">
            <text:p>10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table:style-name="ce9" table:formula="of:=EXP(Mean+ stdDev * COM.MICROSOFT.NORM.INV(RAND();0;1))" office:value-type="percentage" office:value="0.136413425847664" calcext:value-type="percentage">
            <text:p>13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2" calcext:value-type="float">
            <text:p>4462</text:p>
          </table:table-cell>
          <table:table-cell table:style-name="ce9" table:formula="of:=EXP(Mean+ stdDev * COM.MICROSOFT.NORM.INV(RAND();0;1))" office:value-type="percentage" office:value="0.176256226407343" calcext:value-type="percentage">
            <text:p>17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3" calcext:value-type="float">
            <text:p>4463</text:p>
          </table:table-cell>
          <table:table-cell table:style-name="ce9" table:formula="of:=EXP(Mean+ stdDev * COM.MICROSOFT.NORM.INV(RAND();0;1))" office:value-type="percentage" office:value="0.1248068198066" calcext:value-type="percentage">
            <text:p>12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4" calcext:value-type="float">
            <text:p>4464</text:p>
          </table:table-cell>
          <table:table-cell table:style-name="ce9" table:formula="of:=EXP(Mean+ stdDev * COM.MICROSOFT.NORM.INV(RAND();0;1))" office:value-type="percentage" office:value="0.225685012908116" calcext:value-type="percentage">
            <text:p>22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table:style-name="ce9" table:formula="of:=EXP(Mean+ stdDev * COM.MICROSOFT.NORM.INV(RAND();0;1))" office:value-type="percentage" office:value="0.160560843705907" calcext:value-type="percentage">
            <text:p>16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6" calcext:value-type="float">
            <text:p>4466</text:p>
          </table:table-cell>
          <table:table-cell table:style-name="ce9" table:formula="of:=EXP(Mean+ stdDev * COM.MICROSOFT.NORM.INV(RAND();0;1))" office:value-type="percentage" office:value="0.126860824308689" calcext:value-type="percentage">
            <text:p>12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7" calcext:value-type="float">
            <text:p>4467</text:p>
          </table:table-cell>
          <table:table-cell table:style-name="ce9" table:formula="of:=EXP(Mean+ stdDev * COM.MICROSOFT.NORM.INV(RAND();0;1))" office:value-type="percentage" office:value="0.1070988766074" calcext:value-type="percentage">
            <text:p>10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8" calcext:value-type="float">
            <text:p>4468</text:p>
          </table:table-cell>
          <table:table-cell table:style-name="ce9" table:formula="of:=EXP(Mean+ stdDev * COM.MICROSOFT.NORM.INV(RAND();0;1))" office:value-type="percentage" office:value="0.191983115043726" calcext:value-type="percentage">
            <text:p>19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9" calcext:value-type="float">
            <text:p>4469</text:p>
          </table:table-cell>
          <table:table-cell table:style-name="ce9" table:formula="of:=EXP(Mean+ stdDev * COM.MICROSOFT.NORM.INV(RAND();0;1))" office:value-type="percentage" office:value="0.120570774362422" calcext:value-type="percentage">
            <text:p>12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 table:style-name="ce9" table:formula="of:=EXP(Mean+ stdDev * COM.MICROSOFT.NORM.INV(RAND();0;1))" office:value-type="percentage" office:value="0.0612752302052958" calcext:value-type="percentage">
            <text:p>6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table:style-name="ce9" table:formula="of:=EXP(Mean+ stdDev * COM.MICROSOFT.NORM.INV(RAND();0;1))" office:value-type="percentage" office:value="0.0911150166136728" calcext:value-type="percentage">
            <text:p>9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2" calcext:value-type="float">
            <text:p>4472</text:p>
          </table:table-cell>
          <table:table-cell table:style-name="ce9" table:formula="of:=EXP(Mean+ stdDev * COM.MICROSOFT.NORM.INV(RAND();0;1))" office:value-type="percentage" office:value="0.312115976386118" calcext:value-type="percentage">
            <text:p>31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3" calcext:value-type="float">
            <text:p>4473</text:p>
          </table:table-cell>
          <table:table-cell table:style-name="ce9" table:formula="of:=EXP(Mean+ stdDev * COM.MICROSOFT.NORM.INV(RAND();0;1))" office:value-type="percentage" office:value="0.0862630827382092" calcext:value-type="percentage">
            <text:p>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4" calcext:value-type="float">
            <text:p>4474</text:p>
          </table:table-cell>
          <table:table-cell table:style-name="ce9" table:formula="of:=EXP(Mean+ stdDev * COM.MICROSOFT.NORM.INV(RAND();0;1))" office:value-type="percentage" office:value="0.120403140146304" calcext:value-type="percentage">
            <text:p>12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table:style-name="ce9" table:formula="of:=EXP(Mean+ stdDev * COM.MICROSOFT.NORM.INV(RAND();0;1))" office:value-type="percentage" office:value="0.0478047719626328" calcext:value-type="percentage">
            <text:p>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6" calcext:value-type="float">
            <text:p>4476</text:p>
          </table:table-cell>
          <table:table-cell table:style-name="ce9" table:formula="of:=EXP(Mean+ stdDev * COM.MICROSOFT.NORM.INV(RAND();0;1))" office:value-type="percentage" office:value="0.184385832561602" calcext:value-type="percentage">
            <text:p>18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table:style-name="ce9" table:formula="of:=EXP(Mean+ stdDev * COM.MICROSOFT.NORM.INV(RAND();0;1))" office:value-type="percentage" office:value="0.128503367328638" calcext:value-type="percentage">
            <text:p>12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8" calcext:value-type="float">
            <text:p>4478</text:p>
          </table:table-cell>
          <table:table-cell table:style-name="ce9" table:formula="of:=EXP(Mean+ stdDev * COM.MICROSOFT.NORM.INV(RAND();0;1))" office:value-type="percentage" office:value="0.071990891579561" calcext:value-type="percentage">
            <text:p>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9" calcext:value-type="float">
            <text:p>4479</text:p>
          </table:table-cell>
          <table:table-cell table:style-name="ce9" table:formula="of:=EXP(Mean+ stdDev * COM.MICROSOFT.NORM.INV(RAND();0;1))" office:value-type="percentage" office:value="0.0356805321028726" calcext:value-type="percentage">
            <text:p>3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table:style-name="ce9" table:formula="of:=EXP(Mean+ stdDev * COM.MICROSOFT.NORM.INV(RAND();0;1))" office:value-type="percentage" office:value="0.196919401686023" calcext:value-type="percentage">
            <text:p>19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table:style-name="ce9" table:formula="of:=EXP(Mean+ stdDev * COM.MICROSOFT.NORM.INV(RAND();0;1))" office:value-type="percentage" office:value="0.259240127853307" calcext:value-type="percentage">
            <text:p>25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 table:style-name="ce9" table:formula="of:=EXP(Mean+ stdDev * COM.MICROSOFT.NORM.INV(RAND();0;1))" office:value-type="percentage" office:value="0.158716359813342" calcext:value-type="percentage">
            <text:p>15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3" calcext:value-type="float">
            <text:p>4483</text:p>
          </table:table-cell>
          <table:table-cell table:style-name="ce9" table:formula="of:=EXP(Mean+ stdDev * COM.MICROSOFT.NORM.INV(RAND();0;1))" office:value-type="percentage" office:value="0.0862651830288704" calcext:value-type="percentage">
            <text:p>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4" calcext:value-type="float">
            <text:p>4484</text:p>
          </table:table-cell>
          <table:table-cell table:style-name="ce9" table:formula="of:=EXP(Mean+ stdDev * COM.MICROSOFT.NORM.INV(RAND();0;1))" office:value-type="percentage" office:value="0.121440270379782" calcext:value-type="percentage">
            <text:p>12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5" calcext:value-type="float">
            <text:p>4485</text:p>
          </table:table-cell>
          <table:table-cell table:style-name="ce9" table:formula="of:=EXP(Mean+ stdDev * COM.MICROSOFT.NORM.INV(RAND();0;1))" office:value-type="percentage" office:value="0.0600628186702044" calcext:value-type="percentage">
            <text:p>6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6" calcext:value-type="float">
            <text:p>4486</text:p>
          </table:table-cell>
          <table:table-cell table:style-name="ce9" table:formula="of:=EXP(Mean+ stdDev * COM.MICROSOFT.NORM.INV(RAND();0;1))" office:value-type="percentage" office:value="0.0613321463267246" calcext:value-type="percentage">
            <text:p>6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7" calcext:value-type="float">
            <text:p>4487</text:p>
          </table:table-cell>
          <table:table-cell table:style-name="ce9" table:formula="of:=EXP(Mean+ stdDev * COM.MICROSOFT.NORM.INV(RAND();0;1))" office:value-type="percentage" office:value="0.0844654195977772" calcext:value-type="percentage">
            <text:p>8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8" calcext:value-type="float">
            <text:p>4488</text:p>
          </table:table-cell>
          <table:table-cell table:style-name="ce9" table:formula="of:=EXP(Mean+ stdDev * COM.MICROSOFT.NORM.INV(RAND();0;1))" office:value-type="percentage" office:value="0.214721052082182" calcext:value-type="percentage">
            <text:p>21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9" calcext:value-type="float">
            <text:p>4489</text:p>
          </table:table-cell>
          <table:table-cell table:style-name="ce9" table:formula="of:=EXP(Mean+ stdDev * COM.MICROSOFT.NORM.INV(RAND();0;1))" office:value-type="percentage" office:value="0.24381166086166" calcext:value-type="percentage">
            <text:p>24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 table:style-name="ce9" table:formula="of:=EXP(Mean+ stdDev * COM.MICROSOFT.NORM.INV(RAND();0;1))" office:value-type="percentage" office:value="0.174301547571511" calcext:value-type="percentage">
            <text:p>17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 table:style-name="ce9" table:formula="of:=EXP(Mean+ stdDev * COM.MICROSOFT.NORM.INV(RAND();0;1))" office:value-type="percentage" office:value="0.156225393891495" calcext:value-type="percentage">
            <text:p>15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2" calcext:value-type="float">
            <text:p>4492</text:p>
          </table:table-cell>
          <table:table-cell table:style-name="ce9" table:formula="of:=EXP(Mean+ stdDev * COM.MICROSOFT.NORM.INV(RAND();0;1))" office:value-type="percentage" office:value="0.122316802514001" calcext:value-type="percentage">
            <text:p>1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3" calcext:value-type="float">
            <text:p>4493</text:p>
          </table:table-cell>
          <table:table-cell table:style-name="ce9" table:formula="of:=EXP(Mean+ stdDev * COM.MICROSOFT.NORM.INV(RAND();0;1))" office:value-type="percentage" office:value="0.175760295081836" calcext:value-type="percentage">
            <text:p>1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4" calcext:value-type="float">
            <text:p>4494</text:p>
          </table:table-cell>
          <table:table-cell table:style-name="ce9" table:formula="of:=EXP(Mean+ stdDev * COM.MICROSOFT.NORM.INV(RAND();0;1))" office:value-type="percentage" office:value="0.236855052299503" calcext:value-type="percentage">
            <text:p>23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5" calcext:value-type="float">
            <text:p>4495</text:p>
          </table:table-cell>
          <table:table-cell table:style-name="ce9" table:formula="of:=EXP(Mean+ stdDev * COM.MICROSOFT.NORM.INV(RAND();0;1))" office:value-type="percentage" office:value="0.0747959655943774" calcext:value-type="percentage">
            <text:p>7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6" calcext:value-type="float">
            <text:p>4496</text:p>
          </table:table-cell>
          <table:table-cell table:style-name="ce9" table:formula="of:=EXP(Mean+ stdDev * COM.MICROSOFT.NORM.INV(RAND();0;1))" office:value-type="percentage" office:value="0.0430839718120875" calcext:value-type="percentage">
            <text:p>4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7" calcext:value-type="float">
            <text:p>4497</text:p>
          </table:table-cell>
          <table:table-cell table:style-name="ce9" table:formula="of:=EXP(Mean+ stdDev * COM.MICROSOFT.NORM.INV(RAND();0;1))" office:value-type="percentage" office:value="0.0985160899492838" calcext:value-type="percentage">
            <text:p>9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 table:style-name="ce9" table:formula="of:=EXP(Mean+ stdDev * COM.MICROSOFT.NORM.INV(RAND();0;1))" office:value-type="percentage" office:value="0.406490325493993" calcext:value-type="percentage">
            <text:p>40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9" calcext:value-type="float">
            <text:p>4499</text:p>
          </table:table-cell>
          <table:table-cell table:style-name="ce9" table:formula="of:=EXP(Mean+ stdDev * COM.MICROSOFT.NORM.INV(RAND();0;1))" office:value-type="percentage" office:value="0.0317445078874167" calcext:value-type="percentage">
            <text:p>3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9" table:formula="of:=EXP(Mean+ stdDev * COM.MICROSOFT.NORM.INV(RAND();0;1))" office:value-type="percentage" office:value="0.501968241269197" calcext:value-type="percentage">
            <text:p>50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1" calcext:value-type="float">
            <text:p>4501</text:p>
          </table:table-cell>
          <table:table-cell table:style-name="ce9" table:formula="of:=EXP(Mean+ stdDev * COM.MICROSOFT.NORM.INV(RAND();0;1))" office:value-type="percentage" office:value="0.126589310200785" calcext:value-type="percentage">
            <text:p>12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table:style-name="ce9" table:formula="of:=EXP(Mean+ stdDev * COM.MICROSOFT.NORM.INV(RAND();0;1))" office:value-type="percentage" office:value="0.228935000851014" calcext:value-type="percentage">
            <text:p>22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3" calcext:value-type="float">
            <text:p>4503</text:p>
          </table:table-cell>
          <table:table-cell table:style-name="ce9" table:formula="of:=EXP(Mean+ stdDev * COM.MICROSOFT.NORM.INV(RAND();0;1))" office:value-type="percentage" office:value="0.0620815362729316" calcext:value-type="percentage">
            <text:p>6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4" calcext:value-type="float">
            <text:p>4504</text:p>
          </table:table-cell>
          <table:table-cell table:style-name="ce9" table:formula="of:=EXP(Mean+ stdDev * COM.MICROSOFT.NORM.INV(RAND();0;1))" office:value-type="percentage" office:value="0.166750625232765" calcext:value-type="percentage">
            <text:p>16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5" calcext:value-type="float">
            <text:p>4505</text:p>
          </table:table-cell>
          <table:table-cell table:style-name="ce9" table:formula="of:=EXP(Mean+ stdDev * COM.MICROSOFT.NORM.INV(RAND();0;1))" office:value-type="percentage" office:value="0.125852892945268" calcext:value-type="percentage">
            <text:p>12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6" calcext:value-type="float">
            <text:p>4506</text:p>
          </table:table-cell>
          <table:table-cell table:style-name="ce9" table:formula="of:=EXP(Mean+ stdDev * COM.MICROSOFT.NORM.INV(RAND();0;1))" office:value-type="percentage" office:value="0.101799549661839" calcext:value-type="percentage">
            <text:p>10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7" calcext:value-type="float">
            <text:p>4507</text:p>
          </table:table-cell>
          <table:table-cell table:style-name="ce9" table:formula="of:=EXP(Mean+ stdDev * COM.MICROSOFT.NORM.INV(RAND();0;1))" office:value-type="percentage" office:value="0.139584269739071" calcext:value-type="percentage">
            <text:p>13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8" calcext:value-type="float">
            <text:p>4508</text:p>
          </table:table-cell>
          <table:table-cell table:style-name="ce9" table:formula="of:=EXP(Mean+ stdDev * COM.MICROSOFT.NORM.INV(RAND();0;1))" office:value-type="percentage" office:value="0.0934643225207348" calcext:value-type="percentage">
            <text:p>9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9" calcext:value-type="float">
            <text:p>4509</text:p>
          </table:table-cell>
          <table:table-cell table:style-name="ce9" table:formula="of:=EXP(Mean+ stdDev * COM.MICROSOFT.NORM.INV(RAND();0;1))" office:value-type="percentage" office:value="0.134105256295144" calcext:value-type="percentage">
            <text:p>13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0" calcext:value-type="float">
            <text:p>4510</text:p>
          </table:table-cell>
          <table:table-cell table:style-name="ce9" table:formula="of:=EXP(Mean+ stdDev * COM.MICROSOFT.NORM.INV(RAND();0;1))" office:value-type="percentage" office:value="0.232103126733664" calcext:value-type="percentage">
            <text:p>23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table:style-name="ce9" table:formula="of:=EXP(Mean+ stdDev * COM.MICROSOFT.NORM.INV(RAND();0;1))" office:value-type="percentage" office:value="0.0827834892876826" calcext:value-type="percentage">
            <text:p>8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table:style-name="ce9" table:formula="of:=EXP(Mean+ stdDev * COM.MICROSOFT.NORM.INV(RAND();0;1))" office:value-type="percentage" office:value="0.0481345551674219" calcext:value-type="percentage">
            <text:p>4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 table:style-name="ce9" table:formula="of:=EXP(Mean+ stdDev * COM.MICROSOFT.NORM.INV(RAND();0;1))" office:value-type="percentage" office:value="0.138909177973521" calcext:value-type="percentage">
            <text:p>13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table:style-name="ce9" table:formula="of:=EXP(Mean+ stdDev * COM.MICROSOFT.NORM.INV(RAND();0;1))" office:value-type="percentage" office:value="0.129338177102137" calcext:value-type="percentage">
            <text:p>12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5" calcext:value-type="float">
            <text:p>4515</text:p>
          </table:table-cell>
          <table:table-cell table:style-name="ce9" table:formula="of:=EXP(Mean+ stdDev * COM.MICROSOFT.NORM.INV(RAND();0;1))" office:value-type="percentage" office:value="0.0905302618199492" calcext:value-type="percentage">
            <text:p>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6" calcext:value-type="float">
            <text:p>4516</text:p>
          </table:table-cell>
          <table:table-cell table:style-name="ce9" table:formula="of:=EXP(Mean+ stdDev * COM.MICROSOFT.NORM.INV(RAND();0;1))" office:value-type="percentage" office:value="0.138941011334345" calcext:value-type="percentage">
            <text:p>13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7" calcext:value-type="float">
            <text:p>4517</text:p>
          </table:table-cell>
          <table:table-cell table:style-name="ce9" table:formula="of:=EXP(Mean+ stdDev * COM.MICROSOFT.NORM.INV(RAND();0;1))" office:value-type="percentage" office:value="0.287400728984018" calcext:value-type="percentage">
            <text:p>28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 table:style-name="ce9" table:formula="of:=EXP(Mean+ stdDev * COM.MICROSOFT.NORM.INV(RAND();0;1))" office:value-type="percentage" office:value="0.155434240917417" calcext:value-type="percentage">
            <text:p>15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9" calcext:value-type="float">
            <text:p>4519</text:p>
          </table:table-cell>
          <table:table-cell table:style-name="ce9" table:formula="of:=EXP(Mean+ stdDev * COM.MICROSOFT.NORM.INV(RAND();0;1))" office:value-type="percentage" office:value="0.0711558565150659" calcext:value-type="percentage">
            <text:p>7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table:style-name="ce9" table:formula="of:=EXP(Mean+ stdDev * COM.MICROSOFT.NORM.INV(RAND();0;1))" office:value-type="percentage" office:value="0.124113308100585" calcext:value-type="percentage">
            <text:p>12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1" calcext:value-type="float">
            <text:p>4521</text:p>
          </table:table-cell>
          <table:table-cell table:style-name="ce9" table:formula="of:=EXP(Mean+ stdDev * COM.MICROSOFT.NORM.INV(RAND();0;1))" office:value-type="percentage" office:value="0.0848716789389636" calcext:value-type="percentage">
            <text:p>8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 table:style-name="ce9" table:formula="of:=EXP(Mean+ stdDev * COM.MICROSOFT.NORM.INV(RAND();0;1))" office:value-type="percentage" office:value="0.220570452298718" calcext:value-type="percentage">
            <text:p>22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3" calcext:value-type="float">
            <text:p>4523</text:p>
          </table:table-cell>
          <table:table-cell table:style-name="ce9" table:formula="of:=EXP(Mean+ stdDev * COM.MICROSOFT.NORM.INV(RAND();0;1))" office:value-type="percentage" office:value="0.236651995161354" calcext:value-type="percentage">
            <text:p>23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4" calcext:value-type="float">
            <text:p>4524</text:p>
          </table:table-cell>
          <table:table-cell table:style-name="ce9" table:formula="of:=EXP(Mean+ stdDev * COM.MICROSOFT.NORM.INV(RAND();0;1))" office:value-type="percentage" office:value="0.0827130476893425" calcext:value-type="percentage">
            <text:p>8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table:style-name="ce9" table:formula="of:=EXP(Mean+ stdDev * COM.MICROSOFT.NORM.INV(RAND();0;1))" office:value-type="percentage" office:value="0.0796038250909224" calcext:value-type="percentage">
            <text:p>7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6" calcext:value-type="float">
            <text:p>4526</text:p>
          </table:table-cell>
          <table:table-cell table:style-name="ce9" table:formula="of:=EXP(Mean+ stdDev * COM.MICROSOFT.NORM.INV(RAND();0;1))" office:value-type="percentage" office:value="0.22447618352504" calcext:value-type="percentage">
            <text:p>22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7" calcext:value-type="float">
            <text:p>4527</text:p>
          </table:table-cell>
          <table:table-cell table:style-name="ce9" table:formula="of:=EXP(Mean+ stdDev * COM.MICROSOFT.NORM.INV(RAND();0;1))" office:value-type="percentage" office:value="0.0998201667992968" calcext:value-type="percentage">
            <text:p>9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8" calcext:value-type="float">
            <text:p>4528</text:p>
          </table:table-cell>
          <table:table-cell table:style-name="ce9" table:formula="of:=EXP(Mean+ stdDev * COM.MICROSOFT.NORM.INV(RAND();0;1))" office:value-type="percentage" office:value="0.273037585195574" calcext:value-type="percentage">
            <text:p>27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table:style-name="ce9" table:formula="of:=EXP(Mean+ stdDev * COM.MICROSOFT.NORM.INV(RAND();0;1))" office:value-type="percentage" office:value="0.106138961240442" calcext:value-type="percentage">
            <text:p>1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table:style-name="ce9" table:formula="of:=EXP(Mean+ stdDev * COM.MICROSOFT.NORM.INV(RAND();0;1))" office:value-type="percentage" office:value="0.0338392735238726" calcext:value-type="percentage">
            <text:p>3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table:style-name="ce9" table:formula="of:=EXP(Mean+ stdDev * COM.MICROSOFT.NORM.INV(RAND();0;1))" office:value-type="percentage" office:value="0.111612887160027" calcext:value-type="percentage">
            <text:p>11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table:style-name="ce9" table:formula="of:=EXP(Mean+ stdDev * COM.MICROSOFT.NORM.INV(RAND();0;1))" office:value-type="percentage" office:value="0.22650803484567" calcext:value-type="percentage">
            <text:p>22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3" calcext:value-type="float">
            <text:p>4533</text:p>
          </table:table-cell>
          <table:table-cell table:style-name="ce9" table:formula="of:=EXP(Mean+ stdDev * COM.MICROSOFT.NORM.INV(RAND();0;1))" office:value-type="percentage" office:value="0.0742471831517596" calcext:value-type="percentage">
            <text:p>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4" calcext:value-type="float">
            <text:p>4534</text:p>
          </table:table-cell>
          <table:table-cell table:style-name="ce9" table:formula="of:=EXP(Mean+ stdDev * COM.MICROSOFT.NORM.INV(RAND();0;1))" office:value-type="percentage" office:value="0.237289846224423" calcext:value-type="percentage">
            <text:p>23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5" calcext:value-type="float">
            <text:p>4535</text:p>
          </table:table-cell>
          <table:table-cell table:style-name="ce9" table:formula="of:=EXP(Mean+ stdDev * COM.MICROSOFT.NORM.INV(RAND();0;1))" office:value-type="percentage" office:value="0.0843067560965036" calcext:value-type="percentage">
            <text:p>8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6" calcext:value-type="float">
            <text:p>4536</text:p>
          </table:table-cell>
          <table:table-cell table:style-name="ce9" table:formula="of:=EXP(Mean+ stdDev * COM.MICROSOFT.NORM.INV(RAND();0;1))" office:value-type="percentage" office:value="0.161977415950166" calcext:value-type="percentage">
            <text:p>16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7" calcext:value-type="float">
            <text:p>4537</text:p>
          </table:table-cell>
          <table:table-cell table:style-name="ce9" table:formula="of:=EXP(Mean+ stdDev * COM.MICROSOFT.NORM.INV(RAND();0;1))" office:value-type="percentage" office:value="0.105693160004536" calcext:value-type="percentage">
            <text:p>10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8" calcext:value-type="float">
            <text:p>4538</text:p>
          </table:table-cell>
          <table:table-cell table:style-name="ce9" table:formula="of:=EXP(Mean+ stdDev * COM.MICROSOFT.NORM.INV(RAND();0;1))" office:value-type="percentage" office:value="0.0481836324734538" calcext:value-type="percentage">
            <text:p>4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9" calcext:value-type="float">
            <text:p>4539</text:p>
          </table:table-cell>
          <table:table-cell table:style-name="ce9" table:formula="of:=EXP(Mean+ stdDev * COM.MICROSOFT.NORM.INV(RAND();0;1))" office:value-type="percentage" office:value="0.0557685289497274" calcext:value-type="percentage">
            <text:p>5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table:style-name="ce9" table:formula="of:=EXP(Mean+ stdDev * COM.MICROSOFT.NORM.INV(RAND();0;1))" office:value-type="percentage" office:value="0.164765243960279" calcext:value-type="percentage">
            <text:p>1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table:style-name="ce9" table:formula="of:=EXP(Mean+ stdDev * COM.MICROSOFT.NORM.INV(RAND();0;1))" office:value-type="percentage" office:value="0.122124363896323" calcext:value-type="percentage">
            <text:p>12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 table:style-name="ce9" table:formula="of:=EXP(Mean+ stdDev * COM.MICROSOFT.NORM.INV(RAND();0;1))" office:value-type="percentage" office:value="0.307762240710203" calcext:value-type="percentage">
            <text:p>30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table:style-name="ce9" table:formula="of:=EXP(Mean+ stdDev * COM.MICROSOFT.NORM.INV(RAND();0;1))" office:value-type="percentage" office:value="0.112262148685287" calcext:value-type="percentage">
            <text:p>11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4" calcext:value-type="float">
            <text:p>4544</text:p>
          </table:table-cell>
          <table:table-cell table:style-name="ce9" table:formula="of:=EXP(Mean+ stdDev * COM.MICROSOFT.NORM.INV(RAND();0;1))" office:value-type="percentage" office:value="0.195369936127306" calcext:value-type="percentage">
            <text:p>19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5" calcext:value-type="float">
            <text:p>4545</text:p>
          </table:table-cell>
          <table:table-cell table:style-name="ce9" table:formula="of:=EXP(Mean+ stdDev * COM.MICROSOFT.NORM.INV(RAND();0;1))" office:value-type="percentage" office:value="0.13345236761221" calcext:value-type="percentage">
            <text:p>13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6" calcext:value-type="float">
            <text:p>4546</text:p>
          </table:table-cell>
          <table:table-cell table:style-name="ce9" table:formula="of:=EXP(Mean+ stdDev * COM.MICROSOFT.NORM.INV(RAND();0;1))" office:value-type="percentage" office:value="0.101380610684767" calcext:value-type="percentage">
            <text:p>10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7" calcext:value-type="float">
            <text:p>4547</text:p>
          </table:table-cell>
          <table:table-cell table:style-name="ce9" table:formula="of:=EXP(Mean+ stdDev * COM.MICROSOFT.NORM.INV(RAND();0;1))" office:value-type="percentage" office:value="0.293749688584358" calcext:value-type="percentage">
            <text:p>2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8" calcext:value-type="float">
            <text:p>4548</text:p>
          </table:table-cell>
          <table:table-cell table:style-name="ce9" table:formula="of:=EXP(Mean+ stdDev * COM.MICROSOFT.NORM.INV(RAND();0;1))" office:value-type="percentage" office:value="0.129658385095926" calcext:value-type="percentage">
            <text:p>12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9" calcext:value-type="float">
            <text:p>4549</text:p>
          </table:table-cell>
          <table:table-cell table:style-name="ce9" table:formula="of:=EXP(Mean+ stdDev * COM.MICROSOFT.NORM.INV(RAND();0;1))" office:value-type="percentage" office:value="0.149061477793978" calcext:value-type="percentage">
            <text:p>14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table:style-name="ce9" table:formula="of:=EXP(Mean+ stdDev * COM.MICROSOFT.NORM.INV(RAND();0;1))" office:value-type="percentage" office:value="0.733161073982328" calcext:value-type="percentage">
            <text:p>73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1" calcext:value-type="float">
            <text:p>4551</text:p>
          </table:table-cell>
          <table:table-cell table:style-name="ce9" table:formula="of:=EXP(Mean+ stdDev * COM.MICROSOFT.NORM.INV(RAND();0;1))" office:value-type="percentage" office:value="0.183644738914824" calcext:value-type="percentage">
            <text:p>18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table:style-name="ce9" table:formula="of:=EXP(Mean+ stdDev * COM.MICROSOFT.NORM.INV(RAND();0;1))" office:value-type="percentage" office:value="0.292267765018022" calcext:value-type="percentage">
            <text:p>2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3" calcext:value-type="float">
            <text:p>4553</text:p>
          </table:table-cell>
          <table:table-cell table:style-name="ce9" table:formula="of:=EXP(Mean+ stdDev * COM.MICROSOFT.NORM.INV(RAND();0;1))" office:value-type="percentage" office:value="0.0749637953129224" calcext:value-type="percentage">
            <text:p>7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4" calcext:value-type="float">
            <text:p>4554</text:p>
          </table:table-cell>
          <table:table-cell table:style-name="ce9" table:formula="of:=EXP(Mean+ stdDev * COM.MICROSOFT.NORM.INV(RAND();0;1))" office:value-type="percentage" office:value="0.131598618871855" calcext:value-type="percentage">
            <text:p>13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5" calcext:value-type="float">
            <text:p>4555</text:p>
          </table:table-cell>
          <table:table-cell table:style-name="ce9" table:formula="of:=EXP(Mean+ stdDev * COM.MICROSOFT.NORM.INV(RAND();0;1))" office:value-type="percentage" office:value="0.122824477665133" calcext:value-type="percentage">
            <text:p>12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table:style-name="ce9" table:formula="of:=EXP(Mean+ stdDev * COM.MICROSOFT.NORM.INV(RAND();0;1))" office:value-type="percentage" office:value="0.0874254173253516" calcext:value-type="percentage">
            <text:p>8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7" calcext:value-type="float">
            <text:p>4557</text:p>
          </table:table-cell>
          <table:table-cell table:style-name="ce9" table:formula="of:=EXP(Mean+ stdDev * COM.MICROSOFT.NORM.INV(RAND();0;1))" office:value-type="percentage" office:value="0.173021742903674" calcext:value-type="percentage">
            <text:p>17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8" calcext:value-type="float">
            <text:p>4558</text:p>
          </table:table-cell>
          <table:table-cell table:style-name="ce9" table:formula="of:=EXP(Mean+ stdDev * COM.MICROSOFT.NORM.INV(RAND();0;1))" office:value-type="percentage" office:value="0.214377776407963" calcext:value-type="percentage">
            <text:p>21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9" calcext:value-type="float">
            <text:p>4559</text:p>
          </table:table-cell>
          <table:table-cell table:style-name="ce9" table:formula="of:=EXP(Mean+ stdDev * COM.MICROSOFT.NORM.INV(RAND();0;1))" office:value-type="percentage" office:value="0.218880586745416" calcext:value-type="percentage">
            <text:p>21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table:style-name="ce9" table:formula="of:=EXP(Mean+ stdDev * COM.MICROSOFT.NORM.INV(RAND();0;1))" office:value-type="percentage" office:value="0.185197225294187" calcext:value-type="percentage">
            <text:p>18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1" calcext:value-type="float">
            <text:p>4561</text:p>
          </table:table-cell>
          <table:table-cell table:style-name="ce9" table:formula="of:=EXP(Mean+ stdDev * COM.MICROSOFT.NORM.INV(RAND();0;1))" office:value-type="percentage" office:value="0.42465198899547" calcext:value-type="percentage">
            <text:p>42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2" calcext:value-type="float">
            <text:p>4562</text:p>
          </table:table-cell>
          <table:table-cell table:style-name="ce9" table:formula="of:=EXP(Mean+ stdDev * COM.MICROSOFT.NORM.INV(RAND();0;1))" office:value-type="percentage" office:value="0.0613801613285636" calcext:value-type="percentage">
            <text:p>6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3" calcext:value-type="float">
            <text:p>4563</text:p>
          </table:table-cell>
          <table:table-cell table:style-name="ce9" table:formula="of:=EXP(Mean+ stdDev * COM.MICROSOFT.NORM.INV(RAND();0;1))" office:value-type="percentage" office:value="0.249002358722415" calcext:value-type="percentage">
            <text:p>24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4" calcext:value-type="float">
            <text:p>4564</text:p>
          </table:table-cell>
          <table:table-cell table:style-name="ce9" table:formula="of:=EXP(Mean+ stdDev * COM.MICROSOFT.NORM.INV(RAND();0;1))" office:value-type="percentage" office:value="0.142534405359577" calcext:value-type="percentage">
            <text:p>14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5" calcext:value-type="float">
            <text:p>4565</text:p>
          </table:table-cell>
          <table:table-cell table:style-name="ce9" table:formula="of:=EXP(Mean+ stdDev * COM.MICROSOFT.NORM.INV(RAND();0;1))" office:value-type="percentage" office:value="0.0551223184022144" calcext:value-type="percentage">
            <text:p>5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6" calcext:value-type="float">
            <text:p>4566</text:p>
          </table:table-cell>
          <table:table-cell table:style-name="ce9" table:formula="of:=EXP(Mean+ stdDev * COM.MICROSOFT.NORM.INV(RAND();0;1))" office:value-type="percentage" office:value="0.0848875822532108" calcext:value-type="percentage">
            <text:p>8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7" calcext:value-type="float">
            <text:p>4567</text:p>
          </table:table-cell>
          <table:table-cell table:style-name="ce9" table:formula="of:=EXP(Mean+ stdDev * COM.MICROSOFT.NORM.INV(RAND();0;1))" office:value-type="percentage" office:value="0.148040316088514" calcext:value-type="percentage">
            <text:p>14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8" calcext:value-type="float">
            <text:p>4568</text:p>
          </table:table-cell>
          <table:table-cell table:style-name="ce9" table:formula="of:=EXP(Mean+ stdDev * COM.MICROSOFT.NORM.INV(RAND();0;1))" office:value-type="percentage" office:value="0.208110607586968" calcext:value-type="percentage">
            <text:p>20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9" calcext:value-type="float">
            <text:p>4569</text:p>
          </table:table-cell>
          <table:table-cell table:style-name="ce9" table:formula="of:=EXP(Mean+ stdDev * COM.MICROSOFT.NORM.INV(RAND();0;1))" office:value-type="percentage" office:value="0.106048756354591" calcext:value-type="percentage">
            <text:p>1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table:style-name="ce9" table:formula="of:=EXP(Mean+ stdDev * COM.MICROSOFT.NORM.INV(RAND();0;1))" office:value-type="percentage" office:value="0.29897809289261" calcext:value-type="percentage">
            <text:p>29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1" calcext:value-type="float">
            <text:p>4571</text:p>
          </table:table-cell>
          <table:table-cell table:style-name="ce9" table:formula="of:=EXP(Mean+ stdDev * COM.MICROSOFT.NORM.INV(RAND();0;1))" office:value-type="percentage" office:value="0.0862650274418081" calcext:value-type="percentage">
            <text:p>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table:style-name="ce9" table:formula="of:=EXP(Mean+ stdDev * COM.MICROSOFT.NORM.INV(RAND();0;1))" office:value-type="percentage" office:value="0.134063299846818" calcext:value-type="percentage">
            <text:p>13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3" calcext:value-type="float">
            <text:p>4573</text:p>
          </table:table-cell>
          <table:table-cell table:style-name="ce9" table:formula="of:=EXP(Mean+ stdDev * COM.MICROSOFT.NORM.INV(RAND();0;1))" office:value-type="percentage" office:value="0.113163599376212" calcext:value-type="percentage">
            <text:p>11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4" calcext:value-type="float">
            <text:p>4574</text:p>
          </table:table-cell>
          <table:table-cell table:style-name="ce9" table:formula="of:=EXP(Mean+ stdDev * COM.MICROSOFT.NORM.INV(RAND();0;1))" office:value-type="percentage" office:value="0.396214596220765" calcext:value-type="percentage">
            <text:p>39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table:style-name="ce9" table:formula="of:=EXP(Mean+ stdDev * COM.MICROSOFT.NORM.INV(RAND();0;1))" office:value-type="percentage" office:value="0.129002719732652" calcext:value-type="percentage">
            <text:p>12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  <table:table-cell table:style-name="ce9" table:formula="of:=EXP(Mean+ stdDev * COM.MICROSOFT.NORM.INV(RAND();0;1))" office:value-type="percentage" office:value="0.153571840937528" calcext:value-type="percentage">
            <text:p>15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7" calcext:value-type="float">
            <text:p>4577</text:p>
          </table:table-cell>
          <table:table-cell table:style-name="ce9" table:formula="of:=EXP(Mean+ stdDev * COM.MICROSOFT.NORM.INV(RAND();0;1))" office:value-type="percentage" office:value="0.170791515619112" calcext:value-type="percentage">
            <text:p>17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8" calcext:value-type="float">
            <text:p>4578</text:p>
          </table:table-cell>
          <table:table-cell table:style-name="ce9" table:formula="of:=EXP(Mean+ stdDev * COM.MICROSOFT.NORM.INV(RAND();0;1))" office:value-type="percentage" office:value="0.100846162355879" calcext:value-type="percentage">
            <text:p>10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9" calcext:value-type="float">
            <text:p>4579</text:p>
          </table:table-cell>
          <table:table-cell table:style-name="ce9" table:formula="of:=EXP(Mean+ stdDev * COM.MICROSOFT.NORM.INV(RAND();0;1))" office:value-type="percentage" office:value="0.191809576706549" calcext:value-type="percentage">
            <text:p>19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table:style-name="ce9" table:formula="of:=EXP(Mean+ stdDev * COM.MICROSOFT.NORM.INV(RAND();0;1))" office:value-type="percentage" office:value="0.0717772159828276" calcext:value-type="percentage">
            <text:p>7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1" calcext:value-type="float">
            <text:p>4581</text:p>
          </table:table-cell>
          <table:table-cell table:style-name="ce9" table:formula="of:=EXP(Mean+ stdDev * COM.MICROSOFT.NORM.INV(RAND();0;1))" office:value-type="percentage" office:value="0.0673761165874184" calcext:value-type="percentage">
            <text:p>6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2" calcext:value-type="float">
            <text:p>4582</text:p>
          </table:table-cell>
          <table:table-cell table:style-name="ce9" table:formula="of:=EXP(Mean+ stdDev * COM.MICROSOFT.NORM.INV(RAND();0;1))" office:value-type="percentage" office:value="0.148494987057217" calcext:value-type="percentage">
            <text:p>14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3" calcext:value-type="float">
            <text:p>4583</text:p>
          </table:table-cell>
          <table:table-cell table:style-name="ce9" table:formula="of:=EXP(Mean+ stdDev * COM.MICROSOFT.NORM.INV(RAND();0;1))" office:value-type="percentage" office:value="0.0936011808865822" calcext:value-type="percentage">
            <text:p>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4" calcext:value-type="float">
            <text:p>4584</text:p>
          </table:table-cell>
          <table:table-cell table:style-name="ce9" table:formula="of:=EXP(Mean+ stdDev * COM.MICROSOFT.NORM.INV(RAND();0;1))" office:value-type="percentage" office:value="0.317446331749347" calcext:value-type="percentage">
            <text:p>31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5" calcext:value-type="float">
            <text:p>4585</text:p>
          </table:table-cell>
          <table:table-cell table:style-name="ce9" table:formula="of:=EXP(Mean+ stdDev * COM.MICROSOFT.NORM.INV(RAND();0;1))" office:value-type="percentage" office:value="0.229268830101565" calcext:value-type="percentage">
            <text:p>22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6" calcext:value-type="float">
            <text:p>4586</text:p>
          </table:table-cell>
          <table:table-cell table:style-name="ce9" table:formula="of:=EXP(Mean+ stdDev * COM.MICROSOFT.NORM.INV(RAND();0;1))" office:value-type="percentage" office:value="0.0844591378047757" calcext:value-type="percentage">
            <text:p>8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7" calcext:value-type="float">
            <text:p>4587</text:p>
          </table:table-cell>
          <table:table-cell table:style-name="ce9" table:formula="of:=EXP(Mean+ stdDev * COM.MICROSOFT.NORM.INV(RAND();0;1))" office:value-type="percentage" office:value="0.0800302765462667" calcext:value-type="percentage">
            <text:p>8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8" calcext:value-type="float">
            <text:p>4588</text:p>
          </table:table-cell>
          <table:table-cell table:style-name="ce9" table:formula="of:=EXP(Mean+ stdDev * COM.MICROSOFT.NORM.INV(RAND();0;1))" office:value-type="percentage" office:value="0.113764293002092" calcext:value-type="percentage">
            <text:p>11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9" calcext:value-type="float">
            <text:p>4589</text:p>
          </table:table-cell>
          <table:table-cell table:style-name="ce9" table:formula="of:=EXP(Mean+ stdDev * COM.MICROSOFT.NORM.INV(RAND();0;1))" office:value-type="percentage" office:value="0.0659337221157248" calcext:value-type="percentage">
            <text:p>6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0" calcext:value-type="float">
            <text:p>4590</text:p>
          </table:table-cell>
          <table:table-cell table:style-name="ce9" table:formula="of:=EXP(Mean+ stdDev * COM.MICROSOFT.NORM.INV(RAND();0;1))" office:value-type="percentage" office:value="0.207831625846851" calcext:value-type="percentage">
            <text:p>20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table:style-name="ce9" table:formula="of:=EXP(Mean+ stdDev * COM.MICROSOFT.NORM.INV(RAND();0;1))" office:value-type="percentage" office:value="0.0569161130178946" calcext:value-type="percentage">
            <text:p>5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2" calcext:value-type="float">
            <text:p>4592</text:p>
          </table:table-cell>
          <table:table-cell table:style-name="ce9" table:formula="of:=EXP(Mean+ stdDev * COM.MICROSOFT.NORM.INV(RAND();0;1))" office:value-type="percentage" office:value="0.152678194664405" calcext:value-type="percentage">
            <text:p>15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3" calcext:value-type="float">
            <text:p>4593</text:p>
          </table:table-cell>
          <table:table-cell table:style-name="ce9" table:formula="of:=EXP(Mean+ stdDev * COM.MICROSOFT.NORM.INV(RAND();0;1))" office:value-type="percentage" office:value="0.144128904776543" calcext:value-type="percentage">
            <text:p>14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4" calcext:value-type="float">
            <text:p>4594</text:p>
          </table:table-cell>
          <table:table-cell table:style-name="ce9" table:formula="of:=EXP(Mean+ stdDev * COM.MICROSOFT.NORM.INV(RAND();0;1))" office:value-type="percentage" office:value="0.498473220933603" calcext:value-type="percentage">
            <text:p>49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5" calcext:value-type="float">
            <text:p>4595</text:p>
          </table:table-cell>
          <table:table-cell table:style-name="ce9" table:formula="of:=EXP(Mean+ stdDev * COM.MICROSOFT.NORM.INV(RAND();0;1))" office:value-type="percentage" office:value="0.127838195969796" calcext:value-type="percentage">
            <text:p>12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6" calcext:value-type="float">
            <text:p>4596</text:p>
          </table:table-cell>
          <table:table-cell table:style-name="ce9" table:formula="of:=EXP(Mean+ stdDev * COM.MICROSOFT.NORM.INV(RAND();0;1))" office:value-type="percentage" office:value="0.0797337943910972" calcext:value-type="percentage">
            <text:p>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7" calcext:value-type="float">
            <text:p>4597</text:p>
          </table:table-cell>
          <table:table-cell table:style-name="ce9" table:formula="of:=EXP(Mean+ stdDev * COM.MICROSOFT.NORM.INV(RAND();0;1))" office:value-type="percentage" office:value="0.150640807254038" calcext:value-type="percentage">
            <text:p>15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8" calcext:value-type="float">
            <text:p>4598</text:p>
          </table:table-cell>
          <table:table-cell table:style-name="ce9" table:formula="of:=EXP(Mean+ stdDev * COM.MICROSOFT.NORM.INV(RAND();0;1))" office:value-type="percentage" office:value="0.199594919768507" calcext:value-type="percentage">
            <text:p>19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table:style-name="ce9" table:formula="of:=EXP(Mean+ stdDev * COM.MICROSOFT.NORM.INV(RAND();0;1))" office:value-type="percentage" office:value="0.165425089800335" calcext:value-type="percentage">
            <text:p>16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table:style-name="ce9" table:formula="of:=EXP(Mean+ stdDev * COM.MICROSOFT.NORM.INV(RAND();0;1))" office:value-type="percentage" office:value="0.232662245183372" calcext:value-type="percentage">
            <text:p>2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1" calcext:value-type="float">
            <text:p>4601</text:p>
          </table:table-cell>
          <table:table-cell table:style-name="ce9" table:formula="of:=EXP(Mean+ stdDev * COM.MICROSOFT.NORM.INV(RAND();0;1))" office:value-type="percentage" office:value="0.116241631776573" calcext:value-type="percentage">
            <text:p>11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table:style-name="ce9" table:formula="of:=EXP(Mean+ stdDev * COM.MICROSOFT.NORM.INV(RAND();0;1))" office:value-type="percentage" office:value="0.122833111681274" calcext:value-type="percentage">
            <text:p>12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3" calcext:value-type="float">
            <text:p>4603</text:p>
          </table:table-cell>
          <table:table-cell table:style-name="ce9" table:formula="of:=EXP(Mean+ stdDev * COM.MICROSOFT.NORM.INV(RAND();0;1))" office:value-type="percentage" office:value="0.181529747335799" calcext:value-type="percentage">
            <text:p>18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4" calcext:value-type="float">
            <text:p>4604</text:p>
          </table:table-cell>
          <table:table-cell table:style-name="ce9" table:formula="of:=EXP(Mean+ stdDev * COM.MICROSOFT.NORM.INV(RAND();0;1))" office:value-type="percentage" office:value="0.181354859175071" calcext:value-type="percentage">
            <text:p>18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 table:style-name="ce9" table:formula="of:=EXP(Mean+ stdDev * COM.MICROSOFT.NORM.INV(RAND();0;1))" office:value-type="percentage" office:value="0.103001519089841" calcext:value-type="percentage">
            <text:p>10.3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6" calcext:value-type="float">
            <text:p>4606</text:p>
          </table:table-cell>
          <table:table-cell table:style-name="ce9" table:formula="of:=EXP(Mean+ stdDev * COM.MICROSOFT.NORM.INV(RAND();0;1))" office:value-type="percentage" office:value="0.125008758338065" calcext:value-type="percentage">
            <text:p>12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7" calcext:value-type="float">
            <text:p>4607</text:p>
          </table:table-cell>
          <table:table-cell table:style-name="ce9" table:formula="of:=EXP(Mean+ stdDev * COM.MICROSOFT.NORM.INV(RAND();0;1))" office:value-type="percentage" office:value="0.244140637787018" calcext:value-type="percentage">
            <text:p>24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8" calcext:value-type="float">
            <text:p>4608</text:p>
          </table:table-cell>
          <table:table-cell table:style-name="ce9" table:formula="of:=EXP(Mean+ stdDev * COM.MICROSOFT.NORM.INV(RAND();0;1))" office:value-type="percentage" office:value="0.214583869773273" calcext:value-type="percentage">
            <text:p>21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9" calcext:value-type="float">
            <text:p>4609</text:p>
          </table:table-cell>
          <table:table-cell table:style-name="ce9" table:formula="of:=EXP(Mean+ stdDev * COM.MICROSOFT.NORM.INV(RAND();0;1))" office:value-type="percentage" office:value="0.122704313198441" calcext:value-type="percentage">
            <text:p>12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0" calcext:value-type="float">
            <text:p>4610</text:p>
          </table:table-cell>
          <table:table-cell table:style-name="ce9" table:formula="of:=EXP(Mean+ stdDev * COM.MICROSOFT.NORM.INV(RAND();0;1))" office:value-type="percentage" office:value="0.356117026936556" calcext:value-type="percentage">
            <text:p>35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1" calcext:value-type="float">
            <text:p>4611</text:p>
          </table:table-cell>
          <table:table-cell table:style-name="ce9" table:formula="of:=EXP(Mean+ stdDev * COM.MICROSOFT.NORM.INV(RAND();0;1))" office:value-type="percentage" office:value="0.0964602411555134" calcext:value-type="percentage">
            <text:p>9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2" calcext:value-type="float">
            <text:p>4612</text:p>
          </table:table-cell>
          <table:table-cell table:style-name="ce9" table:formula="of:=EXP(Mean+ stdDev * COM.MICROSOFT.NORM.INV(RAND();0;1))" office:value-type="percentage" office:value="0.106008242482534" calcext:value-type="percentage">
            <text:p>10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3" calcext:value-type="float">
            <text:p>4613</text:p>
          </table:table-cell>
          <table:table-cell table:style-name="ce9" table:formula="of:=EXP(Mean+ stdDev * COM.MICROSOFT.NORM.INV(RAND();0;1))" office:value-type="percentage" office:value="0.216623687341502" calcext:value-type="percentage">
            <text:p>21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4" calcext:value-type="float">
            <text:p>4614</text:p>
          </table:table-cell>
          <table:table-cell table:style-name="ce9" table:formula="of:=EXP(Mean+ stdDev * COM.MICROSOFT.NORM.INV(RAND();0;1))" office:value-type="percentage" office:value="0.109719493954242" calcext:value-type="percentage">
            <text:p>10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5" calcext:value-type="float">
            <text:p>4615</text:p>
          </table:table-cell>
          <table:table-cell table:style-name="ce9" table:formula="of:=EXP(Mean+ stdDev * COM.MICROSOFT.NORM.INV(RAND();0;1))" office:value-type="percentage" office:value="0.0349030309584501" calcext:value-type="percentage">
            <text:p>3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6" calcext:value-type="float">
            <text:p>4616</text:p>
          </table:table-cell>
          <table:table-cell table:style-name="ce9" table:formula="of:=EXP(Mean+ stdDev * COM.MICROSOFT.NORM.INV(RAND();0;1))" office:value-type="percentage" office:value="0.142123332908215" calcext:value-type="percentage">
            <text:p>14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7" calcext:value-type="float">
            <text:p>4617</text:p>
          </table:table-cell>
          <table:table-cell table:style-name="ce9" table:formula="of:=EXP(Mean+ stdDev * COM.MICROSOFT.NORM.INV(RAND();0;1))" office:value-type="percentage" office:value="0.143096520484379" calcext:value-type="percentage">
            <text:p>14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8" calcext:value-type="float">
            <text:p>4618</text:p>
          </table:table-cell>
          <table:table-cell table:style-name="ce9" table:formula="of:=EXP(Mean+ stdDev * COM.MICROSOFT.NORM.INV(RAND();0;1))" office:value-type="percentage" office:value="0.126322816951204" calcext:value-type="percentage">
            <text:p>12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9" calcext:value-type="float">
            <text:p>4619</text:p>
          </table:table-cell>
          <table:table-cell table:style-name="ce9" table:formula="of:=EXP(Mean+ stdDev * COM.MICROSOFT.NORM.INV(RAND();0;1))" office:value-type="percentage" office:value="0.148677329826478" calcext:value-type="percentage">
            <text:p>14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table:style-name="ce9" table:formula="of:=EXP(Mean+ stdDev * COM.MICROSOFT.NORM.INV(RAND();0;1))" office:value-type="percentage" office:value="0.150770405700723" calcext:value-type="percentage">
            <text:p>15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1" calcext:value-type="float">
            <text:p>4621</text:p>
          </table:table-cell>
          <table:table-cell table:style-name="ce9" table:formula="of:=EXP(Mean+ stdDev * COM.MICROSOFT.NORM.INV(RAND();0;1))" office:value-type="percentage" office:value="0.193391992215615" calcext:value-type="percentage">
            <text:p>19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2" calcext:value-type="float">
            <text:p>4622</text:p>
          </table:table-cell>
          <table:table-cell table:style-name="ce9" table:formula="of:=EXP(Mean+ stdDev * COM.MICROSOFT.NORM.INV(RAND();0;1))" office:value-type="percentage" office:value="0.126512098966604" calcext:value-type="percentage">
            <text:p>12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3" calcext:value-type="float">
            <text:p>4623</text:p>
          </table:table-cell>
          <table:table-cell table:style-name="ce9" table:formula="of:=EXP(Mean+ stdDev * COM.MICROSOFT.NORM.INV(RAND();0;1))" office:value-type="percentage" office:value="0.187681561913618" calcext:value-type="percentage">
            <text:p>18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4" calcext:value-type="float">
            <text:p>4624</text:p>
          </table:table-cell>
          <table:table-cell table:style-name="ce9" table:formula="of:=EXP(Mean+ stdDev * COM.MICROSOFT.NORM.INV(RAND();0;1))" office:value-type="percentage" office:value="0.128426725583237" calcext:value-type="percentage">
            <text:p>12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5" calcext:value-type="float">
            <text:p>4625</text:p>
          </table:table-cell>
          <table:table-cell table:style-name="ce9" table:formula="of:=EXP(Mean+ stdDev * COM.MICROSOFT.NORM.INV(RAND();0;1))" office:value-type="percentage" office:value="0.0744545999447469" calcext:value-type="percentage">
            <text:p>7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6" calcext:value-type="float">
            <text:p>4626</text:p>
          </table:table-cell>
          <table:table-cell table:style-name="ce9" table:formula="of:=EXP(Mean+ stdDev * COM.MICROSOFT.NORM.INV(RAND();0;1))" office:value-type="percentage" office:value="0.253680282538425" calcext:value-type="percentage">
            <text:p>2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7" calcext:value-type="float">
            <text:p>4627</text:p>
          </table:table-cell>
          <table:table-cell table:style-name="ce9" table:formula="of:=EXP(Mean+ stdDev * COM.MICROSOFT.NORM.INV(RAND();0;1))" office:value-type="percentage" office:value="0.1238409087688" calcext:value-type="percentage">
            <text:p>12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8" calcext:value-type="float">
            <text:p>4628</text:p>
          </table:table-cell>
          <table:table-cell table:style-name="ce9" table:formula="of:=EXP(Mean+ stdDev * COM.MICROSOFT.NORM.INV(RAND();0;1))" office:value-type="percentage" office:value="0.116870572279595" calcext:value-type="percentage">
            <text:p>1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9" calcext:value-type="float">
            <text:p>4629</text:p>
          </table:table-cell>
          <table:table-cell table:style-name="ce9" table:formula="of:=EXP(Mean+ stdDev * COM.MICROSOFT.NORM.INV(RAND();0;1))" office:value-type="percentage" office:value="0.197453849678209" calcext:value-type="percentage">
            <text:p>19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0" calcext:value-type="float">
            <text:p>4630</text:p>
          </table:table-cell>
          <table:table-cell table:style-name="ce9" table:formula="of:=EXP(Mean+ stdDev * COM.MICROSOFT.NORM.INV(RAND();0;1))" office:value-type="percentage" office:value="0.263644163377218" calcext:value-type="percentage">
            <text:p>2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1" calcext:value-type="float">
            <text:p>4631</text:p>
          </table:table-cell>
          <table:table-cell table:style-name="ce9" table:formula="of:=EXP(Mean+ stdDev * COM.MICROSOFT.NORM.INV(RAND();0;1))" office:value-type="percentage" office:value="0.213545433440837" calcext:value-type="percentage">
            <text:p>21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2" calcext:value-type="float">
            <text:p>4632</text:p>
          </table:table-cell>
          <table:table-cell table:style-name="ce9" table:formula="of:=EXP(Mean+ stdDev * COM.MICROSOFT.NORM.INV(RAND();0;1))" office:value-type="percentage" office:value="0.103231170739013" calcext:value-type="percentage">
            <text:p>10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  <table:table-cell table:style-name="ce9" table:formula="of:=EXP(Mean+ stdDev * COM.MICROSOFT.NORM.INV(RAND();0;1))" office:value-type="percentage" office:value="0.14647698797372" calcext:value-type="percentage">
            <text:p>14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4" calcext:value-type="float">
            <text:p>4634</text:p>
          </table:table-cell>
          <table:table-cell table:style-name="ce9" table:formula="of:=EXP(Mean+ stdDev * COM.MICROSOFT.NORM.INV(RAND();0;1))" office:value-type="percentage" office:value="0.609798939334577" calcext:value-type="percentage">
            <text:p>60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table:style-name="ce9" table:formula="of:=EXP(Mean+ stdDev * COM.MICROSOFT.NORM.INV(RAND();0;1))" office:value-type="percentage" office:value="0.105939493397468" calcext:value-type="percentage">
            <text:p>10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table:style-name="ce9" table:formula="of:=EXP(Mean+ stdDev * COM.MICROSOFT.NORM.INV(RAND();0;1))" office:value-type="percentage" office:value="0.159138582909549" calcext:value-type="percentage">
            <text:p>15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7" calcext:value-type="float">
            <text:p>4637</text:p>
          </table:table-cell>
          <table:table-cell table:style-name="ce9" table:formula="of:=EXP(Mean+ stdDev * COM.MICROSOFT.NORM.INV(RAND();0;1))" office:value-type="percentage" office:value="0.207650507462138" calcext:value-type="percentage">
            <text:p>20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8" calcext:value-type="float">
            <text:p>4638</text:p>
          </table:table-cell>
          <table:table-cell table:style-name="ce9" table:formula="of:=EXP(Mean+ stdDev * COM.MICROSOFT.NORM.INV(RAND();0;1))" office:value-type="percentage" office:value="0.0787554317957823" calcext:value-type="percentage">
            <text:p>7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9" calcext:value-type="float">
            <text:p>4639</text:p>
          </table:table-cell>
          <table:table-cell table:style-name="ce9" table:formula="of:=EXP(Mean+ stdDev * COM.MICROSOFT.NORM.INV(RAND();0;1))" office:value-type="percentage" office:value="0.0901161265363906" calcext:value-type="percentage">
            <text:p>9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table:style-name="ce9" table:formula="of:=EXP(Mean+ stdDev * COM.MICROSOFT.NORM.INV(RAND();0;1))" office:value-type="percentage" office:value="0.350657571736988" calcext:value-type="percentage">
            <text:p>35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1" calcext:value-type="float">
            <text:p>4641</text:p>
          </table:table-cell>
          <table:table-cell table:style-name="ce9" table:formula="of:=EXP(Mean+ stdDev * COM.MICROSOFT.NORM.INV(RAND();0;1))" office:value-type="percentage" office:value="0.109957038182203" calcext:value-type="percentage">
            <text:p>11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2" calcext:value-type="float">
            <text:p>4642</text:p>
          </table:table-cell>
          <table:table-cell table:style-name="ce9" table:formula="of:=EXP(Mean+ stdDev * COM.MICROSOFT.NORM.INV(RAND();0;1))" office:value-type="percentage" office:value="0.176293714512509" calcext:value-type="percentage">
            <text:p>17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3" calcext:value-type="float">
            <text:p>4643</text:p>
          </table:table-cell>
          <table:table-cell table:style-name="ce9" table:formula="of:=EXP(Mean+ stdDev * COM.MICROSOFT.NORM.INV(RAND();0;1))" office:value-type="percentage" office:value="0.0978144817190684" calcext:value-type="percentage">
            <text:p>9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4" calcext:value-type="float">
            <text:p>4644</text:p>
          </table:table-cell>
          <table:table-cell table:style-name="ce9" table:formula="of:=EXP(Mean+ stdDev * COM.MICROSOFT.NORM.INV(RAND();0;1))" office:value-type="percentage" office:value="0.184823349824815" calcext:value-type="percentage">
            <text:p>18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5" calcext:value-type="float">
            <text:p>4645</text:p>
          </table:table-cell>
          <table:table-cell table:style-name="ce9" table:formula="of:=EXP(Mean+ stdDev * COM.MICROSOFT.NORM.INV(RAND();0;1))" office:value-type="percentage" office:value="0.185065769676181" calcext:value-type="percentage">
            <text:p>18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6" calcext:value-type="float">
            <text:p>4646</text:p>
          </table:table-cell>
          <table:table-cell table:style-name="ce9" table:formula="of:=EXP(Mean+ stdDev * COM.MICROSOFT.NORM.INV(RAND();0;1))" office:value-type="percentage" office:value="0.120019793112134" calcext:value-type="percentage">
            <text:p>12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7" calcext:value-type="float">
            <text:p>4647</text:p>
          </table:table-cell>
          <table:table-cell table:style-name="ce9" table:formula="of:=EXP(Mean+ stdDev * COM.MICROSOFT.NORM.INV(RAND();0;1))" office:value-type="percentage" office:value="0.103511978927955" calcext:value-type="percentage">
            <text:p>10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8" calcext:value-type="float">
            <text:p>4648</text:p>
          </table:table-cell>
          <table:table-cell table:style-name="ce9" table:formula="of:=EXP(Mean+ stdDev * COM.MICROSOFT.NORM.INV(RAND();0;1))" office:value-type="percentage" office:value="0.0721169733139247" calcext:value-type="percentage">
            <text:p>7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9" calcext:value-type="float">
            <text:p>4649</text:p>
          </table:table-cell>
          <table:table-cell table:style-name="ce9" table:formula="of:=EXP(Mean+ stdDev * COM.MICROSOFT.NORM.INV(RAND();0;1))" office:value-type="percentage" office:value="0.132210845864738" calcext:value-type="percentage">
            <text:p>1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 table:style-name="ce9" table:formula="of:=EXP(Mean+ stdDev * COM.MICROSOFT.NORM.INV(RAND();0;1))" office:value-type="percentage" office:value="0.0454674854151518" calcext:value-type="percentage">
            <text:p>4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1" calcext:value-type="float">
            <text:p>4651</text:p>
          </table:table-cell>
          <table:table-cell table:style-name="ce9" table:formula="of:=EXP(Mean+ stdDev * COM.MICROSOFT.NORM.INV(RAND();0;1))" office:value-type="percentage" office:value="0.127085969370823" calcext:value-type="percentage">
            <text:p>12.7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2" calcext:value-type="float">
            <text:p>4652</text:p>
          </table:table-cell>
          <table:table-cell table:style-name="ce9" table:formula="of:=EXP(Mean+ stdDev * COM.MICROSOFT.NORM.INV(RAND();0;1))" office:value-type="percentage" office:value="0.0880329081545029" calcext:value-type="percentage">
            <text:p>8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3" calcext:value-type="float">
            <text:p>4653</text:p>
          </table:table-cell>
          <table:table-cell table:style-name="ce9" table:formula="of:=EXP(Mean+ stdDev * COM.MICROSOFT.NORM.INV(RAND();0;1))" office:value-type="percentage" office:value="0.16183800458388" calcext:value-type="percentage">
            <text:p>1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4" calcext:value-type="float">
            <text:p>4654</text:p>
          </table:table-cell>
          <table:table-cell table:style-name="ce9" table:formula="of:=EXP(Mean+ stdDev * COM.MICROSOFT.NORM.INV(RAND();0;1))" office:value-type="percentage" office:value="0.358015562479043" calcext:value-type="percentage">
            <text:p>35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5" calcext:value-type="float">
            <text:p>4655</text:p>
          </table:table-cell>
          <table:table-cell table:style-name="ce9" table:formula="of:=EXP(Mean+ stdDev * COM.MICROSOFT.NORM.INV(RAND();0;1))" office:value-type="percentage" office:value="0.162530080445911" calcext:value-type="percentage">
            <text:p>16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6" calcext:value-type="float">
            <text:p>4656</text:p>
          </table:table-cell>
          <table:table-cell table:style-name="ce9" table:formula="of:=EXP(Mean+ stdDev * COM.MICROSOFT.NORM.INV(RAND();0;1))" office:value-type="percentage" office:value="0.185009330430375" calcext:value-type="percentage">
            <text:p>18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7" calcext:value-type="float">
            <text:p>4657</text:p>
          </table:table-cell>
          <table:table-cell table:style-name="ce9" table:formula="of:=EXP(Mean+ stdDev * COM.MICROSOFT.NORM.INV(RAND();0;1))" office:value-type="percentage" office:value="0.1848009442908" calcext:value-type="percentage">
            <text:p>18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8" calcext:value-type="float">
            <text:p>4658</text:p>
          </table:table-cell>
          <table:table-cell table:style-name="ce9" table:formula="of:=EXP(Mean+ stdDev * COM.MICROSOFT.NORM.INV(RAND();0;1))" office:value-type="percentage" office:value="0.0883876684449028" calcext:value-type="percentage">
            <text:p>8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9" calcext:value-type="float">
            <text:p>4659</text:p>
          </table:table-cell>
          <table:table-cell table:style-name="ce9" table:formula="of:=EXP(Mean+ stdDev * COM.MICROSOFT.NORM.INV(RAND();0;1))" office:value-type="percentage" office:value="0.232502400052927" calcext:value-type="percentage">
            <text:p>23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 table:style-name="ce9" table:formula="of:=EXP(Mean+ stdDev * COM.MICROSOFT.NORM.INV(RAND();0;1))" office:value-type="percentage" office:value="0.366095785633383" calcext:value-type="percentage">
            <text:p>36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1" calcext:value-type="float">
            <text:p>4661</text:p>
          </table:table-cell>
          <table:table-cell table:style-name="ce9" table:formula="of:=EXP(Mean+ stdDev * COM.MICROSOFT.NORM.INV(RAND();0;1))" office:value-type="percentage" office:value="0.0916061428317958" calcext:value-type="percentage">
            <text:p>9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table:style-name="ce9" table:formula="of:=EXP(Mean+ stdDev * COM.MICROSOFT.NORM.INV(RAND();0;1))" office:value-type="percentage" office:value="0.260828879448666" calcext:value-type="percentage">
            <text:p>26.0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3" calcext:value-type="float">
            <text:p>4663</text:p>
          </table:table-cell>
          <table:table-cell table:style-name="ce9" table:formula="of:=EXP(Mean+ stdDev * COM.MICROSOFT.NORM.INV(RAND();0;1))" office:value-type="percentage" office:value="0.284642535239985" calcext:value-type="percentage">
            <text:p>28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4" calcext:value-type="float">
            <text:p>4664</text:p>
          </table:table-cell>
          <table:table-cell table:style-name="ce9" table:formula="of:=EXP(Mean+ stdDev * COM.MICROSOFT.NORM.INV(RAND();0;1))" office:value-type="percentage" office:value="0.14271170562323" calcext:value-type="percentage">
            <text:p>14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5" calcext:value-type="float">
            <text:p>4665</text:p>
          </table:table-cell>
          <table:table-cell table:style-name="ce9" table:formula="of:=EXP(Mean+ stdDev * COM.MICROSOFT.NORM.INV(RAND();0;1))" office:value-type="percentage" office:value="0.0639361726707918" calcext:value-type="percentage">
            <text:p>6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6" calcext:value-type="float">
            <text:p>4666</text:p>
          </table:table-cell>
          <table:table-cell table:style-name="ce9" table:formula="of:=EXP(Mean+ stdDev * COM.MICROSOFT.NORM.INV(RAND();0;1))" office:value-type="percentage" office:value="0.100913186829261" calcext:value-type="percentage">
            <text:p>10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table:style-name="ce9" table:formula="of:=EXP(Mean+ stdDev * COM.MICROSOFT.NORM.INV(RAND();0;1))" office:value-type="percentage" office:value="0.225534835411324" calcext:value-type="percentage">
            <text:p>22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8" calcext:value-type="float">
            <text:p>4668</text:p>
          </table:table-cell>
          <table:table-cell table:style-name="ce9" table:formula="of:=EXP(Mean+ stdDev * COM.MICROSOFT.NORM.INV(RAND();0;1))" office:value-type="percentage" office:value="0.115051327181362" calcext:value-type="percentage">
            <text:p>11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9" calcext:value-type="float">
            <text:p>4669</text:p>
          </table:table-cell>
          <table:table-cell table:style-name="ce9" table:formula="of:=EXP(Mean+ stdDev * COM.MICROSOFT.NORM.INV(RAND();0;1))" office:value-type="percentage" office:value="0.0922011822699709" calcext:value-type="percentage">
            <text:p>9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 table:style-name="ce9" table:formula="of:=EXP(Mean+ stdDev * COM.MICROSOFT.NORM.INV(RAND();0;1))" office:value-type="percentage" office:value="0.0537575576275973" calcext:value-type="percentage">
            <text:p>5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1" calcext:value-type="float">
            <text:p>4671</text:p>
          </table:table-cell>
          <table:table-cell table:style-name="ce9" table:formula="of:=EXP(Mean+ stdDev * COM.MICROSOFT.NORM.INV(RAND();0;1))" office:value-type="percentage" office:value="0.159272857470268" calcext:value-type="percentage">
            <text:p>15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2" calcext:value-type="float">
            <text:p>4672</text:p>
          </table:table-cell>
          <table:table-cell table:style-name="ce9" table:formula="of:=EXP(Mean+ stdDev * COM.MICROSOFT.NORM.INV(RAND();0;1))" office:value-type="percentage" office:value="0.179813333721125" calcext:value-type="percentage">
            <text:p>17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3" calcext:value-type="float">
            <text:p>4673</text:p>
          </table:table-cell>
          <table:table-cell table:style-name="ce9" table:formula="of:=EXP(Mean+ stdDev * COM.MICROSOFT.NORM.INV(RAND();0;1))" office:value-type="percentage" office:value="0.0809561420394725" calcext:value-type="percentage">
            <text:p>8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4" calcext:value-type="float">
            <text:p>4674</text:p>
          </table:table-cell>
          <table:table-cell table:style-name="ce9" table:formula="of:=EXP(Mean+ stdDev * COM.MICROSOFT.NORM.INV(RAND();0;1))" office:value-type="percentage" office:value="0.172470615667988" calcext:value-type="percentage">
            <text:p>17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table:style-name="ce9" table:formula="of:=EXP(Mean+ stdDev * COM.MICROSOFT.NORM.INV(RAND();0;1))" office:value-type="percentage" office:value="0.1913727819378" calcext:value-type="percentage">
            <text:p>19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6" calcext:value-type="float">
            <text:p>4676</text:p>
          </table:table-cell>
          <table:table-cell table:style-name="ce9" table:formula="of:=EXP(Mean+ stdDev * COM.MICROSOFT.NORM.INV(RAND();0;1))" office:value-type="percentage" office:value="0.135182301542407" calcext:value-type="percentage">
            <text:p>13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7" calcext:value-type="float">
            <text:p>4677</text:p>
          </table:table-cell>
          <table:table-cell table:style-name="ce9" table:formula="of:=EXP(Mean+ stdDev * COM.MICROSOFT.NORM.INV(RAND();0;1))" office:value-type="percentage" office:value="0.232174026719839" calcext:value-type="percentage">
            <text:p>23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8" calcext:value-type="float">
            <text:p>4678</text:p>
          </table:table-cell>
          <table:table-cell table:style-name="ce9" table:formula="of:=EXP(Mean+ stdDev * COM.MICROSOFT.NORM.INV(RAND();0;1))" office:value-type="percentage" office:value="0.100971124077836" calcext:value-type="percentage">
            <text:p>1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9" calcext:value-type="float">
            <text:p>4679</text:p>
          </table:table-cell>
          <table:table-cell table:style-name="ce9" table:formula="of:=EXP(Mean+ stdDev * COM.MICROSOFT.NORM.INV(RAND();0;1))" office:value-type="percentage" office:value="0.057481312027989" calcext:value-type="percentage">
            <text:p>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0" calcext:value-type="float">
            <text:p>4680</text:p>
          </table:table-cell>
          <table:table-cell table:style-name="ce9" table:formula="of:=EXP(Mean+ stdDev * COM.MICROSOFT.NORM.INV(RAND();0;1))" office:value-type="percentage" office:value="0.050455219008804" calcext:value-type="percentage">
            <text:p>5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table:style-name="ce9" table:formula="of:=EXP(Mean+ stdDev * COM.MICROSOFT.NORM.INV(RAND();0;1))" office:value-type="percentage" office:value="0.055218906897767" calcext:value-type="percentage">
            <text:p>5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2" calcext:value-type="float">
            <text:p>4682</text:p>
          </table:table-cell>
          <table:table-cell table:style-name="ce9" table:formula="of:=EXP(Mean+ stdDev * COM.MICROSOFT.NORM.INV(RAND();0;1))" office:value-type="percentage" office:value="0.0898296518398345" calcext:value-type="percentage">
            <text:p>8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3" calcext:value-type="float">
            <text:p>4683</text:p>
          </table:table-cell>
          <table:table-cell table:style-name="ce9" table:formula="of:=EXP(Mean+ stdDev * COM.MICROSOFT.NORM.INV(RAND();0;1))" office:value-type="percentage" office:value="0.364646067720908" calcext:value-type="percentage">
            <text:p>3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4" calcext:value-type="float">
            <text:p>4684</text:p>
          </table:table-cell>
          <table:table-cell table:style-name="ce9" table:formula="of:=EXP(Mean+ stdDev * COM.MICROSOFT.NORM.INV(RAND();0;1))" office:value-type="percentage" office:value="0.101222184841289" calcext:value-type="percentage">
            <text:p>10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5" calcext:value-type="float">
            <text:p>4685</text:p>
          </table:table-cell>
          <table:table-cell table:style-name="ce9" table:formula="of:=EXP(Mean+ stdDev * COM.MICROSOFT.NORM.INV(RAND();0;1))" office:value-type="percentage" office:value="0.230665696076214" calcext:value-type="percentage">
            <text:p>23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6" calcext:value-type="float">
            <text:p>4686</text:p>
          </table:table-cell>
          <table:table-cell table:style-name="ce9" table:formula="of:=EXP(Mean+ stdDev * COM.MICROSOFT.NORM.INV(RAND();0;1))" office:value-type="percentage" office:value="0.184552749375857" calcext:value-type="percentage">
            <text:p>18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7" calcext:value-type="float">
            <text:p>4687</text:p>
          </table:table-cell>
          <table:table-cell table:style-name="ce9" table:formula="of:=EXP(Mean+ stdDev * COM.MICROSOFT.NORM.INV(RAND();0;1))" office:value-type="percentage" office:value="0.132296772350033" calcext:value-type="percentage">
            <text:p>13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8" calcext:value-type="float">
            <text:p>4688</text:p>
          </table:table-cell>
          <table:table-cell table:style-name="ce9" table:formula="of:=EXP(Mean+ stdDev * COM.MICROSOFT.NORM.INV(RAND();0;1))" office:value-type="percentage" office:value="0.0574847824189698" calcext:value-type="percentage">
            <text:p>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9" calcext:value-type="float">
            <text:p>4689</text:p>
          </table:table-cell>
          <table:table-cell table:style-name="ce9" table:formula="of:=EXP(Mean+ stdDev * COM.MICROSOFT.NORM.INV(RAND();0;1))" office:value-type="percentage" office:value="0.0780602639460211" calcext:value-type="percentage">
            <text:p>7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0" calcext:value-type="float">
            <text:p>4690</text:p>
          </table:table-cell>
          <table:table-cell table:style-name="ce9" table:formula="of:=EXP(Mean+ stdDev * COM.MICROSOFT.NORM.INV(RAND();0;1))" office:value-type="percentage" office:value="0.133530178929178" calcext:value-type="percentage">
            <text:p>13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 table:style-name="ce9" table:formula="of:=EXP(Mean+ stdDev * COM.MICROSOFT.NORM.INV(RAND();0;1))" office:value-type="percentage" office:value="0.0927693071409998" calcext:value-type="percentage">
            <text:p>9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table:style-name="ce9" table:formula="of:=EXP(Mean+ stdDev * COM.MICROSOFT.NORM.INV(RAND();0;1))" office:value-type="percentage" office:value="0.137767602026048" calcext:value-type="percentage">
            <text:p>13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3" calcext:value-type="float">
            <text:p>4693</text:p>
          </table:table-cell>
          <table:table-cell table:style-name="ce9" table:formula="of:=EXP(Mean+ stdDev * COM.MICROSOFT.NORM.INV(RAND();0;1))" office:value-type="percentage" office:value="0.137364953236356" calcext:value-type="percentage">
            <text:p>13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4" calcext:value-type="float">
            <text:p>4694</text:p>
          </table:table-cell>
          <table:table-cell table:style-name="ce9" table:formula="of:=EXP(Mean+ stdDev * COM.MICROSOFT.NORM.INV(RAND();0;1))" office:value-type="percentage" office:value="0.179737982962189" calcext:value-type="percentage">
            <text:p>17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5" calcext:value-type="float">
            <text:p>4695</text:p>
          </table:table-cell>
          <table:table-cell table:style-name="ce9" table:formula="of:=EXP(Mean+ stdDev * COM.MICROSOFT.NORM.INV(RAND();0;1))" office:value-type="percentage" office:value="0.448605378346741" calcext:value-type="percentage">
            <text:p>44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6" calcext:value-type="float">
            <text:p>4696</text:p>
          </table:table-cell>
          <table:table-cell table:style-name="ce9" table:formula="of:=EXP(Mean+ stdDev * COM.MICROSOFT.NORM.INV(RAND();0;1))" office:value-type="percentage" office:value="0.18827996262192" calcext:value-type="percentage">
            <text:p>18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7" calcext:value-type="float">
            <text:p>4697</text:p>
          </table:table-cell>
          <table:table-cell table:style-name="ce9" table:formula="of:=EXP(Mean+ stdDev * COM.MICROSOFT.NORM.INV(RAND();0;1))" office:value-type="percentage" office:value="0.142443708926078" calcext:value-type="percentage">
            <text:p>14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table:style-name="ce9" table:formula="of:=EXP(Mean+ stdDev * COM.MICROSOFT.NORM.INV(RAND();0;1))" office:value-type="percentage" office:value="0.424874421637857" calcext:value-type="percentage">
            <text:p>42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9" calcext:value-type="float">
            <text:p>4699</text:p>
          </table:table-cell>
          <table:table-cell table:style-name="ce9" table:formula="of:=EXP(Mean+ stdDev * COM.MICROSOFT.NORM.INV(RAND();0;1))" office:value-type="percentage" office:value="0.107261315143693" calcext:value-type="percentage">
            <text:p>10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table:style-name="ce9" table:formula="of:=EXP(Mean+ stdDev * COM.MICROSOFT.NORM.INV(RAND();0;1))" office:value-type="percentage" office:value="0.119320729911628" calcext:value-type="percentage">
            <text:p>11.9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1" calcext:value-type="float">
            <text:p>4701</text:p>
          </table:table-cell>
          <table:table-cell table:style-name="ce9" table:formula="of:=EXP(Mean+ stdDev * COM.MICROSOFT.NORM.INV(RAND();0;1))" office:value-type="percentage" office:value="0.162601022391313" calcext:value-type="percentage">
            <text:p>16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table:style-name="ce9" table:formula="of:=EXP(Mean+ stdDev * COM.MICROSOFT.NORM.INV(RAND();0;1))" office:value-type="percentage" office:value="0.390429394668702" calcext:value-type="percentage">
            <text:p>39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3" calcext:value-type="float">
            <text:p>4703</text:p>
          </table:table-cell>
          <table:table-cell table:style-name="ce9" table:formula="of:=EXP(Mean+ stdDev * COM.MICROSOFT.NORM.INV(RAND();0;1))" office:value-type="percentage" office:value="0.101493097072303" calcext:value-type="percentage">
            <text:p>10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4" calcext:value-type="float">
            <text:p>4704</text:p>
          </table:table-cell>
          <table:table-cell table:style-name="ce9" table:formula="of:=EXP(Mean+ stdDev * COM.MICROSOFT.NORM.INV(RAND();0;1))" office:value-type="percentage" office:value="0.0978658316853131" calcext:value-type="percentage">
            <text:p>9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5" calcext:value-type="float">
            <text:p>4705</text:p>
          </table:table-cell>
          <table:table-cell table:style-name="ce9" table:formula="of:=EXP(Mean+ stdDev * COM.MICROSOFT.NORM.INV(RAND();0;1))" office:value-type="percentage" office:value="0.133365256382847" calcext:value-type="percentage">
            <text:p>13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6" calcext:value-type="float">
            <text:p>4706</text:p>
          </table:table-cell>
          <table:table-cell table:style-name="ce9" table:formula="of:=EXP(Mean+ stdDev * COM.MICROSOFT.NORM.INV(RAND();0;1))" office:value-type="percentage" office:value="0.145015121326911" calcext:value-type="percentage">
            <text:p>14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7" calcext:value-type="float">
            <text:p>4707</text:p>
          </table:table-cell>
          <table:table-cell table:style-name="ce9" table:formula="of:=EXP(Mean+ stdDev * COM.MICROSOFT.NORM.INV(RAND();0;1))" office:value-type="percentage" office:value="0.132572799736474" calcext:value-type="percentage">
            <text:p>13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8" calcext:value-type="float">
            <text:p>4708</text:p>
          </table:table-cell>
          <table:table-cell table:style-name="ce9" table:formula="of:=EXP(Mean+ stdDev * COM.MICROSOFT.NORM.INV(RAND();0;1))" office:value-type="percentage" office:value="0.139124040989732" calcext:value-type="percentage">
            <text:p>13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table:style-name="ce9" table:formula="of:=EXP(Mean+ stdDev * COM.MICROSOFT.NORM.INV(RAND();0;1))" office:value-type="percentage" office:value="0.234879351578007" calcext:value-type="percentage">
            <text:p>23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table:style-name="ce9" table:formula="of:=EXP(Mean+ stdDev * COM.MICROSOFT.NORM.INV(RAND();0;1))" office:value-type="percentage" office:value="0.30224985730776" calcext:value-type="percentage">
            <text:p>3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1" calcext:value-type="float">
            <text:p>4711</text:p>
          </table:table-cell>
          <table:table-cell table:style-name="ce9" table:formula="of:=EXP(Mean+ stdDev * COM.MICROSOFT.NORM.INV(RAND();0;1))" office:value-type="percentage" office:value="0.167349228595523" calcext:value-type="percentage">
            <text:p>16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2" calcext:value-type="float">
            <text:p>4712</text:p>
          </table:table-cell>
          <table:table-cell table:style-name="ce9" table:formula="of:=EXP(Mean+ stdDev * COM.MICROSOFT.NORM.INV(RAND();0;1))" office:value-type="percentage" office:value="0.0700889665682984" calcext:value-type="percentage">
            <text:p>7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3" calcext:value-type="float">
            <text:p>4713</text:p>
          </table:table-cell>
          <table:table-cell table:style-name="ce9" table:formula="of:=EXP(Mean+ stdDev * COM.MICROSOFT.NORM.INV(RAND();0;1))" office:value-type="percentage" office:value="0.0618254154212884" calcext:value-type="percentage">
            <text:p>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4" calcext:value-type="float">
            <text:p>4714</text:p>
          </table:table-cell>
          <table:table-cell table:style-name="ce9" table:formula="of:=EXP(Mean+ stdDev * COM.MICROSOFT.NORM.INV(RAND();0;1))" office:value-type="percentage" office:value="0.147722325660503" calcext:value-type="percentage">
            <text:p>14.7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 table:style-name="ce9" table:formula="of:=EXP(Mean+ stdDev * COM.MICROSOFT.NORM.INV(RAND();0;1))" office:value-type="percentage" office:value="0.139189362406909" calcext:value-type="percentage">
            <text:p>13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6" calcext:value-type="float">
            <text:p>4716</text:p>
          </table:table-cell>
          <table:table-cell table:style-name="ce9" table:formula="of:=EXP(Mean+ stdDev * COM.MICROSOFT.NORM.INV(RAND();0;1))" office:value-type="percentage" office:value="0.0989210744768718" calcext:value-type="percentage">
            <text:p>9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7" calcext:value-type="float">
            <text:p>4717</text:p>
          </table:table-cell>
          <table:table-cell table:style-name="ce9" table:formula="of:=EXP(Mean+ stdDev * COM.MICROSOFT.NORM.INV(RAND();0;1))" office:value-type="percentage" office:value="0.111456271231257" calcext:value-type="percentage">
            <text:p>11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 table:style-name="ce9" table:formula="of:=EXP(Mean+ stdDev * COM.MICROSOFT.NORM.INV(RAND();0;1))" office:value-type="percentage" office:value="0.175533396070812" calcext:value-type="percentage">
            <text:p>17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9" calcext:value-type="float">
            <text:p>4719</text:p>
          </table:table-cell>
          <table:table-cell table:style-name="ce9" table:formula="of:=EXP(Mean+ stdDev * COM.MICROSOFT.NORM.INV(RAND();0;1))" office:value-type="percentage" office:value="0.0675303944470749" calcext:value-type="percentage">
            <text:p>6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0" calcext:value-type="float">
            <text:p>4720</text:p>
          </table:table-cell>
          <table:table-cell table:style-name="ce9" table:formula="of:=EXP(Mean+ stdDev * COM.MICROSOFT.NORM.INV(RAND();0;1))" office:value-type="percentage" office:value="0.073557707761246" calcext:value-type="percentage">
            <text:p>7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1" calcext:value-type="float">
            <text:p>4721</text:p>
          </table:table-cell>
          <table:table-cell table:style-name="ce9" table:formula="of:=EXP(Mean+ stdDev * COM.MICROSOFT.NORM.INV(RAND();0;1))" office:value-type="percentage" office:value="0.0616472685603626" calcext:value-type="percentage">
            <text:p>6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 table:style-name="ce9" table:formula="of:=EXP(Mean+ stdDev * COM.MICROSOFT.NORM.INV(RAND();0;1))" office:value-type="percentage" office:value="0.0785983789627032" calcext:value-type="percentage">
            <text:p>7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3" calcext:value-type="float">
            <text:p>4723</text:p>
          </table:table-cell>
          <table:table-cell table:style-name="ce9" table:formula="of:=EXP(Mean+ stdDev * COM.MICROSOFT.NORM.INV(RAND();0;1))" office:value-type="percentage" office:value="0.170099680896732" calcext:value-type="percentage">
            <text:p>17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 table:style-name="ce9" table:formula="of:=EXP(Mean+ stdDev * COM.MICROSOFT.NORM.INV(RAND();0;1))" office:value-type="percentage" office:value="0.256125598356553" calcext:value-type="percentage">
            <text:p>25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5" calcext:value-type="float">
            <text:p>4725</text:p>
          </table:table-cell>
          <table:table-cell table:style-name="ce9" table:formula="of:=EXP(Mean+ stdDev * COM.MICROSOFT.NORM.INV(RAND();0;1))" office:value-type="percentage" office:value="0.192336089187349" calcext:value-type="percentage">
            <text:p>1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6" calcext:value-type="float">
            <text:p>4726</text:p>
          </table:table-cell>
          <table:table-cell table:style-name="ce9" table:formula="of:=EXP(Mean+ stdDev * COM.MICROSOFT.NORM.INV(RAND();0;1))" office:value-type="percentage" office:value="0.157433305759967" calcext:value-type="percentage">
            <text:p>15.7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table:style-name="ce9" table:formula="of:=EXP(Mean+ stdDev * COM.MICROSOFT.NORM.INV(RAND();0;1))" office:value-type="percentage" office:value="0.17884353837966" calcext:value-type="percentage">
            <text:p>17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8" calcext:value-type="float">
            <text:p>4728</text:p>
          </table:table-cell>
          <table:table-cell table:style-name="ce9" table:formula="of:=EXP(Mean+ stdDev * COM.MICROSOFT.NORM.INV(RAND();0;1))" office:value-type="percentage" office:value="0.0764750474775376" calcext:value-type="percentage">
            <text:p>7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9" calcext:value-type="float">
            <text:p>4729</text:p>
          </table:table-cell>
          <table:table-cell table:style-name="ce9" table:formula="of:=EXP(Mean+ stdDev * COM.MICROSOFT.NORM.INV(RAND();0;1))" office:value-type="percentage" office:value="0.102506893120544" calcext:value-type="percentage">
            <text:p>10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table:style-name="ce9" table:formula="of:=EXP(Mean+ stdDev * COM.MICROSOFT.NORM.INV(RAND();0;1))" office:value-type="percentage" office:value="0.094564349826042" calcext:value-type="percentage">
            <text:p>9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1" calcext:value-type="float">
            <text:p>4731</text:p>
          </table:table-cell>
          <table:table-cell table:style-name="ce9" table:formula="of:=EXP(Mean+ stdDev * COM.MICROSOFT.NORM.INV(RAND();0;1))" office:value-type="percentage" office:value="0.195415330122354" calcext:value-type="percentage">
            <text:p>19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 table:style-name="ce9" table:formula="of:=EXP(Mean+ stdDev * COM.MICROSOFT.NORM.INV(RAND();0;1))" office:value-type="percentage" office:value="0.127315875086353" calcext:value-type="percentage">
            <text:p>12.7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3" calcext:value-type="float">
            <text:p>4733</text:p>
          </table:table-cell>
          <table:table-cell table:style-name="ce9" table:formula="of:=EXP(Mean+ stdDev * COM.MICROSOFT.NORM.INV(RAND();0;1))" office:value-type="percentage" office:value="0.19799816528479" calcext:value-type="percentage">
            <text:p>19.8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4" calcext:value-type="float">
            <text:p>4734</text:p>
          </table:table-cell>
          <table:table-cell table:style-name="ce9" table:formula="of:=EXP(Mean+ stdDev * COM.MICROSOFT.NORM.INV(RAND();0;1))" office:value-type="percentage" office:value="0.179509643397155" calcext:value-type="percentage">
            <text:p>17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5" calcext:value-type="float">
            <text:p>4735</text:p>
          </table:table-cell>
          <table:table-cell table:style-name="ce9" table:formula="of:=EXP(Mean+ stdDev * COM.MICROSOFT.NORM.INV(RAND();0;1))" office:value-type="percentage" office:value="0.204745548999932" calcext:value-type="percentage">
            <text:p>20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6" calcext:value-type="float">
            <text:p>4736</text:p>
          </table:table-cell>
          <table:table-cell table:style-name="ce9" table:formula="of:=EXP(Mean+ stdDev * COM.MICROSOFT.NORM.INV(RAND();0;1))" office:value-type="percentage" office:value="0.136302712690169" calcext:value-type="percentage">
            <text:p>13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7" calcext:value-type="float">
            <text:p>4737</text:p>
          </table:table-cell>
          <table:table-cell table:style-name="ce9" table:formula="of:=EXP(Mean+ stdDev * COM.MICROSOFT.NORM.INV(RAND();0;1))" office:value-type="percentage" office:value="0.106510113629806" calcext:value-type="percentage">
            <text:p>10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8" calcext:value-type="float">
            <text:p>4738</text:p>
          </table:table-cell>
          <table:table-cell table:style-name="ce9" table:formula="of:=EXP(Mean+ stdDev * COM.MICROSOFT.NORM.INV(RAND();0;1))" office:value-type="percentage" office:value="0.0915782363430256" calcext:value-type="percentage">
            <text:p>9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9" calcext:value-type="float">
            <text:p>4739</text:p>
          </table:table-cell>
          <table:table-cell table:style-name="ce9" table:formula="of:=EXP(Mean+ stdDev * COM.MICROSOFT.NORM.INV(RAND();0;1))" office:value-type="percentage" office:value="0.116233034202298" calcext:value-type="percentage">
            <text:p>11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table:style-name="ce9" table:formula="of:=EXP(Mean+ stdDev * COM.MICROSOFT.NORM.INV(RAND();0;1))" office:value-type="percentage" office:value="0.167030905852535" calcext:value-type="percentage">
            <text:p>16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1" calcext:value-type="float">
            <text:p>4741</text:p>
          </table:table-cell>
          <table:table-cell table:style-name="ce9" table:formula="of:=EXP(Mean+ stdDev * COM.MICROSOFT.NORM.INV(RAND();0;1))" office:value-type="percentage" office:value="0.136140495805856" calcext:value-type="percentage">
            <text:p>1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table:style-name="ce9" table:formula="of:=EXP(Mean+ stdDev * COM.MICROSOFT.NORM.INV(RAND();0;1))" office:value-type="percentage" office:value="0.0757640359264856" calcext:value-type="percentage">
            <text:p>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 table:style-name="ce9" table:formula="of:=EXP(Mean+ stdDev * COM.MICROSOFT.NORM.INV(RAND();0;1))" office:value-type="percentage" office:value="0.108117008429354" calcext:value-type="percentage">
            <text:p>10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table:style-name="ce9" table:formula="of:=EXP(Mean+ stdDev * COM.MICROSOFT.NORM.INV(RAND();0;1))" office:value-type="percentage" office:value="0.266434669753698" calcext:value-type="percentage">
            <text:p>26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5" calcext:value-type="float">
            <text:p>4745</text:p>
          </table:table-cell>
          <table:table-cell table:style-name="ce9" table:formula="of:=EXP(Mean+ stdDev * COM.MICROSOFT.NORM.INV(RAND();0;1))" office:value-type="percentage" office:value="0.0936284556959996" calcext:value-type="percentage">
            <text:p>9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table:style-name="ce9" table:formula="of:=EXP(Mean+ stdDev * COM.MICROSOFT.NORM.INV(RAND();0;1))" office:value-type="percentage" office:value="0.0650815920166242" calcext:value-type="percentage">
            <text:p>6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7" calcext:value-type="float">
            <text:p>4747</text:p>
          </table:table-cell>
          <table:table-cell table:style-name="ce9" table:formula="of:=EXP(Mean+ stdDev * COM.MICROSOFT.NORM.INV(RAND();0;1))" office:value-type="percentage" office:value="0.0955387716888551" calcext:value-type="percentage">
            <text:p>9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table:style-name="ce9" table:formula="of:=EXP(Mean+ stdDev * COM.MICROSOFT.NORM.INV(RAND();0;1))" office:value-type="percentage" office:value="0.119209193347145" calcext:value-type="percentage">
            <text:p>11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9" calcext:value-type="float">
            <text:p>4749</text:p>
          </table:table-cell>
          <table:table-cell table:style-name="ce9" table:formula="of:=EXP(Mean+ stdDev * COM.MICROSOFT.NORM.INV(RAND();0;1))" office:value-type="percentage" office:value="0.0816033748854137" calcext:value-type="percentage">
            <text:p>8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style-name="ce9" table:formula="of:=EXP(Mean+ stdDev * COM.MICROSOFT.NORM.INV(RAND();0;1))" office:value-type="percentage" office:value="0.0410443062811257" calcext:value-type="percentage">
            <text:p>4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1" calcext:value-type="float">
            <text:p>4751</text:p>
          </table:table-cell>
          <table:table-cell table:style-name="ce9" table:formula="of:=EXP(Mean+ stdDev * COM.MICROSOFT.NORM.INV(RAND();0;1))" office:value-type="percentage" office:value="0.140333605997098" calcext:value-type="percentage">
            <text:p>14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2" calcext:value-type="float">
            <text:p>4752</text:p>
          </table:table-cell>
          <table:table-cell table:style-name="ce9" table:formula="of:=EXP(Mean+ stdDev * COM.MICROSOFT.NORM.INV(RAND();0;1))" office:value-type="percentage" office:value="0.125282000898569" calcext:value-type="percentage">
            <text:p>12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3" calcext:value-type="float">
            <text:p>4753</text:p>
          </table:table-cell>
          <table:table-cell table:style-name="ce9" table:formula="of:=EXP(Mean+ stdDev * COM.MICROSOFT.NORM.INV(RAND();0;1))" office:value-type="percentage" office:value="0.150206435299665" calcext:value-type="percentage">
            <text:p>15.0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4" calcext:value-type="float">
            <text:p>4754</text:p>
          </table:table-cell>
          <table:table-cell table:style-name="ce9" table:formula="of:=EXP(Mean+ stdDev * COM.MICROSOFT.NORM.INV(RAND();0;1))" office:value-type="percentage" office:value="0.232288283379649" calcext:value-type="percentage">
            <text:p>23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5" calcext:value-type="float">
            <text:p>4755</text:p>
          </table:table-cell>
          <table:table-cell table:style-name="ce9" table:formula="of:=EXP(Mean+ stdDev * COM.MICROSOFT.NORM.INV(RAND();0;1))" office:value-type="percentage" office:value="0.121345414027332" calcext:value-type="percentage">
            <text:p>12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6" calcext:value-type="float">
            <text:p>4756</text:p>
          </table:table-cell>
          <table:table-cell table:style-name="ce9" table:formula="of:=EXP(Mean+ stdDev * COM.MICROSOFT.NORM.INV(RAND();0;1))" office:value-type="percentage" office:value="0.128188162415111" calcext:value-type="percentage">
            <text:p>12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7" calcext:value-type="float">
            <text:p>4757</text:p>
          </table:table-cell>
          <table:table-cell table:style-name="ce9" table:formula="of:=EXP(Mean+ stdDev * COM.MICROSOFT.NORM.INV(RAND();0;1))" office:value-type="percentage" office:value="0.062198703427891" calcext:value-type="percentage">
            <text:p>6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8" calcext:value-type="float">
            <text:p>4758</text:p>
          </table:table-cell>
          <table:table-cell table:style-name="ce9" table:formula="of:=EXP(Mean+ stdDev * COM.MICROSOFT.NORM.INV(RAND();0;1))" office:value-type="percentage" office:value="0.12944802410096" calcext:value-type="percentage">
            <text:p>12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9" calcext:value-type="float">
            <text:p>4759</text:p>
          </table:table-cell>
          <table:table-cell table:style-name="ce9" table:formula="of:=EXP(Mean+ stdDev * COM.MICROSOFT.NORM.INV(RAND();0;1))" office:value-type="percentage" office:value="0.192927214453543" calcext:value-type="percentage">
            <text:p>19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0" calcext:value-type="float">
            <text:p>4760</text:p>
          </table:table-cell>
          <table:table-cell table:style-name="ce9" table:formula="of:=EXP(Mean+ stdDev * COM.MICROSOFT.NORM.INV(RAND();0;1))" office:value-type="percentage" office:value="0.119872454872505" calcext:value-type="percentage">
            <text:p>1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1" calcext:value-type="float">
            <text:p>4761</text:p>
          </table:table-cell>
          <table:table-cell table:style-name="ce9" table:formula="of:=EXP(Mean+ stdDev * COM.MICROSOFT.NORM.INV(RAND();0;1))" office:value-type="percentage" office:value="0.150412569670977" calcext:value-type="percentage">
            <text:p>15.0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2" calcext:value-type="float">
            <text:p>4762</text:p>
          </table:table-cell>
          <table:table-cell table:style-name="ce9" table:formula="of:=EXP(Mean+ stdDev * COM.MICROSOFT.NORM.INV(RAND();0;1))" office:value-type="percentage" office:value="0.0769746869409263" calcext:value-type="percentage">
            <text:p>7.7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table:style-name="ce9" table:formula="of:=EXP(Mean+ stdDev * COM.MICROSOFT.NORM.INV(RAND();0;1))" office:value-type="percentage" office:value="0.0694842684240707" calcext:value-type="percentage">
            <text:p>6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4" calcext:value-type="float">
            <text:p>4764</text:p>
          </table:table-cell>
          <table:table-cell table:style-name="ce9" table:formula="of:=EXP(Mean+ stdDev * COM.MICROSOFT.NORM.INV(RAND();0;1))" office:value-type="percentage" office:value="0.122400413018949" calcext:value-type="percentage">
            <text:p>1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table:style-name="ce9" table:formula="of:=EXP(Mean+ stdDev * COM.MICROSOFT.NORM.INV(RAND();0;1))" office:value-type="percentage" office:value="0.121554185680735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table:style-name="ce9" table:formula="of:=EXP(Mean+ stdDev * COM.MICROSOFT.NORM.INV(RAND();0;1))" office:value-type="percentage" office:value="0.395923142255407" calcext:value-type="percentage">
            <text:p>39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7" calcext:value-type="float">
            <text:p>4767</text:p>
          </table:table-cell>
          <table:table-cell table:style-name="ce9" table:formula="of:=EXP(Mean+ stdDev * COM.MICROSOFT.NORM.INV(RAND();0;1))" office:value-type="percentage" office:value="0.143981694206231" calcext:value-type="percentage">
            <text:p>14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8" calcext:value-type="float">
            <text:p>4768</text:p>
          </table:table-cell>
          <table:table-cell table:style-name="ce9" table:formula="of:=EXP(Mean+ stdDev * COM.MICROSOFT.NORM.INV(RAND();0;1))" office:value-type="percentage" office:value="0.0861517533134425" calcext:value-type="percentage">
            <text:p>8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9" calcext:value-type="float">
            <text:p>4769</text:p>
          </table:table-cell>
          <table:table-cell table:style-name="ce9" table:formula="of:=EXP(Mean+ stdDev * COM.MICROSOFT.NORM.INV(RAND();0;1))" office:value-type="percentage" office:value="0.117511015527295" calcext:value-type="percentage">
            <text:p>11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0" calcext:value-type="float">
            <text:p>4770</text:p>
          </table:table-cell>
          <table:table-cell table:style-name="ce9" table:formula="of:=EXP(Mean+ stdDev * COM.MICROSOFT.NORM.INV(RAND();0;1))" office:value-type="percentage" office:value="0.102360163720558" calcext:value-type="percentage">
            <text:p>10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1" calcext:value-type="float">
            <text:p>4771</text:p>
          </table:table-cell>
          <table:table-cell table:style-name="ce9" table:formula="of:=EXP(Mean+ stdDev * COM.MICROSOFT.NORM.INV(RAND();0;1))" office:value-type="percentage" office:value="0.174813919914784" calcext:value-type="percentage">
            <text:p>17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2" calcext:value-type="float">
            <text:p>4772</text:p>
          </table:table-cell>
          <table:table-cell table:style-name="ce9" table:formula="of:=EXP(Mean+ stdDev * COM.MICROSOFT.NORM.INV(RAND();0;1))" office:value-type="percentage" office:value="0.162716668587483" calcext:value-type="percentage">
            <text:p>16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3" calcext:value-type="float">
            <text:p>4773</text:p>
          </table:table-cell>
          <table:table-cell table:style-name="ce9" table:formula="of:=EXP(Mean+ stdDev * COM.MICROSOFT.NORM.INV(RAND();0;1))" office:value-type="percentage" office:value="0.0599923179414" calcext:value-type="percentage">
            <text:p>6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4" calcext:value-type="float">
            <text:p>4774</text:p>
          </table:table-cell>
          <table:table-cell table:style-name="ce9" table:formula="of:=EXP(Mean+ stdDev * COM.MICROSOFT.NORM.INV(RAND();0;1))" office:value-type="percentage" office:value="0.121567009101082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table:style-name="ce9" table:formula="of:=EXP(Mean+ stdDev * COM.MICROSOFT.NORM.INV(RAND();0;1))" office:value-type="percentage" office:value="0.152768663345888" calcext:value-type="percentage">
            <text:p>15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6" calcext:value-type="float">
            <text:p>4776</text:p>
          </table:table-cell>
          <table:table-cell table:style-name="ce9" table:formula="of:=EXP(Mean+ stdDev * COM.MICROSOFT.NORM.INV(RAND();0;1))" office:value-type="percentage" office:value="0.0719882375320238" calcext:value-type="percentage">
            <text:p>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7" calcext:value-type="float">
            <text:p>4777</text:p>
          </table:table-cell>
          <table:table-cell table:style-name="ce9" table:formula="of:=EXP(Mean+ stdDev * COM.MICROSOFT.NORM.INV(RAND();0;1))" office:value-type="percentage" office:value="0.180924582280601" calcext:value-type="percentage">
            <text:p>18.0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8" calcext:value-type="float">
            <text:p>4778</text:p>
          </table:table-cell>
          <table:table-cell table:style-name="ce9" table:formula="of:=EXP(Mean+ stdDev * COM.MICROSOFT.NORM.INV(RAND();0;1))" office:value-type="percentage" office:value="0.104861961935811" calcext:value-type="percentage">
            <text:p>10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9" calcext:value-type="float">
            <text:p>4779</text:p>
          </table:table-cell>
          <table:table-cell table:style-name="ce9" table:formula="of:=EXP(Mean+ stdDev * COM.MICROSOFT.NORM.INV(RAND();0;1))" office:value-type="percentage" office:value="0.174206143272569" calcext:value-type="percentage">
            <text:p>17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table:style-name="ce9" table:formula="of:=EXP(Mean+ stdDev * COM.MICROSOFT.NORM.INV(RAND();0;1))" office:value-type="percentage" office:value="0.153926284961496" calcext:value-type="percentage">
            <text:p>15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1" calcext:value-type="float">
            <text:p>4781</text:p>
          </table:table-cell>
          <table:table-cell table:style-name="ce9" table:formula="of:=EXP(Mean+ stdDev * COM.MICROSOFT.NORM.INV(RAND();0;1))" office:value-type="percentage" office:value="0.115711426035516" calcext:value-type="percentage">
            <text:p>11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2" calcext:value-type="float">
            <text:p>4782</text:p>
          </table:table-cell>
          <table:table-cell table:style-name="ce9" table:formula="of:=EXP(Mean+ stdDev * COM.MICROSOFT.NORM.INV(RAND();0;1))" office:value-type="percentage" office:value="0.379815028112624" calcext:value-type="percentage">
            <text:p>37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3" calcext:value-type="float">
            <text:p>4783</text:p>
          </table:table-cell>
          <table:table-cell table:style-name="ce9" table:formula="of:=EXP(Mean+ stdDev * COM.MICROSOFT.NORM.INV(RAND();0;1))" office:value-type="percentage" office:value="0.0740279478964664" calcext:value-type="percentage">
            <text:p>7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4" calcext:value-type="float">
            <text:p>4784</text:p>
          </table:table-cell>
          <table:table-cell table:style-name="ce9" table:formula="of:=EXP(Mean+ stdDev * COM.MICROSOFT.NORM.INV(RAND();0;1))" office:value-type="percentage" office:value="0.153943523841284" calcext:value-type="percentage">
            <text:p>15.3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5" calcext:value-type="float">
            <text:p>4785</text:p>
          </table:table-cell>
          <table:table-cell table:style-name="ce9" table:formula="of:=EXP(Mean+ stdDev * COM.MICROSOFT.NORM.INV(RAND();0;1))" office:value-type="percentage" office:value="0.118725698160654" calcext:value-type="percentage">
            <text:p>11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6" calcext:value-type="float">
            <text:p>4786</text:p>
          </table:table-cell>
          <table:table-cell table:style-name="ce9" table:formula="of:=EXP(Mean+ stdDev * COM.MICROSOFT.NORM.INV(RAND();0;1))" office:value-type="percentage" office:value="0.104993621327541" calcext:value-type="percentage">
            <text:p>10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7" calcext:value-type="float">
            <text:p>4787</text:p>
          </table:table-cell>
          <table:table-cell table:style-name="ce9" table:formula="of:=EXP(Mean+ stdDev * COM.MICROSOFT.NORM.INV(RAND();0;1))" office:value-type="percentage" office:value="0.148635742871951" calcext:value-type="percentage">
            <text:p>14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8" calcext:value-type="float">
            <text:p>4788</text:p>
          </table:table-cell>
          <table:table-cell table:style-name="ce9" table:formula="of:=EXP(Mean+ stdDev * COM.MICROSOFT.NORM.INV(RAND();0;1))" office:value-type="percentage" office:value="0.181241467058031" calcext:value-type="percentage">
            <text:p>18.1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9" calcext:value-type="float">
            <text:p>4789</text:p>
          </table:table-cell>
          <table:table-cell table:style-name="ce9" table:formula="of:=EXP(Mean+ stdDev * COM.MICROSOFT.NORM.INV(RAND();0;1))" office:value-type="percentage" office:value="0.0542683554679617" calcext:value-type="percentage">
            <text:p>5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0" calcext:value-type="float">
            <text:p>4790</text:p>
          </table:table-cell>
          <table:table-cell table:style-name="ce9" table:formula="of:=EXP(Mean+ stdDev * COM.MICROSOFT.NORM.INV(RAND();0;1))" office:value-type="percentage" office:value="0.153057245307073" calcext:value-type="percentage">
            <text:p>1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1" calcext:value-type="float">
            <text:p>4791</text:p>
          </table:table-cell>
          <table:table-cell table:style-name="ce9" table:formula="of:=EXP(Mean+ stdDev * COM.MICROSOFT.NORM.INV(RAND();0;1))" office:value-type="percentage" office:value="0.158477813313462" calcext:value-type="percentage">
            <text:p>15.8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2" calcext:value-type="float">
            <text:p>4792</text:p>
          </table:table-cell>
          <table:table-cell table:style-name="ce9" table:formula="of:=EXP(Mean+ stdDev * COM.MICROSOFT.NORM.INV(RAND();0;1))" office:value-type="percentage" office:value="0.140346771618506" calcext:value-type="percentage">
            <text:p>14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table:style-name="ce9" table:formula="of:=EXP(Mean+ stdDev * COM.MICROSOFT.NORM.INV(RAND();0;1))" office:value-type="percentage" office:value="0.105147625941467" calcext:value-type="percentage">
            <text:p>10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4" calcext:value-type="float">
            <text:p>4794</text:p>
          </table:table-cell>
          <table:table-cell table:style-name="ce9" table:formula="of:=EXP(Mean+ stdDev * COM.MICROSOFT.NORM.INV(RAND();0;1))" office:value-type="percentage" office:value="0.072001233330957" calcext:value-type="percentage">
            <text:p>7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5" calcext:value-type="float">
            <text:p>4795</text:p>
          </table:table-cell>
          <table:table-cell table:style-name="ce9" table:formula="of:=EXP(Mean+ stdDev * COM.MICROSOFT.NORM.INV(RAND();0;1))" office:value-type="percentage" office:value="0.0862782331516829" calcext:value-type="percentage">
            <text:p>8.6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6" calcext:value-type="float">
            <text:p>4796</text:p>
          </table:table-cell>
          <table:table-cell table:style-name="ce9" table:formula="of:=EXP(Mean+ stdDev * COM.MICROSOFT.NORM.INV(RAND();0;1))" office:value-type="percentage" office:value="0.258147967256502" calcext:value-type="percentage">
            <text:p>25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7" calcext:value-type="float">
            <text:p>4797</text:p>
          </table:table-cell>
          <table:table-cell table:style-name="ce9" table:formula="of:=EXP(Mean+ stdDev * COM.MICROSOFT.NORM.INV(RAND();0;1))" office:value-type="percentage" office:value="0.19252679547971" calcext:value-type="percentage">
            <text:p>19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8" calcext:value-type="float">
            <text:p>4798</text:p>
          </table:table-cell>
          <table:table-cell table:style-name="ce9" table:formula="of:=EXP(Mean+ stdDev * COM.MICROSOFT.NORM.INV(RAND();0;1))" office:value-type="percentage" office:value="0.0950299701810528" calcext:value-type="percentage">
            <text:p>9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9" calcext:value-type="float">
            <text:p>4799</text:p>
          </table:table-cell>
          <table:table-cell table:style-name="ce9" table:formula="of:=EXP(Mean+ stdDev * COM.MICROSOFT.NORM.INV(RAND();0;1))" office:value-type="percentage" office:value="0.0994652624308676" calcext:value-type="percentage">
            <text:p>9.9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style-name="ce9" table:formula="of:=EXP(Mean+ stdDev * COM.MICROSOFT.NORM.INV(RAND();0;1))" office:value-type="percentage" office:value="0.141696913357472" calcext:value-type="percentage">
            <text:p>14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1" calcext:value-type="float">
            <text:p>4801</text:p>
          </table:table-cell>
          <table:table-cell table:style-name="ce9" table:formula="of:=EXP(Mean+ stdDev * COM.MICROSOFT.NORM.INV(RAND();0;1))" office:value-type="percentage" office:value="0.0922543665859172" calcext:value-type="percentage">
            <text:p>9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2" calcext:value-type="float">
            <text:p>4802</text:p>
          </table:table-cell>
          <table:table-cell table:style-name="ce9" table:formula="of:=EXP(Mean+ stdDev * COM.MICROSOFT.NORM.INV(RAND();0;1))" office:value-type="percentage" office:value="0.100128027141375" calcext:value-type="percentage">
            <text:p>10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3" calcext:value-type="float">
            <text:p>4803</text:p>
          </table:table-cell>
          <table:table-cell table:style-name="ce9" table:formula="of:=EXP(Mean+ stdDev * COM.MICROSOFT.NORM.INV(RAND();0;1))" office:value-type="percentage" office:value="0.171142806313285" calcext:value-type="percentage">
            <text:p>17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4" calcext:value-type="float">
            <text:p>4804</text:p>
          </table:table-cell>
          <table:table-cell table:style-name="ce9" table:formula="of:=EXP(Mean+ stdDev * COM.MICROSOFT.NORM.INV(RAND();0;1))" office:value-type="percentage" office:value="0.0857402166350001" calcext:value-type="percentage">
            <text:p>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5" calcext:value-type="float">
            <text:p>4805</text:p>
          </table:table-cell>
          <table:table-cell table:style-name="ce9" table:formula="of:=EXP(Mean+ stdDev * COM.MICROSOFT.NORM.INV(RAND();0;1))" office:value-type="percentage" office:value="0.0764443911114328" calcext:value-type="percentage">
            <text:p>7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6" calcext:value-type="float">
            <text:p>4806</text:p>
          </table:table-cell>
          <table:table-cell table:style-name="ce9" table:formula="of:=EXP(Mean+ stdDev * COM.MICROSOFT.NORM.INV(RAND();0;1))" office:value-type="percentage" office:value="0.0553154419372963" calcext:value-type="percentage">
            <text:p>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7" calcext:value-type="float">
            <text:p>4807</text:p>
          </table:table-cell>
          <table:table-cell table:style-name="ce9" table:formula="of:=EXP(Mean+ stdDev * COM.MICROSOFT.NORM.INV(RAND();0;1))" office:value-type="percentage" office:value="0.193710171365818" calcext:value-type="percentage">
            <text:p>19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8" calcext:value-type="float">
            <text:p>4808</text:p>
          </table:table-cell>
          <table:table-cell table:style-name="ce9" table:formula="of:=EXP(Mean+ stdDev * COM.MICROSOFT.NORM.INV(RAND();0;1))" office:value-type="percentage" office:value="0.0837460282327847" calcext:value-type="percentage">
            <text:p>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 table:style-name="ce9" table:formula="of:=EXP(Mean+ stdDev * COM.MICROSOFT.NORM.INV(RAND();0;1))" office:value-type="percentage" office:value="0.134177457261264" calcext:value-type="percentage">
            <text:p>13.4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0" calcext:value-type="float">
            <text:p>4810</text:p>
          </table:table-cell>
          <table:table-cell table:style-name="ce9" table:formula="of:=EXP(Mean+ stdDev * COM.MICROSOFT.NORM.INV(RAND();0;1))" office:value-type="percentage" office:value="0.153535875472101" calcext:value-type="percentage">
            <text:p>15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1" calcext:value-type="float">
            <text:p>4811</text:p>
          </table:table-cell>
          <table:table-cell table:style-name="ce9" table:formula="of:=EXP(Mean+ stdDev * COM.MICROSOFT.NORM.INV(RAND();0;1))" office:value-type="percentage" office:value="0.167595751923257" calcext:value-type="percentage">
            <text:p>16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2" calcext:value-type="float">
            <text:p>4812</text:p>
          </table:table-cell>
          <table:table-cell table:style-name="ce9" table:formula="of:=EXP(Mean+ stdDev * COM.MICROSOFT.NORM.INV(RAND();0;1))" office:value-type="percentage" office:value="0.156690744242347" calcext:value-type="percentage">
            <text:p>15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3" calcext:value-type="float">
            <text:p>4813</text:p>
          </table:table-cell>
          <table:table-cell table:style-name="ce9" table:formula="of:=EXP(Mean+ stdDev * COM.MICROSOFT.NORM.INV(RAND();0;1))" office:value-type="percentage" office:value="0.0972140747450682" calcext:value-type="percentage">
            <text:p>9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4" calcext:value-type="float">
            <text:p>4814</text:p>
          </table:table-cell>
          <table:table-cell table:style-name="ce9" table:formula="of:=EXP(Mean+ stdDev * COM.MICROSOFT.NORM.INV(RAND();0;1))" office:value-type="percentage" office:value="0.19289990283135" calcext:value-type="percentage">
            <text:p>19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5" calcext:value-type="float">
            <text:p>4815</text:p>
          </table:table-cell>
          <table:table-cell table:style-name="ce9" table:formula="of:=EXP(Mean+ stdDev * COM.MICROSOFT.NORM.INV(RAND();0;1))" office:value-type="percentage" office:value="0.162391695441663" calcext:value-type="percentage">
            <text:p>16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6" calcext:value-type="float">
            <text:p>4816</text:p>
          </table:table-cell>
          <table:table-cell table:style-name="ce9" table:formula="of:=EXP(Mean+ stdDev * COM.MICROSOFT.NORM.INV(RAND();0;1))" office:value-type="percentage" office:value="0.0693903370052897" calcext:value-type="percentage">
            <text:p>6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7" calcext:value-type="float">
            <text:p>4817</text:p>
          </table:table-cell>
          <table:table-cell table:style-name="ce9" table:formula="of:=EXP(Mean+ stdDev * COM.MICROSOFT.NORM.INV(RAND();0;1))" office:value-type="percentage" office:value="0.234026097224664" calcext:value-type="percentage">
            <text:p>23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8" calcext:value-type="float">
            <text:p>4818</text:p>
          </table:table-cell>
          <table:table-cell table:style-name="ce9" table:formula="of:=EXP(Mean+ stdDev * COM.MICROSOFT.NORM.INV(RAND();0;1))" office:value-type="percentage" office:value="0.249209221451929" calcext:value-type="percentage">
            <text:p>24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9" calcext:value-type="float">
            <text:p>4819</text:p>
          </table:table-cell>
          <table:table-cell table:style-name="ce9" table:formula="of:=EXP(Mean+ stdDev * COM.MICROSOFT.NORM.INV(RAND();0;1))" office:value-type="percentage" office:value="0.177171871267684" calcext:value-type="percentage">
            <text:p>17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table:style-name="ce9" table:formula="of:=EXP(Mean+ stdDev * COM.MICROSOFT.NORM.INV(RAND();0;1))" office:value-type="percentage" office:value="0.186004032947633" calcext:value-type="percentage">
            <text:p>18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1" calcext:value-type="float">
            <text:p>4821</text:p>
          </table:table-cell>
          <table:table-cell table:style-name="ce9" table:formula="of:=EXP(Mean+ stdDev * COM.MICROSOFT.NORM.INV(RAND();0;1))" office:value-type="percentage" office:value="0.116847179124194" calcext:value-type="percentage">
            <text:p>11.6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2" calcext:value-type="float">
            <text:p>4822</text:p>
          </table:table-cell>
          <table:table-cell table:style-name="ce9" table:formula="of:=EXP(Mean+ stdDev * COM.MICROSOFT.NORM.INV(RAND();0;1))" office:value-type="percentage" office:value="0.0813947807179935" calcext:value-type="percentage">
            <text:p>8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table:style-name="ce9" table:formula="of:=EXP(Mean+ stdDev * COM.MICROSOFT.NORM.INV(RAND();0;1))" office:value-type="percentage" office:value="0.148931345986771" calcext:value-type="percentage">
            <text:p>14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4" calcext:value-type="float">
            <text:p>4824</text:p>
          </table:table-cell>
          <table:table-cell table:style-name="ce9" table:formula="of:=EXP(Mean+ stdDev * COM.MICROSOFT.NORM.INV(RAND();0;1))" office:value-type="percentage" office:value="0.39816864535684" calcext:value-type="percentage">
            <text:p>3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5" calcext:value-type="float">
            <text:p>4825</text:p>
          </table:table-cell>
          <table:table-cell table:style-name="ce9" table:formula="of:=EXP(Mean+ stdDev * COM.MICROSOFT.NORM.INV(RAND();0;1))" office:value-type="percentage" office:value="0.122242260537724" calcext:value-type="percentage">
            <text:p>12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6" calcext:value-type="float">
            <text:p>4826</text:p>
          </table:table-cell>
          <table:table-cell table:style-name="ce9" table:formula="of:=EXP(Mean+ stdDev * COM.MICROSOFT.NORM.INV(RAND();0;1))" office:value-type="percentage" office:value="0.0548812636381113" calcext:value-type="percentage">
            <text:p>5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7" calcext:value-type="float">
            <text:p>4827</text:p>
          </table:table-cell>
          <table:table-cell table:style-name="ce9" table:formula="of:=EXP(Mean+ stdDev * COM.MICROSOFT.NORM.INV(RAND();0;1))" office:value-type="percentage" office:value="0.132017300270234" calcext:value-type="percentage">
            <text:p>13.2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8" calcext:value-type="float">
            <text:p>4828</text:p>
          </table:table-cell>
          <table:table-cell table:style-name="ce9" table:formula="of:=EXP(Mean+ stdDev * COM.MICROSOFT.NORM.INV(RAND();0;1))" office:value-type="percentage" office:value="0.0968621599950392" calcext:value-type="percentage">
            <text:p>9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9" calcext:value-type="float">
            <text:p>4829</text:p>
          </table:table-cell>
          <table:table-cell table:style-name="ce9" table:formula="of:=EXP(Mean+ stdDev * COM.MICROSOFT.NORM.INV(RAND();0;1))" office:value-type="percentage" office:value="0.106112366685503" calcext:value-type="percentage">
            <text:p>10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  <table:table-cell table:style-name="ce9" table:formula="of:=EXP(Mean+ stdDev * COM.MICROSOFT.NORM.INV(RAND();0;1))" office:value-type="percentage" office:value="0.125771895936987" calcext:value-type="percentage">
            <text:p>1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1" calcext:value-type="float">
            <text:p>4831</text:p>
          </table:table-cell>
          <table:table-cell table:style-name="ce9" table:formula="of:=EXP(Mean+ stdDev * COM.MICROSOFT.NORM.INV(RAND();0;1))" office:value-type="percentage" office:value="0.0881140353753496" calcext:value-type="percentage">
            <text:p>8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2" calcext:value-type="float">
            <text:p>4832</text:p>
          </table:table-cell>
          <table:table-cell table:style-name="ce9" table:formula="of:=EXP(Mean+ stdDev * COM.MICROSOFT.NORM.INV(RAND();0;1))" office:value-type="percentage" office:value="0.121648001912874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3" calcext:value-type="float">
            <text:p>4833</text:p>
          </table:table-cell>
          <table:table-cell table:style-name="ce9" table:formula="of:=EXP(Mean+ stdDev * COM.MICROSOFT.NORM.INV(RAND();0;1))" office:value-type="percentage" office:value="0.198724640019524" calcext:value-type="percentage">
            <text:p>19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4" calcext:value-type="float">
            <text:p>4834</text:p>
          </table:table-cell>
          <table:table-cell table:style-name="ce9" table:formula="of:=EXP(Mean+ stdDev * COM.MICROSOFT.NORM.INV(RAND();0;1))" office:value-type="percentage" office:value="0.175501724968063" calcext:value-type="percentage">
            <text:p>17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5" calcext:value-type="float">
            <text:p>4835</text:p>
          </table:table-cell>
          <table:table-cell table:style-name="ce9" table:formula="of:=EXP(Mean+ stdDev * COM.MICROSOFT.NORM.INV(RAND();0;1))" office:value-type="percentage" office:value="0.135512965745323" calcext:value-type="percentage">
            <text:p>13.5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6" calcext:value-type="float">
            <text:p>4836</text:p>
          </table:table-cell>
          <table:table-cell table:style-name="ce9" table:formula="of:=EXP(Mean+ stdDev * COM.MICROSOFT.NORM.INV(RAND();0;1))" office:value-type="percentage" office:value="0.0618325564624791" calcext:value-type="percentage">
            <text:p>6.1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 table:style-name="ce9" table:formula="of:=EXP(Mean+ stdDev * COM.MICROSOFT.NORM.INV(RAND();0;1))" office:value-type="percentage" office:value="0.135391978088151" calcext:value-type="percentage">
            <text:p>13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8" calcext:value-type="float">
            <text:p>4838</text:p>
          </table:table-cell>
          <table:table-cell table:style-name="ce9" table:formula="of:=EXP(Mean+ stdDev * COM.MICROSOFT.NORM.INV(RAND();0;1))" office:value-type="percentage" office:value="0.0854393294756666" calcext:value-type="percentage">
            <text:p>8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9" calcext:value-type="float">
            <text:p>4839</text:p>
          </table:table-cell>
          <table:table-cell table:style-name="ce9" table:formula="of:=EXP(Mean+ stdDev * COM.MICROSOFT.NORM.INV(RAND();0;1))" office:value-type="percentage" office:value="0.0968661204293806" calcext:value-type="percentage">
            <text:p>9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table:style-name="ce9" table:formula="of:=EXP(Mean+ stdDev * COM.MICROSOFT.NORM.INV(RAND();0;1))" office:value-type="percentage" office:value="0.139775591692655" calcext:value-type="percentage">
            <text:p>13.9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1" calcext:value-type="float">
            <text:p>4841</text:p>
          </table:table-cell>
          <table:table-cell table:style-name="ce9" table:formula="of:=EXP(Mean+ stdDev * COM.MICROSOFT.NORM.INV(RAND();0;1))" office:value-type="percentage" office:value="0.120670780012213" calcext:value-type="percentage">
            <text:p>12.0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2" calcext:value-type="float">
            <text:p>4842</text:p>
          </table:table-cell>
          <table:table-cell table:style-name="ce9" table:formula="of:=EXP(Mean+ stdDev * COM.MICROSOFT.NORM.INV(RAND();0;1))" office:value-type="percentage" office:value="0.0537557943212723" calcext:value-type="percentage">
            <text:p>5.3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3" calcext:value-type="float">
            <text:p>4843</text:p>
          </table:table-cell>
          <table:table-cell table:style-name="ce9" table:formula="of:=EXP(Mean+ stdDev * COM.MICROSOFT.NORM.INV(RAND();0;1))" office:value-type="percentage" office:value="0.110136883534102" calcext:value-type="percentage">
            <text:p>11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4" calcext:value-type="float">
            <text:p>4844</text:p>
          </table:table-cell>
          <table:table-cell table:style-name="ce9" table:formula="of:=EXP(Mean+ stdDev * COM.MICROSOFT.NORM.INV(RAND();0;1))" office:value-type="percentage" office:value="0.190482237210895" calcext:value-type="percentage">
            <text:p>19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5" calcext:value-type="float">
            <text:p>4845</text:p>
          </table:table-cell>
          <table:table-cell table:style-name="ce9" table:formula="of:=EXP(Mean+ stdDev * COM.MICROSOFT.NORM.INV(RAND();0;1))" office:value-type="percentage" office:value="0.122360426358922" calcext:value-type="percentage">
            <text:p>1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6" calcext:value-type="float">
            <text:p>4846</text:p>
          </table:table-cell>
          <table:table-cell table:style-name="ce9" table:formula="of:=EXP(Mean+ stdDev * COM.MICROSOFT.NORM.INV(RAND();0;1))" office:value-type="percentage" office:value="0.182302772417615" calcext:value-type="percentage">
            <text:p>18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7" calcext:value-type="float">
            <text:p>4847</text:p>
          </table:table-cell>
          <table:table-cell table:style-name="ce9" table:formula="of:=EXP(Mean+ stdDev * COM.MICROSOFT.NORM.INV(RAND();0;1))" office:value-type="percentage" office:value="0.254380988971548" calcext:value-type="percentage">
            <text:p>25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table:style-name="ce9" table:formula="of:=EXP(Mean+ stdDev * COM.MICROSOFT.NORM.INV(RAND();0;1))" office:value-type="percentage" office:value="0.155311600408467" calcext:value-type="percentage">
            <text:p>15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9" calcext:value-type="float">
            <text:p>4849</text:p>
          </table:table-cell>
          <table:table-cell table:style-name="ce9" table:formula="of:=EXP(Mean+ stdDev * COM.MICROSOFT.NORM.INV(RAND();0;1))" office:value-type="percentage" office:value="0.111664127044926" calcext:value-type="percentage">
            <text:p>11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table:style-name="ce9" table:formula="of:=EXP(Mean+ stdDev * COM.MICROSOFT.NORM.INV(RAND();0;1))" office:value-type="percentage" office:value="0.0943822423107099" calcext:value-type="percentage">
            <text:p>9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1" calcext:value-type="float">
            <text:p>4851</text:p>
          </table:table-cell>
          <table:table-cell table:style-name="ce9" table:formula="of:=EXP(Mean+ stdDev * COM.MICROSOFT.NORM.INV(RAND();0;1))" office:value-type="percentage" office:value="0.0893846775075106" calcext:value-type="percentage">
            <text:p>8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table:style-name="ce9" table:formula="of:=EXP(Mean+ stdDev * COM.MICROSOFT.NORM.INV(RAND();0;1))" office:value-type="percentage" office:value="0.0741256797201418" calcext:value-type="percentage">
            <text:p>7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3" calcext:value-type="float">
            <text:p>4853</text:p>
          </table:table-cell>
          <table:table-cell table:style-name="ce9" table:formula="of:=EXP(Mean+ stdDev * COM.MICROSOFT.NORM.INV(RAND();0;1))" office:value-type="percentage" office:value="0.113424941123695" calcext:value-type="percentage">
            <text:p>11.3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table:style-name="ce9" table:formula="of:=EXP(Mean+ stdDev * COM.MICROSOFT.NORM.INV(RAND();0;1))" office:value-type="percentage" office:value="0.165829434445197" calcext:value-type="percentage">
            <text:p>16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table:style-name="ce9" table:formula="of:=EXP(Mean+ stdDev * COM.MICROSOFT.NORM.INV(RAND();0;1))" office:value-type="percentage" office:value="0.179373775684168" calcext:value-type="percentage">
            <text:p>17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6" calcext:value-type="float">
            <text:p>4856</text:p>
          </table:table-cell>
          <table:table-cell table:style-name="ce9" table:formula="of:=EXP(Mean+ stdDev * COM.MICROSOFT.NORM.INV(RAND();0;1))" office:value-type="percentage" office:value="0.216614901444979" calcext:value-type="percentage">
            <text:p>21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7" calcext:value-type="float">
            <text:p>4857</text:p>
          </table:table-cell>
          <table:table-cell table:style-name="ce9" table:formula="of:=EXP(Mean+ stdDev * COM.MICROSOFT.NORM.INV(RAND();0;1))" office:value-type="percentage" office:value="0.215071022861147" calcext:value-type="percentage">
            <text:p>21.5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8" calcext:value-type="float">
            <text:p>4858</text:p>
          </table:table-cell>
          <table:table-cell table:style-name="ce9" table:formula="of:=EXP(Mean+ stdDev * COM.MICROSOFT.NORM.INV(RAND();0;1))" office:value-type="percentage" office:value="0.294292394116844" calcext:value-type="percentage">
            <text:p>29.4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table:style-name="ce9" table:formula="of:=EXP(Mean+ stdDev * COM.MICROSOFT.NORM.INV(RAND();0;1))" office:value-type="percentage" office:value="0.0388529044444883" calcext:value-type="percentage">
            <text:p>3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0" calcext:value-type="float">
            <text:p>4860</text:p>
          </table:table-cell>
          <table:table-cell table:style-name="ce9" table:formula="of:=EXP(Mean+ stdDev * COM.MICROSOFT.NORM.INV(RAND();0;1))" office:value-type="percentage" office:value="0.118943948455621" calcext:value-type="percentage">
            <text:p>11.8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1" calcext:value-type="float">
            <text:p>4861</text:p>
          </table:table-cell>
          <table:table-cell table:style-name="ce9" table:formula="of:=EXP(Mean+ stdDev * COM.MICROSOFT.NORM.INV(RAND();0;1))" office:value-type="percentage" office:value="0.119677876547004" calcext:value-type="percentage">
            <text:p>11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2" calcext:value-type="float">
            <text:p>4862</text:p>
          </table:table-cell>
          <table:table-cell table:style-name="ce9" table:formula="of:=EXP(Mean+ stdDev * COM.MICROSOFT.NORM.INV(RAND();0;1))" office:value-type="percentage" office:value="0.457769353290472" calcext:value-type="percentage">
            <text:p>45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3" calcext:value-type="float">
            <text:p>4863</text:p>
          </table:table-cell>
          <table:table-cell table:style-name="ce9" table:formula="of:=EXP(Mean+ stdDev * COM.MICROSOFT.NORM.INV(RAND();0;1))" office:value-type="percentage" office:value="0.12718768238681" calcext:value-type="percentage">
            <text:p>12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4" calcext:value-type="float">
            <text:p>4864</text:p>
          </table:table-cell>
          <table:table-cell table:style-name="ce9" table:formula="of:=EXP(Mean+ stdDev * COM.MICROSOFT.NORM.INV(RAND();0;1))" office:value-type="percentage" office:value="0.122385293414139" calcext:value-type="percentage">
            <text:p>1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5" calcext:value-type="float">
            <text:p>4865</text:p>
          </table:table-cell>
          <table:table-cell table:style-name="ce9" table:formula="of:=EXP(Mean+ stdDev * COM.MICROSOFT.NORM.INV(RAND();0;1))" office:value-type="percentage" office:value="0.0547926902448518" calcext:value-type="percentage">
            <text:p>5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6" calcext:value-type="float">
            <text:p>4866</text:p>
          </table:table-cell>
          <table:table-cell table:style-name="ce9" table:formula="of:=EXP(Mean+ stdDev * COM.MICROSOFT.NORM.INV(RAND();0;1))" office:value-type="percentage" office:value="0.149983899339731" calcext:value-type="percentage">
            <text:p>15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7" calcext:value-type="float">
            <text:p>4867</text:p>
          </table:table-cell>
          <table:table-cell table:style-name="ce9" table:formula="of:=EXP(Mean+ stdDev * COM.MICROSOFT.NORM.INV(RAND();0;1))" office:value-type="percentage" office:value="0.0721427184345329" calcext:value-type="percentage">
            <text:p>7.2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8" calcext:value-type="float">
            <text:p>4868</text:p>
          </table:table-cell>
          <table:table-cell table:style-name="ce9" table:formula="of:=EXP(Mean+ stdDev * COM.MICROSOFT.NORM.INV(RAND();0;1))" office:value-type="percentage" office:value="0.199025126643039" calcext:value-type="percentage">
            <text:p>19.9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  <table:table-cell table:style-name="ce9" table:formula="of:=EXP(Mean+ stdDev * COM.MICROSOFT.NORM.INV(RAND();0;1))" office:value-type="percentage" office:value="0.0664661647318365" calcext:value-type="percentage">
            <text:p>6.6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0" calcext:value-type="float">
            <text:p>4870</text:p>
          </table:table-cell>
          <table:table-cell table:style-name="ce9" table:formula="of:=EXP(Mean+ stdDev * COM.MICROSOFT.NORM.INV(RAND();0;1))" office:value-type="percentage" office:value="0.0575010457975613" calcext:value-type="percentage">
            <text:p>5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1" calcext:value-type="float">
            <text:p>4871</text:p>
          </table:table-cell>
          <table:table-cell table:style-name="ce9" table:formula="of:=EXP(Mean+ stdDev * COM.MICROSOFT.NORM.INV(RAND();0;1))" office:value-type="percentage" office:value="0.120523074639968" calcext:value-type="percentage">
            <text:p>12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table:style-name="ce9" table:formula="of:=EXP(Mean+ stdDev * COM.MICROSOFT.NORM.INV(RAND();0;1))" office:value-type="percentage" office:value="0.124716701270349" calcext:value-type="percentage">
            <text:p>12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3" calcext:value-type="float">
            <text:p>4873</text:p>
          </table:table-cell>
          <table:table-cell table:style-name="ce9" table:formula="of:=EXP(Mean+ stdDev * COM.MICROSOFT.NORM.INV(RAND();0;1))" office:value-type="percentage" office:value="0.175361736716303" calcext:value-type="percentage">
            <text:p>17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4" calcext:value-type="float">
            <text:p>4874</text:p>
          </table:table-cell>
          <table:table-cell table:style-name="ce9" table:formula="of:=EXP(Mean+ stdDev * COM.MICROSOFT.NORM.INV(RAND();0;1))" office:value-type="percentage" office:value="0.164567449051209" calcext:value-type="percentage">
            <text:p>1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5" calcext:value-type="float">
            <text:p>4875</text:p>
          </table:table-cell>
          <table:table-cell table:style-name="ce9" table:formula="of:=EXP(Mean+ stdDev * COM.MICROSOFT.NORM.INV(RAND();0;1))" office:value-type="percentage" office:value="0.162837670907132" calcext:value-type="percentage">
            <text:p>16.2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6" calcext:value-type="float">
            <text:p>4876</text:p>
          </table:table-cell>
          <table:table-cell table:style-name="ce9" table:formula="of:=EXP(Mean+ stdDev * COM.MICROSOFT.NORM.INV(RAND();0;1))" office:value-type="percentage" office:value="0.236216849183164" calcext:value-type="percentage">
            <text:p>23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7" calcext:value-type="float">
            <text:p>4877</text:p>
          </table:table-cell>
          <table:table-cell table:style-name="ce9" table:formula="of:=EXP(Mean+ stdDev * COM.MICROSOFT.NORM.INV(RAND();0;1))" office:value-type="percentage" office:value="0.063745369721129" calcext:value-type="percentage">
            <text:p>6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8" calcext:value-type="float">
            <text:p>4878</text:p>
          </table:table-cell>
          <table:table-cell table:style-name="ce9" table:formula="of:=EXP(Mean+ stdDev * COM.MICROSOFT.NORM.INV(RAND();0;1))" office:value-type="percentage" office:value="0.0604559533050633" calcext:value-type="percentage">
            <text:p>6.0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9" calcext:value-type="float">
            <text:p>4879</text:p>
          </table:table-cell>
          <table:table-cell table:style-name="ce9" table:formula="of:=EXP(Mean+ stdDev * COM.MICROSOFT.NORM.INV(RAND();0;1))" office:value-type="percentage" office:value="0.196922906386693" calcext:value-type="percentage">
            <text:p>19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0" calcext:value-type="float">
            <text:p>4880</text:p>
          </table:table-cell>
          <table:table-cell table:style-name="ce9" table:formula="of:=EXP(Mean+ stdDev * COM.MICROSOFT.NORM.INV(RAND();0;1))" office:value-type="percentage" office:value="0.145939988460293" calcext:value-type="percentage">
            <text:p>14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1" calcext:value-type="float">
            <text:p>4881</text:p>
          </table:table-cell>
          <table:table-cell table:style-name="ce9" table:formula="of:=EXP(Mean+ stdDev * COM.MICROSOFT.NORM.INV(RAND();0;1))" office:value-type="percentage" office:value="0.104629193186491" calcext:value-type="percentage">
            <text:p>10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2" calcext:value-type="float">
            <text:p>4882</text:p>
          </table:table-cell>
          <table:table-cell table:style-name="ce9" table:formula="of:=EXP(Mean+ stdDev * COM.MICROSOFT.NORM.INV(RAND();0;1))" office:value-type="percentage" office:value="0.200290866380244" calcext:value-type="percentage">
            <text:p>20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3" calcext:value-type="float">
            <text:p>4883</text:p>
          </table:table-cell>
          <table:table-cell table:style-name="ce9" table:formula="of:=EXP(Mean+ stdDev * COM.MICROSOFT.NORM.INV(RAND();0;1))" office:value-type="percentage" office:value="0.182262987357661" calcext:value-type="percentage">
            <text:p>18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4" calcext:value-type="float">
            <text:p>4884</text:p>
          </table:table-cell>
          <table:table-cell table:style-name="ce9" table:formula="of:=EXP(Mean+ stdDev * COM.MICROSOFT.NORM.INV(RAND();0;1))" office:value-type="percentage" office:value="0.102243512865622" calcext:value-type="percentage">
            <text:p>1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table:style-name="ce9" table:formula="of:=EXP(Mean+ stdDev * COM.MICROSOFT.NORM.INV(RAND();0;1))" office:value-type="percentage" office:value="0.419896914170799" calcext:value-type="percentage">
            <text:p>41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6" calcext:value-type="float">
            <text:p>4886</text:p>
          </table:table-cell>
          <table:table-cell table:style-name="ce9" table:formula="of:=EXP(Mean+ stdDev * COM.MICROSOFT.NORM.INV(RAND();0;1))" office:value-type="percentage" office:value="0.104978933275342" calcext:value-type="percentage">
            <text:p>10.5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7" calcext:value-type="float">
            <text:p>4887</text:p>
          </table:table-cell>
          <table:table-cell table:style-name="ce9" table:formula="of:=EXP(Mean+ stdDev * COM.MICROSOFT.NORM.INV(RAND();0;1))" office:value-type="percentage" office:value="0.262275081395909" calcext:value-type="percentage">
            <text:p>26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8" calcext:value-type="float">
            <text:p>4888</text:p>
          </table:table-cell>
          <table:table-cell table:style-name="ce9" table:formula="of:=EXP(Mean+ stdDev * COM.MICROSOFT.NORM.INV(RAND();0;1))" office:value-type="percentage" office:value="0.295408695049783" calcext:value-type="percentage">
            <text:p>29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table:style-name="ce9" table:formula="of:=EXP(Mean+ stdDev * COM.MICROSOFT.NORM.INV(RAND();0;1))" office:value-type="percentage" office:value="0.163970331628587" calcext:value-type="percentage">
            <text:p>16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0" calcext:value-type="float">
            <text:p>4890</text:p>
          </table:table-cell>
          <table:table-cell table:style-name="ce9" table:formula="of:=EXP(Mean+ stdDev * COM.MICROSOFT.NORM.INV(RAND();0;1))" office:value-type="percentage" office:value="0.0783082694776593" calcext:value-type="percentage">
            <text:p>7.8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table:style-name="ce9" table:formula="of:=EXP(Mean+ stdDev * COM.MICROSOFT.NORM.INV(RAND();0;1))" office:value-type="percentage" office:value="0.156432817018582" calcext:value-type="percentage">
            <text:p>15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2" calcext:value-type="float">
            <text:p>4892</text:p>
          </table:table-cell>
          <table:table-cell table:style-name="ce9" table:formula="of:=EXP(Mean+ stdDev * COM.MICROSOFT.NORM.INV(RAND();0;1))" office:value-type="percentage" office:value="0.0855569856543406" calcext:value-type="percentage">
            <text:p>8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3" calcext:value-type="float">
            <text:p>4893</text:p>
          </table:table-cell>
          <table:table-cell table:style-name="ce9" table:formula="of:=EXP(Mean+ stdDev * COM.MICROSOFT.NORM.INV(RAND();0;1))" office:value-type="percentage" office:value="0.223967618882195" calcext:value-type="percentage">
            <text:p>22.4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4" calcext:value-type="float">
            <text:p>4894</text:p>
          </table:table-cell>
          <table:table-cell table:style-name="ce9" table:formula="of:=EXP(Mean+ stdDev * COM.MICROSOFT.NORM.INV(RAND();0;1))" office:value-type="percentage" office:value="0.108617486134854" calcext:value-type="percentage">
            <text:p>10.8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5" calcext:value-type="float">
            <text:p>4895</text:p>
          </table:table-cell>
          <table:table-cell table:style-name="ce9" table:formula="of:=EXP(Mean+ stdDev * COM.MICROSOFT.NORM.INV(RAND();0;1))" office:value-type="percentage" office:value="0.205363172044253" calcext:value-type="percentage">
            <text:p>20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6" calcext:value-type="float">
            <text:p>4896</text:p>
          </table:table-cell>
          <table:table-cell table:style-name="ce9" table:formula="of:=EXP(Mean+ stdDev * COM.MICROSOFT.NORM.INV(RAND();0;1))" office:value-type="percentage" office:value="0.081334466910359" calcext:value-type="percentage">
            <text:p>8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7" calcext:value-type="float">
            <text:p>4897</text:p>
          </table:table-cell>
          <table:table-cell table:style-name="ce9" table:formula="of:=EXP(Mean+ stdDev * COM.MICROSOFT.NORM.INV(RAND();0;1))" office:value-type="percentage" office:value="0.0647910425430045" calcext:value-type="percentage">
            <text:p>6.4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8" calcext:value-type="float">
            <text:p>4898</text:p>
          </table:table-cell>
          <table:table-cell table:style-name="ce9" table:formula="of:=EXP(Mean+ stdDev * COM.MICROSOFT.NORM.INV(RAND();0;1))" office:value-type="percentage" office:value="0.0646260304110365" calcext:value-type="percentage">
            <text:p>6.4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table:style-name="ce9" table:formula="of:=EXP(Mean+ stdDev * COM.MICROSOFT.NORM.INV(RAND();0;1))" office:value-type="percentage" office:value="0.0732348624371661" calcext:value-type="percentage">
            <text:p>7.3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table:style-name="ce9" table:formula="of:=EXP(Mean+ stdDev * COM.MICROSOFT.NORM.INV(RAND();0;1))" office:value-type="percentage" office:value="0.115960157303375" calcext:value-type="percentage">
            <text:p>11.6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1" calcext:value-type="float">
            <text:p>4901</text:p>
          </table:table-cell>
          <table:table-cell table:style-name="ce9" table:formula="of:=EXP(Mean+ stdDev * COM.MICROSOFT.NORM.INV(RAND();0;1))" office:value-type="percentage" office:value="0.0871925096983073" calcext:value-type="percentage">
            <text:p>8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2" calcext:value-type="float">
            <text:p>4902</text:p>
          </table:table-cell>
          <table:table-cell table:style-name="ce9" table:formula="of:=EXP(Mean+ stdDev * COM.MICROSOFT.NORM.INV(RAND();0;1))" office:value-type="percentage" office:value="0.0878932060329062" calcext:value-type="percentage">
            <text:p>8.7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3" calcext:value-type="float">
            <text:p>4903</text:p>
          </table:table-cell>
          <table:table-cell table:style-name="ce9" table:formula="of:=EXP(Mean+ stdDev * COM.MICROSOFT.NORM.INV(RAND();0;1))" office:value-type="percentage" office:value="0.0446888868343232" calcext:value-type="percentage">
            <text:p>4.4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4" calcext:value-type="float">
            <text:p>4904</text:p>
          </table:table-cell>
          <table:table-cell table:style-name="ce9" table:formula="of:=EXP(Mean+ stdDev * COM.MICROSOFT.NORM.INV(RAND();0;1))" office:value-type="percentage" office:value="0.0571900181152067" calcext:value-type="percentage">
            <text:p>5.7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5" calcext:value-type="float">
            <text:p>4905</text:p>
          </table:table-cell>
          <table:table-cell table:style-name="ce9" table:formula="of:=EXP(Mean+ stdDev * COM.MICROSOFT.NORM.INV(RAND();0;1))" office:value-type="percentage" office:value="0.12906465487465" calcext:value-type="percentage">
            <text:p>12.9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6" calcext:value-type="float">
            <text:p>4906</text:p>
          </table:table-cell>
          <table:table-cell table:style-name="ce9" table:formula="of:=EXP(Mean+ stdDev * COM.MICROSOFT.NORM.INV(RAND();0;1))" office:value-type="percentage" office:value="0.0899221076513435" calcext:value-type="percentage">
            <text:p>8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7" calcext:value-type="float">
            <text:p>4907</text:p>
          </table:table-cell>
          <table:table-cell table:style-name="ce9" table:formula="of:=EXP(Mean+ stdDev * COM.MICROSOFT.NORM.INV(RAND();0;1))" office:value-type="percentage" office:value="0.18574930189176" calcext:value-type="percentage">
            <text:p>18.5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8" calcext:value-type="float">
            <text:p>4908</text:p>
          </table:table-cell>
          <table:table-cell table:style-name="ce9" table:formula="of:=EXP(Mean+ stdDev * COM.MICROSOFT.NORM.INV(RAND();0;1))" office:value-type="percentage" office:value="0.0568643715894486" calcext:value-type="percentage">
            <text:p>5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9" calcext:value-type="float">
            <text:p>4909</text:p>
          </table:table-cell>
          <table:table-cell table:style-name="ce9" table:formula="of:=EXP(Mean+ stdDev * COM.MICROSOFT.NORM.INV(RAND();0;1))" office:value-type="percentage" office:value="0.171372680784352" calcext:value-type="percentage">
            <text:p>17.1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0" calcext:value-type="float">
            <text:p>4910</text:p>
          </table:table-cell>
          <table:table-cell table:style-name="ce9" table:formula="of:=EXP(Mean+ stdDev * COM.MICROSOFT.NORM.INV(RAND();0;1))" office:value-type="percentage" office:value="0.269594242387341" calcext:value-type="percentage">
            <text:p>26.9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1" calcext:value-type="float">
            <text:p>4911</text:p>
          </table:table-cell>
          <table:table-cell table:style-name="ce9" table:formula="of:=EXP(Mean+ stdDev * COM.MICROSOFT.NORM.INV(RAND();0;1))" office:value-type="percentage" office:value="0.210134755266338" calcext:value-type="percentage">
            <text:p>21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2" calcext:value-type="float">
            <text:p>4912</text:p>
          </table:table-cell>
          <table:table-cell table:style-name="ce9" table:formula="of:=EXP(Mean+ stdDev * COM.MICROSOFT.NORM.INV(RAND();0;1))" office:value-type="percentage" office:value="0.191291486696035" calcext:value-type="percentage">
            <text:p>19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3" calcext:value-type="float">
            <text:p>4913</text:p>
          </table:table-cell>
          <table:table-cell table:style-name="ce9" table:formula="of:=EXP(Mean+ stdDev * COM.MICROSOFT.NORM.INV(RAND();0;1))" office:value-type="percentage" office:value="0.0835183142370431" calcext:value-type="percentage">
            <text:p>8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4" calcext:value-type="float">
            <text:p>4914</text:p>
          </table:table-cell>
          <table:table-cell table:style-name="ce9" table:formula="of:=EXP(Mean+ stdDev * COM.MICROSOFT.NORM.INV(RAND();0;1))" office:value-type="percentage" office:value="0.156560359505195" calcext:value-type="percentage">
            <text:p>15.6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5" calcext:value-type="float">
            <text:p>4915</text:p>
          </table:table-cell>
          <table:table-cell table:style-name="ce9" table:formula="of:=EXP(Mean+ stdDev * COM.MICROSOFT.NORM.INV(RAND();0;1))" office:value-type="percentage" office:value="0.180105220944823" calcext:value-type="percentage">
            <text:p>18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6" calcext:value-type="float">
            <text:p>4916</text:p>
          </table:table-cell>
          <table:table-cell table:style-name="ce9" table:formula="of:=EXP(Mean+ stdDev * COM.MICROSOFT.NORM.INV(RAND();0;1))" office:value-type="percentage" office:value="0.0522141166545764" calcext:value-type="percentage">
            <text:p>5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7" calcext:value-type="float">
            <text:p>4917</text:p>
          </table:table-cell>
          <table:table-cell table:style-name="ce9" table:formula="of:=EXP(Mean+ stdDev * COM.MICROSOFT.NORM.INV(RAND();0;1))" office:value-type="percentage" office:value="0.176387747658943" calcext:value-type="percentage">
            <text:p>17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8" calcext:value-type="float">
            <text:p>4918</text:p>
          </table:table-cell>
          <table:table-cell table:style-name="ce9" table:formula="of:=EXP(Mean+ stdDev * COM.MICROSOFT.NORM.INV(RAND();0;1))" office:value-type="percentage" office:value="0.143631381136837" calcext:value-type="percentage">
            <text:p>14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table:style-name="ce9" table:formula="of:=EXP(Mean+ stdDev * COM.MICROSOFT.NORM.INV(RAND();0;1))" office:value-type="percentage" office:value="0.21671025044228" calcext:value-type="percentage">
            <text:p>21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0" calcext:value-type="float">
            <text:p>4920</text:p>
          </table:table-cell>
          <table:table-cell table:style-name="ce9" table:formula="of:=EXP(Mean+ stdDev * COM.MICROSOFT.NORM.INV(RAND();0;1))" office:value-type="percentage" office:value="0.0780621954008534" calcext:value-type="percentage">
            <text:p>7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1" calcext:value-type="float">
            <text:p>4921</text:p>
          </table:table-cell>
          <table:table-cell table:style-name="ce9" table:formula="of:=EXP(Mean+ stdDev * COM.MICROSOFT.NORM.INV(RAND();0;1))" office:value-type="percentage" office:value="0.252565906225927" calcext:value-type="percentage">
            <text:p>25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2" calcext:value-type="float">
            <text:p>4922</text:p>
          </table:table-cell>
          <table:table-cell table:style-name="ce9" table:formula="of:=EXP(Mean+ stdDev * COM.MICROSOFT.NORM.INV(RAND();0;1))" office:value-type="percentage" office:value="0.0756358515048616" calcext:value-type="percentage">
            <text:p>7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3" calcext:value-type="float">
            <text:p>4923</text:p>
          </table:table-cell>
          <table:table-cell table:style-name="ce9" table:formula="of:=EXP(Mean+ stdDev * COM.MICROSOFT.NORM.INV(RAND();0;1))" office:value-type="percentage" office:value="0.336061729083367" calcext:value-type="percentage">
            <text:p>33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4" calcext:value-type="float">
            <text:p>4924</text:p>
          </table:table-cell>
          <table:table-cell table:style-name="ce9" table:formula="of:=EXP(Mean+ stdDev * COM.MICROSOFT.NORM.INV(RAND();0;1))" office:value-type="percentage" office:value="0.233521056836372" calcext:value-type="percentage">
            <text:p>23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5" calcext:value-type="float">
            <text:p>4925</text:p>
          </table:table-cell>
          <table:table-cell table:style-name="ce9" table:formula="of:=EXP(Mean+ stdDev * COM.MICROSOFT.NORM.INV(RAND();0;1))" office:value-type="percentage" office:value="0.214146292859204" calcext:value-type="percentage">
            <text:p>21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6" calcext:value-type="float">
            <text:p>4926</text:p>
          </table:table-cell>
          <table:table-cell table:style-name="ce9" table:formula="of:=EXP(Mean+ stdDev * COM.MICROSOFT.NORM.INV(RAND();0;1))" office:value-type="percentage" office:value="0.275796568389811" calcext:value-type="percentage">
            <text:p>27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7" calcext:value-type="float">
            <text:p>4927</text:p>
          </table:table-cell>
          <table:table-cell table:style-name="ce9" table:formula="of:=EXP(Mean+ stdDev * COM.MICROSOFT.NORM.INV(RAND();0;1))" office:value-type="percentage" office:value="0.0728559776972429" calcext:value-type="percentage">
            <text:p>7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8" calcext:value-type="float">
            <text:p>4928</text:p>
          </table:table-cell>
          <table:table-cell table:style-name="ce9" table:formula="of:=EXP(Mean+ stdDev * COM.MICROSOFT.NORM.INV(RAND();0;1))" office:value-type="percentage" office:value="0.0482214552556852" calcext:value-type="percentage">
            <text:p>4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9" calcext:value-type="float">
            <text:p>4929</text:p>
          </table:table-cell>
          <table:table-cell table:style-name="ce9" table:formula="of:=EXP(Mean+ stdDev * COM.MICROSOFT.NORM.INV(RAND();0;1))" office:value-type="percentage" office:value="0.165551697728971" calcext:value-type="percentage">
            <text:p>16.5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0" calcext:value-type="float">
            <text:p>4930</text:p>
          </table:table-cell>
          <table:table-cell table:style-name="ce9" table:formula="of:=EXP(Mean+ stdDev * COM.MICROSOFT.NORM.INV(RAND();0;1))" office:value-type="percentage" office:value="0.282510846978242" calcext:value-type="percentage">
            <text:p>28.2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table:style-name="ce9" table:formula="of:=EXP(Mean+ stdDev * COM.MICROSOFT.NORM.INV(RAND();0;1))" office:value-type="percentage" office:value="0.100002205786723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2" calcext:value-type="float">
            <text:p>4932</text:p>
          </table:table-cell>
          <table:table-cell table:style-name="ce9" table:formula="of:=EXP(Mean+ stdDev * COM.MICROSOFT.NORM.INV(RAND();0;1))" office:value-type="percentage" office:value="0.061085215205214" calcext:value-type="percentage">
            <text:p>6.1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3" calcext:value-type="float">
            <text:p>4933</text:p>
          </table:table-cell>
          <table:table-cell table:style-name="ce9" table:formula="of:=EXP(Mean+ stdDev * COM.MICROSOFT.NORM.INV(RAND();0;1))" office:value-type="percentage" office:value="0.183700711404094" calcext:value-type="percentage">
            <text:p>18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4" calcext:value-type="float">
            <text:p>4934</text:p>
          </table:table-cell>
          <table:table-cell table:style-name="ce9" table:formula="of:=EXP(Mean+ stdDev * COM.MICROSOFT.NORM.INV(RAND();0;1))" office:value-type="percentage" office:value="0.143134064093734" calcext:value-type="percentage">
            <text:p>14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5" calcext:value-type="float">
            <text:p>4935</text:p>
          </table:table-cell>
          <table:table-cell table:style-name="ce9" table:formula="of:=EXP(Mean+ stdDev * COM.MICROSOFT.NORM.INV(RAND();0;1))" office:value-type="percentage" office:value="0.121312162433327" calcext:value-type="percentage">
            <text:p>12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table:style-name="ce9" table:formula="of:=EXP(Mean+ stdDev * COM.MICROSOFT.NORM.INV(RAND();0;1))" office:value-type="percentage" office:value="0.186104912363066" calcext:value-type="percentage">
            <text:p>1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7" calcext:value-type="float">
            <text:p>4937</text:p>
          </table:table-cell>
          <table:table-cell table:style-name="ce9" table:formula="of:=EXP(Mean+ stdDev * COM.MICROSOFT.NORM.INV(RAND();0;1))" office:value-type="percentage" office:value="0.162659737933948" calcext:value-type="percentage">
            <text:p>16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8" calcext:value-type="float">
            <text:p>4938</text:p>
          </table:table-cell>
          <table:table-cell table:style-name="ce9" table:formula="of:=EXP(Mean+ stdDev * COM.MICROSOFT.NORM.INV(RAND();0;1))" office:value-type="percentage" office:value="0.0818667442381691" calcext:value-type="percentage">
            <text:p>8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9" calcext:value-type="float">
            <text:p>4939</text:p>
          </table:table-cell>
          <table:table-cell table:style-name="ce9" table:formula="of:=EXP(Mean+ stdDev * COM.MICROSOFT.NORM.INV(RAND();0;1))" office:value-type="percentage" office:value="0.18607645276357" calcext:value-type="percentage">
            <text:p>18.6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0" calcext:value-type="float">
            <text:p>4940</text:p>
          </table:table-cell>
          <table:table-cell table:style-name="ce9" table:formula="of:=EXP(Mean+ stdDev * COM.MICROSOFT.NORM.INV(RAND();0;1))" office:value-type="percentage" office:value="0.0684402267693523" calcext:value-type="percentage">
            <text:p>6.8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1" calcext:value-type="float">
            <text:p>4941</text:p>
          </table:table-cell>
          <table:table-cell table:style-name="ce9" table:formula="of:=EXP(Mean+ stdDev * COM.MICROSOFT.NORM.INV(RAND();0;1))" office:value-type="percentage" office:value="0.149429770627907" calcext:value-type="percentage">
            <text:p>14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table:style-name="ce9" table:formula="of:=EXP(Mean+ stdDev * COM.MICROSOFT.NORM.INV(RAND();0;1))" office:value-type="percentage" office:value="0.153119665080785" calcext:value-type="percentage">
            <text:p>15.3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3" calcext:value-type="float">
            <text:p>4943</text:p>
          </table:table-cell>
          <table:table-cell table:style-name="ce9" table:formula="of:=EXP(Mean+ stdDev * COM.MICROSOFT.NORM.INV(RAND();0;1))" office:value-type="percentage" office:value="0.186386317433986" calcext:value-type="percentage">
            <text:p>18.6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4" calcext:value-type="float">
            <text:p>4944</text:p>
          </table:table-cell>
          <table:table-cell table:style-name="ce9" table:formula="of:=EXP(Mean+ stdDev * COM.MICROSOFT.NORM.INV(RAND();0;1))" office:value-type="percentage" office:value="0.216860277293182" calcext:value-type="percentage">
            <text:p>21.6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5" calcext:value-type="float">
            <text:p>4945</text:p>
          </table:table-cell>
          <table:table-cell table:style-name="ce9" table:formula="of:=EXP(Mean+ stdDev * COM.MICROSOFT.NORM.INV(RAND();0;1))" office:value-type="percentage" office:value="0.11255322620735" calcext:value-type="percentage">
            <text:p>11.2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6" calcext:value-type="float">
            <text:p>4946</text:p>
          </table:table-cell>
          <table:table-cell table:style-name="ce9" table:formula="of:=EXP(Mean+ stdDev * COM.MICROSOFT.NORM.INV(RAND();0;1))" office:value-type="percentage" office:value="0.0845184936423177" calcext:value-type="percentage">
            <text:p>8.4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7" calcext:value-type="float">
            <text:p>4947</text:p>
          </table:table-cell>
          <table:table-cell table:style-name="ce9" table:formula="of:=EXP(Mean+ stdDev * COM.MICROSOFT.NORM.INV(RAND();0;1))" office:value-type="percentage" office:value="0.0440975354213701" calcext:value-type="percentage">
            <text:p>4.4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 table:style-name="ce9" table:formula="of:=EXP(Mean+ stdDev * COM.MICROSOFT.NORM.INV(RAND();0;1))" office:value-type="percentage" office:value="0.152239593831396" calcext:value-type="percentage">
            <text:p>15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9" calcext:value-type="float">
            <text:p>4949</text:p>
          </table:table-cell>
          <table:table-cell table:style-name="ce9" table:formula="of:=EXP(Mean+ stdDev * COM.MICROSOFT.NORM.INV(RAND();0;1))" office:value-type="percentage" office:value="0.163656605998677" calcext:value-type="percentage">
            <text:p>16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table:style-name="ce9" table:formula="of:=EXP(Mean+ stdDev * COM.MICROSOFT.NORM.INV(RAND();0;1))" office:value-type="percentage" office:value="0.170073818126983" calcext:value-type="percentage">
            <text:p>17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1" calcext:value-type="float">
            <text:p>4951</text:p>
          </table:table-cell>
          <table:table-cell table:style-name="ce9" table:formula="of:=EXP(Mean+ stdDev * COM.MICROSOFT.NORM.INV(RAND();0;1))" office:value-type="percentage" office:value="0.248159643756642" calcext:value-type="percentage">
            <text:p>24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2" calcext:value-type="float">
            <text:p>4952</text:p>
          </table:table-cell>
          <table:table-cell table:style-name="ce9" table:formula="of:=EXP(Mean+ stdDev * COM.MICROSOFT.NORM.INV(RAND();0;1))" office:value-type="percentage" office:value="0.937533196693964" calcext:value-type="percentage">
            <text:p>93.7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3" calcext:value-type="float">
            <text:p>4953</text:p>
          </table:table-cell>
          <table:table-cell table:style-name="ce9" table:formula="of:=EXP(Mean+ stdDev * COM.MICROSOFT.NORM.INV(RAND();0;1))" office:value-type="percentage" office:value="0.0712654243409782" calcext:value-type="percentage">
            <text:p>7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4" calcext:value-type="float">
            <text:p>4954</text:p>
          </table:table-cell>
          <table:table-cell table:style-name="ce9" table:formula="of:=EXP(Mean+ stdDev * COM.MICROSOFT.NORM.INV(RAND();0;1))" office:value-type="percentage" office:value="0.310312741277538" calcext:value-type="percentage">
            <text:p>31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5" calcext:value-type="float">
            <text:p>4955</text:p>
          </table:table-cell>
          <table:table-cell table:style-name="ce9" table:formula="of:=EXP(Mean+ stdDev * COM.MICROSOFT.NORM.INV(RAND();0;1))" office:value-type="percentage" office:value="0.101331730870604" calcext:value-type="percentage">
            <text:p>10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6" calcext:value-type="float">
            <text:p>4956</text:p>
          </table:table-cell>
          <table:table-cell table:style-name="ce9" table:formula="of:=EXP(Mean+ stdDev * COM.MICROSOFT.NORM.INV(RAND();0;1))" office:value-type="percentage" office:value="0.122282224787909" calcext:value-type="percentage">
            <text:p>12.2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7" calcext:value-type="float">
            <text:p>4957</text:p>
          </table:table-cell>
          <table:table-cell table:style-name="ce9" table:formula="of:=EXP(Mean+ stdDev * COM.MICROSOFT.NORM.INV(RAND();0;1))" office:value-type="percentage" office:value="0.100969155026277" calcext:value-type="percentage">
            <text:p>10.1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8" calcext:value-type="float">
            <text:p>4958</text:p>
          </table:table-cell>
          <table:table-cell table:style-name="ce9" table:formula="of:=EXP(Mean+ stdDev * COM.MICROSOFT.NORM.INV(RAND();0;1))" office:value-type="percentage" office:value="0.153683080141291" calcext:value-type="percentage">
            <text:p>15.3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9" calcext:value-type="float">
            <text:p>4959</text:p>
          </table:table-cell>
          <table:table-cell table:style-name="ce9" table:formula="of:=EXP(Mean+ stdDev * COM.MICROSOFT.NORM.INV(RAND();0;1))" office:value-type="percentage" office:value="0.206703188098522" calcext:value-type="percentage">
            <text:p>20.6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table:style-name="ce9" table:formula="of:=EXP(Mean+ stdDev * COM.MICROSOFT.NORM.INV(RAND();0;1))" office:value-type="percentage" office:value="0.161319854903031" calcext:value-type="percentage">
            <text:p>16.1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1" calcext:value-type="float">
            <text:p>4961</text:p>
          </table:table-cell>
          <table:table-cell table:style-name="ce9" table:formula="of:=EXP(Mean+ stdDev * COM.MICROSOFT.NORM.INV(RAND();0;1))" office:value-type="percentage" office:value="0.0981562827653572" calcext:value-type="percentage">
            <text:p>9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2" calcext:value-type="float">
            <text:p>4962</text:p>
          </table:table-cell>
          <table:table-cell table:style-name="ce9" table:formula="of:=EXP(Mean+ stdDev * COM.MICROSOFT.NORM.INV(RAND();0;1))" office:value-type="percentage" office:value="0.0477777715883035" calcext:value-type="percentage">
            <text:p>4.7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3" calcext:value-type="float">
            <text:p>4963</text:p>
          </table:table-cell>
          <table:table-cell table:style-name="ce9" table:formula="of:=EXP(Mean+ stdDev * COM.MICROSOFT.NORM.INV(RAND();0;1))" office:value-type="percentage" office:value="0.283260678968994" calcext:value-type="percentage">
            <text:p>28.3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4" calcext:value-type="float">
            <text:p>4964</text:p>
          </table:table-cell>
          <table:table-cell table:style-name="ce9" table:formula="of:=EXP(Mean+ stdDev * COM.MICROSOFT.NORM.INV(RAND();0;1))" office:value-type="percentage" office:value="0.232870688027517" calcext:value-type="percentage">
            <text:p>23.2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5" calcext:value-type="float">
            <text:p>4965</text:p>
          </table:table-cell>
          <table:table-cell table:style-name="ce9" table:formula="of:=EXP(Mean+ stdDev * COM.MICROSOFT.NORM.INV(RAND();0;1))" office:value-type="percentage" office:value="0.230038742701688" calcext:value-type="percentage">
            <text:p>23.00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6" calcext:value-type="float">
            <text:p>4966</text:p>
          </table:table-cell>
          <table:table-cell table:style-name="ce9" table:formula="of:=EXP(Mean+ stdDev * COM.MICROSOFT.NORM.INV(RAND();0;1))" office:value-type="percentage" office:value="0.371540259195004" calcext:value-type="percentage">
            <text:p>37.1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7" calcext:value-type="float">
            <text:p>4967</text:p>
          </table:table-cell>
          <table:table-cell table:style-name="ce9" table:formula="of:=EXP(Mean+ stdDev * COM.MICROSOFT.NORM.INV(RAND();0;1))" office:value-type="percentage" office:value="0.132667701116643" calcext:value-type="percentage">
            <text:p>13.2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8" calcext:value-type="float">
            <text:p>4968</text:p>
          </table:table-cell>
          <table:table-cell table:style-name="ce9" table:formula="of:=EXP(Mean+ stdDev * COM.MICROSOFT.NORM.INV(RAND();0;1))" office:value-type="percentage" office:value="0.114447703248324" calcext:value-type="percentage">
            <text:p>11.4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9" calcext:value-type="float">
            <text:p>4969</text:p>
          </table:table-cell>
          <table:table-cell table:style-name="ce9" table:formula="of:=EXP(Mean+ stdDev * COM.MICROSOFT.NORM.INV(RAND();0;1))" office:value-type="percentage" office:value="0.213457342367105" calcext:value-type="percentage">
            <text:p>21.35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table:style-name="ce9" table:formula="of:=EXP(Mean+ stdDev * COM.MICROSOFT.NORM.INV(RAND();0;1))" office:value-type="percentage" office:value="0.122391500316535" calcext:value-type="percentage">
            <text:p>12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1" calcext:value-type="float">
            <text:p>4971</text:p>
          </table:table-cell>
          <table:table-cell table:style-name="ce9" table:formula="of:=EXP(Mean+ stdDev * COM.MICROSOFT.NORM.INV(RAND();0;1))" office:value-type="percentage" office:value="0.0758566116898591" calcext:value-type="percentage">
            <text:p>7.5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2" calcext:value-type="float">
            <text:p>4972</text:p>
          </table:table-cell>
          <table:table-cell table:style-name="ce9" table:formula="of:=EXP(Mean+ stdDev * COM.MICROSOFT.NORM.INV(RAND();0;1))" office:value-type="percentage" office:value="0.102405940061288" calcext:value-type="percentage">
            <text:p>10.2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3" calcext:value-type="float">
            <text:p>4973</text:p>
          </table:table-cell>
          <table:table-cell table:style-name="ce9" table:formula="of:=EXP(Mean+ stdDev * COM.MICROSOFT.NORM.INV(RAND();0;1))" office:value-type="percentage" office:value="0.130252540727527" calcext:value-type="percentage">
            <text:p>13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4" calcext:value-type="float">
            <text:p>4974</text:p>
          </table:table-cell>
          <table:table-cell table:style-name="ce9" table:formula="of:=EXP(Mean+ stdDev * COM.MICROSOFT.NORM.INV(RAND();0;1))" office:value-type="percentage" office:value="0.22985523040003" calcext:value-type="percentage">
            <text:p>22.9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 table:style-name="ce9" table:formula="of:=EXP(Mean+ stdDev * COM.MICROSOFT.NORM.INV(RAND();0;1))" office:value-type="percentage" office:value="0.163567284119546" calcext:value-type="percentage">
            <text:p>16.3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6" calcext:value-type="float">
            <text:p>4976</text:p>
          </table:table-cell>
          <table:table-cell table:style-name="ce9" table:formula="of:=EXP(Mean+ stdDev * COM.MICROSOFT.NORM.INV(RAND();0;1))" office:value-type="percentage" office:value="0.0703386037077745" calcext:value-type="percentage">
            <text:p>7.0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7" calcext:value-type="float">
            <text:p>4977</text:p>
          </table:table-cell>
          <table:table-cell table:style-name="ce9" table:formula="of:=EXP(Mean+ stdDev * COM.MICROSOFT.NORM.INV(RAND();0;1))" office:value-type="percentage" office:value="0.10877877080329" calcext:value-type="percentage">
            <text:p>10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8" calcext:value-type="float">
            <text:p>4978</text:p>
          </table:table-cell>
          <table:table-cell table:style-name="ce9" table:formula="of:=EXP(Mean+ stdDev * COM.MICROSOFT.NORM.INV(RAND();0;1))" office:value-type="percentage" office:value="0.070580134276711" calcext:value-type="percentage">
            <text:p>7.0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9" calcext:value-type="float">
            <text:p>4979</text:p>
          </table:table-cell>
          <table:table-cell table:style-name="ce9" table:formula="of:=EXP(Mean+ stdDev * COM.MICROSOFT.NORM.INV(RAND();0;1))" office:value-type="percentage" office:value="0.0787022437652864" calcext:value-type="percentage">
            <text:p>7.8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table:style-name="ce9" table:formula="of:=EXP(Mean+ stdDev * COM.MICROSOFT.NORM.INV(RAND();0;1))" office:value-type="percentage" office:value="0.165434634752083" calcext:value-type="percentage">
            <text:p>16.5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table:style-name="ce9" table:formula="of:=EXP(Mean+ stdDev * COM.MICROSOFT.NORM.INV(RAND();0;1))" office:value-type="percentage" office:value="0.150145583924874" calcext:value-type="percentage">
            <text:p>15.0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2" calcext:value-type="float">
            <text:p>4982</text:p>
          </table:table-cell>
          <table:table-cell table:style-name="ce9" table:formula="of:=EXP(Mean+ stdDev * COM.MICROSOFT.NORM.INV(RAND();0;1))" office:value-type="percentage" office:value="0.102168956166958" calcext:value-type="percentage">
            <text:p>10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table:style-name="ce9" table:formula="of:=EXP(Mean+ stdDev * COM.MICROSOFT.NORM.INV(RAND();0;1))" office:value-type="percentage" office:value="0.121929133905491" calcext:value-type="percentage">
            <text:p>12.1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4" calcext:value-type="float">
            <text:p>4984</text:p>
          </table:table-cell>
          <table:table-cell table:style-name="ce9" table:formula="of:=EXP(Mean+ stdDev * COM.MICROSOFT.NORM.INV(RAND();0;1))" office:value-type="percentage" office:value="0.105193791929904" calcext:value-type="percentage">
            <text:p>10.5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table:style-name="ce9" table:formula="of:=EXP(Mean+ stdDev * COM.MICROSOFT.NORM.INV(RAND();0;1))" office:value-type="percentage" office:value="0.0680768115935494" calcext:value-type="percentage">
            <text:p>6.81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6" calcext:value-type="float">
            <text:p>4986</text:p>
          </table:table-cell>
          <table:table-cell table:style-name="ce9" table:formula="of:=EXP(Mean+ stdDev * COM.MICROSOFT.NORM.INV(RAND();0;1))" office:value-type="percentage" office:value="0.196194934275401" calcext:value-type="percentage">
            <text:p>19.6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7" calcext:value-type="float">
            <text:p>4987</text:p>
          </table:table-cell>
          <table:table-cell table:style-name="ce9" table:formula="of:=EXP(Mean+ stdDev * COM.MICROSOFT.NORM.INV(RAND();0;1))" office:value-type="percentage" office:value="0.209425496094812" calcext:value-type="percentage">
            <text:p>20.94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8" calcext:value-type="float">
            <text:p>4988</text:p>
          </table:table-cell>
          <table:table-cell table:style-name="ce9" table:formula="of:=EXP(Mean+ stdDev * COM.MICROSOFT.NORM.INV(RAND();0;1))" office:value-type="percentage" office:value="0.229682501219755" calcext:value-type="percentage">
            <text:p>22.9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9" calcext:value-type="float">
            <text:p>4989</text:p>
          </table:table-cell>
          <table:table-cell table:style-name="ce9" table:formula="of:=EXP(Mean+ stdDev * COM.MICROSOFT.NORM.INV(RAND();0;1))" office:value-type="percentage" office:value="0.0717153337259109" calcext:value-type="percentage">
            <text:p>7.17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0" calcext:value-type="float">
            <text:p>4990</text:p>
          </table:table-cell>
          <table:table-cell table:style-name="ce9" table:formula="of:=EXP(Mean+ stdDev * COM.MICROSOFT.NORM.INV(RAND();0;1))" office:value-type="percentage" office:value="0.225834963970707" calcext:value-type="percentage">
            <text:p>22.5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1" calcext:value-type="float">
            <text:p>4991</text:p>
          </table:table-cell>
          <table:table-cell table:style-name="ce9" table:formula="of:=EXP(Mean+ stdDev * COM.MICROSOFT.NORM.INV(RAND();0;1))" office:value-type="percentage" office:value="0.0588210965849946" calcext:value-type="percentage">
            <text:p>5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2" calcext:value-type="float">
            <text:p>4992</text:p>
          </table:table-cell>
          <table:table-cell table:style-name="ce9" table:formula="of:=EXP(Mean+ stdDev * COM.MICROSOFT.NORM.INV(RAND();0;1))" office:value-type="percentage" office:value="0.224850900262548" calcext:value-type="percentage">
            <text:p>22.49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3" calcext:value-type="float">
            <text:p>4993</text:p>
          </table:table-cell>
          <table:table-cell table:style-name="ce9" table:formula="of:=EXP(Mean+ stdDev * COM.MICROSOFT.NORM.INV(RAND();0;1))" office:value-type="percentage" office:value="0.178165494265447" calcext:value-type="percentage">
            <text:p>17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4" calcext:value-type="float">
            <text:p>4994</text:p>
          </table:table-cell>
          <table:table-cell table:style-name="ce9" table:formula="of:=EXP(Mean+ stdDev * COM.MICROSOFT.NORM.INV(RAND();0;1))" office:value-type="percentage" office:value="0.168826878309596" calcext:value-type="percentage">
            <text:p>16.88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5" calcext:value-type="float">
            <text:p>4995</text:p>
          </table:table-cell>
          <table:table-cell table:style-name="ce9" table:formula="of:=EXP(Mean+ stdDev * COM.MICROSOFT.NORM.INV(RAND();0;1))" office:value-type="percentage" office:value="0.347555724518786" calcext:value-type="percentage">
            <text:p>34.76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6" calcext:value-type="float">
            <text:p>4996</text:p>
          </table:table-cell>
          <table:table-cell table:style-name="ce9" table:formula="of:=EXP(Mean+ stdDev * COM.MICROSOFT.NORM.INV(RAND();0;1))" office:value-type="percentage" office:value="0.0591682840166291" calcext:value-type="percentage">
            <text:p>5.9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7" calcext:value-type="float">
            <text:p>4997</text:p>
          </table:table-cell>
          <table:table-cell table:style-name="ce9" table:formula="of:=EXP(Mean+ stdDev * COM.MICROSOFT.NORM.INV(RAND();0;1))" office:value-type="percentage" office:value="0.112189224299132" calcext:value-type="percentage">
            <text:p>11.2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8" calcext:value-type="float">
            <text:p>4998</text:p>
          </table:table-cell>
          <table:table-cell table:style-name="ce9" table:formula="of:=EXP(Mean+ stdDev * COM.MICROSOFT.NORM.INV(RAND();0;1))" office:value-type="percentage" office:value="0.125290772440908" calcext:value-type="percentage">
            <text:p>12.53%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9" calcext:value-type="float">
            <text:p>4999</text:p>
          </table:table-cell>
          <table:table-cell table:style-name="ce9" table:formula="of:=EXP(Mean+ stdDev * COM.MICROSOFT.NORM.INV(RAND();0;1))" office:value-type="percentage" office:value="0.108181428751851" calcext:value-type="percentage">
            <text:p>10.82%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9" table:formula="of:=EXP(Mean+ stdDev * COM.MICROSOFT.NORM.INV(RAND();0;1))" office:value-type="percentage" office:value="0.0790537045420261" calcext:value-type="percentage">
            <text:p>7.91%</text:p>
          </table:table-cell>
          <table:table-cell table:number-columns-repeated="4"/>
        </table:table-row>
        <table:table-row table:style-name="ro1" table:number-rows-repeated="1043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Mean" table:base-cell-address="$Sheet1.$B$1" table:cell-range-address="$Sheet1.$B$1"/>
        <table:named-range table:name="stdDev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21:20:33.689450886</meta:creation-date>
    <dc:date>2024-04-13T10:20:28.367968084</dc:date>
    <meta:editing-duration>PT47M58S</meta:editing-duration>
    <meta:editing-cycles>10</meta:editing-cycles>
    <meta:generator>LibreOffice/7.3.7.2$Linux_X86_64 LibreOffice_project/30$Build-2</meta:generator>
    <meta:document-statistic meta:table-count="1" meta:cell-count="10055" meta:object-count="0"/>
  </office:meta>
</office:document-meta>
</file>